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7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84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 style:data-style-name="N0"/>
    <style:style style:name="ce10" style:family="table-cell" style:parent-style-name="Default" style:data-style-name="N84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1-4a" table:style-name="ta1">
        <table:shapes>
          <draw:frame draw:z-index="0" draw:style-name="gr1" draw:text-style-name="P1" svg:width="16.002cm" svg:height="9.031cm" svg:x="53.969cm" svg:y="3.206cm">
            <draw:object draw:notify-on-update-of-ranges="'zad1-4a'.D1:'zad1-4a'.D1 'zad1-4a'.D2:'zad1-4a'.D32 'zad1-4a'.N1:'zad1-4a'.N1 'zad1-4a'.N2:'zad1-4a'.N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paliwo zbiornik (l)</text:p>
          </table:table-cell>
          <table:table-cell office:value-type="string" calcext:value-type="string">
            <text:p>LPG zbiornik (l)</text:p>
          </table:table-cell>
          <table:table-cell office:value-type="string" calcext:value-type="string">
            <text:p>km na LPG</text:p>
          </table:table-cell>
          <table:table-cell office:value-type="string" calcext:value-type="string">
            <text:p>km na benzynie</text:p>
          </table:table-cell>
          <table:table-cell office:value-type="string" calcext:value-type="string">
            <text:p>spalone LPG</text:p>
          </table:table-cell>
          <table:table-cell office:value-type="string" calcext:value-type="string">
            <text:p>spalona benzyna</text:p>
          </table:table-cell>
          <table:table-cell table:style-name="Default" office:value-type="string" calcext:value-type="string">
            <text:p>zatankowane LPG</text:p>
          </table:table-cell>
          <table:table-cell table:style-name="Default" office:value-type="string" calcext:value-type="string">
            <text:p>zatankowana benzyna</text:p>
          </table:table-cell>
          <table:table-cell office:value-type="string" calcext:value-type="string">
            <text:p>czy tankował benzynę</text:p>
          </table:table-cell>
          <table:table-cell office:value-type="string" calcext:value-type="string">
            <text:p>czy tankował LPG</text:p>
          </table:table-cell>
          <table:table-cell office:value-type="string" calcext:value-type="string">
            <text:p>Tylko na LPG</text:p>
          </table:table-cell>
          <table:table-cell office:value-type="string" calcext:value-type="string">
            <text:p>LPG w zbiorniku na koniec dnia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[.D2]&gt;15;[.B2];0.5*[.B2])" office:value-type="float" office:value="159" calcext:value-type="float">
            <text:p>159</text:p>
          </table:table-cell>
          <table:table-cell table:formula="of:=IF([.D2]&lt;=15;0.5*[.B2];0)" office:value-type="float" office:value="0" calcext:value-type="float">
            <text:p>0</text:p>
          </table:table-cell>
          <table:table-cell table:formula="of:=ROUND(([.E2]/100)*9;2)" office:value-type="float" office:value="14.31" calcext:value-type="float">
            <text:p>14,31</text:p>
          </table:table-cell>
          <table:table-cell table:formula="of:=ROUND(([.F2]/100)*6;2)" office:value-type="float" office:value="0" calcext:value-type="float">
            <text:p>0</text:p>
          </table:table-cell>
          <table:table-cell table:formula="of:=IF(([.D2]-[.G2])&lt;5; 30-([.D2]-[.G2]);0)" office:value-type="float" office:value="0" calcext:value-type="float">
            <text:p>0</text:p>
          </table:table-cell>
          <table:table-cell table:formula="of:=IF(AND(WEEKDAY([.A2])=5;([.C2]-[.H2])&lt;40);45-([.C2]-[.H2]);0)" office:value-type="float" office:value="0" calcext:value-type="float">
            <text:p>0</text:p>
          </table:table-cell>
          <table:table-cell table:formula="of:=IF(AND(WEEKDAY([.A2])=5;([.C2]-[.H2])&lt;40);1;0)" office:value-type="float" office:value="0" calcext:value-type="float">
            <text:p>0</text:p>
          </table:table-cell>
          <table:table-cell table:formula="of:=IF(([.D2]-[.G2])&lt;5; 1;0)" office:value-type="float" office:value="0" calcext:value-type="float">
            <text:p>0</text:p>
          </table:table-cell>
          <table:table-cell table:formula="of:=IF([.D2]&gt;15;1;0)" office:value-type="float" office:value="1" calcext:value-type="float">
            <text:p>1</text:p>
          </table:table-cell>
          <table:table-cell table:formula="of:=ROUND([.D2]-[.G2];2)" office:value-type="float" office:value="15.69" calcext:value-type="float">
            <text:p>15,69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float" office:value="82" calcext:value-type="float">
            <text:p>82</text:p>
          </table:table-cell>
          <table:table-cell table:formula="of:=[.C2]-[.H2]+[.J2]" office:value-type="float" office:value="45" calcext:value-type="float">
            <text:p>45</text:p>
          </table:table-cell>
          <table:table-cell table:formula="of:=[.D2]-[.G2]+[.I2]" office:value-type="float" office:value="15.69" calcext:value-type="float">
            <text:p>15,69</text:p>
          </table:table-cell>
          <table:table-cell table:formula="of:=IF([.D3]&gt;15;[.B3];0.5*[.B3])" office:value-type="float" office:value="82" calcext:value-type="float">
            <text:p>82</text:p>
          </table:table-cell>
          <table:table-cell table:formula="of:=IF([.D3]&lt;=15;0.5*[.B3];0)" office:value-type="float" office:value="0" calcext:value-type="float">
            <text:p>0</text:p>
          </table:table-cell>
          <table:table-cell table:formula="of:=ROUND(([.E3]/100)*9;2)" office:value-type="float" office:value="7.38" calcext:value-type="float">
            <text:p>7,38</text:p>
          </table:table-cell>
          <table:table-cell table:formula="of:=ROUND(([.F3]/100)*6;2)" office:value-type="float" office:value="0" calcext:value-type="float">
            <text:p>0</text:p>
          </table:table-cell>
          <table:table-cell table:formula="of:=IF(([.D3]-[.G3])&lt;5; 30-([.D3]-[.G3]);0)" office:value-type="float" office:value="0" calcext:value-type="float">
            <text:p>0</text:p>
          </table:table-cell>
          <table:table-cell table:formula="of:=IF(AND(WEEKDAY([.A3])=5;([.C3]-[.H3])&lt;40);45-([.C3]-[.H3]);0)" office:value-type="float" office:value="0" calcext:value-type="float">
            <text:p>0</text:p>
          </table:table-cell>
          <table:table-cell table:formula="of:=IF(AND(WEEKDAY([.A3])=5;([.C3]-[.H3])&lt;40);1;0)" office:value-type="float" office:value="0" calcext:value-type="float">
            <text:p>0</text:p>
          </table:table-cell>
          <table:table-cell table:formula="of:=IF(([.D3]-[.G3])&lt;5; 1;0)" office:value-type="float" office:value="0" calcext:value-type="float">
            <text:p>0</text:p>
          </table:table-cell>
          <table:table-cell table:formula="of:=IF([.D3]&gt;15;1;0)" office:value-type="float" office:value="1" calcext:value-type="float">
            <text:p>1</text:p>
          </table:table-cell>
          <table:table-cell table:formula="of:=ROUND([.D3]-[.G3];2)" office:value-type="float" office:value="8.31" calcext:value-type="float">
            <text:p>8,31</text:p>
          </table:table-cell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float" office:value="108" calcext:value-type="float">
            <text:p>108</text:p>
          </table:table-cell>
          <table:table-cell table:formula="of:=[.C3]-[.H3]+[.J3]" office:value-type="float" office:value="45" calcext:value-type="float">
            <text:p>45</text:p>
          </table:table-cell>
          <table:table-cell table:formula="of:=[.D3]-[.G3]+[.I3]" office:value-type="float" office:value="8.31" calcext:value-type="float">
            <text:p>8,31</text:p>
          </table:table-cell>
          <table:table-cell table:formula="of:=IF([.D4]&gt;15;[.B4];0.5*[.B4])" office:value-type="float" office:value="54" calcext:value-type="float">
            <text:p>54</text:p>
          </table:table-cell>
          <table:table-cell table:formula="of:=IF([.D4]&lt;=15;0.5*[.B4];0)" office:value-type="float" office:value="54" calcext:value-type="float">
            <text:p>54</text:p>
          </table:table-cell>
          <table:table-cell table:formula="of:=ROUND(([.E4]/100)*9;2)" office:value-type="float" office:value="4.86" calcext:value-type="float">
            <text:p>4,86</text:p>
          </table:table-cell>
          <table:table-cell table:formula="of:=ROUND(([.F4]/100)*6;2)" office:value-type="float" office:value="3.24" calcext:value-type="float">
            <text:p>3,24</text:p>
          </table:table-cell>
          <table:table-cell table:formula="of:=IF(([.D4]-[.G4])&lt;5; 30-([.D4]-[.G4]);0)" office:value-type="float" office:value="26.55" calcext:value-type="float">
            <text:p>26,55</text:p>
          </table:table-cell>
          <table:table-cell table:formula="of:=IF(AND(WEEKDAY([.A4])=5;([.C4]-[.H4])&lt;40);45-([.C4]-[.H4]);0)" office:value-type="float" office:value="0" calcext:value-type="float">
            <text:p>0</text:p>
          </table:table-cell>
          <table:table-cell table:formula="of:=IF(AND(WEEKDAY([.A4])=5;([.C4]-[.H4])&lt;40);1;0)" office:value-type="float" office:value="0" calcext:value-type="float">
            <text:p>0</text:p>
          </table:table-cell>
          <table:table-cell table:formula="of:=IF(([.D4]-[.G4])&lt;5; 1;0)" office:value-type="float" office:value="1" calcext:value-type="float">
            <text:p>1</text:p>
          </table:table-cell>
          <table:table-cell table:formula="of:=IF([.D4]&gt;15;1;0)" office:value-type="float" office:value="0" calcext:value-type="float">
            <text:p>0</text:p>
          </table:table-cell>
          <table:table-cell table:formula="of:=ROUND([.D4]-[.G4];2)" office:value-type="float" office:value="3.45" calcext:value-type="float">
            <text:p>3,45</text:p>
          </table:table-cell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float" office:value="149" calcext:value-type="float">
            <text:p>149</text:p>
          </table:table-cell>
          <table:table-cell table:formula="of:=[.C4]-[.H4]+[.J4]" office:value-type="float" office:value="41.76" calcext:value-type="float">
            <text:p>41,76</text:p>
          </table:table-cell>
          <table:table-cell table:formula="of:=[.D4]-[.G4]+[.I4]" office:value-type="float" office:value="30" calcext:value-type="float">
            <text:p>30</text:p>
          </table:table-cell>
          <table:table-cell table:formula="of:=IF([.D5]&gt;15;[.B5];0.5*[.B5])" office:value-type="float" office:value="149" calcext:value-type="float">
            <text:p>149</text:p>
          </table:table-cell>
          <table:table-cell table:formula="of:=IF([.D5]&lt;=15;0.5*[.B5];0)" office:value-type="float" office:value="0" calcext:value-type="float">
            <text:p>0</text:p>
          </table:table-cell>
          <table:table-cell table:formula="of:=ROUND(([.E5]/100)*9;2)" office:value-type="float" office:value="13.41" calcext:value-type="float">
            <text:p>13,41</text:p>
          </table:table-cell>
          <table:table-cell table:formula="of:=ROUND(([.F5]/100)*6;2)" office:value-type="float" office:value="0" calcext:value-type="float">
            <text:p>0</text:p>
          </table:table-cell>
          <table:table-cell table:formula="of:=IF(([.D5]-[.G5])&lt;5; 30-([.D5]-[.G5]);0)" office:value-type="float" office:value="0" calcext:value-type="float">
            <text:p>0</text:p>
          </table:table-cell>
          <table:table-cell table:formula="of:=IF(AND(WEEKDAY([.A5])=5;([.C5]-[.H5])&lt;40);45-([.C5]-[.H5]);0)" office:value-type="float" office:value="0" calcext:value-type="float">
            <text:p>0</text:p>
          </table:table-cell>
          <table:table-cell table:formula="of:=IF(AND(WEEKDAY([.A5])=5;([.C5]-[.H5])&lt;40);1;0)" office:value-type="float" office:value="0" calcext:value-type="float">
            <text:p>0</text:p>
          </table:table-cell>
          <table:table-cell table:formula="of:=IF(([.D5]-[.G5])&lt;5; 1;0)" office:value-type="float" office:value="0" calcext:value-type="float">
            <text:p>0</text:p>
          </table:table-cell>
          <table:table-cell table:formula="of:=IF([.D5]&gt;15;1;0)" office:value-type="float" office:value="1" calcext:value-type="float">
            <text:p>1</text:p>
          </table:table-cell>
          <table:table-cell table:formula="of:=ROUND([.D5]-[.G5];2)" office:value-type="float" office:value="16.59" calcext:value-type="float">
            <text:p>16,59</text:p>
          </table:table-cell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float" office:value="118" calcext:value-type="float">
            <text:p>118</text:p>
          </table:table-cell>
          <table:table-cell table:formula="of:=[.C5]-[.H5]+[.J5]" office:value-type="float" office:value="41.76" calcext:value-type="float">
            <text:p>41,76</text:p>
          </table:table-cell>
          <table:table-cell table:formula="of:=[.D5]-[.G5]+[.I5]" office:value-type="float" office:value="16.59" calcext:value-type="float">
            <text:p>16,59</text:p>
          </table:table-cell>
          <table:table-cell table:formula="of:=IF([.D6]&gt;15;[.B6];0.5*[.B6])" office:value-type="float" office:value="118" calcext:value-type="float">
            <text:p>118</text:p>
          </table:table-cell>
          <table:table-cell table:formula="of:=IF([.D6]&lt;=15;0.5*[.B6];0)" office:value-type="float" office:value="0" calcext:value-type="float">
            <text:p>0</text:p>
          </table:table-cell>
          <table:table-cell table:formula="of:=ROUND(([.E6]/100)*9;2)" office:value-type="float" office:value="10.62" calcext:value-type="float">
            <text:p>10,62</text:p>
          </table:table-cell>
          <table:table-cell table:formula="of:=ROUND(([.F6]/100)*6;2)" office:value-type="float" office:value="0" calcext:value-type="float">
            <text:p>0</text:p>
          </table:table-cell>
          <table:table-cell table:formula="of:=IF(([.D6]-[.G6])&lt;5; 30-([.D6]-[.G6]);0)" office:value-type="float" office:value="0" calcext:value-type="float">
            <text:p>0</text:p>
          </table:table-cell>
          <table:table-cell table:formula="of:=IF(AND(WEEKDAY([.A6])=5;([.C6]-[.H6])&lt;40);45-([.C6]-[.H6]);0)" office:value-type="float" office:value="0" calcext:value-type="float">
            <text:p>0</text:p>
          </table:table-cell>
          <table:table-cell table:formula="of:=IF(AND(WEEKDAY([.A6])=5;([.C6]-[.H6])&lt;40);1;0)" office:value-type="float" office:value="0" calcext:value-type="float">
            <text:p>0</text:p>
          </table:table-cell>
          <table:table-cell table:formula="of:=IF(([.D6]-[.G6])&lt;5; 1;0)" office:value-type="float" office:value="0" calcext:value-type="float">
            <text:p>0</text:p>
          </table:table-cell>
          <table:table-cell table:formula="of:=IF([.D6]&gt;15;1;0)" office:value-type="float" office:value="1" calcext:value-type="float">
            <text:p>1</text:p>
          </table:table-cell>
          <table:table-cell table:formula="of:=ROUND([.D6]-[.G6];2)" office:value-type="float" office:value="5.97" calcext:value-type="float">
            <text:p>5,97</text:p>
          </table:table-cell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float" office:value="99" calcext:value-type="float">
            <text:p>99</text:p>
          </table:table-cell>
          <table:table-cell table:formula="of:=[.C6]-[.H6]+[.J6]" office:value-type="float" office:value="41.76" calcext:value-type="float">
            <text:p>41,76</text:p>
          </table:table-cell>
          <table:table-cell table:formula="of:=[.D6]-[.G6]+[.I6]" office:value-type="float" office:value="5.97" calcext:value-type="float">
            <text:p>5,97</text:p>
          </table:table-cell>
          <table:table-cell table:formula="of:=IF([.D7]&gt;15;[.B7];0.5*[.B7])" office:value-type="float" office:value="49.5" calcext:value-type="float">
            <text:p>49,5</text:p>
          </table:table-cell>
          <table:table-cell table:formula="of:=IF([.D7]&lt;=15;0.5*[.B7];0)" office:value-type="float" office:value="49.5" calcext:value-type="float">
            <text:p>49,5</text:p>
          </table:table-cell>
          <table:table-cell table:formula="of:=ROUND(([.E7]/100)*9;2)" office:value-type="float" office:value="4.46" calcext:value-type="float">
            <text:p>4,46</text:p>
          </table:table-cell>
          <table:table-cell table:formula="of:=ROUND(([.F7]/100)*6;2)" office:value-type="float" office:value="2.97" calcext:value-type="float">
            <text:p>2,97</text:p>
          </table:table-cell>
          <table:table-cell table:formula="of:=IF(([.D7]-[.G7])&lt;5; 30-([.D7]-[.G7]);0)" office:value-type="float" office:value="28.49" calcext:value-type="float">
            <text:p>28,49</text:p>
          </table:table-cell>
          <table:table-cell table:formula="of:=IF(AND(WEEKDAY([.A7])=5;([.C7]-[.H7])&lt;40);45-([.C7]-[.H7]);0)" office:value-type="float" office:value="0" calcext:value-type="float">
            <text:p>0</text:p>
          </table:table-cell>
          <table:table-cell table:formula="of:=IF(AND(WEEKDAY([.A7])=5;([.C7]-[.H7])&lt;40);1;0)" office:value-type="float" office:value="0" calcext:value-type="float">
            <text:p>0</text:p>
          </table:table-cell>
          <table:table-cell table:formula="of:=IF(([.D7]-[.G7])&lt;5; 1;0)" office:value-type="float" office:value="1" calcext:value-type="float">
            <text:p>1</text:p>
          </table:table-cell>
          <table:table-cell table:formula="of:=IF([.D7]&gt;15;1;0)" office:value-type="float" office:value="0" calcext:value-type="float">
            <text:p>0</text:p>
          </table:table-cell>
          <table:table-cell table:formula="of:=ROUND([.D7]-[.G7];2)" office:value-type="float" office:value="1.51" calcext:value-type="float">
            <text:p>1,51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float" office:value="67" calcext:value-type="float">
            <text:p>67</text:p>
          </table:table-cell>
          <table:table-cell table:formula="of:=[.C7]-[.H7]+[.J7]" office:value-type="float" office:value="38.79" calcext:value-type="float">
            <text:p>38,79</text:p>
          </table:table-cell>
          <table:table-cell table:formula="of:=[.D7]-[.G7]+[.I7]" office:value-type="float" office:value="30" calcext:value-type="float">
            <text:p>30</text:p>
          </table:table-cell>
          <table:table-cell table:formula="of:=IF([.D8]&gt;15;[.B8];0.5*[.B8])" office:value-type="float" office:value="67" calcext:value-type="float">
            <text:p>67</text:p>
          </table:table-cell>
          <table:table-cell table:formula="of:=IF([.D8]&lt;=15;0.5*[.B8];0)" office:value-type="float" office:value="0" calcext:value-type="float">
            <text:p>0</text:p>
          </table:table-cell>
          <table:table-cell table:formula="of:=ROUND(([.E8]/100)*9;2)" office:value-type="float" office:value="6.03" calcext:value-type="float">
            <text:p>6,03</text:p>
          </table:table-cell>
          <table:table-cell table:formula="of:=ROUND(([.F8]/100)*6;2)" office:value-type="float" office:value="0" calcext:value-type="float">
            <text:p>0</text:p>
          </table:table-cell>
          <table:table-cell table:formula="of:=IF(([.D8]-[.G8])&lt;5; 30-([.D8]-[.G8]);0)" office:value-type="float" office:value="0" calcext:value-type="float">
            <text:p>0</text:p>
          </table:table-cell>
          <table:table-cell table:formula="of:=IF(AND(WEEKDAY([.A8])=5;([.C8]-[.H8])&lt;40);45-([.C8]-[.H8]);0)" office:value-type="float" office:value="0" calcext:value-type="float">
            <text:p>0</text:p>
          </table:table-cell>
          <table:table-cell table:formula="of:=IF(AND(WEEKDAY([.A8])=5;([.C8]-[.H8])&lt;40);1;0)" office:value-type="float" office:value="0" calcext:value-type="float">
            <text:p>0</text:p>
          </table:table-cell>
          <table:table-cell table:formula="of:=IF(([.D8]-[.G8])&lt;5; 1;0)" office:value-type="float" office:value="0" calcext:value-type="float">
            <text:p>0</text:p>
          </table:table-cell>
          <table:table-cell table:formula="of:=IF([.D8]&gt;15;1;0)" office:value-type="float" office:value="1" calcext:value-type="float">
            <text:p>1</text:p>
          </table:table-cell>
          <table:table-cell table:formula="of:=ROUND([.D8]-[.G8];2)" office:value-type="float" office:value="23.97" calcext:value-type="float">
            <text:p>23,97</text:p>
          </table:table-cell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float" office:value="152" calcext:value-type="float">
            <text:p>152</text:p>
          </table:table-cell>
          <table:table-cell table:formula="of:=[.C8]-[.H8]+[.J8]" office:value-type="float" office:value="38.79" calcext:value-type="float">
            <text:p>38,79</text:p>
          </table:table-cell>
          <table:table-cell table:formula="of:=[.D8]-[.G8]+[.I8]" office:value-type="float" office:value="23.97" calcext:value-type="float">
            <text:p>23,97</text:p>
          </table:table-cell>
          <table:table-cell table:formula="of:=IF([.D9]&gt;15;[.B9];0.5*[.B9])" office:value-type="float" office:value="152" calcext:value-type="float">
            <text:p>152</text:p>
          </table:table-cell>
          <table:table-cell table:formula="of:=IF([.D9]&lt;=15;0.5*[.B9];0)" office:value-type="float" office:value="0" calcext:value-type="float">
            <text:p>0</text:p>
          </table:table-cell>
          <table:table-cell table:formula="of:=ROUND(([.E9]/100)*9;2)" office:value-type="float" office:value="13.68" calcext:value-type="float">
            <text:p>13,68</text:p>
          </table:table-cell>
          <table:table-cell table:formula="of:=ROUND(([.F9]/100)*6;2)" office:value-type="float" office:value="0" calcext:value-type="float">
            <text:p>0</text:p>
          </table:table-cell>
          <table:table-cell table:formula="of:=IF(([.D9]-[.G9])&lt;5; 30-([.D9]-[.G9]);0)" office:value-type="float" office:value="0" calcext:value-type="float">
            <text:p>0</text:p>
          </table:table-cell>
          <table:table-cell table:formula="of:=IF(AND(WEEKDAY([.A9])=5;([.C9]-[.H9])&lt;40);45-([.C9]-[.H9]);0)" office:value-type="float" office:value="0" calcext:value-type="float">
            <text:p>0</text:p>
          </table:table-cell>
          <table:table-cell table:formula="of:=IF(AND(WEEKDAY([.A9])=5;([.C9]-[.H9])&lt;40);1;0)" office:value-type="float" office:value="0" calcext:value-type="float">
            <text:p>0</text:p>
          </table:table-cell>
          <table:table-cell table:formula="of:=IF(([.D9]-[.G9])&lt;5; 1;0)" office:value-type="float" office:value="0" calcext:value-type="float">
            <text:p>0</text:p>
          </table:table-cell>
          <table:table-cell table:formula="of:=IF([.D9]&gt;15;1;0)" office:value-type="float" office:value="1" calcext:value-type="float">
            <text:p>1</text:p>
          </table:table-cell>
          <table:table-cell table:formula="of:=ROUND([.D9]-[.G9];2)" office:value-type="float" office:value="10.29" calcext:value-type="float">
            <text:p>10,29</text:p>
          </table:table-cell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float" office:value="84" calcext:value-type="float">
            <text:p>84</text:p>
          </table:table-cell>
          <table:table-cell table:formula="of:=[.C9]-[.H9]+[.J9]" office:value-type="float" office:value="38.79" calcext:value-type="float">
            <text:p>38,79</text:p>
          </table:table-cell>
          <table:table-cell table:formula="of:=[.D9]-[.G9]+[.I9]" office:value-type="float" office:value="10.29" calcext:value-type="float">
            <text:p>10,29</text:p>
          </table:table-cell>
          <table:table-cell table:formula="of:=IF([.D10]&gt;15;[.B10];0.5*[.B10])" office:value-type="float" office:value="42" calcext:value-type="float">
            <text:p>42</text:p>
          </table:table-cell>
          <table:table-cell table:formula="of:=IF([.D10]&lt;=15;0.5*[.B10];0)" office:value-type="float" office:value="42" calcext:value-type="float">
            <text:p>42</text:p>
          </table:table-cell>
          <table:table-cell table:formula="of:=ROUND(([.E10]/100)*9;2)" office:value-type="float" office:value="3.78" calcext:value-type="float">
            <text:p>3,78</text:p>
          </table:table-cell>
          <table:table-cell table:formula="of:=ROUND(([.F10]/100)*6;2)" office:value-type="float" office:value="2.52" calcext:value-type="float">
            <text:p>2,52</text:p>
          </table:table-cell>
          <table:table-cell table:formula="of:=IF(([.D10]-[.G10])&lt;5; 30-([.D10]-[.G10]);0)" office:value-type="float" office:value="0" calcext:value-type="float">
            <text:p>0</text:p>
          </table:table-cell>
          <table:table-cell table:formula="of:=IF(AND(WEEKDAY([.A10])=5;([.C10]-[.H10])&lt;40);45-([.C10]-[.H10]);0)" office:value-type="float" office:value="8.73" calcext:value-type="float">
            <text:p>8,73</text:p>
          </table:table-cell>
          <table:table-cell table:formula="of:=IF(AND(WEEKDAY([.A10])=5;([.C10]-[.H10])&lt;40);1;0)" office:value-type="float" office:value="1" calcext:value-type="float">
            <text:p>1</text:p>
          </table:table-cell>
          <table:table-cell table:formula="of:=IF(([.D10]-[.G10])&lt;5; 1;0)" office:value-type="float" office:value="0" calcext:value-type="float">
            <text:p>0</text:p>
          </table:table-cell>
          <table:table-cell table:formula="of:=IF([.D10]&gt;15;1;0)" office:value-type="float" office:value="0" calcext:value-type="float">
            <text:p>0</text:p>
          </table:table-cell>
          <table:table-cell table:formula="of:=ROUND([.D10]-[.G10];2)" office:value-type="float" office:value="6.51" calcext:value-type="float">
            <text:p>6,51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float" office:value="144" calcext:value-type="float">
            <text:p>144</text:p>
          </table:table-cell>
          <table:table-cell table:formula="of:=[.C10]-[.H10]+[.J10]" office:value-type="float" office:value="45" calcext:value-type="float">
            <text:p>45</text:p>
          </table:table-cell>
          <table:table-cell table:formula="of:=[.D10]-[.G10]+[.I10]" office:value-type="float" office:value="6.51" calcext:value-type="float">
            <text:p>6,51</text:p>
          </table:table-cell>
          <table:table-cell table:formula="of:=IF([.D11]&gt;15;[.B11];0.5*[.B11])" office:value-type="float" office:value="72" calcext:value-type="float">
            <text:p>72</text:p>
          </table:table-cell>
          <table:table-cell table:formula="of:=IF([.D11]&lt;=15;0.5*[.B11];0)" office:value-type="float" office:value="72" calcext:value-type="float">
            <text:p>72</text:p>
          </table:table-cell>
          <table:table-cell table:formula="of:=ROUND(([.E11]/100)*9;2)" office:value-type="float" office:value="6.48" calcext:value-type="float">
            <text:p>6,48</text:p>
          </table:table-cell>
          <table:table-cell table:formula="of:=ROUND(([.F11]/100)*6;2)" office:value-type="float" office:value="4.32" calcext:value-type="float">
            <text:p>4,32</text:p>
          </table:table-cell>
          <table:table-cell table:formula="of:=IF(([.D11]-[.G11])&lt;5; 30-([.D11]-[.G11]);0)" office:value-type="float" office:value="29.97" calcext:value-type="float">
            <text:p>29,97</text:p>
          </table:table-cell>
          <table:table-cell table:formula="of:=IF(AND(WEEKDAY([.A11])=5;([.C11]-[.H11])&lt;40);45-([.C11]-[.H11]);0)" office:value-type="float" office:value="0" calcext:value-type="float">
            <text:p>0</text:p>
          </table:table-cell>
          <table:table-cell table:formula="of:=IF(AND(WEEKDAY([.A11])=5;([.C11]-[.H11])&lt;40);1;0)" office:value-type="float" office:value="0" calcext:value-type="float">
            <text:p>0</text:p>
          </table:table-cell>
          <table:table-cell table:formula="of:=IF(([.D11]-[.G11])&lt;5; 1;0)" office:value-type="float" office:value="1" calcext:value-type="float">
            <text:p>1</text:p>
          </table:table-cell>
          <table:table-cell table:formula="of:=IF([.D11]&gt;15;1;0)" office:value-type="float" office:value="0" calcext:value-type="float">
            <text:p>0</text:p>
          </table:table-cell>
          <table:table-cell table:formula="of:=ROUND([.D11]-[.G11];2)" office:value-type="float" office:value="0.03" calcext:value-type="float">
            <text:p>0,03</text:p>
          </table:table-cell>
        </table:table-row>
        <table:table-row table:style-name="ro1">
          <table:table-cell office:value-type="date" office:date-value="2014-01-11" calcext:value-type="date">
            <text:p>2014-01-11</text:p>
          </table:table-cell>
          <table:table-cell office:value-type="float" office:value="16" calcext:value-type="float">
            <text:p>16</text:p>
          </table:table-cell>
          <table:table-cell table:formula="of:=[.C11]-[.H11]+[.J11]" office:value-type="float" office:value="40.68" calcext:value-type="float">
            <text:p>40,68</text:p>
          </table:table-cell>
          <table:table-cell table:formula="of:=[.D11]-[.G11]+[.I11]" office:value-type="float" office:value="30" calcext:value-type="float">
            <text:p>30</text:p>
          </table:table-cell>
          <table:table-cell table:formula="of:=IF([.D12]&gt;15;[.B12];0.5*[.B12])" office:value-type="float" office:value="16" calcext:value-type="float">
            <text:p>16</text:p>
          </table:table-cell>
          <table:table-cell table:formula="of:=IF([.D12]&lt;=15;0.5*[.B12];0)" office:value-type="float" office:value="0" calcext:value-type="float">
            <text:p>0</text:p>
          </table:table-cell>
          <table:table-cell table:formula="of:=ROUND(([.E12]/100)*9;2)" office:value-type="float" office:value="1.44" calcext:value-type="float">
            <text:p>1,44</text:p>
          </table:table-cell>
          <table:table-cell table:formula="of:=ROUND(([.F12]/100)*6;2)" office:value-type="float" office:value="0" calcext:value-type="float">
            <text:p>0</text:p>
          </table:table-cell>
          <table:table-cell table:formula="of:=IF(([.D12]-[.G12])&lt;5; 30-([.D12]-[.G12]);0)" office:value-type="float" office:value="0" calcext:value-type="float">
            <text:p>0</text:p>
          </table:table-cell>
          <table:table-cell table:formula="of:=IF(AND(WEEKDAY([.A12])=5;([.C12]-[.H12])&lt;40);45-([.C12]-[.H12]);0)" office:value-type="float" office:value="0" calcext:value-type="float">
            <text:p>0</text:p>
          </table:table-cell>
          <table:table-cell table:formula="of:=IF(AND(WEEKDAY([.A12])=5;([.C12]-[.H12])&lt;40);1;0)" office:value-type="float" office:value="0" calcext:value-type="float">
            <text:p>0</text:p>
          </table:table-cell>
          <table:table-cell table:formula="of:=IF(([.D12]-[.G12])&lt;5; 1;0)" office:value-type="float" office:value="0" calcext:value-type="float">
            <text:p>0</text:p>
          </table:table-cell>
          <table:table-cell table:formula="of:=IF([.D12]&gt;15;1;0)" office:value-type="float" office:value="1" calcext:value-type="float">
            <text:p>1</text:p>
          </table:table-cell>
          <table:table-cell table:formula="of:=ROUND([.D12]-[.G12];2)" office:value-type="float" office:value="28.56" calcext:value-type="float">
            <text:p>28,56</text:p>
          </table:table-cell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float" office:value="124" calcext:value-type="float">
            <text:p>124</text:p>
          </table:table-cell>
          <table:table-cell table:formula="of:=[.C12]-[.H12]+[.J12]" office:value-type="float" office:value="40.68" calcext:value-type="float">
            <text:p>40,68</text:p>
          </table:table-cell>
          <table:table-cell table:formula="of:=[.D12]-[.G12]+[.I12]" office:value-type="float" office:value="28.56" calcext:value-type="float">
            <text:p>28,56</text:p>
          </table:table-cell>
          <table:table-cell table:formula="of:=IF([.D13]&gt;15;[.B13];0.5*[.B13])" office:value-type="float" office:value="124" calcext:value-type="float">
            <text:p>124</text:p>
          </table:table-cell>
          <table:table-cell table:formula="of:=IF([.D13]&lt;=15;0.5*[.B13];0)" office:value-type="float" office:value="0" calcext:value-type="float">
            <text:p>0</text:p>
          </table:table-cell>
          <table:table-cell table:formula="of:=ROUND(([.E13]/100)*9;2)" office:value-type="float" office:value="11.16" calcext:value-type="float">
            <text:p>11,16</text:p>
          </table:table-cell>
          <table:table-cell table:formula="of:=ROUND(([.F13]/100)*6;2)" office:value-type="float" office:value="0" calcext:value-type="float">
            <text:p>0</text:p>
          </table:table-cell>
          <table:table-cell table:formula="of:=IF(([.D13]-[.G13])&lt;5; 30-([.D13]-[.G13]);0)" office:value-type="float" office:value="0" calcext:value-type="float">
            <text:p>0</text:p>
          </table:table-cell>
          <table:table-cell table:formula="of:=IF(AND(WEEKDAY([.A13])=5;([.C13]-[.H13])&lt;40);45-([.C13]-[.H13]);0)" office:value-type="float" office:value="0" calcext:value-type="float">
            <text:p>0</text:p>
          </table:table-cell>
          <table:table-cell table:formula="of:=IF(AND(WEEKDAY([.A13])=5;([.C13]-[.H13])&lt;40);1;0)" office:value-type="float" office:value="0" calcext:value-type="float">
            <text:p>0</text:p>
          </table:table-cell>
          <table:table-cell table:formula="of:=IF(([.D13]-[.G13])&lt;5; 1;0)" office:value-type="float" office:value="0" calcext:value-type="float">
            <text:p>0</text:p>
          </table:table-cell>
          <table:table-cell table:formula="of:=IF([.D13]&gt;15;1;0)" office:value-type="float" office:value="1" calcext:value-type="float">
            <text:p>1</text:p>
          </table:table-cell>
          <table:table-cell table:formula="of:=ROUND([.D13]-[.G13];2)" office:value-type="float" office:value="17.4" calcext:value-type="float">
            <text:p>17,4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float" office:value="65" calcext:value-type="float">
            <text:p>65</text:p>
          </table:table-cell>
          <table:table-cell table:formula="of:=[.C13]-[.H13]+[.J13]" office:value-type="float" office:value="40.68" calcext:value-type="float">
            <text:p>40,68</text:p>
          </table:table-cell>
          <table:table-cell table:formula="of:=[.D13]-[.G13]+[.I13]" office:value-type="float" office:value="17.4" calcext:value-type="float">
            <text:p>17,4</text:p>
          </table:table-cell>
          <table:table-cell table:formula="of:=IF([.D14]&gt;15;[.B14];0.5*[.B14])" office:value-type="float" office:value="65" calcext:value-type="float">
            <text:p>65</text:p>
          </table:table-cell>
          <table:table-cell table:formula="of:=IF([.D14]&lt;=15;0.5*[.B14];0)" office:value-type="float" office:value="0" calcext:value-type="float">
            <text:p>0</text:p>
          </table:table-cell>
          <table:table-cell table:formula="of:=ROUND(([.E14]/100)*9;2)" office:value-type="float" office:value="5.85" calcext:value-type="float">
            <text:p>5,85</text:p>
          </table:table-cell>
          <table:table-cell table:formula="of:=ROUND(([.F14]/100)*6;2)" office:value-type="float" office:value="0" calcext:value-type="float">
            <text:p>0</text:p>
          </table:table-cell>
          <table:table-cell table:formula="of:=IF(([.D14]-[.G14])&lt;5; 30-([.D14]-[.G14]);0)" office:value-type="float" office:value="0" calcext:value-type="float">
            <text:p>0</text:p>
          </table:table-cell>
          <table:table-cell table:formula="of:=IF(AND(WEEKDAY([.A14])=5;([.C14]-[.H14])&lt;40);45-([.C14]-[.H14]);0)" office:value-type="float" office:value="0" calcext:value-type="float">
            <text:p>0</text:p>
          </table:table-cell>
          <table:table-cell table:formula="of:=IF(AND(WEEKDAY([.A14])=5;([.C14]-[.H14])&lt;40);1;0)" office:value-type="float" office:value="0" calcext:value-type="float">
            <text:p>0</text:p>
          </table:table-cell>
          <table:table-cell table:formula="of:=IF(([.D14]-[.G14])&lt;5; 1;0)" office:value-type="float" office:value="0" calcext:value-type="float">
            <text:p>0</text:p>
          </table:table-cell>
          <table:table-cell table:formula="of:=IF([.D14]&gt;15;1;0)" office:value-type="float" office:value="1" calcext:value-type="float">
            <text:p>1</text:p>
          </table:table-cell>
          <table:table-cell table:formula="of:=ROUND([.D14]-[.G14];2)" office:value-type="float" office:value="11.55" calcext:value-type="float">
            <text:p>11,55</text:p>
          </table:table-cell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float" office:value="101" calcext:value-type="float">
            <text:p>101</text:p>
          </table:table-cell>
          <table:table-cell table:formula="of:=[.C14]-[.H14]+[.J14]" office:value-type="float" office:value="40.68" calcext:value-type="float">
            <text:p>40,68</text:p>
          </table:table-cell>
          <table:table-cell table:formula="of:=[.D14]-[.G14]+[.I14]" office:value-type="float" office:value="11.55" calcext:value-type="float">
            <text:p>11,55</text:p>
          </table:table-cell>
          <table:table-cell table:formula="of:=IF([.D15]&gt;15;[.B15];0.5*[.B15])" office:value-type="float" office:value="50.5" calcext:value-type="float">
            <text:p>50,5</text:p>
          </table:table-cell>
          <table:table-cell table:formula="of:=IF([.D15]&lt;=15;0.5*[.B15];0)" office:value-type="float" office:value="50.5" calcext:value-type="float">
            <text:p>50,5</text:p>
          </table:table-cell>
          <table:table-cell table:formula="of:=ROUND(([.E15]/100)*9;2)" office:value-type="float" office:value="4.55" calcext:value-type="float">
            <text:p>4,55</text:p>
          </table:table-cell>
          <table:table-cell table:formula="of:=ROUND(([.F15]/100)*6;2)" office:value-type="float" office:value="3.03" calcext:value-type="float">
            <text:p>3,03</text:p>
          </table:table-cell>
          <table:table-cell table:formula="of:=IF(([.D15]-[.G15])&lt;5; 30-([.D15]-[.G15]);0)" office:value-type="float" office:value="0" calcext:value-type="float">
            <text:p>0</text:p>
          </table:table-cell>
          <table:table-cell table:formula="of:=IF(AND(WEEKDAY([.A15])=5;([.C15]-[.H15])&lt;40);45-([.C15]-[.H15]);0)" office:value-type="float" office:value="0" calcext:value-type="float">
            <text:p>0</text:p>
          </table:table-cell>
          <table:table-cell table:formula="of:=IF(AND(WEEKDAY([.A15])=5;([.C15]-[.H15])&lt;40);1;0)" office:value-type="float" office:value="0" calcext:value-type="float">
            <text:p>0</text:p>
          </table:table-cell>
          <table:table-cell table:formula="of:=IF(([.D15]-[.G15])&lt;5; 1;0)" office:value-type="float" office:value="0" calcext:value-type="float">
            <text:p>0</text:p>
          </table:table-cell>
          <table:table-cell table:formula="of:=IF([.D15]&gt;15;1;0)" office:value-type="float" office:value="0" calcext:value-type="float">
            <text:p>0</text:p>
          </table:table-cell>
          <table:table-cell table:formula="of:=ROUND([.D15]-[.G15];2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19" calcext:value-type="float">
            <text:p>19</text:p>
          </table:table-cell>
          <table:table-cell table:formula="of:=[.C15]-[.H15]+[.J15]" office:value-type="float" office:value="37.65" calcext:value-type="float">
            <text:p>37,65</text:p>
          </table:table-cell>
          <table:table-cell table:formula="of:=[.D15]-[.G15]+[.I15]" office:value-type="float" office:value="7" calcext:value-type="float">
            <text:p>7</text:p>
          </table:table-cell>
          <table:table-cell table:formula="of:=IF([.D16]&gt;15;[.B16];0.5*[.B16])" office:value-type="float" office:value="9.5" calcext:value-type="float">
            <text:p>9,5</text:p>
          </table:table-cell>
          <table:table-cell table:formula="of:=IF([.D16]&lt;=15;0.5*[.B16];0)" office:value-type="float" office:value="9.5" calcext:value-type="float">
            <text:p>9,5</text:p>
          </table:table-cell>
          <table:table-cell table:formula="of:=ROUND(([.E16]/100)*9;2)" office:value-type="float" office:value="0.86" calcext:value-type="float">
            <text:p>0,86</text:p>
          </table:table-cell>
          <table:table-cell table:formula="of:=ROUND(([.F16]/100)*6;2)" office:value-type="float" office:value="0.57" calcext:value-type="float">
            <text:p>0,57</text:p>
          </table:table-cell>
          <table:table-cell table:formula="of:=IF(([.D16]-[.G16])&lt;5; 30-([.D16]-[.G16]);0)" office:value-type="float" office:value="0" calcext:value-type="float">
            <text:p>0</text:p>
          </table:table-cell>
          <table:table-cell table:formula="of:=IF(AND(WEEKDAY([.A16])=5;([.C16]-[.H16])&lt;40);45-([.C16]-[.H16]);0)" office:value-type="float" office:value="0" calcext:value-type="float">
            <text:p>0</text:p>
          </table:table-cell>
          <table:table-cell table:formula="of:=IF(AND(WEEKDAY([.A16])=5;([.C16]-[.H16])&lt;40);1;0)" office:value-type="float" office:value="0" calcext:value-type="float">
            <text:p>0</text:p>
          </table:table-cell>
          <table:table-cell table:formula="of:=IF(([.D16]-[.G16])&lt;5; 1;0)" office:value-type="float" office:value="0" calcext:value-type="float">
            <text:p>0</text:p>
          </table:table-cell>
          <table:table-cell table:formula="of:=IF([.D16]&gt;15;1;0)" office:value-type="float" office:value="0" calcext:value-type="float">
            <text:p>0</text:p>
          </table:table-cell>
          <table:table-cell table:formula="of:=ROUND([.D16]-[.G16];2)" office:value-type="float" office:value="6.14" calcext:value-type="float">
            <text:p>6,14</text:p>
          </table:table-cell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float" office:value="31" calcext:value-type="float">
            <text:p>31</text:p>
          </table:table-cell>
          <table:table-cell table:formula="of:=[.C16]-[.H16]+[.J16]" office:value-type="float" office:value="37.08" calcext:value-type="float">
            <text:p>37,08</text:p>
          </table:table-cell>
          <table:table-cell table:formula="of:=[.D16]-[.G16]+[.I16]" office:value-type="float" office:value="6.14" calcext:value-type="float">
            <text:p>6,14</text:p>
          </table:table-cell>
          <table:table-cell table:formula="of:=IF([.D17]&gt;15;[.B17];0.5*[.B17])" office:value-type="float" office:value="15.5" calcext:value-type="float">
            <text:p>15,5</text:p>
          </table:table-cell>
          <table:table-cell table:formula="of:=IF([.D17]&lt;=15;0.5*[.B17];0)" office:value-type="float" office:value="15.5" calcext:value-type="float">
            <text:p>15,5</text:p>
          </table:table-cell>
          <table:table-cell table:formula="of:=ROUND(([.E17]/100)*9;2)" office:value-type="float" office:value="1.4" calcext:value-type="float">
            <text:p>1,4</text:p>
          </table:table-cell>
          <table:table-cell table:formula="of:=ROUND(([.F17]/100)*6;2)" office:value-type="float" office:value="0.93" calcext:value-type="float">
            <text:p>0,93</text:p>
          </table:table-cell>
          <table:table-cell table:formula="of:=IF(([.D17]-[.G17])&lt;5; 30-([.D17]-[.G17]);0)" office:value-type="float" office:value="25.26" calcext:value-type="float">
            <text:p>25,26</text:p>
          </table:table-cell>
          <table:table-cell table:formula="of:=IF(AND(WEEKDAY([.A17])=5;([.C17]-[.H17])&lt;40);45-([.C17]-[.H17]);0)" office:value-type="float" office:value="8.85" calcext:value-type="float">
            <text:p>8,85</text:p>
          </table:table-cell>
          <table:table-cell table:formula="of:=IF(AND(WEEKDAY([.A17])=5;([.C17]-[.H17])&lt;40);1;0)" office:value-type="float" office:value="1" calcext:value-type="float">
            <text:p>1</text:p>
          </table:table-cell>
          <table:table-cell table:formula="of:=IF(([.D17]-[.G17])&lt;5; 1;0)" office:value-type="float" office:value="1" calcext:value-type="float">
            <text:p>1</text:p>
          </table:table-cell>
          <table:table-cell table:formula="of:=IF([.D17]&gt;15;1;0)" office:value-type="float" office:value="0" calcext:value-type="float">
            <text:p>0</text:p>
          </table:table-cell>
          <table:table-cell table:formula="of:=ROUND([.D17]-[.G17];2)" office:value-type="float" office:value="4.74" calcext:value-type="float">
            <text:p>4,74</text:p>
          </table:table-cell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float" office:value="109" calcext:value-type="float">
            <text:p>109</text:p>
          </table:table-cell>
          <table:table-cell table:formula="of:=[.C17]-[.H17]+[.J17]" office:value-type="float" office:value="45" calcext:value-type="float">
            <text:p>45</text:p>
          </table:table-cell>
          <table:table-cell table:formula="of:=[.D17]-[.G17]+[.I17]" office:value-type="float" office:value="30" calcext:value-type="float">
            <text:p>30</text:p>
          </table:table-cell>
          <table:table-cell table:formula="of:=IF([.D18]&gt;15;[.B18];0.5*[.B18])" office:value-type="float" office:value="109" calcext:value-type="float">
            <text:p>109</text:p>
          </table:table-cell>
          <table:table-cell table:formula="of:=IF([.D18]&lt;=15;0.5*[.B18];0)" office:value-type="float" office:value="0" calcext:value-type="float">
            <text:p>0</text:p>
          </table:table-cell>
          <table:table-cell table:formula="of:=ROUND(([.E18]/100)*9;2)" office:value-type="float" office:value="9.81" calcext:value-type="float">
            <text:p>9,81</text:p>
          </table:table-cell>
          <table:table-cell table:formula="of:=ROUND(([.F18]/100)*6;2)" office:value-type="float" office:value="0" calcext:value-type="float">
            <text:p>0</text:p>
          </table:table-cell>
          <table:table-cell table:formula="of:=IF(([.D18]-[.G18])&lt;5; 30-([.D18]-[.G18]);0)" office:value-type="float" office:value="0" calcext:value-type="float">
            <text:p>0</text:p>
          </table:table-cell>
          <table:table-cell table:formula="of:=IF(AND(WEEKDAY([.A18])=5;([.C18]-[.H18])&lt;40);45-([.C18]-[.H18]);0)" office:value-type="float" office:value="0" calcext:value-type="float">
            <text:p>0</text:p>
          </table:table-cell>
          <table:table-cell table:formula="of:=IF(AND(WEEKDAY([.A18])=5;([.C18]-[.H18])&lt;40);1;0)" office:value-type="float" office:value="0" calcext:value-type="float">
            <text:p>0</text:p>
          </table:table-cell>
          <table:table-cell table:formula="of:=IF(([.D18]-[.G18])&lt;5; 1;0)" office:value-type="float" office:value="0" calcext:value-type="float">
            <text:p>0</text:p>
          </table:table-cell>
          <table:table-cell table:formula="of:=IF([.D18]&gt;15;1;0)" office:value-type="float" office:value="1" calcext:value-type="float">
            <text:p>1</text:p>
          </table:table-cell>
          <table:table-cell table:formula="of:=ROUND([.D18]-[.G18];2)" office:value-type="float" office:value="20.19" calcext:value-type="float">
            <text:p>20,19</text:p>
          </table:table-cell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float" office:value="40" calcext:value-type="float">
            <text:p>40</text:p>
          </table:table-cell>
          <table:table-cell table:formula="of:=[.C18]-[.H18]+[.J18]" office:value-type="float" office:value="45" calcext:value-type="float">
            <text:p>45</text:p>
          </table:table-cell>
          <table:table-cell table:formula="of:=[.D18]-[.G18]+[.I18]" office:value-type="float" office:value="20.19" calcext:value-type="float">
            <text:p>20,19</text:p>
          </table:table-cell>
          <table:table-cell table:formula="of:=IF([.D19]&gt;15;[.B19];0.5*[.B19])" office:value-type="float" office:value="40" calcext:value-type="float">
            <text:p>40</text:p>
          </table:table-cell>
          <table:table-cell table:formula="of:=IF([.D19]&lt;=15;0.5*[.B19];0)" office:value-type="float" office:value="0" calcext:value-type="float">
            <text:p>0</text:p>
          </table:table-cell>
          <table:table-cell table:formula="of:=ROUND(([.E19]/100)*9;2)" office:value-type="float" office:value="3.6" calcext:value-type="float">
            <text:p>3,6</text:p>
          </table:table-cell>
          <table:table-cell table:formula="of:=ROUND(([.F19]/100)*6;2)" office:value-type="float" office:value="0" calcext:value-type="float">
            <text:p>0</text:p>
          </table:table-cell>
          <table:table-cell table:formula="of:=IF(([.D19]-[.G19])&lt;5; 30-([.D19]-[.G19]);0)" office:value-type="float" office:value="0" calcext:value-type="float">
            <text:p>0</text:p>
          </table:table-cell>
          <table:table-cell table:formula="of:=IF(AND(WEEKDAY([.A19])=5;([.C19]-[.H19])&lt;40);45-([.C19]-[.H19]);0)" office:value-type="float" office:value="0" calcext:value-type="float">
            <text:p>0</text:p>
          </table:table-cell>
          <table:table-cell table:formula="of:=IF(AND(WEEKDAY([.A19])=5;([.C19]-[.H19])&lt;40);1;0)" office:value-type="float" office:value="0" calcext:value-type="float">
            <text:p>0</text:p>
          </table:table-cell>
          <table:table-cell table:formula="of:=IF(([.D19]-[.G19])&lt;5; 1;0)" office:value-type="float" office:value="0" calcext:value-type="float">
            <text:p>0</text:p>
          </table:table-cell>
          <table:table-cell table:formula="of:=IF([.D19]&gt;15;1;0)" office:value-type="float" office:value="1" calcext:value-type="float">
            <text:p>1</text:p>
          </table:table-cell>
          <table:table-cell table:formula="of:=ROUND([.D19]-[.G19];2)" office:value-type="float" office:value="16.59" calcext:value-type="float">
            <text:p>16,59</text:p>
          </table:table-cell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float" office:value="70" calcext:value-type="float">
            <text:p>70</text:p>
          </table:table-cell>
          <table:table-cell table:formula="of:=[.C19]-[.H19]+[.J19]" office:value-type="float" office:value="45" calcext:value-type="float">
            <text:p>45</text:p>
          </table:table-cell>
          <table:table-cell table:formula="of:=[.D19]-[.G19]+[.I19]" office:value-type="float" office:value="16.59" calcext:value-type="float">
            <text:p>16,59</text:p>
          </table:table-cell>
          <table:table-cell table:formula="of:=IF([.D20]&gt;15;[.B20];0.5*[.B20])" office:value-type="float" office:value="70" calcext:value-type="float">
            <text:p>70</text:p>
          </table:table-cell>
          <table:table-cell table:formula="of:=IF([.D20]&lt;=15;0.5*[.B20];0)" office:value-type="float" office:value="0" calcext:value-type="float">
            <text:p>0</text:p>
          </table:table-cell>
          <table:table-cell table:formula="of:=ROUND(([.E20]/100)*9;2)" office:value-type="float" office:value="6.3" calcext:value-type="float">
            <text:p>6,3</text:p>
          </table:table-cell>
          <table:table-cell table:formula="of:=ROUND(([.F20]/100)*6;2)" office:value-type="float" office:value="0" calcext:value-type="float">
            <text:p>0</text:p>
          </table:table-cell>
          <table:table-cell table:formula="of:=IF(([.D20]-[.G20])&lt;5; 30-([.D20]-[.G20]);0)" office:value-type="float" office:value="0" calcext:value-type="float">
            <text:p>0</text:p>
          </table:table-cell>
          <table:table-cell table:formula="of:=IF(AND(WEEKDAY([.A20])=5;([.C20]-[.H20])&lt;40);45-([.C20]-[.H20]);0)" office:value-type="float" office:value="0" calcext:value-type="float">
            <text:p>0</text:p>
          </table:table-cell>
          <table:table-cell table:formula="of:=IF(AND(WEEKDAY([.A20])=5;([.C20]-[.H20])&lt;40);1;0)" office:value-type="float" office:value="0" calcext:value-type="float">
            <text:p>0</text:p>
          </table:table-cell>
          <table:table-cell table:formula="of:=IF(([.D20]-[.G20])&lt;5; 1;0)" office:value-type="float" office:value="0" calcext:value-type="float">
            <text:p>0</text:p>
          </table:table-cell>
          <table:table-cell table:formula="of:=IF([.D20]&gt;15;1;0)" office:value-type="float" office:value="1" calcext:value-type="float">
            <text:p>1</text:p>
          </table:table-cell>
          <table:table-cell table:formula="of:=ROUND([.D20]-[.G20];2)" office:value-type="float" office:value="10.29" calcext:value-type="float">
            <text:p>10,29</text:p>
          </table:table-cell>
        </table:table-row>
        <table:table-row table:style-name="ro1">
          <table:table-cell office:value-type="date" office:date-value="2014-01-20" calcext:value-type="date">
            <text:p>2014-01-20</text:p>
          </table:table-cell>
          <table:table-cell office:value-type="float" office:value="34" calcext:value-type="float">
            <text:p>34</text:p>
          </table:table-cell>
          <table:table-cell table:formula="of:=[.C20]-[.H20]+[.J20]" office:value-type="float" office:value="45" calcext:value-type="float">
            <text:p>45</text:p>
          </table:table-cell>
          <table:table-cell table:formula="of:=[.D20]-[.G20]+[.I20]" office:value-type="float" office:value="10.29" calcext:value-type="float">
            <text:p>10,29</text:p>
          </table:table-cell>
          <table:table-cell table:formula="of:=IF([.D21]&gt;15;[.B21];0.5*[.B21])" office:value-type="float" office:value="17" calcext:value-type="float">
            <text:p>17</text:p>
          </table:table-cell>
          <table:table-cell table:formula="of:=IF([.D21]&lt;=15;0.5*[.B21];0)" office:value-type="float" office:value="17" calcext:value-type="float">
            <text:p>17</text:p>
          </table:table-cell>
          <table:table-cell table:formula="of:=ROUND(([.E21]/100)*9;2)" office:value-type="float" office:value="1.53" calcext:value-type="float">
            <text:p>1,53</text:p>
          </table:table-cell>
          <table:table-cell table:formula="of:=ROUND(([.F21]/100)*6;2)" office:value-type="float" office:value="1.02" calcext:value-type="float">
            <text:p>1,02</text:p>
          </table:table-cell>
          <table:table-cell table:formula="of:=IF(([.D21]-[.G21])&lt;5; 30-([.D21]-[.G21]);0)" office:value-type="float" office:value="0" calcext:value-type="float">
            <text:p>0</text:p>
          </table:table-cell>
          <table:table-cell table:formula="of:=IF(AND(WEEKDAY([.A21])=5;([.C21]-[.H21])&lt;40);45-([.C21]-[.H21]);0)" office:value-type="float" office:value="0" calcext:value-type="float">
            <text:p>0</text:p>
          </table:table-cell>
          <table:table-cell table:formula="of:=IF(AND(WEEKDAY([.A21])=5;([.C21]-[.H21])&lt;40);1;0)" office:value-type="float" office:value="0" calcext:value-type="float">
            <text:p>0</text:p>
          </table:table-cell>
          <table:table-cell table:formula="of:=IF(([.D21]-[.G21])&lt;5; 1;0)" office:value-type="float" office:value="0" calcext:value-type="float">
            <text:p>0</text:p>
          </table:table-cell>
          <table:table-cell table:formula="of:=IF([.D21]&gt;15;1;0)" office:value-type="float" office:value="0" calcext:value-type="float">
            <text:p>0</text:p>
          </table:table-cell>
          <table:table-cell table:formula="of:=ROUND([.D21]-[.G21];2)" office:value-type="float" office:value="8.76" calcext:value-type="float">
            <text:p>8,76</text:p>
          </table:table-cell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float" office:value="111" calcext:value-type="float">
            <text:p>111</text:p>
          </table:table-cell>
          <table:table-cell table:formula="of:=[.C21]-[.H21]+[.J21]" office:value-type="float" office:value="43.98" calcext:value-type="float">
            <text:p>43,98</text:p>
          </table:table-cell>
          <table:table-cell table:formula="of:=[.D21]-[.G21]+[.I21]" office:value-type="float" office:value="8.76" calcext:value-type="float">
            <text:p>8,76</text:p>
          </table:table-cell>
          <table:table-cell table:formula="of:=IF([.D22]&gt;15;[.B22];0.5*[.B22])" office:value-type="float" office:value="55.5" calcext:value-type="float">
            <text:p>55,5</text:p>
          </table:table-cell>
          <table:table-cell table:formula="of:=IF([.D22]&lt;=15;0.5*[.B22];0)" office:value-type="float" office:value="55.5" calcext:value-type="float">
            <text:p>55,5</text:p>
          </table:table-cell>
          <table:table-cell table:formula="of:=ROUND(([.E22]/100)*9;2)" office:value-type="float" office:value="5" calcext:value-type="float">
            <text:p>5</text:p>
          </table:table-cell>
          <table:table-cell table:formula="of:=ROUND(([.F22]/100)*6;2)" office:value-type="float" office:value="3.33" calcext:value-type="float">
            <text:p>3,33</text:p>
          </table:table-cell>
          <table:table-cell table:formula="of:=IF(([.D22]-[.G22])&lt;5; 30-([.D22]-[.G22]);0)" office:value-type="float" office:value="26.24" calcext:value-type="float">
            <text:p>26,24</text:p>
          </table:table-cell>
          <table:table-cell table:formula="of:=IF(AND(WEEKDAY([.A22])=5;([.C22]-[.H22])&lt;40);45-([.C22]-[.H22]);0)" office:value-type="float" office:value="0" calcext:value-type="float">
            <text:p>0</text:p>
          </table:table-cell>
          <table:table-cell table:formula="of:=IF(AND(WEEKDAY([.A22])=5;([.C22]-[.H22])&lt;40);1;0)" office:value-type="float" office:value="0" calcext:value-type="float">
            <text:p>0</text:p>
          </table:table-cell>
          <table:table-cell table:formula="of:=IF(([.D22]-[.G22])&lt;5; 1;0)" office:value-type="float" office:value="1" calcext:value-type="float">
            <text:p>1</text:p>
          </table:table-cell>
          <table:table-cell table:formula="of:=IF([.D22]&gt;15;1;0)" office:value-type="float" office:value="0" calcext:value-type="float">
            <text:p>0</text:p>
          </table:table-cell>
          <table:table-cell table:formula="of:=ROUND([.D22]-[.G22];2)" office:value-type="float" office:value="3.76" calcext:value-type="float">
            <text:p>3,76</text:p>
          </table:table-cell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float" office:value="125" calcext:value-type="float">
            <text:p>125</text:p>
          </table:table-cell>
          <table:table-cell table:formula="of:=[.C22]-[.H22]+[.J22]" office:value-type="float" office:value="40.65" calcext:value-type="float">
            <text:p>40,65</text:p>
          </table:table-cell>
          <table:table-cell table:formula="of:=[.D22]-[.G22]+[.I22]" office:value-type="float" office:value="30" calcext:value-type="float">
            <text:p>30</text:p>
          </table:table-cell>
          <table:table-cell table:formula="of:=IF([.D23]&gt;15;[.B23];0.5*[.B23])" office:value-type="float" office:value="125" calcext:value-type="float">
            <text:p>125</text:p>
          </table:table-cell>
          <table:table-cell table:formula="of:=IF([.D23]&lt;=15;0.5*[.B23];0)" office:value-type="float" office:value="0" calcext:value-type="float">
            <text:p>0</text:p>
          </table:table-cell>
          <table:table-cell table:formula="of:=ROUND(([.E23]/100)*9;2)" office:value-type="float" office:value="11.25" calcext:value-type="float">
            <text:p>11,25</text:p>
          </table:table-cell>
          <table:table-cell table:formula="of:=ROUND(([.F23]/100)*6;2)" office:value-type="float" office:value="0" calcext:value-type="float">
            <text:p>0</text:p>
          </table:table-cell>
          <table:table-cell table:formula="of:=IF(([.D23]-[.G23])&lt;5; 30-([.D23]-[.G23]);0)" office:value-type="float" office:value="0" calcext:value-type="float">
            <text:p>0</text:p>
          </table:table-cell>
          <table:table-cell table:formula="of:=IF(AND(WEEKDAY([.A23])=5;([.C23]-[.H23])&lt;40);45-([.C23]-[.H23]);0)" office:value-type="float" office:value="0" calcext:value-type="float">
            <text:p>0</text:p>
          </table:table-cell>
          <table:table-cell table:formula="of:=IF(AND(WEEKDAY([.A23])=5;([.C23]-[.H23])&lt;40);1;0)" office:value-type="float" office:value="0" calcext:value-type="float">
            <text:p>0</text:p>
          </table:table-cell>
          <table:table-cell table:formula="of:=IF(([.D23]-[.G23])&lt;5; 1;0)" office:value-type="float" office:value="0" calcext:value-type="float">
            <text:p>0</text:p>
          </table:table-cell>
          <table:table-cell table:formula="of:=IF([.D23]&gt;15;1;0)" office:value-type="float" office:value="1" calcext:value-type="float">
            <text:p>1</text:p>
          </table:table-cell>
          <table:table-cell table:formula="of:=ROUND([.D23]-[.G23];2)" office:value-type="float" office:value="18.75" calcext:value-type="float">
            <text:p>18,75</text:p>
          </table:table-cell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float" office:value="76" calcext:value-type="float">
            <text:p>76</text:p>
          </table:table-cell>
          <table:table-cell table:formula="of:=[.C23]-[.H23]+[.J23]" office:value-type="float" office:value="40.65" calcext:value-type="float">
            <text:p>40,65</text:p>
          </table:table-cell>
          <table:table-cell table:formula="of:=[.D23]-[.G23]+[.I23]" office:value-type="float" office:value="18.75" calcext:value-type="float">
            <text:p>18,75</text:p>
          </table:table-cell>
          <table:table-cell table:formula="of:=IF([.D24]&gt;15;[.B24];0.5*[.B24])" office:value-type="float" office:value="76" calcext:value-type="float">
            <text:p>76</text:p>
          </table:table-cell>
          <table:table-cell table:formula="of:=IF([.D24]&lt;=15;0.5*[.B24];0)" office:value-type="float" office:value="0" calcext:value-type="float">
            <text:p>0</text:p>
          </table:table-cell>
          <table:table-cell table:formula="of:=ROUND(([.E24]/100)*9;2)" office:value-type="float" office:value="6.84" calcext:value-type="float">
            <text:p>6,84</text:p>
          </table:table-cell>
          <table:table-cell table:formula="of:=ROUND(([.F24]/100)*6;2)" office:value-type="float" office:value="0" calcext:value-type="float">
            <text:p>0</text:p>
          </table:table-cell>
          <table:table-cell table:formula="of:=IF(([.D24]-[.G24])&lt;5; 30-([.D24]-[.G24]);0)" office:value-type="float" office:value="0" calcext:value-type="float">
            <text:p>0</text:p>
          </table:table-cell>
          <table:table-cell table:formula="of:=IF(AND(WEEKDAY([.A24])=5;([.C24]-[.H24])&lt;40);45-([.C24]-[.H24]);0)" office:value-type="float" office:value="0" calcext:value-type="float">
            <text:p>0</text:p>
          </table:table-cell>
          <table:table-cell table:formula="of:=IF(AND(WEEKDAY([.A24])=5;([.C24]-[.H24])&lt;40);1;0)" office:value-type="float" office:value="0" calcext:value-type="float">
            <text:p>0</text:p>
          </table:table-cell>
          <table:table-cell table:formula="of:=IF(([.D24]-[.G24])&lt;5; 1;0)" office:value-type="float" office:value="0" calcext:value-type="float">
            <text:p>0</text:p>
          </table:table-cell>
          <table:table-cell table:formula="of:=IF([.D24]&gt;15;1;0)" office:value-type="float" office:value="1" calcext:value-type="float">
            <text:p>1</text:p>
          </table:table-cell>
          <table:table-cell table:formula="of:=ROUND([.D24]-[.G24];2)" office:value-type="float" office:value="11.91" calcext:value-type="float">
            <text:p>11,91</text:p>
          </table:table-cell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float" office:value="125" calcext:value-type="float">
            <text:p>125</text:p>
          </table:table-cell>
          <table:table-cell table:formula="of:=[.C24]-[.H24]+[.J24]" office:value-type="float" office:value="40.65" calcext:value-type="float">
            <text:p>40,65</text:p>
          </table:table-cell>
          <table:table-cell table:formula="of:=[.D24]-[.G24]+[.I24]" office:value-type="float" office:value="11.91" calcext:value-type="float">
            <text:p>11,91</text:p>
          </table:table-cell>
          <table:table-cell table:formula="of:=IF([.D25]&gt;15;[.B25];0.5*[.B25])" office:value-type="float" office:value="62.5" calcext:value-type="float">
            <text:p>62,5</text:p>
          </table:table-cell>
          <table:table-cell table:formula="of:=IF([.D25]&lt;=15;0.5*[.B25];0)" office:value-type="float" office:value="62.5" calcext:value-type="float">
            <text:p>62,5</text:p>
          </table:table-cell>
          <table:table-cell table:formula="of:=ROUND(([.E25]/100)*9;2)" office:value-type="float" office:value="5.63" calcext:value-type="float">
            <text:p>5,63</text:p>
          </table:table-cell>
          <table:table-cell table:formula="of:=ROUND(([.F25]/100)*6;2)" office:value-type="float" office:value="3.75" calcext:value-type="float">
            <text:p>3,75</text:p>
          </table:table-cell>
          <table:table-cell table:formula="of:=IF(([.D25]-[.G25])&lt;5; 30-([.D25]-[.G25]);0)" office:value-type="float" office:value="0" calcext:value-type="float">
            <text:p>0</text:p>
          </table:table-cell>
          <table:table-cell table:formula="of:=IF(AND(WEEKDAY([.A25])=5;([.C25]-[.H25])&lt;40);45-([.C25]-[.H25]);0)" office:value-type="float" office:value="0" calcext:value-type="float">
            <text:p>0</text:p>
          </table:table-cell>
          <table:table-cell table:formula="of:=IF(AND(WEEKDAY([.A25])=5;([.C25]-[.H25])&lt;40);1;0)" office:value-type="float" office:value="0" calcext:value-type="float">
            <text:p>0</text:p>
          </table:table-cell>
          <table:table-cell table:formula="of:=IF(([.D25]-[.G25])&lt;5; 1;0)" office:value-type="float" office:value="0" calcext:value-type="float">
            <text:p>0</text:p>
          </table:table-cell>
          <table:table-cell table:formula="of:=IF([.D25]&gt;15;1;0)" office:value-type="float" office:value="0" calcext:value-type="float">
            <text:p>0</text:p>
          </table:table-cell>
          <table:table-cell table:formula="of:=ROUND([.D25]-[.G25];2)" office:value-type="float" office:value="6.28" calcext:value-type="float">
            <text:p>6,28</text:p>
          </table:table-cell>
        </table:table-row>
        <table:table-row table:style-name="ro1">
          <table:table-cell office:value-type="date" office:date-value="2014-01-25" calcext:value-type="date">
            <text:p>2014-01-25</text:p>
          </table:table-cell>
          <table:table-cell office:value-type="float" office:value="23" calcext:value-type="float">
            <text:p>23</text:p>
          </table:table-cell>
          <table:table-cell table:formula="of:=[.C25]-[.H25]+[.J25]" office:value-type="float" office:value="36.9" calcext:value-type="float">
            <text:p>36,9</text:p>
          </table:table-cell>
          <table:table-cell table:formula="of:=[.D25]-[.G25]+[.I25]" office:value-type="float" office:value="6.28" calcext:value-type="float">
            <text:p>6,28</text:p>
          </table:table-cell>
          <table:table-cell table:formula="of:=IF([.D26]&gt;15;[.B26];0.5*[.B26])" office:value-type="float" office:value="11.5" calcext:value-type="float">
            <text:p>11,5</text:p>
          </table:table-cell>
          <table:table-cell table:formula="of:=IF([.D26]&lt;=15;0.5*[.B26];0)" office:value-type="float" office:value="11.5" calcext:value-type="float">
            <text:p>11,5</text:p>
          </table:table-cell>
          <table:table-cell table:formula="of:=ROUND(([.E26]/100)*9;2)" office:value-type="float" office:value="1.04" calcext:value-type="float">
            <text:p>1,04</text:p>
          </table:table-cell>
          <table:table-cell table:formula="of:=ROUND(([.F26]/100)*6;2)" office:value-type="float" office:value="0.69" calcext:value-type="float">
            <text:p>0,69</text:p>
          </table:table-cell>
          <table:table-cell table:formula="of:=IF(([.D26]-[.G26])&lt;5; 30-([.D26]-[.G26]);0)" office:value-type="float" office:value="0" calcext:value-type="float">
            <text:p>0</text:p>
          </table:table-cell>
          <table:table-cell table:formula="of:=IF(AND(WEEKDAY([.A26])=5;([.C26]-[.H26])&lt;40);45-([.C26]-[.H26]);0)" office:value-type="float" office:value="0" calcext:value-type="float">
            <text:p>0</text:p>
          </table:table-cell>
          <table:table-cell table:formula="of:=IF(AND(WEEKDAY([.A26])=5;([.C26]-[.H26])&lt;40);1;0)" office:value-type="float" office:value="0" calcext:value-type="float">
            <text:p>0</text:p>
          </table:table-cell>
          <table:table-cell table:formula="of:=IF(([.D26]-[.G26])&lt;5; 1;0)" office:value-type="float" office:value="0" calcext:value-type="float">
            <text:p>0</text:p>
          </table:table-cell>
          <table:table-cell table:formula="of:=IF([.D26]&gt;15;1;0)" office:value-type="float" office:value="0" calcext:value-type="float">
            <text:p>0</text:p>
          </table:table-cell>
          <table:table-cell table:formula="of:=ROUND([.D26]-[.G26];2)" office:value-type="float" office:value="5.24" calcext:value-type="float">
            <text:p>5,24</text:p>
          </table:table-cell>
        </table:table-row>
        <table:table-row table:style-name="ro1">
          <table:table-cell table:style-name="ce4" office:value-type="date" office:date-value="2014-01-26" calcext:value-type="date">
            <text:p>2014-01-26</text:p>
          </table:table-cell>
          <table:table-cell office:value-type="float" office:value="93" calcext:value-type="float">
            <text:p>93</text:p>
          </table:table-cell>
          <table:table-cell table:formula="of:=[.C26]-[.H26]+[.J26]" office:value-type="float" office:value="36.21" calcext:value-type="float">
            <text:p>36,21</text:p>
          </table:table-cell>
          <table:table-cell table:style-name="ce5" table:formula="of:=[.D26]-[.G26]+[.I26]" office:value-type="float" office:value="5.24" calcext:value-type="float">
            <text:p>5,24</text:p>
          </table:table-cell>
          <table:table-cell table:formula="of:=IF([.D27]&gt;15;[.B27];0.5*[.B27])" office:value-type="float" office:value="46.5" calcext:value-type="float">
            <text:p>46,5</text:p>
          </table:table-cell>
          <table:table-cell table:formula="of:=IF([.D27]&lt;=15;0.5*[.B27];0)" office:value-type="float" office:value="46.5" calcext:value-type="float">
            <text:p>46,5</text:p>
          </table:table-cell>
          <table:table-cell table:formula="of:=ROUND(([.E27]/100)*9;2)" office:value-type="float" office:value="4.19" calcext:value-type="float">
            <text:p>4,19</text:p>
          </table:table-cell>
          <table:table-cell table:formula="of:=ROUND(([.F27]/100)*6;2)" office:value-type="float" office:value="2.79" calcext:value-type="float">
            <text:p>2,79</text:p>
          </table:table-cell>
          <table:table-cell table:formula="of:=IF(([.D27]-[.G27])&lt;5; 30-([.D27]-[.G27]);0)" office:value-type="float" office:value="28.95" calcext:value-type="float">
            <text:p>28,95</text:p>
          </table:table-cell>
          <table:table-cell table:formula="of:=IF(AND(WEEKDAY([.A27])=5;([.C27]-[.H27])&lt;40);45-([.C27]-[.H27]);0)" office:value-type="float" office:value="0" calcext:value-type="float">
            <text:p>0</text:p>
          </table:table-cell>
          <table:table-cell table:formula="of:=IF(AND(WEEKDAY([.A27])=5;([.C27]-[.H27])&lt;40);1;0)" office:value-type="float" office:value="0" calcext:value-type="float">
            <text:p>0</text:p>
          </table:table-cell>
          <table:table-cell table:formula="of:=IF(([.D27]-[.G27])&lt;5; 1;0)" office:value-type="float" office:value="1" calcext:value-type="float">
            <text:p>1</text:p>
          </table:table-cell>
          <table:table-cell table:formula="of:=IF([.D27]&gt;15;1;0)" office:value-type="float" office:value="0" calcext:value-type="float">
            <text:p>0</text:p>
          </table:table-cell>
          <table:table-cell table:formula="of:=ROUND([.D27]-[.G27];2)" office:value-type="float" office:value="1.05" calcext:value-type="float">
            <text:p>1,05</text:p>
          </table:table-cell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float" office:value="111" calcext:value-type="float">
            <text:p>111</text:p>
          </table:table-cell>
          <table:table-cell table:formula="of:=[.C27]-[.H27]+[.J27]" office:value-type="float" office:value="33.42" calcext:value-type="float">
            <text:p>33,42</text:p>
          </table:table-cell>
          <table:table-cell table:formula="of:=[.D27]-[.G27]+[.I27]" office:value-type="float" office:value="30" calcext:value-type="float">
            <text:p>30</text:p>
          </table:table-cell>
          <table:table-cell table:formula="of:=IF([.D28]&gt;15;[.B28];0.5*[.B28])" office:value-type="float" office:value="111" calcext:value-type="float">
            <text:p>111</text:p>
          </table:table-cell>
          <table:table-cell table:formula="of:=IF([.D28]&lt;=15;0.5*[.B28];0)" office:value-type="float" office:value="0" calcext:value-type="float">
            <text:p>0</text:p>
          </table:table-cell>
          <table:table-cell table:formula="of:=ROUND(([.E28]/100)*9;2)" office:value-type="float" office:value="9.99" calcext:value-type="float">
            <text:p>9,99</text:p>
          </table:table-cell>
          <table:table-cell table:formula="of:=ROUND(([.F28]/100)*6;2)" office:value-type="float" office:value="0" calcext:value-type="float">
            <text:p>0</text:p>
          </table:table-cell>
          <table:table-cell table:formula="of:=IF(([.D28]-[.G28])&lt;5; 30-([.D28]-[.G28]);0)" office:value-type="float" office:value="0" calcext:value-type="float">
            <text:p>0</text:p>
          </table:table-cell>
          <table:table-cell table:formula="of:=IF(AND(WEEKDAY([.A28])=5;([.C28]-[.H28])&lt;40);45-([.C28]-[.H28]);0)" office:value-type="float" office:value="0" calcext:value-type="float">
            <text:p>0</text:p>
          </table:table-cell>
          <table:table-cell table:formula="of:=IF(AND(WEEKDAY([.A28])=5;([.C28]-[.H28])&lt;40);1;0)" office:value-type="float" office:value="0" calcext:value-type="float">
            <text:p>0</text:p>
          </table:table-cell>
          <table:table-cell table:formula="of:=IF(([.D28]-[.G28])&lt;5; 1;0)" office:value-type="float" office:value="0" calcext:value-type="float">
            <text:p>0</text:p>
          </table:table-cell>
          <table:table-cell table:formula="of:=IF([.D28]&gt;15;1;0)" office:value-type="float" office:value="1" calcext:value-type="float">
            <text:p>1</text:p>
          </table:table-cell>
          <table:table-cell table:formula="of:=ROUND([.D28]-[.G28];2)" office:value-type="float" office:value="20.01" calcext:value-type="float">
            <text:p>20,01</text:p>
          </table:table-cell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float" office:value="52" calcext:value-type="float">
            <text:p>52</text:p>
          </table:table-cell>
          <table:table-cell table:formula="of:=[.C28]-[.H28]+[.J28]" office:value-type="float" office:value="33.42" calcext:value-type="float">
            <text:p>33,42</text:p>
          </table:table-cell>
          <table:table-cell table:formula="of:=[.D28]-[.G28]+[.I28]" office:value-type="float" office:value="20.01" calcext:value-type="float">
            <text:p>20,01</text:p>
          </table:table-cell>
          <table:table-cell table:formula="of:=IF([.D29]&gt;15;[.B29];0.5*[.B29])" office:value-type="float" office:value="52" calcext:value-type="float">
            <text:p>52</text:p>
          </table:table-cell>
          <table:table-cell table:formula="of:=IF([.D29]&lt;=15;0.5*[.B29];0)" office:value-type="float" office:value="0" calcext:value-type="float">
            <text:p>0</text:p>
          </table:table-cell>
          <table:table-cell table:formula="of:=ROUND(([.E29]/100)*9;2)" office:value-type="float" office:value="4.68" calcext:value-type="float">
            <text:p>4,68</text:p>
          </table:table-cell>
          <table:table-cell table:formula="of:=ROUND(([.F29]/100)*6;2)" office:value-type="float" office:value="0" calcext:value-type="float">
            <text:p>0</text:p>
          </table:table-cell>
          <table:table-cell table:formula="of:=IF(([.D29]-[.G29])&lt;5; 30-([.D29]-[.G29]);0)" office:value-type="float" office:value="0" calcext:value-type="float">
            <text:p>0</text:p>
          </table:table-cell>
          <table:table-cell table:formula="of:=IF(AND(WEEKDAY([.A29])=5;([.C29]-[.H29])&lt;40);45-([.C29]-[.H29]);0)" office:value-type="float" office:value="0" calcext:value-type="float">
            <text:p>0</text:p>
          </table:table-cell>
          <table:table-cell table:formula="of:=IF(AND(WEEKDAY([.A29])=5;([.C29]-[.H29])&lt;40);1;0)" office:value-type="float" office:value="0" calcext:value-type="float">
            <text:p>0</text:p>
          </table:table-cell>
          <table:table-cell table:formula="of:=IF(([.D29]-[.G29])&lt;5; 1;0)" office:value-type="float" office:value="0" calcext:value-type="float">
            <text:p>0</text:p>
          </table:table-cell>
          <table:table-cell table:formula="of:=IF([.D29]&gt;15;1;0)" office:value-type="float" office:value="1" calcext:value-type="float">
            <text:p>1</text:p>
          </table:table-cell>
          <table:table-cell table:formula="of:=ROUND([.D29]-[.G29];2)" office:value-type="float" office:value="15.33" calcext:value-type="float">
            <text:p>15,33</text:p>
          </table:table-cell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float" office:value="65" calcext:value-type="float">
            <text:p>65</text:p>
          </table:table-cell>
          <table:table-cell table:formula="of:=[.C29]-[.H29]+[.J29]" office:value-type="float" office:value="33.42" calcext:value-type="float">
            <text:p>33,42</text:p>
          </table:table-cell>
          <table:table-cell table:formula="of:=[.D29]-[.G29]+[.I29]" office:value-type="float" office:value="15.33" calcext:value-type="float">
            <text:p>15,33</text:p>
          </table:table-cell>
          <table:table-cell table:formula="of:=IF([.D30]&gt;15;[.B30];0.5*[.B30])" office:value-type="float" office:value="65" calcext:value-type="float">
            <text:p>65</text:p>
          </table:table-cell>
          <table:table-cell table:formula="of:=IF([.D30]&lt;=15;0.5*[.B30];0)" office:value-type="float" office:value="0" calcext:value-type="float">
            <text:p>0</text:p>
          </table:table-cell>
          <table:table-cell table:formula="of:=ROUND(([.E30]/100)*9;2)" office:value-type="float" office:value="5.85" calcext:value-type="float">
            <text:p>5,85</text:p>
          </table:table-cell>
          <table:table-cell table:formula="of:=ROUND(([.F30]/100)*6;2)" office:value-type="float" office:value="0" calcext:value-type="float">
            <text:p>0</text:p>
          </table:table-cell>
          <table:table-cell table:formula="of:=IF(([.D30]-[.G30])&lt;5; 30-([.D30]-[.G30]);0)" office:value-type="float" office:value="0" calcext:value-type="float">
            <text:p>0</text:p>
          </table:table-cell>
          <table:table-cell table:formula="of:=IF(AND(WEEKDAY([.A30])=5;([.C30]-[.H30])&lt;40);45-([.C30]-[.H30]);0)" office:value-type="float" office:value="0" calcext:value-type="float">
            <text:p>0</text:p>
          </table:table-cell>
          <table:table-cell table:formula="of:=IF(AND(WEEKDAY([.A30])=5;([.C30]-[.H30])&lt;40);1;0)" office:value-type="float" office:value="0" calcext:value-type="float">
            <text:p>0</text:p>
          </table:table-cell>
          <table:table-cell table:formula="of:=IF(([.D30]-[.G30])&lt;5; 1;0)" office:value-type="float" office:value="0" calcext:value-type="float">
            <text:p>0</text:p>
          </table:table-cell>
          <table:table-cell table:formula="of:=IF([.D30]&gt;15;1;0)" office:value-type="float" office:value="1" calcext:value-type="float">
            <text:p>1</text:p>
          </table:table-cell>
          <table:table-cell table:formula="of:=ROUND([.D30]-[.G30];2)" office:value-type="float" office:value="9.48" calcext:value-type="float">
            <text:p>9,48</text:p>
          </table:table-cell>
        </table:table-row>
        <table:table-row table:style-name="ro1">
          <table:table-cell office:value-type="date" office:date-value="2014-01-30" calcext:value-type="date">
            <text:p>2014-01-30</text:p>
          </table:table-cell>
          <table:table-cell office:value-type="float" office:value="120" calcext:value-type="float">
            <text:p>120</text:p>
          </table:table-cell>
          <table:table-cell table:formula="of:=[.C30]-[.H30]+[.J30]" office:value-type="float" office:value="33.42" calcext:value-type="float">
            <text:p>33,42</text:p>
          </table:table-cell>
          <table:table-cell table:formula="of:=[.D30]-[.G30]+[.I30]" office:value-type="float" office:value="9.48" calcext:value-type="float">
            <text:p>9,48</text:p>
          </table:table-cell>
          <table:table-cell table:formula="of:=IF([.D31]&gt;15;[.B31];0.5*[.B31])" office:value-type="float" office:value="60" calcext:value-type="float">
            <text:p>60</text:p>
          </table:table-cell>
          <table:table-cell table:formula="of:=IF([.D31]&lt;=15;0.5*[.B31];0)" office:value-type="float" office:value="60" calcext:value-type="float">
            <text:p>60</text:p>
          </table:table-cell>
          <table:table-cell table:formula="of:=ROUND(([.E31]/100)*9;2)" office:value-type="float" office:value="5.4" calcext:value-type="float">
            <text:p>5,4</text:p>
          </table:table-cell>
          <table:table-cell table:formula="of:=ROUND(([.F31]/100)*6;2)" office:value-type="float" office:value="3.6" calcext:value-type="float">
            <text:p>3,6</text:p>
          </table:table-cell>
          <table:table-cell table:formula="of:=IF(([.D31]-[.G31])&lt;5; 30-([.D31]-[.G31]);0)" office:value-type="float" office:value="25.92" calcext:value-type="float">
            <text:p>25,92</text:p>
          </table:table-cell>
          <table:table-cell table:formula="of:=IF(AND(WEEKDAY([.A31])=5;([.C31]-[.H31])&lt;40);45-([.C31]-[.H31]);0)" office:value-type="float" office:value="15.18" calcext:value-type="float">
            <text:p>15,18</text:p>
          </table:table-cell>
          <table:table-cell table:formula="of:=IF(AND(WEEKDAY([.A31])=5;([.C31]-[.H31])&lt;40);1;0)" office:value-type="float" office:value="1" calcext:value-type="float">
            <text:p>1</text:p>
          </table:table-cell>
          <table:table-cell table:formula="of:=IF(([.D31]-[.G31])&lt;5; 1;0)" office:value-type="float" office:value="1" calcext:value-type="float">
            <text:p>1</text:p>
          </table:table-cell>
          <table:table-cell table:formula="of:=IF([.D31]&gt;15;1;0)" office:value-type="float" office:value="0" calcext:value-type="float">
            <text:p>0</text:p>
          </table:table-cell>
          <table:table-cell table:formula="of:=ROUND([.D31]-[.G31];2)" office:value-type="float" office:value="4.08" calcext:value-type="float">
            <text:p>4,08</text:p>
          </table:table-cell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float" office:value="113" calcext:value-type="float">
            <text:p>113</text:p>
          </table:table-cell>
          <table:table-cell table:formula="of:=[.C31]-[.H31]+[.J31]" office:value-type="float" office:value="45" calcext:value-type="float">
            <text:p>45</text:p>
          </table:table-cell>
          <table:table-cell table:formula="of:=[.D31]-[.G31]+[.I31]" office:value-type="float" office:value="30" calcext:value-type="float">
            <text:p>30</text:p>
          </table:table-cell>
          <table:table-cell table:formula="of:=IF([.D32]&gt;15;[.B32];0.5*[.B32])" office:value-type="float" office:value="113" calcext:value-type="float">
            <text:p>113</text:p>
          </table:table-cell>
          <table:table-cell table:formula="of:=IF([.D32]&lt;=15;0.5*[.B32];0)" office:value-type="float" office:value="0" calcext:value-type="float">
            <text:p>0</text:p>
          </table:table-cell>
          <table:table-cell table:formula="of:=ROUND(([.E32]/100)*9;2)" office:value-type="float" office:value="10.17" calcext:value-type="float">
            <text:p>10,17</text:p>
          </table:table-cell>
          <table:table-cell table:formula="of:=ROUND(([.F32]/100)*6;2)" office:value-type="float" office:value="0" calcext:value-type="float">
            <text:p>0</text:p>
          </table:table-cell>
          <table:table-cell table:formula="of:=IF(([.D32]-[.G32])&lt;5; 30-([.D32]-[.G32]);0)" office:value-type="float" office:value="0" calcext:value-type="float">
            <text:p>0</text:p>
          </table:table-cell>
          <table:table-cell table:formula="of:=IF(AND(WEEKDAY([.A32])=5;([.C32]-[.H32])&lt;40);45-([.C32]-[.H32]);0)" office:value-type="float" office:value="0" calcext:value-type="float">
            <text:p>0</text:p>
          </table:table-cell>
          <table:table-cell table:formula="of:=IF(AND(WEEKDAY([.A32])=5;([.C32]-[.H32])&lt;40);1;0)" office:value-type="float" office:value="0" calcext:value-type="float">
            <text:p>0</text:p>
          </table:table-cell>
          <table:table-cell table:formula="of:=IF(([.D32]-[.G32])&lt;5; 1;0)" office:value-type="float" office:value="0" calcext:value-type="float">
            <text:p>0</text:p>
          </table:table-cell>
          <table:table-cell table:formula="of:=IF([.D32]&gt;15;1;0)" office:value-type="float" office:value="1" calcext:value-type="float">
            <text:p>1</text:p>
          </table:table-cell>
          <table:table-cell table:formula="of:=ROUND([.D32]-[.G32];2)" office:value-type="float" office:value="19.83" calcext:value-type="float">
            <text:p>19,8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0" calcext:value-type="float">
            <text:p>110</text:p>
          </table:table-cell>
          <table:table-cell table:formula="of:=[.C32]-[.H32]+[.J32]" office:value-type="float" office:value="45" calcext:value-type="float">
            <text:p>45</text:p>
          </table:table-cell>
          <table:table-cell table:formula="of:=[.D32]-[.G32]+[.I32]" office:value-type="float" office:value="19.83" calcext:value-type="float">
            <text:p>19,83</text:p>
          </table:table-cell>
          <table:table-cell table:formula="of:=IF([.D33]&gt;15;[.B33];0.5*[.B33])" office:value-type="float" office:value="110" calcext:value-type="float">
            <text:p>110</text:p>
          </table:table-cell>
          <table:table-cell table:formula="of:=IF([.D33]&lt;=15;0.5*[.B33];0)" office:value-type="float" office:value="0" calcext:value-type="float">
            <text:p>0</text:p>
          </table:table-cell>
          <table:table-cell table:formula="of:=ROUND(([.E33]/100)*9;2)" office:value-type="float" office:value="9.9" calcext:value-type="float">
            <text:p>9,9</text:p>
          </table:table-cell>
          <table:table-cell table:formula="of:=ROUND(([.F33]/100)*6;2)" office:value-type="float" office:value="0" calcext:value-type="float">
            <text:p>0</text:p>
          </table:table-cell>
          <table:table-cell table:formula="of:=IF(([.D33]-[.G33])&lt;5; 30-([.D33]-[.G33]);0)" office:value-type="float" office:value="0" calcext:value-type="float">
            <text:p>0</text:p>
          </table:table-cell>
          <table:table-cell table:formula="of:=IF(AND(WEEKDAY([.A33])=5;([.C33]-[.H33])&lt;40);45-([.C33]-[.H33]);0)" office:value-type="float" office:value="0" calcext:value-type="float">
            <text:p>0</text:p>
          </table:table-cell>
          <table:table-cell table:formula="of:=IF(AND(WEEKDAY([.A33])=5;([.C33]-[.H33])&lt;40);1;0)" office:value-type="float" office:value="0" calcext:value-type="float">
            <text:p>0</text:p>
          </table:table-cell>
          <table:table-cell table:formula="of:=IF(([.D33]-[.G33])&lt;5; 1;0)" office:value-type="float" office:value="0" calcext:value-type="float">
            <text:p>0</text:p>
          </table:table-cell>
          <table:table-cell table:formula="of:=IF([.D33]&gt;15;1;0)" office:value-type="float" office:value="1" calcext:value-type="float">
            <text:p>1</text:p>
          </table:table-cell>
          <table:table-cell table:formula="of:=ROUND([.D33]-[.G33];2)" office:value-type="float" office:value="9.93" calcext:value-type="float">
            <text:p>9,93</text:p>
          </table:table-cell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float" office:value="135" calcext:value-type="float">
            <text:p>135</text:p>
          </table:table-cell>
          <table:table-cell table:formula="of:=[.C33]-[.H33]+[.J33]" office:value-type="float" office:value="45" calcext:value-type="float">
            <text:p>45</text:p>
          </table:table-cell>
          <table:table-cell table:formula="of:=[.D33]-[.G33]+[.I33]" office:value-type="float" office:value="9.93" calcext:value-type="float">
            <text:p>9,93</text:p>
          </table:table-cell>
          <table:table-cell table:formula="of:=IF([.D34]&gt;15;[.B34];0.5*[.B34])" office:value-type="float" office:value="67.5" calcext:value-type="float">
            <text:p>67,5</text:p>
          </table:table-cell>
          <table:table-cell table:formula="of:=IF([.D34]&lt;=15;0.5*[.B34];0)" office:value-type="float" office:value="67.5" calcext:value-type="float">
            <text:p>67,5</text:p>
          </table:table-cell>
          <table:table-cell table:formula="of:=ROUND(([.E34]/100)*9;2)" office:value-type="float" office:value="6.08" calcext:value-type="float">
            <text:p>6,08</text:p>
          </table:table-cell>
          <table:table-cell table:formula="of:=ROUND(([.F34]/100)*6;2)" office:value-type="float" office:value="4.05" calcext:value-type="float">
            <text:p>4,05</text:p>
          </table:table-cell>
          <table:table-cell table:formula="of:=IF(([.D34]-[.G34])&lt;5; 30-([.D34]-[.G34]);0)" office:value-type="float" office:value="26.15" calcext:value-type="float">
            <text:p>26,15</text:p>
          </table:table-cell>
          <table:table-cell table:formula="of:=IF(AND(WEEKDAY([.A34])=5;([.C34]-[.H34])&lt;40);45-([.C34]-[.H34]);0)" office:value-type="float" office:value="0" calcext:value-type="float">
            <text:p>0</text:p>
          </table:table-cell>
          <table:table-cell table:formula="of:=IF(AND(WEEKDAY([.A34])=5;([.C34]-[.H34])&lt;40);1;0)" office:value-type="float" office:value="0" calcext:value-type="float">
            <text:p>0</text:p>
          </table:table-cell>
          <table:table-cell table:formula="of:=IF(([.D34]-[.G34])&lt;5; 1;0)" office:value-type="float" office:value="1" calcext:value-type="float">
            <text:p>1</text:p>
          </table:table-cell>
          <table:table-cell table:formula="of:=IF([.D34]&gt;15;1;0)" office:value-type="float" office:value="0" calcext:value-type="float">
            <text:p>0</text:p>
          </table:table-cell>
          <table:table-cell table:formula="of:=ROUND([.D34]-[.G34];2)" office:value-type="float" office:value="3.85" calcext:value-type="float">
            <text:p>3,85</text:p>
          </table:table-cell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float" office:value="37" calcext:value-type="float">
            <text:p>37</text:p>
          </table:table-cell>
          <table:table-cell table:formula="of:=[.C34]-[.H34]+[.J34]" office:value-type="float" office:value="40.95" calcext:value-type="float">
            <text:p>40,95</text:p>
          </table:table-cell>
          <table:table-cell table:formula="of:=[.D34]-[.G34]+[.I34]" office:value-type="float" office:value="30" calcext:value-type="float">
            <text:p>30</text:p>
          </table:table-cell>
          <table:table-cell table:formula="of:=IF([.D35]&gt;15;[.B35];0.5*[.B35])" office:value-type="float" office:value="37" calcext:value-type="float">
            <text:p>37</text:p>
          </table:table-cell>
          <table:table-cell table:formula="of:=IF([.D35]&lt;=15;0.5*[.B35];0)" office:value-type="float" office:value="0" calcext:value-type="float">
            <text:p>0</text:p>
          </table:table-cell>
          <table:table-cell table:formula="of:=ROUND(([.E35]/100)*9;2)" office:value-type="float" office:value="3.33" calcext:value-type="float">
            <text:p>3,33</text:p>
          </table:table-cell>
          <table:table-cell table:formula="of:=ROUND(([.F35]/100)*6;2)" office:value-type="float" office:value="0" calcext:value-type="float">
            <text:p>0</text:p>
          </table:table-cell>
          <table:table-cell table:formula="of:=IF(([.D35]-[.G35])&lt;5; 30-([.D35]-[.G35]);0)" office:value-type="float" office:value="0" calcext:value-type="float">
            <text:p>0</text:p>
          </table:table-cell>
          <table:table-cell table:formula="of:=IF(AND(WEEKDAY([.A35])=5;([.C35]-[.H35])&lt;40);45-([.C35]-[.H35]);0)" office:value-type="float" office:value="0" calcext:value-type="float">
            <text:p>0</text:p>
          </table:table-cell>
          <table:table-cell table:formula="of:=IF(AND(WEEKDAY([.A35])=5;([.C35]-[.H35])&lt;40);1;0)" office:value-type="float" office:value="0" calcext:value-type="float">
            <text:p>0</text:p>
          </table:table-cell>
          <table:table-cell table:formula="of:=IF(([.D35]-[.G35])&lt;5; 1;0)" office:value-type="float" office:value="0" calcext:value-type="float">
            <text:p>0</text:p>
          </table:table-cell>
          <table:table-cell table:formula="of:=IF([.D35]&gt;15;1;0)" office:value-type="float" office:value="1" calcext:value-type="float">
            <text:p>1</text:p>
          </table:table-cell>
          <table:table-cell table:formula="of:=ROUND([.D35]-[.G35];2)" office:value-type="float" office:value="26.67" calcext:value-type="float">
            <text:p>26,67</text:p>
          </table:table-cell>
        </table:table-row>
        <table:table-row table:style-name="ro1">
          <table:table-cell office:value-type="date" office:date-value="2014-02-04" calcext:value-type="date">
            <text:p>2014-02-04</text:p>
          </table:table-cell>
          <table:table-cell office:value-type="float" office:value="113" calcext:value-type="float">
            <text:p>113</text:p>
          </table:table-cell>
          <table:table-cell table:formula="of:=[.C35]-[.H35]+[.J35]" office:value-type="float" office:value="40.95" calcext:value-type="float">
            <text:p>40,95</text:p>
          </table:table-cell>
          <table:table-cell table:formula="of:=[.D35]-[.G35]+[.I35]" office:value-type="float" office:value="26.67" calcext:value-type="float">
            <text:p>26,67</text:p>
          </table:table-cell>
          <table:table-cell table:formula="of:=IF([.D36]&gt;15;[.B36];0.5*[.B36])" office:value-type="float" office:value="113" calcext:value-type="float">
            <text:p>113</text:p>
          </table:table-cell>
          <table:table-cell table:formula="of:=IF([.D36]&lt;=15;0.5*[.B36];0)" office:value-type="float" office:value="0" calcext:value-type="float">
            <text:p>0</text:p>
          </table:table-cell>
          <table:table-cell table:formula="of:=ROUND(([.E36]/100)*9;2)" office:value-type="float" office:value="10.17" calcext:value-type="float">
            <text:p>10,17</text:p>
          </table:table-cell>
          <table:table-cell table:formula="of:=ROUND(([.F36]/100)*6;2)" office:value-type="float" office:value="0" calcext:value-type="float">
            <text:p>0</text:p>
          </table:table-cell>
          <table:table-cell table:formula="of:=IF(([.D36]-[.G36])&lt;5; 30-([.D36]-[.G36]);0)" office:value-type="float" office:value="0" calcext:value-type="float">
            <text:p>0</text:p>
          </table:table-cell>
          <table:table-cell table:formula="of:=IF(AND(WEEKDAY([.A36])=5;([.C36]-[.H36])&lt;40);45-([.C36]-[.H36]);0)" office:value-type="float" office:value="0" calcext:value-type="float">
            <text:p>0</text:p>
          </table:table-cell>
          <table:table-cell table:formula="of:=IF(AND(WEEKDAY([.A36])=5;([.C36]-[.H36])&lt;40);1;0)" office:value-type="float" office:value="0" calcext:value-type="float">
            <text:p>0</text:p>
          </table:table-cell>
          <table:table-cell table:formula="of:=IF(([.D36]-[.G36])&lt;5; 1;0)" office:value-type="float" office:value="0" calcext:value-type="float">
            <text:p>0</text:p>
          </table:table-cell>
          <table:table-cell table:formula="of:=IF([.D36]&gt;15;1;0)" office:value-type="float" office:value="1" calcext:value-type="float">
            <text:p>1</text:p>
          </table:table-cell>
          <table:table-cell table:formula="of:=ROUND([.D36]-[.G36];2)" office:value-type="float" office:value="16.5" calcext:value-type="float">
            <text:p>16,5</text:p>
          </table:table-cell>
        </table:table-row>
        <table:table-row table:style-name="ro1">
          <table:table-cell office:value-type="date" office:date-value="2014-02-05" calcext:value-type="date">
            <text:p>2014-02-05</text:p>
          </table:table-cell>
          <table:table-cell office:value-type="float" office:value="79" calcext:value-type="float">
            <text:p>79</text:p>
          </table:table-cell>
          <table:table-cell table:formula="of:=[.C36]-[.H36]+[.J36]" office:value-type="float" office:value="40.95" calcext:value-type="float">
            <text:p>40,95</text:p>
          </table:table-cell>
          <table:table-cell table:formula="of:=[.D36]-[.G36]+[.I36]" office:value-type="float" office:value="16.5" calcext:value-type="float">
            <text:p>16,5</text:p>
          </table:table-cell>
          <table:table-cell table:formula="of:=IF([.D37]&gt;15;[.B37];0.5*[.B37])" office:value-type="float" office:value="79" calcext:value-type="float">
            <text:p>79</text:p>
          </table:table-cell>
          <table:table-cell table:formula="of:=IF([.D37]&lt;=15;0.5*[.B37];0)" office:value-type="float" office:value="0" calcext:value-type="float">
            <text:p>0</text:p>
          </table:table-cell>
          <table:table-cell table:formula="of:=ROUND(([.E37]/100)*9;2)" office:value-type="float" office:value="7.11" calcext:value-type="float">
            <text:p>7,11</text:p>
          </table:table-cell>
          <table:table-cell table:formula="of:=ROUND(([.F37]/100)*6;2)" office:value-type="float" office:value="0" calcext:value-type="float">
            <text:p>0</text:p>
          </table:table-cell>
          <table:table-cell table:formula="of:=IF(([.D37]-[.G37])&lt;5; 30-([.D37]-[.G37]);0)" office:value-type="float" office:value="0" calcext:value-type="float">
            <text:p>0</text:p>
          </table:table-cell>
          <table:table-cell table:formula="of:=IF(AND(WEEKDAY([.A37])=5;([.C37]-[.H37])&lt;40);45-([.C37]-[.H37]);0)" office:value-type="float" office:value="0" calcext:value-type="float">
            <text:p>0</text:p>
          </table:table-cell>
          <table:table-cell table:formula="of:=IF(AND(WEEKDAY([.A37])=5;([.C37]-[.H37])&lt;40);1;0)" office:value-type="float" office:value="0" calcext:value-type="float">
            <text:p>0</text:p>
          </table:table-cell>
          <table:table-cell table:formula="of:=IF(([.D37]-[.G37])&lt;5; 1;0)" office:value-type="float" office:value="0" calcext:value-type="float">
            <text:p>0</text:p>
          </table:table-cell>
          <table:table-cell table:formula="of:=IF([.D37]&gt;15;1;0)" office:value-type="float" office:value="1" calcext:value-type="float">
            <text:p>1</text:p>
          </table:table-cell>
          <table:table-cell table:formula="of:=ROUND([.D37]-[.G37];2)" office:value-type="float" office:value="9.39" calcext:value-type="float">
            <text:p>9,39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94" calcext:value-type="float">
            <text:p>94</text:p>
          </table:table-cell>
          <table:table-cell table:formula="of:=[.C37]-[.H37]+[.J37]" office:value-type="float" office:value="40.95" calcext:value-type="float">
            <text:p>40,95</text:p>
          </table:table-cell>
          <table:table-cell table:formula="of:=[.D37]-[.G37]+[.I37]" office:value-type="float" office:value="9.39" calcext:value-type="float">
            <text:p>9,39</text:p>
          </table:table-cell>
          <table:table-cell table:formula="of:=IF([.D38]&gt;15;[.B38];0.5*[.B38])" office:value-type="float" office:value="47" calcext:value-type="float">
            <text:p>47</text:p>
          </table:table-cell>
          <table:table-cell table:formula="of:=IF([.D38]&lt;=15;0.5*[.B38];0)" office:value-type="float" office:value="47" calcext:value-type="float">
            <text:p>47</text:p>
          </table:table-cell>
          <table:table-cell table:formula="of:=ROUND(([.E38]/100)*9;2)" office:value-type="float" office:value="4.23" calcext:value-type="float">
            <text:p>4,23</text:p>
          </table:table-cell>
          <table:table-cell table:formula="of:=ROUND(([.F38]/100)*6;2)" office:value-type="float" office:value="2.82" calcext:value-type="float">
            <text:p>2,82</text:p>
          </table:table-cell>
          <table:table-cell table:formula="of:=IF(([.D38]-[.G38])&lt;5; 30-([.D38]-[.G38]);0)" office:value-type="float" office:value="0" calcext:value-type="float">
            <text:p>0</text:p>
          </table:table-cell>
          <table:table-cell table:formula="of:=IF(AND(WEEKDAY([.A38])=5;([.C38]-[.H38])&lt;40);45-([.C38]-[.H38]);0)" office:value-type="float" office:value="6.87" calcext:value-type="float">
            <text:p>6,87</text:p>
          </table:table-cell>
          <table:table-cell table:formula="of:=IF(AND(WEEKDAY([.A38])=5;([.C38]-[.H38])&lt;40);1;0)" office:value-type="float" office:value="1" calcext:value-type="float">
            <text:p>1</text:p>
          </table:table-cell>
          <table:table-cell table:formula="of:=IF(([.D38]-[.G38])&lt;5; 1;0)" office:value-type="float" office:value="0" calcext:value-type="float">
            <text:p>0</text:p>
          </table:table-cell>
          <table:table-cell table:formula="of:=IF([.D38]&gt;15;1;0)" office:value-type="float" office:value="0" calcext:value-type="float">
            <text:p>0</text:p>
          </table:table-cell>
          <table:table-cell table:formula="of:=ROUND([.D38]-[.G38];2)" office:value-type="float" office:value="5.16" calcext:value-type="float">
            <text:p>5,16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float" office:value="35" calcext:value-type="float">
            <text:p>35</text:p>
          </table:table-cell>
          <table:table-cell table:formula="of:=[.C38]-[.H38]+[.J38]" office:value-type="float" office:value="45" calcext:value-type="float">
            <text:p>45</text:p>
          </table:table-cell>
          <table:table-cell table:formula="of:=[.D38]-[.G38]+[.I38]" office:value-type="float" office:value="5.16" calcext:value-type="float">
            <text:p>5,16</text:p>
          </table:table-cell>
          <table:table-cell table:formula="of:=IF([.D39]&gt;15;[.B39];0.5*[.B39])" office:value-type="float" office:value="17.5" calcext:value-type="float">
            <text:p>17,5</text:p>
          </table:table-cell>
          <table:table-cell table:formula="of:=IF([.D39]&lt;=15;0.5*[.B39];0)" office:value-type="float" office:value="17.5" calcext:value-type="float">
            <text:p>17,5</text:p>
          </table:table-cell>
          <table:table-cell table:formula="of:=ROUND(([.E39]/100)*9;2)" office:value-type="float" office:value="1.58" calcext:value-type="float">
            <text:p>1,58</text:p>
          </table:table-cell>
          <table:table-cell table:formula="of:=ROUND(([.F39]/100)*6;2)" office:value-type="float" office:value="1.05" calcext:value-type="float">
            <text:p>1,05</text:p>
          </table:table-cell>
          <table:table-cell table:formula="of:=IF(([.D39]-[.G39])&lt;5; 30-([.D39]-[.G39]);0)" office:value-type="float" office:value="26.42" calcext:value-type="float">
            <text:p>26,42</text:p>
          </table:table-cell>
          <table:table-cell table:formula="of:=IF(AND(WEEKDAY([.A39])=5;([.C39]-[.H39])&lt;40);45-([.C39]-[.H39]);0)" office:value-type="float" office:value="0" calcext:value-type="float">
            <text:p>0</text:p>
          </table:table-cell>
          <table:table-cell table:formula="of:=IF(AND(WEEKDAY([.A39])=5;([.C39]-[.H39])&lt;40);1;0)" office:value-type="float" office:value="0" calcext:value-type="float">
            <text:p>0</text:p>
          </table:table-cell>
          <table:table-cell table:formula="of:=IF(([.D39]-[.G39])&lt;5; 1;0)" office:value-type="float" office:value="1" calcext:value-type="float">
            <text:p>1</text:p>
          </table:table-cell>
          <table:table-cell table:formula="of:=IF([.D39]&gt;15;1;0)" office:value-type="float" office:value="0" calcext:value-type="float">
            <text:p>0</text:p>
          </table:table-cell>
          <table:table-cell table:formula="of:=ROUND([.D39]-[.G39];2)" office:value-type="float" office:value="3.58" calcext:value-type="float">
            <text:p>3,58</text:p>
          </table:table-cell>
        </table:table-row>
        <table:table-row table:style-name="ro1">
          <table:table-cell office:value-type="date" office:date-value="2014-02-08" calcext:value-type="date">
            <text:p>2014-02-08</text:p>
          </table:table-cell>
          <table:table-cell office:value-type="float" office:value="54" calcext:value-type="float">
            <text:p>54</text:p>
          </table:table-cell>
          <table:table-cell table:formula="of:=[.C39]-[.H39]+[.J39]" office:value-type="float" office:value="43.95" calcext:value-type="float">
            <text:p>43,95</text:p>
          </table:table-cell>
          <table:table-cell table:formula="of:=[.D39]-[.G39]+[.I39]" office:value-type="float" office:value="30" calcext:value-type="float">
            <text:p>30</text:p>
          </table:table-cell>
          <table:table-cell table:formula="of:=IF([.D40]&gt;15;[.B40];0.5*[.B40])" office:value-type="float" office:value="54" calcext:value-type="float">
            <text:p>54</text:p>
          </table:table-cell>
          <table:table-cell table:formula="of:=IF([.D40]&lt;=15;0.5*[.B40];0)" office:value-type="float" office:value="0" calcext:value-type="float">
            <text:p>0</text:p>
          </table:table-cell>
          <table:table-cell table:formula="of:=ROUND(([.E40]/100)*9;2)" office:value-type="float" office:value="4.86" calcext:value-type="float">
            <text:p>4,86</text:p>
          </table:table-cell>
          <table:table-cell table:formula="of:=ROUND(([.F40]/100)*6;2)" office:value-type="float" office:value="0" calcext:value-type="float">
            <text:p>0</text:p>
          </table:table-cell>
          <table:table-cell table:formula="of:=IF(([.D40]-[.G40])&lt;5; 30-([.D40]-[.G40]);0)" office:value-type="float" office:value="0" calcext:value-type="float">
            <text:p>0</text:p>
          </table:table-cell>
          <table:table-cell table:formula="of:=IF(AND(WEEKDAY([.A40])=5;([.C40]-[.H40])&lt;40);45-([.C40]-[.H40]);0)" office:value-type="float" office:value="0" calcext:value-type="float">
            <text:p>0</text:p>
          </table:table-cell>
          <table:table-cell table:formula="of:=IF(AND(WEEKDAY([.A40])=5;([.C40]-[.H40])&lt;40);1;0)" office:value-type="float" office:value="0" calcext:value-type="float">
            <text:p>0</text:p>
          </table:table-cell>
          <table:table-cell table:formula="of:=IF(([.D40]-[.G40])&lt;5; 1;0)" office:value-type="float" office:value="0" calcext:value-type="float">
            <text:p>0</text:p>
          </table:table-cell>
          <table:table-cell table:formula="of:=IF([.D40]&gt;15;1;0)" office:value-type="float" office:value="1" calcext:value-type="float">
            <text:p>1</text:p>
          </table:table-cell>
          <table:table-cell table:formula="of:=ROUND([.D40]-[.G40];2)" office:value-type="float" office:value="25.14" calcext:value-type="float">
            <text:p>25,14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57" calcext:value-type="float">
            <text:p>57</text:p>
          </table:table-cell>
          <table:table-cell table:formula="of:=[.C40]-[.H40]+[.J40]" office:value-type="float" office:value="43.95" calcext:value-type="float">
            <text:p>43,95</text:p>
          </table:table-cell>
          <table:table-cell table:formula="of:=[.D40]-[.G40]+[.I40]" office:value-type="float" office:value="25.14" calcext:value-type="float">
            <text:p>25,14</text:p>
          </table:table-cell>
          <table:table-cell table:formula="of:=IF([.D41]&gt;15;[.B41];0.5*[.B41])" office:value-type="float" office:value="57" calcext:value-type="float">
            <text:p>57</text:p>
          </table:table-cell>
          <table:table-cell table:formula="of:=IF([.D41]&lt;=15;0.5*[.B41];0)" office:value-type="float" office:value="0" calcext:value-type="float">
            <text:p>0</text:p>
          </table:table-cell>
          <table:table-cell table:formula="of:=ROUND(([.E41]/100)*9;2)" office:value-type="float" office:value="5.13" calcext:value-type="float">
            <text:p>5,13</text:p>
          </table:table-cell>
          <table:table-cell table:formula="of:=ROUND(([.F41]/100)*6;2)" office:value-type="float" office:value="0" calcext:value-type="float">
            <text:p>0</text:p>
          </table:table-cell>
          <table:table-cell table:formula="of:=IF(([.D41]-[.G41])&lt;5; 30-([.D41]-[.G41]);0)" office:value-type="float" office:value="0" calcext:value-type="float">
            <text:p>0</text:p>
          </table:table-cell>
          <table:table-cell table:formula="of:=IF(AND(WEEKDAY([.A41])=5;([.C41]-[.H41])&lt;40);45-([.C41]-[.H41]);0)" office:value-type="float" office:value="0" calcext:value-type="float">
            <text:p>0</text:p>
          </table:table-cell>
          <table:table-cell table:formula="of:=IF(AND(WEEKDAY([.A41])=5;([.C41]-[.H41])&lt;40);1;0)" office:value-type="float" office:value="0" calcext:value-type="float">
            <text:p>0</text:p>
          </table:table-cell>
          <table:table-cell table:formula="of:=IF(([.D41]-[.G41])&lt;5; 1;0)" office:value-type="float" office:value="0" calcext:value-type="float">
            <text:p>0</text:p>
          </table:table-cell>
          <table:table-cell table:formula="of:=IF([.D41]&gt;15;1;0)" office:value-type="float" office:value="1" calcext:value-type="float">
            <text:p>1</text:p>
          </table:table-cell>
          <table:table-cell table:formula="of:=ROUND([.D41]-[.G41];2)" office:value-type="float" office:value="20.01" calcext:value-type="float">
            <text:p>20,01</text:p>
          </table:table-cell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float" office:value="147" calcext:value-type="float">
            <text:p>147</text:p>
          </table:table-cell>
          <table:table-cell table:formula="of:=[.C41]-[.H41]+[.J41]" office:value-type="float" office:value="43.95" calcext:value-type="float">
            <text:p>43,95</text:p>
          </table:table-cell>
          <table:table-cell table:formula="of:=[.D41]-[.G41]+[.I41]" office:value-type="float" office:value="20.01" calcext:value-type="float">
            <text:p>20,01</text:p>
          </table:table-cell>
          <table:table-cell table:formula="of:=IF([.D42]&gt;15;[.B42];0.5*[.B42])" office:value-type="float" office:value="147" calcext:value-type="float">
            <text:p>147</text:p>
          </table:table-cell>
          <table:table-cell table:formula="of:=IF([.D42]&lt;=15;0.5*[.B42];0)" office:value-type="float" office:value="0" calcext:value-type="float">
            <text:p>0</text:p>
          </table:table-cell>
          <table:table-cell table:formula="of:=ROUND(([.E42]/100)*9;2)" office:value-type="float" office:value="13.23" calcext:value-type="float">
            <text:p>13,23</text:p>
          </table:table-cell>
          <table:table-cell table:formula="of:=ROUND(([.F42]/100)*6;2)" office:value-type="float" office:value="0" calcext:value-type="float">
            <text:p>0</text:p>
          </table:table-cell>
          <table:table-cell table:formula="of:=IF(([.D42]-[.G42])&lt;5; 30-([.D42]-[.G42]);0)" office:value-type="float" office:value="0" calcext:value-type="float">
            <text:p>0</text:p>
          </table:table-cell>
          <table:table-cell table:formula="of:=IF(AND(WEEKDAY([.A42])=5;([.C42]-[.H42])&lt;40);45-([.C42]-[.H42]);0)" office:value-type="float" office:value="0" calcext:value-type="float">
            <text:p>0</text:p>
          </table:table-cell>
          <table:table-cell table:formula="of:=IF(AND(WEEKDAY([.A42])=5;([.C42]-[.H42])&lt;40);1;0)" office:value-type="float" office:value="0" calcext:value-type="float">
            <text:p>0</text:p>
          </table:table-cell>
          <table:table-cell table:formula="of:=IF(([.D42]-[.G42])&lt;5; 1;0)" office:value-type="float" office:value="0" calcext:value-type="float">
            <text:p>0</text:p>
          </table:table-cell>
          <table:table-cell table:formula="of:=IF([.D42]&gt;15;1;0)" office:value-type="float" office:value="1" calcext:value-type="float">
            <text:p>1</text:p>
          </table:table-cell>
          <table:table-cell table:formula="of:=ROUND([.D42]-[.G42];2)" office:value-type="float" office:value="6.78" calcext:value-type="float">
            <text:p>6,78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float" office:value="144" calcext:value-type="float">
            <text:p>144</text:p>
          </table:table-cell>
          <table:table-cell table:formula="of:=[.C42]-[.H42]+[.J42]" office:value-type="float" office:value="43.95" calcext:value-type="float">
            <text:p>43,95</text:p>
          </table:table-cell>
          <table:table-cell table:formula="of:=[.D42]-[.G42]+[.I42]" office:value-type="float" office:value="6.78" calcext:value-type="float">
            <text:p>6,78</text:p>
          </table:table-cell>
          <table:table-cell table:formula="of:=IF([.D43]&gt;15;[.B43];0.5*[.B43])" office:value-type="float" office:value="72" calcext:value-type="float">
            <text:p>72</text:p>
          </table:table-cell>
          <table:table-cell table:formula="of:=IF([.D43]&lt;=15;0.5*[.B43];0)" office:value-type="float" office:value="72" calcext:value-type="float">
            <text:p>72</text:p>
          </table:table-cell>
          <table:table-cell table:formula="of:=ROUND(([.E43]/100)*9;2)" office:value-type="float" office:value="6.48" calcext:value-type="float">
            <text:p>6,48</text:p>
          </table:table-cell>
          <table:table-cell table:formula="of:=ROUND(([.F43]/100)*6;2)" office:value-type="float" office:value="4.32" calcext:value-type="float">
            <text:p>4,32</text:p>
          </table:table-cell>
          <table:table-cell table:formula="of:=IF(([.D43]-[.G43])&lt;5; 30-([.D43]-[.G43]);0)" office:value-type="float" office:value="29.7" calcext:value-type="float">
            <text:p>29,7</text:p>
          </table:table-cell>
          <table:table-cell table:formula="of:=IF(AND(WEEKDAY([.A43])=5;([.C43]-[.H43])&lt;40);45-([.C43]-[.H43]);0)" office:value-type="float" office:value="0" calcext:value-type="float">
            <text:p>0</text:p>
          </table:table-cell>
          <table:table-cell table:formula="of:=IF(AND(WEEKDAY([.A43])=5;([.C43]-[.H43])&lt;40);1;0)" office:value-type="float" office:value="0" calcext:value-type="float">
            <text:p>0</text:p>
          </table:table-cell>
          <table:table-cell table:formula="of:=IF(([.D43]-[.G43])&lt;5; 1;0)" office:value-type="float" office:value="1" calcext:value-type="float">
            <text:p>1</text:p>
          </table:table-cell>
          <table:table-cell table:formula="of:=IF([.D43]&gt;15;1;0)" office:value-type="float" office:value="0" calcext:value-type="float">
            <text:p>0</text:p>
          </table:table-cell>
          <table:table-cell table:formula="of:=ROUND([.D43]-[.G43];2)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float" office:value="50" calcext:value-type="float">
            <text:p>50</text:p>
          </table:table-cell>
          <table:table-cell table:formula="of:=[.C43]-[.H43]+[.J43]" office:value-type="float" office:value="39.63" calcext:value-type="float">
            <text:p>39,63</text:p>
          </table:table-cell>
          <table:table-cell table:formula="of:=[.D43]-[.G43]+[.I43]" office:value-type="float" office:value="30" calcext:value-type="float">
            <text:p>30</text:p>
          </table:table-cell>
          <table:table-cell table:formula="of:=IF([.D44]&gt;15;[.B44];0.5*[.B44])" office:value-type="float" office:value="50" calcext:value-type="float">
            <text:p>50</text:p>
          </table:table-cell>
          <table:table-cell table:formula="of:=IF([.D44]&lt;=15;0.5*[.B44];0)" office:value-type="float" office:value="0" calcext:value-type="float">
            <text:p>0</text:p>
          </table:table-cell>
          <table:table-cell table:formula="of:=ROUND(([.E44]/100)*9;2)" office:value-type="float" office:value="4.5" calcext:value-type="float">
            <text:p>4,5</text:p>
          </table:table-cell>
          <table:table-cell table:formula="of:=ROUND(([.F44]/100)*6;2)" office:value-type="float" office:value="0" calcext:value-type="float">
            <text:p>0</text:p>
          </table:table-cell>
          <table:table-cell table:formula="of:=IF(([.D44]-[.G44])&lt;5; 30-([.D44]-[.G44]);0)" office:value-type="float" office:value="0" calcext:value-type="float">
            <text:p>0</text:p>
          </table:table-cell>
          <table:table-cell table:formula="of:=IF(AND(WEEKDAY([.A44])=5;([.C44]-[.H44])&lt;40);45-([.C44]-[.H44]);0)" office:value-type="float" office:value="0" calcext:value-type="float">
            <text:p>0</text:p>
          </table:table-cell>
          <table:table-cell table:formula="of:=IF(AND(WEEKDAY([.A44])=5;([.C44]-[.H44])&lt;40);1;0)" office:value-type="float" office:value="0" calcext:value-type="float">
            <text:p>0</text:p>
          </table:table-cell>
          <table:table-cell table:formula="of:=IF(([.D44]-[.G44])&lt;5; 1;0)" office:value-type="float" office:value="0" calcext:value-type="float">
            <text:p>0</text:p>
          </table:table-cell>
          <table:table-cell table:formula="of:=IF([.D44]&gt;15;1;0)" office:value-type="float" office:value="1" calcext:value-type="float">
            <text:p>1</text:p>
          </table:table-cell>
          <table:table-cell table:formula="of:=ROUND([.D44]-[.G44];2)" office:value-type="float" office:value="25.5" calcext:value-type="float">
            <text:p>25,5</text:p>
          </table:table-cell>
        </table:table-row>
        <table:table-row table:style-name="ro1">
          <table:table-cell office:value-type="date" office:date-value="2014-02-13" calcext:value-type="date">
            <text:p>2014-02-13</text:p>
          </table:table-cell>
          <table:table-cell office:value-type="float" office:value="129" calcext:value-type="float">
            <text:p>129</text:p>
          </table:table-cell>
          <table:table-cell table:formula="of:=[.C44]-[.H44]+[.J44]" office:value-type="float" office:value="39.63" calcext:value-type="float">
            <text:p>39,63</text:p>
          </table:table-cell>
          <table:table-cell table:formula="of:=[.D44]-[.G44]+[.I44]" office:value-type="float" office:value="25.5" calcext:value-type="float">
            <text:p>25,5</text:p>
          </table:table-cell>
          <table:table-cell table:formula="of:=IF([.D45]&gt;15;[.B45];0.5*[.B45])" office:value-type="float" office:value="129" calcext:value-type="float">
            <text:p>129</text:p>
          </table:table-cell>
          <table:table-cell table:formula="of:=IF([.D45]&lt;=15;0.5*[.B45];0)" office:value-type="float" office:value="0" calcext:value-type="float">
            <text:p>0</text:p>
          </table:table-cell>
          <table:table-cell table:formula="of:=ROUND(([.E45]/100)*9;2)" office:value-type="float" office:value="11.61" calcext:value-type="float">
            <text:p>11,61</text:p>
          </table:table-cell>
          <table:table-cell table:formula="of:=ROUND(([.F45]/100)*6;2)" office:value-type="float" office:value="0" calcext:value-type="float">
            <text:p>0</text:p>
          </table:table-cell>
          <table:table-cell table:formula="of:=IF(([.D45]-[.G45])&lt;5; 30-([.D45]-[.G45]);0)" office:value-type="float" office:value="0" calcext:value-type="float">
            <text:p>0</text:p>
          </table:table-cell>
          <table:table-cell table:formula="of:=IF(AND(WEEKDAY([.A45])=5;([.C45]-[.H45])&lt;40);45-([.C45]-[.H45]);0)" office:value-type="float" office:value="5.37" calcext:value-type="float">
            <text:p>5,37</text:p>
          </table:table-cell>
          <table:table-cell table:formula="of:=IF(AND(WEEKDAY([.A45])=5;([.C45]-[.H45])&lt;40);1;0)" office:value-type="float" office:value="1" calcext:value-type="float">
            <text:p>1</text:p>
          </table:table-cell>
          <table:table-cell table:formula="of:=IF(([.D45]-[.G45])&lt;5; 1;0)" office:value-type="float" office:value="0" calcext:value-type="float">
            <text:p>0</text:p>
          </table:table-cell>
          <table:table-cell table:formula="of:=IF([.D45]&gt;15;1;0)" office:value-type="float" office:value="1" calcext:value-type="float">
            <text:p>1</text:p>
          </table:table-cell>
          <table:table-cell table:formula="of:=ROUND([.D45]-[.G45];2)" office:value-type="float" office:value="13.89" calcext:value-type="float">
            <text:p>13,89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float" office:value="71" calcext:value-type="float">
            <text:p>71</text:p>
          </table:table-cell>
          <table:table-cell table:formula="of:=[.C45]-[.H45]+[.J45]" office:value-type="float" office:value="45" calcext:value-type="float">
            <text:p>45</text:p>
          </table:table-cell>
          <table:table-cell table:formula="of:=[.D45]-[.G45]+[.I45]" office:value-type="float" office:value="13.89" calcext:value-type="float">
            <text:p>13,89</text:p>
          </table:table-cell>
          <table:table-cell table:formula="of:=IF([.D46]&gt;15;[.B46];0.5*[.B46])" office:value-type="float" office:value="35.5" calcext:value-type="float">
            <text:p>35,5</text:p>
          </table:table-cell>
          <table:table-cell table:formula="of:=IF([.D46]&lt;=15;0.5*[.B46];0)" office:value-type="float" office:value="35.5" calcext:value-type="float">
            <text:p>35,5</text:p>
          </table:table-cell>
          <table:table-cell table:formula="of:=ROUND(([.E46]/100)*9;2)" office:value-type="float" office:value="3.2" calcext:value-type="float">
            <text:p>3,2</text:p>
          </table:table-cell>
          <table:table-cell table:formula="of:=ROUND(([.F46]/100)*6;2)" office:value-type="float" office:value="2.13" calcext:value-type="float">
            <text:p>2,13</text:p>
          </table:table-cell>
          <table:table-cell table:formula="of:=IF(([.D46]-[.G46])&lt;5; 30-([.D46]-[.G46]);0)" office:value-type="float" office:value="0" calcext:value-type="float">
            <text:p>0</text:p>
          </table:table-cell>
          <table:table-cell table:formula="of:=IF(AND(WEEKDAY([.A46])=5;([.C46]-[.H46])&lt;40);45-([.C46]-[.H46]);0)" office:value-type="float" office:value="0" calcext:value-type="float">
            <text:p>0</text:p>
          </table:table-cell>
          <table:table-cell table:formula="of:=IF(AND(WEEKDAY([.A46])=5;([.C46]-[.H46])&lt;40);1;0)" office:value-type="float" office:value="0" calcext:value-type="float">
            <text:p>0</text:p>
          </table:table-cell>
          <table:table-cell table:formula="of:=IF(([.D46]-[.G46])&lt;5; 1;0)" office:value-type="float" office:value="0" calcext:value-type="float">
            <text:p>0</text:p>
          </table:table-cell>
          <table:table-cell table:formula="of:=IF([.D46]&gt;15;1;0)" office:value-type="float" office:value="0" calcext:value-type="float">
            <text:p>0</text:p>
          </table:table-cell>
          <table:table-cell table:formula="of:=ROUND([.D46]-[.G46];2)" office:value-type="float" office:value="10.69" calcext:value-type="float">
            <text:p>10,69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125" calcext:value-type="float">
            <text:p>125</text:p>
          </table:table-cell>
          <table:table-cell table:formula="of:=[.C46]-[.H46]+[.J46]" office:value-type="float" office:value="42.87" calcext:value-type="float">
            <text:p>42,87</text:p>
          </table:table-cell>
          <table:table-cell table:formula="of:=[.D46]-[.G46]+[.I46]" office:value-type="float" office:value="10.69" calcext:value-type="float">
            <text:p>10,69</text:p>
          </table:table-cell>
          <table:table-cell table:formula="of:=IF([.D47]&gt;15;[.B47];0.5*[.B47])" office:value-type="float" office:value="62.5" calcext:value-type="float">
            <text:p>62,5</text:p>
          </table:table-cell>
          <table:table-cell table:formula="of:=IF([.D47]&lt;=15;0.5*[.B47];0)" office:value-type="float" office:value="62.5" calcext:value-type="float">
            <text:p>62,5</text:p>
          </table:table-cell>
          <table:table-cell table:formula="of:=ROUND(([.E47]/100)*9;2)" office:value-type="float" office:value="5.63" calcext:value-type="float">
            <text:p>5,63</text:p>
          </table:table-cell>
          <table:table-cell table:formula="of:=ROUND(([.F47]/100)*6;2)" office:value-type="float" office:value="3.75" calcext:value-type="float">
            <text:p>3,75</text:p>
          </table:table-cell>
          <table:table-cell table:formula="of:=IF(([.D47]-[.G47])&lt;5; 30-([.D47]-[.G47]);0)" office:value-type="float" office:value="0" calcext:value-type="float">
            <text:p>0</text:p>
          </table:table-cell>
          <table:table-cell table:formula="of:=IF(AND(WEEKDAY([.A47])=5;([.C47]-[.H47])&lt;40);45-([.C47]-[.H47]);0)" office:value-type="float" office:value="0" calcext:value-type="float">
            <text:p>0</text:p>
          </table:table-cell>
          <table:table-cell table:formula="of:=IF(AND(WEEKDAY([.A47])=5;([.C47]-[.H47])&lt;40);1;0)" office:value-type="float" office:value="0" calcext:value-type="float">
            <text:p>0</text:p>
          </table:table-cell>
          <table:table-cell table:formula="of:=IF(([.D47]-[.G47])&lt;5; 1;0)" office:value-type="float" office:value="0" calcext:value-type="float">
            <text:p>0</text:p>
          </table:table-cell>
          <table:table-cell table:formula="of:=IF([.D47]&gt;15;1;0)" office:value-type="float" office:value="0" calcext:value-type="float">
            <text:p>0</text:p>
          </table:table-cell>
          <table:table-cell table:formula="of:=ROUND([.D47]-[.G47];2)" office:value-type="float" office:value="5.06" calcext:value-type="float">
            <text:p>5,06</text:p>
          </table:table-cell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float" office:value="97" calcext:value-type="float">
            <text:p>97</text:p>
          </table:table-cell>
          <table:table-cell table:formula="of:=[.C47]-[.H47]+[.J47]" office:value-type="float" office:value="39.12" calcext:value-type="float">
            <text:p>39,12</text:p>
          </table:table-cell>
          <table:table-cell table:formula="of:=[.D47]-[.G47]+[.I47]" office:value-type="float" office:value="5.06" calcext:value-type="float">
            <text:p>5,06</text:p>
          </table:table-cell>
          <table:table-cell table:formula="of:=IF([.D48]&gt;15;[.B48];0.5*[.B48])" office:value-type="float" office:value="48.5" calcext:value-type="float">
            <text:p>48,5</text:p>
          </table:table-cell>
          <table:table-cell table:formula="of:=IF([.D48]&lt;=15;0.5*[.B48];0)" office:value-type="float" office:value="48.5" calcext:value-type="float">
            <text:p>48,5</text:p>
          </table:table-cell>
          <table:table-cell table:formula="of:=ROUND(([.E48]/100)*9;2)" office:value-type="float" office:value="4.37" calcext:value-type="float">
            <text:p>4,37</text:p>
          </table:table-cell>
          <table:table-cell table:formula="of:=ROUND(([.F48]/100)*6;2)" office:value-type="float" office:value="2.91" calcext:value-type="float">
            <text:p>2,91</text:p>
          </table:table-cell>
          <table:table-cell table:formula="of:=IF(([.D48]-[.G48])&lt;5; 30-([.D48]-[.G48]);0)" office:value-type="float" office:value="29.31" calcext:value-type="float">
            <text:p>29,31</text:p>
          </table:table-cell>
          <table:table-cell table:formula="of:=IF(AND(WEEKDAY([.A48])=5;([.C48]-[.H48])&lt;40);45-([.C48]-[.H48]);0)" office:value-type="float" office:value="0" calcext:value-type="float">
            <text:p>0</text:p>
          </table:table-cell>
          <table:table-cell table:formula="of:=IF(AND(WEEKDAY([.A48])=5;([.C48]-[.H48])&lt;40);1;0)" office:value-type="float" office:value="0" calcext:value-type="float">
            <text:p>0</text:p>
          </table:table-cell>
          <table:table-cell table:formula="of:=IF(([.D48]-[.G48])&lt;5; 1;0)" office:value-type="float" office:value="1" calcext:value-type="float">
            <text:p>1</text:p>
          </table:table-cell>
          <table:table-cell table:formula="of:=IF([.D48]&gt;15;1;0)" office:value-type="float" office:value="0" calcext:value-type="float">
            <text:p>0</text:p>
          </table:table-cell>
          <table:table-cell table:formula="of:=ROUND([.D48]-[.G48];2)" office:value-type="float" office:value="0.69" calcext:value-type="float">
            <text:p>0,69</text:p>
          </table:table-cell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float" office:value="104" calcext:value-type="float">
            <text:p>104</text:p>
          </table:table-cell>
          <table:table-cell table:formula="of:=[.C48]-[.H48]+[.J48]" office:value-type="float" office:value="36.21" calcext:value-type="float">
            <text:p>36,21</text:p>
          </table:table-cell>
          <table:table-cell table:formula="of:=[.D48]-[.G48]+[.I48]" office:value-type="float" office:value="30" calcext:value-type="float">
            <text:p>30</text:p>
          </table:table-cell>
          <table:table-cell table:formula="of:=IF([.D49]&gt;15;[.B49];0.5*[.B49])" office:value-type="float" office:value="104" calcext:value-type="float">
            <text:p>104</text:p>
          </table:table-cell>
          <table:table-cell table:formula="of:=IF([.D49]&lt;=15;0.5*[.B49];0)" office:value-type="float" office:value="0" calcext:value-type="float">
            <text:p>0</text:p>
          </table:table-cell>
          <table:table-cell table:formula="of:=ROUND(([.E49]/100)*9;2)" office:value-type="float" office:value="9.36" calcext:value-type="float">
            <text:p>9,36</text:p>
          </table:table-cell>
          <table:table-cell table:formula="of:=ROUND(([.F49]/100)*6;2)" office:value-type="float" office:value="0" calcext:value-type="float">
            <text:p>0</text:p>
          </table:table-cell>
          <table:table-cell table:formula="of:=IF(([.D49]-[.G49])&lt;5; 30-([.D49]-[.G49]);0)" office:value-type="float" office:value="0" calcext:value-type="float">
            <text:p>0</text:p>
          </table:table-cell>
          <table:table-cell table:formula="of:=IF(AND(WEEKDAY([.A49])=5;([.C49]-[.H49])&lt;40);45-([.C49]-[.H49]);0)" office:value-type="float" office:value="0" calcext:value-type="float">
            <text:p>0</text:p>
          </table:table-cell>
          <table:table-cell table:formula="of:=IF(AND(WEEKDAY([.A49])=5;([.C49]-[.H49])&lt;40);1;0)" office:value-type="float" office:value="0" calcext:value-type="float">
            <text:p>0</text:p>
          </table:table-cell>
          <table:table-cell table:formula="of:=IF(([.D49]-[.G49])&lt;5; 1;0)" office:value-type="float" office:value="0" calcext:value-type="float">
            <text:p>0</text:p>
          </table:table-cell>
          <table:table-cell table:formula="of:=IF([.D49]&gt;15;1;0)" office:value-type="float" office:value="1" calcext:value-type="float">
            <text:p>1</text:p>
          </table:table-cell>
          <table:table-cell table:formula="of:=ROUND([.D49]-[.G49];2)" office:value-type="float" office:value="20.64" calcext:value-type="float">
            <text:p>20,64</text:p>
          </table:table-cell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float" office:value="108" calcext:value-type="float">
            <text:p>108</text:p>
          </table:table-cell>
          <table:table-cell table:formula="of:=[.C49]-[.H49]+[.J49]" office:value-type="float" office:value="36.21" calcext:value-type="float">
            <text:p>36,21</text:p>
          </table:table-cell>
          <table:table-cell table:formula="of:=[.D49]-[.G49]+[.I49]" office:value-type="float" office:value="20.64" calcext:value-type="float">
            <text:p>20,64</text:p>
          </table:table-cell>
          <table:table-cell table:formula="of:=IF([.D50]&gt;15;[.B50];0.5*[.B50])" office:value-type="float" office:value="108" calcext:value-type="float">
            <text:p>108</text:p>
          </table:table-cell>
          <table:table-cell table:formula="of:=IF([.D50]&lt;=15;0.5*[.B50];0)" office:value-type="float" office:value="0" calcext:value-type="float">
            <text:p>0</text:p>
          </table:table-cell>
          <table:table-cell table:formula="of:=ROUND(([.E50]/100)*9;2)" office:value-type="float" office:value="9.72" calcext:value-type="float">
            <text:p>9,72</text:p>
          </table:table-cell>
          <table:table-cell table:formula="of:=ROUND(([.F50]/100)*6;2)" office:value-type="float" office:value="0" calcext:value-type="float">
            <text:p>0</text:p>
          </table:table-cell>
          <table:table-cell table:formula="of:=IF(([.D50]-[.G50])&lt;5; 30-([.D50]-[.G50]);0)" office:value-type="float" office:value="0" calcext:value-type="float">
            <text:p>0</text:p>
          </table:table-cell>
          <table:table-cell table:formula="of:=IF(AND(WEEKDAY([.A50])=5;([.C50]-[.H50])&lt;40);45-([.C50]-[.H50]);0)" office:value-type="float" office:value="0" calcext:value-type="float">
            <text:p>0</text:p>
          </table:table-cell>
          <table:table-cell table:formula="of:=IF(AND(WEEKDAY([.A50])=5;([.C50]-[.H50])&lt;40);1;0)" office:value-type="float" office:value="0" calcext:value-type="float">
            <text:p>0</text:p>
          </table:table-cell>
          <table:table-cell table:formula="of:=IF(([.D50]-[.G50])&lt;5; 1;0)" office:value-type="float" office:value="0" calcext:value-type="float">
            <text:p>0</text:p>
          </table:table-cell>
          <table:table-cell table:formula="of:=IF([.D50]&gt;15;1;0)" office:value-type="float" office:value="1" calcext:value-type="float">
            <text:p>1</text:p>
          </table:table-cell>
          <table:table-cell table:formula="of:=ROUND([.D50]-[.G50];2)" office:value-type="float" office:value="10.92" calcext:value-type="float">
            <text:p>10,92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float" office:value="61" calcext:value-type="float">
            <text:p>61</text:p>
          </table:table-cell>
          <table:table-cell table:formula="of:=[.C50]-[.H50]+[.J50]" office:value-type="float" office:value="36.21" calcext:value-type="float">
            <text:p>36,21</text:p>
          </table:table-cell>
          <table:table-cell table:formula="of:=[.D50]-[.G50]+[.I50]" office:value-type="float" office:value="10.92" calcext:value-type="float">
            <text:p>10,92</text:p>
          </table:table-cell>
          <table:table-cell table:formula="of:=IF([.D51]&gt;15;[.B51];0.5*[.B51])" office:value-type="float" office:value="30.5" calcext:value-type="float">
            <text:p>30,5</text:p>
          </table:table-cell>
          <table:table-cell table:formula="of:=IF([.D51]&lt;=15;0.5*[.B51];0)" office:value-type="float" office:value="30.5" calcext:value-type="float">
            <text:p>30,5</text:p>
          </table:table-cell>
          <table:table-cell table:formula="of:=ROUND(([.E51]/100)*9;2)" office:value-type="float" office:value="2.75" calcext:value-type="float">
            <text:p>2,75</text:p>
          </table:table-cell>
          <table:table-cell table:formula="of:=ROUND(([.F51]/100)*6;2)" office:value-type="float" office:value="1.83" calcext:value-type="float">
            <text:p>1,83</text:p>
          </table:table-cell>
          <table:table-cell table:formula="of:=IF(([.D51]-[.G51])&lt;5; 30-([.D51]-[.G51]);0)" office:value-type="float" office:value="0" calcext:value-type="float">
            <text:p>0</text:p>
          </table:table-cell>
          <table:table-cell table:formula="of:=IF(AND(WEEKDAY([.A51])=5;([.C51]-[.H51])&lt;40);45-([.C51]-[.H51]);0)" office:value-type="float" office:value="0" calcext:value-type="float">
            <text:p>0</text:p>
          </table:table-cell>
          <table:table-cell table:formula="of:=IF(AND(WEEKDAY([.A51])=5;([.C51]-[.H51])&lt;40);1;0)" office:value-type="float" office:value="0" calcext:value-type="float">
            <text:p>0</text:p>
          </table:table-cell>
          <table:table-cell table:formula="of:=IF(([.D51]-[.G51])&lt;5; 1;0)" office:value-type="float" office:value="0" calcext:value-type="float">
            <text:p>0</text:p>
          </table:table-cell>
          <table:table-cell table:formula="of:=IF([.D51]&gt;15;1;0)" office:value-type="float" office:value="0" calcext:value-type="float">
            <text:p>0</text:p>
          </table:table-cell>
          <table:table-cell table:formula="of:=ROUND([.D51]-[.G51];2)" office:value-type="float" office:value="8.17" calcext:value-type="float">
            <text:p>8,17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float" office:value="35" calcext:value-type="float">
            <text:p>35</text:p>
          </table:table-cell>
          <table:table-cell table:formula="of:=[.C51]-[.H51]+[.J51]" office:value-type="float" office:value="34.38" calcext:value-type="float">
            <text:p>34,38</text:p>
          </table:table-cell>
          <table:table-cell table:formula="of:=[.D51]-[.G51]+[.I51]" office:value-type="float" office:value="8.17" calcext:value-type="float">
            <text:p>8,17</text:p>
          </table:table-cell>
          <table:table-cell table:formula="of:=IF([.D52]&gt;15;[.B52];0.5*[.B52])" office:value-type="float" office:value="17.5" calcext:value-type="float">
            <text:p>17,5</text:p>
          </table:table-cell>
          <table:table-cell table:formula="of:=IF([.D52]&lt;=15;0.5*[.B52];0)" office:value-type="float" office:value="17.5" calcext:value-type="float">
            <text:p>17,5</text:p>
          </table:table-cell>
          <table:table-cell table:formula="of:=ROUND(([.E52]/100)*9;2)" office:value-type="float" office:value="1.58" calcext:value-type="float">
            <text:p>1,58</text:p>
          </table:table-cell>
          <table:table-cell table:formula="of:=ROUND(([.F52]/100)*6;2)" office:value-type="float" office:value="1.05" calcext:value-type="float">
            <text:p>1,05</text:p>
          </table:table-cell>
          <table:table-cell table:formula="of:=IF(([.D52]-[.G52])&lt;5; 30-([.D52]-[.G52]);0)" office:value-type="float" office:value="0" calcext:value-type="float">
            <text:p>0</text:p>
          </table:table-cell>
          <table:table-cell table:formula="of:=IF(AND(WEEKDAY([.A52])=5;([.C52]-[.H52])&lt;40);45-([.C52]-[.H52]);0)" office:value-type="float" office:value="11.67" calcext:value-type="float">
            <text:p>11,67</text:p>
          </table:table-cell>
          <table:table-cell table:formula="of:=IF(AND(WEEKDAY([.A52])=5;([.C52]-[.H52])&lt;40);1;0)" office:value-type="float" office:value="1" calcext:value-type="float">
            <text:p>1</text:p>
          </table:table-cell>
          <table:table-cell table:formula="of:=IF(([.D52]-[.G52])&lt;5; 1;0)" office:value-type="float" office:value="0" calcext:value-type="float">
            <text:p>0</text:p>
          </table:table-cell>
          <table:table-cell table:formula="of:=IF([.D52]&gt;15;1;0)" office:value-type="float" office:value="0" calcext:value-type="float">
            <text:p>0</text:p>
          </table:table-cell>
          <table:table-cell table:formula="of:=ROUND([.D52]-[.G52];2)" office:value-type="float" office:value="6.59" calcext:value-type="float">
            <text:p>6,59</text:p>
          </table:table-cell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float" office:value="40" calcext:value-type="float">
            <text:p>40</text:p>
          </table:table-cell>
          <table:table-cell table:formula="of:=[.C52]-[.H52]+[.J52]" office:value-type="float" office:value="45" calcext:value-type="float">
            <text:p>45</text:p>
          </table:table-cell>
          <table:table-cell table:formula="of:=[.D52]-[.G52]+[.I52]" office:value-type="float" office:value="6.59" calcext:value-type="float">
            <text:p>6,59</text:p>
          </table:table-cell>
          <table:table-cell table:formula="of:=IF([.D53]&gt;15;[.B53];0.5*[.B53])" office:value-type="float" office:value="20" calcext:value-type="float">
            <text:p>20</text:p>
          </table:table-cell>
          <table:table-cell table:formula="of:=IF([.D53]&lt;=15;0.5*[.B53];0)" office:value-type="float" office:value="20" calcext:value-type="float">
            <text:p>20</text:p>
          </table:table-cell>
          <table:table-cell table:formula="of:=ROUND(([.E53]/100)*9;2)" office:value-type="float" office:value="1.8" calcext:value-type="float">
            <text:p>1,8</text:p>
          </table:table-cell>
          <table:table-cell table:formula="of:=ROUND(([.F53]/100)*6;2)" office:value-type="float" office:value="1.2" calcext:value-type="float">
            <text:p>1,2</text:p>
          </table:table-cell>
          <table:table-cell table:formula="of:=IF(([.D53]-[.G53])&lt;5; 30-([.D53]-[.G53]);0)" office:value-type="float" office:value="25.21" calcext:value-type="float">
            <text:p>25,21</text:p>
          </table:table-cell>
          <table:table-cell table:formula="of:=IF(AND(WEEKDAY([.A53])=5;([.C53]-[.H53])&lt;40);45-([.C53]-[.H53]);0)" office:value-type="float" office:value="0" calcext:value-type="float">
            <text:p>0</text:p>
          </table:table-cell>
          <table:table-cell table:formula="of:=IF(AND(WEEKDAY([.A53])=5;([.C53]-[.H53])&lt;40);1;0)" office:value-type="float" office:value="0" calcext:value-type="float">
            <text:p>0</text:p>
          </table:table-cell>
          <table:table-cell table:formula="of:=IF(([.D53]-[.G53])&lt;5; 1;0)" office:value-type="float" office:value="1" calcext:value-type="float">
            <text:p>1</text:p>
          </table:table-cell>
          <table:table-cell table:formula="of:=IF([.D53]&gt;15;1;0)" office:value-type="float" office:value="0" calcext:value-type="float">
            <text:p>0</text:p>
          </table:table-cell>
          <table:table-cell table:formula="of:=ROUND([.D53]-[.G53];2)" office:value-type="float" office:value="4.79" calcext:value-type="float">
            <text:p>4,79</text:p>
          </table:table-cell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float" office:value="23" calcext:value-type="float">
            <text:p>23</text:p>
          </table:table-cell>
          <table:table-cell table:formula="of:=[.C53]-[.H53]+[.J53]" office:value-type="float" office:value="43.8" calcext:value-type="float">
            <text:p>43,8</text:p>
          </table:table-cell>
          <table:table-cell table:formula="of:=[.D53]-[.G53]+[.I53]" office:value-type="float" office:value="30" calcext:value-type="float">
            <text:p>30</text:p>
          </table:table-cell>
          <table:table-cell table:formula="of:=IF([.D54]&gt;15;[.B54];0.5*[.B54])" office:value-type="float" office:value="23" calcext:value-type="float">
            <text:p>23</text:p>
          </table:table-cell>
          <table:table-cell table:formula="of:=IF([.D54]&lt;=15;0.5*[.B54];0)" office:value-type="float" office:value="0" calcext:value-type="float">
            <text:p>0</text:p>
          </table:table-cell>
          <table:table-cell table:formula="of:=ROUND(([.E54]/100)*9;2)" office:value-type="float" office:value="2.07" calcext:value-type="float">
            <text:p>2,07</text:p>
          </table:table-cell>
          <table:table-cell table:formula="of:=ROUND(([.F54]/100)*6;2)" office:value-type="float" office:value="0" calcext:value-type="float">
            <text:p>0</text:p>
          </table:table-cell>
          <table:table-cell table:formula="of:=IF(([.D54]-[.G54])&lt;5; 30-([.D54]-[.G54]);0)" office:value-type="float" office:value="0" calcext:value-type="float">
            <text:p>0</text:p>
          </table:table-cell>
          <table:table-cell table:formula="of:=IF(AND(WEEKDAY([.A54])=5;([.C54]-[.H54])&lt;40);45-([.C54]-[.H54]);0)" office:value-type="float" office:value="0" calcext:value-type="float">
            <text:p>0</text:p>
          </table:table-cell>
          <table:table-cell table:formula="of:=IF(AND(WEEKDAY([.A54])=5;([.C54]-[.H54])&lt;40);1;0)" office:value-type="float" office:value="0" calcext:value-type="float">
            <text:p>0</text:p>
          </table:table-cell>
          <table:table-cell table:formula="of:=IF(([.D54]-[.G54])&lt;5; 1;0)" office:value-type="float" office:value="0" calcext:value-type="float">
            <text:p>0</text:p>
          </table:table-cell>
          <table:table-cell table:formula="of:=IF([.D54]&gt;15;1;0)" office:value-type="float" office:value="1" calcext:value-type="float">
            <text:p>1</text:p>
          </table:table-cell>
          <table:table-cell table:formula="of:=ROUND([.D54]-[.G54];2)" office:value-type="float" office:value="27.93" calcext:value-type="float">
            <text:p>27,93</text:p>
          </table:table-cell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float" office:value="116" calcext:value-type="float">
            <text:p>116</text:p>
          </table:table-cell>
          <table:table-cell table:formula="of:=[.C54]-[.H54]+[.J54]" office:value-type="float" office:value="43.8" calcext:value-type="float">
            <text:p>43,8</text:p>
          </table:table-cell>
          <table:table-cell table:formula="of:=[.D54]-[.G54]+[.I54]" office:value-type="float" office:value="27.93" calcext:value-type="float">
            <text:p>27,93</text:p>
          </table:table-cell>
          <table:table-cell table:formula="of:=IF([.D55]&gt;15;[.B55];0.5*[.B55])" office:value-type="float" office:value="116" calcext:value-type="float">
            <text:p>116</text:p>
          </table:table-cell>
          <table:table-cell table:formula="of:=IF([.D55]&lt;=15;0.5*[.B55];0)" office:value-type="float" office:value="0" calcext:value-type="float">
            <text:p>0</text:p>
          </table:table-cell>
          <table:table-cell table:formula="of:=ROUND(([.E55]/100)*9;2)" office:value-type="float" office:value="10.44" calcext:value-type="float">
            <text:p>10,44</text:p>
          </table:table-cell>
          <table:table-cell table:formula="of:=ROUND(([.F55]/100)*6;2)" office:value-type="float" office:value="0" calcext:value-type="float">
            <text:p>0</text:p>
          </table:table-cell>
          <table:table-cell table:formula="of:=IF(([.D55]-[.G55])&lt;5; 30-([.D55]-[.G55]);0)" office:value-type="float" office:value="0" calcext:value-type="float">
            <text:p>0</text:p>
          </table:table-cell>
          <table:table-cell table:formula="of:=IF(AND(WEEKDAY([.A55])=5;([.C55]-[.H55])&lt;40);45-([.C55]-[.H55]);0)" office:value-type="float" office:value="0" calcext:value-type="float">
            <text:p>0</text:p>
          </table:table-cell>
          <table:table-cell table:formula="of:=IF(AND(WEEKDAY([.A55])=5;([.C55]-[.H55])&lt;40);1;0)" office:value-type="float" office:value="0" calcext:value-type="float">
            <text:p>0</text:p>
          </table:table-cell>
          <table:table-cell table:formula="of:=IF(([.D55]-[.G55])&lt;5; 1;0)" office:value-type="float" office:value="0" calcext:value-type="float">
            <text:p>0</text:p>
          </table:table-cell>
          <table:table-cell table:formula="of:=IF([.D55]&gt;15;1;0)" office:value-type="float" office:value="1" calcext:value-type="float">
            <text:p>1</text:p>
          </table:table-cell>
          <table:table-cell table:formula="of:=ROUND([.D55]-[.G55];2)" office:value-type="float" office:value="17.49" calcext:value-type="float">
            <text:p>17,49</text:p>
          </table:table-cell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float" office:value="77" calcext:value-type="float">
            <text:p>77</text:p>
          </table:table-cell>
          <table:table-cell table:formula="of:=[.C55]-[.H55]+[.J55]" office:value-type="float" office:value="43.8" calcext:value-type="float">
            <text:p>43,8</text:p>
          </table:table-cell>
          <table:table-cell table:formula="of:=[.D55]-[.G55]+[.I55]" office:value-type="float" office:value="17.49" calcext:value-type="float">
            <text:p>17,49</text:p>
          </table:table-cell>
          <table:table-cell table:formula="of:=IF([.D56]&gt;15;[.B56];0.5*[.B56])" office:value-type="float" office:value="77" calcext:value-type="float">
            <text:p>77</text:p>
          </table:table-cell>
          <table:table-cell table:formula="of:=IF([.D56]&lt;=15;0.5*[.B56];0)" office:value-type="float" office:value="0" calcext:value-type="float">
            <text:p>0</text:p>
          </table:table-cell>
          <table:table-cell table:formula="of:=ROUND(([.E56]/100)*9;2)" office:value-type="float" office:value="6.93" calcext:value-type="float">
            <text:p>6,93</text:p>
          </table:table-cell>
          <table:table-cell table:formula="of:=ROUND(([.F56]/100)*6;2)" office:value-type="float" office:value="0" calcext:value-type="float">
            <text:p>0</text:p>
          </table:table-cell>
          <table:table-cell table:formula="of:=IF(([.D56]-[.G56])&lt;5; 30-([.D56]-[.G56]);0)" office:value-type="float" office:value="0" calcext:value-type="float">
            <text:p>0</text:p>
          </table:table-cell>
          <table:table-cell table:formula="of:=IF(AND(WEEKDAY([.A56])=5;([.C56]-[.H56])&lt;40);45-([.C56]-[.H56]);0)" office:value-type="float" office:value="0" calcext:value-type="float">
            <text:p>0</text:p>
          </table:table-cell>
          <table:table-cell table:formula="of:=IF(AND(WEEKDAY([.A56])=5;([.C56]-[.H56])&lt;40);1;0)" office:value-type="float" office:value="0" calcext:value-type="float">
            <text:p>0</text:p>
          </table:table-cell>
          <table:table-cell table:formula="of:=IF(([.D56]-[.G56])&lt;5; 1;0)" office:value-type="float" office:value="0" calcext:value-type="float">
            <text:p>0</text:p>
          </table:table-cell>
          <table:table-cell table:formula="of:=IF([.D56]&gt;15;1;0)" office:value-type="float" office:value="1" calcext:value-type="float">
            <text:p>1</text:p>
          </table:table-cell>
          <table:table-cell table:formula="of:=ROUND([.D56]-[.G56];2)" office:value-type="float" office:value="10.56" calcext:value-type="float">
            <text:p>10,56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float" office:value="126" calcext:value-type="float">
            <text:p>126</text:p>
          </table:table-cell>
          <table:table-cell table:formula="of:=[.C56]-[.H56]+[.J56]" office:value-type="float" office:value="43.8" calcext:value-type="float">
            <text:p>43,8</text:p>
          </table:table-cell>
          <table:table-cell table:formula="of:=[.D56]-[.G56]+[.I56]" office:value-type="float" office:value="10.56" calcext:value-type="float">
            <text:p>10,56</text:p>
          </table:table-cell>
          <table:table-cell table:formula="of:=IF([.D57]&gt;15;[.B57];0.5*[.B57])" office:value-type="float" office:value="63" calcext:value-type="float">
            <text:p>63</text:p>
          </table:table-cell>
          <table:table-cell table:formula="of:=IF([.D57]&lt;=15;0.5*[.B57];0)" office:value-type="float" office:value="63" calcext:value-type="float">
            <text:p>63</text:p>
          </table:table-cell>
          <table:table-cell table:formula="of:=ROUND(([.E57]/100)*9;2)" office:value-type="float" office:value="5.67" calcext:value-type="float">
            <text:p>5,67</text:p>
          </table:table-cell>
          <table:table-cell table:formula="of:=ROUND(([.F57]/100)*6;2)" office:value-type="float" office:value="3.78" calcext:value-type="float">
            <text:p>3,78</text:p>
          </table:table-cell>
          <table:table-cell table:formula="of:=IF(([.D57]-[.G57])&lt;5; 30-([.D57]-[.G57]);0)" office:value-type="float" office:value="25.11" calcext:value-type="float">
            <text:p>25,11</text:p>
          </table:table-cell>
          <table:table-cell table:formula="of:=IF(AND(WEEKDAY([.A57])=5;([.C57]-[.H57])&lt;40);45-([.C57]-[.H57]);0)" office:value-type="float" office:value="0" calcext:value-type="float">
            <text:p>0</text:p>
          </table:table-cell>
          <table:table-cell table:formula="of:=IF(AND(WEEKDAY([.A57])=5;([.C57]-[.H57])&lt;40);1;0)" office:value-type="float" office:value="0" calcext:value-type="float">
            <text:p>0</text:p>
          </table:table-cell>
          <table:table-cell table:formula="of:=IF(([.D57]-[.G57])&lt;5; 1;0)" office:value-type="float" office:value="1" calcext:value-type="float">
            <text:p>1</text:p>
          </table:table-cell>
          <table:table-cell table:formula="of:=IF([.D57]&gt;15;1;0)" office:value-type="float" office:value="0" calcext:value-type="float">
            <text:p>0</text:p>
          </table:table-cell>
          <table:table-cell table:formula="of:=ROUND([.D57]-[.G57];2)" office:value-type="float" office:value="4.89" calcext:value-type="float">
            <text:p>4,89</text:p>
          </table:table-cell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float" office:value="123" calcext:value-type="float">
            <text:p>123</text:p>
          </table:table-cell>
          <table:table-cell table:formula="of:=[.C57]-[.H57]+[.J57]" office:value-type="float" office:value="40.02" calcext:value-type="float">
            <text:p>40,02</text:p>
          </table:table-cell>
          <table:table-cell table:formula="of:=[.D57]-[.G57]+[.I57]" office:value-type="float" office:value="30" calcext:value-type="float">
            <text:p>30</text:p>
          </table:table-cell>
          <table:table-cell table:formula="of:=IF([.D58]&gt;15;[.B58];0.5*[.B58])" office:value-type="float" office:value="123" calcext:value-type="float">
            <text:p>123</text:p>
          </table:table-cell>
          <table:table-cell table:formula="of:=IF([.D58]&lt;=15;0.5*[.B58];0)" office:value-type="float" office:value="0" calcext:value-type="float">
            <text:p>0</text:p>
          </table:table-cell>
          <table:table-cell table:formula="of:=ROUND(([.E58]/100)*9;2)" office:value-type="float" office:value="11.07" calcext:value-type="float">
            <text:p>11,07</text:p>
          </table:table-cell>
          <table:table-cell table:formula="of:=ROUND(([.F58]/100)*6;2)" office:value-type="float" office:value="0" calcext:value-type="float">
            <text:p>0</text:p>
          </table:table-cell>
          <table:table-cell table:formula="of:=IF(([.D58]-[.G58])&lt;5; 30-([.D58]-[.G58]);0)" office:value-type="float" office:value="0" calcext:value-type="float">
            <text:p>0</text:p>
          </table:table-cell>
          <table:table-cell table:formula="of:=IF(AND(WEEKDAY([.A58])=5;([.C58]-[.H58])&lt;40);45-([.C58]-[.H58]);0)" office:value-type="float" office:value="0" calcext:value-type="float">
            <text:p>0</text:p>
          </table:table-cell>
          <table:table-cell table:formula="of:=IF(AND(WEEKDAY([.A58])=5;([.C58]-[.H58])&lt;40);1;0)" office:value-type="float" office:value="0" calcext:value-type="float">
            <text:p>0</text:p>
          </table:table-cell>
          <table:table-cell table:formula="of:=IF(([.D58]-[.G58])&lt;5; 1;0)" office:value-type="float" office:value="0" calcext:value-type="float">
            <text:p>0</text:p>
          </table:table-cell>
          <table:table-cell table:formula="of:=IF([.D58]&gt;15;1;0)" office:value-type="float" office:value="1" calcext:value-type="float">
            <text:p>1</text:p>
          </table:table-cell>
          <table:table-cell table:formula="of:=ROUND([.D58]-[.G58];2)" office:value-type="float" office:value="18.93" calcext:value-type="float">
            <text:p>18,93</text:p>
          </table:table-cell>
        </table:table-row>
        <table:table-row table:style-name="ro1">
          <table:table-cell office:value-type="date" office:date-value="2014-02-27" calcext:value-type="date">
            <text:p>2014-02-27</text:p>
          </table:table-cell>
          <table:table-cell office:value-type="float" office:value="33" calcext:value-type="float">
            <text:p>33</text:p>
          </table:table-cell>
          <table:table-cell table:formula="of:=[.C58]-[.H58]+[.J58]" office:value-type="float" office:value="40.02" calcext:value-type="float">
            <text:p>40,02</text:p>
          </table:table-cell>
          <table:table-cell table:formula="of:=[.D58]-[.G58]+[.I58]" office:value-type="float" office:value="18.93" calcext:value-type="float">
            <text:p>18,93</text:p>
          </table:table-cell>
          <table:table-cell table:formula="of:=IF([.D59]&gt;15;[.B59];0.5*[.B59])" office:value-type="float" office:value="33" calcext:value-type="float">
            <text:p>33</text:p>
          </table:table-cell>
          <table:table-cell table:formula="of:=IF([.D59]&lt;=15;0.5*[.B59];0)" office:value-type="float" office:value="0" calcext:value-type="float">
            <text:p>0</text:p>
          </table:table-cell>
          <table:table-cell table:formula="of:=ROUND(([.E59]/100)*9;2)" office:value-type="float" office:value="2.97" calcext:value-type="float">
            <text:p>2,97</text:p>
          </table:table-cell>
          <table:table-cell table:formula="of:=ROUND(([.F59]/100)*6;2)" office:value-type="float" office:value="0" calcext:value-type="float">
            <text:p>0</text:p>
          </table:table-cell>
          <table:table-cell table:formula="of:=IF(([.D59]-[.G59])&lt;5; 30-([.D59]-[.G59]);0)" office:value-type="float" office:value="0" calcext:value-type="float">
            <text:p>0</text:p>
          </table:table-cell>
          <table:table-cell table:formula="of:=IF(AND(WEEKDAY([.A59])=5;([.C59]-[.H59])&lt;40);45-([.C59]-[.H59]);0)" office:value-type="float" office:value="0" calcext:value-type="float">
            <text:p>0</text:p>
          </table:table-cell>
          <table:table-cell table:formula="of:=IF(AND(WEEKDAY([.A59])=5;([.C59]-[.H59])&lt;40);1;0)" office:value-type="float" office:value="0" calcext:value-type="float">
            <text:p>0</text:p>
          </table:table-cell>
          <table:table-cell table:formula="of:=IF(([.D59]-[.G59])&lt;5; 1;0)" office:value-type="float" office:value="0" calcext:value-type="float">
            <text:p>0</text:p>
          </table:table-cell>
          <table:table-cell table:formula="of:=IF([.D59]&gt;15;1;0)" office:value-type="float" office:value="1" calcext:value-type="float">
            <text:p>1</text:p>
          </table:table-cell>
          <table:table-cell table:formula="of:=ROUND([.D59]-[.G59];2)" office:value-type="float" office:value="15.96" calcext:value-type="float">
            <text:p>15,96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34" calcext:value-type="float">
            <text:p>34</text:p>
          </table:table-cell>
          <table:table-cell table:formula="of:=[.C59]-[.H59]+[.J59]" office:value-type="float" office:value="40.02" calcext:value-type="float">
            <text:p>40,02</text:p>
          </table:table-cell>
          <table:table-cell table:formula="of:=[.D59]-[.G59]+[.I59]" office:value-type="float" office:value="15.96" calcext:value-type="float">
            <text:p>15,96</text:p>
          </table:table-cell>
          <table:table-cell table:formula="of:=IF([.D60]&gt;15;[.B60];0.5*[.B60])" office:value-type="float" office:value="34" calcext:value-type="float">
            <text:p>34</text:p>
          </table:table-cell>
          <table:table-cell table:formula="of:=IF([.D60]&lt;=15;0.5*[.B60];0)" office:value-type="float" office:value="0" calcext:value-type="float">
            <text:p>0</text:p>
          </table:table-cell>
          <table:table-cell table:formula="of:=ROUND(([.E60]/100)*9;2)" office:value-type="float" office:value="3.06" calcext:value-type="float">
            <text:p>3,06</text:p>
          </table:table-cell>
          <table:table-cell table:formula="of:=ROUND(([.F60]/100)*6;2)" office:value-type="float" office:value="0" calcext:value-type="float">
            <text:p>0</text:p>
          </table:table-cell>
          <table:table-cell table:formula="of:=IF(([.D60]-[.G60])&lt;5; 30-([.D60]-[.G60]);0)" office:value-type="float" office:value="0" calcext:value-type="float">
            <text:p>0</text:p>
          </table:table-cell>
          <table:table-cell table:formula="of:=IF(AND(WEEKDAY([.A60])=5;([.C60]-[.H60])&lt;40);45-([.C60]-[.H60]);0)" office:value-type="float" office:value="0" calcext:value-type="float">
            <text:p>0</text:p>
          </table:table-cell>
          <table:table-cell table:formula="of:=IF(AND(WEEKDAY([.A60])=5;([.C60]-[.H60])&lt;40);1;0)" office:value-type="float" office:value="0" calcext:value-type="float">
            <text:p>0</text:p>
          </table:table-cell>
          <table:table-cell table:formula="of:=IF(([.D60]-[.G60])&lt;5; 1;0)" office:value-type="float" office:value="0" calcext:value-type="float">
            <text:p>0</text:p>
          </table:table-cell>
          <table:table-cell table:formula="of:=IF([.D60]&gt;15;1;0)" office:value-type="float" office:value="1" calcext:value-type="float">
            <text:p>1</text:p>
          </table:table-cell>
          <table:table-cell table:formula="of:=ROUND([.D60]-[.G60];2)" office:value-type="float" office:value="12.9" calcext:value-type="float">
            <text:p>12,9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37" calcext:value-type="float">
            <text:p>137</text:p>
          </table:table-cell>
          <table:table-cell table:formula="of:=[.C60]-[.H60]+[.J60]" office:value-type="float" office:value="40.02" calcext:value-type="float">
            <text:p>40,02</text:p>
          </table:table-cell>
          <table:table-cell table:formula="of:=[.D60]-[.G60]+[.I60]" office:value-type="float" office:value="12.9" calcext:value-type="float">
            <text:p>12,9</text:p>
          </table:table-cell>
          <table:table-cell table:formula="of:=IF([.D61]&gt;15;[.B61];0.5*[.B61])" office:value-type="float" office:value="68.5" calcext:value-type="float">
            <text:p>68,5</text:p>
          </table:table-cell>
          <table:table-cell table:formula="of:=IF([.D61]&lt;=15;0.5*[.B61];0)" office:value-type="float" office:value="68.5" calcext:value-type="float">
            <text:p>68,5</text:p>
          </table:table-cell>
          <table:table-cell table:formula="of:=ROUND(([.E61]/100)*9;2)" office:value-type="float" office:value="6.17" calcext:value-type="float">
            <text:p>6,17</text:p>
          </table:table-cell>
          <table:table-cell table:formula="of:=ROUND(([.F61]/100)*6;2)" office:value-type="float" office:value="4.11" calcext:value-type="float">
            <text:p>4,11</text:p>
          </table:table-cell>
          <table:table-cell table:formula="of:=IF(([.D61]-[.G61])&lt;5; 30-([.D61]-[.G61]);0)" office:value-type="float" office:value="0" calcext:value-type="float">
            <text:p>0</text:p>
          </table:table-cell>
          <table:table-cell table:formula="of:=IF(AND(WEEKDAY([.A61])=5;([.C61]-[.H61])&lt;40);45-([.C61]-[.H61]);0)" office:value-type="float" office:value="0" calcext:value-type="float">
            <text:p>0</text:p>
          </table:table-cell>
          <table:table-cell table:formula="of:=IF(AND(WEEKDAY([.A61])=5;([.C61]-[.H61])&lt;40);1;0)" office:value-type="float" office:value="0" calcext:value-type="float">
            <text:p>0</text:p>
          </table:table-cell>
          <table:table-cell table:formula="of:=IF(([.D61]-[.G61])&lt;5; 1;0)" office:value-type="float" office:value="0" calcext:value-type="float">
            <text:p>0</text:p>
          </table:table-cell>
          <table:table-cell table:formula="of:=IF([.D61]&gt;15;1;0)" office:value-type="float" office:value="0" calcext:value-type="float">
            <text:p>0</text:p>
          </table:table-cell>
          <table:table-cell table:formula="of:=ROUND([.D61]-[.G61];2)" office:value-type="float" office:value="6.73" calcext:value-type="float">
            <text:p>6,73</text:p>
          </table:table-cell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float" office:value="39" calcext:value-type="float">
            <text:p>39</text:p>
          </table:table-cell>
          <table:table-cell table:formula="of:=[.C61]-[.H61]+[.J61]" office:value-type="float" office:value="35.91" calcext:value-type="float">
            <text:p>35,91</text:p>
          </table:table-cell>
          <table:table-cell table:formula="of:=[.D61]-[.G61]+[.I61]" office:value-type="float" office:value="6.73" calcext:value-type="float">
            <text:p>6,73</text:p>
          </table:table-cell>
          <table:table-cell table:formula="of:=IF([.D62]&gt;15;[.B62];0.5*[.B62])" office:value-type="float" office:value="19.5" calcext:value-type="float">
            <text:p>19,5</text:p>
          </table:table-cell>
          <table:table-cell table:formula="of:=IF([.D62]&lt;=15;0.5*[.B62];0)" office:value-type="float" office:value="19.5" calcext:value-type="float">
            <text:p>19,5</text:p>
          </table:table-cell>
          <table:table-cell table:formula="of:=ROUND(([.E62]/100)*9;2)" office:value-type="float" office:value="1.76" calcext:value-type="float">
            <text:p>1,76</text:p>
          </table:table-cell>
          <table:table-cell table:formula="of:=ROUND(([.F62]/100)*6;2)" office:value-type="float" office:value="1.17" calcext:value-type="float">
            <text:p>1,17</text:p>
          </table:table-cell>
          <table:table-cell table:formula="of:=IF(([.D62]-[.G62])&lt;5; 30-([.D62]-[.G62]);0)" office:value-type="float" office:value="25.03" calcext:value-type="float">
            <text:p>25,03</text:p>
          </table:table-cell>
          <table:table-cell table:formula="of:=IF(AND(WEEKDAY([.A62])=5;([.C62]-[.H62])&lt;40);45-([.C62]-[.H62]);0)" office:value-type="float" office:value="0" calcext:value-type="float">
            <text:p>0</text:p>
          </table:table-cell>
          <table:table-cell table:formula="of:=IF(AND(WEEKDAY([.A62])=5;([.C62]-[.H62])&lt;40);1;0)" office:value-type="float" office:value="0" calcext:value-type="float">
            <text:p>0</text:p>
          </table:table-cell>
          <table:table-cell table:formula="of:=IF(([.D62]-[.G62])&lt;5; 1;0)" office:value-type="float" office:value="1" calcext:value-type="float">
            <text:p>1</text:p>
          </table:table-cell>
          <table:table-cell table:formula="of:=IF([.D62]&gt;15;1;0)" office:value-type="float" office:value="0" calcext:value-type="float">
            <text:p>0</text:p>
          </table:table-cell>
          <table:table-cell table:formula="of:=ROUND([.D62]-[.G62];2)" office:value-type="float" office:value="4.97" calcext:value-type="float">
            <text:p>4,97</text:p>
          </table:table-cell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float" office:value="99" calcext:value-type="float">
            <text:p>99</text:p>
          </table:table-cell>
          <table:table-cell table:formula="of:=[.C62]-[.H62]+[.J62]" office:value-type="float" office:value="34.74" calcext:value-type="float">
            <text:p>34,74</text:p>
          </table:table-cell>
          <table:table-cell table:formula="of:=[.D62]-[.G62]+[.I62]" office:value-type="float" office:value="30" calcext:value-type="float">
            <text:p>30</text:p>
          </table:table-cell>
          <table:table-cell table:formula="of:=IF([.D63]&gt;15;[.B63];0.5*[.B63])" office:value-type="float" office:value="99" calcext:value-type="float">
            <text:p>99</text:p>
          </table:table-cell>
          <table:table-cell table:formula="of:=IF([.D63]&lt;=15;0.5*[.B63];0)" office:value-type="float" office:value="0" calcext:value-type="float">
            <text:p>0</text:p>
          </table:table-cell>
          <table:table-cell table:formula="of:=ROUND(([.E63]/100)*9;2)" office:value-type="float" office:value="8.91" calcext:value-type="float">
            <text:p>8,91</text:p>
          </table:table-cell>
          <table:table-cell table:formula="of:=ROUND(([.F63]/100)*6;2)" office:value-type="float" office:value="0" calcext:value-type="float">
            <text:p>0</text:p>
          </table:table-cell>
          <table:table-cell table:formula="of:=IF(([.D63]-[.G63])&lt;5; 30-([.D63]-[.G63]);0)" office:value-type="float" office:value="0" calcext:value-type="float">
            <text:p>0</text:p>
          </table:table-cell>
          <table:table-cell table:formula="of:=IF(AND(WEEKDAY([.A63])=5;([.C63]-[.H63])&lt;40);45-([.C63]-[.H63]);0)" office:value-type="float" office:value="0" calcext:value-type="float">
            <text:p>0</text:p>
          </table:table-cell>
          <table:table-cell table:formula="of:=IF(AND(WEEKDAY([.A63])=5;([.C63]-[.H63])&lt;40);1;0)" office:value-type="float" office:value="0" calcext:value-type="float">
            <text:p>0</text:p>
          </table:table-cell>
          <table:table-cell table:formula="of:=IF(([.D63]-[.G63])&lt;5; 1;0)" office:value-type="float" office:value="0" calcext:value-type="float">
            <text:p>0</text:p>
          </table:table-cell>
          <table:table-cell table:formula="of:=IF([.D63]&gt;15;1;0)" office:value-type="float" office:value="1" calcext:value-type="float">
            <text:p>1</text:p>
          </table:table-cell>
          <table:table-cell table:formula="of:=ROUND([.D63]-[.G63];2)" office:value-type="float" office:value="21.09" calcext:value-type="float">
            <text:p>21,09</text:p>
          </table:table-cell>
        </table:table-row>
        <table:table-row table:style-name="ro1">
          <table:table-cell office:value-type="date" office:date-value="2014-03-04" calcext:value-type="date">
            <text:p>2014-03-04</text:p>
          </table:table-cell>
          <table:table-cell office:value-type="float" office:value="65" calcext:value-type="float">
            <text:p>65</text:p>
          </table:table-cell>
          <table:table-cell table:formula="of:=[.C63]-[.H63]+[.J63]" office:value-type="float" office:value="34.74" calcext:value-type="float">
            <text:p>34,74</text:p>
          </table:table-cell>
          <table:table-cell table:formula="of:=[.D63]-[.G63]+[.I63]" office:value-type="float" office:value="21.09" calcext:value-type="float">
            <text:p>21,09</text:p>
          </table:table-cell>
          <table:table-cell table:formula="of:=IF([.D64]&gt;15;[.B64];0.5*[.B64])" office:value-type="float" office:value="65" calcext:value-type="float">
            <text:p>65</text:p>
          </table:table-cell>
          <table:table-cell table:formula="of:=IF([.D64]&lt;=15;0.5*[.B64];0)" office:value-type="float" office:value="0" calcext:value-type="float">
            <text:p>0</text:p>
          </table:table-cell>
          <table:table-cell table:formula="of:=ROUND(([.E64]/100)*9;2)" office:value-type="float" office:value="5.85" calcext:value-type="float">
            <text:p>5,85</text:p>
          </table:table-cell>
          <table:table-cell table:formula="of:=ROUND(([.F64]/100)*6;2)" office:value-type="float" office:value="0" calcext:value-type="float">
            <text:p>0</text:p>
          </table:table-cell>
          <table:table-cell table:formula="of:=IF(([.D64]-[.G64])&lt;5; 30-([.D64]-[.G64]);0)" office:value-type="float" office:value="0" calcext:value-type="float">
            <text:p>0</text:p>
          </table:table-cell>
          <table:table-cell table:formula="of:=IF(AND(WEEKDAY([.A64])=5;([.C64]-[.H64])&lt;40);45-([.C64]-[.H64]);0)" office:value-type="float" office:value="0" calcext:value-type="float">
            <text:p>0</text:p>
          </table:table-cell>
          <table:table-cell table:formula="of:=IF(AND(WEEKDAY([.A64])=5;([.C64]-[.H64])&lt;40);1;0)" office:value-type="float" office:value="0" calcext:value-type="float">
            <text:p>0</text:p>
          </table:table-cell>
          <table:table-cell table:formula="of:=IF(([.D64]-[.G64])&lt;5; 1;0)" office:value-type="float" office:value="0" calcext:value-type="float">
            <text:p>0</text:p>
          </table:table-cell>
          <table:table-cell table:formula="of:=IF([.D64]&gt;15;1;0)" office:value-type="float" office:value="1" calcext:value-type="float">
            <text:p>1</text:p>
          </table:table-cell>
          <table:table-cell table:formula="of:=ROUND([.D64]-[.G64];2)" office:value-type="float" office:value="15.24" calcext:value-type="float">
            <text:p>15,24</text:p>
          </table:table-cell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float" office:value="81" calcext:value-type="float">
            <text:p>81</text:p>
          </table:table-cell>
          <table:table-cell table:formula="of:=[.C64]-[.H64]+[.J64]" office:value-type="float" office:value="34.74" calcext:value-type="float">
            <text:p>34,74</text:p>
          </table:table-cell>
          <table:table-cell table:formula="of:=[.D64]-[.G64]+[.I64]" office:value-type="float" office:value="15.24" calcext:value-type="float">
            <text:p>15,24</text:p>
          </table:table-cell>
          <table:table-cell table:formula="of:=IF([.D65]&gt;15;[.B65];0.5*[.B65])" office:value-type="float" office:value="81" calcext:value-type="float">
            <text:p>81</text:p>
          </table:table-cell>
          <table:table-cell table:formula="of:=IF([.D65]&lt;=15;0.5*[.B65];0)" office:value-type="float" office:value="0" calcext:value-type="float">
            <text:p>0</text:p>
          </table:table-cell>
          <table:table-cell table:formula="of:=ROUND(([.E65]/100)*9;2)" office:value-type="float" office:value="7.29" calcext:value-type="float">
            <text:p>7,29</text:p>
          </table:table-cell>
          <table:table-cell table:formula="of:=ROUND(([.F65]/100)*6;2)" office:value-type="float" office:value="0" calcext:value-type="float">
            <text:p>0</text:p>
          </table:table-cell>
          <table:table-cell table:formula="of:=IF(([.D65]-[.G65])&lt;5; 30-([.D65]-[.G65]);0)" office:value-type="float" office:value="0" calcext:value-type="float">
            <text:p>0</text:p>
          </table:table-cell>
          <table:table-cell table:formula="of:=IF(AND(WEEKDAY([.A65])=5;([.C65]-[.H65])&lt;40);45-([.C65]-[.H65]);0)" office:value-type="float" office:value="0" calcext:value-type="float">
            <text:p>0</text:p>
          </table:table-cell>
          <table:table-cell table:formula="of:=IF(AND(WEEKDAY([.A65])=5;([.C65]-[.H65])&lt;40);1;0)" office:value-type="float" office:value="0" calcext:value-type="float">
            <text:p>0</text:p>
          </table:table-cell>
          <table:table-cell table:formula="of:=IF(([.D65]-[.G65])&lt;5; 1;0)" office:value-type="float" office:value="0" calcext:value-type="float">
            <text:p>0</text:p>
          </table:table-cell>
          <table:table-cell table:formula="of:=IF([.D65]&gt;15;1;0)" office:value-type="float" office:value="1" calcext:value-type="float">
            <text:p>1</text:p>
          </table:table-cell>
          <table:table-cell table:formula="of:=ROUND([.D65]-[.G65];2)" office:value-type="float" office:value="7.95" calcext:value-type="float">
            <text:p>7,95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float" office:value="42" calcext:value-type="float">
            <text:p>42</text:p>
          </table:table-cell>
          <table:table-cell table:formula="of:=[.C65]-[.H65]+[.J65]" office:value-type="float" office:value="34.74" calcext:value-type="float">
            <text:p>34,74</text:p>
          </table:table-cell>
          <table:table-cell table:formula="of:=[.D65]-[.G65]+[.I65]" office:value-type="float" office:value="7.95" calcext:value-type="float">
            <text:p>7,95</text:p>
          </table:table-cell>
          <table:table-cell table:formula="of:=IF([.D66]&gt;15;[.B66];0.5*[.B66])" office:value-type="float" office:value="21" calcext:value-type="float">
            <text:p>21</text:p>
          </table:table-cell>
          <table:table-cell table:formula="of:=IF([.D66]&lt;=15;0.5*[.B66];0)" office:value-type="float" office:value="21" calcext:value-type="float">
            <text:p>21</text:p>
          </table:table-cell>
          <table:table-cell table:formula="of:=ROUND(([.E66]/100)*9;2)" office:value-type="float" office:value="1.89" calcext:value-type="float">
            <text:p>1,89</text:p>
          </table:table-cell>
          <table:table-cell table:formula="of:=ROUND(([.F66]/100)*6;2)" office:value-type="float" office:value="1.26" calcext:value-type="float">
            <text:p>1,26</text:p>
          </table:table-cell>
          <table:table-cell table:formula="of:=IF(([.D66]-[.G66])&lt;5; 30-([.D66]-[.G66]);0)" office:value-type="float" office:value="0" calcext:value-type="float">
            <text:p>0</text:p>
          </table:table-cell>
          <table:table-cell table:formula="of:=IF(AND(WEEKDAY([.A66])=5;([.C66]-[.H66])&lt;40);45-([.C66]-[.H66]);0)" office:value-type="float" office:value="11.52" calcext:value-type="float">
            <text:p>11,52</text:p>
          </table:table-cell>
          <table:table-cell table:formula="of:=IF(AND(WEEKDAY([.A66])=5;([.C66]-[.H66])&lt;40);1;0)" office:value-type="float" office:value="1" calcext:value-type="float">
            <text:p>1</text:p>
          </table:table-cell>
          <table:table-cell table:formula="of:=IF(([.D66]-[.G66])&lt;5; 1;0)" office:value-type="float" office:value="0" calcext:value-type="float">
            <text:p>0</text:p>
          </table:table-cell>
          <table:table-cell table:formula="of:=IF([.D66]&gt;15;1;0)" office:value-type="float" office:value="0" calcext:value-type="float">
            <text:p>0</text:p>
          </table:table-cell>
          <table:table-cell table:formula="of:=ROUND([.D66]-[.G66];2)" office:value-type="float" office:value="6.06" calcext:value-type="float">
            <text:p>6,06</text:p>
          </table:table-cell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float" office:value="73" calcext:value-type="float">
            <text:p>73</text:p>
          </table:table-cell>
          <table:table-cell table:formula="of:=[.C66]-[.H66]+[.J66]" office:value-type="float" office:value="45" calcext:value-type="float">
            <text:p>45</text:p>
          </table:table-cell>
          <table:table-cell table:formula="of:=[.D66]-[.G66]+[.I66]" office:value-type="float" office:value="6.06" calcext:value-type="float">
            <text:p>6,06</text:p>
          </table:table-cell>
          <table:table-cell table:formula="of:=IF([.D67]&gt;15;[.B67];0.5*[.B67])" office:value-type="float" office:value="36.5" calcext:value-type="float">
            <text:p>36,5</text:p>
          </table:table-cell>
          <table:table-cell table:formula="of:=IF([.D67]&lt;=15;0.5*[.B67];0)" office:value-type="float" office:value="36.5" calcext:value-type="float">
            <text:p>36,5</text:p>
          </table:table-cell>
          <table:table-cell table:formula="of:=ROUND(([.E67]/100)*9;2)" office:value-type="float" office:value="3.29" calcext:value-type="float">
            <text:p>3,29</text:p>
          </table:table-cell>
          <table:table-cell table:formula="of:=ROUND(([.F67]/100)*6;2)" office:value-type="float" office:value="2.19" calcext:value-type="float">
            <text:p>2,19</text:p>
          </table:table-cell>
          <table:table-cell table:formula="of:=IF(([.D67]-[.G67])&lt;5; 30-([.D67]-[.G67]);0)" office:value-type="float" office:value="27.23" calcext:value-type="float">
            <text:p>27,23</text:p>
          </table:table-cell>
          <table:table-cell table:formula="of:=IF(AND(WEEKDAY([.A67])=5;([.C67]-[.H67])&lt;40);45-([.C67]-[.H67]);0)" office:value-type="float" office:value="0" calcext:value-type="float">
            <text:p>0</text:p>
          </table:table-cell>
          <table:table-cell table:formula="of:=IF(AND(WEEKDAY([.A67])=5;([.C67]-[.H67])&lt;40);1;0)" office:value-type="float" office:value="0" calcext:value-type="float">
            <text:p>0</text:p>
          </table:table-cell>
          <table:table-cell table:formula="of:=IF(([.D67]-[.G67])&lt;5; 1;0)" office:value-type="float" office:value="1" calcext:value-type="float">
            <text:p>1</text:p>
          </table:table-cell>
          <table:table-cell table:formula="of:=IF([.D67]&gt;15;1;0)" office:value-type="float" office:value="0" calcext:value-type="float">
            <text:p>0</text:p>
          </table:table-cell>
          <table:table-cell table:formula="of:=ROUND([.D67]-[.G67];2)" office:value-type="float" office:value="2.77" calcext:value-type="float">
            <text:p>2,77</text:p>
          </table:table-cell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float" office:value="95" calcext:value-type="float">
            <text:p>95</text:p>
          </table:table-cell>
          <table:table-cell table:formula="of:=[.C67]-[.H67]+[.J67]" office:value-type="float" office:value="42.81" calcext:value-type="float">
            <text:p>42,81</text:p>
          </table:table-cell>
          <table:table-cell table:formula="of:=[.D67]-[.G67]+[.I67]" office:value-type="float" office:value="30" calcext:value-type="float">
            <text:p>30</text:p>
          </table:table-cell>
          <table:table-cell table:formula="of:=IF([.D68]&gt;15;[.B68];0.5*[.B68])" office:value-type="float" office:value="95" calcext:value-type="float">
            <text:p>95</text:p>
          </table:table-cell>
          <table:table-cell table:formula="of:=IF([.D68]&lt;=15;0.5*[.B68];0)" office:value-type="float" office:value="0" calcext:value-type="float">
            <text:p>0</text:p>
          </table:table-cell>
          <table:table-cell table:formula="of:=ROUND(([.E68]/100)*9;2)" office:value-type="float" office:value="8.55" calcext:value-type="float">
            <text:p>8,55</text:p>
          </table:table-cell>
          <table:table-cell table:formula="of:=ROUND(([.F68]/100)*6;2)" office:value-type="float" office:value="0" calcext:value-type="float">
            <text:p>0</text:p>
          </table:table-cell>
          <table:table-cell table:formula="of:=IF(([.D68]-[.G68])&lt;5; 30-([.D68]-[.G68]);0)" office:value-type="float" office:value="0" calcext:value-type="float">
            <text:p>0</text:p>
          </table:table-cell>
          <table:table-cell table:formula="of:=IF(AND(WEEKDAY([.A68])=5;([.C68]-[.H68])&lt;40);45-([.C68]-[.H68]);0)" office:value-type="float" office:value="0" calcext:value-type="float">
            <text:p>0</text:p>
          </table:table-cell>
          <table:table-cell table:formula="of:=IF(AND(WEEKDAY([.A68])=5;([.C68]-[.H68])&lt;40);1;0)" office:value-type="float" office:value="0" calcext:value-type="float">
            <text:p>0</text:p>
          </table:table-cell>
          <table:table-cell table:formula="of:=IF(([.D68]-[.G68])&lt;5; 1;0)" office:value-type="float" office:value="0" calcext:value-type="float">
            <text:p>0</text:p>
          </table:table-cell>
          <table:table-cell table:formula="of:=IF([.D68]&gt;15;1;0)" office:value-type="float" office:value="1" calcext:value-type="float">
            <text:p>1</text:p>
          </table:table-cell>
          <table:table-cell table:formula="of:=ROUND([.D68]-[.G68];2)" office:value-type="float" office:value="21.45" calcext:value-type="float">
            <text:p>21,45</text:p>
          </table:table-cell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float" office:value="70" calcext:value-type="float">
            <text:p>70</text:p>
          </table:table-cell>
          <table:table-cell table:formula="of:=[.C68]-[.H68]+[.J68]" office:value-type="float" office:value="42.81" calcext:value-type="float">
            <text:p>42,81</text:p>
          </table:table-cell>
          <table:table-cell table:formula="of:=[.D68]-[.G68]+[.I68]" office:value-type="float" office:value="21.45" calcext:value-type="float">
            <text:p>21,45</text:p>
          </table:table-cell>
          <table:table-cell table:formula="of:=IF([.D69]&gt;15;[.B69];0.5*[.B69])" office:value-type="float" office:value="70" calcext:value-type="float">
            <text:p>70</text:p>
          </table:table-cell>
          <table:table-cell table:formula="of:=IF([.D69]&lt;=15;0.5*[.B69];0)" office:value-type="float" office:value="0" calcext:value-type="float">
            <text:p>0</text:p>
          </table:table-cell>
          <table:table-cell table:formula="of:=ROUND(([.E69]/100)*9;2)" office:value-type="float" office:value="6.3" calcext:value-type="float">
            <text:p>6,3</text:p>
          </table:table-cell>
          <table:table-cell table:formula="of:=ROUND(([.F69]/100)*6;2)" office:value-type="float" office:value="0" calcext:value-type="float">
            <text:p>0</text:p>
          </table:table-cell>
          <table:table-cell table:formula="of:=IF(([.D69]-[.G69])&lt;5; 30-([.D69]-[.G69]);0)" office:value-type="float" office:value="0" calcext:value-type="float">
            <text:p>0</text:p>
          </table:table-cell>
          <table:table-cell table:formula="of:=IF(AND(WEEKDAY([.A69])=5;([.C69]-[.H69])&lt;40);45-([.C69]-[.H69]);0)" office:value-type="float" office:value="0" calcext:value-type="float">
            <text:p>0</text:p>
          </table:table-cell>
          <table:table-cell table:formula="of:=IF(AND(WEEKDAY([.A69])=5;([.C69]-[.H69])&lt;40);1;0)" office:value-type="float" office:value="0" calcext:value-type="float">
            <text:p>0</text:p>
          </table:table-cell>
          <table:table-cell table:formula="of:=IF(([.D69]-[.G69])&lt;5; 1;0)" office:value-type="float" office:value="0" calcext:value-type="float">
            <text:p>0</text:p>
          </table:table-cell>
          <table:table-cell table:formula="of:=IF([.D69]&gt;15;1;0)" office:value-type="float" office:value="1" calcext:value-type="float">
            <text:p>1</text:p>
          </table:table-cell>
          <table:table-cell table:formula="of:=ROUND([.D69]-[.G69];2)" office:value-type="float" office:value="15.15" calcext:value-type="float">
            <text:p>15,15</text:p>
          </table:table-cell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float" office:value="18" calcext:value-type="float">
            <text:p>18</text:p>
          </table:table-cell>
          <table:table-cell table:formula="of:=[.C69]-[.H69]+[.J69]" office:value-type="float" office:value="42.81" calcext:value-type="float">
            <text:p>42,81</text:p>
          </table:table-cell>
          <table:table-cell table:formula="of:=[.D69]-[.G69]+[.I69]" office:value-type="float" office:value="15.15" calcext:value-type="float">
            <text:p>15,15</text:p>
          </table:table-cell>
          <table:table-cell table:formula="of:=IF([.D70]&gt;15;[.B70];0.5*[.B70])" office:value-type="float" office:value="18" calcext:value-type="float">
            <text:p>18</text:p>
          </table:table-cell>
          <table:table-cell table:formula="of:=IF([.D70]&lt;=15;0.5*[.B70];0)" office:value-type="float" office:value="0" calcext:value-type="float">
            <text:p>0</text:p>
          </table:table-cell>
          <table:table-cell table:formula="of:=ROUND(([.E70]/100)*9;2)" office:value-type="float" office:value="1.62" calcext:value-type="float">
            <text:p>1,62</text:p>
          </table:table-cell>
          <table:table-cell table:formula="of:=ROUND(([.F70]/100)*6;2)" office:value-type="float" office:value="0" calcext:value-type="float">
            <text:p>0</text:p>
          </table:table-cell>
          <table:table-cell table:formula="of:=IF(([.D70]-[.G70])&lt;5; 30-([.D70]-[.G70]);0)" office:value-type="float" office:value="0" calcext:value-type="float">
            <text:p>0</text:p>
          </table:table-cell>
          <table:table-cell table:formula="of:=IF(AND(WEEKDAY([.A70])=5;([.C70]-[.H70])&lt;40);45-([.C70]-[.H70]);0)" office:value-type="float" office:value="0" calcext:value-type="float">
            <text:p>0</text:p>
          </table:table-cell>
          <table:table-cell table:formula="of:=IF(AND(WEEKDAY([.A70])=5;([.C70]-[.H70])&lt;40);1;0)" office:value-type="float" office:value="0" calcext:value-type="float">
            <text:p>0</text:p>
          </table:table-cell>
          <table:table-cell table:formula="of:=IF(([.D70]-[.G70])&lt;5; 1;0)" office:value-type="float" office:value="0" calcext:value-type="float">
            <text:p>0</text:p>
          </table:table-cell>
          <table:table-cell table:formula="of:=IF([.D70]&gt;15;1;0)" office:value-type="float" office:value="1" calcext:value-type="float">
            <text:p>1</text:p>
          </table:table-cell>
          <table:table-cell table:formula="of:=ROUND([.D70]-[.G70];2)" office:value-type="float" office:value="13.53" calcext:value-type="float">
            <text:p>13,53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float" office:value="140" calcext:value-type="float">
            <text:p>140</text:p>
          </table:table-cell>
          <table:table-cell table:formula="of:=[.C70]-[.H70]+[.J70]" office:value-type="float" office:value="42.81" calcext:value-type="float">
            <text:p>42,81</text:p>
          </table:table-cell>
          <table:table-cell table:formula="of:=[.D70]-[.G70]+[.I70]" office:value-type="float" office:value="13.53" calcext:value-type="float">
            <text:p>13,53</text:p>
          </table:table-cell>
          <table:table-cell table:formula="of:=IF([.D71]&gt;15;[.B71];0.5*[.B71])" office:value-type="float" office:value="70" calcext:value-type="float">
            <text:p>70</text:p>
          </table:table-cell>
          <table:table-cell table:formula="of:=IF([.D71]&lt;=15;0.5*[.B71];0)" office:value-type="float" office:value="70" calcext:value-type="float">
            <text:p>70</text:p>
          </table:table-cell>
          <table:table-cell table:formula="of:=ROUND(([.E71]/100)*9;2)" office:value-type="float" office:value="6.3" calcext:value-type="float">
            <text:p>6,3</text:p>
          </table:table-cell>
          <table:table-cell table:formula="of:=ROUND(([.F71]/100)*6;2)" office:value-type="float" office:value="4.2" calcext:value-type="float">
            <text:p>4,2</text:p>
          </table:table-cell>
          <table:table-cell table:formula="of:=IF(([.D71]-[.G71])&lt;5; 30-([.D71]-[.G71]);0)" office:value-type="float" office:value="0" calcext:value-type="float">
            <text:p>0</text:p>
          </table:table-cell>
          <table:table-cell table:formula="of:=IF(AND(WEEKDAY([.A71])=5;([.C71]-[.H71])&lt;40);45-([.C71]-[.H71]);0)" office:value-type="float" office:value="0" calcext:value-type="float">
            <text:p>0</text:p>
          </table:table-cell>
          <table:table-cell table:formula="of:=IF(AND(WEEKDAY([.A71])=5;([.C71]-[.H71])&lt;40);1;0)" office:value-type="float" office:value="0" calcext:value-type="float">
            <text:p>0</text:p>
          </table:table-cell>
          <table:table-cell table:formula="of:=IF(([.D71]-[.G71])&lt;5; 1;0)" office:value-type="float" office:value="0" calcext:value-type="float">
            <text:p>0</text:p>
          </table:table-cell>
          <table:table-cell table:formula="of:=IF([.D71]&gt;15;1;0)" office:value-type="float" office:value="0" calcext:value-type="float">
            <text:p>0</text:p>
          </table:table-cell>
          <table:table-cell table:formula="of:=ROUND([.D71]-[.G71];2)" office:value-type="float" office:value="7.23" calcext:value-type="float">
            <text:p>7,23</text:p>
          </table:table-cell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float" office:value="35" calcext:value-type="float">
            <text:p>35</text:p>
          </table:table-cell>
          <table:table-cell table:formula="of:=[.C71]-[.H71]+[.J71]" office:value-type="float" office:value="38.61" calcext:value-type="float">
            <text:p>38,61</text:p>
          </table:table-cell>
          <table:table-cell table:formula="of:=[.D71]-[.G71]+[.I71]" office:value-type="float" office:value="7.23" calcext:value-type="float">
            <text:p>7,23</text:p>
          </table:table-cell>
          <table:table-cell table:formula="of:=IF([.D72]&gt;15;[.B72];0.5*[.B72])" office:value-type="float" office:value="17.5" calcext:value-type="float">
            <text:p>17,5</text:p>
          </table:table-cell>
          <table:table-cell table:formula="of:=IF([.D72]&lt;=15;0.5*[.B72];0)" office:value-type="float" office:value="17.5" calcext:value-type="float">
            <text:p>17,5</text:p>
          </table:table-cell>
          <table:table-cell table:formula="of:=ROUND(([.E72]/100)*9;2)" office:value-type="float" office:value="1.58" calcext:value-type="float">
            <text:p>1,58</text:p>
          </table:table-cell>
          <table:table-cell table:formula="of:=ROUND(([.F72]/100)*6;2)" office:value-type="float" office:value="1.05" calcext:value-type="float">
            <text:p>1,05</text:p>
          </table:table-cell>
          <table:table-cell table:formula="of:=IF(([.D72]-[.G72])&lt;5; 30-([.D72]-[.G72]);0)" office:value-type="float" office:value="0" calcext:value-type="float">
            <text:p>0</text:p>
          </table:table-cell>
          <table:table-cell table:formula="of:=IF(AND(WEEKDAY([.A72])=5;([.C72]-[.H72])&lt;40);45-([.C72]-[.H72]);0)" office:value-type="float" office:value="0" calcext:value-type="float">
            <text:p>0</text:p>
          </table:table-cell>
          <table:table-cell table:formula="of:=IF(AND(WEEKDAY([.A72])=5;([.C72]-[.H72])&lt;40);1;0)" office:value-type="float" office:value="0" calcext:value-type="float">
            <text:p>0</text:p>
          </table:table-cell>
          <table:table-cell table:formula="of:=IF(([.D72]-[.G72])&lt;5; 1;0)" office:value-type="float" office:value="0" calcext:value-type="float">
            <text:p>0</text:p>
          </table:table-cell>
          <table:table-cell table:formula="of:=IF([.D72]&gt;15;1;0)" office:value-type="float" office:value="0" calcext:value-type="float">
            <text:p>0</text:p>
          </table:table-cell>
          <table:table-cell table:formula="of:=ROUND([.D72]-[.G72];2)" office:value-type="float" office:value="5.65" calcext:value-type="float">
            <text:p>5,65</text:p>
          </table:table-cell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float" office:value="65" calcext:value-type="float">
            <text:p>65</text:p>
          </table:table-cell>
          <table:table-cell table:formula="of:=[.C72]-[.H72]+[.J72]" office:value-type="float" office:value="37.56" calcext:value-type="float">
            <text:p>37,56</text:p>
          </table:table-cell>
          <table:table-cell table:formula="of:=[.D72]-[.G72]+[.I72]" office:value-type="float" office:value="5.65" calcext:value-type="float">
            <text:p>5,65</text:p>
          </table:table-cell>
          <table:table-cell table:formula="of:=IF([.D73]&gt;15;[.B73];0.5*[.B73])" office:value-type="float" office:value="32.5" calcext:value-type="float">
            <text:p>32,5</text:p>
          </table:table-cell>
          <table:table-cell table:formula="of:=IF([.D73]&lt;=15;0.5*[.B73];0)" office:value-type="float" office:value="32.5" calcext:value-type="float">
            <text:p>32,5</text:p>
          </table:table-cell>
          <table:table-cell table:formula="of:=ROUND(([.E73]/100)*9;2)" office:value-type="float" office:value="2.93" calcext:value-type="float">
            <text:p>2,93</text:p>
          </table:table-cell>
          <table:table-cell table:formula="of:=ROUND(([.F73]/100)*6;2)" office:value-type="float" office:value="1.95" calcext:value-type="float">
            <text:p>1,95</text:p>
          </table:table-cell>
          <table:table-cell table:formula="of:=IF(([.D73]-[.G73])&lt;5; 30-([.D73]-[.G73]);0)" office:value-type="float" office:value="27.28" calcext:value-type="float">
            <text:p>27,28</text:p>
          </table:table-cell>
          <table:table-cell table:formula="of:=IF(AND(WEEKDAY([.A73])=5;([.C73]-[.H73])&lt;40);45-([.C73]-[.H73]);0)" office:value-type="float" office:value="9.39" calcext:value-type="float">
            <text:p>9,39</text:p>
          </table:table-cell>
          <table:table-cell table:formula="of:=IF(AND(WEEKDAY([.A73])=5;([.C73]-[.H73])&lt;40);1;0)" office:value-type="float" office:value="1" calcext:value-type="float">
            <text:p>1</text:p>
          </table:table-cell>
          <table:table-cell table:formula="of:=IF(([.D73]-[.G73])&lt;5; 1;0)" office:value-type="float" office:value="1" calcext:value-type="float">
            <text:p>1</text:p>
          </table:table-cell>
          <table:table-cell table:formula="of:=IF([.D73]&gt;15;1;0)" office:value-type="float" office:value="0" calcext:value-type="float">
            <text:p>0</text:p>
          </table:table-cell>
          <table:table-cell table:formula="of:=ROUND([.D73]-[.G73];2)" office:value-type="float" office:value="2.72" calcext:value-type="float">
            <text:p>2,72</text:p>
          </table:table-cell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float" office:value="225" calcext:value-type="float">
            <text:p>225</text:p>
          </table:table-cell>
          <table:table-cell table:formula="of:=[.C73]-[.H73]+[.J73]" office:value-type="float" office:value="45" calcext:value-type="float">
            <text:p>45</text:p>
          </table:table-cell>
          <table:table-cell table:formula="of:=[.D73]-[.G73]+[.I73]" office:value-type="float" office:value="30" calcext:value-type="float">
            <text:p>30</text:p>
          </table:table-cell>
          <table:table-cell table:formula="of:=IF([.D74]&gt;15;[.B74];0.5*[.B74])" office:value-type="float" office:value="225" calcext:value-type="float">
            <text:p>225</text:p>
          </table:table-cell>
          <table:table-cell table:formula="of:=IF([.D74]&lt;=15;0.5*[.B74];0)" office:value-type="float" office:value="0" calcext:value-type="float">
            <text:p>0</text:p>
          </table:table-cell>
          <table:table-cell table:formula="of:=ROUND(([.E74]/100)*9;2)" office:value-type="float" office:value="20.25" calcext:value-type="float">
            <text:p>20,25</text:p>
          </table:table-cell>
          <table:table-cell table:formula="of:=ROUND(([.F74]/100)*6;2)" office:value-type="float" office:value="0" calcext:value-type="float">
            <text:p>0</text:p>
          </table:table-cell>
          <table:table-cell table:formula="of:=IF(([.D74]-[.G74])&lt;5; 30-([.D74]-[.G74]);0)" office:value-type="float" office:value="0" calcext:value-type="float">
            <text:p>0</text:p>
          </table:table-cell>
          <table:table-cell table:formula="of:=IF(AND(WEEKDAY([.A74])=5;([.C74]-[.H74])&lt;40);45-([.C74]-[.H74]);0)" office:value-type="float" office:value="0" calcext:value-type="float">
            <text:p>0</text:p>
          </table:table-cell>
          <table:table-cell table:formula="of:=IF(AND(WEEKDAY([.A74])=5;([.C74]-[.H74])&lt;40);1;0)" office:value-type="float" office:value="0" calcext:value-type="float">
            <text:p>0</text:p>
          </table:table-cell>
          <table:table-cell table:formula="of:=IF(([.D74]-[.G74])&lt;5; 1;0)" office:value-type="float" office:value="0" calcext:value-type="float">
            <text:p>0</text:p>
          </table:table-cell>
          <table:table-cell table:formula="of:=IF([.D74]&gt;15;1;0)" office:value-type="float" office:value="1" calcext:value-type="float">
            <text:p>1</text:p>
          </table:table-cell>
          <table:table-cell table:formula="of:=ROUND([.D74]-[.G74];2)" office:value-type="float" office:value="9.75" calcext:value-type="float">
            <text:p>9,75</text:p>
          </table:table-cell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138" calcext:value-type="float">
            <text:p>138</text:p>
          </table:table-cell>
          <table:table-cell table:formula="of:=[.C74]-[.H74]+[.J74]" office:value-type="float" office:value="45" calcext:value-type="float">
            <text:p>45</text:p>
          </table:table-cell>
          <table:table-cell table:formula="of:=[.D74]-[.G74]+[.I74]" office:value-type="float" office:value="9.75" calcext:value-type="float">
            <text:p>9,75</text:p>
          </table:table-cell>
          <table:table-cell table:formula="of:=IF([.D75]&gt;15;[.B75];0.5*[.B75])" office:value-type="float" office:value="69" calcext:value-type="float">
            <text:p>69</text:p>
          </table:table-cell>
          <table:table-cell table:formula="of:=IF([.D75]&lt;=15;0.5*[.B75];0)" office:value-type="float" office:value="69" calcext:value-type="float">
            <text:p>69</text:p>
          </table:table-cell>
          <table:table-cell table:formula="of:=ROUND(([.E75]/100)*9;2)" office:value-type="float" office:value="6.21" calcext:value-type="float">
            <text:p>6,21</text:p>
          </table:table-cell>
          <table:table-cell table:formula="of:=ROUND(([.F75]/100)*6;2)" office:value-type="float" office:value="4.14" calcext:value-type="float">
            <text:p>4,14</text:p>
          </table:table-cell>
          <table:table-cell table:formula="of:=IF(([.D75]-[.G75])&lt;5; 30-([.D75]-[.G75]);0)" office:value-type="float" office:value="26.46" calcext:value-type="float">
            <text:p>26,46</text:p>
          </table:table-cell>
          <table:table-cell table:formula="of:=IF(AND(WEEKDAY([.A75])=5;([.C75]-[.H75])&lt;40);45-([.C75]-[.H75]);0)" office:value-type="float" office:value="0" calcext:value-type="float">
            <text:p>0</text:p>
          </table:table-cell>
          <table:table-cell table:formula="of:=IF(AND(WEEKDAY([.A75])=5;([.C75]-[.H75])&lt;40);1;0)" office:value-type="float" office:value="0" calcext:value-type="float">
            <text:p>0</text:p>
          </table:table-cell>
          <table:table-cell table:formula="of:=IF(([.D75]-[.G75])&lt;5; 1;0)" office:value-type="float" office:value="1" calcext:value-type="float">
            <text:p>1</text:p>
          </table:table-cell>
          <table:table-cell table:formula="of:=IF([.D75]&gt;15;1;0)" office:value-type="float" office:value="0" calcext:value-type="float">
            <text:p>0</text:p>
          </table:table-cell>
          <table:table-cell table:formula="of:=ROUND([.D75]-[.G75];2)" office:value-type="float" office:value="3.54" calcext:value-type="float">
            <text:p>3,54</text:p>
          </table:table-cell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float" office:value="64" calcext:value-type="float">
            <text:p>64</text:p>
          </table:table-cell>
          <table:table-cell table:formula="of:=[.C75]-[.H75]+[.J75]" office:value-type="float" office:value="40.86" calcext:value-type="float">
            <text:p>40,86</text:p>
          </table:table-cell>
          <table:table-cell table:formula="of:=[.D75]-[.G75]+[.I75]" office:value-type="float" office:value="30" calcext:value-type="float">
            <text:p>30</text:p>
          </table:table-cell>
          <table:table-cell table:formula="of:=IF([.D76]&gt;15;[.B76];0.5*[.B76])" office:value-type="float" office:value="64" calcext:value-type="float">
            <text:p>64</text:p>
          </table:table-cell>
          <table:table-cell table:formula="of:=IF([.D76]&lt;=15;0.5*[.B76];0)" office:value-type="float" office:value="0" calcext:value-type="float">
            <text:p>0</text:p>
          </table:table-cell>
          <table:table-cell table:formula="of:=ROUND(([.E76]/100)*9;2)" office:value-type="float" office:value="5.76" calcext:value-type="float">
            <text:p>5,76</text:p>
          </table:table-cell>
          <table:table-cell table:formula="of:=ROUND(([.F76]/100)*6;2)" office:value-type="float" office:value="0" calcext:value-type="float">
            <text:p>0</text:p>
          </table:table-cell>
          <table:table-cell table:formula="of:=IF(([.D76]-[.G76])&lt;5; 30-([.D76]-[.G76]);0)" office:value-type="float" office:value="0" calcext:value-type="float">
            <text:p>0</text:p>
          </table:table-cell>
          <table:table-cell table:formula="of:=IF(AND(WEEKDAY([.A76])=5;([.C76]-[.H76])&lt;40);45-([.C76]-[.H76]);0)" office:value-type="float" office:value="0" calcext:value-type="float">
            <text:p>0</text:p>
          </table:table-cell>
          <table:table-cell table:formula="of:=IF(AND(WEEKDAY([.A76])=5;([.C76]-[.H76])&lt;40);1;0)" office:value-type="float" office:value="0" calcext:value-type="float">
            <text:p>0</text:p>
          </table:table-cell>
          <table:table-cell table:formula="of:=IF(([.D76]-[.G76])&lt;5; 1;0)" office:value-type="float" office:value="0" calcext:value-type="float">
            <text:p>0</text:p>
          </table:table-cell>
          <table:table-cell table:formula="of:=IF([.D76]&gt;15;1;0)" office:value-type="float" office:value="1" calcext:value-type="float">
            <text:p>1</text:p>
          </table:table-cell>
          <table:table-cell table:formula="of:=ROUND([.D76]-[.G76];2)" office:value-type="float" office:value="24.24" calcext:value-type="float">
            <text:p>24,24</text:p>
          </table:table-cell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float" office:value="73" calcext:value-type="float">
            <text:p>73</text:p>
          </table:table-cell>
          <table:table-cell table:formula="of:=[.C76]-[.H76]+[.J76]" office:value-type="float" office:value="40.86" calcext:value-type="float">
            <text:p>40,86</text:p>
          </table:table-cell>
          <table:table-cell table:formula="of:=[.D76]-[.G76]+[.I76]" office:value-type="float" office:value="24.24" calcext:value-type="float">
            <text:p>24,24</text:p>
          </table:table-cell>
          <table:table-cell table:formula="of:=IF([.D77]&gt;15;[.B77];0.5*[.B77])" office:value-type="float" office:value="73" calcext:value-type="float">
            <text:p>73</text:p>
          </table:table-cell>
          <table:table-cell table:formula="of:=IF([.D77]&lt;=15;0.5*[.B77];0)" office:value-type="float" office:value="0" calcext:value-type="float">
            <text:p>0</text:p>
          </table:table-cell>
          <table:table-cell table:formula="of:=ROUND(([.E77]/100)*9;2)" office:value-type="float" office:value="6.57" calcext:value-type="float">
            <text:p>6,57</text:p>
          </table:table-cell>
          <table:table-cell table:formula="of:=ROUND(([.F77]/100)*6;2)" office:value-type="float" office:value="0" calcext:value-type="float">
            <text:p>0</text:p>
          </table:table-cell>
          <table:table-cell table:formula="of:=IF(([.D77]-[.G77])&lt;5; 30-([.D77]-[.G77]);0)" office:value-type="float" office:value="0" calcext:value-type="float">
            <text:p>0</text:p>
          </table:table-cell>
          <table:table-cell table:formula="of:=IF(AND(WEEKDAY([.A77])=5;([.C77]-[.H77])&lt;40);45-([.C77]-[.H77]);0)" office:value-type="float" office:value="0" calcext:value-type="float">
            <text:p>0</text:p>
          </table:table-cell>
          <table:table-cell table:formula="of:=IF(AND(WEEKDAY([.A77])=5;([.C77]-[.H77])&lt;40);1;0)" office:value-type="float" office:value="0" calcext:value-type="float">
            <text:p>0</text:p>
          </table:table-cell>
          <table:table-cell table:formula="of:=IF(([.D77]-[.G77])&lt;5; 1;0)" office:value-type="float" office:value="0" calcext:value-type="float">
            <text:p>0</text:p>
          </table:table-cell>
          <table:table-cell table:formula="of:=IF([.D77]&gt;15;1;0)" office:value-type="float" office:value="1" calcext:value-type="float">
            <text:p>1</text:p>
          </table:table-cell>
          <table:table-cell table:formula="of:=ROUND([.D77]-[.G77];2)" office:value-type="float" office:value="17.67" calcext:value-type="float">
            <text:p>17,67</text:p>
          </table:table-cell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float" office:value="109" calcext:value-type="float">
            <text:p>109</text:p>
          </table:table-cell>
          <table:table-cell table:formula="of:=[.C77]-[.H77]+[.J77]" office:value-type="float" office:value="40.86" calcext:value-type="float">
            <text:p>40,86</text:p>
          </table:table-cell>
          <table:table-cell table:formula="of:=[.D77]-[.G77]+[.I77]" office:value-type="float" office:value="17.67" calcext:value-type="float">
            <text:p>17,67</text:p>
          </table:table-cell>
          <table:table-cell table:formula="of:=IF([.D78]&gt;15;[.B78];0.5*[.B78])" office:value-type="float" office:value="109" calcext:value-type="float">
            <text:p>109</text:p>
          </table:table-cell>
          <table:table-cell table:formula="of:=IF([.D78]&lt;=15;0.5*[.B78];0)" office:value-type="float" office:value="0" calcext:value-type="float">
            <text:p>0</text:p>
          </table:table-cell>
          <table:table-cell table:formula="of:=ROUND(([.E78]/100)*9;2)" office:value-type="float" office:value="9.81" calcext:value-type="float">
            <text:p>9,81</text:p>
          </table:table-cell>
          <table:table-cell table:formula="of:=ROUND(([.F78]/100)*6;2)" office:value-type="float" office:value="0" calcext:value-type="float">
            <text:p>0</text:p>
          </table:table-cell>
          <table:table-cell table:formula="of:=IF(([.D78]-[.G78])&lt;5; 30-([.D78]-[.G78]);0)" office:value-type="float" office:value="0" calcext:value-type="float">
            <text:p>0</text:p>
          </table:table-cell>
          <table:table-cell table:formula="of:=IF(AND(WEEKDAY([.A78])=5;([.C78]-[.H78])&lt;40);45-([.C78]-[.H78]);0)" office:value-type="float" office:value="0" calcext:value-type="float">
            <text:p>0</text:p>
          </table:table-cell>
          <table:table-cell table:formula="of:=IF(AND(WEEKDAY([.A78])=5;([.C78]-[.H78])&lt;40);1;0)" office:value-type="float" office:value="0" calcext:value-type="float">
            <text:p>0</text:p>
          </table:table-cell>
          <table:table-cell table:formula="of:=IF(([.D78]-[.G78])&lt;5; 1;0)" office:value-type="float" office:value="0" calcext:value-type="float">
            <text:p>0</text:p>
          </table:table-cell>
          <table:table-cell table:formula="of:=IF([.D78]&gt;15;1;0)" office:value-type="float" office:value="1" calcext:value-type="float">
            <text:p>1</text:p>
          </table:table-cell>
          <table:table-cell table:formula="of:=ROUND([.D78]-[.G78];2)" office:value-type="float" office:value="7.86" calcext:value-type="float">
            <text:p>7,86</text:p>
          </table:table-cell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float" office:value="69" calcext:value-type="float">
            <text:p>69</text:p>
          </table:table-cell>
          <table:table-cell table:formula="of:=[.C78]-[.H78]+[.J78]" office:value-type="float" office:value="40.86" calcext:value-type="float">
            <text:p>40,86</text:p>
          </table:table-cell>
          <table:table-cell table:formula="of:=[.D78]-[.G78]+[.I78]" office:value-type="float" office:value="7.86" calcext:value-type="float">
            <text:p>7,86</text:p>
          </table:table-cell>
          <table:table-cell table:formula="of:=IF([.D79]&gt;15;[.B79];0.5*[.B79])" office:value-type="float" office:value="34.5" calcext:value-type="float">
            <text:p>34,5</text:p>
          </table:table-cell>
          <table:table-cell table:formula="of:=IF([.D79]&lt;=15;0.5*[.B79];0)" office:value-type="float" office:value="34.5" calcext:value-type="float">
            <text:p>34,5</text:p>
          </table:table-cell>
          <table:table-cell table:formula="of:=ROUND(([.E79]/100)*9;2)" office:value-type="float" office:value="3.11" calcext:value-type="float">
            <text:p>3,11</text:p>
          </table:table-cell>
          <table:table-cell table:formula="of:=ROUND(([.F79]/100)*6;2)" office:value-type="float" office:value="2.07" calcext:value-type="float">
            <text:p>2,07</text:p>
          </table:table-cell>
          <table:table-cell table:formula="of:=IF(([.D79]-[.G79])&lt;5; 30-([.D79]-[.G79]);0)" office:value-type="float" office:value="25.25" calcext:value-type="float">
            <text:p>25,25</text:p>
          </table:table-cell>
          <table:table-cell table:formula="of:=IF(AND(WEEKDAY([.A79])=5;([.C79]-[.H79])&lt;40);45-([.C79]-[.H79]);0)" office:value-type="float" office:value="0" calcext:value-type="float">
            <text:p>0</text:p>
          </table:table-cell>
          <table:table-cell table:formula="of:=IF(AND(WEEKDAY([.A79])=5;([.C79]-[.H79])&lt;40);1;0)" office:value-type="float" office:value="0" calcext:value-type="float">
            <text:p>0</text:p>
          </table:table-cell>
          <table:table-cell table:formula="of:=IF(([.D79]-[.G79])&lt;5; 1;0)" office:value-type="float" office:value="1" calcext:value-type="float">
            <text:p>1</text:p>
          </table:table-cell>
          <table:table-cell table:formula="of:=IF([.D79]&gt;15;1;0)" office:value-type="float" office:value="0" calcext:value-type="float">
            <text:p>0</text:p>
          </table:table-cell>
          <table:table-cell table:formula="of:=ROUND([.D79]-[.G79];2)" office:value-type="float" office:value="4.75" calcext:value-type="float">
            <text:p>4,75</text:p>
          </table:table-cell>
        </table:table-row>
        <table:table-row table:style-name="ro1">
          <table:table-cell office:value-type="date" office:date-value="2014-03-20" calcext:value-type="date">
            <text:p>2014-03-20</text:p>
          </table:table-cell>
          <table:table-cell office:value-type="float" office:value="21" calcext:value-type="float">
            <text:p>21</text:p>
          </table:table-cell>
          <table:table-cell table:formula="of:=[.C79]-[.H79]+[.J79]" office:value-type="float" office:value="38.79" calcext:value-type="float">
            <text:p>38,79</text:p>
          </table:table-cell>
          <table:table-cell table:formula="of:=[.D79]-[.G79]+[.I79]" office:value-type="float" office:value="30" calcext:value-type="float">
            <text:p>30</text:p>
          </table:table-cell>
          <table:table-cell table:formula="of:=IF([.D80]&gt;15;[.B80];0.5*[.B80])" office:value-type="float" office:value="21" calcext:value-type="float">
            <text:p>21</text:p>
          </table:table-cell>
          <table:table-cell table:formula="of:=IF([.D80]&lt;=15;0.5*[.B80];0)" office:value-type="float" office:value="0" calcext:value-type="float">
            <text:p>0</text:p>
          </table:table-cell>
          <table:table-cell table:formula="of:=ROUND(([.E80]/100)*9;2)" office:value-type="float" office:value="1.89" calcext:value-type="float">
            <text:p>1,89</text:p>
          </table:table-cell>
          <table:table-cell table:formula="of:=ROUND(([.F80]/100)*6;2)" office:value-type="float" office:value="0" calcext:value-type="float">
            <text:p>0</text:p>
          </table:table-cell>
          <table:table-cell table:formula="of:=IF(([.D80]-[.G80])&lt;5; 30-([.D80]-[.G80]);0)" office:value-type="float" office:value="0" calcext:value-type="float">
            <text:p>0</text:p>
          </table:table-cell>
          <table:table-cell table:formula="of:=IF(AND(WEEKDAY([.A80])=5;([.C80]-[.H80])&lt;40);45-([.C80]-[.H80]);0)" office:value-type="float" office:value="6.21" calcext:value-type="float">
            <text:p>6,21</text:p>
          </table:table-cell>
          <table:table-cell table:formula="of:=IF(AND(WEEKDAY([.A80])=5;([.C80]-[.H80])&lt;40);1;0)" office:value-type="float" office:value="1" calcext:value-type="float">
            <text:p>1</text:p>
          </table:table-cell>
          <table:table-cell table:formula="of:=IF(([.D80]-[.G80])&lt;5; 1;0)" office:value-type="float" office:value="0" calcext:value-type="float">
            <text:p>0</text:p>
          </table:table-cell>
          <table:table-cell table:formula="of:=IF([.D80]&gt;15;1;0)" office:value-type="float" office:value="1" calcext:value-type="float">
            <text:p>1</text:p>
          </table:table-cell>
          <table:table-cell table:formula="of:=ROUND([.D80]-[.G80];2)" office:value-type="float" office:value="28.11" calcext:value-type="float">
            <text:p>28,11</text:p>
          </table:table-cell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float" office:value="116" calcext:value-type="float">
            <text:p>116</text:p>
          </table:table-cell>
          <table:table-cell table:formula="of:=[.C80]-[.H80]+[.J80]" office:value-type="float" office:value="45" calcext:value-type="float">
            <text:p>45</text:p>
          </table:table-cell>
          <table:table-cell table:formula="of:=[.D80]-[.G80]+[.I80]" office:value-type="float" office:value="28.11" calcext:value-type="float">
            <text:p>28,11</text:p>
          </table:table-cell>
          <table:table-cell table:formula="of:=IF([.D81]&gt;15;[.B81];0.5*[.B81])" office:value-type="float" office:value="116" calcext:value-type="float">
            <text:p>116</text:p>
          </table:table-cell>
          <table:table-cell table:formula="of:=IF([.D81]&lt;=15;0.5*[.B81];0)" office:value-type="float" office:value="0" calcext:value-type="float">
            <text:p>0</text:p>
          </table:table-cell>
          <table:table-cell table:formula="of:=ROUND(([.E81]/100)*9;2)" office:value-type="float" office:value="10.44" calcext:value-type="float">
            <text:p>10,44</text:p>
          </table:table-cell>
          <table:table-cell table:formula="of:=ROUND(([.F81]/100)*6;2)" office:value-type="float" office:value="0" calcext:value-type="float">
            <text:p>0</text:p>
          </table:table-cell>
          <table:table-cell table:formula="of:=IF(([.D81]-[.G81])&lt;5; 30-([.D81]-[.G81]);0)" office:value-type="float" office:value="0" calcext:value-type="float">
            <text:p>0</text:p>
          </table:table-cell>
          <table:table-cell table:formula="of:=IF(AND(WEEKDAY([.A81])=5;([.C81]-[.H81])&lt;40);45-([.C81]-[.H81]);0)" office:value-type="float" office:value="0" calcext:value-type="float">
            <text:p>0</text:p>
          </table:table-cell>
          <table:table-cell table:formula="of:=IF(AND(WEEKDAY([.A81])=5;([.C81]-[.H81])&lt;40);1;0)" office:value-type="float" office:value="0" calcext:value-type="float">
            <text:p>0</text:p>
          </table:table-cell>
          <table:table-cell table:formula="of:=IF(([.D81]-[.G81])&lt;5; 1;0)" office:value-type="float" office:value="0" calcext:value-type="float">
            <text:p>0</text:p>
          </table:table-cell>
          <table:table-cell table:formula="of:=IF([.D81]&gt;15;1;0)" office:value-type="float" office:value="1" calcext:value-type="float">
            <text:p>1</text:p>
          </table:table-cell>
          <table:table-cell table:formula="of:=ROUND([.D81]-[.G81];2)" office:value-type="float" office:value="17.67" calcext:value-type="float">
            <text:p>17,67</text:p>
          </table:table-cell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float" office:value="47" calcext:value-type="float">
            <text:p>47</text:p>
          </table:table-cell>
          <table:table-cell table:formula="of:=[.C81]-[.H81]+[.J81]" office:value-type="float" office:value="45" calcext:value-type="float">
            <text:p>45</text:p>
          </table:table-cell>
          <table:table-cell table:formula="of:=[.D81]-[.G81]+[.I81]" office:value-type="float" office:value="17.67" calcext:value-type="float">
            <text:p>17,67</text:p>
          </table:table-cell>
          <table:table-cell table:formula="of:=IF([.D82]&gt;15;[.B82];0.5*[.B82])" office:value-type="float" office:value="47" calcext:value-type="float">
            <text:p>47</text:p>
          </table:table-cell>
          <table:table-cell table:formula="of:=IF([.D82]&lt;=15;0.5*[.B82];0)" office:value-type="float" office:value="0" calcext:value-type="float">
            <text:p>0</text:p>
          </table:table-cell>
          <table:table-cell table:formula="of:=ROUND(([.E82]/100)*9;2)" office:value-type="float" office:value="4.23" calcext:value-type="float">
            <text:p>4,23</text:p>
          </table:table-cell>
          <table:table-cell table:formula="of:=ROUND(([.F82]/100)*6;2)" office:value-type="float" office:value="0" calcext:value-type="float">
            <text:p>0</text:p>
          </table:table-cell>
          <table:table-cell table:formula="of:=IF(([.D82]-[.G82])&lt;5; 30-([.D82]-[.G82]);0)" office:value-type="float" office:value="0" calcext:value-type="float">
            <text:p>0</text:p>
          </table:table-cell>
          <table:table-cell table:formula="of:=IF(AND(WEEKDAY([.A82])=5;([.C82]-[.H82])&lt;40);45-([.C82]-[.H82]);0)" office:value-type="float" office:value="0" calcext:value-type="float">
            <text:p>0</text:p>
          </table:table-cell>
          <table:table-cell table:formula="of:=IF(AND(WEEKDAY([.A82])=5;([.C82]-[.H82])&lt;40);1;0)" office:value-type="float" office:value="0" calcext:value-type="float">
            <text:p>0</text:p>
          </table:table-cell>
          <table:table-cell table:formula="of:=IF(([.D82]-[.G82])&lt;5; 1;0)" office:value-type="float" office:value="0" calcext:value-type="float">
            <text:p>0</text:p>
          </table:table-cell>
          <table:table-cell table:formula="of:=IF([.D82]&gt;15;1;0)" office:value-type="float" office:value="1" calcext:value-type="float">
            <text:p>1</text:p>
          </table:table-cell>
          <table:table-cell table:formula="of:=ROUND([.D82]-[.G82];2)" office:value-type="float" office:value="13.44" calcext:value-type="float">
            <text:p>13,44</text:p>
          </table:table-cell>
        </table:table-row>
        <table:table-row table:style-name="ro1">
          <table:table-cell office:value-type="date" office:date-value="2014-03-23" calcext:value-type="date">
            <text:p>2014-03-23</text:p>
          </table:table-cell>
          <table:table-cell office:value-type="float" office:value="59" calcext:value-type="float">
            <text:p>59</text:p>
          </table:table-cell>
          <table:table-cell table:formula="of:=[.C82]-[.H82]+[.J82]" office:value-type="float" office:value="45" calcext:value-type="float">
            <text:p>45</text:p>
          </table:table-cell>
          <table:table-cell table:formula="of:=[.D82]-[.G82]+[.I82]" office:value-type="float" office:value="13.44" calcext:value-type="float">
            <text:p>13,44</text:p>
          </table:table-cell>
          <table:table-cell table:formula="of:=IF([.D83]&gt;15;[.B83];0.5*[.B83])" office:value-type="float" office:value="29.5" calcext:value-type="float">
            <text:p>29,5</text:p>
          </table:table-cell>
          <table:table-cell table:formula="of:=IF([.D83]&lt;=15;0.5*[.B83];0)" office:value-type="float" office:value="29.5" calcext:value-type="float">
            <text:p>29,5</text:p>
          </table:table-cell>
          <table:table-cell table:formula="of:=ROUND(([.E83]/100)*9;2)" office:value-type="float" office:value="2.66" calcext:value-type="float">
            <text:p>2,66</text:p>
          </table:table-cell>
          <table:table-cell table:formula="of:=ROUND(([.F83]/100)*6;2)" office:value-type="float" office:value="1.77" calcext:value-type="float">
            <text:p>1,77</text:p>
          </table:table-cell>
          <table:table-cell table:formula="of:=IF(([.D83]-[.G83])&lt;5; 30-([.D83]-[.G83]);0)" office:value-type="float" office:value="0" calcext:value-type="float">
            <text:p>0</text:p>
          </table:table-cell>
          <table:table-cell table:formula="of:=IF(AND(WEEKDAY([.A83])=5;([.C83]-[.H83])&lt;40);45-([.C83]-[.H83]);0)" office:value-type="float" office:value="0" calcext:value-type="float">
            <text:p>0</text:p>
          </table:table-cell>
          <table:table-cell table:formula="of:=IF(AND(WEEKDAY([.A83])=5;([.C83]-[.H83])&lt;40);1;0)" office:value-type="float" office:value="0" calcext:value-type="float">
            <text:p>0</text:p>
          </table:table-cell>
          <table:table-cell table:formula="of:=IF(([.D83]-[.G83])&lt;5; 1;0)" office:value-type="float" office:value="0" calcext:value-type="float">
            <text:p>0</text:p>
          </table:table-cell>
          <table:table-cell table:formula="of:=IF([.D83]&gt;15;1;0)" office:value-type="float" office:value="0" calcext:value-type="float">
            <text:p>0</text:p>
          </table:table-cell>
          <table:table-cell table:formula="of:=ROUND([.D83]-[.G83];2)" office:value-type="float" office:value="10.78" calcext:value-type="float">
            <text:p>10,78</text:p>
          </table:table-cell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float" office:value="85" calcext:value-type="float">
            <text:p>85</text:p>
          </table:table-cell>
          <table:table-cell table:formula="of:=[.C83]-[.H83]+[.J83]" office:value-type="float" office:value="43.23" calcext:value-type="float">
            <text:p>43,23</text:p>
          </table:table-cell>
          <table:table-cell table:formula="of:=[.D83]-[.G83]+[.I83]" office:value-type="float" office:value="10.78" calcext:value-type="float">
            <text:p>10,78</text:p>
          </table:table-cell>
          <table:table-cell table:formula="of:=IF([.D84]&gt;15;[.B84];0.5*[.B84])" office:value-type="float" office:value="42.5" calcext:value-type="float">
            <text:p>42,5</text:p>
          </table:table-cell>
          <table:table-cell table:formula="of:=IF([.D84]&lt;=15;0.5*[.B84];0)" office:value-type="float" office:value="42.5" calcext:value-type="float">
            <text:p>42,5</text:p>
          </table:table-cell>
          <table:table-cell table:formula="of:=ROUND(([.E84]/100)*9;2)" office:value-type="float" office:value="3.83" calcext:value-type="float">
            <text:p>3,83</text:p>
          </table:table-cell>
          <table:table-cell table:formula="of:=ROUND(([.F84]/100)*6;2)" office:value-type="float" office:value="2.55" calcext:value-type="float">
            <text:p>2,55</text:p>
          </table:table-cell>
          <table:table-cell table:formula="of:=IF(([.D84]-[.G84])&lt;5; 30-([.D84]-[.G84]);0)" office:value-type="float" office:value="0" calcext:value-type="float">
            <text:p>0</text:p>
          </table:table-cell>
          <table:table-cell table:formula="of:=IF(AND(WEEKDAY([.A84])=5;([.C84]-[.H84])&lt;40);45-([.C84]-[.H84]);0)" office:value-type="float" office:value="0" calcext:value-type="float">
            <text:p>0</text:p>
          </table:table-cell>
          <table:table-cell table:formula="of:=IF(AND(WEEKDAY([.A84])=5;([.C84]-[.H84])&lt;40);1;0)" office:value-type="float" office:value="0" calcext:value-type="float">
            <text:p>0</text:p>
          </table:table-cell>
          <table:table-cell table:formula="of:=IF(([.D84]-[.G84])&lt;5; 1;0)" office:value-type="float" office:value="0" calcext:value-type="float">
            <text:p>0</text:p>
          </table:table-cell>
          <table:table-cell table:formula="of:=IF([.D84]&gt;15;1;0)" office:value-type="float" office:value="0" calcext:value-type="float">
            <text:p>0</text:p>
          </table:table-cell>
          <table:table-cell table:formula="of:=ROUND([.D84]-[.G84];2)" office:value-type="float" office:value="6.95" calcext:value-type="float">
            <text:p>6,95</text:p>
          </table:table-cell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float" office:value="46" calcext:value-type="float">
            <text:p>46</text:p>
          </table:table-cell>
          <table:table-cell table:formula="of:=[.C84]-[.H84]+[.J84]" office:value-type="float" office:value="40.68" calcext:value-type="float">
            <text:p>40,68</text:p>
          </table:table-cell>
          <table:table-cell table:formula="of:=[.D84]-[.G84]+[.I84]" office:value-type="float" office:value="6.95" calcext:value-type="float">
            <text:p>6,95</text:p>
          </table:table-cell>
          <table:table-cell table:formula="of:=IF([.D85]&gt;15;[.B85];0.5*[.B85])" office:value-type="float" office:value="23" calcext:value-type="float">
            <text:p>23</text:p>
          </table:table-cell>
          <table:table-cell table:formula="of:=IF([.D85]&lt;=15;0.5*[.B85];0)" office:value-type="float" office:value="23" calcext:value-type="float">
            <text:p>23</text:p>
          </table:table-cell>
          <table:table-cell table:formula="of:=ROUND(([.E85]/100)*9;2)" office:value-type="float" office:value="2.07" calcext:value-type="float">
            <text:p>2,07</text:p>
          </table:table-cell>
          <table:table-cell table:formula="of:=ROUND(([.F85]/100)*6;2)" office:value-type="float" office:value="1.38" calcext:value-type="float">
            <text:p>1,38</text:p>
          </table:table-cell>
          <table:table-cell table:formula="of:=IF(([.D85]-[.G85])&lt;5; 30-([.D85]-[.G85]);0)" office:value-type="float" office:value="25.12" calcext:value-type="float">
            <text:p>25,12</text:p>
          </table:table-cell>
          <table:table-cell table:formula="of:=IF(AND(WEEKDAY([.A85])=5;([.C85]-[.H85])&lt;40);45-([.C85]-[.H85]);0)" office:value-type="float" office:value="0" calcext:value-type="float">
            <text:p>0</text:p>
          </table:table-cell>
          <table:table-cell table:formula="of:=IF(AND(WEEKDAY([.A85])=5;([.C85]-[.H85])&lt;40);1;0)" office:value-type="float" office:value="0" calcext:value-type="float">
            <text:p>0</text:p>
          </table:table-cell>
          <table:table-cell table:formula="of:=IF(([.D85]-[.G85])&lt;5; 1;0)" office:value-type="float" office:value="1" calcext:value-type="float">
            <text:p>1</text:p>
          </table:table-cell>
          <table:table-cell table:formula="of:=IF([.D85]&gt;15;1;0)" office:value-type="float" office:value="0" calcext:value-type="float">
            <text:p>0</text:p>
          </table:table-cell>
          <table:table-cell table:formula="of:=ROUND([.D85]-[.G85];2)" office:value-type="float" office:value="4.88" calcext:value-type="float">
            <text:p>4,88</text:p>
          </table:table-cell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float" office:value="41" calcext:value-type="float">
            <text:p>41</text:p>
          </table:table-cell>
          <table:table-cell table:formula="of:=[.C85]-[.H85]+[.J85]" office:value-type="float" office:value="39.3" calcext:value-type="float">
            <text:p>39,3</text:p>
          </table:table-cell>
          <table:table-cell table:formula="of:=[.D85]-[.G85]+[.I85]" office:value-type="float" office:value="30" calcext:value-type="float">
            <text:p>30</text:p>
          </table:table-cell>
          <table:table-cell table:formula="of:=IF([.D86]&gt;15;[.B86];0.5*[.B86])" office:value-type="float" office:value="41" calcext:value-type="float">
            <text:p>41</text:p>
          </table:table-cell>
          <table:table-cell table:formula="of:=IF([.D86]&lt;=15;0.5*[.B86];0)" office:value-type="float" office:value="0" calcext:value-type="float">
            <text:p>0</text:p>
          </table:table-cell>
          <table:table-cell table:formula="of:=ROUND(([.E86]/100)*9;2)" office:value-type="float" office:value="3.69" calcext:value-type="float">
            <text:p>3,69</text:p>
          </table:table-cell>
          <table:table-cell table:formula="of:=ROUND(([.F86]/100)*6;2)" office:value-type="float" office:value="0" calcext:value-type="float">
            <text:p>0</text:p>
          </table:table-cell>
          <table:table-cell table:formula="of:=IF(([.D86]-[.G86])&lt;5; 30-([.D86]-[.G86]);0)" office:value-type="float" office:value="0" calcext:value-type="float">
            <text:p>0</text:p>
          </table:table-cell>
          <table:table-cell table:formula="of:=IF(AND(WEEKDAY([.A86])=5;([.C86]-[.H86])&lt;40);45-([.C86]-[.H86]);0)" office:value-type="float" office:value="0" calcext:value-type="float">
            <text:p>0</text:p>
          </table:table-cell>
          <table:table-cell table:formula="of:=IF(AND(WEEKDAY([.A86])=5;([.C86]-[.H86])&lt;40);1;0)" office:value-type="float" office:value="0" calcext:value-type="float">
            <text:p>0</text:p>
          </table:table-cell>
          <table:table-cell table:formula="of:=IF(([.D86]-[.G86])&lt;5; 1;0)" office:value-type="float" office:value="0" calcext:value-type="float">
            <text:p>0</text:p>
          </table:table-cell>
          <table:table-cell table:formula="of:=IF([.D86]&gt;15;1;0)" office:value-type="float" office:value="1" calcext:value-type="float">
            <text:p>1</text:p>
          </table:table-cell>
          <table:table-cell table:formula="of:=ROUND([.D86]-[.G86];2)" office:value-type="float" office:value="26.31" calcext:value-type="float">
            <text:p>26,31</text:p>
          </table:table-cell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float" office:value="102" calcext:value-type="float">
            <text:p>102</text:p>
          </table:table-cell>
          <table:table-cell table:formula="of:=[.C86]-[.H86]+[.J86]" office:value-type="float" office:value="39.3" calcext:value-type="float">
            <text:p>39,3</text:p>
          </table:table-cell>
          <table:table-cell table:formula="of:=[.D86]-[.G86]+[.I86]" office:value-type="float" office:value="26.31" calcext:value-type="float">
            <text:p>26,31</text:p>
          </table:table-cell>
          <table:table-cell table:formula="of:=IF([.D87]&gt;15;[.B87];0.5*[.B87])" office:value-type="float" office:value="102" calcext:value-type="float">
            <text:p>102</text:p>
          </table:table-cell>
          <table:table-cell table:formula="of:=IF([.D87]&lt;=15;0.5*[.B87];0)" office:value-type="float" office:value="0" calcext:value-type="float">
            <text:p>0</text:p>
          </table:table-cell>
          <table:table-cell table:formula="of:=ROUND(([.E87]/100)*9;2)" office:value-type="float" office:value="9.18" calcext:value-type="float">
            <text:p>9,18</text:p>
          </table:table-cell>
          <table:table-cell table:formula="of:=ROUND(([.F87]/100)*6;2)" office:value-type="float" office:value="0" calcext:value-type="float">
            <text:p>0</text:p>
          </table:table-cell>
          <table:table-cell table:formula="of:=IF(([.D87]-[.G87])&lt;5; 30-([.D87]-[.G87]);0)" office:value-type="float" office:value="0" calcext:value-type="float">
            <text:p>0</text:p>
          </table:table-cell>
          <table:table-cell table:formula="of:=IF(AND(WEEKDAY([.A87])=5;([.C87]-[.H87])&lt;40);45-([.C87]-[.H87]);0)" office:value-type="float" office:value="5.7" calcext:value-type="float">
            <text:p>5,7</text:p>
          </table:table-cell>
          <table:table-cell table:formula="of:=IF(AND(WEEKDAY([.A87])=5;([.C87]-[.H87])&lt;40);1;0)" office:value-type="float" office:value="1" calcext:value-type="float">
            <text:p>1</text:p>
          </table:table-cell>
          <table:table-cell table:formula="of:=IF(([.D87]-[.G87])&lt;5; 1;0)" office:value-type="float" office:value="0" calcext:value-type="float">
            <text:p>0</text:p>
          </table:table-cell>
          <table:table-cell table:formula="of:=IF([.D87]&gt;15;1;0)" office:value-type="float" office:value="1" calcext:value-type="float">
            <text:p>1</text:p>
          </table:table-cell>
          <table:table-cell table:formula="of:=ROUND([.D87]-[.G87];2)" office:value-type="float" office:value="17.13" calcext:value-type="float">
            <text:p>17,13</text:p>
          </table:table-cell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float" office:value="129" calcext:value-type="float">
            <text:p>129</text:p>
          </table:table-cell>
          <table:table-cell table:formula="of:=[.C87]-[.H87]+[.J87]" office:value-type="float" office:value="45" calcext:value-type="float">
            <text:p>45</text:p>
          </table:table-cell>
          <table:table-cell table:formula="of:=[.D87]-[.G87]+[.I87]" office:value-type="float" office:value="17.13" calcext:value-type="float">
            <text:p>17,13</text:p>
          </table:table-cell>
          <table:table-cell table:formula="of:=IF([.D88]&gt;15;[.B88];0.5*[.B88])" office:value-type="float" office:value="129" calcext:value-type="float">
            <text:p>129</text:p>
          </table:table-cell>
          <table:table-cell table:formula="of:=IF([.D88]&lt;=15;0.5*[.B88];0)" office:value-type="float" office:value="0" calcext:value-type="float">
            <text:p>0</text:p>
          </table:table-cell>
          <table:table-cell table:formula="of:=ROUND(([.E88]/100)*9;2)" office:value-type="float" office:value="11.61" calcext:value-type="float">
            <text:p>11,61</text:p>
          </table:table-cell>
          <table:table-cell table:formula="of:=ROUND(([.F88]/100)*6;2)" office:value-type="float" office:value="0" calcext:value-type="float">
            <text:p>0</text:p>
          </table:table-cell>
          <table:table-cell table:formula="of:=IF(([.D88]-[.G88])&lt;5; 30-([.D88]-[.G88]);0)" office:value-type="float" office:value="0" calcext:value-type="float">
            <text:p>0</text:p>
          </table:table-cell>
          <table:table-cell table:formula="of:=IF(AND(WEEKDAY([.A88])=5;([.C88]-[.H88])&lt;40);45-([.C88]-[.H88]);0)" office:value-type="float" office:value="0" calcext:value-type="float">
            <text:p>0</text:p>
          </table:table-cell>
          <table:table-cell table:formula="of:=IF(AND(WEEKDAY([.A88])=5;([.C88]-[.H88])&lt;40);1;0)" office:value-type="float" office:value="0" calcext:value-type="float">
            <text:p>0</text:p>
          </table:table-cell>
          <table:table-cell table:formula="of:=IF(([.D88]-[.G88])&lt;5; 1;0)" office:value-type="float" office:value="0" calcext:value-type="float">
            <text:p>0</text:p>
          </table:table-cell>
          <table:table-cell table:formula="of:=IF([.D88]&gt;15;1;0)" office:value-type="float" office:value="1" calcext:value-type="float">
            <text:p>1</text:p>
          </table:table-cell>
          <table:table-cell table:formula="of:=ROUND([.D88]-[.G88];2)" office:value-type="float" office:value="5.52" calcext:value-type="float">
            <text:p>5,52</text:p>
          </table:table-cell>
        </table:table-row>
        <table:table-row table:style-name="ro1">
          <table:table-cell office:value-type="date" office:date-value="2014-03-29" calcext:value-type="date">
            <text:p>2014-03-29</text:p>
          </table:table-cell>
          <table:table-cell office:value-type="float" office:value="22" calcext:value-type="float">
            <text:p>22</text:p>
          </table:table-cell>
          <table:table-cell table:formula="of:=[.C88]-[.H88]+[.J88]" office:value-type="float" office:value="45" calcext:value-type="float">
            <text:p>45</text:p>
          </table:table-cell>
          <table:table-cell table:formula="of:=[.D88]-[.G88]+[.I88]" office:value-type="float" office:value="5.52" calcext:value-type="float">
            <text:p>5,52</text:p>
          </table:table-cell>
          <table:table-cell table:formula="of:=IF([.D89]&gt;15;[.B89];0.5*[.B89])" office:value-type="float" office:value="11" calcext:value-type="float">
            <text:p>11</text:p>
          </table:table-cell>
          <table:table-cell table:formula="of:=IF([.D89]&lt;=15;0.5*[.B89];0)" office:value-type="float" office:value="11" calcext:value-type="float">
            <text:p>11</text:p>
          </table:table-cell>
          <table:table-cell table:formula="of:=ROUND(([.E89]/100)*9;2)" office:value-type="float" office:value="0.99" calcext:value-type="float">
            <text:p>0,99</text:p>
          </table:table-cell>
          <table:table-cell table:formula="of:=ROUND(([.F89]/100)*6;2)" office:value-type="float" office:value="0.66" calcext:value-type="float">
            <text:p>0,66</text:p>
          </table:table-cell>
          <table:table-cell table:formula="of:=IF(([.D89]-[.G89])&lt;5; 30-([.D89]-[.G89]);0)" office:value-type="float" office:value="25.47" calcext:value-type="float">
            <text:p>25,47</text:p>
          </table:table-cell>
          <table:table-cell table:formula="of:=IF(AND(WEEKDAY([.A89])=5;([.C89]-[.H89])&lt;40);45-([.C89]-[.H89]);0)" office:value-type="float" office:value="0" calcext:value-type="float">
            <text:p>0</text:p>
          </table:table-cell>
          <table:table-cell table:formula="of:=IF(AND(WEEKDAY([.A89])=5;([.C89]-[.H89])&lt;40);1;0)" office:value-type="float" office:value="0" calcext:value-type="float">
            <text:p>0</text:p>
          </table:table-cell>
          <table:table-cell table:formula="of:=IF(([.D89]-[.G89])&lt;5; 1;0)" office:value-type="float" office:value="1" calcext:value-type="float">
            <text:p>1</text:p>
          </table:table-cell>
          <table:table-cell table:formula="of:=IF([.D89]&gt;15;1;0)" office:value-type="float" office:value="0" calcext:value-type="float">
            <text:p>0</text:p>
          </table:table-cell>
          <table:table-cell table:formula="of:=ROUND([.D89]-[.G89];2)" office:value-type="float" office:value="4.53" calcext:value-type="float">
            <text:p>4,53</text:p>
          </table:table-cell>
        </table:table-row>
        <table:table-row table:style-name="ro1">
          <table:table-cell office:value-type="date" office:date-value="2014-03-30" calcext:value-type="date">
            <text:p>2014-03-30</text:p>
          </table:table-cell>
          <table:table-cell office:value-type="float" office:value="25" calcext:value-type="float">
            <text:p>25</text:p>
          </table:table-cell>
          <table:table-cell table:formula="of:=[.C89]-[.H89]+[.J89]" office:value-type="float" office:value="44.34" calcext:value-type="float">
            <text:p>44,34</text:p>
          </table:table-cell>
          <table:table-cell table:formula="of:=[.D89]-[.G89]+[.I89]" office:value-type="float" office:value="30" calcext:value-type="float">
            <text:p>30</text:p>
          </table:table-cell>
          <table:table-cell table:formula="of:=IF([.D90]&gt;15;[.B90];0.5*[.B90])" office:value-type="float" office:value="25" calcext:value-type="float">
            <text:p>25</text:p>
          </table:table-cell>
          <table:table-cell table:formula="of:=IF([.D90]&lt;=15;0.5*[.B90];0)" office:value-type="float" office:value="0" calcext:value-type="float">
            <text:p>0</text:p>
          </table:table-cell>
          <table:table-cell table:formula="of:=ROUND(([.E90]/100)*9;2)" office:value-type="float" office:value="2.25" calcext:value-type="float">
            <text:p>2,25</text:p>
          </table:table-cell>
          <table:table-cell table:formula="of:=ROUND(([.F90]/100)*6;2)" office:value-type="float" office:value="0" calcext:value-type="float">
            <text:p>0</text:p>
          </table:table-cell>
          <table:table-cell table:formula="of:=IF(([.D90]-[.G90])&lt;5; 30-([.D90]-[.G90]);0)" office:value-type="float" office:value="0" calcext:value-type="float">
            <text:p>0</text:p>
          </table:table-cell>
          <table:table-cell table:formula="of:=IF(AND(WEEKDAY([.A90])=5;([.C90]-[.H90])&lt;40);45-([.C90]-[.H90]);0)" office:value-type="float" office:value="0" calcext:value-type="float">
            <text:p>0</text:p>
          </table:table-cell>
          <table:table-cell table:formula="of:=IF(AND(WEEKDAY([.A90])=5;([.C90]-[.H90])&lt;40);1;0)" office:value-type="float" office:value="0" calcext:value-type="float">
            <text:p>0</text:p>
          </table:table-cell>
          <table:table-cell table:formula="of:=IF(([.D90]-[.G90])&lt;5; 1;0)" office:value-type="float" office:value="0" calcext:value-type="float">
            <text:p>0</text:p>
          </table:table-cell>
          <table:table-cell table:formula="of:=IF([.D90]&gt;15;1;0)" office:value-type="float" office:value="1" calcext:value-type="float">
            <text:p>1</text:p>
          </table:table-cell>
          <table:table-cell table:formula="of:=ROUND([.D90]-[.G90];2)" office:value-type="float" office:value="27.75" calcext:value-type="float">
            <text:p>27,75</text:p>
          </table:table-cell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float" office:value="26" calcext:value-type="float">
            <text:p>26</text:p>
          </table:table-cell>
          <table:table-cell table:formula="of:=[.C90]-[.H90]+[.J90]" office:value-type="float" office:value="44.34" calcext:value-type="float">
            <text:p>44,34</text:p>
          </table:table-cell>
          <table:table-cell table:formula="of:=[.D90]-[.G90]+[.I90]" office:value-type="float" office:value="27.75" calcext:value-type="float">
            <text:p>27,75</text:p>
          </table:table-cell>
          <table:table-cell table:formula="of:=IF([.D91]&gt;15;[.B91];0.5*[.B91])" office:value-type="float" office:value="26" calcext:value-type="float">
            <text:p>26</text:p>
          </table:table-cell>
          <table:table-cell table:formula="of:=IF([.D91]&lt;=15;0.5*[.B91];0)" office:value-type="float" office:value="0" calcext:value-type="float">
            <text:p>0</text:p>
          </table:table-cell>
          <table:table-cell table:formula="of:=ROUND(([.E91]/100)*9;2)" office:value-type="float" office:value="2.34" calcext:value-type="float">
            <text:p>2,34</text:p>
          </table:table-cell>
          <table:table-cell table:formula="of:=ROUND(([.F91]/100)*6;2)" office:value-type="float" office:value="0" calcext:value-type="float">
            <text:p>0</text:p>
          </table:table-cell>
          <table:table-cell table:formula="of:=IF(([.D91]-[.G91])&lt;5; 30-([.D91]-[.G91]);0)" office:value-type="float" office:value="0" calcext:value-type="float">
            <text:p>0</text:p>
          </table:table-cell>
          <table:table-cell table:formula="of:=IF(AND(WEEKDAY([.A91])=5;([.C91]-[.H91])&lt;40);45-([.C91]-[.H91]);0)" office:value-type="float" office:value="0" calcext:value-type="float">
            <text:p>0</text:p>
          </table:table-cell>
          <table:table-cell table:formula="of:=IF(AND(WEEKDAY([.A91])=5;([.C91]-[.H91])&lt;40);1;0)" office:value-type="float" office:value="0" calcext:value-type="float">
            <text:p>0</text:p>
          </table:table-cell>
          <table:table-cell table:formula="of:=IF(([.D91]-[.G91])&lt;5; 1;0)" office:value-type="float" office:value="0" calcext:value-type="float">
            <text:p>0</text:p>
          </table:table-cell>
          <table:table-cell table:formula="of:=IF([.D91]&gt;15;1;0)" office:value-type="float" office:value="1" calcext:value-type="float">
            <text:p>1</text:p>
          </table:table-cell>
          <table:table-cell table:formula="of:=ROUND([.D91]-[.G91];2)" office:value-type="float" office:value="25.41" calcext:value-type="float">
            <text:p>25,41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" calcext:value-type="float">
            <text:p>84</text:p>
          </table:table-cell>
          <table:table-cell table:formula="of:=[.C91]-[.H91]+[.J91]" office:value-type="float" office:value="44.34" calcext:value-type="float">
            <text:p>44,34</text:p>
          </table:table-cell>
          <table:table-cell table:formula="of:=[.D91]-[.G91]+[.I91]" office:value-type="float" office:value="25.41" calcext:value-type="float">
            <text:p>25,41</text:p>
          </table:table-cell>
          <table:table-cell table:formula="of:=IF([.D92]&gt;15;[.B92];0.5*[.B92])" office:value-type="float" office:value="84" calcext:value-type="float">
            <text:p>84</text:p>
          </table:table-cell>
          <table:table-cell table:formula="of:=IF([.D92]&lt;=15;0.5*[.B92];0)" office:value-type="float" office:value="0" calcext:value-type="float">
            <text:p>0</text:p>
          </table:table-cell>
          <table:table-cell table:formula="of:=ROUND(([.E92]/100)*9;2)" office:value-type="float" office:value="7.56" calcext:value-type="float">
            <text:p>7,56</text:p>
          </table:table-cell>
          <table:table-cell table:formula="of:=ROUND(([.F92]/100)*6;2)" office:value-type="float" office:value="0" calcext:value-type="float">
            <text:p>0</text:p>
          </table:table-cell>
          <table:table-cell table:formula="of:=IF(([.D92]-[.G92])&lt;5; 30-([.D92]-[.G92]);0)" office:value-type="float" office:value="0" calcext:value-type="float">
            <text:p>0</text:p>
          </table:table-cell>
          <table:table-cell table:formula="of:=IF(AND(WEEKDAY([.A92])=5;([.C92]-[.H92])&lt;40);45-([.C92]-[.H92]);0)" office:value-type="float" office:value="0" calcext:value-type="float">
            <text:p>0</text:p>
          </table:table-cell>
          <table:table-cell table:formula="of:=IF(AND(WEEKDAY([.A92])=5;([.C92]-[.H92])&lt;40);1;0)" office:value-type="float" office:value="0" calcext:value-type="float">
            <text:p>0</text:p>
          </table:table-cell>
          <table:table-cell table:formula="of:=IF(([.D92]-[.G92])&lt;5; 1;0)" office:value-type="float" office:value="0" calcext:value-type="float">
            <text:p>0</text:p>
          </table:table-cell>
          <table:table-cell table:formula="of:=IF([.D92]&gt;15;1;0)" office:value-type="float" office:value="1" calcext:value-type="float">
            <text:p>1</text:p>
          </table:table-cell>
          <table:table-cell table:formula="of:=ROUND([.D92]-[.G92];2)" office:value-type="float" office:value="17.85" calcext:value-type="float">
            <text:p>17,85</text:p>
          </table:table-cell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float" office:value="129" calcext:value-type="float">
            <text:p>129</text:p>
          </table:table-cell>
          <table:table-cell table:formula="of:=[.C92]-[.H92]+[.J92]" office:value-type="float" office:value="44.34" calcext:value-type="float">
            <text:p>44,34</text:p>
          </table:table-cell>
          <table:table-cell table:formula="of:=[.D92]-[.G92]+[.I92]" office:value-type="float" office:value="17.85" calcext:value-type="float">
            <text:p>17,85</text:p>
          </table:table-cell>
          <table:table-cell table:formula="of:=IF([.D93]&gt;15;[.B93];0.5*[.B93])" office:value-type="float" office:value="129" calcext:value-type="float">
            <text:p>129</text:p>
          </table:table-cell>
          <table:table-cell table:formula="of:=IF([.D93]&lt;=15;0.5*[.B93];0)" office:value-type="float" office:value="0" calcext:value-type="float">
            <text:p>0</text:p>
          </table:table-cell>
          <table:table-cell table:formula="of:=ROUND(([.E93]/100)*9;2)" office:value-type="float" office:value="11.61" calcext:value-type="float">
            <text:p>11,61</text:p>
          </table:table-cell>
          <table:table-cell table:formula="of:=ROUND(([.F93]/100)*6;2)" office:value-type="float" office:value="0" calcext:value-type="float">
            <text:p>0</text:p>
          </table:table-cell>
          <table:table-cell table:formula="of:=IF(([.D93]-[.G93])&lt;5; 30-([.D93]-[.G93]);0)" office:value-type="float" office:value="0" calcext:value-type="float">
            <text:p>0</text:p>
          </table:table-cell>
          <table:table-cell table:formula="of:=IF(AND(WEEKDAY([.A93])=5;([.C93]-[.H93])&lt;40);45-([.C93]-[.H93]);0)" office:value-type="float" office:value="0" calcext:value-type="float">
            <text:p>0</text:p>
          </table:table-cell>
          <table:table-cell table:formula="of:=IF(AND(WEEKDAY([.A93])=5;([.C93]-[.H93])&lt;40);1;0)" office:value-type="float" office:value="0" calcext:value-type="float">
            <text:p>0</text:p>
          </table:table-cell>
          <table:table-cell table:formula="of:=IF(([.D93]-[.G93])&lt;5; 1;0)" office:value-type="float" office:value="0" calcext:value-type="float">
            <text:p>0</text:p>
          </table:table-cell>
          <table:table-cell table:formula="of:=IF([.D93]&gt;15;1;0)" office:value-type="float" office:value="1" calcext:value-type="float">
            <text:p>1</text:p>
          </table:table-cell>
          <table:table-cell table:formula="of:=ROUND([.D93]-[.G93];2)" office:value-type="float" office:value="6.24" calcext:value-type="float">
            <text:p>6,24</text:p>
          </table:table-cell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float" office:value="18" calcext:value-type="float">
            <text:p>18</text:p>
          </table:table-cell>
          <table:table-cell table:formula="of:=[.C93]-[.H93]+[.J93]" office:value-type="float" office:value="44.34" calcext:value-type="float">
            <text:p>44,34</text:p>
          </table:table-cell>
          <table:table-cell table:formula="of:=[.D93]-[.G93]+[.I93]" office:value-type="float" office:value="6.24" calcext:value-type="float">
            <text:p>6,24</text:p>
          </table:table-cell>
          <table:table-cell table:formula="of:=IF([.D94]&gt;15;[.B94];0.5*[.B94])" office:value-type="float" office:value="9" calcext:value-type="float">
            <text:p>9</text:p>
          </table:table-cell>
          <table:table-cell table:formula="of:=IF([.D94]&lt;=15;0.5*[.B94];0)" office:value-type="float" office:value="9" calcext:value-type="float">
            <text:p>9</text:p>
          </table:table-cell>
          <table:table-cell table:formula="of:=ROUND(([.E94]/100)*9;2)" office:value-type="float" office:value="0.81" calcext:value-type="float">
            <text:p>0,81</text:p>
          </table:table-cell>
          <table:table-cell table:formula="of:=ROUND(([.F94]/100)*6;2)" office:value-type="float" office:value="0.54" calcext:value-type="float">
            <text:p>0,54</text:p>
          </table:table-cell>
          <table:table-cell table:formula="of:=IF(([.D94]-[.G94])&lt;5; 30-([.D94]-[.G94]);0)" office:value-type="float" office:value="0" calcext:value-type="float">
            <text:p>0</text:p>
          </table:table-cell>
          <table:table-cell table:formula="of:=IF(AND(WEEKDAY([.A94])=5;([.C94]-[.H94])&lt;40);45-([.C94]-[.H94]);0)" office:value-type="float" office:value="0" calcext:value-type="float">
            <text:p>0</text:p>
          </table:table-cell>
          <table:table-cell table:formula="of:=IF(AND(WEEKDAY([.A94])=5;([.C94]-[.H94])&lt;40);1;0)" office:value-type="float" office:value="0" calcext:value-type="float">
            <text:p>0</text:p>
          </table:table-cell>
          <table:table-cell table:formula="of:=IF(([.D94]-[.G94])&lt;5; 1;0)" office:value-type="float" office:value="0" calcext:value-type="float">
            <text:p>0</text:p>
          </table:table-cell>
          <table:table-cell table:formula="of:=IF([.D94]&gt;15;1;0)" office:value-type="float" office:value="0" calcext:value-type="float">
            <text:p>0</text:p>
          </table:table-cell>
          <table:table-cell table:formula="of:=ROUND([.D94]-[.G94];2)" office:value-type="float" office:value="5.43" calcext:value-type="float">
            <text:p>5,43</text:p>
          </table:table-cell>
        </table:table-row>
        <table:table-row table:style-name="ro1">
          <table:table-cell office:value-type="date" office:date-value="2014-04-04" calcext:value-type="date">
            <text:p>2014-04-04</text:p>
          </table:table-cell>
          <table:table-cell office:value-type="float" office:value="60" calcext:value-type="float">
            <text:p>60</text:p>
          </table:table-cell>
          <table:table-cell table:formula="of:=[.C94]-[.H94]+[.J94]" office:value-type="float" office:value="43.8" calcext:value-type="float">
            <text:p>43,8</text:p>
          </table:table-cell>
          <table:table-cell table:formula="of:=[.D94]-[.G94]+[.I94]" office:value-type="float" office:value="5.43" calcext:value-type="float">
            <text:p>5,43</text:p>
          </table:table-cell>
          <table:table-cell table:formula="of:=IF([.D95]&gt;15;[.B95];0.5*[.B95])" office:value-type="float" office:value="30" calcext:value-type="float">
            <text:p>30</text:p>
          </table:table-cell>
          <table:table-cell table:formula="of:=IF([.D95]&lt;=15;0.5*[.B95];0)" office:value-type="float" office:value="30" calcext:value-type="float">
            <text:p>30</text:p>
          </table:table-cell>
          <table:table-cell table:formula="of:=ROUND(([.E95]/100)*9;2)" office:value-type="float" office:value="2.7" calcext:value-type="float">
            <text:p>2,7</text:p>
          </table:table-cell>
          <table:table-cell table:formula="of:=ROUND(([.F95]/100)*6;2)" office:value-type="float" office:value="1.8" calcext:value-type="float">
            <text:p>1,8</text:p>
          </table:table-cell>
          <table:table-cell table:formula="of:=IF(([.D95]-[.G95])&lt;5; 30-([.D95]-[.G95]);0)" office:value-type="float" office:value="27.27" calcext:value-type="float">
            <text:p>27,27</text:p>
          </table:table-cell>
          <table:table-cell table:formula="of:=IF(AND(WEEKDAY([.A95])=5;([.C95]-[.H95])&lt;40);45-([.C95]-[.H95]);0)" office:value-type="float" office:value="0" calcext:value-type="float">
            <text:p>0</text:p>
          </table:table-cell>
          <table:table-cell table:formula="of:=IF(AND(WEEKDAY([.A95])=5;([.C95]-[.H95])&lt;40);1;0)" office:value-type="float" office:value="0" calcext:value-type="float">
            <text:p>0</text:p>
          </table:table-cell>
          <table:table-cell table:formula="of:=IF(([.D95]-[.G95])&lt;5; 1;0)" office:value-type="float" office:value="1" calcext:value-type="float">
            <text:p>1</text:p>
          </table:table-cell>
          <table:table-cell table:formula="of:=IF([.D95]&gt;15;1;0)" office:value-type="float" office:value="0" calcext:value-type="float">
            <text:p>0</text:p>
          </table:table-cell>
          <table:table-cell table:formula="of:=ROUND([.D95]-[.G95];2)" office:value-type="float" office:value="2.73" calcext:value-type="float">
            <text:p>2,73</text:p>
          </table:table-cell>
        </table:table-row>
        <table:table-row table:style-name="ro1">
          <table:table-cell office:value-type="date" office:date-value="2014-04-05" calcext:value-type="date">
            <text:p>2014-04-05</text:p>
          </table:table-cell>
          <table:table-cell office:value-type="float" office:value="25" calcext:value-type="float">
            <text:p>25</text:p>
          </table:table-cell>
          <table:table-cell table:formula="of:=[.C95]-[.H95]+[.J95]" office:value-type="float" office:value="42" calcext:value-type="float">
            <text:p>42</text:p>
          </table:table-cell>
          <table:table-cell table:formula="of:=[.D95]-[.G95]+[.I95]" office:value-type="float" office:value="30" calcext:value-type="float">
            <text:p>30</text:p>
          </table:table-cell>
          <table:table-cell table:formula="of:=IF([.D96]&gt;15;[.B96];0.5*[.B96])" office:value-type="float" office:value="25" calcext:value-type="float">
            <text:p>25</text:p>
          </table:table-cell>
          <table:table-cell table:formula="of:=IF([.D96]&lt;=15;0.5*[.B96];0)" office:value-type="float" office:value="0" calcext:value-type="float">
            <text:p>0</text:p>
          </table:table-cell>
          <table:table-cell table:formula="of:=ROUND(([.E96]/100)*9;2)" office:value-type="float" office:value="2.25" calcext:value-type="float">
            <text:p>2,25</text:p>
          </table:table-cell>
          <table:table-cell table:formula="of:=ROUND(([.F96]/100)*6;2)" office:value-type="float" office:value="0" calcext:value-type="float">
            <text:p>0</text:p>
          </table:table-cell>
          <table:table-cell table:formula="of:=IF(([.D96]-[.G96])&lt;5; 30-([.D96]-[.G96]);0)" office:value-type="float" office:value="0" calcext:value-type="float">
            <text:p>0</text:p>
          </table:table-cell>
          <table:table-cell table:formula="of:=IF(AND(WEEKDAY([.A96])=5;([.C96]-[.H96])&lt;40);45-([.C96]-[.H96]);0)" office:value-type="float" office:value="0" calcext:value-type="float">
            <text:p>0</text:p>
          </table:table-cell>
          <table:table-cell table:formula="of:=IF(AND(WEEKDAY([.A96])=5;([.C96]-[.H96])&lt;40);1;0)" office:value-type="float" office:value="0" calcext:value-type="float">
            <text:p>0</text:p>
          </table:table-cell>
          <table:table-cell table:formula="of:=IF(([.D96]-[.G96])&lt;5; 1;0)" office:value-type="float" office:value="0" calcext:value-type="float">
            <text:p>0</text:p>
          </table:table-cell>
          <table:table-cell table:formula="of:=IF([.D96]&gt;15;1;0)" office:value-type="float" office:value="1" calcext:value-type="float">
            <text:p>1</text:p>
          </table:table-cell>
          <table:table-cell table:formula="of:=ROUND([.D96]-[.G96];2)" office:value-type="float" office:value="27.75" calcext:value-type="float">
            <text:p>27,75</text:p>
          </table:table-cell>
        </table:table-row>
        <table:table-row table:style-name="ro1">
          <table:table-cell office:value-type="date" office:date-value="2014-04-06" calcext:value-type="date">
            <text:p>2014-04-06</text:p>
          </table:table-cell>
          <table:table-cell office:value-type="float" office:value="126" calcext:value-type="float">
            <text:p>126</text:p>
          </table:table-cell>
          <table:table-cell table:formula="of:=[.C96]-[.H96]+[.J96]" office:value-type="float" office:value="42" calcext:value-type="float">
            <text:p>42</text:p>
          </table:table-cell>
          <table:table-cell table:formula="of:=[.D96]-[.G96]+[.I96]" office:value-type="float" office:value="27.75" calcext:value-type="float">
            <text:p>27,75</text:p>
          </table:table-cell>
          <table:table-cell table:formula="of:=IF([.D97]&gt;15;[.B97];0.5*[.B97])" office:value-type="float" office:value="126" calcext:value-type="float">
            <text:p>126</text:p>
          </table:table-cell>
          <table:table-cell table:formula="of:=IF([.D97]&lt;=15;0.5*[.B97];0)" office:value-type="float" office:value="0" calcext:value-type="float">
            <text:p>0</text:p>
          </table:table-cell>
          <table:table-cell table:formula="of:=ROUND(([.E97]/100)*9;2)" office:value-type="float" office:value="11.34" calcext:value-type="float">
            <text:p>11,34</text:p>
          </table:table-cell>
          <table:table-cell table:formula="of:=ROUND(([.F97]/100)*6;2)" office:value-type="float" office:value="0" calcext:value-type="float">
            <text:p>0</text:p>
          </table:table-cell>
          <table:table-cell table:formula="of:=IF(([.D97]-[.G97])&lt;5; 30-([.D97]-[.G97]);0)" office:value-type="float" office:value="0" calcext:value-type="float">
            <text:p>0</text:p>
          </table:table-cell>
          <table:table-cell table:formula="of:=IF(AND(WEEKDAY([.A97])=5;([.C97]-[.H97])&lt;40);45-([.C97]-[.H97]);0)" office:value-type="float" office:value="0" calcext:value-type="float">
            <text:p>0</text:p>
          </table:table-cell>
          <table:table-cell table:formula="of:=IF(AND(WEEKDAY([.A97])=5;([.C97]-[.H97])&lt;40);1;0)" office:value-type="float" office:value="0" calcext:value-type="float">
            <text:p>0</text:p>
          </table:table-cell>
          <table:table-cell table:formula="of:=IF(([.D97]-[.G97])&lt;5; 1;0)" office:value-type="float" office:value="0" calcext:value-type="float">
            <text:p>0</text:p>
          </table:table-cell>
          <table:table-cell table:formula="of:=IF([.D97]&gt;15;1;0)" office:value-type="float" office:value="1" calcext:value-type="float">
            <text:p>1</text:p>
          </table:table-cell>
          <table:table-cell table:formula="of:=ROUND([.D97]-[.G97];2)" office:value-type="float" office:value="16.41" calcext:value-type="float">
            <text:p>16,41</text:p>
          </table:table-cell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float" office:value="35" calcext:value-type="float">
            <text:p>35</text:p>
          </table:table-cell>
          <table:table-cell table:formula="of:=[.C97]-[.H97]+[.J97]" office:value-type="float" office:value="42" calcext:value-type="float">
            <text:p>42</text:p>
          </table:table-cell>
          <table:table-cell table:formula="of:=[.D97]-[.G97]+[.I97]" office:value-type="float" office:value="16.41" calcext:value-type="float">
            <text:p>16,41</text:p>
          </table:table-cell>
          <table:table-cell table:formula="of:=IF([.D98]&gt;15;[.B98];0.5*[.B98])" office:value-type="float" office:value="35" calcext:value-type="float">
            <text:p>35</text:p>
          </table:table-cell>
          <table:table-cell table:formula="of:=IF([.D98]&lt;=15;0.5*[.B98];0)" office:value-type="float" office:value="0" calcext:value-type="float">
            <text:p>0</text:p>
          </table:table-cell>
          <table:table-cell table:formula="of:=ROUND(([.E98]/100)*9;2)" office:value-type="float" office:value="3.15" calcext:value-type="float">
            <text:p>3,15</text:p>
          </table:table-cell>
          <table:table-cell table:formula="of:=ROUND(([.F98]/100)*6;2)" office:value-type="float" office:value="0" calcext:value-type="float">
            <text:p>0</text:p>
          </table:table-cell>
          <table:table-cell table:formula="of:=IF(([.D98]-[.G98])&lt;5; 30-([.D98]-[.G98]);0)" office:value-type="float" office:value="0" calcext:value-type="float">
            <text:p>0</text:p>
          </table:table-cell>
          <table:table-cell table:formula="of:=IF(AND(WEEKDAY([.A98])=5;([.C98]-[.H98])&lt;40);45-([.C98]-[.H98]);0)" office:value-type="float" office:value="0" calcext:value-type="float">
            <text:p>0</text:p>
          </table:table-cell>
          <table:table-cell table:formula="of:=IF(AND(WEEKDAY([.A98])=5;([.C98]-[.H98])&lt;40);1;0)" office:value-type="float" office:value="0" calcext:value-type="float">
            <text:p>0</text:p>
          </table:table-cell>
          <table:table-cell table:formula="of:=IF(([.D98]-[.G98])&lt;5; 1;0)" office:value-type="float" office:value="0" calcext:value-type="float">
            <text:p>0</text:p>
          </table:table-cell>
          <table:table-cell table:formula="of:=IF([.D98]&gt;15;1;0)" office:value-type="float" office:value="1" calcext:value-type="float">
            <text:p>1</text:p>
          </table:table-cell>
          <table:table-cell table:formula="of:=ROUND([.D98]-[.G98];2)" office:value-type="float" office:value="13.26" calcext:value-type="float">
            <text:p>13,26</text:p>
          </table:table-cell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float" office:value="143" calcext:value-type="float">
            <text:p>143</text:p>
          </table:table-cell>
          <table:table-cell table:formula="of:=[.C98]-[.H98]+[.J98]" office:value-type="float" office:value="42" calcext:value-type="float">
            <text:p>42</text:p>
          </table:table-cell>
          <table:table-cell table:formula="of:=[.D98]-[.G98]+[.I98]" office:value-type="float" office:value="13.26" calcext:value-type="float">
            <text:p>13,26</text:p>
          </table:table-cell>
          <table:table-cell table:formula="of:=IF([.D99]&gt;15;[.B99];0.5*[.B99])" office:value-type="float" office:value="71.5" calcext:value-type="float">
            <text:p>71,5</text:p>
          </table:table-cell>
          <table:table-cell table:formula="of:=IF([.D99]&lt;=15;0.5*[.B99];0)" office:value-type="float" office:value="71.5" calcext:value-type="float">
            <text:p>71,5</text:p>
          </table:table-cell>
          <table:table-cell table:formula="of:=ROUND(([.E99]/100)*9;2)" office:value-type="float" office:value="6.44" calcext:value-type="float">
            <text:p>6,44</text:p>
          </table:table-cell>
          <table:table-cell table:formula="of:=ROUND(([.F99]/100)*6;2)" office:value-type="float" office:value="4.29" calcext:value-type="float">
            <text:p>4,29</text:p>
          </table:table-cell>
          <table:table-cell table:formula="of:=IF(([.D99]-[.G99])&lt;5; 30-([.D99]-[.G99]);0)" office:value-type="float" office:value="0" calcext:value-type="float">
            <text:p>0</text:p>
          </table:table-cell>
          <table:table-cell table:formula="of:=IF(AND(WEEKDAY([.A99])=5;([.C99]-[.H99])&lt;40);45-([.C99]-[.H99]);0)" office:value-type="float" office:value="0" calcext:value-type="float">
            <text:p>0</text:p>
          </table:table-cell>
          <table:table-cell table:formula="of:=IF(AND(WEEKDAY([.A99])=5;([.C99]-[.H99])&lt;40);1;0)" office:value-type="float" office:value="0" calcext:value-type="float">
            <text:p>0</text:p>
          </table:table-cell>
          <table:table-cell table:formula="of:=IF(([.D99]-[.G99])&lt;5; 1;0)" office:value-type="float" office:value="0" calcext:value-type="float">
            <text:p>0</text:p>
          </table:table-cell>
          <table:table-cell table:formula="of:=IF([.D99]&gt;15;1;0)" office:value-type="float" office:value="0" calcext:value-type="float">
            <text:p>0</text:p>
          </table:table-cell>
          <table:table-cell table:formula="of:=ROUND([.D99]-[.G99];2)" office:value-type="float" office:value="6.82" calcext:value-type="float">
            <text:p>6,82</text:p>
          </table:table-cell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float" office:value="89" calcext:value-type="float">
            <text:p>89</text:p>
          </table:table-cell>
          <table:table-cell table:formula="of:=[.C99]-[.H99]+[.J99]" office:value-type="float" office:value="37.71" calcext:value-type="float">
            <text:p>37,71</text:p>
          </table:table-cell>
          <table:table-cell table:formula="of:=[.D99]-[.G99]+[.I99]" office:value-type="float" office:value="6.82" calcext:value-type="float">
            <text:p>6,82</text:p>
          </table:table-cell>
          <table:table-cell table:formula="of:=IF([.D100]&gt;15;[.B100];0.5*[.B100])" office:value-type="float" office:value="44.5" calcext:value-type="float">
            <text:p>44,5</text:p>
          </table:table-cell>
          <table:table-cell table:formula="of:=IF([.D100]&lt;=15;0.5*[.B100];0)" office:value-type="float" office:value="44.5" calcext:value-type="float">
            <text:p>44,5</text:p>
          </table:table-cell>
          <table:table-cell table:formula="of:=ROUND(([.E100]/100)*9;2)" office:value-type="float" office:value="4.01" calcext:value-type="float">
            <text:p>4,01</text:p>
          </table:table-cell>
          <table:table-cell table:formula="of:=ROUND(([.F100]/100)*6;2)" office:value-type="float" office:value="2.67" calcext:value-type="float">
            <text:p>2,67</text:p>
          </table:table-cell>
          <table:table-cell table:formula="of:=IF(([.D100]-[.G100])&lt;5; 30-([.D100]-[.G100]);0)" office:value-type="float" office:value="27.19" calcext:value-type="float">
            <text:p>27,19</text:p>
          </table:table-cell>
          <table:table-cell table:formula="of:=IF(AND(WEEKDAY([.A100])=5;([.C100]-[.H100])&lt;40);45-([.C100]-[.H100]);0)" office:value-type="float" office:value="0" calcext:value-type="float">
            <text:p>0</text:p>
          </table:table-cell>
          <table:table-cell table:formula="of:=IF(AND(WEEKDAY([.A100])=5;([.C100]-[.H100])&lt;40);1;0)" office:value-type="float" office:value="0" calcext:value-type="float">
            <text:p>0</text:p>
          </table:table-cell>
          <table:table-cell table:formula="of:=IF(([.D100]-[.G100])&lt;5; 1;0)" office:value-type="float" office:value="1" calcext:value-type="float">
            <text:p>1</text:p>
          </table:table-cell>
          <table:table-cell table:formula="of:=IF([.D100]&gt;15;1;0)" office:value-type="float" office:value="0" calcext:value-type="float">
            <text:p>0</text:p>
          </table:table-cell>
          <table:table-cell table:formula="of:=ROUND([.D100]-[.G100];2)" office:value-type="float" office:value="2.81" calcext:value-type="float">
            <text:p>2,81</text:p>
          </table:table-cell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float" office:value="60" calcext:value-type="float">
            <text:p>60</text:p>
          </table:table-cell>
          <table:table-cell table:formula="of:=[.C100]-[.H100]+[.J100]" office:value-type="float" office:value="35.04" calcext:value-type="float">
            <text:p>35,04</text:p>
          </table:table-cell>
          <table:table-cell table:formula="of:=[.D100]-[.G100]+[.I100]" office:value-type="float" office:value="30" calcext:value-type="float">
            <text:p>30</text:p>
          </table:table-cell>
          <table:table-cell table:formula="of:=IF([.D101]&gt;15;[.B101];0.5*[.B101])" office:value-type="float" office:value="60" calcext:value-type="float">
            <text:p>60</text:p>
          </table:table-cell>
          <table:table-cell table:formula="of:=IF([.D101]&lt;=15;0.5*[.B101];0)" office:value-type="float" office:value="0" calcext:value-type="float">
            <text:p>0</text:p>
          </table:table-cell>
          <table:table-cell table:formula="of:=ROUND(([.E101]/100)*9;2)" office:value-type="float" office:value="5.4" calcext:value-type="float">
            <text:p>5,4</text:p>
          </table:table-cell>
          <table:table-cell table:formula="of:=ROUND(([.F101]/100)*6;2)" office:value-type="float" office:value="0" calcext:value-type="float">
            <text:p>0</text:p>
          </table:table-cell>
          <table:table-cell table:formula="of:=IF(([.D101]-[.G101])&lt;5; 30-([.D101]-[.G101]);0)" office:value-type="float" office:value="0" calcext:value-type="float">
            <text:p>0</text:p>
          </table:table-cell>
          <table:table-cell table:formula="of:=IF(AND(WEEKDAY([.A101])=5;([.C101]-[.H101])&lt;40);45-([.C101]-[.H101]);0)" office:value-type="float" office:value="9.95999999999999" calcext:value-type="float">
            <text:p>9,95999999999999</text:p>
          </table:table-cell>
          <table:table-cell table:formula="of:=IF(AND(WEEKDAY([.A101])=5;([.C101]-[.H101])&lt;40);1;0)" office:value-type="float" office:value="1" calcext:value-type="float">
            <text:p>1</text:p>
          </table:table-cell>
          <table:table-cell table:formula="of:=IF(([.D101]-[.G101])&lt;5; 1;0)" office:value-type="float" office:value="0" calcext:value-type="float">
            <text:p>0</text:p>
          </table:table-cell>
          <table:table-cell table:formula="of:=IF([.D101]&gt;15;1;0)" office:value-type="float" office:value="1" calcext:value-type="float">
            <text:p>1</text:p>
          </table:table-cell>
          <table:table-cell table:formula="of:=ROUND([.D101]-[.G101];2)" office:value-type="float" office:value="24.6" calcext:value-type="float">
            <text:p>24,6</text:p>
          </table:table-cell>
        </table:table-row>
        <table:table-row table:style-name="ro1">
          <table:table-cell office:value-type="date" office:date-value="2014-04-11" calcext:value-type="date">
            <text:p>2014-04-11</text:p>
          </table:table-cell>
          <table:table-cell office:value-type="float" office:value="52" calcext:value-type="float">
            <text:p>52</text:p>
          </table:table-cell>
          <table:table-cell table:formula="of:=[.C101]-[.H101]+[.J101]" office:value-type="float" office:value="45" calcext:value-type="float">
            <text:p>45</text:p>
          </table:table-cell>
          <table:table-cell table:formula="of:=[.D101]-[.G101]+[.I101]" office:value-type="float" office:value="24.6" calcext:value-type="float">
            <text:p>24,6</text:p>
          </table:table-cell>
          <table:table-cell table:formula="of:=IF([.D102]&gt;15;[.B102];0.5*[.B102])" office:value-type="float" office:value="52" calcext:value-type="float">
            <text:p>52</text:p>
          </table:table-cell>
          <table:table-cell table:formula="of:=IF([.D102]&lt;=15;0.5*[.B102];0)" office:value-type="float" office:value="0" calcext:value-type="float">
            <text:p>0</text:p>
          </table:table-cell>
          <table:table-cell table:formula="of:=ROUND(([.E102]/100)*9;2)" office:value-type="float" office:value="4.68" calcext:value-type="float">
            <text:p>4,68</text:p>
          </table:table-cell>
          <table:table-cell table:formula="of:=ROUND(([.F102]/100)*6;2)" office:value-type="float" office:value="0" calcext:value-type="float">
            <text:p>0</text:p>
          </table:table-cell>
          <table:table-cell table:formula="of:=IF(([.D102]-[.G102])&lt;5; 30-([.D102]-[.G102]);0)" office:value-type="float" office:value="0" calcext:value-type="float">
            <text:p>0</text:p>
          </table:table-cell>
          <table:table-cell table:formula="of:=IF(AND(WEEKDAY([.A102])=5;([.C102]-[.H102])&lt;40);45-([.C102]-[.H102]);0)" office:value-type="float" office:value="0" calcext:value-type="float">
            <text:p>0</text:p>
          </table:table-cell>
          <table:table-cell table:formula="of:=IF(AND(WEEKDAY([.A102])=5;([.C102]-[.H102])&lt;40);1;0)" office:value-type="float" office:value="0" calcext:value-type="float">
            <text:p>0</text:p>
          </table:table-cell>
          <table:table-cell table:formula="of:=IF(([.D102]-[.G102])&lt;5; 1;0)" office:value-type="float" office:value="0" calcext:value-type="float">
            <text:p>0</text:p>
          </table:table-cell>
          <table:table-cell table:formula="of:=IF([.D102]&gt;15;1;0)" office:value-type="float" office:value="1" calcext:value-type="float">
            <text:p>1</text:p>
          </table:table-cell>
          <table:table-cell table:formula="of:=ROUND([.D102]-[.G102];2)" office:value-type="float" office:value="19.92" calcext:value-type="float">
            <text:p>19,92</text:p>
          </table:table-cell>
        </table:table-row>
        <table:table-row table:style-name="ro1">
          <table:table-cell office:value-type="date" office:date-value="2014-04-12" calcext:value-type="date">
            <text:p>2014-04-12</text:p>
          </table:table-cell>
          <table:table-cell office:value-type="float" office:value="24" calcext:value-type="float">
            <text:p>24</text:p>
          </table:table-cell>
          <table:table-cell table:formula="of:=[.C102]-[.H102]+[.J102]" office:value-type="float" office:value="45" calcext:value-type="float">
            <text:p>45</text:p>
          </table:table-cell>
          <table:table-cell table:formula="of:=[.D102]-[.G102]+[.I102]" office:value-type="float" office:value="19.92" calcext:value-type="float">
            <text:p>19,92</text:p>
          </table:table-cell>
          <table:table-cell table:formula="of:=IF([.D103]&gt;15;[.B103];0.5*[.B103])" office:value-type="float" office:value="24" calcext:value-type="float">
            <text:p>24</text:p>
          </table:table-cell>
          <table:table-cell table:formula="of:=IF([.D103]&lt;=15;0.5*[.B103];0)" office:value-type="float" office:value="0" calcext:value-type="float">
            <text:p>0</text:p>
          </table:table-cell>
          <table:table-cell table:formula="of:=ROUND(([.E103]/100)*9;2)" office:value-type="float" office:value="2.16" calcext:value-type="float">
            <text:p>2,16</text:p>
          </table:table-cell>
          <table:table-cell table:formula="of:=ROUND(([.F103]/100)*6;2)" office:value-type="float" office:value="0" calcext:value-type="float">
            <text:p>0</text:p>
          </table:table-cell>
          <table:table-cell table:formula="of:=IF(([.D103]-[.G103])&lt;5; 30-([.D103]-[.G103]);0)" office:value-type="float" office:value="0" calcext:value-type="float">
            <text:p>0</text:p>
          </table:table-cell>
          <table:table-cell table:formula="of:=IF(AND(WEEKDAY([.A103])=5;([.C103]-[.H103])&lt;40);45-([.C103]-[.H103]);0)" office:value-type="float" office:value="0" calcext:value-type="float">
            <text:p>0</text:p>
          </table:table-cell>
          <table:table-cell table:formula="of:=IF(AND(WEEKDAY([.A103])=5;([.C103]-[.H103])&lt;40);1;0)" office:value-type="float" office:value="0" calcext:value-type="float">
            <text:p>0</text:p>
          </table:table-cell>
          <table:table-cell table:formula="of:=IF(([.D103]-[.G103])&lt;5; 1;0)" office:value-type="float" office:value="0" calcext:value-type="float">
            <text:p>0</text:p>
          </table:table-cell>
          <table:table-cell table:formula="of:=IF([.D103]&gt;15;1;0)" office:value-type="float" office:value="1" calcext:value-type="float">
            <text:p>1</text:p>
          </table:table-cell>
          <table:table-cell table:formula="of:=ROUND([.D103]-[.G103];2)" office:value-type="float" office:value="17.76" calcext:value-type="float">
            <text:p>17,76</text:p>
          </table:table-cell>
        </table:table-row>
        <table:table-row table:style-name="ro1">
          <table:table-cell office:value-type="date" office:date-value="2014-04-13" calcext:value-type="date">
            <text:p>2014-04-13</text:p>
          </table:table-cell>
          <table:table-cell office:value-type="float" office:value="80" calcext:value-type="float">
            <text:p>80</text:p>
          </table:table-cell>
          <table:table-cell table:formula="of:=[.C103]-[.H103]+[.J103]" office:value-type="float" office:value="45" calcext:value-type="float">
            <text:p>45</text:p>
          </table:table-cell>
          <table:table-cell table:formula="of:=[.D103]-[.G103]+[.I103]" office:value-type="float" office:value="17.76" calcext:value-type="float">
            <text:p>17,76</text:p>
          </table:table-cell>
          <table:table-cell table:formula="of:=IF([.D104]&gt;15;[.B104];0.5*[.B104])" office:value-type="float" office:value="80" calcext:value-type="float">
            <text:p>80</text:p>
          </table:table-cell>
          <table:table-cell table:formula="of:=IF([.D104]&lt;=15;0.5*[.B104];0)" office:value-type="float" office:value="0" calcext:value-type="float">
            <text:p>0</text:p>
          </table:table-cell>
          <table:table-cell table:formula="of:=ROUND(([.E104]/100)*9;2)" office:value-type="float" office:value="7.2" calcext:value-type="float">
            <text:p>7,2</text:p>
          </table:table-cell>
          <table:table-cell table:formula="of:=ROUND(([.F104]/100)*6;2)" office:value-type="float" office:value="0" calcext:value-type="float">
            <text:p>0</text:p>
          </table:table-cell>
          <table:table-cell table:formula="of:=IF(([.D104]-[.G104])&lt;5; 30-([.D104]-[.G104]);0)" office:value-type="float" office:value="0" calcext:value-type="float">
            <text:p>0</text:p>
          </table:table-cell>
          <table:table-cell table:formula="of:=IF(AND(WEEKDAY([.A104])=5;([.C104]-[.H104])&lt;40);45-([.C104]-[.H104]);0)" office:value-type="float" office:value="0" calcext:value-type="float">
            <text:p>0</text:p>
          </table:table-cell>
          <table:table-cell table:formula="of:=IF(AND(WEEKDAY([.A104])=5;([.C104]-[.H104])&lt;40);1;0)" office:value-type="float" office:value="0" calcext:value-type="float">
            <text:p>0</text:p>
          </table:table-cell>
          <table:table-cell table:formula="of:=IF(([.D104]-[.G104])&lt;5; 1;0)" office:value-type="float" office:value="0" calcext:value-type="float">
            <text:p>0</text:p>
          </table:table-cell>
          <table:table-cell table:formula="of:=IF([.D104]&gt;15;1;0)" office:value-type="float" office:value="1" calcext:value-type="float">
            <text:p>1</text:p>
          </table:table-cell>
          <table:table-cell table:formula="of:=ROUND([.D104]-[.G104];2)" office:value-type="float" office:value="10.56" calcext:value-type="float">
            <text:p>10,56</text:p>
          </table:table-cell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float" office:value="79" calcext:value-type="float">
            <text:p>79</text:p>
          </table:table-cell>
          <table:table-cell table:formula="of:=[.C104]-[.H104]+[.J104]" office:value-type="float" office:value="45" calcext:value-type="float">
            <text:p>45</text:p>
          </table:table-cell>
          <table:table-cell table:formula="of:=[.D104]-[.G104]+[.I104]" office:value-type="float" office:value="10.56" calcext:value-type="float">
            <text:p>10,56</text:p>
          </table:table-cell>
          <table:table-cell table:formula="of:=IF([.D105]&gt;15;[.B105];0.5*[.B105])" office:value-type="float" office:value="39.5" calcext:value-type="float">
            <text:p>39,5</text:p>
          </table:table-cell>
          <table:table-cell table:formula="of:=IF([.D105]&lt;=15;0.5*[.B105];0)" office:value-type="float" office:value="39.5" calcext:value-type="float">
            <text:p>39,5</text:p>
          </table:table-cell>
          <table:table-cell table:formula="of:=ROUND(([.E105]/100)*9;2)" office:value-type="float" office:value="3.56" calcext:value-type="float">
            <text:p>3,56</text:p>
          </table:table-cell>
          <table:table-cell table:formula="of:=ROUND(([.F105]/100)*6;2)" office:value-type="float" office:value="2.37" calcext:value-type="float">
            <text:p>2,37</text:p>
          </table:table-cell>
          <table:table-cell table:formula="of:=IF(([.D105]-[.G105])&lt;5; 30-([.D105]-[.G105]);0)" office:value-type="float" office:value="0" calcext:value-type="float">
            <text:p>0</text:p>
          </table:table-cell>
          <table:table-cell table:formula="of:=IF(AND(WEEKDAY([.A105])=5;([.C105]-[.H105])&lt;40);45-([.C105]-[.H105]);0)" office:value-type="float" office:value="0" calcext:value-type="float">
            <text:p>0</text:p>
          </table:table-cell>
          <table:table-cell table:formula="of:=IF(AND(WEEKDAY([.A105])=5;([.C105]-[.H105])&lt;40);1;0)" office:value-type="float" office:value="0" calcext:value-type="float">
            <text:p>0</text:p>
          </table:table-cell>
          <table:table-cell table:formula="of:=IF(([.D105]-[.G105])&lt;5; 1;0)" office:value-type="float" office:value="0" calcext:value-type="float">
            <text:p>0</text:p>
          </table:table-cell>
          <table:table-cell table:formula="of:=IF([.D105]&gt;15;1;0)" office:value-type="float" office:value="0" calcext:value-type="float">
            <text:p>0</text:p>
          </table:table-cell>
          <table:table-cell table:formula="of:=ROUND([.D105]-[.G105];2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115" calcext:value-type="float">
            <text:p>115</text:p>
          </table:table-cell>
          <table:table-cell table:formula="of:=[.C105]-[.H105]+[.J105]" office:value-type="float" office:value="42.63" calcext:value-type="float">
            <text:p>42,63</text:p>
          </table:table-cell>
          <table:table-cell table:formula="of:=[.D105]-[.G105]+[.I105]" office:value-type="float" office:value="7" calcext:value-type="float">
            <text:p>7</text:p>
          </table:table-cell>
          <table:table-cell table:formula="of:=IF([.D106]&gt;15;[.B106];0.5*[.B106])" office:value-type="float" office:value="57.5" calcext:value-type="float">
            <text:p>57,5</text:p>
          </table:table-cell>
          <table:table-cell table:formula="of:=IF([.D106]&lt;=15;0.5*[.B106];0)" office:value-type="float" office:value="57.5" calcext:value-type="float">
            <text:p>57,5</text:p>
          </table:table-cell>
          <table:table-cell table:formula="of:=ROUND(([.E106]/100)*9;2)" office:value-type="float" office:value="5.18" calcext:value-type="float">
            <text:p>5,18</text:p>
          </table:table-cell>
          <table:table-cell table:formula="of:=ROUND(([.F106]/100)*6;2)" office:value-type="float" office:value="3.45" calcext:value-type="float">
            <text:p>3,45</text:p>
          </table:table-cell>
          <table:table-cell table:formula="of:=IF(([.D106]-[.G106])&lt;5; 30-([.D106]-[.G106]);0)" office:value-type="float" office:value="28.18" calcext:value-type="float">
            <text:p>28,18</text:p>
          </table:table-cell>
          <table:table-cell table:formula="of:=IF(AND(WEEKDAY([.A106])=5;([.C106]-[.H106])&lt;40);45-([.C106]-[.H106]);0)" office:value-type="float" office:value="0" calcext:value-type="float">
            <text:p>0</text:p>
          </table:table-cell>
          <table:table-cell table:formula="of:=IF(AND(WEEKDAY([.A106])=5;([.C106]-[.H106])&lt;40);1;0)" office:value-type="float" office:value="0" calcext:value-type="float">
            <text:p>0</text:p>
          </table:table-cell>
          <table:table-cell table:formula="of:=IF(([.D106]-[.G106])&lt;5; 1;0)" office:value-type="float" office:value="1" calcext:value-type="float">
            <text:p>1</text:p>
          </table:table-cell>
          <table:table-cell table:formula="of:=IF([.D106]&gt;15;1;0)" office:value-type="float" office:value="0" calcext:value-type="float">
            <text:p>0</text:p>
          </table:table-cell>
          <table:table-cell table:formula="of:=ROUND([.D106]-[.G106];2)" office:value-type="float" office:value="1.82" calcext:value-type="float">
            <text:p>1,82</text:p>
          </table:table-cell>
        </table:table-row>
        <table:table-row table:style-name="ro1">
          <table:table-cell office:value-type="date" office:date-value="2014-04-16" calcext:value-type="date">
            <text:p>2014-04-16</text:p>
          </table:table-cell>
          <table:table-cell office:value-type="float" office:value="55" calcext:value-type="float">
            <text:p>55</text:p>
          </table:table-cell>
          <table:table-cell table:formula="of:=[.C106]-[.H106]+[.J106]" office:value-type="float" office:value="39.18" calcext:value-type="float">
            <text:p>39,18</text:p>
          </table:table-cell>
          <table:table-cell table:formula="of:=[.D106]-[.G106]+[.I106]" office:value-type="float" office:value="30" calcext:value-type="float">
            <text:p>30</text:p>
          </table:table-cell>
          <table:table-cell table:formula="of:=IF([.D107]&gt;15;[.B107];0.5*[.B107])" office:value-type="float" office:value="55" calcext:value-type="float">
            <text:p>55</text:p>
          </table:table-cell>
          <table:table-cell table:formula="of:=IF([.D107]&lt;=15;0.5*[.B107];0)" office:value-type="float" office:value="0" calcext:value-type="float">
            <text:p>0</text:p>
          </table:table-cell>
          <table:table-cell table:formula="of:=ROUND(([.E107]/100)*9;2)" office:value-type="float" office:value="4.95" calcext:value-type="float">
            <text:p>4,95</text:p>
          </table:table-cell>
          <table:table-cell table:formula="of:=ROUND(([.F107]/100)*6;2)" office:value-type="float" office:value="0" calcext:value-type="float">
            <text:p>0</text:p>
          </table:table-cell>
          <table:table-cell table:formula="of:=IF(([.D107]-[.G107])&lt;5; 30-([.D107]-[.G107]);0)" office:value-type="float" office:value="0" calcext:value-type="float">
            <text:p>0</text:p>
          </table:table-cell>
          <table:table-cell table:formula="of:=IF(AND(WEEKDAY([.A107])=5;([.C107]-[.H107])&lt;40);45-([.C107]-[.H107]);0)" office:value-type="float" office:value="0" calcext:value-type="float">
            <text:p>0</text:p>
          </table:table-cell>
          <table:table-cell table:formula="of:=IF(AND(WEEKDAY([.A107])=5;([.C107]-[.H107])&lt;40);1;0)" office:value-type="float" office:value="0" calcext:value-type="float">
            <text:p>0</text:p>
          </table:table-cell>
          <table:table-cell table:formula="of:=IF(([.D107]-[.G107])&lt;5; 1;0)" office:value-type="float" office:value="0" calcext:value-type="float">
            <text:p>0</text:p>
          </table:table-cell>
          <table:table-cell table:formula="of:=IF([.D107]&gt;15;1;0)" office:value-type="float" office:value="1" calcext:value-type="float">
            <text:p>1</text:p>
          </table:table-cell>
          <table:table-cell table:formula="of:=ROUND([.D107]-[.G107];2)" office:value-type="float" office:value="25.05" calcext:value-type="float">
            <text:p>25,05</text:p>
          </table:table-cell>
        </table:table-row>
        <table:table-row table:style-name="ro1">
          <table:table-cell office:value-type="date" office:date-value="2014-04-17" calcext:value-type="date">
            <text:p>2014-04-17</text:p>
          </table:table-cell>
          <table:table-cell office:value-type="float" office:value="124" calcext:value-type="float">
            <text:p>124</text:p>
          </table:table-cell>
          <table:table-cell table:formula="of:=[.C107]-[.H107]+[.J107]" office:value-type="float" office:value="39.18" calcext:value-type="float">
            <text:p>39,18</text:p>
          </table:table-cell>
          <table:table-cell table:formula="of:=[.D107]-[.G107]+[.I107]" office:value-type="float" office:value="25.05" calcext:value-type="float">
            <text:p>25,05</text:p>
          </table:table-cell>
          <table:table-cell table:formula="of:=IF([.D108]&gt;15;[.B108];0.5*[.B108])" office:value-type="float" office:value="124" calcext:value-type="float">
            <text:p>124</text:p>
          </table:table-cell>
          <table:table-cell table:formula="of:=IF([.D108]&lt;=15;0.5*[.B108];0)" office:value-type="float" office:value="0" calcext:value-type="float">
            <text:p>0</text:p>
          </table:table-cell>
          <table:table-cell table:formula="of:=ROUND(([.E108]/100)*9;2)" office:value-type="float" office:value="11.16" calcext:value-type="float">
            <text:p>11,16</text:p>
          </table:table-cell>
          <table:table-cell table:formula="of:=ROUND(([.F108]/100)*6;2)" office:value-type="float" office:value="0" calcext:value-type="float">
            <text:p>0</text:p>
          </table:table-cell>
          <table:table-cell table:formula="of:=IF(([.D108]-[.G108])&lt;5; 30-([.D108]-[.G108]);0)" office:value-type="float" office:value="0" calcext:value-type="float">
            <text:p>0</text:p>
          </table:table-cell>
          <table:table-cell table:formula="of:=IF(AND(WEEKDAY([.A108])=5;([.C108]-[.H108])&lt;40);45-([.C108]-[.H108]);0)" office:value-type="float" office:value="5.82" calcext:value-type="float">
            <text:p>5,82</text:p>
          </table:table-cell>
          <table:table-cell table:formula="of:=IF(AND(WEEKDAY([.A108])=5;([.C108]-[.H108])&lt;40);1;0)" office:value-type="float" office:value="1" calcext:value-type="float">
            <text:p>1</text:p>
          </table:table-cell>
          <table:table-cell table:formula="of:=IF(([.D108]-[.G108])&lt;5; 1;0)" office:value-type="float" office:value="0" calcext:value-type="float">
            <text:p>0</text:p>
          </table:table-cell>
          <table:table-cell table:formula="of:=IF([.D108]&gt;15;1;0)" office:value-type="float" office:value="1" calcext:value-type="float">
            <text:p>1</text:p>
          </table:table-cell>
          <table:table-cell table:formula="of:=ROUND([.D108]-[.G108];2)" office:value-type="float" office:value="13.89" calcext:value-type="float">
            <text:p>13,89</text:p>
          </table:table-cell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float" office:value="104" calcext:value-type="float">
            <text:p>104</text:p>
          </table:table-cell>
          <table:table-cell table:formula="of:=[.C108]-[.H108]+[.J108]" office:value-type="float" office:value="45" calcext:value-type="float">
            <text:p>45</text:p>
          </table:table-cell>
          <table:table-cell table:formula="of:=[.D108]-[.G108]+[.I108]" office:value-type="float" office:value="13.89" calcext:value-type="float">
            <text:p>13,89</text:p>
          </table:table-cell>
          <table:table-cell table:formula="of:=IF([.D109]&gt;15;[.B109];0.5*[.B109])" office:value-type="float" office:value="52" calcext:value-type="float">
            <text:p>52</text:p>
          </table:table-cell>
          <table:table-cell table:formula="of:=IF([.D109]&lt;=15;0.5*[.B109];0)" office:value-type="float" office:value="52" calcext:value-type="float">
            <text:p>52</text:p>
          </table:table-cell>
          <table:table-cell table:formula="of:=ROUND(([.E109]/100)*9;2)" office:value-type="float" office:value="4.68" calcext:value-type="float">
            <text:p>4,68</text:p>
          </table:table-cell>
          <table:table-cell table:formula="of:=ROUND(([.F109]/100)*6;2)" office:value-type="float" office:value="3.12" calcext:value-type="float">
            <text:p>3,12</text:p>
          </table:table-cell>
          <table:table-cell table:formula="of:=IF(([.D109]-[.G109])&lt;5; 30-([.D109]-[.G109]);0)" office:value-type="float" office:value="0" calcext:value-type="float">
            <text:p>0</text:p>
          </table:table-cell>
          <table:table-cell table:formula="of:=IF(AND(WEEKDAY([.A109])=5;([.C109]-[.H109])&lt;40);45-([.C109]-[.H109]);0)" office:value-type="float" office:value="0" calcext:value-type="float">
            <text:p>0</text:p>
          </table:table-cell>
          <table:table-cell table:formula="of:=IF(AND(WEEKDAY([.A109])=5;([.C109]-[.H109])&lt;40);1;0)" office:value-type="float" office:value="0" calcext:value-type="float">
            <text:p>0</text:p>
          </table:table-cell>
          <table:table-cell table:formula="of:=IF(([.D109]-[.G109])&lt;5; 1;0)" office:value-type="float" office:value="0" calcext:value-type="float">
            <text:p>0</text:p>
          </table:table-cell>
          <table:table-cell table:formula="of:=IF([.D109]&gt;15;1;0)" office:value-type="float" office:value="0" calcext:value-type="float">
            <text:p>0</text:p>
          </table:table-cell>
          <table:table-cell table:formula="of:=ROUND([.D109]-[.G109];2)" office:value-type="float" office:value="9.21" calcext:value-type="float">
            <text:p>9,21</text:p>
          </table:table-cell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float" office:value="20" calcext:value-type="float">
            <text:p>20</text:p>
          </table:table-cell>
          <table:table-cell table:formula="of:=[.C109]-[.H109]+[.J109]" office:value-type="float" office:value="41.88" calcext:value-type="float">
            <text:p>41,88</text:p>
          </table:table-cell>
          <table:table-cell table:formula="of:=[.D109]-[.G109]+[.I109]" office:value-type="float" office:value="9.21" calcext:value-type="float">
            <text:p>9,21</text:p>
          </table:table-cell>
          <table:table-cell table:formula="of:=IF([.D110]&gt;15;[.B110];0.5*[.B110])" office:value-type="float" office:value="10" calcext:value-type="float">
            <text:p>10</text:p>
          </table:table-cell>
          <table:table-cell table:formula="of:=IF([.D110]&lt;=15;0.5*[.B110];0)" office:value-type="float" office:value="10" calcext:value-type="float">
            <text:p>10</text:p>
          </table:table-cell>
          <table:table-cell table:formula="of:=ROUND(([.E110]/100)*9;2)" office:value-type="float" office:value="0.9" calcext:value-type="float">
            <text:p>0,9</text:p>
          </table:table-cell>
          <table:table-cell table:formula="of:=ROUND(([.F110]/100)*6;2)" office:value-type="float" office:value="0.6" calcext:value-type="float">
            <text:p>0,6</text:p>
          </table:table-cell>
          <table:table-cell table:formula="of:=IF(([.D110]-[.G110])&lt;5; 30-([.D110]-[.G110]);0)" office:value-type="float" office:value="0" calcext:value-type="float">
            <text:p>0</text:p>
          </table:table-cell>
          <table:table-cell table:formula="of:=IF(AND(WEEKDAY([.A110])=5;([.C110]-[.H110])&lt;40);45-([.C110]-[.H110]);0)" office:value-type="float" office:value="0" calcext:value-type="float">
            <text:p>0</text:p>
          </table:table-cell>
          <table:table-cell table:formula="of:=IF(AND(WEEKDAY([.A110])=5;([.C110]-[.H110])&lt;40);1;0)" office:value-type="float" office:value="0" calcext:value-type="float">
            <text:p>0</text:p>
          </table:table-cell>
          <table:table-cell table:formula="of:=IF(([.D110]-[.G110])&lt;5; 1;0)" office:value-type="float" office:value="0" calcext:value-type="float">
            <text:p>0</text:p>
          </table:table-cell>
          <table:table-cell table:formula="of:=IF([.D110]&gt;15;1;0)" office:value-type="float" office:value="0" calcext:value-type="float">
            <text:p>0</text:p>
          </table:table-cell>
          <table:table-cell table:formula="of:=ROUND([.D110]-[.G110];2)" office:value-type="float" office:value="8.31" calcext:value-type="float">
            <text:p>8,31</text:p>
          </table:table-cell>
        </table:table-row>
        <table:table-row table:style-name="ro1">
          <table:table-cell office:value-type="date" office:date-value="2014-04-20" calcext:value-type="date">
            <text:p>2014-04-20</text:p>
          </table:table-cell>
          <table:table-cell office:value-type="float" office:value="68" calcext:value-type="float">
            <text:p>68</text:p>
          </table:table-cell>
          <table:table-cell table:formula="of:=[.C110]-[.H110]+[.J110]" office:value-type="float" office:value="41.28" calcext:value-type="float">
            <text:p>41,28</text:p>
          </table:table-cell>
          <table:table-cell table:formula="of:=[.D110]-[.G110]+[.I110]" office:value-type="float" office:value="8.31" calcext:value-type="float">
            <text:p>8,31</text:p>
          </table:table-cell>
          <table:table-cell table:formula="of:=IF([.D111]&gt;15;[.B111];0.5*[.B111])" office:value-type="float" office:value="34" calcext:value-type="float">
            <text:p>34</text:p>
          </table:table-cell>
          <table:table-cell table:formula="of:=IF([.D111]&lt;=15;0.5*[.B111];0)" office:value-type="float" office:value="34" calcext:value-type="float">
            <text:p>34</text:p>
          </table:table-cell>
          <table:table-cell table:formula="of:=ROUND(([.E111]/100)*9;2)" office:value-type="float" office:value="3.06" calcext:value-type="float">
            <text:p>3,06</text:p>
          </table:table-cell>
          <table:table-cell table:formula="of:=ROUND(([.F111]/100)*6;2)" office:value-type="float" office:value="2.04" calcext:value-type="float">
            <text:p>2,04</text:p>
          </table:table-cell>
          <table:table-cell table:formula="of:=IF(([.D111]-[.G111])&lt;5; 30-([.D111]-[.G111]);0)" office:value-type="float" office:value="0" calcext:value-type="float">
            <text:p>0</text:p>
          </table:table-cell>
          <table:table-cell table:formula="of:=IF(AND(WEEKDAY([.A111])=5;([.C111]-[.H111])&lt;40);45-([.C111]-[.H111]);0)" office:value-type="float" office:value="0" calcext:value-type="float">
            <text:p>0</text:p>
          </table:table-cell>
          <table:table-cell table:formula="of:=IF(AND(WEEKDAY([.A111])=5;([.C111]-[.H111])&lt;40);1;0)" office:value-type="float" office:value="0" calcext:value-type="float">
            <text:p>0</text:p>
          </table:table-cell>
          <table:table-cell table:formula="of:=IF(([.D111]-[.G111])&lt;5; 1;0)" office:value-type="float" office:value="0" calcext:value-type="float">
            <text:p>0</text:p>
          </table:table-cell>
          <table:table-cell table:formula="of:=IF([.D111]&gt;15;1;0)" office:value-type="float" office:value="0" calcext:value-type="float">
            <text:p>0</text:p>
          </table:table-cell>
          <table:table-cell table:formula="of:=ROUND([.D111]-[.G111];2)" office:value-type="float" office:value="5.25" calcext:value-type="float">
            <text:p>5,25</text:p>
          </table:table-cell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float" office:value="25" calcext:value-type="float">
            <text:p>25</text:p>
          </table:table-cell>
          <table:table-cell table:formula="of:=[.C111]-[.H111]+[.J111]" office:value-type="float" office:value="39.24" calcext:value-type="float">
            <text:p>39,24</text:p>
          </table:table-cell>
          <table:table-cell table:formula="of:=[.D111]-[.G111]+[.I111]" office:value-type="float" office:value="5.25" calcext:value-type="float">
            <text:p>5,25</text:p>
          </table:table-cell>
          <table:table-cell table:formula="of:=IF([.D112]&gt;15;[.B112];0.5*[.B112])" office:value-type="float" office:value="12.5" calcext:value-type="float">
            <text:p>12,5</text:p>
          </table:table-cell>
          <table:table-cell table:formula="of:=IF([.D112]&lt;=15;0.5*[.B112];0)" office:value-type="float" office:value="12.5" calcext:value-type="float">
            <text:p>12,5</text:p>
          </table:table-cell>
          <table:table-cell table:formula="of:=ROUND(([.E112]/100)*9;2)" office:value-type="float" office:value="1.13" calcext:value-type="float">
            <text:p>1,13</text:p>
          </table:table-cell>
          <table:table-cell table:formula="of:=ROUND(([.F112]/100)*6;2)" office:value-type="float" office:value="0.75" calcext:value-type="float">
            <text:p>0,75</text:p>
          </table:table-cell>
          <table:table-cell table:formula="of:=IF(([.D112]-[.G112])&lt;5; 30-([.D112]-[.G112]);0)" office:value-type="float" office:value="25.88" calcext:value-type="float">
            <text:p>25,88</text:p>
          </table:table-cell>
          <table:table-cell table:formula="of:=IF(AND(WEEKDAY([.A112])=5;([.C112]-[.H112])&lt;40);45-([.C112]-[.H112]);0)" office:value-type="float" office:value="0" calcext:value-type="float">
            <text:p>0</text:p>
          </table:table-cell>
          <table:table-cell table:formula="of:=IF(AND(WEEKDAY([.A112])=5;([.C112]-[.H112])&lt;40);1;0)" office:value-type="float" office:value="0" calcext:value-type="float">
            <text:p>0</text:p>
          </table:table-cell>
          <table:table-cell table:formula="of:=IF(([.D112]-[.G112])&lt;5; 1;0)" office:value-type="float" office:value="1" calcext:value-type="float">
            <text:p>1</text:p>
          </table:table-cell>
          <table:table-cell table:formula="of:=IF([.D112]&gt;15;1;0)" office:value-type="float" office:value="0" calcext:value-type="float">
            <text:p>0</text:p>
          </table:table-cell>
          <table:table-cell table:formula="of:=ROUND([.D112]-[.G112];2)" office:value-type="float" office:value="4.12" calcext:value-type="float">
            <text:p>4,12</text:p>
          </table:table-cell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float" office:value="93" calcext:value-type="float">
            <text:p>93</text:p>
          </table:table-cell>
          <table:table-cell table:formula="of:=[.C112]-[.H112]+[.J112]" office:value-type="float" office:value="38.49" calcext:value-type="float">
            <text:p>38,49</text:p>
          </table:table-cell>
          <table:table-cell table:formula="of:=[.D112]-[.G112]+[.I112]" office:value-type="float" office:value="30" calcext:value-type="float">
            <text:p>30</text:p>
          </table:table-cell>
          <table:table-cell table:formula="of:=IF([.D113]&gt;15;[.B113];0.5*[.B113])" office:value-type="float" office:value="93" calcext:value-type="float">
            <text:p>93</text:p>
          </table:table-cell>
          <table:table-cell table:formula="of:=IF([.D113]&lt;=15;0.5*[.B113];0)" office:value-type="float" office:value="0" calcext:value-type="float">
            <text:p>0</text:p>
          </table:table-cell>
          <table:table-cell table:formula="of:=ROUND(([.E113]/100)*9;2)" office:value-type="float" office:value="8.37" calcext:value-type="float">
            <text:p>8,37</text:p>
          </table:table-cell>
          <table:table-cell table:formula="of:=ROUND(([.F113]/100)*6;2)" office:value-type="float" office:value="0" calcext:value-type="float">
            <text:p>0</text:p>
          </table:table-cell>
          <table:table-cell table:formula="of:=IF(([.D113]-[.G113])&lt;5; 30-([.D113]-[.G113]);0)" office:value-type="float" office:value="0" calcext:value-type="float">
            <text:p>0</text:p>
          </table:table-cell>
          <table:table-cell table:formula="of:=IF(AND(WEEKDAY([.A113])=5;([.C113]-[.H113])&lt;40);45-([.C113]-[.H113]);0)" office:value-type="float" office:value="0" calcext:value-type="float">
            <text:p>0</text:p>
          </table:table-cell>
          <table:table-cell table:formula="of:=IF(AND(WEEKDAY([.A113])=5;([.C113]-[.H113])&lt;40);1;0)" office:value-type="float" office:value="0" calcext:value-type="float">
            <text:p>0</text:p>
          </table:table-cell>
          <table:table-cell table:formula="of:=IF(([.D113]-[.G113])&lt;5; 1;0)" office:value-type="float" office:value="0" calcext:value-type="float">
            <text:p>0</text:p>
          </table:table-cell>
          <table:table-cell table:formula="of:=IF([.D113]&gt;15;1;0)" office:value-type="float" office:value="1" calcext:value-type="float">
            <text:p>1</text:p>
          </table:table-cell>
          <table:table-cell table:formula="of:=ROUND([.D113]-[.G113];2)" office:value-type="float" office:value="21.63" calcext:value-type="float">
            <text:p>21,63</text:p>
          </table:table-cell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float" office:value="49" calcext:value-type="float">
            <text:p>49</text:p>
          </table:table-cell>
          <table:table-cell table:formula="of:=[.C113]-[.H113]+[.J113]" office:value-type="float" office:value="38.49" calcext:value-type="float">
            <text:p>38,49</text:p>
          </table:table-cell>
          <table:table-cell table:formula="of:=[.D113]-[.G113]+[.I113]" office:value-type="float" office:value="21.63" calcext:value-type="float">
            <text:p>21,63</text:p>
          </table:table-cell>
          <table:table-cell table:formula="of:=IF([.D114]&gt;15;[.B114];0.5*[.B114])" office:value-type="float" office:value="49" calcext:value-type="float">
            <text:p>49</text:p>
          </table:table-cell>
          <table:table-cell table:formula="of:=IF([.D114]&lt;=15;0.5*[.B114];0)" office:value-type="float" office:value="0" calcext:value-type="float">
            <text:p>0</text:p>
          </table:table-cell>
          <table:table-cell table:formula="of:=ROUND(([.E114]/100)*9;2)" office:value-type="float" office:value="4.41" calcext:value-type="float">
            <text:p>4,41</text:p>
          </table:table-cell>
          <table:table-cell table:formula="of:=ROUND(([.F114]/100)*6;2)" office:value-type="float" office:value="0" calcext:value-type="float">
            <text:p>0</text:p>
          </table:table-cell>
          <table:table-cell table:formula="of:=IF(([.D114]-[.G114])&lt;5; 30-([.D114]-[.G114]);0)" office:value-type="float" office:value="0" calcext:value-type="float">
            <text:p>0</text:p>
          </table:table-cell>
          <table:table-cell table:formula="of:=IF(AND(WEEKDAY([.A114])=5;([.C114]-[.H114])&lt;40);45-([.C114]-[.H114]);0)" office:value-type="float" office:value="0" calcext:value-type="float">
            <text:p>0</text:p>
          </table:table-cell>
          <table:table-cell table:formula="of:=IF(AND(WEEKDAY([.A114])=5;([.C114]-[.H114])&lt;40);1;0)" office:value-type="float" office:value="0" calcext:value-type="float">
            <text:p>0</text:p>
          </table:table-cell>
          <table:table-cell table:formula="of:=IF(([.D114]-[.G114])&lt;5; 1;0)" office:value-type="float" office:value="0" calcext:value-type="float">
            <text:p>0</text:p>
          </table:table-cell>
          <table:table-cell table:formula="of:=IF([.D114]&gt;15;1;0)" office:value-type="float" office:value="1" calcext:value-type="float">
            <text:p>1</text:p>
          </table:table-cell>
          <table:table-cell table:formula="of:=ROUND([.D114]-[.G114];2)" office:value-type="float" office:value="17.22" calcext:value-type="float">
            <text:p>17,22</text:p>
          </table:table-cell>
        </table:table-row>
        <table:table-row table:style-name="ro1">
          <table:table-cell office:value-type="date" office:date-value="2014-04-24" calcext:value-type="date">
            <text:p>2014-04-24</text:p>
          </table:table-cell>
          <table:table-cell office:value-type="float" office:value="29" calcext:value-type="float">
            <text:p>29</text:p>
          </table:table-cell>
          <table:table-cell table:formula="of:=[.C114]-[.H114]+[.J114]" office:value-type="float" office:value="38.49" calcext:value-type="float">
            <text:p>38,49</text:p>
          </table:table-cell>
          <table:table-cell table:formula="of:=[.D114]-[.G114]+[.I114]" office:value-type="float" office:value="17.22" calcext:value-type="float">
            <text:p>17,22</text:p>
          </table:table-cell>
          <table:table-cell table:formula="of:=IF([.D115]&gt;15;[.B115];0.5*[.B115])" office:value-type="float" office:value="29" calcext:value-type="float">
            <text:p>29</text:p>
          </table:table-cell>
          <table:table-cell table:formula="of:=IF([.D115]&lt;=15;0.5*[.B115];0)" office:value-type="float" office:value="0" calcext:value-type="float">
            <text:p>0</text:p>
          </table:table-cell>
          <table:table-cell table:formula="of:=ROUND(([.E115]/100)*9;2)" office:value-type="float" office:value="2.61" calcext:value-type="float">
            <text:p>2,61</text:p>
          </table:table-cell>
          <table:table-cell table:formula="of:=ROUND(([.F115]/100)*6;2)" office:value-type="float" office:value="0" calcext:value-type="float">
            <text:p>0</text:p>
          </table:table-cell>
          <table:table-cell table:formula="of:=IF(([.D115]-[.G115])&lt;5; 30-([.D115]-[.G115]);0)" office:value-type="float" office:value="0" calcext:value-type="float">
            <text:p>0</text:p>
          </table:table-cell>
          <table:table-cell table:formula="of:=IF(AND(WEEKDAY([.A115])=5;([.C115]-[.H115])&lt;40);45-([.C115]-[.H115]);0)" office:value-type="float" office:value="6.51" calcext:value-type="float">
            <text:p>6,51</text:p>
          </table:table-cell>
          <table:table-cell table:formula="of:=IF(AND(WEEKDAY([.A115])=5;([.C115]-[.H115])&lt;40);1;0)" office:value-type="float" office:value="1" calcext:value-type="float">
            <text:p>1</text:p>
          </table:table-cell>
          <table:table-cell table:formula="of:=IF(([.D115]-[.G115])&lt;5; 1;0)" office:value-type="float" office:value="0" calcext:value-type="float">
            <text:p>0</text:p>
          </table:table-cell>
          <table:table-cell table:formula="of:=IF([.D115]&gt;15;1;0)" office:value-type="float" office:value="1" calcext:value-type="float">
            <text:p>1</text:p>
          </table:table-cell>
          <table:table-cell table:formula="of:=ROUND([.D115]-[.G115];2)" office:value-type="float" office:value="14.61" calcext:value-type="float">
            <text:p>14,61</text:p>
          </table:table-cell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float" office:value="59" calcext:value-type="float">
            <text:p>59</text:p>
          </table:table-cell>
          <table:table-cell table:formula="of:=[.C115]-[.H115]+[.J115]" office:value-type="float" office:value="45" calcext:value-type="float">
            <text:p>45</text:p>
          </table:table-cell>
          <table:table-cell table:formula="of:=[.D115]-[.G115]+[.I115]" office:value-type="float" office:value="14.61" calcext:value-type="float">
            <text:p>14,61</text:p>
          </table:table-cell>
          <table:table-cell table:formula="of:=IF([.D116]&gt;15;[.B116];0.5*[.B116])" office:value-type="float" office:value="29.5" calcext:value-type="float">
            <text:p>29,5</text:p>
          </table:table-cell>
          <table:table-cell table:formula="of:=IF([.D116]&lt;=15;0.5*[.B116];0)" office:value-type="float" office:value="29.5" calcext:value-type="float">
            <text:p>29,5</text:p>
          </table:table-cell>
          <table:table-cell table:formula="of:=ROUND(([.E116]/100)*9;2)" office:value-type="float" office:value="2.66" calcext:value-type="float">
            <text:p>2,66</text:p>
          </table:table-cell>
          <table:table-cell table:formula="of:=ROUND(([.F116]/100)*6;2)" office:value-type="float" office:value="1.77" calcext:value-type="float">
            <text:p>1,77</text:p>
          </table:table-cell>
          <table:table-cell table:formula="of:=IF(([.D116]-[.G116])&lt;5; 30-([.D116]-[.G116]);0)" office:value-type="float" office:value="0" calcext:value-type="float">
            <text:p>0</text:p>
          </table:table-cell>
          <table:table-cell table:formula="of:=IF(AND(WEEKDAY([.A116])=5;([.C116]-[.H116])&lt;40);45-([.C116]-[.H116]);0)" office:value-type="float" office:value="0" calcext:value-type="float">
            <text:p>0</text:p>
          </table:table-cell>
          <table:table-cell table:formula="of:=IF(AND(WEEKDAY([.A116])=5;([.C116]-[.H116])&lt;40);1;0)" office:value-type="float" office:value="0" calcext:value-type="float">
            <text:p>0</text:p>
          </table:table-cell>
          <table:table-cell table:formula="of:=IF(([.D116]-[.G116])&lt;5; 1;0)" office:value-type="float" office:value="0" calcext:value-type="float">
            <text:p>0</text:p>
          </table:table-cell>
          <table:table-cell table:formula="of:=IF([.D116]&gt;15;1;0)" office:value-type="float" office:value="0" calcext:value-type="float">
            <text:p>0</text:p>
          </table:table-cell>
          <table:table-cell table:formula="of:=ROUND([.D116]-[.G116];2)" office:value-type="float" office:value="11.95" calcext:value-type="float">
            <text:p>11,95</text:p>
          </table:table-cell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float" office:value="65" calcext:value-type="float">
            <text:p>65</text:p>
          </table:table-cell>
          <table:table-cell table:formula="of:=[.C116]-[.H116]+[.J116]" office:value-type="float" office:value="43.23" calcext:value-type="float">
            <text:p>43,23</text:p>
          </table:table-cell>
          <table:table-cell table:formula="of:=[.D116]-[.G116]+[.I116]" office:value-type="float" office:value="11.95" calcext:value-type="float">
            <text:p>11,95</text:p>
          </table:table-cell>
          <table:table-cell table:formula="of:=IF([.D117]&gt;15;[.B117];0.5*[.B117])" office:value-type="float" office:value="32.5" calcext:value-type="float">
            <text:p>32,5</text:p>
          </table:table-cell>
          <table:table-cell table:formula="of:=IF([.D117]&lt;=15;0.5*[.B117];0)" office:value-type="float" office:value="32.5" calcext:value-type="float">
            <text:p>32,5</text:p>
          </table:table-cell>
          <table:table-cell table:formula="of:=ROUND(([.E117]/100)*9;2)" office:value-type="float" office:value="2.93" calcext:value-type="float">
            <text:p>2,93</text:p>
          </table:table-cell>
          <table:table-cell table:formula="of:=ROUND(([.F117]/100)*6;2)" office:value-type="float" office:value="1.95" calcext:value-type="float">
            <text:p>1,95</text:p>
          </table:table-cell>
          <table:table-cell table:formula="of:=IF(([.D117]-[.G117])&lt;5; 30-([.D117]-[.G117]);0)" office:value-type="float" office:value="0" calcext:value-type="float">
            <text:p>0</text:p>
          </table:table-cell>
          <table:table-cell table:formula="of:=IF(AND(WEEKDAY([.A117])=5;([.C117]-[.H117])&lt;40);45-([.C117]-[.H117]);0)" office:value-type="float" office:value="0" calcext:value-type="float">
            <text:p>0</text:p>
          </table:table-cell>
          <table:table-cell table:formula="of:=IF(AND(WEEKDAY([.A117])=5;([.C117]-[.H117])&lt;40);1;0)" office:value-type="float" office:value="0" calcext:value-type="float">
            <text:p>0</text:p>
          </table:table-cell>
          <table:table-cell table:formula="of:=IF(([.D117]-[.G117])&lt;5; 1;0)" office:value-type="float" office:value="0" calcext:value-type="float">
            <text:p>0</text:p>
          </table:table-cell>
          <table:table-cell table:formula="of:=IF([.D117]&gt;15;1;0)" office:value-type="float" office:value="0" calcext:value-type="float">
            <text:p>0</text:p>
          </table:table-cell>
          <table:table-cell table:formula="of:=ROUND([.D117]-[.G117];2)" office:value-type="float" office:value="9.02" calcext:value-type="float">
            <text:p>9,02</text:p>
          </table:table-cell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float" office:value="25" calcext:value-type="float">
            <text:p>25</text:p>
          </table:table-cell>
          <table:table-cell table:formula="of:=[.C117]-[.H117]+[.J117]" office:value-type="float" office:value="41.28" calcext:value-type="float">
            <text:p>41,28</text:p>
          </table:table-cell>
          <table:table-cell table:formula="of:=[.D117]-[.G117]+[.I117]" office:value-type="float" office:value="9.02" calcext:value-type="float">
            <text:p>9,02</text:p>
          </table:table-cell>
          <table:table-cell table:formula="of:=IF([.D118]&gt;15;[.B118];0.5*[.B118])" office:value-type="float" office:value="12.5" calcext:value-type="float">
            <text:p>12,5</text:p>
          </table:table-cell>
          <table:table-cell table:formula="of:=IF([.D118]&lt;=15;0.5*[.B118];0)" office:value-type="float" office:value="12.5" calcext:value-type="float">
            <text:p>12,5</text:p>
          </table:table-cell>
          <table:table-cell table:formula="of:=ROUND(([.E118]/100)*9;2)" office:value-type="float" office:value="1.13" calcext:value-type="float">
            <text:p>1,13</text:p>
          </table:table-cell>
          <table:table-cell table:formula="of:=ROUND(([.F118]/100)*6;2)" office:value-type="float" office:value="0.75" calcext:value-type="float">
            <text:p>0,75</text:p>
          </table:table-cell>
          <table:table-cell table:formula="of:=IF(([.D118]-[.G118])&lt;5; 30-([.D118]-[.G118]);0)" office:value-type="float" office:value="0" calcext:value-type="float">
            <text:p>0</text:p>
          </table:table-cell>
          <table:table-cell table:formula="of:=IF(AND(WEEKDAY([.A118])=5;([.C118]-[.H118])&lt;40);45-([.C118]-[.H118]);0)" office:value-type="float" office:value="0" calcext:value-type="float">
            <text:p>0</text:p>
          </table:table-cell>
          <table:table-cell table:formula="of:=IF(AND(WEEKDAY([.A118])=5;([.C118]-[.H118])&lt;40);1;0)" office:value-type="float" office:value="0" calcext:value-type="float">
            <text:p>0</text:p>
          </table:table-cell>
          <table:table-cell table:formula="of:=IF(([.D118]-[.G118])&lt;5; 1;0)" office:value-type="float" office:value="0" calcext:value-type="float">
            <text:p>0</text:p>
          </table:table-cell>
          <table:table-cell table:formula="of:=IF([.D118]&gt;15;1;0)" office:value-type="float" office:value="0" calcext:value-type="float">
            <text:p>0</text:p>
          </table:table-cell>
          <table:table-cell table:formula="of:=ROUND([.D118]-[.G118];2)" office:value-type="float" office:value="7.89" calcext:value-type="float">
            <text:p>7,89</text:p>
          </table:table-cell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float" office:value="3" calcext:value-type="float">
            <text:p>3</text:p>
          </table:table-cell>
          <table:table-cell table:formula="of:=[.C118]-[.H118]+[.J118]" office:value-type="float" office:value="40.53" calcext:value-type="float">
            <text:p>40,53</text:p>
          </table:table-cell>
          <table:table-cell table:formula="of:=[.D118]-[.G118]+[.I118]" office:value-type="float" office:value="7.89" calcext:value-type="float">
            <text:p>7,89</text:p>
          </table:table-cell>
          <table:table-cell table:formula="of:=IF([.D119]&gt;15;[.B119];0.5*[.B119])" office:value-type="float" office:value="1.5" calcext:value-type="float">
            <text:p>1,5</text:p>
          </table:table-cell>
          <table:table-cell table:formula="of:=IF([.D119]&lt;=15;0.5*[.B119];0)" office:value-type="float" office:value="1.5" calcext:value-type="float">
            <text:p>1,5</text:p>
          </table:table-cell>
          <table:table-cell table:formula="of:=ROUND(([.E119]/100)*9;2)" office:value-type="float" office:value="0.14" calcext:value-type="float">
            <text:p>0,14</text:p>
          </table:table-cell>
          <table:table-cell table:formula="of:=ROUND(([.F119]/100)*6;2)" office:value-type="float" office:value="0.09" calcext:value-type="float">
            <text:p>0,09</text:p>
          </table:table-cell>
          <table:table-cell table:formula="of:=IF(([.D119]-[.G119])&lt;5; 30-([.D119]-[.G119]);0)" office:value-type="float" office:value="0" calcext:value-type="float">
            <text:p>0</text:p>
          </table:table-cell>
          <table:table-cell table:formula="of:=IF(AND(WEEKDAY([.A119])=5;([.C119]-[.H119])&lt;40);45-([.C119]-[.H119]);0)" office:value-type="float" office:value="0" calcext:value-type="float">
            <text:p>0</text:p>
          </table:table-cell>
          <table:table-cell table:formula="of:=IF(AND(WEEKDAY([.A119])=5;([.C119]-[.H119])&lt;40);1;0)" office:value-type="float" office:value="0" calcext:value-type="float">
            <text:p>0</text:p>
          </table:table-cell>
          <table:table-cell table:formula="of:=IF(([.D119]-[.G119])&lt;5; 1;0)" office:value-type="float" office:value="0" calcext:value-type="float">
            <text:p>0</text:p>
          </table:table-cell>
          <table:table-cell table:formula="of:=IF([.D119]&gt;15;1;0)" office:value-type="float" office:value="0" calcext:value-type="float">
            <text:p>0</text:p>
          </table:table-cell>
          <table:table-cell table:formula="of:=ROUND([.D119]-[.G119];2)" office:value-type="float" office:value="7.75" calcext:value-type="float">
            <text:p>7,75</text:p>
          </table:table-cell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float" office:value="58" calcext:value-type="float">
            <text:p>58</text:p>
          </table:table-cell>
          <table:table-cell table:formula="of:=[.C119]-[.H119]+[.J119]" office:value-type="float" office:value="40.44" calcext:value-type="float">
            <text:p>40,44</text:p>
          </table:table-cell>
          <table:table-cell table:formula="of:=[.D119]-[.G119]+[.I119]" office:value-type="float" office:value="7.75" calcext:value-type="float">
            <text:p>7,75</text:p>
          </table:table-cell>
          <table:table-cell table:formula="of:=IF([.D120]&gt;15;[.B120];0.5*[.B120])" office:value-type="float" office:value="29" calcext:value-type="float">
            <text:p>29</text:p>
          </table:table-cell>
          <table:table-cell table:formula="of:=IF([.D120]&lt;=15;0.5*[.B120];0)" office:value-type="float" office:value="29" calcext:value-type="float">
            <text:p>29</text:p>
          </table:table-cell>
          <table:table-cell table:formula="of:=ROUND(([.E120]/100)*9;2)" office:value-type="float" office:value="2.61" calcext:value-type="float">
            <text:p>2,61</text:p>
          </table:table-cell>
          <table:table-cell table:formula="of:=ROUND(([.F120]/100)*6;2)" office:value-type="float" office:value="1.74" calcext:value-type="float">
            <text:p>1,74</text:p>
          </table:table-cell>
          <table:table-cell table:formula="of:=IF(([.D120]-[.G120])&lt;5; 30-([.D120]-[.G120]);0)" office:value-type="float" office:value="0" calcext:value-type="float">
            <text:p>0</text:p>
          </table:table-cell>
          <table:table-cell table:formula="of:=IF(AND(WEEKDAY([.A120])=5;([.C120]-[.H120])&lt;40);45-([.C120]-[.H120]);0)" office:value-type="float" office:value="0" calcext:value-type="float">
            <text:p>0</text:p>
          </table:table-cell>
          <table:table-cell table:formula="of:=IF(AND(WEEKDAY([.A120])=5;([.C120]-[.H120])&lt;40);1;0)" office:value-type="float" office:value="0" calcext:value-type="float">
            <text:p>0</text:p>
          </table:table-cell>
          <table:table-cell table:formula="of:=IF(([.D120]-[.G120])&lt;5; 1;0)" office:value-type="float" office:value="0" calcext:value-type="float">
            <text:p>0</text:p>
          </table:table-cell>
          <table:table-cell table:formula="of:=IF([.D120]&gt;15;1;0)" office:value-type="float" office:value="0" calcext:value-type="float">
            <text:p>0</text:p>
          </table:table-cell>
          <table:table-cell table:formula="of:=ROUND([.D120]-[.G120];2)" office:value-type="float" office:value="5.14" calcext:value-type="float">
            <text:p>5,14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float" office:value="35" calcext:value-type="float">
            <text:p>35</text:p>
          </table:table-cell>
          <table:table-cell table:formula="of:=[.C120]-[.H120]+[.J120]" office:value-type="float" office:value="38.7" calcext:value-type="float">
            <text:p>38,7</text:p>
          </table:table-cell>
          <table:table-cell table:formula="of:=[.D120]-[.G120]+[.I120]" office:value-type="float" office:value="5.14" calcext:value-type="float">
            <text:p>5,14</text:p>
          </table:table-cell>
          <table:table-cell table:formula="of:=IF([.D121]&gt;15;[.B121];0.5*[.B121])" office:value-type="float" office:value="17.5" calcext:value-type="float">
            <text:p>17,5</text:p>
          </table:table-cell>
          <table:table-cell table:formula="of:=IF([.D121]&lt;=15;0.5*[.B121];0)" office:value-type="float" office:value="17.5" calcext:value-type="float">
            <text:p>17,5</text:p>
          </table:table-cell>
          <table:table-cell table:formula="of:=ROUND(([.E121]/100)*9;2)" office:value-type="float" office:value="1.58" calcext:value-type="float">
            <text:p>1,58</text:p>
          </table:table-cell>
          <table:table-cell table:formula="of:=ROUND(([.F121]/100)*6;2)" office:value-type="float" office:value="1.05" calcext:value-type="float">
            <text:p>1,05</text:p>
          </table:table-cell>
          <table:table-cell table:formula="of:=IF(([.D121]-[.G121])&lt;5; 30-([.D121]-[.G121]);0)" office:value-type="float" office:value="26.44" calcext:value-type="float">
            <text:p>26,44</text:p>
          </table:table-cell>
          <table:table-cell table:formula="of:=IF(AND(WEEKDAY([.A121])=5;([.C121]-[.H121])&lt;40);45-([.C121]-[.H121]);0)" office:value-type="float" office:value="0" calcext:value-type="float">
            <text:p>0</text:p>
          </table:table-cell>
          <table:table-cell table:formula="of:=IF(AND(WEEKDAY([.A121])=5;([.C121]-[.H121])&lt;40);1;0)" office:value-type="float" office:value="0" calcext:value-type="float">
            <text:p>0</text:p>
          </table:table-cell>
          <table:table-cell table:formula="of:=IF(([.D121]-[.G121])&lt;5; 1;0)" office:value-type="float" office:value="1" calcext:value-type="float">
            <text:p>1</text:p>
          </table:table-cell>
          <table:table-cell table:formula="of:=IF([.D121]&gt;15;1;0)" office:value-type="float" office:value="0" calcext:value-type="float">
            <text:p>0</text:p>
          </table:table-cell>
          <table:table-cell table:formula="of:=ROUND([.D121]-[.G121];2)" office:value-type="float" office:value="3.56" calcext:value-type="float">
            <text:p>3,56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46" calcext:value-type="float">
            <text:p>146</text:p>
          </table:table-cell>
          <table:table-cell table:formula="of:=[.C121]-[.H121]+[.J121]" office:value-type="float" office:value="37.65" calcext:value-type="float">
            <text:p>37,65</text:p>
          </table:table-cell>
          <table:table-cell table:formula="of:=[.D121]-[.G121]+[.I121]" office:value-type="float" office:value="30" calcext:value-type="float">
            <text:p>30</text:p>
          </table:table-cell>
          <table:table-cell table:formula="of:=IF([.D122]&gt;15;[.B122];0.5*[.B122])" office:value-type="float" office:value="146" calcext:value-type="float">
            <text:p>146</text:p>
          </table:table-cell>
          <table:table-cell table:formula="of:=IF([.D122]&lt;=15;0.5*[.B122];0)" office:value-type="float" office:value="0" calcext:value-type="float">
            <text:p>0</text:p>
          </table:table-cell>
          <table:table-cell table:formula="of:=ROUND(([.E122]/100)*9;2)" office:value-type="float" office:value="13.14" calcext:value-type="float">
            <text:p>13,14</text:p>
          </table:table-cell>
          <table:table-cell table:formula="of:=ROUND(([.F122]/100)*6;2)" office:value-type="float" office:value="0" calcext:value-type="float">
            <text:p>0</text:p>
          </table:table-cell>
          <table:table-cell table:formula="of:=IF(([.D122]-[.G122])&lt;5; 30-([.D122]-[.G122]);0)" office:value-type="float" office:value="0" calcext:value-type="float">
            <text:p>0</text:p>
          </table:table-cell>
          <table:table-cell table:formula="of:=IF(AND(WEEKDAY([.A122])=5;([.C122]-[.H122])&lt;40);45-([.C122]-[.H122]);0)" office:value-type="float" office:value="7.35000000000001" calcext:value-type="float">
            <text:p>7,35000000000001</text:p>
          </table:table-cell>
          <table:table-cell table:formula="of:=IF(AND(WEEKDAY([.A122])=5;([.C122]-[.H122])&lt;40);1;0)" office:value-type="float" office:value="1" calcext:value-type="float">
            <text:p>1</text:p>
          </table:table-cell>
          <table:table-cell table:formula="of:=IF(([.D122]-[.G122])&lt;5; 1;0)" office:value-type="float" office:value="0" calcext:value-type="float">
            <text:p>0</text:p>
          </table:table-cell>
          <table:table-cell table:formula="of:=IF([.D122]&gt;15;1;0)" office:value-type="float" office:value="1" calcext:value-type="float">
            <text:p>1</text:p>
          </table:table-cell>
          <table:table-cell table:formula="of:=ROUND([.D122]-[.G122];2)" office:value-type="float" office:value="16.86" calcext:value-type="float">
            <text:p>16,86</text:p>
          </table:table-cell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float" office:value="45" calcext:value-type="float">
            <text:p>45</text:p>
          </table:table-cell>
          <table:table-cell table:formula="of:=[.C122]-[.H122]+[.J122]" office:value-type="float" office:value="45" calcext:value-type="float">
            <text:p>45</text:p>
          </table:table-cell>
          <table:table-cell table:formula="of:=[.D122]-[.G122]+[.I122]" office:value-type="float" office:value="16.86" calcext:value-type="float">
            <text:p>16,86</text:p>
          </table:table-cell>
          <table:table-cell table:formula="of:=IF([.D123]&gt;15;[.B123];0.5*[.B123])" office:value-type="float" office:value="45" calcext:value-type="float">
            <text:p>45</text:p>
          </table:table-cell>
          <table:table-cell table:formula="of:=IF([.D123]&lt;=15;0.5*[.B123];0)" office:value-type="float" office:value="0" calcext:value-type="float">
            <text:p>0</text:p>
          </table:table-cell>
          <table:table-cell table:formula="of:=ROUND(([.E123]/100)*9;2)" office:value-type="float" office:value="4.05" calcext:value-type="float">
            <text:p>4,05</text:p>
          </table:table-cell>
          <table:table-cell table:formula="of:=ROUND(([.F123]/100)*6;2)" office:value-type="float" office:value="0" calcext:value-type="float">
            <text:p>0</text:p>
          </table:table-cell>
          <table:table-cell table:formula="of:=IF(([.D123]-[.G123])&lt;5; 30-([.D123]-[.G123]);0)" office:value-type="float" office:value="0" calcext:value-type="float">
            <text:p>0</text:p>
          </table:table-cell>
          <table:table-cell table:formula="of:=IF(AND(WEEKDAY([.A123])=5;([.C123]-[.H123])&lt;40);45-([.C123]-[.H123]);0)" office:value-type="float" office:value="0" calcext:value-type="float">
            <text:p>0</text:p>
          </table:table-cell>
          <table:table-cell table:formula="of:=IF(AND(WEEKDAY([.A123])=5;([.C123]-[.H123])&lt;40);1;0)" office:value-type="float" office:value="0" calcext:value-type="float">
            <text:p>0</text:p>
          </table:table-cell>
          <table:table-cell table:formula="of:=IF(([.D123]-[.G123])&lt;5; 1;0)" office:value-type="float" office:value="0" calcext:value-type="float">
            <text:p>0</text:p>
          </table:table-cell>
          <table:table-cell table:formula="of:=IF([.D123]&gt;15;1;0)" office:value-type="float" office:value="1" calcext:value-type="float">
            <text:p>1</text:p>
          </table:table-cell>
          <table:table-cell table:formula="of:=ROUND([.D123]-[.G123];2)" office:value-type="float" office:value="12.81" calcext:value-type="float">
            <text:p>12,81</text:p>
          </table:table-cell>
        </table:table-row>
        <table:table-row table:style-name="ro1">
          <table:table-cell office:value-type="date" office:date-value="2014-05-03" calcext:value-type="date">
            <text:p>2014-05-03</text:p>
          </table:table-cell>
          <table:table-cell office:value-type="float" office:value="127" calcext:value-type="float">
            <text:p>127</text:p>
          </table:table-cell>
          <table:table-cell table:formula="of:=[.C123]-[.H123]+[.J123]" office:value-type="float" office:value="45" calcext:value-type="float">
            <text:p>45</text:p>
          </table:table-cell>
          <table:table-cell table:formula="of:=[.D123]-[.G123]+[.I123]" office:value-type="float" office:value="12.81" calcext:value-type="float">
            <text:p>12,81</text:p>
          </table:table-cell>
          <table:table-cell table:formula="of:=IF([.D124]&gt;15;[.B124];0.5*[.B124])" office:value-type="float" office:value="63.5" calcext:value-type="float">
            <text:p>63,5</text:p>
          </table:table-cell>
          <table:table-cell table:formula="of:=IF([.D124]&lt;=15;0.5*[.B124];0)" office:value-type="float" office:value="63.5" calcext:value-type="float">
            <text:p>63,5</text:p>
          </table:table-cell>
          <table:table-cell table:formula="of:=ROUND(([.E124]/100)*9;2)" office:value-type="float" office:value="5.72" calcext:value-type="float">
            <text:p>5,72</text:p>
          </table:table-cell>
          <table:table-cell table:formula="of:=ROUND(([.F124]/100)*6;2)" office:value-type="float" office:value="3.81" calcext:value-type="float">
            <text:p>3,81</text:p>
          </table:table-cell>
          <table:table-cell table:formula="of:=IF(([.D124]-[.G124])&lt;5; 30-([.D124]-[.G124]);0)" office:value-type="float" office:value="0" calcext:value-type="float">
            <text:p>0</text:p>
          </table:table-cell>
          <table:table-cell table:formula="of:=IF(AND(WEEKDAY([.A124])=5;([.C124]-[.H124])&lt;40);45-([.C124]-[.H124]);0)" office:value-type="float" office:value="0" calcext:value-type="float">
            <text:p>0</text:p>
          </table:table-cell>
          <table:table-cell table:formula="of:=IF(AND(WEEKDAY([.A124])=5;([.C124]-[.H124])&lt;40);1;0)" office:value-type="float" office:value="0" calcext:value-type="float">
            <text:p>0</text:p>
          </table:table-cell>
          <table:table-cell table:formula="of:=IF(([.D124]-[.G124])&lt;5; 1;0)" office:value-type="float" office:value="0" calcext:value-type="float">
            <text:p>0</text:p>
          </table:table-cell>
          <table:table-cell table:formula="of:=IF([.D124]&gt;15;1;0)" office:value-type="float" office:value="0" calcext:value-type="float">
            <text:p>0</text:p>
          </table:table-cell>
          <table:table-cell table:formula="of:=ROUND([.D124]-[.G124];2)" office:value-type="float" office:value="7.09" calcext:value-type="float">
            <text:p>7,09</text:p>
          </table:table-cell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float" office:value="48" calcext:value-type="float">
            <text:p>48</text:p>
          </table:table-cell>
          <table:table-cell table:formula="of:=[.C124]-[.H124]+[.J124]" office:value-type="float" office:value="41.19" calcext:value-type="float">
            <text:p>41,19</text:p>
          </table:table-cell>
          <table:table-cell table:formula="of:=[.D124]-[.G124]+[.I124]" office:value-type="float" office:value="7.09" calcext:value-type="float">
            <text:p>7,09</text:p>
          </table:table-cell>
          <table:table-cell table:formula="of:=IF([.D125]&gt;15;[.B125];0.5*[.B125])" office:value-type="float" office:value="24" calcext:value-type="float">
            <text:p>24</text:p>
          </table:table-cell>
          <table:table-cell table:formula="of:=IF([.D125]&lt;=15;0.5*[.B125];0)" office:value-type="float" office:value="24" calcext:value-type="float">
            <text:p>24</text:p>
          </table:table-cell>
          <table:table-cell table:formula="of:=ROUND(([.E125]/100)*9;2)" office:value-type="float" office:value="2.16" calcext:value-type="float">
            <text:p>2,16</text:p>
          </table:table-cell>
          <table:table-cell table:formula="of:=ROUND(([.F125]/100)*6;2)" office:value-type="float" office:value="1.44" calcext:value-type="float">
            <text:p>1,44</text:p>
          </table:table-cell>
          <table:table-cell table:formula="of:=IF(([.D125]-[.G125])&lt;5; 30-([.D125]-[.G125]);0)" office:value-type="float" office:value="25.07" calcext:value-type="float">
            <text:p>25,07</text:p>
          </table:table-cell>
          <table:table-cell table:formula="of:=IF(AND(WEEKDAY([.A125])=5;([.C125]-[.H125])&lt;40);45-([.C125]-[.H125]);0)" office:value-type="float" office:value="0" calcext:value-type="float">
            <text:p>0</text:p>
          </table:table-cell>
          <table:table-cell table:formula="of:=IF(AND(WEEKDAY([.A125])=5;([.C125]-[.H125])&lt;40);1;0)" office:value-type="float" office:value="0" calcext:value-type="float">
            <text:p>0</text:p>
          </table:table-cell>
          <table:table-cell table:formula="of:=IF(([.D125]-[.G125])&lt;5; 1;0)" office:value-type="float" office:value="1" calcext:value-type="float">
            <text:p>1</text:p>
          </table:table-cell>
          <table:table-cell table:formula="of:=IF([.D125]&gt;15;1;0)" office:value-type="float" office:value="0" calcext:value-type="float">
            <text:p>0</text:p>
          </table:table-cell>
          <table:table-cell table:formula="of:=ROUND([.D125]-[.G125];2)" office:value-type="float" office:value="4.93" calcext:value-type="float">
            <text:p>4,93</text:p>
          </table:table-cell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float" office:value="128" calcext:value-type="float">
            <text:p>128</text:p>
          </table:table-cell>
          <table:table-cell table:formula="of:=[.C125]-[.H125]+[.J125]" office:value-type="float" office:value="39.75" calcext:value-type="float">
            <text:p>39,75</text:p>
          </table:table-cell>
          <table:table-cell table:formula="of:=[.D125]-[.G125]+[.I125]" office:value-type="float" office:value="30" calcext:value-type="float">
            <text:p>30</text:p>
          </table:table-cell>
          <table:table-cell table:formula="of:=IF([.D126]&gt;15;[.B126];0.5*[.B126])" office:value-type="float" office:value="128" calcext:value-type="float">
            <text:p>128</text:p>
          </table:table-cell>
          <table:table-cell table:formula="of:=IF([.D126]&lt;=15;0.5*[.B126];0)" office:value-type="float" office:value="0" calcext:value-type="float">
            <text:p>0</text:p>
          </table:table-cell>
          <table:table-cell table:formula="of:=ROUND(([.E126]/100)*9;2)" office:value-type="float" office:value="11.52" calcext:value-type="float">
            <text:p>11,52</text:p>
          </table:table-cell>
          <table:table-cell table:formula="of:=ROUND(([.F126]/100)*6;2)" office:value-type="float" office:value="0" calcext:value-type="float">
            <text:p>0</text:p>
          </table:table-cell>
          <table:table-cell table:formula="of:=IF(([.D126]-[.G126])&lt;5; 30-([.D126]-[.G126]);0)" office:value-type="float" office:value="0" calcext:value-type="float">
            <text:p>0</text:p>
          </table:table-cell>
          <table:table-cell table:formula="of:=IF(AND(WEEKDAY([.A126])=5;([.C126]-[.H126])&lt;40);45-([.C126]-[.H126]);0)" office:value-type="float" office:value="0" calcext:value-type="float">
            <text:p>0</text:p>
          </table:table-cell>
          <table:table-cell table:formula="of:=IF(AND(WEEKDAY([.A126])=5;([.C126]-[.H126])&lt;40);1;0)" office:value-type="float" office:value="0" calcext:value-type="float">
            <text:p>0</text:p>
          </table:table-cell>
          <table:table-cell table:formula="of:=IF(([.D126]-[.G126])&lt;5; 1;0)" office:value-type="float" office:value="0" calcext:value-type="float">
            <text:p>0</text:p>
          </table:table-cell>
          <table:table-cell table:formula="of:=IF([.D126]&gt;15;1;0)" office:value-type="float" office:value="1" calcext:value-type="float">
            <text:p>1</text:p>
          </table:table-cell>
          <table:table-cell table:formula="of:=ROUND([.D126]-[.G126];2)" office:value-type="float" office:value="18.48" calcext:value-type="float">
            <text:p>18,48</text:p>
          </table:table-cell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float" office:value="115" calcext:value-type="float">
            <text:p>115</text:p>
          </table:table-cell>
          <table:table-cell table:formula="of:=[.C126]-[.H126]+[.J126]" office:value-type="float" office:value="39.75" calcext:value-type="float">
            <text:p>39,75</text:p>
          </table:table-cell>
          <table:table-cell table:formula="of:=[.D126]-[.G126]+[.I126]" office:value-type="float" office:value="18.48" calcext:value-type="float">
            <text:p>18,48</text:p>
          </table:table-cell>
          <table:table-cell table:formula="of:=IF([.D127]&gt;15;[.B127];0.5*[.B127])" office:value-type="float" office:value="115" calcext:value-type="float">
            <text:p>115</text:p>
          </table:table-cell>
          <table:table-cell table:formula="of:=IF([.D127]&lt;=15;0.5*[.B127];0)" office:value-type="float" office:value="0" calcext:value-type="float">
            <text:p>0</text:p>
          </table:table-cell>
          <table:table-cell table:formula="of:=ROUND(([.E127]/100)*9;2)" office:value-type="float" office:value="10.35" calcext:value-type="float">
            <text:p>10,35</text:p>
          </table:table-cell>
          <table:table-cell table:formula="of:=ROUND(([.F127]/100)*6;2)" office:value-type="float" office:value="0" calcext:value-type="float">
            <text:p>0</text:p>
          </table:table-cell>
          <table:table-cell table:formula="of:=IF(([.D127]-[.G127])&lt;5; 30-([.D127]-[.G127]);0)" office:value-type="float" office:value="0" calcext:value-type="float">
            <text:p>0</text:p>
          </table:table-cell>
          <table:table-cell table:formula="of:=IF(AND(WEEKDAY([.A127])=5;([.C127]-[.H127])&lt;40);45-([.C127]-[.H127]);0)" office:value-type="float" office:value="0" calcext:value-type="float">
            <text:p>0</text:p>
          </table:table-cell>
          <table:table-cell table:formula="of:=IF(AND(WEEKDAY([.A127])=5;([.C127]-[.H127])&lt;40);1;0)" office:value-type="float" office:value="0" calcext:value-type="float">
            <text:p>0</text:p>
          </table:table-cell>
          <table:table-cell table:formula="of:=IF(([.D127]-[.G127])&lt;5; 1;0)" office:value-type="float" office:value="0" calcext:value-type="float">
            <text:p>0</text:p>
          </table:table-cell>
          <table:table-cell table:formula="of:=IF([.D127]&gt;15;1;0)" office:value-type="float" office:value="1" calcext:value-type="float">
            <text:p>1</text:p>
          </table:table-cell>
          <table:table-cell table:formula="of:=ROUND([.D127]-[.G127];2)" office:value-type="float" office:value="8.13" calcext:value-type="float">
            <text:p>8,13</text:p>
          </table:table-cell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float" office:value="103" calcext:value-type="float">
            <text:p>103</text:p>
          </table:table-cell>
          <table:table-cell table:formula="of:=[.C127]-[.H127]+[.J127]" office:value-type="float" office:value="39.75" calcext:value-type="float">
            <text:p>39,75</text:p>
          </table:table-cell>
          <table:table-cell table:formula="of:=[.D127]-[.G127]+[.I127]" office:value-type="float" office:value="8.13" calcext:value-type="float">
            <text:p>8,13</text:p>
          </table:table-cell>
          <table:table-cell table:formula="of:=IF([.D128]&gt;15;[.B128];0.5*[.B128])" office:value-type="float" office:value="51.5" calcext:value-type="float">
            <text:p>51,5</text:p>
          </table:table-cell>
          <table:table-cell table:formula="of:=IF([.D128]&lt;=15;0.5*[.B128];0)" office:value-type="float" office:value="51.5" calcext:value-type="float">
            <text:p>51,5</text:p>
          </table:table-cell>
          <table:table-cell table:formula="of:=ROUND(([.E128]/100)*9;2)" office:value-type="float" office:value="4.64" calcext:value-type="float">
            <text:p>4,64</text:p>
          </table:table-cell>
          <table:table-cell table:formula="of:=ROUND(([.F128]/100)*6;2)" office:value-type="float" office:value="3.09" calcext:value-type="float">
            <text:p>3,09</text:p>
          </table:table-cell>
          <table:table-cell table:formula="of:=IF(([.D128]-[.G128])&lt;5; 30-([.D128]-[.G128]);0)" office:value-type="float" office:value="26.51" calcext:value-type="float">
            <text:p>26,51</text:p>
          </table:table-cell>
          <table:table-cell table:formula="of:=IF(AND(WEEKDAY([.A128])=5;([.C128]-[.H128])&lt;40);45-([.C128]-[.H128]);0)" office:value-type="float" office:value="0" calcext:value-type="float">
            <text:p>0</text:p>
          </table:table-cell>
          <table:table-cell table:formula="of:=IF(AND(WEEKDAY([.A128])=5;([.C128]-[.H128])&lt;40);1;0)" office:value-type="float" office:value="0" calcext:value-type="float">
            <text:p>0</text:p>
          </table:table-cell>
          <table:table-cell table:formula="of:=IF(([.D128]-[.G128])&lt;5; 1;0)" office:value-type="float" office:value="1" calcext:value-type="float">
            <text:p>1</text:p>
          </table:table-cell>
          <table:table-cell table:formula="of:=IF([.D128]&gt;15;1;0)" office:value-type="float" office:value="0" calcext:value-type="float">
            <text:p>0</text:p>
          </table:table-cell>
          <table:table-cell table:formula="of:=ROUND([.D128]-[.G128];2)" office:value-type="float" office:value="3.49" calcext:value-type="float">
            <text:p>3,49</text:p>
          </table:table-cell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float" office:value="21" calcext:value-type="float">
            <text:p>21</text:p>
          </table:table-cell>
          <table:table-cell table:formula="of:=[.C128]-[.H128]+[.J128]" office:value-type="float" office:value="36.66" calcext:value-type="float">
            <text:p>36,66</text:p>
          </table:table-cell>
          <table:table-cell table:formula="of:=[.D128]-[.G128]+[.I128]" office:value-type="float" office:value="30" calcext:value-type="float">
            <text:p>30</text:p>
          </table:table-cell>
          <table:table-cell table:formula="of:=IF([.D129]&gt;15;[.B129];0.5*[.B129])" office:value-type="float" office:value="21" calcext:value-type="float">
            <text:p>21</text:p>
          </table:table-cell>
          <table:table-cell table:formula="of:=IF([.D129]&lt;=15;0.5*[.B129];0)" office:value-type="float" office:value="0" calcext:value-type="float">
            <text:p>0</text:p>
          </table:table-cell>
          <table:table-cell table:formula="of:=ROUND(([.E129]/100)*9;2)" office:value-type="float" office:value="1.89" calcext:value-type="float">
            <text:p>1,89</text:p>
          </table:table-cell>
          <table:table-cell table:formula="of:=ROUND(([.F129]/100)*6;2)" office:value-type="float" office:value="0" calcext:value-type="float">
            <text:p>0</text:p>
          </table:table-cell>
          <table:table-cell table:formula="of:=IF(([.D129]-[.G129])&lt;5; 30-([.D129]-[.G129]);0)" office:value-type="float" office:value="0" calcext:value-type="float">
            <text:p>0</text:p>
          </table:table-cell>
          <table:table-cell table:formula="of:=IF(AND(WEEKDAY([.A129])=5;([.C129]-[.H129])&lt;40);45-([.C129]-[.H129]);0)" office:value-type="float" office:value="8.34" calcext:value-type="float">
            <text:p>8,34</text:p>
          </table:table-cell>
          <table:table-cell table:formula="of:=IF(AND(WEEKDAY([.A129])=5;([.C129]-[.H129])&lt;40);1;0)" office:value-type="float" office:value="1" calcext:value-type="float">
            <text:p>1</text:p>
          </table:table-cell>
          <table:table-cell table:formula="of:=IF(([.D129]-[.G129])&lt;5; 1;0)" office:value-type="float" office:value="0" calcext:value-type="float">
            <text:p>0</text:p>
          </table:table-cell>
          <table:table-cell table:formula="of:=IF([.D129]&gt;15;1;0)" office:value-type="float" office:value="1" calcext:value-type="float">
            <text:p>1</text:p>
          </table:table-cell>
          <table:table-cell table:formula="of:=ROUND([.D129]-[.G129];2)" office:value-type="float" office:value="28.11" calcext:value-type="float">
            <text:p>28,11</text:p>
          </table:table-cell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float" office:value="150" calcext:value-type="float">
            <text:p>150</text:p>
          </table:table-cell>
          <table:table-cell table:formula="of:=[.C129]-[.H129]+[.J129]" office:value-type="float" office:value="45" calcext:value-type="float">
            <text:p>45</text:p>
          </table:table-cell>
          <table:table-cell table:formula="of:=[.D129]-[.G129]+[.I129]" office:value-type="float" office:value="28.11" calcext:value-type="float">
            <text:p>28,11</text:p>
          </table:table-cell>
          <table:table-cell table:formula="of:=IF([.D130]&gt;15;[.B130];0.5*[.B130])" office:value-type="float" office:value="150" calcext:value-type="float">
            <text:p>150</text:p>
          </table:table-cell>
          <table:table-cell table:formula="of:=IF([.D130]&lt;=15;0.5*[.B130];0)" office:value-type="float" office:value="0" calcext:value-type="float">
            <text:p>0</text:p>
          </table:table-cell>
          <table:table-cell table:formula="of:=ROUND(([.E130]/100)*9;2)" office:value-type="float" office:value="13.5" calcext:value-type="float">
            <text:p>13,5</text:p>
          </table:table-cell>
          <table:table-cell table:formula="of:=ROUND(([.F130]/100)*6;2)" office:value-type="float" office:value="0" calcext:value-type="float">
            <text:p>0</text:p>
          </table:table-cell>
          <table:table-cell table:formula="of:=IF(([.D130]-[.G130])&lt;5; 30-([.D130]-[.G130]);0)" office:value-type="float" office:value="0" calcext:value-type="float">
            <text:p>0</text:p>
          </table:table-cell>
          <table:table-cell table:formula="of:=IF(AND(WEEKDAY([.A130])=5;([.C130]-[.H130])&lt;40);45-([.C130]-[.H130]);0)" office:value-type="float" office:value="0" calcext:value-type="float">
            <text:p>0</text:p>
          </table:table-cell>
          <table:table-cell table:formula="of:=IF(AND(WEEKDAY([.A130])=5;([.C130]-[.H130])&lt;40);1;0)" office:value-type="float" office:value="0" calcext:value-type="float">
            <text:p>0</text:p>
          </table:table-cell>
          <table:table-cell table:formula="of:=IF(([.D130]-[.G130])&lt;5; 1;0)" office:value-type="float" office:value="0" calcext:value-type="float">
            <text:p>0</text:p>
          </table:table-cell>
          <table:table-cell table:formula="of:=IF([.D130]&gt;15;1;0)" office:value-type="float" office:value="1" calcext:value-type="float">
            <text:p>1</text:p>
          </table:table-cell>
          <table:table-cell table:formula="of:=ROUND([.D130]-[.G130];2)" office:value-type="float" office:value="14.61" calcext:value-type="float">
            <text:p>14,61</text:p>
          </table:table-cell>
        </table:table-row>
        <table:table-row table:style-name="ro1">
          <table:table-cell office:value-type="date" office:date-value="2014-05-10" calcext:value-type="date">
            <text:p>2014-05-10</text:p>
          </table:table-cell>
          <table:table-cell office:value-type="float" office:value="49" calcext:value-type="float">
            <text:p>49</text:p>
          </table:table-cell>
          <table:table-cell table:formula="of:=[.C130]-[.H130]+[.J130]" office:value-type="float" office:value="45" calcext:value-type="float">
            <text:p>45</text:p>
          </table:table-cell>
          <table:table-cell table:formula="of:=[.D130]-[.G130]+[.I130]" office:value-type="float" office:value="14.61" calcext:value-type="float">
            <text:p>14,61</text:p>
          </table:table-cell>
          <table:table-cell table:formula="of:=IF([.D131]&gt;15;[.B131];0.5*[.B131])" office:value-type="float" office:value="24.5" calcext:value-type="float">
            <text:p>24,5</text:p>
          </table:table-cell>
          <table:table-cell table:formula="of:=IF([.D131]&lt;=15;0.5*[.B131];0)" office:value-type="float" office:value="24.5" calcext:value-type="float">
            <text:p>24,5</text:p>
          </table:table-cell>
          <table:table-cell table:formula="of:=ROUND(([.E131]/100)*9;2)" office:value-type="float" office:value="2.21" calcext:value-type="float">
            <text:p>2,21</text:p>
          </table:table-cell>
          <table:table-cell table:formula="of:=ROUND(([.F131]/100)*6;2)" office:value-type="float" office:value="1.47" calcext:value-type="float">
            <text:p>1,47</text:p>
          </table:table-cell>
          <table:table-cell table:formula="of:=IF(([.D131]-[.G131])&lt;5; 30-([.D131]-[.G131]);0)" office:value-type="float" office:value="0" calcext:value-type="float">
            <text:p>0</text:p>
          </table:table-cell>
          <table:table-cell table:formula="of:=IF(AND(WEEKDAY([.A131])=5;([.C131]-[.H131])&lt;40);45-([.C131]-[.H131]);0)" office:value-type="float" office:value="0" calcext:value-type="float">
            <text:p>0</text:p>
          </table:table-cell>
          <table:table-cell table:formula="of:=IF(AND(WEEKDAY([.A131])=5;([.C131]-[.H131])&lt;40);1;0)" office:value-type="float" office:value="0" calcext:value-type="float">
            <text:p>0</text:p>
          </table:table-cell>
          <table:table-cell table:formula="of:=IF(([.D131]-[.G131])&lt;5; 1;0)" office:value-type="float" office:value="0" calcext:value-type="float">
            <text:p>0</text:p>
          </table:table-cell>
          <table:table-cell table:formula="of:=IF([.D131]&gt;15;1;0)" office:value-type="float" office:value="0" calcext:value-type="float">
            <text:p>0</text:p>
          </table:table-cell>
          <table:table-cell table:formula="of:=ROUND([.D131]-[.G131];2)" office:value-type="float" office:value="12.4" calcext:value-type="float">
            <text:p>12,4</text:p>
          </table:table-cell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20" calcext:value-type="float">
            <text:p>20</text:p>
          </table:table-cell>
          <table:table-cell table:formula="of:=[.C131]-[.H131]+[.J131]" office:value-type="float" office:value="43.53" calcext:value-type="float">
            <text:p>43,53</text:p>
          </table:table-cell>
          <table:table-cell table:formula="of:=[.D131]-[.G131]+[.I131]" office:value-type="float" office:value="12.4" calcext:value-type="float">
            <text:p>12,4</text:p>
          </table:table-cell>
          <table:table-cell table:formula="of:=IF([.D132]&gt;15;[.B132];0.5*[.B132])" office:value-type="float" office:value="10" calcext:value-type="float">
            <text:p>10</text:p>
          </table:table-cell>
          <table:table-cell table:formula="of:=IF([.D132]&lt;=15;0.5*[.B132];0)" office:value-type="float" office:value="10" calcext:value-type="float">
            <text:p>10</text:p>
          </table:table-cell>
          <table:table-cell table:formula="of:=ROUND(([.E132]/100)*9;2)" office:value-type="float" office:value="0.9" calcext:value-type="float">
            <text:p>0,9</text:p>
          </table:table-cell>
          <table:table-cell table:formula="of:=ROUND(([.F132]/100)*6;2)" office:value-type="float" office:value="0.6" calcext:value-type="float">
            <text:p>0,6</text:p>
          </table:table-cell>
          <table:table-cell table:formula="of:=IF(([.D132]-[.G132])&lt;5; 30-([.D132]-[.G132]);0)" office:value-type="float" office:value="0" calcext:value-type="float">
            <text:p>0</text:p>
          </table:table-cell>
          <table:table-cell table:formula="of:=IF(AND(WEEKDAY([.A132])=5;([.C132]-[.H132])&lt;40);45-([.C132]-[.H132]);0)" office:value-type="float" office:value="0" calcext:value-type="float">
            <text:p>0</text:p>
          </table:table-cell>
          <table:table-cell table:formula="of:=IF(AND(WEEKDAY([.A132])=5;([.C132]-[.H132])&lt;40);1;0)" office:value-type="float" office:value="0" calcext:value-type="float">
            <text:p>0</text:p>
          </table:table-cell>
          <table:table-cell table:formula="of:=IF(([.D132]-[.G132])&lt;5; 1;0)" office:value-type="float" office:value="0" calcext:value-type="float">
            <text:p>0</text:p>
          </table:table-cell>
          <table:table-cell table:formula="of:=IF([.D132]&gt;15;1;0)" office:value-type="float" office:value="0" calcext:value-type="float">
            <text:p>0</text:p>
          </table:table-cell>
          <table:table-cell table:formula="of:=ROUND([.D132]-[.G132];2)" office:value-type="float" office:value="11.5" calcext:value-type="float">
            <text:p>11,5</text:p>
          </table:table-cell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float" office:value="120" calcext:value-type="float">
            <text:p>120</text:p>
          </table:table-cell>
          <table:table-cell table:formula="of:=[.C132]-[.H132]+[.J132]" office:value-type="float" office:value="42.93" calcext:value-type="float">
            <text:p>42,93</text:p>
          </table:table-cell>
          <table:table-cell table:formula="of:=[.D132]-[.G132]+[.I132]" office:value-type="float" office:value="11.5" calcext:value-type="float">
            <text:p>11,5</text:p>
          </table:table-cell>
          <table:table-cell table:formula="of:=IF([.D133]&gt;15;[.B133];0.5*[.B133])" office:value-type="float" office:value="60" calcext:value-type="float">
            <text:p>60</text:p>
          </table:table-cell>
          <table:table-cell table:formula="of:=IF([.D133]&lt;=15;0.5*[.B133];0)" office:value-type="float" office:value="60" calcext:value-type="float">
            <text:p>60</text:p>
          </table:table-cell>
          <table:table-cell table:formula="of:=ROUND(([.E133]/100)*9;2)" office:value-type="float" office:value="5.4" calcext:value-type="float">
            <text:p>5,4</text:p>
          </table:table-cell>
          <table:table-cell table:formula="of:=ROUND(([.F133]/100)*6;2)" office:value-type="float" office:value="3.6" calcext:value-type="float">
            <text:p>3,6</text:p>
          </table:table-cell>
          <table:table-cell table:formula="of:=IF(([.D133]-[.G133])&lt;5; 30-([.D133]-[.G133]);0)" office:value-type="float" office:value="0" calcext:value-type="float">
            <text:p>0</text:p>
          </table:table-cell>
          <table:table-cell table:formula="of:=IF(AND(WEEKDAY([.A133])=5;([.C133]-[.H133])&lt;40);45-([.C133]-[.H133]);0)" office:value-type="float" office:value="0" calcext:value-type="float">
            <text:p>0</text:p>
          </table:table-cell>
          <table:table-cell table:formula="of:=IF(AND(WEEKDAY([.A133])=5;([.C133]-[.H133])&lt;40);1;0)" office:value-type="float" office:value="0" calcext:value-type="float">
            <text:p>0</text:p>
          </table:table-cell>
          <table:table-cell table:formula="of:=IF(([.D133]-[.G133])&lt;5; 1;0)" office:value-type="float" office:value="0" calcext:value-type="float">
            <text:p>0</text:p>
          </table:table-cell>
          <table:table-cell table:formula="of:=IF([.D133]&gt;15;1;0)" office:value-type="float" office:value="0" calcext:value-type="float">
            <text:p>0</text:p>
          </table:table-cell>
          <table:table-cell table:formula="of:=ROUND([.D133]-[.G133];2)"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float" office:value="39" calcext:value-type="float">
            <text:p>39</text:p>
          </table:table-cell>
          <table:table-cell table:formula="of:=[.C133]-[.H133]+[.J133]" office:value-type="float" office:value="39.33" calcext:value-type="float">
            <text:p>39,33</text:p>
          </table:table-cell>
          <table:table-cell table:formula="of:=[.D133]-[.G133]+[.I133]" office:value-type="float" office:value="6.1" calcext:value-type="float">
            <text:p>6,1</text:p>
          </table:table-cell>
          <table:table-cell table:formula="of:=IF([.D134]&gt;15;[.B134];0.5*[.B134])" office:value-type="float" office:value="19.5" calcext:value-type="float">
            <text:p>19,5</text:p>
          </table:table-cell>
          <table:table-cell table:formula="of:=IF([.D134]&lt;=15;0.5*[.B134];0)" office:value-type="float" office:value="19.5" calcext:value-type="float">
            <text:p>19,5</text:p>
          </table:table-cell>
          <table:table-cell table:formula="of:=ROUND(([.E134]/100)*9;2)" office:value-type="float" office:value="1.76" calcext:value-type="float">
            <text:p>1,76</text:p>
          </table:table-cell>
          <table:table-cell table:formula="of:=ROUND(([.F134]/100)*6;2)" office:value-type="float" office:value="1.17" calcext:value-type="float">
            <text:p>1,17</text:p>
          </table:table-cell>
          <table:table-cell table:formula="of:=IF(([.D134]-[.G134])&lt;5; 30-([.D134]-[.G134]);0)" office:value-type="float" office:value="25.66" calcext:value-type="float">
            <text:p>25,66</text:p>
          </table:table-cell>
          <table:table-cell table:formula="of:=IF(AND(WEEKDAY([.A134])=5;([.C134]-[.H134])&lt;40);45-([.C134]-[.H134]);0)" office:value-type="float" office:value="0" calcext:value-type="float">
            <text:p>0</text:p>
          </table:table-cell>
          <table:table-cell table:formula="of:=IF(AND(WEEKDAY([.A134])=5;([.C134]-[.H134])&lt;40);1;0)" office:value-type="float" office:value="0" calcext:value-type="float">
            <text:p>0</text:p>
          </table:table-cell>
          <table:table-cell table:formula="of:=IF(([.D134]-[.G134])&lt;5; 1;0)" office:value-type="float" office:value="1" calcext:value-type="float">
            <text:p>1</text:p>
          </table:table-cell>
          <table:table-cell table:formula="of:=IF([.D134]&gt;15;1;0)" office:value-type="float" office:value="0" calcext:value-type="float">
            <text:p>0</text:p>
          </table:table-cell>
          <table:table-cell table:formula="of:=ROUND([.D134]-[.G134];2)" office:value-type="float" office:value="4.34" calcext:value-type="float">
            <text:p>4,34</text:p>
          </table:table-cell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float" office:value="15" calcext:value-type="float">
            <text:p>15</text:p>
          </table:table-cell>
          <table:table-cell table:formula="of:=[.C134]-[.H134]+[.J134]" office:value-type="float" office:value="38.16" calcext:value-type="float">
            <text:p>38,16</text:p>
          </table:table-cell>
          <table:table-cell table:formula="of:=[.D134]-[.G134]+[.I134]" office:value-type="float" office:value="30" calcext:value-type="float">
            <text:p>30</text:p>
          </table:table-cell>
          <table:table-cell table:formula="of:=IF([.D135]&gt;15;[.B135];0.5*[.B135])" office:value-type="float" office:value="15" calcext:value-type="float">
            <text:p>15</text:p>
          </table:table-cell>
          <table:table-cell table:formula="of:=IF([.D135]&lt;=15;0.5*[.B135];0)" office:value-type="float" office:value="0" calcext:value-type="float">
            <text:p>0</text:p>
          </table:table-cell>
          <table:table-cell table:formula="of:=ROUND(([.E135]/100)*9;2)" office:value-type="float" office:value="1.35" calcext:value-type="float">
            <text:p>1,35</text:p>
          </table:table-cell>
          <table:table-cell table:formula="of:=ROUND(([.F135]/100)*6;2)" office:value-type="float" office:value="0" calcext:value-type="float">
            <text:p>0</text:p>
          </table:table-cell>
          <table:table-cell table:formula="of:=IF(([.D135]-[.G135])&lt;5; 30-([.D135]-[.G135]);0)" office:value-type="float" office:value="0" calcext:value-type="float">
            <text:p>0</text:p>
          </table:table-cell>
          <table:table-cell table:formula="of:=IF(AND(WEEKDAY([.A135])=5;([.C135]-[.H135])&lt;40);45-([.C135]-[.H135]);0)" office:value-type="float" office:value="0" calcext:value-type="float">
            <text:p>0</text:p>
          </table:table-cell>
          <table:table-cell table:formula="of:=IF(AND(WEEKDAY([.A135])=5;([.C135]-[.H135])&lt;40);1;0)" office:value-type="float" office:value="0" calcext:value-type="float">
            <text:p>0</text:p>
          </table:table-cell>
          <table:table-cell table:formula="of:=IF(([.D135]-[.G135])&lt;5; 1;0)" office:value-type="float" office:value="0" calcext:value-type="float">
            <text:p>0</text:p>
          </table:table-cell>
          <table:table-cell table:formula="of:=IF([.D135]&gt;15;1;0)" office:value-type="float" office:value="1" calcext:value-type="float">
            <text:p>1</text:p>
          </table:table-cell>
          <table:table-cell table:formula="of:=ROUND([.D135]-[.G135];2)" office:value-type="float" office:value="28.65" calcext:value-type="float">
            <text:p>28,65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118" calcext:value-type="float">
            <text:p>118</text:p>
          </table:table-cell>
          <table:table-cell table:formula="of:=[.C135]-[.H135]+[.J135]" office:value-type="float" office:value="38.16" calcext:value-type="float">
            <text:p>38,16</text:p>
          </table:table-cell>
          <table:table-cell table:formula="of:=[.D135]-[.G135]+[.I135]" office:value-type="float" office:value="28.65" calcext:value-type="float">
            <text:p>28,65</text:p>
          </table:table-cell>
          <table:table-cell table:formula="of:=IF([.D136]&gt;15;[.B136];0.5*[.B136])" office:value-type="float" office:value="118" calcext:value-type="float">
            <text:p>118</text:p>
          </table:table-cell>
          <table:table-cell table:formula="of:=IF([.D136]&lt;=15;0.5*[.B136];0)" office:value-type="float" office:value="0" calcext:value-type="float">
            <text:p>0</text:p>
          </table:table-cell>
          <table:table-cell table:formula="of:=ROUND(([.E136]/100)*9;2)" office:value-type="float" office:value="10.62" calcext:value-type="float">
            <text:p>10,62</text:p>
          </table:table-cell>
          <table:table-cell table:formula="of:=ROUND(([.F136]/100)*6;2)" office:value-type="float" office:value="0" calcext:value-type="float">
            <text:p>0</text:p>
          </table:table-cell>
          <table:table-cell table:formula="of:=IF(([.D136]-[.G136])&lt;5; 30-([.D136]-[.G136]);0)" office:value-type="float" office:value="0" calcext:value-type="float">
            <text:p>0</text:p>
          </table:table-cell>
          <table:table-cell table:formula="of:=IF(AND(WEEKDAY([.A136])=5;([.C136]-[.H136])&lt;40);45-([.C136]-[.H136]);0)" office:value-type="float" office:value="6.84" calcext:value-type="float">
            <text:p>6,84</text:p>
          </table:table-cell>
          <table:table-cell table:formula="of:=IF(AND(WEEKDAY([.A136])=5;([.C136]-[.H136])&lt;40);1;0)" office:value-type="float" office:value="1" calcext:value-type="float">
            <text:p>1</text:p>
          </table:table-cell>
          <table:table-cell table:formula="of:=IF(([.D136]-[.G136])&lt;5; 1;0)" office:value-type="float" office:value="0" calcext:value-type="float">
            <text:p>0</text:p>
          </table:table-cell>
          <table:table-cell table:formula="of:=IF([.D136]&gt;15;1;0)" office:value-type="float" office:value="1" calcext:value-type="float">
            <text:p>1</text:p>
          </table:table-cell>
          <table:table-cell table:formula="of:=ROUND([.D136]-[.G136];2)" office:value-type="float" office:value="18.03" calcext:value-type="float">
            <text:p>18,03</text:p>
          </table:table-cell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float" office:value="37" calcext:value-type="float">
            <text:p>37</text:p>
          </table:table-cell>
          <table:table-cell table:formula="of:=[.C136]-[.H136]+[.J136]" office:value-type="float" office:value="45" calcext:value-type="float">
            <text:p>45</text:p>
          </table:table-cell>
          <table:table-cell table:formula="of:=[.D136]-[.G136]+[.I136]" office:value-type="float" office:value="18.03" calcext:value-type="float">
            <text:p>18,03</text:p>
          </table:table-cell>
          <table:table-cell table:formula="of:=IF([.D137]&gt;15;[.B137];0.5*[.B137])" office:value-type="float" office:value="37" calcext:value-type="float">
            <text:p>37</text:p>
          </table:table-cell>
          <table:table-cell table:formula="of:=IF([.D137]&lt;=15;0.5*[.B137];0)" office:value-type="float" office:value="0" calcext:value-type="float">
            <text:p>0</text:p>
          </table:table-cell>
          <table:table-cell table:formula="of:=ROUND(([.E137]/100)*9;2)" office:value-type="float" office:value="3.33" calcext:value-type="float">
            <text:p>3,33</text:p>
          </table:table-cell>
          <table:table-cell table:formula="of:=ROUND(([.F137]/100)*6;2)" office:value-type="float" office:value="0" calcext:value-type="float">
            <text:p>0</text:p>
          </table:table-cell>
          <table:table-cell table:formula="of:=IF(([.D137]-[.G137])&lt;5; 30-([.D137]-[.G137]);0)" office:value-type="float" office:value="0" calcext:value-type="float">
            <text:p>0</text:p>
          </table:table-cell>
          <table:table-cell table:formula="of:=IF(AND(WEEKDAY([.A137])=5;([.C137]-[.H137])&lt;40);45-([.C137]-[.H137]);0)" office:value-type="float" office:value="0" calcext:value-type="float">
            <text:p>0</text:p>
          </table:table-cell>
          <table:table-cell table:formula="of:=IF(AND(WEEKDAY([.A137])=5;([.C137]-[.H137])&lt;40);1;0)" office:value-type="float" office:value="0" calcext:value-type="float">
            <text:p>0</text:p>
          </table:table-cell>
          <table:table-cell table:formula="of:=IF(([.D137]-[.G137])&lt;5; 1;0)" office:value-type="float" office:value="0" calcext:value-type="float">
            <text:p>0</text:p>
          </table:table-cell>
          <table:table-cell table:formula="of:=IF([.D137]&gt;15;1;0)" office:value-type="float" office:value="1" calcext:value-type="float">
            <text:p>1</text:p>
          </table:table-cell>
          <table:table-cell table:formula="of:=ROUND([.D137]-[.G137];2)" office:value-type="float" office:value="14.7" calcext:value-type="float">
            <text:p>14,7</text:p>
          </table:table-cell>
        </table:table-row>
        <table:table-row table:style-name="ro1">
          <table:table-cell office:value-type="date" office:date-value="2014-05-17" calcext:value-type="date">
            <text:p>2014-05-17</text:p>
          </table:table-cell>
          <table:table-cell office:value-type="float" office:value="107" calcext:value-type="float">
            <text:p>107</text:p>
          </table:table-cell>
          <table:table-cell table:formula="of:=[.C137]-[.H137]+[.J137]" office:value-type="float" office:value="45" calcext:value-type="float">
            <text:p>45</text:p>
          </table:table-cell>
          <table:table-cell table:formula="of:=[.D137]-[.G137]+[.I137]" office:value-type="float" office:value="14.7" calcext:value-type="float">
            <text:p>14,7</text:p>
          </table:table-cell>
          <table:table-cell table:formula="of:=IF([.D138]&gt;15;[.B138];0.5*[.B138])" office:value-type="float" office:value="53.5" calcext:value-type="float">
            <text:p>53,5</text:p>
          </table:table-cell>
          <table:table-cell table:formula="of:=IF([.D138]&lt;=15;0.5*[.B138];0)" office:value-type="float" office:value="53.5" calcext:value-type="float">
            <text:p>53,5</text:p>
          </table:table-cell>
          <table:table-cell table:formula="of:=ROUND(([.E138]/100)*9;2)" office:value-type="float" office:value="4.82" calcext:value-type="float">
            <text:p>4,82</text:p>
          </table:table-cell>
          <table:table-cell table:formula="of:=ROUND(([.F138]/100)*6;2)" office:value-type="float" office:value="3.21" calcext:value-type="float">
            <text:p>3,21</text:p>
          </table:table-cell>
          <table:table-cell table:formula="of:=IF(([.D138]-[.G138])&lt;5; 30-([.D138]-[.G138]);0)" office:value-type="float" office:value="0" calcext:value-type="float">
            <text:p>0</text:p>
          </table:table-cell>
          <table:table-cell table:formula="of:=IF(AND(WEEKDAY([.A138])=5;([.C138]-[.H138])&lt;40);45-([.C138]-[.H138]);0)" office:value-type="float" office:value="0" calcext:value-type="float">
            <text:p>0</text:p>
          </table:table-cell>
          <table:table-cell table:formula="of:=IF(AND(WEEKDAY([.A138])=5;([.C138]-[.H138])&lt;40);1;0)" office:value-type="float" office:value="0" calcext:value-type="float">
            <text:p>0</text:p>
          </table:table-cell>
          <table:table-cell table:formula="of:=IF(([.D138]-[.G138])&lt;5; 1;0)" office:value-type="float" office:value="0" calcext:value-type="float">
            <text:p>0</text:p>
          </table:table-cell>
          <table:table-cell table:formula="of:=IF([.D138]&gt;15;1;0)" office:value-type="float" office:value="0" calcext:value-type="float">
            <text:p>0</text:p>
          </table:table-cell>
          <table:table-cell table:formula="of:=ROUND([.D138]-[.G138];2)" office:value-type="float" office:value="9.88" calcext:value-type="float">
            <text:p>9,88</text:p>
          </table:table-cell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float" office:value="51" calcext:value-type="float">
            <text:p>51</text:p>
          </table:table-cell>
          <table:table-cell table:formula="of:=[.C138]-[.H138]+[.J138]" office:value-type="float" office:value="41.79" calcext:value-type="float">
            <text:p>41,79</text:p>
          </table:table-cell>
          <table:table-cell table:formula="of:=[.D138]-[.G138]+[.I138]" office:value-type="float" office:value="9.88" calcext:value-type="float">
            <text:p>9,88</text:p>
          </table:table-cell>
          <table:table-cell table:formula="of:=IF([.D139]&gt;15;[.B139];0.5*[.B139])" office:value-type="float" office:value="25.5" calcext:value-type="float">
            <text:p>25,5</text:p>
          </table:table-cell>
          <table:table-cell table:formula="of:=IF([.D139]&lt;=15;0.5*[.B139];0)" office:value-type="float" office:value="25.5" calcext:value-type="float">
            <text:p>25,5</text:p>
          </table:table-cell>
          <table:table-cell table:formula="of:=ROUND(([.E139]/100)*9;2)" office:value-type="float" office:value="2.3" calcext:value-type="float">
            <text:p>2,3</text:p>
          </table:table-cell>
          <table:table-cell table:formula="of:=ROUND(([.F139]/100)*6;2)" office:value-type="float" office:value="1.53" calcext:value-type="float">
            <text:p>1,53</text:p>
          </table:table-cell>
          <table:table-cell table:formula="of:=IF(([.D139]-[.G139])&lt;5; 30-([.D139]-[.G139]);0)" office:value-type="float" office:value="0" calcext:value-type="float">
            <text:p>0</text:p>
          </table:table-cell>
          <table:table-cell table:formula="of:=IF(AND(WEEKDAY([.A139])=5;([.C139]-[.H139])&lt;40);45-([.C139]-[.H139]);0)" office:value-type="float" office:value="0" calcext:value-type="float">
            <text:p>0</text:p>
          </table:table-cell>
          <table:table-cell table:formula="of:=IF(AND(WEEKDAY([.A139])=5;([.C139]-[.H139])&lt;40);1;0)" office:value-type="float" office:value="0" calcext:value-type="float">
            <text:p>0</text:p>
          </table:table-cell>
          <table:table-cell table:formula="of:=IF(([.D139]-[.G139])&lt;5; 1;0)" office:value-type="float" office:value="0" calcext:value-type="float">
            <text:p>0</text:p>
          </table:table-cell>
          <table:table-cell table:formula="of:=IF([.D139]&gt;15;1;0)" office:value-type="float" office:value="0" calcext:value-type="float">
            <text:p>0</text:p>
          </table:table-cell>
          <table:table-cell table:formula="of:=ROUND([.D139]-[.G139];2)" office:value-type="float" office:value="7.58" calcext:value-type="float">
            <text:p>7,58</text:p>
          </table:table-cell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float" office:value="76" calcext:value-type="float">
            <text:p>76</text:p>
          </table:table-cell>
          <table:table-cell table:formula="of:=[.C139]-[.H139]+[.J139]" office:value-type="float" office:value="40.26" calcext:value-type="float">
            <text:p>40,26</text:p>
          </table:table-cell>
          <table:table-cell table:formula="of:=[.D139]-[.G139]+[.I139]" office:value-type="float" office:value="7.58" calcext:value-type="float">
            <text:p>7,58</text:p>
          </table:table-cell>
          <table:table-cell table:formula="of:=IF([.D140]&gt;15;[.B140];0.5*[.B140])" office:value-type="float" office:value="38" calcext:value-type="float">
            <text:p>38</text:p>
          </table:table-cell>
          <table:table-cell table:formula="of:=IF([.D140]&lt;=15;0.5*[.B140];0)" office:value-type="float" office:value="38" calcext:value-type="float">
            <text:p>38</text:p>
          </table:table-cell>
          <table:table-cell table:formula="of:=ROUND(([.E140]/100)*9;2)" office:value-type="float" office:value="3.42" calcext:value-type="float">
            <text:p>3,42</text:p>
          </table:table-cell>
          <table:table-cell table:formula="of:=ROUND(([.F140]/100)*6;2)" office:value-type="float" office:value="2.28" calcext:value-type="float">
            <text:p>2,28</text:p>
          </table:table-cell>
          <table:table-cell table:formula="of:=IF(([.D140]-[.G140])&lt;5; 30-([.D140]-[.G140]);0)" office:value-type="float" office:value="25.84" calcext:value-type="float">
            <text:p>25,84</text:p>
          </table:table-cell>
          <table:table-cell table:formula="of:=IF(AND(WEEKDAY([.A140])=5;([.C140]-[.H140])&lt;40);45-([.C140]-[.H140]);0)" office:value-type="float" office:value="0" calcext:value-type="float">
            <text:p>0</text:p>
          </table:table-cell>
          <table:table-cell table:formula="of:=IF(AND(WEEKDAY([.A140])=5;([.C140]-[.H140])&lt;40);1;0)" office:value-type="float" office:value="0" calcext:value-type="float">
            <text:p>0</text:p>
          </table:table-cell>
          <table:table-cell table:formula="of:=IF(([.D140]-[.G140])&lt;5; 1;0)" office:value-type="float" office:value="1" calcext:value-type="float">
            <text:p>1</text:p>
          </table:table-cell>
          <table:table-cell table:formula="of:=IF([.D140]&gt;15;1;0)" office:value-type="float" office:value="0" calcext:value-type="float">
            <text:p>0</text:p>
          </table:table-cell>
          <table:table-cell table:formula="of:=ROUND([.D140]-[.G140];2)" office:value-type="float" office:value="4.16" calcext:value-type="float">
            <text:p>4,16</text:p>
          </table:table-cell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float" office:value="41" calcext:value-type="float">
            <text:p>41</text:p>
          </table:table-cell>
          <table:table-cell table:formula="of:=[.C140]-[.H140]+[.J140]" office:value-type="float" office:value="37.98" calcext:value-type="float">
            <text:p>37,98</text:p>
          </table:table-cell>
          <table:table-cell table:formula="of:=[.D140]-[.G140]+[.I140]" office:value-type="float" office:value="30" calcext:value-type="float">
            <text:p>30</text:p>
          </table:table-cell>
          <table:table-cell table:formula="of:=IF([.D141]&gt;15;[.B141];0.5*[.B141])" office:value-type="float" office:value="41" calcext:value-type="float">
            <text:p>41</text:p>
          </table:table-cell>
          <table:table-cell table:formula="of:=IF([.D141]&lt;=15;0.5*[.B141];0)" office:value-type="float" office:value="0" calcext:value-type="float">
            <text:p>0</text:p>
          </table:table-cell>
          <table:table-cell table:formula="of:=ROUND(([.E141]/100)*9;2)" office:value-type="float" office:value="3.69" calcext:value-type="float">
            <text:p>3,69</text:p>
          </table:table-cell>
          <table:table-cell table:formula="of:=ROUND(([.F141]/100)*6;2)" office:value-type="float" office:value="0" calcext:value-type="float">
            <text:p>0</text:p>
          </table:table-cell>
          <table:table-cell table:formula="of:=IF(([.D141]-[.G141])&lt;5; 30-([.D141]-[.G141]);0)" office:value-type="float" office:value="0" calcext:value-type="float">
            <text:p>0</text:p>
          </table:table-cell>
          <table:table-cell table:formula="of:=IF(AND(WEEKDAY([.A141])=5;([.C141]-[.H141])&lt;40);45-([.C141]-[.H141]);0)" office:value-type="float" office:value="0" calcext:value-type="float">
            <text:p>0</text:p>
          </table:table-cell>
          <table:table-cell table:formula="of:=IF(AND(WEEKDAY([.A141])=5;([.C141]-[.H141])&lt;40);1;0)" office:value-type="float" office:value="0" calcext:value-type="float">
            <text:p>0</text:p>
          </table:table-cell>
          <table:table-cell table:formula="of:=IF(([.D141]-[.G141])&lt;5; 1;0)" office:value-type="float" office:value="0" calcext:value-type="float">
            <text:p>0</text:p>
          </table:table-cell>
          <table:table-cell table:formula="of:=IF([.D141]&gt;15;1;0)" office:value-type="float" office:value="1" calcext:value-type="float">
            <text:p>1</text:p>
          </table:table-cell>
          <table:table-cell table:formula="of:=ROUND([.D141]-[.G141];2)" office:value-type="float" office:value="26.31" calcext:value-type="float">
            <text:p>26,31</text:p>
          </table:table-cell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float" office:value="149" calcext:value-type="float">
            <text:p>149</text:p>
          </table:table-cell>
          <table:table-cell table:formula="of:=[.C141]-[.H141]+[.J141]" office:value-type="float" office:value="37.98" calcext:value-type="float">
            <text:p>37,98</text:p>
          </table:table-cell>
          <table:table-cell table:formula="of:=[.D141]-[.G141]+[.I141]" office:value-type="float" office:value="26.31" calcext:value-type="float">
            <text:p>26,31</text:p>
          </table:table-cell>
          <table:table-cell table:formula="of:=IF([.D142]&gt;15;[.B142];0.5*[.B142])" office:value-type="float" office:value="149" calcext:value-type="float">
            <text:p>149</text:p>
          </table:table-cell>
          <table:table-cell table:formula="of:=IF([.D142]&lt;=15;0.5*[.B142];0)" office:value-type="float" office:value="0" calcext:value-type="float">
            <text:p>0</text:p>
          </table:table-cell>
          <table:table-cell table:formula="of:=ROUND(([.E142]/100)*9;2)" office:value-type="float" office:value="13.41" calcext:value-type="float">
            <text:p>13,41</text:p>
          </table:table-cell>
          <table:table-cell table:formula="of:=ROUND(([.F142]/100)*6;2)" office:value-type="float" office:value="0" calcext:value-type="float">
            <text:p>0</text:p>
          </table:table-cell>
          <table:table-cell table:formula="of:=IF(([.D142]-[.G142])&lt;5; 30-([.D142]-[.G142]);0)" office:value-type="float" office:value="0" calcext:value-type="float">
            <text:p>0</text:p>
          </table:table-cell>
          <table:table-cell table:formula="of:=IF(AND(WEEKDAY([.A142])=5;([.C142]-[.H142])&lt;40);45-([.C142]-[.H142]);0)" office:value-type="float" office:value="0" calcext:value-type="float">
            <text:p>0</text:p>
          </table:table-cell>
          <table:table-cell table:formula="of:=IF(AND(WEEKDAY([.A142])=5;([.C142]-[.H142])&lt;40);1;0)" office:value-type="float" office:value="0" calcext:value-type="float">
            <text:p>0</text:p>
          </table:table-cell>
          <table:table-cell table:formula="of:=IF(([.D142]-[.G142])&lt;5; 1;0)" office:value-type="float" office:value="0" calcext:value-type="float">
            <text:p>0</text:p>
          </table:table-cell>
          <table:table-cell table:formula="of:=IF([.D142]&gt;15;1;0)" office:value-type="float" office:value="1" calcext:value-type="float">
            <text:p>1</text:p>
          </table:table-cell>
          <table:table-cell table:formula="of:=ROUND([.D142]-[.G142];2)" office:value-type="float" office:value="12.9" calcext:value-type="float">
            <text:p>12,9</text:p>
          </table:table-cell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float" office:value="72" calcext:value-type="float">
            <text:p>72</text:p>
          </table:table-cell>
          <table:table-cell table:formula="of:=[.C142]-[.H142]+[.J142]" office:value-type="float" office:value="37.98" calcext:value-type="float">
            <text:p>37,98</text:p>
          </table:table-cell>
          <table:table-cell table:formula="of:=[.D142]-[.G142]+[.I142]" office:value-type="float" office:value="12.9" calcext:value-type="float">
            <text:p>12,9</text:p>
          </table:table-cell>
          <table:table-cell table:formula="of:=IF([.D143]&gt;15;[.B143];0.5*[.B143])" office:value-type="float" office:value="36" calcext:value-type="float">
            <text:p>36</text:p>
          </table:table-cell>
          <table:table-cell table:formula="of:=IF([.D143]&lt;=15;0.5*[.B143];0)" office:value-type="float" office:value="36" calcext:value-type="float">
            <text:p>36</text:p>
          </table:table-cell>
          <table:table-cell table:formula="of:=ROUND(([.E143]/100)*9;2)" office:value-type="float" office:value="3.24" calcext:value-type="float">
            <text:p>3,24</text:p>
          </table:table-cell>
          <table:table-cell table:formula="of:=ROUND(([.F143]/100)*6;2)" office:value-type="float" office:value="2.16" calcext:value-type="float">
            <text:p>2,16</text:p>
          </table:table-cell>
          <table:table-cell table:formula="of:=IF(([.D143]-[.G143])&lt;5; 30-([.D143]-[.G143]);0)" office:value-type="float" office:value="0" calcext:value-type="float">
            <text:p>0</text:p>
          </table:table-cell>
          <table:table-cell table:formula="of:=IF(AND(WEEKDAY([.A143])=5;([.C143]-[.H143])&lt;40);45-([.C143]-[.H143]);0)" office:value-type="float" office:value="9.18000000000001" calcext:value-type="float">
            <text:p>9,18000000000001</text:p>
          </table:table-cell>
          <table:table-cell table:formula="of:=IF(AND(WEEKDAY([.A143])=5;([.C143]-[.H143])&lt;40);1;0)" office:value-type="float" office:value="1" calcext:value-type="float">
            <text:p>1</text:p>
          </table:table-cell>
          <table:table-cell table:formula="of:=IF(([.D143]-[.G143])&lt;5; 1;0)" office:value-type="float" office:value="0" calcext:value-type="float">
            <text:p>0</text:p>
          </table:table-cell>
          <table:table-cell table:formula="of:=IF([.D143]&gt;15;1;0)" office:value-type="float" office:value="0" calcext:value-type="float">
            <text:p>0</text:p>
          </table:table-cell>
          <table:table-cell table:formula="of:=ROUND([.D143]-[.G143];2)" office:value-type="float" office:value="9.66" calcext:value-type="float">
            <text:p>9,66</text:p>
          </table:table-cell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float" office:value="83" calcext:value-type="float">
            <text:p>83</text:p>
          </table:table-cell>
          <table:table-cell table:formula="of:=[.C143]-[.H143]+[.J143]" office:value-type="float" office:value="45" calcext:value-type="float">
            <text:p>45</text:p>
          </table:table-cell>
          <table:table-cell table:formula="of:=[.D143]-[.G143]+[.I143]" office:value-type="float" office:value="9.66" calcext:value-type="float">
            <text:p>9,66</text:p>
          </table:table-cell>
          <table:table-cell table:formula="of:=IF([.D144]&gt;15;[.B144];0.5*[.B144])" office:value-type="float" office:value="41.5" calcext:value-type="float">
            <text:p>41,5</text:p>
          </table:table-cell>
          <table:table-cell table:formula="of:=IF([.D144]&lt;=15;0.5*[.B144];0)" office:value-type="float" office:value="41.5" calcext:value-type="float">
            <text:p>41,5</text:p>
          </table:table-cell>
          <table:table-cell table:formula="of:=ROUND(([.E144]/100)*9;2)" office:value-type="float" office:value="3.74" calcext:value-type="float">
            <text:p>3,74</text:p>
          </table:table-cell>
          <table:table-cell table:formula="of:=ROUND(([.F144]/100)*6;2)" office:value-type="float" office:value="2.49" calcext:value-type="float">
            <text:p>2,49</text:p>
          </table:table-cell>
          <table:table-cell table:formula="of:=IF(([.D144]-[.G144])&lt;5; 30-([.D144]-[.G144]);0)" office:value-type="float" office:value="0" calcext:value-type="float">
            <text:p>0</text:p>
          </table:table-cell>
          <table:table-cell table:formula="of:=IF(AND(WEEKDAY([.A144])=5;([.C144]-[.H144])&lt;40);45-([.C144]-[.H144]);0)" office:value-type="float" office:value="0" calcext:value-type="float">
            <text:p>0</text:p>
          </table:table-cell>
          <table:table-cell table:formula="of:=IF(AND(WEEKDAY([.A144])=5;([.C144]-[.H144])&lt;40);1;0)" office:value-type="float" office:value="0" calcext:value-type="float">
            <text:p>0</text:p>
          </table:table-cell>
          <table:table-cell table:formula="of:=IF(([.D144]-[.G144])&lt;5; 1;0)" office:value-type="float" office:value="0" calcext:value-type="float">
            <text:p>0</text:p>
          </table:table-cell>
          <table:table-cell table:formula="of:=IF([.D144]&gt;15;1;0)" office:value-type="float" office:value="0" calcext:value-type="float">
            <text:p>0</text:p>
          </table:table-cell>
          <table:table-cell table:formula="of:=ROUND([.D144]-[.G144];2)" office:value-type="float" office:value="5.92" calcext:value-type="float">
            <text:p>5,92</text:p>
          </table:table-cell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float" office:value="101" calcext:value-type="float">
            <text:p>101</text:p>
          </table:table-cell>
          <table:table-cell table:formula="of:=[.C144]-[.H144]+[.J144]" office:value-type="float" office:value="42.51" calcext:value-type="float">
            <text:p>42,51</text:p>
          </table:table-cell>
          <table:table-cell table:formula="of:=[.D144]-[.G144]+[.I144]" office:value-type="float" office:value="5.92" calcext:value-type="float">
            <text:p>5,92</text:p>
          </table:table-cell>
          <table:table-cell table:formula="of:=IF([.D145]&gt;15;[.B145];0.5*[.B145])" office:value-type="float" office:value="50.5" calcext:value-type="float">
            <text:p>50,5</text:p>
          </table:table-cell>
          <table:table-cell table:formula="of:=IF([.D145]&lt;=15;0.5*[.B145];0)" office:value-type="float" office:value="50.5" calcext:value-type="float">
            <text:p>50,5</text:p>
          </table:table-cell>
          <table:table-cell table:formula="of:=ROUND(([.E145]/100)*9;2)" office:value-type="float" office:value="4.55" calcext:value-type="float">
            <text:p>4,55</text:p>
          </table:table-cell>
          <table:table-cell table:formula="of:=ROUND(([.F145]/100)*6;2)" office:value-type="float" office:value="3.03" calcext:value-type="float">
            <text:p>3,03</text:p>
          </table:table-cell>
          <table:table-cell table:formula="of:=IF(([.D145]-[.G145])&lt;5; 30-([.D145]-[.G145]);0)" office:value-type="float" office:value="28.63" calcext:value-type="float">
            <text:p>28,63</text:p>
          </table:table-cell>
          <table:table-cell table:formula="of:=IF(AND(WEEKDAY([.A145])=5;([.C145]-[.H145])&lt;40);45-([.C145]-[.H145]);0)" office:value-type="float" office:value="0" calcext:value-type="float">
            <text:p>0</text:p>
          </table:table-cell>
          <table:table-cell table:formula="of:=IF(AND(WEEKDAY([.A145])=5;([.C145]-[.H145])&lt;40);1;0)" office:value-type="float" office:value="0" calcext:value-type="float">
            <text:p>0</text:p>
          </table:table-cell>
          <table:table-cell table:formula="of:=IF(([.D145]-[.G145])&lt;5; 1;0)" office:value-type="float" office:value="1" calcext:value-type="float">
            <text:p>1</text:p>
          </table:table-cell>
          <table:table-cell table:formula="of:=IF([.D145]&gt;15;1;0)" office:value-type="float" office:value="0" calcext:value-type="float">
            <text:p>0</text:p>
          </table:table-cell>
          <table:table-cell table:formula="of:=ROUND([.D145]-[.G145];2)" office:value-type="float" office:value="1.37" calcext:value-type="float">
            <text:p>1,37</text:p>
          </table:table-cell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float" office:value="43" calcext:value-type="float">
            <text:p>43</text:p>
          </table:table-cell>
          <table:table-cell table:formula="of:=[.C145]-[.H145]+[.J145]" office:value-type="float" office:value="39.48" calcext:value-type="float">
            <text:p>39,48</text:p>
          </table:table-cell>
          <table:table-cell table:formula="of:=[.D145]-[.G145]+[.I145]" office:value-type="float" office:value="30" calcext:value-type="float">
            <text:p>30</text:p>
          </table:table-cell>
          <table:table-cell table:formula="of:=IF([.D146]&gt;15;[.B146];0.5*[.B146])" office:value-type="float" office:value="43" calcext:value-type="float">
            <text:p>43</text:p>
          </table:table-cell>
          <table:table-cell table:formula="of:=IF([.D146]&lt;=15;0.5*[.B146];0)" office:value-type="float" office:value="0" calcext:value-type="float">
            <text:p>0</text:p>
          </table:table-cell>
          <table:table-cell table:formula="of:=ROUND(([.E146]/100)*9;2)" office:value-type="float" office:value="3.87" calcext:value-type="float">
            <text:p>3,87</text:p>
          </table:table-cell>
          <table:table-cell table:formula="of:=ROUND(([.F146]/100)*6;2)" office:value-type="float" office:value="0" calcext:value-type="float">
            <text:p>0</text:p>
          </table:table-cell>
          <table:table-cell table:formula="of:=IF(([.D146]-[.G146])&lt;5; 30-([.D146]-[.G146]);0)" office:value-type="float" office:value="0" calcext:value-type="float">
            <text:p>0</text:p>
          </table:table-cell>
          <table:table-cell table:formula="of:=IF(AND(WEEKDAY([.A146])=5;([.C146]-[.H146])&lt;40);45-([.C146]-[.H146]);0)" office:value-type="float" office:value="0" calcext:value-type="float">
            <text:p>0</text:p>
          </table:table-cell>
          <table:table-cell table:formula="of:=IF(AND(WEEKDAY([.A146])=5;([.C146]-[.H146])&lt;40);1;0)" office:value-type="float" office:value="0" calcext:value-type="float">
            <text:p>0</text:p>
          </table:table-cell>
          <table:table-cell table:formula="of:=IF(([.D146]-[.G146])&lt;5; 1;0)" office:value-type="float" office:value="0" calcext:value-type="float">
            <text:p>0</text:p>
          </table:table-cell>
          <table:table-cell table:formula="of:=IF([.D146]&gt;15;1;0)" office:value-type="float" office:value="1" calcext:value-type="float">
            <text:p>1</text:p>
          </table:table-cell>
          <table:table-cell table:formula="of:=ROUND([.D146]-[.G146];2)" office:value-type="float" office:value="26.13" calcext:value-type="float">
            <text:p>26,13</text:p>
          </table:table-cell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float" office:value="59" calcext:value-type="float">
            <text:p>59</text:p>
          </table:table-cell>
          <table:table-cell table:formula="of:=[.C146]-[.H146]+[.J146]" office:value-type="float" office:value="39.48" calcext:value-type="float">
            <text:p>39,48</text:p>
          </table:table-cell>
          <table:table-cell table:formula="of:=[.D146]-[.G146]+[.I146]" office:value-type="float" office:value="26.13" calcext:value-type="float">
            <text:p>26,13</text:p>
          </table:table-cell>
          <table:table-cell table:formula="of:=IF([.D147]&gt;15;[.B147];0.5*[.B147])" office:value-type="float" office:value="59" calcext:value-type="float">
            <text:p>59</text:p>
          </table:table-cell>
          <table:table-cell table:formula="of:=IF([.D147]&lt;=15;0.5*[.B147];0)" office:value-type="float" office:value="0" calcext:value-type="float">
            <text:p>0</text:p>
          </table:table-cell>
          <table:table-cell table:formula="of:=ROUND(([.E147]/100)*9;2)" office:value-type="float" office:value="5.31" calcext:value-type="float">
            <text:p>5,31</text:p>
          </table:table-cell>
          <table:table-cell table:formula="of:=ROUND(([.F147]/100)*6;2)" office:value-type="float" office:value="0" calcext:value-type="float">
            <text:p>0</text:p>
          </table:table-cell>
          <table:table-cell table:formula="of:=IF(([.D147]-[.G147])&lt;5; 30-([.D147]-[.G147]);0)" office:value-type="float" office:value="0" calcext:value-type="float">
            <text:p>0</text:p>
          </table:table-cell>
          <table:table-cell table:formula="of:=IF(AND(WEEKDAY([.A147])=5;([.C147]-[.H147])&lt;40);45-([.C147]-[.H147]);0)" office:value-type="float" office:value="0" calcext:value-type="float">
            <text:p>0</text:p>
          </table:table-cell>
          <table:table-cell table:formula="of:=IF(AND(WEEKDAY([.A147])=5;([.C147]-[.H147])&lt;40);1;0)" office:value-type="float" office:value="0" calcext:value-type="float">
            <text:p>0</text:p>
          </table:table-cell>
          <table:table-cell table:formula="of:=IF(([.D147]-[.G147])&lt;5; 1;0)" office:value-type="float" office:value="0" calcext:value-type="float">
            <text:p>0</text:p>
          </table:table-cell>
          <table:table-cell table:formula="of:=IF([.D147]&gt;15;1;0)" office:value-type="float" office:value="1" calcext:value-type="float">
            <text:p>1</text:p>
          </table:table-cell>
          <table:table-cell table:formula="of:=ROUND([.D147]-[.G147];2)" office:value-type="float" office:value="20.82" calcext:value-type="float">
            <text:p>20,82</text:p>
          </table:table-cell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float" office:value="81" calcext:value-type="float">
            <text:p>81</text:p>
          </table:table-cell>
          <table:table-cell table:formula="of:=[.C147]-[.H147]+[.J147]" office:value-type="float" office:value="39.48" calcext:value-type="float">
            <text:p>39,48</text:p>
          </table:table-cell>
          <table:table-cell table:formula="of:=[.D147]-[.G147]+[.I147]" office:value-type="float" office:value="20.82" calcext:value-type="float">
            <text:p>20,82</text:p>
          </table:table-cell>
          <table:table-cell table:formula="of:=IF([.D148]&gt;15;[.B148];0.5*[.B148])" office:value-type="float" office:value="81" calcext:value-type="float">
            <text:p>81</text:p>
          </table:table-cell>
          <table:table-cell table:formula="of:=IF([.D148]&lt;=15;0.5*[.B148];0)" office:value-type="float" office:value="0" calcext:value-type="float">
            <text:p>0</text:p>
          </table:table-cell>
          <table:table-cell table:formula="of:=ROUND(([.E148]/100)*9;2)" office:value-type="float" office:value="7.29" calcext:value-type="float">
            <text:p>7,29</text:p>
          </table:table-cell>
          <table:table-cell table:formula="of:=ROUND(([.F148]/100)*6;2)" office:value-type="float" office:value="0" calcext:value-type="float">
            <text:p>0</text:p>
          </table:table-cell>
          <table:table-cell table:formula="of:=IF(([.D148]-[.G148])&lt;5; 30-([.D148]-[.G148]);0)" office:value-type="float" office:value="0" calcext:value-type="float">
            <text:p>0</text:p>
          </table:table-cell>
          <table:table-cell table:formula="of:=IF(AND(WEEKDAY([.A148])=5;([.C148]-[.H148])&lt;40);45-([.C148]-[.H148]);0)" office:value-type="float" office:value="0" calcext:value-type="float">
            <text:p>0</text:p>
          </table:table-cell>
          <table:table-cell table:formula="of:=IF(AND(WEEKDAY([.A148])=5;([.C148]-[.H148])&lt;40);1;0)" office:value-type="float" office:value="0" calcext:value-type="float">
            <text:p>0</text:p>
          </table:table-cell>
          <table:table-cell table:formula="of:=IF(([.D148]-[.G148])&lt;5; 1;0)" office:value-type="float" office:value="0" calcext:value-type="float">
            <text:p>0</text:p>
          </table:table-cell>
          <table:table-cell table:formula="of:=IF([.D148]&gt;15;1;0)" office:value-type="float" office:value="1" calcext:value-type="float">
            <text:p>1</text:p>
          </table:table-cell>
          <table:table-cell table:formula="of:=ROUND([.D148]-[.G148];2)" office:value-type="float" office:value="13.53" calcext:value-type="float">
            <text:p>13,53</text:p>
          </table:table-cell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float" office:value="89" calcext:value-type="float">
            <text:p>89</text:p>
          </table:table-cell>
          <table:table-cell table:formula="of:=[.C148]-[.H148]+[.J148]" office:value-type="float" office:value="39.48" calcext:value-type="float">
            <text:p>39,48</text:p>
          </table:table-cell>
          <table:table-cell table:formula="of:=[.D148]-[.G148]+[.I148]" office:value-type="float" office:value="13.53" calcext:value-type="float">
            <text:p>13,53</text:p>
          </table:table-cell>
          <table:table-cell table:formula="of:=IF([.D149]&gt;15;[.B149];0.5*[.B149])" office:value-type="float" office:value="44.5" calcext:value-type="float">
            <text:p>44,5</text:p>
          </table:table-cell>
          <table:table-cell table:formula="of:=IF([.D149]&lt;=15;0.5*[.B149];0)" office:value-type="float" office:value="44.5" calcext:value-type="float">
            <text:p>44,5</text:p>
          </table:table-cell>
          <table:table-cell table:formula="of:=ROUND(([.E149]/100)*9;2)" office:value-type="float" office:value="4.01" calcext:value-type="float">
            <text:p>4,01</text:p>
          </table:table-cell>
          <table:table-cell table:formula="of:=ROUND(([.F149]/100)*6;2)" office:value-type="float" office:value="2.67" calcext:value-type="float">
            <text:p>2,67</text:p>
          </table:table-cell>
          <table:table-cell table:formula="of:=IF(([.D149]-[.G149])&lt;5; 30-([.D149]-[.G149]);0)" office:value-type="float" office:value="0" calcext:value-type="float">
            <text:p>0</text:p>
          </table:table-cell>
          <table:table-cell table:formula="of:=IF(AND(WEEKDAY([.A149])=5;([.C149]-[.H149])&lt;40);45-([.C149]-[.H149]);0)" office:value-type="float" office:value="0" calcext:value-type="float">
            <text:p>0</text:p>
          </table:table-cell>
          <table:table-cell table:formula="of:=IF(AND(WEEKDAY([.A149])=5;([.C149]-[.H149])&lt;40);1;0)" office:value-type="float" office:value="0" calcext:value-type="float">
            <text:p>0</text:p>
          </table:table-cell>
          <table:table-cell table:formula="of:=IF(([.D149]-[.G149])&lt;5; 1;0)" office:value-type="float" office:value="0" calcext:value-type="float">
            <text:p>0</text:p>
          </table:table-cell>
          <table:table-cell table:formula="of:=IF([.D149]&gt;15;1;0)" office:value-type="float" office:value="0" calcext:value-type="float">
            <text:p>0</text:p>
          </table:table-cell>
          <table:table-cell table:formula="of:=ROUND([.D149]-[.G149];2)" office:value-type="float" office:value="9.52" calcext:value-type="float">
            <text:p>9,52</text:p>
          </table:table-cell>
        </table:table-row>
        <table:table-row table:style-name="ro1">
          <table:table-cell office:value-type="date" office:date-value="2014-05-29" calcext:value-type="date">
            <text:p>2014-05-29</text:p>
          </table:table-cell>
          <table:table-cell office:value-type="float" office:value="43" calcext:value-type="float">
            <text:p>43</text:p>
          </table:table-cell>
          <table:table-cell table:formula="of:=[.C149]-[.H149]+[.J149]" office:value-type="float" office:value="36.81" calcext:value-type="float">
            <text:p>36,81</text:p>
          </table:table-cell>
          <table:table-cell table:formula="of:=[.D149]-[.G149]+[.I149]" office:value-type="float" office:value="9.52" calcext:value-type="float">
            <text:p>9,52</text:p>
          </table:table-cell>
          <table:table-cell table:formula="of:=IF([.D150]&gt;15;[.B150];0.5*[.B150])" office:value-type="float" office:value="21.5" calcext:value-type="float">
            <text:p>21,5</text:p>
          </table:table-cell>
          <table:table-cell table:formula="of:=IF([.D150]&lt;=15;0.5*[.B150];0)" office:value-type="float" office:value="21.5" calcext:value-type="float">
            <text:p>21,5</text:p>
          </table:table-cell>
          <table:table-cell table:formula="of:=ROUND(([.E150]/100)*9;2)" office:value-type="float" office:value="1.94" calcext:value-type="float">
            <text:p>1,94</text:p>
          </table:table-cell>
          <table:table-cell table:formula="of:=ROUND(([.F150]/100)*6;2)" office:value-type="float" office:value="1.29" calcext:value-type="float">
            <text:p>1,29</text:p>
          </table:table-cell>
          <table:table-cell table:formula="of:=IF(([.D150]-[.G150])&lt;5; 30-([.D150]-[.G150]);0)" office:value-type="float" office:value="0" calcext:value-type="float">
            <text:p>0</text:p>
          </table:table-cell>
          <table:table-cell table:formula="of:=IF(AND(WEEKDAY([.A150])=5;([.C150]-[.H150])&lt;40);45-([.C150]-[.H150]);0)" office:value-type="float" office:value="9.48" calcext:value-type="float">
            <text:p>9,48</text:p>
          </table:table-cell>
          <table:table-cell table:formula="of:=IF(AND(WEEKDAY([.A150])=5;([.C150]-[.H150])&lt;40);1;0)" office:value-type="float" office:value="1" calcext:value-type="float">
            <text:p>1</text:p>
          </table:table-cell>
          <table:table-cell table:formula="of:=IF(([.D150]-[.G150])&lt;5; 1;0)" office:value-type="float" office:value="0" calcext:value-type="float">
            <text:p>0</text:p>
          </table:table-cell>
          <table:table-cell table:formula="of:=IF([.D150]&gt;15;1;0)" office:value-type="float" office:value="0" calcext:value-type="float">
            <text:p>0</text:p>
          </table:table-cell>
          <table:table-cell table:formula="of:=ROUND([.D150]-[.G150];2)" office:value-type="float" office:value="7.58" calcext:value-type="float">
            <text:p>7,58</text:p>
          </table:table-cell>
        </table:table-row>
        <table:table-row table:style-name="ro1">
          <table:table-cell office:value-type="date" office:date-value="2014-05-30" calcext:value-type="date">
            <text:p>2014-05-30</text:p>
          </table:table-cell>
          <table:table-cell office:value-type="float" office:value="67" calcext:value-type="float">
            <text:p>67</text:p>
          </table:table-cell>
          <table:table-cell table:formula="of:=[.C150]-[.H150]+[.J150]" office:value-type="float" office:value="45" calcext:value-type="float">
            <text:p>45</text:p>
          </table:table-cell>
          <table:table-cell table:formula="of:=[.D150]-[.G150]+[.I150]" office:value-type="float" office:value="7.58" calcext:value-type="float">
            <text:p>7,58</text:p>
          </table:table-cell>
          <table:table-cell table:formula="of:=IF([.D151]&gt;15;[.B151];0.5*[.B151])" office:value-type="float" office:value="33.5" calcext:value-type="float">
            <text:p>33,5</text:p>
          </table:table-cell>
          <table:table-cell table:formula="of:=IF([.D151]&lt;=15;0.5*[.B151];0)" office:value-type="float" office:value="33.5" calcext:value-type="float">
            <text:p>33,5</text:p>
          </table:table-cell>
          <table:table-cell table:formula="of:=ROUND(([.E151]/100)*9;2)" office:value-type="float" office:value="3.02" calcext:value-type="float">
            <text:p>3,02</text:p>
          </table:table-cell>
          <table:table-cell table:formula="of:=ROUND(([.F151]/100)*6;2)" office:value-type="float" office:value="2.01" calcext:value-type="float">
            <text:p>2,01</text:p>
          </table:table-cell>
          <table:table-cell table:formula="of:=IF(([.D151]-[.G151])&lt;5; 30-([.D151]-[.G151]);0)" office:value-type="float" office:value="25.44" calcext:value-type="float">
            <text:p>25,44</text:p>
          </table:table-cell>
          <table:table-cell table:formula="of:=IF(AND(WEEKDAY([.A151])=5;([.C151]-[.H151])&lt;40);45-([.C151]-[.H151]);0)" office:value-type="float" office:value="0" calcext:value-type="float">
            <text:p>0</text:p>
          </table:table-cell>
          <table:table-cell table:formula="of:=IF(AND(WEEKDAY([.A151])=5;([.C151]-[.H151])&lt;40);1;0)" office:value-type="float" office:value="0" calcext:value-type="float">
            <text:p>0</text:p>
          </table:table-cell>
          <table:table-cell table:formula="of:=IF(([.D151]-[.G151])&lt;5; 1;0)" office:value-type="float" office:value="1" calcext:value-type="float">
            <text:p>1</text:p>
          </table:table-cell>
          <table:table-cell table:formula="of:=IF([.D151]&gt;15;1;0)" office:value-type="float" office:value="0" calcext:value-type="float">
            <text:p>0</text:p>
          </table:table-cell>
          <table:table-cell table:formula="of:=ROUND([.D151]-[.G151];2)" office:value-type="float" office:value="4.56" calcext:value-type="float">
            <text:p>4,56</text:p>
          </table:table-cell>
        </table:table-row>
        <table:table-row table:style-name="ro1">
          <table:table-cell office:value-type="date" office:date-value="2014-05-31" calcext:value-type="date">
            <text:p>2014-05-31</text:p>
          </table:table-cell>
          <table:table-cell office:value-type="float" office:value="122" calcext:value-type="float">
            <text:p>122</text:p>
          </table:table-cell>
          <table:table-cell table:formula="of:=[.C151]-[.H151]+[.J151]" office:value-type="float" office:value="42.99" calcext:value-type="float">
            <text:p>42,99</text:p>
          </table:table-cell>
          <table:table-cell table:formula="of:=[.D151]-[.G151]+[.I151]" office:value-type="float" office:value="30" calcext:value-type="float">
            <text:p>30</text:p>
          </table:table-cell>
          <table:table-cell table:formula="of:=IF([.D152]&gt;15;[.B152];0.5*[.B152])" office:value-type="float" office:value="122" calcext:value-type="float">
            <text:p>122</text:p>
          </table:table-cell>
          <table:table-cell table:formula="of:=IF([.D152]&lt;=15;0.5*[.B152];0)" office:value-type="float" office:value="0" calcext:value-type="float">
            <text:p>0</text:p>
          </table:table-cell>
          <table:table-cell table:formula="of:=ROUND(([.E152]/100)*9;2)" office:value-type="float" office:value="10.98" calcext:value-type="float">
            <text:p>10,98</text:p>
          </table:table-cell>
          <table:table-cell table:formula="of:=ROUND(([.F152]/100)*6;2)" office:value-type="float" office:value="0" calcext:value-type="float">
            <text:p>0</text:p>
          </table:table-cell>
          <table:table-cell table:formula="of:=IF(([.D152]-[.G152])&lt;5; 30-([.D152]-[.G152]);0)" office:value-type="float" office:value="0" calcext:value-type="float">
            <text:p>0</text:p>
          </table:table-cell>
          <table:table-cell table:formula="of:=IF(AND(WEEKDAY([.A152])=5;([.C152]-[.H152])&lt;40);45-([.C152]-[.H152]);0)" office:value-type="float" office:value="0" calcext:value-type="float">
            <text:p>0</text:p>
          </table:table-cell>
          <table:table-cell table:formula="of:=IF(AND(WEEKDAY([.A152])=5;([.C152]-[.H152])&lt;40);1;0)" office:value-type="float" office:value="0" calcext:value-type="float">
            <text:p>0</text:p>
          </table:table-cell>
          <table:table-cell table:formula="of:=IF(([.D152]-[.G152])&lt;5; 1;0)" office:value-type="float" office:value="0" calcext:value-type="float">
            <text:p>0</text:p>
          </table:table-cell>
          <table:table-cell table:formula="of:=IF([.D152]&gt;15;1;0)" office:value-type="float" office:value="1" calcext:value-type="float">
            <text:p>1</text:p>
          </table:table-cell>
          <table:table-cell table:formula="of:=ROUND([.D152]-[.G152];2)" office:value-type="float" office:value="19.02" calcext:value-type="float">
            <text:p>19,02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00" calcext:value-type="float">
            <text:p>100</text:p>
          </table:table-cell>
          <table:table-cell table:formula="of:=[.C152]-[.H152]+[.J152]" office:value-type="float" office:value="42.99" calcext:value-type="float">
            <text:p>42,99</text:p>
          </table:table-cell>
          <table:table-cell table:formula="of:=[.D152]-[.G152]+[.I152]" office:value-type="float" office:value="19.02" calcext:value-type="float">
            <text:p>19,02</text:p>
          </table:table-cell>
          <table:table-cell table:formula="of:=IF([.D153]&gt;15;[.B153];0.5*[.B153])" office:value-type="float" office:value="100" calcext:value-type="float">
            <text:p>100</text:p>
          </table:table-cell>
          <table:table-cell table:formula="of:=IF([.D153]&lt;=15;0.5*[.B153];0)" office:value-type="float" office:value="0" calcext:value-type="float">
            <text:p>0</text:p>
          </table:table-cell>
          <table:table-cell table:formula="of:=ROUND(([.E153]/100)*9;2)" office:value-type="float" office:value="9" calcext:value-type="float">
            <text:p>9</text:p>
          </table:table-cell>
          <table:table-cell table:formula="of:=ROUND(([.F153]/100)*6;2)" office:value-type="float" office:value="0" calcext:value-type="float">
            <text:p>0</text:p>
          </table:table-cell>
          <table:table-cell table:formula="of:=IF(([.D153]-[.G153])&lt;5; 30-([.D153]-[.G153]);0)" office:value-type="float" office:value="0" calcext:value-type="float">
            <text:p>0</text:p>
          </table:table-cell>
          <table:table-cell table:formula="of:=IF(AND(WEEKDAY([.A153])=5;([.C153]-[.H153])&lt;40);45-([.C153]-[.H153]);0)" office:value-type="float" office:value="0" calcext:value-type="float">
            <text:p>0</text:p>
          </table:table-cell>
          <table:table-cell table:formula="of:=IF(AND(WEEKDAY([.A153])=5;([.C153]-[.H153])&lt;40);1;0)" office:value-type="float" office:value="0" calcext:value-type="float">
            <text:p>0</text:p>
          </table:table-cell>
          <table:table-cell table:formula="of:=IF(([.D153]-[.G153])&lt;5; 1;0)" office:value-type="float" office:value="0" calcext:value-type="float">
            <text:p>0</text:p>
          </table:table-cell>
          <table:table-cell table:formula="of:=IF([.D153]&gt;15;1;0)" office:value-type="float" office:value="1" calcext:value-type="float">
            <text:p>1</text:p>
          </table:table-cell>
          <table:table-cell table:formula="of:=ROUND([.D153]-[.G153];2)" office:value-type="float" office:value="10.02" calcext:value-type="float">
            <text:p>10,02</text:p>
          </table:table-cell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float" office:value="145" calcext:value-type="float">
            <text:p>145</text:p>
          </table:table-cell>
          <table:table-cell table:formula="of:=[.C153]-[.H153]+[.J153]" office:value-type="float" office:value="42.99" calcext:value-type="float">
            <text:p>42,99</text:p>
          </table:table-cell>
          <table:table-cell table:formula="of:=[.D153]-[.G153]+[.I153]" office:value-type="float" office:value="10.02" calcext:value-type="float">
            <text:p>10,02</text:p>
          </table:table-cell>
          <table:table-cell table:formula="of:=IF([.D154]&gt;15;[.B154];0.5*[.B154])" office:value-type="float" office:value="72.5" calcext:value-type="float">
            <text:p>72,5</text:p>
          </table:table-cell>
          <table:table-cell table:formula="of:=IF([.D154]&lt;=15;0.5*[.B154];0)" office:value-type="float" office:value="72.5" calcext:value-type="float">
            <text:p>72,5</text:p>
          </table:table-cell>
          <table:table-cell table:formula="of:=ROUND(([.E154]/100)*9;2)" office:value-type="float" office:value="6.53" calcext:value-type="float">
            <text:p>6,53</text:p>
          </table:table-cell>
          <table:table-cell table:formula="of:=ROUND(([.F154]/100)*6;2)" office:value-type="float" office:value="4.35" calcext:value-type="float">
            <text:p>4,35</text:p>
          </table:table-cell>
          <table:table-cell table:formula="of:=IF(([.D154]-[.G154])&lt;5; 30-([.D154]-[.G154]);0)" office:value-type="float" office:value="26.51" calcext:value-type="float">
            <text:p>26,51</text:p>
          </table:table-cell>
          <table:table-cell table:formula="of:=IF(AND(WEEKDAY([.A154])=5;([.C154]-[.H154])&lt;40);45-([.C154]-[.H154]);0)" office:value-type="float" office:value="0" calcext:value-type="float">
            <text:p>0</text:p>
          </table:table-cell>
          <table:table-cell table:formula="of:=IF(AND(WEEKDAY([.A154])=5;([.C154]-[.H154])&lt;40);1;0)" office:value-type="float" office:value="0" calcext:value-type="float">
            <text:p>0</text:p>
          </table:table-cell>
          <table:table-cell table:formula="of:=IF(([.D154]-[.G154])&lt;5; 1;0)" office:value-type="float" office:value="1" calcext:value-type="float">
            <text:p>1</text:p>
          </table:table-cell>
          <table:table-cell table:formula="of:=IF([.D154]&gt;15;1;0)" office:value-type="float" office:value="0" calcext:value-type="float">
            <text:p>0</text:p>
          </table:table-cell>
          <table:table-cell table:formula="of:=ROUND([.D154]-[.G154];2)" office:value-type="float" office:value="3.49" calcext:value-type="float">
            <text:p>3,49</text:p>
          </table:table-cell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float" office:value="36" calcext:value-type="float">
            <text:p>36</text:p>
          </table:table-cell>
          <table:table-cell table:formula="of:=[.C154]-[.H154]+[.J154]" office:value-type="float" office:value="38.64" calcext:value-type="float">
            <text:p>38,64</text:p>
          </table:table-cell>
          <table:table-cell table:formula="of:=[.D154]-[.G154]+[.I154]" office:value-type="float" office:value="30" calcext:value-type="float">
            <text:p>30</text:p>
          </table:table-cell>
          <table:table-cell table:formula="of:=IF([.D155]&gt;15;[.B155];0.5*[.B155])" office:value-type="float" office:value="36" calcext:value-type="float">
            <text:p>36</text:p>
          </table:table-cell>
          <table:table-cell table:formula="of:=IF([.D155]&lt;=15;0.5*[.B155];0)" office:value-type="float" office:value="0" calcext:value-type="float">
            <text:p>0</text:p>
          </table:table-cell>
          <table:table-cell table:formula="of:=ROUND(([.E155]/100)*9;2)" office:value-type="float" office:value="3.24" calcext:value-type="float">
            <text:p>3,24</text:p>
          </table:table-cell>
          <table:table-cell table:formula="of:=ROUND(([.F155]/100)*6;2)" office:value-type="float" office:value="0" calcext:value-type="float">
            <text:p>0</text:p>
          </table:table-cell>
          <table:table-cell table:formula="of:=IF(([.D155]-[.G155])&lt;5; 30-([.D155]-[.G155]);0)" office:value-type="float" office:value="0" calcext:value-type="float">
            <text:p>0</text:p>
          </table:table-cell>
          <table:table-cell table:formula="of:=IF(AND(WEEKDAY([.A155])=5;([.C155]-[.H155])&lt;40);45-([.C155]-[.H155]);0)" office:value-type="float" office:value="0" calcext:value-type="float">
            <text:p>0</text:p>
          </table:table-cell>
          <table:table-cell table:formula="of:=IF(AND(WEEKDAY([.A155])=5;([.C155]-[.H155])&lt;40);1;0)" office:value-type="float" office:value="0" calcext:value-type="float">
            <text:p>0</text:p>
          </table:table-cell>
          <table:table-cell table:formula="of:=IF(([.D155]-[.G155])&lt;5; 1;0)" office:value-type="float" office:value="0" calcext:value-type="float">
            <text:p>0</text:p>
          </table:table-cell>
          <table:table-cell table:formula="of:=IF([.D155]&gt;15;1;0)" office:value-type="float" office:value="1" calcext:value-type="float">
            <text:p>1</text:p>
          </table:table-cell>
          <table:table-cell table:formula="of:=ROUND([.D155]-[.G155];2)" office:value-type="float" office:value="26.76" calcext:value-type="float">
            <text:p>26,76</text:p>
          </table:table-cell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float" office:value="75" calcext:value-type="float">
            <text:p>75</text:p>
          </table:table-cell>
          <table:table-cell table:formula="of:=[.C155]-[.H155]+[.J155]" office:value-type="float" office:value="38.64" calcext:value-type="float">
            <text:p>38,64</text:p>
          </table:table-cell>
          <table:table-cell table:formula="of:=[.D155]-[.G155]+[.I155]" office:value-type="float" office:value="26.76" calcext:value-type="float">
            <text:p>26,76</text:p>
          </table:table-cell>
          <table:table-cell table:formula="of:=IF([.D156]&gt;15;[.B156];0.5*[.B156])" office:value-type="float" office:value="75" calcext:value-type="float">
            <text:p>75</text:p>
          </table:table-cell>
          <table:table-cell table:formula="of:=IF([.D156]&lt;=15;0.5*[.B156];0)" office:value-type="float" office:value="0" calcext:value-type="float">
            <text:p>0</text:p>
          </table:table-cell>
          <table:table-cell table:formula="of:=ROUND(([.E156]/100)*9;2)" office:value-type="float" office:value="6.75" calcext:value-type="float">
            <text:p>6,75</text:p>
          </table:table-cell>
          <table:table-cell table:formula="of:=ROUND(([.F156]/100)*6;2)" office:value-type="float" office:value="0" calcext:value-type="float">
            <text:p>0</text:p>
          </table:table-cell>
          <table:table-cell table:formula="of:=IF(([.D156]-[.G156])&lt;5; 30-([.D156]-[.G156]);0)" office:value-type="float" office:value="0" calcext:value-type="float">
            <text:p>0</text:p>
          </table:table-cell>
          <table:table-cell table:formula="of:=IF(AND(WEEKDAY([.A156])=5;([.C156]-[.H156])&lt;40);45-([.C156]-[.H156]);0)" office:value-type="float" office:value="0" calcext:value-type="float">
            <text:p>0</text:p>
          </table:table-cell>
          <table:table-cell table:formula="of:=IF(AND(WEEKDAY([.A156])=5;([.C156]-[.H156])&lt;40);1;0)" office:value-type="float" office:value="0" calcext:value-type="float">
            <text:p>0</text:p>
          </table:table-cell>
          <table:table-cell table:formula="of:=IF(([.D156]-[.G156])&lt;5; 1;0)" office:value-type="float" office:value="0" calcext:value-type="float">
            <text:p>0</text:p>
          </table:table-cell>
          <table:table-cell table:formula="of:=IF([.D156]&gt;15;1;0)" office:value-type="float" office:value="1" calcext:value-type="float">
            <text:p>1</text:p>
          </table:table-cell>
          <table:table-cell table:formula="of:=ROUND([.D156]-[.G156];2)" office:value-type="float" office:value="20.01" calcext:value-type="float">
            <text:p>20,01</text:p>
          </table:table-cell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float" office:value="132" calcext:value-type="float">
            <text:p>132</text:p>
          </table:table-cell>
          <table:table-cell table:formula="of:=[.C156]-[.H156]+[.J156]" office:value-type="float" office:value="38.64" calcext:value-type="float">
            <text:p>38,64</text:p>
          </table:table-cell>
          <table:table-cell table:formula="of:=[.D156]-[.G156]+[.I156]" office:value-type="float" office:value="20.01" calcext:value-type="float">
            <text:p>20,01</text:p>
          </table:table-cell>
          <table:table-cell table:formula="of:=IF([.D157]&gt;15;[.B157];0.5*[.B157])" office:value-type="float" office:value="132" calcext:value-type="float">
            <text:p>132</text:p>
          </table:table-cell>
          <table:table-cell table:formula="of:=IF([.D157]&lt;=15;0.5*[.B157];0)" office:value-type="float" office:value="0" calcext:value-type="float">
            <text:p>0</text:p>
          </table:table-cell>
          <table:table-cell table:formula="of:=ROUND(([.E157]/100)*9;2)" office:value-type="float" office:value="11.88" calcext:value-type="float">
            <text:p>11,88</text:p>
          </table:table-cell>
          <table:table-cell table:formula="of:=ROUND(([.F157]/100)*6;2)" office:value-type="float" office:value="0" calcext:value-type="float">
            <text:p>0</text:p>
          </table:table-cell>
          <table:table-cell table:formula="of:=IF(([.D157]-[.G157])&lt;5; 30-([.D157]-[.G157]);0)" office:value-type="float" office:value="0" calcext:value-type="float">
            <text:p>0</text:p>
          </table:table-cell>
          <table:table-cell table:formula="of:=IF(AND(WEEKDAY([.A157])=5;([.C157]-[.H157])&lt;40);45-([.C157]-[.H157]);0)" office:value-type="float" office:value="6.36" calcext:value-type="float">
            <text:p>6,36</text:p>
          </table:table-cell>
          <table:table-cell table:formula="of:=IF(AND(WEEKDAY([.A157])=5;([.C157]-[.H157])&lt;40);1;0)" office:value-type="float" office:value="1" calcext:value-type="float">
            <text:p>1</text:p>
          </table:table-cell>
          <table:table-cell table:formula="of:=IF(([.D157]-[.G157])&lt;5; 1;0)" office:value-type="float" office:value="0" calcext:value-type="float">
            <text:p>0</text:p>
          </table:table-cell>
          <table:table-cell table:formula="of:=IF([.D157]&gt;15;1;0)" office:value-type="float" office:value="1" calcext:value-type="float">
            <text:p>1</text:p>
          </table:table-cell>
          <table:table-cell table:formula="of:=ROUND([.D157]-[.G157];2)" office:value-type="float" office:value="8.13" calcext:value-type="float">
            <text:p>8,13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float" office:value="51" calcext:value-type="float">
            <text:p>51</text:p>
          </table:table-cell>
          <table:table-cell table:formula="of:=[.C157]-[.H157]+[.J157]" office:value-type="float" office:value="45" calcext:value-type="float">
            <text:p>45</text:p>
          </table:table-cell>
          <table:table-cell table:formula="of:=[.D157]-[.G157]+[.I157]" office:value-type="float" office:value="8.13" calcext:value-type="float">
            <text:p>8,13</text:p>
          </table:table-cell>
          <table:table-cell table:formula="of:=IF([.D158]&gt;15;[.B158];0.5*[.B158])" office:value-type="float" office:value="25.5" calcext:value-type="float">
            <text:p>25,5</text:p>
          </table:table-cell>
          <table:table-cell table:formula="of:=IF([.D158]&lt;=15;0.5*[.B158];0)" office:value-type="float" office:value="25.5" calcext:value-type="float">
            <text:p>25,5</text:p>
          </table:table-cell>
          <table:table-cell table:formula="of:=ROUND(([.E158]/100)*9;2)" office:value-type="float" office:value="2.3" calcext:value-type="float">
            <text:p>2,3</text:p>
          </table:table-cell>
          <table:table-cell table:formula="of:=ROUND(([.F158]/100)*6;2)" office:value-type="float" office:value="1.53" calcext:value-type="float">
            <text:p>1,53</text:p>
          </table:table-cell>
          <table:table-cell table:formula="of:=IF(([.D158]-[.G158])&lt;5; 30-([.D158]-[.G158]);0)" office:value-type="float" office:value="0" calcext:value-type="float">
            <text:p>0</text:p>
          </table:table-cell>
          <table:table-cell table:formula="of:=IF(AND(WEEKDAY([.A158])=5;([.C158]-[.H158])&lt;40);45-([.C158]-[.H158]);0)" office:value-type="float" office:value="0" calcext:value-type="float">
            <text:p>0</text:p>
          </table:table-cell>
          <table:table-cell table:formula="of:=IF(AND(WEEKDAY([.A158])=5;([.C158]-[.H158])&lt;40);1;0)" office:value-type="float" office:value="0" calcext:value-type="float">
            <text:p>0</text:p>
          </table:table-cell>
          <table:table-cell table:formula="of:=IF(([.D158]-[.G158])&lt;5; 1;0)" office:value-type="float" office:value="0" calcext:value-type="float">
            <text:p>0</text:p>
          </table:table-cell>
          <table:table-cell table:formula="of:=IF([.D158]&gt;15;1;0)" office:value-type="float" office:value="0" calcext:value-type="float">
            <text:p>0</text:p>
          </table:table-cell>
          <table:table-cell table:formula="of:=ROUND([.D158]-[.G158];2)" office:value-type="float" office:value="5.83" calcext:value-type="float">
            <text:p>5,83</text:p>
          </table:table-cell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float" office:value="32" calcext:value-type="float">
            <text:p>32</text:p>
          </table:table-cell>
          <table:table-cell table:formula="of:=[.C158]-[.H158]+[.J158]" office:value-type="float" office:value="43.47" calcext:value-type="float">
            <text:p>43,47</text:p>
          </table:table-cell>
          <table:table-cell table:formula="of:=[.D158]-[.G158]+[.I158]" office:value-type="float" office:value="5.83" calcext:value-type="float">
            <text:p>5,83</text:p>
          </table:table-cell>
          <table:table-cell table:formula="of:=IF([.D159]&gt;15;[.B159];0.5*[.B159])" office:value-type="float" office:value="16" calcext:value-type="float">
            <text:p>16</text:p>
          </table:table-cell>
          <table:table-cell table:formula="of:=IF([.D159]&lt;=15;0.5*[.B159];0)" office:value-type="float" office:value="16" calcext:value-type="float">
            <text:p>16</text:p>
          </table:table-cell>
          <table:table-cell table:formula="of:=ROUND(([.E159]/100)*9;2)" office:value-type="float" office:value="1.44" calcext:value-type="float">
            <text:p>1,44</text:p>
          </table:table-cell>
          <table:table-cell table:formula="of:=ROUND(([.F159]/100)*6;2)" office:value-type="float" office:value="0.96" calcext:value-type="float">
            <text:p>0,96</text:p>
          </table:table-cell>
          <table:table-cell table:formula="of:=IF(([.D159]-[.G159])&lt;5; 30-([.D159]-[.G159]);0)" office:value-type="float" office:value="25.61" calcext:value-type="float">
            <text:p>25,61</text:p>
          </table:table-cell>
          <table:table-cell table:formula="of:=IF(AND(WEEKDAY([.A159])=5;([.C159]-[.H159])&lt;40);45-([.C159]-[.H159]);0)" office:value-type="float" office:value="0" calcext:value-type="float">
            <text:p>0</text:p>
          </table:table-cell>
          <table:table-cell table:formula="of:=IF(AND(WEEKDAY([.A159])=5;([.C159]-[.H159])&lt;40);1;0)" office:value-type="float" office:value="0" calcext:value-type="float">
            <text:p>0</text:p>
          </table:table-cell>
          <table:table-cell table:formula="of:=IF(([.D159]-[.G159])&lt;5; 1;0)" office:value-type="float" office:value="1" calcext:value-type="float">
            <text:p>1</text:p>
          </table:table-cell>
          <table:table-cell table:formula="of:=IF([.D159]&gt;15;1;0)" office:value-type="float" office:value="0" calcext:value-type="float">
            <text:p>0</text:p>
          </table:table-cell>
          <table:table-cell table:formula="of:=ROUND([.D159]-[.G159];2)" office:value-type="float" office:value="4.39" calcext:value-type="float">
            <text:p>4,39</text:p>
          </table:table-cell>
        </table:table-row>
        <table:table-row table:style-name="ro1">
          <table:table-cell office:value-type="date" office:date-value="2014-06-08" calcext:value-type="date">
            <text:p>2014-06-08</text:p>
          </table:table-cell>
          <table:table-cell office:value-type="float" office:value="130" calcext:value-type="float">
            <text:p>130</text:p>
          </table:table-cell>
          <table:table-cell table:formula="of:=[.C159]-[.H159]+[.J159]" office:value-type="float" office:value="42.51" calcext:value-type="float">
            <text:p>42,51</text:p>
          </table:table-cell>
          <table:table-cell table:formula="of:=[.D159]-[.G159]+[.I159]" office:value-type="float" office:value="30" calcext:value-type="float">
            <text:p>30</text:p>
          </table:table-cell>
          <table:table-cell table:formula="of:=IF([.D160]&gt;15;[.B160];0.5*[.B160])" office:value-type="float" office:value="130" calcext:value-type="float">
            <text:p>130</text:p>
          </table:table-cell>
          <table:table-cell table:formula="of:=IF([.D160]&lt;=15;0.5*[.B160];0)" office:value-type="float" office:value="0" calcext:value-type="float">
            <text:p>0</text:p>
          </table:table-cell>
          <table:table-cell table:formula="of:=ROUND(([.E160]/100)*9;2)" office:value-type="float" office:value="11.7" calcext:value-type="float">
            <text:p>11,7</text:p>
          </table:table-cell>
          <table:table-cell table:formula="of:=ROUND(([.F160]/100)*6;2)" office:value-type="float" office:value="0" calcext:value-type="float">
            <text:p>0</text:p>
          </table:table-cell>
          <table:table-cell table:formula="of:=IF(([.D160]-[.G160])&lt;5; 30-([.D160]-[.G160]);0)" office:value-type="float" office:value="0" calcext:value-type="float">
            <text:p>0</text:p>
          </table:table-cell>
          <table:table-cell table:formula="of:=IF(AND(WEEKDAY([.A160])=5;([.C160]-[.H160])&lt;40);45-([.C160]-[.H160]);0)" office:value-type="float" office:value="0" calcext:value-type="float">
            <text:p>0</text:p>
          </table:table-cell>
          <table:table-cell table:formula="of:=IF(AND(WEEKDAY([.A160])=5;([.C160]-[.H160])&lt;40);1;0)" office:value-type="float" office:value="0" calcext:value-type="float">
            <text:p>0</text:p>
          </table:table-cell>
          <table:table-cell table:formula="of:=IF(([.D160]-[.G160])&lt;5; 1;0)" office:value-type="float" office:value="0" calcext:value-type="float">
            <text:p>0</text:p>
          </table:table-cell>
          <table:table-cell table:formula="of:=IF([.D160]&gt;15;1;0)" office:value-type="float" office:value="1" calcext:value-type="float">
            <text:p>1</text:p>
          </table:table-cell>
          <table:table-cell table:formula="of:=ROUND([.D160]-[.G160];2)" office:value-type="float" office:value="18.3" calcext:value-type="float">
            <text:p>18,3</text:p>
          </table:table-cell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float" office:value="25" calcext:value-type="float">
            <text:p>25</text:p>
          </table:table-cell>
          <table:table-cell table:formula="of:=[.C160]-[.H160]+[.J160]" office:value-type="float" office:value="42.51" calcext:value-type="float">
            <text:p>42,51</text:p>
          </table:table-cell>
          <table:table-cell table:formula="of:=[.D160]-[.G160]+[.I160]" office:value-type="float" office:value="18.3" calcext:value-type="float">
            <text:p>18,3</text:p>
          </table:table-cell>
          <table:table-cell table:formula="of:=IF([.D161]&gt;15;[.B161];0.5*[.B161])" office:value-type="float" office:value="25" calcext:value-type="float">
            <text:p>25</text:p>
          </table:table-cell>
          <table:table-cell table:formula="of:=IF([.D161]&lt;=15;0.5*[.B161];0)" office:value-type="float" office:value="0" calcext:value-type="float">
            <text:p>0</text:p>
          </table:table-cell>
          <table:table-cell table:formula="of:=ROUND(([.E161]/100)*9;2)" office:value-type="float" office:value="2.25" calcext:value-type="float">
            <text:p>2,25</text:p>
          </table:table-cell>
          <table:table-cell table:formula="of:=ROUND(([.F161]/100)*6;2)" office:value-type="float" office:value="0" calcext:value-type="float">
            <text:p>0</text:p>
          </table:table-cell>
          <table:table-cell table:formula="of:=IF(([.D161]-[.G161])&lt;5; 30-([.D161]-[.G161]);0)" office:value-type="float" office:value="0" calcext:value-type="float">
            <text:p>0</text:p>
          </table:table-cell>
          <table:table-cell table:formula="of:=IF(AND(WEEKDAY([.A161])=5;([.C161]-[.H161])&lt;40);45-([.C161]-[.H161]);0)" office:value-type="float" office:value="0" calcext:value-type="float">
            <text:p>0</text:p>
          </table:table-cell>
          <table:table-cell table:formula="of:=IF(AND(WEEKDAY([.A161])=5;([.C161]-[.H161])&lt;40);1;0)" office:value-type="float" office:value="0" calcext:value-type="float">
            <text:p>0</text:p>
          </table:table-cell>
          <table:table-cell table:formula="of:=IF(([.D161]-[.G161])&lt;5; 1;0)" office:value-type="float" office:value="0" calcext:value-type="float">
            <text:p>0</text:p>
          </table:table-cell>
          <table:table-cell table:formula="of:=IF([.D161]&gt;15;1;0)" office:value-type="float" office:value="1" calcext:value-type="float">
            <text:p>1</text:p>
          </table:table-cell>
          <table:table-cell table:formula="of:=ROUND([.D161]-[.G161];2)" office:value-type="float" office:value="16.05" calcext:value-type="float">
            <text:p>16,05</text:p>
          </table:table-cell>
        </table:table-row>
        <table:table-row table:style-name="ro1">
          <table:table-cell office:value-type="date" office:date-value="2014-06-10" calcext:value-type="date">
            <text:p>2014-06-10</text:p>
          </table:table-cell>
          <table:table-cell office:value-type="float" office:value="60" calcext:value-type="float">
            <text:p>60</text:p>
          </table:table-cell>
          <table:table-cell table:formula="of:=[.C161]-[.H161]+[.J161]" office:value-type="float" office:value="42.51" calcext:value-type="float">
            <text:p>42,51</text:p>
          </table:table-cell>
          <table:table-cell table:formula="of:=[.D161]-[.G161]+[.I161]" office:value-type="float" office:value="16.05" calcext:value-type="float">
            <text:p>16,05</text:p>
          </table:table-cell>
          <table:table-cell table:formula="of:=IF([.D162]&gt;15;[.B162];0.5*[.B162])" office:value-type="float" office:value="60" calcext:value-type="float">
            <text:p>60</text:p>
          </table:table-cell>
          <table:table-cell table:formula="of:=IF([.D162]&lt;=15;0.5*[.B162];0)" office:value-type="float" office:value="0" calcext:value-type="float">
            <text:p>0</text:p>
          </table:table-cell>
          <table:table-cell table:formula="of:=ROUND(([.E162]/100)*9;2)" office:value-type="float" office:value="5.4" calcext:value-type="float">
            <text:p>5,4</text:p>
          </table:table-cell>
          <table:table-cell table:formula="of:=ROUND(([.F162]/100)*6;2)" office:value-type="float" office:value="0" calcext:value-type="float">
            <text:p>0</text:p>
          </table:table-cell>
          <table:table-cell table:formula="of:=IF(([.D162]-[.G162])&lt;5; 30-([.D162]-[.G162]);0)" office:value-type="float" office:value="0" calcext:value-type="float">
            <text:p>0</text:p>
          </table:table-cell>
          <table:table-cell table:formula="of:=IF(AND(WEEKDAY([.A162])=5;([.C162]-[.H162])&lt;40);45-([.C162]-[.H162]);0)" office:value-type="float" office:value="0" calcext:value-type="float">
            <text:p>0</text:p>
          </table:table-cell>
          <table:table-cell table:formula="of:=IF(AND(WEEKDAY([.A162])=5;([.C162]-[.H162])&lt;40);1;0)" office:value-type="float" office:value="0" calcext:value-type="float">
            <text:p>0</text:p>
          </table:table-cell>
          <table:table-cell table:formula="of:=IF(([.D162]-[.G162])&lt;5; 1;0)" office:value-type="float" office:value="0" calcext:value-type="float">
            <text:p>0</text:p>
          </table:table-cell>
          <table:table-cell table:formula="of:=IF([.D162]&gt;15;1;0)" office:value-type="float" office:value="1" calcext:value-type="float">
            <text:p>1</text:p>
          </table:table-cell>
          <table:table-cell table:formula="of:=ROUND([.D162]-[.G162];2)" office:value-type="float" office:value="10.65" calcext:value-type="float">
            <text:p>10,65</text:p>
          </table:table-cell>
        </table:table-row>
        <table:table-row table:style-name="ro1">
          <table:table-cell office:value-type="date" office:date-value="2014-06-11" calcext:value-type="date">
            <text:p>2014-06-11</text:p>
          </table:table-cell>
          <table:table-cell office:value-type="float" office:value="104" calcext:value-type="float">
            <text:p>104</text:p>
          </table:table-cell>
          <table:table-cell table:formula="of:=[.C162]-[.H162]+[.J162]" office:value-type="float" office:value="42.51" calcext:value-type="float">
            <text:p>42,51</text:p>
          </table:table-cell>
          <table:table-cell table:formula="of:=[.D162]-[.G162]+[.I162]" office:value-type="float" office:value="10.65" calcext:value-type="float">
            <text:p>10,65</text:p>
          </table:table-cell>
          <table:table-cell table:formula="of:=IF([.D163]&gt;15;[.B163];0.5*[.B163])" office:value-type="float" office:value="52" calcext:value-type="float">
            <text:p>52</text:p>
          </table:table-cell>
          <table:table-cell table:formula="of:=IF([.D163]&lt;=15;0.5*[.B163];0)" office:value-type="float" office:value="52" calcext:value-type="float">
            <text:p>52</text:p>
          </table:table-cell>
          <table:table-cell table:formula="of:=ROUND(([.E163]/100)*9;2)" office:value-type="float" office:value="4.68" calcext:value-type="float">
            <text:p>4,68</text:p>
          </table:table-cell>
          <table:table-cell table:formula="of:=ROUND(([.F163]/100)*6;2)" office:value-type="float" office:value="3.12" calcext:value-type="float">
            <text:p>3,12</text:p>
          </table:table-cell>
          <table:table-cell table:formula="of:=IF(([.D163]-[.G163])&lt;5; 30-([.D163]-[.G163]);0)" office:value-type="float" office:value="0" calcext:value-type="float">
            <text:p>0</text:p>
          </table:table-cell>
          <table:table-cell table:formula="of:=IF(AND(WEEKDAY([.A163])=5;([.C163]-[.H163])&lt;40);45-([.C163]-[.H163]);0)" office:value-type="float" office:value="0" calcext:value-type="float">
            <text:p>0</text:p>
          </table:table-cell>
          <table:table-cell table:formula="of:=IF(AND(WEEKDAY([.A163])=5;([.C163]-[.H163])&lt;40);1;0)" office:value-type="float" office:value="0" calcext:value-type="float">
            <text:p>0</text:p>
          </table:table-cell>
          <table:table-cell table:formula="of:=IF(([.D163]-[.G163])&lt;5; 1;0)" office:value-type="float" office:value="0" calcext:value-type="float">
            <text:p>0</text:p>
          </table:table-cell>
          <table:table-cell table:formula="of:=IF([.D163]&gt;15;1;0)" office:value-type="float" office:value="0" calcext:value-type="float">
            <text:p>0</text:p>
          </table:table-cell>
          <table:table-cell table:formula="of:=ROUND([.D163]-[.G163];2)" office:value-type="float" office:value="5.97" calcext:value-type="float">
            <text:p>5,97</text:p>
          </table:table-cell>
        </table:table-row>
        <table:table-row table:style-name="ro1">
          <table:table-cell office:value-type="date" office:date-value="2014-06-12" calcext:value-type="date">
            <text:p>2014-06-12</text:p>
          </table:table-cell>
          <table:table-cell office:value-type="float" office:value="118" calcext:value-type="float">
            <text:p>118</text:p>
          </table:table-cell>
          <table:table-cell table:formula="of:=[.C163]-[.H163]+[.J163]" office:value-type="float" office:value="39.39" calcext:value-type="float">
            <text:p>39,39</text:p>
          </table:table-cell>
          <table:table-cell table:formula="of:=[.D163]-[.G163]+[.I163]" office:value-type="float" office:value="5.97" calcext:value-type="float">
            <text:p>5,97</text:p>
          </table:table-cell>
          <table:table-cell table:formula="of:=IF([.D164]&gt;15;[.B164];0.5*[.B164])" office:value-type="float" office:value="59" calcext:value-type="float">
            <text:p>59</text:p>
          </table:table-cell>
          <table:table-cell table:formula="of:=IF([.D164]&lt;=15;0.5*[.B164];0)" office:value-type="float" office:value="59" calcext:value-type="float">
            <text:p>59</text:p>
          </table:table-cell>
          <table:table-cell table:formula="of:=ROUND(([.E164]/100)*9;2)" office:value-type="float" office:value="5.31" calcext:value-type="float">
            <text:p>5,31</text:p>
          </table:table-cell>
          <table:table-cell table:formula="of:=ROUND(([.F164]/100)*6;2)" office:value-type="float" office:value="3.54" calcext:value-type="float">
            <text:p>3,54</text:p>
          </table:table-cell>
          <table:table-cell table:formula="of:=IF(([.D164]-[.G164])&lt;5; 30-([.D164]-[.G164]);0)" office:value-type="float" office:value="29.34" calcext:value-type="float">
            <text:p>29,34</text:p>
          </table:table-cell>
          <table:table-cell table:formula="of:=IF(AND(WEEKDAY([.A164])=5;([.C164]-[.H164])&lt;40);45-([.C164]-[.H164]);0)" office:value-type="float" office:value="9.15" calcext:value-type="float">
            <text:p>9,15</text:p>
          </table:table-cell>
          <table:table-cell table:formula="of:=IF(AND(WEEKDAY([.A164])=5;([.C164]-[.H164])&lt;40);1;0)" office:value-type="float" office:value="1" calcext:value-type="float">
            <text:p>1</text:p>
          </table:table-cell>
          <table:table-cell table:formula="of:=IF(([.D164]-[.G164])&lt;5; 1;0)" office:value-type="float" office:value="1" calcext:value-type="float">
            <text:p>1</text:p>
          </table:table-cell>
          <table:table-cell table:formula="of:=IF([.D164]&gt;15;1;0)" office:value-type="float" office:value="0" calcext:value-type="float">
            <text:p>0</text:p>
          </table:table-cell>
          <table:table-cell table:formula="of:=ROUND([.D164]-[.G164];2)" office:value-type="float" office:value="0.66" calcext:value-type="float">
            <text:p>0,66</text:p>
          </table:table-cell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float" office:value="35" calcext:value-type="float">
            <text:p>35</text:p>
          </table:table-cell>
          <table:table-cell table:formula="of:=[.C164]-[.H164]+[.J164]" office:value-type="float" office:value="45" calcext:value-type="float">
            <text:p>45</text:p>
          </table:table-cell>
          <table:table-cell table:formula="of:=[.D164]-[.G164]+[.I164]" office:value-type="float" office:value="30" calcext:value-type="float">
            <text:p>30</text:p>
          </table:table-cell>
          <table:table-cell table:formula="of:=IF([.D165]&gt;15;[.B165];0.5*[.B165])" office:value-type="float" office:value="35" calcext:value-type="float">
            <text:p>35</text:p>
          </table:table-cell>
          <table:table-cell table:formula="of:=IF([.D165]&lt;=15;0.5*[.B165];0)" office:value-type="float" office:value="0" calcext:value-type="float">
            <text:p>0</text:p>
          </table:table-cell>
          <table:table-cell table:formula="of:=ROUND(([.E165]/100)*9;2)" office:value-type="float" office:value="3.15" calcext:value-type="float">
            <text:p>3,15</text:p>
          </table:table-cell>
          <table:table-cell table:formula="of:=ROUND(([.F165]/100)*6;2)" office:value-type="float" office:value="0" calcext:value-type="float">
            <text:p>0</text:p>
          </table:table-cell>
          <table:table-cell table:formula="of:=IF(([.D165]-[.G165])&lt;5; 30-([.D165]-[.G165]);0)" office:value-type="float" office:value="0" calcext:value-type="float">
            <text:p>0</text:p>
          </table:table-cell>
          <table:table-cell table:formula="of:=IF(AND(WEEKDAY([.A165])=5;([.C165]-[.H165])&lt;40);45-([.C165]-[.H165]);0)" office:value-type="float" office:value="0" calcext:value-type="float">
            <text:p>0</text:p>
          </table:table-cell>
          <table:table-cell table:formula="of:=IF(AND(WEEKDAY([.A165])=5;([.C165]-[.H165])&lt;40);1;0)" office:value-type="float" office:value="0" calcext:value-type="float">
            <text:p>0</text:p>
          </table:table-cell>
          <table:table-cell table:formula="of:=IF(([.D165]-[.G165])&lt;5; 1;0)" office:value-type="float" office:value="0" calcext:value-type="float">
            <text:p>0</text:p>
          </table:table-cell>
          <table:table-cell table:formula="of:=IF([.D165]&gt;15;1;0)" office:value-type="float" office:value="1" calcext:value-type="float">
            <text:p>1</text:p>
          </table:table-cell>
          <table:table-cell table:formula="of:=ROUND([.D165]-[.G165];2)" office:value-type="float" office:value="26.85" calcext:value-type="float">
            <text:p>26,85</text:p>
          </table:table-cell>
        </table:table-row>
        <table:table-row table:style-name="ro1">
          <table:table-cell office:value-type="date" office:date-value="2014-06-14" calcext:value-type="date">
            <text:p>2014-06-14</text:p>
          </table:table-cell>
          <table:table-cell office:value-type="float" office:value="96" calcext:value-type="float">
            <text:p>96</text:p>
          </table:table-cell>
          <table:table-cell table:formula="of:=[.C165]-[.H165]+[.J165]" office:value-type="float" office:value="45" calcext:value-type="float">
            <text:p>45</text:p>
          </table:table-cell>
          <table:table-cell table:formula="of:=[.D165]-[.G165]+[.I165]" office:value-type="float" office:value="26.85" calcext:value-type="float">
            <text:p>26,85</text:p>
          </table:table-cell>
          <table:table-cell table:formula="of:=IF([.D166]&gt;15;[.B166];0.5*[.B166])" office:value-type="float" office:value="96" calcext:value-type="float">
            <text:p>96</text:p>
          </table:table-cell>
          <table:table-cell table:formula="of:=IF([.D166]&lt;=15;0.5*[.B166];0)" office:value-type="float" office:value="0" calcext:value-type="float">
            <text:p>0</text:p>
          </table:table-cell>
          <table:table-cell table:formula="of:=ROUND(([.E166]/100)*9;2)" office:value-type="float" office:value="8.64" calcext:value-type="float">
            <text:p>8,64</text:p>
          </table:table-cell>
          <table:table-cell table:formula="of:=ROUND(([.F166]/100)*6;2)" office:value-type="float" office:value="0" calcext:value-type="float">
            <text:p>0</text:p>
          </table:table-cell>
          <table:table-cell table:formula="of:=IF(([.D166]-[.G166])&lt;5; 30-([.D166]-[.G166]);0)" office:value-type="float" office:value="0" calcext:value-type="float">
            <text:p>0</text:p>
          </table:table-cell>
          <table:table-cell table:formula="of:=IF(AND(WEEKDAY([.A166])=5;([.C166]-[.H166])&lt;40);45-([.C166]-[.H166]);0)" office:value-type="float" office:value="0" calcext:value-type="float">
            <text:p>0</text:p>
          </table:table-cell>
          <table:table-cell table:formula="of:=IF(AND(WEEKDAY([.A166])=5;([.C166]-[.H166])&lt;40);1;0)" office:value-type="float" office:value="0" calcext:value-type="float">
            <text:p>0</text:p>
          </table:table-cell>
          <table:table-cell table:formula="of:=IF(([.D166]-[.G166])&lt;5; 1;0)" office:value-type="float" office:value="0" calcext:value-type="float">
            <text:p>0</text:p>
          </table:table-cell>
          <table:table-cell table:formula="of:=IF([.D166]&gt;15;1;0)" office:value-type="float" office:value="1" calcext:value-type="float">
            <text:p>1</text:p>
          </table:table-cell>
          <table:table-cell table:formula="of:=ROUND([.D166]-[.G166];2)" office:value-type="float" office:value="18.21" calcext:value-type="float">
            <text:p>18,21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23" calcext:value-type="float">
            <text:p>23</text:p>
          </table:table-cell>
          <table:table-cell table:formula="of:=[.C166]-[.H166]+[.J166]" office:value-type="float" office:value="45" calcext:value-type="float">
            <text:p>45</text:p>
          </table:table-cell>
          <table:table-cell table:formula="of:=[.D166]-[.G166]+[.I166]" office:value-type="float" office:value="18.21" calcext:value-type="float">
            <text:p>18,21</text:p>
          </table:table-cell>
          <table:table-cell table:formula="of:=IF([.D167]&gt;15;[.B167];0.5*[.B167])" office:value-type="float" office:value="23" calcext:value-type="float">
            <text:p>23</text:p>
          </table:table-cell>
          <table:table-cell table:formula="of:=IF([.D167]&lt;=15;0.5*[.B167];0)" office:value-type="float" office:value="0" calcext:value-type="float">
            <text:p>0</text:p>
          </table:table-cell>
          <table:table-cell table:formula="of:=ROUND(([.E167]/100)*9;2)" office:value-type="float" office:value="2.07" calcext:value-type="float">
            <text:p>2,07</text:p>
          </table:table-cell>
          <table:table-cell table:formula="of:=ROUND(([.F167]/100)*6;2)" office:value-type="float" office:value="0" calcext:value-type="float">
            <text:p>0</text:p>
          </table:table-cell>
          <table:table-cell table:formula="of:=IF(([.D167]-[.G167])&lt;5; 30-([.D167]-[.G167]);0)" office:value-type="float" office:value="0" calcext:value-type="float">
            <text:p>0</text:p>
          </table:table-cell>
          <table:table-cell table:formula="of:=IF(AND(WEEKDAY([.A167])=5;([.C167]-[.H167])&lt;40);45-([.C167]-[.H167]);0)" office:value-type="float" office:value="0" calcext:value-type="float">
            <text:p>0</text:p>
          </table:table-cell>
          <table:table-cell table:formula="of:=IF(AND(WEEKDAY([.A167])=5;([.C167]-[.H167])&lt;40);1;0)" office:value-type="float" office:value="0" calcext:value-type="float">
            <text:p>0</text:p>
          </table:table-cell>
          <table:table-cell table:formula="of:=IF(([.D167]-[.G167])&lt;5; 1;0)" office:value-type="float" office:value="0" calcext:value-type="float">
            <text:p>0</text:p>
          </table:table-cell>
          <table:table-cell table:formula="of:=IF([.D167]&gt;15;1;0)" office:value-type="float" office:value="1" calcext:value-type="float">
            <text:p>1</text:p>
          </table:table-cell>
          <table:table-cell table:formula="of:=ROUND([.D167]-[.G167];2)" office:value-type="float" office:value="16.14" calcext:value-type="float">
            <text:p>16,14</text:p>
          </table:table-cell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float" office:value="109" calcext:value-type="float">
            <text:p>109</text:p>
          </table:table-cell>
          <table:table-cell table:formula="of:=[.C167]-[.H167]+[.J167]" office:value-type="float" office:value="45" calcext:value-type="float">
            <text:p>45</text:p>
          </table:table-cell>
          <table:table-cell table:formula="of:=[.D167]-[.G167]+[.I167]" office:value-type="float" office:value="16.14" calcext:value-type="float">
            <text:p>16,14</text:p>
          </table:table-cell>
          <table:table-cell table:formula="of:=IF([.D168]&gt;15;[.B168];0.5*[.B168])" office:value-type="float" office:value="109" calcext:value-type="float">
            <text:p>109</text:p>
          </table:table-cell>
          <table:table-cell table:formula="of:=IF([.D168]&lt;=15;0.5*[.B168];0)" office:value-type="float" office:value="0" calcext:value-type="float">
            <text:p>0</text:p>
          </table:table-cell>
          <table:table-cell table:formula="of:=ROUND(([.E168]/100)*9;2)" office:value-type="float" office:value="9.81" calcext:value-type="float">
            <text:p>9,81</text:p>
          </table:table-cell>
          <table:table-cell table:formula="of:=ROUND(([.F168]/100)*6;2)" office:value-type="float" office:value="0" calcext:value-type="float">
            <text:p>0</text:p>
          </table:table-cell>
          <table:table-cell table:formula="of:=IF(([.D168]-[.G168])&lt;5; 30-([.D168]-[.G168]);0)" office:value-type="float" office:value="0" calcext:value-type="float">
            <text:p>0</text:p>
          </table:table-cell>
          <table:table-cell table:formula="of:=IF(AND(WEEKDAY([.A168])=5;([.C168]-[.H168])&lt;40);45-([.C168]-[.H168]);0)" office:value-type="float" office:value="0" calcext:value-type="float">
            <text:p>0</text:p>
          </table:table-cell>
          <table:table-cell table:formula="of:=IF(AND(WEEKDAY([.A168])=5;([.C168]-[.H168])&lt;40);1;0)" office:value-type="float" office:value="0" calcext:value-type="float">
            <text:p>0</text:p>
          </table:table-cell>
          <table:table-cell table:formula="of:=IF(([.D168]-[.G168])&lt;5; 1;0)" office:value-type="float" office:value="0" calcext:value-type="float">
            <text:p>0</text:p>
          </table:table-cell>
          <table:table-cell table:formula="of:=IF([.D168]&gt;15;1;0)" office:value-type="float" office:value="1" calcext:value-type="float">
            <text:p>1</text:p>
          </table:table-cell>
          <table:table-cell table:formula="of:=ROUND([.D168]-[.G168];2)" office:value-type="float" office:value="6.33" calcext:value-type="float">
            <text:p>6,33</text:p>
          </table:table-cell>
        </table:table-row>
        <table:table-row table:style-name="ro1">
          <table:table-cell office:value-type="date" office:date-value="2014-06-17" calcext:value-type="date">
            <text:p>2014-06-17</text:p>
          </table:table-cell>
          <table:table-cell office:value-type="float" office:value="39" calcext:value-type="float">
            <text:p>39</text:p>
          </table:table-cell>
          <table:table-cell table:formula="of:=[.C168]-[.H168]+[.J168]" office:value-type="float" office:value="45" calcext:value-type="float">
            <text:p>45</text:p>
          </table:table-cell>
          <table:table-cell table:formula="of:=[.D168]-[.G168]+[.I168]" office:value-type="float" office:value="6.33" calcext:value-type="float">
            <text:p>6,33</text:p>
          </table:table-cell>
          <table:table-cell table:formula="of:=IF([.D169]&gt;15;[.B169];0.5*[.B169])" office:value-type="float" office:value="19.5" calcext:value-type="float">
            <text:p>19,5</text:p>
          </table:table-cell>
          <table:table-cell table:formula="of:=IF([.D169]&lt;=15;0.5*[.B169];0)" office:value-type="float" office:value="19.5" calcext:value-type="float">
            <text:p>19,5</text:p>
          </table:table-cell>
          <table:table-cell table:formula="of:=ROUND(([.E169]/100)*9;2)" office:value-type="float" office:value="1.76" calcext:value-type="float">
            <text:p>1,76</text:p>
          </table:table-cell>
          <table:table-cell table:formula="of:=ROUND(([.F169]/100)*6;2)" office:value-type="float" office:value="1.17" calcext:value-type="float">
            <text:p>1,17</text:p>
          </table:table-cell>
          <table:table-cell table:formula="of:=IF(([.D169]-[.G169])&lt;5; 30-([.D169]-[.G169]);0)" office:value-type="float" office:value="25.43" calcext:value-type="float">
            <text:p>25,43</text:p>
          </table:table-cell>
          <table:table-cell table:formula="of:=IF(AND(WEEKDAY([.A169])=5;([.C169]-[.H169])&lt;40);45-([.C169]-[.H169]);0)" office:value-type="float" office:value="0" calcext:value-type="float">
            <text:p>0</text:p>
          </table:table-cell>
          <table:table-cell table:formula="of:=IF(AND(WEEKDAY([.A169])=5;([.C169]-[.H169])&lt;40);1;0)" office:value-type="float" office:value="0" calcext:value-type="float">
            <text:p>0</text:p>
          </table:table-cell>
          <table:table-cell table:formula="of:=IF(([.D169]-[.G169])&lt;5; 1;0)" office:value-type="float" office:value="1" calcext:value-type="float">
            <text:p>1</text:p>
          </table:table-cell>
          <table:table-cell table:formula="of:=IF([.D169]&gt;15;1;0)" office:value-type="float" office:value="0" calcext:value-type="float">
            <text:p>0</text:p>
          </table:table-cell>
          <table:table-cell table:formula="of:=ROUND([.D169]-[.G169];2)" office:value-type="float" office:value="4.57" calcext:value-type="float">
            <text:p>4,57</text:p>
          </table:table-cell>
        </table:table-row>
        <table:table-row table:style-name="ro1">
          <table:table-cell office:value-type="date" office:date-value="2014-06-18" calcext:value-type="date">
            <text:p>2014-06-18</text:p>
          </table:table-cell>
          <table:table-cell office:value-type="float" office:value="136" calcext:value-type="float">
            <text:p>136</text:p>
          </table:table-cell>
          <table:table-cell table:formula="of:=[.C169]-[.H169]+[.J169]" office:value-type="float" office:value="43.83" calcext:value-type="float">
            <text:p>43,83</text:p>
          </table:table-cell>
          <table:table-cell table:formula="of:=[.D169]-[.G169]+[.I169]" office:value-type="float" office:value="30" calcext:value-type="float">
            <text:p>30</text:p>
          </table:table-cell>
          <table:table-cell table:formula="of:=IF([.D170]&gt;15;[.B170];0.5*[.B170])" office:value-type="float" office:value="136" calcext:value-type="float">
            <text:p>136</text:p>
          </table:table-cell>
          <table:table-cell table:formula="of:=IF([.D170]&lt;=15;0.5*[.B170];0)" office:value-type="float" office:value="0" calcext:value-type="float">
            <text:p>0</text:p>
          </table:table-cell>
          <table:table-cell table:formula="of:=ROUND(([.E170]/100)*9;2)" office:value-type="float" office:value="12.24" calcext:value-type="float">
            <text:p>12,24</text:p>
          </table:table-cell>
          <table:table-cell table:formula="of:=ROUND(([.F170]/100)*6;2)" office:value-type="float" office:value="0" calcext:value-type="float">
            <text:p>0</text:p>
          </table:table-cell>
          <table:table-cell table:formula="of:=IF(([.D170]-[.G170])&lt;5; 30-([.D170]-[.G170]);0)" office:value-type="float" office:value="0" calcext:value-type="float">
            <text:p>0</text:p>
          </table:table-cell>
          <table:table-cell table:formula="of:=IF(AND(WEEKDAY([.A170])=5;([.C170]-[.H170])&lt;40);45-([.C170]-[.H170]);0)" office:value-type="float" office:value="0" calcext:value-type="float">
            <text:p>0</text:p>
          </table:table-cell>
          <table:table-cell table:formula="of:=IF(AND(WEEKDAY([.A170])=5;([.C170]-[.H170])&lt;40);1;0)" office:value-type="float" office:value="0" calcext:value-type="float">
            <text:p>0</text:p>
          </table:table-cell>
          <table:table-cell table:formula="of:=IF(([.D170]-[.G170])&lt;5; 1;0)" office:value-type="float" office:value="0" calcext:value-type="float">
            <text:p>0</text:p>
          </table:table-cell>
          <table:table-cell table:formula="of:=IF([.D170]&gt;15;1;0)" office:value-type="float" office:value="1" calcext:value-type="float">
            <text:p>1</text:p>
          </table:table-cell>
          <table:table-cell table:formula="of:=ROUND([.D170]-[.G170];2)" office:value-type="float" office:value="17.76" calcext:value-type="float">
            <text:p>17,76</text:p>
          </table:table-cell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float" office:value="132" calcext:value-type="float">
            <text:p>132</text:p>
          </table:table-cell>
          <table:table-cell table:formula="of:=[.C170]-[.H170]+[.J170]" office:value-type="float" office:value="43.83" calcext:value-type="float">
            <text:p>43,83</text:p>
          </table:table-cell>
          <table:table-cell table:formula="of:=[.D170]-[.G170]+[.I170]" office:value-type="float" office:value="17.76" calcext:value-type="float">
            <text:p>17,76</text:p>
          </table:table-cell>
          <table:table-cell table:formula="of:=IF([.D171]&gt;15;[.B171];0.5*[.B171])" office:value-type="float" office:value="132" calcext:value-type="float">
            <text:p>132</text:p>
          </table:table-cell>
          <table:table-cell table:formula="of:=IF([.D171]&lt;=15;0.5*[.B171];0)" office:value-type="float" office:value="0" calcext:value-type="float">
            <text:p>0</text:p>
          </table:table-cell>
          <table:table-cell table:formula="of:=ROUND(([.E171]/100)*9;2)" office:value-type="float" office:value="11.88" calcext:value-type="float">
            <text:p>11,88</text:p>
          </table:table-cell>
          <table:table-cell table:formula="of:=ROUND(([.F171]/100)*6;2)" office:value-type="float" office:value="0" calcext:value-type="float">
            <text:p>0</text:p>
          </table:table-cell>
          <table:table-cell table:formula="of:=IF(([.D171]-[.G171])&lt;5; 30-([.D171]-[.G171]);0)" office:value-type="float" office:value="0" calcext:value-type="float">
            <text:p>0</text:p>
          </table:table-cell>
          <table:table-cell table:formula="of:=IF(AND(WEEKDAY([.A171])=5;([.C171]-[.H171])&lt;40);45-([.C171]-[.H171]);0)" office:value-type="float" office:value="0" calcext:value-type="float">
            <text:p>0</text:p>
          </table:table-cell>
          <table:table-cell table:formula="of:=IF(AND(WEEKDAY([.A171])=5;([.C171]-[.H171])&lt;40);1;0)" office:value-type="float" office:value="0" calcext:value-type="float">
            <text:p>0</text:p>
          </table:table-cell>
          <table:table-cell table:formula="of:=IF(([.D171]-[.G171])&lt;5; 1;0)" office:value-type="float" office:value="0" calcext:value-type="float">
            <text:p>0</text:p>
          </table:table-cell>
          <table:table-cell table:formula="of:=IF([.D171]&gt;15;1;0)" office:value-type="float" office:value="1" calcext:value-type="float">
            <text:p>1</text:p>
          </table:table-cell>
          <table:table-cell table:formula="of:=ROUND([.D171]-[.G171];2)" office:value-type="float" office:value="5.88" calcext:value-type="float">
            <text:p>5,88</text:p>
          </table:table-cell>
        </table:table-row>
        <table:table-row table:style-name="ro1">
          <table:table-cell office:value-type="date" office:date-value="2014-06-20" calcext:value-type="date">
            <text:p>2014-06-20</text:p>
          </table:table-cell>
          <table:table-cell office:value-type="float" office:value="92" calcext:value-type="float">
            <text:p>92</text:p>
          </table:table-cell>
          <table:table-cell table:formula="of:=[.C171]-[.H171]+[.J171]" office:value-type="float" office:value="43.83" calcext:value-type="float">
            <text:p>43,83</text:p>
          </table:table-cell>
          <table:table-cell table:formula="of:=[.D171]-[.G171]+[.I171]" office:value-type="float" office:value="5.88" calcext:value-type="float">
            <text:p>5,88</text:p>
          </table:table-cell>
          <table:table-cell table:formula="of:=IF([.D172]&gt;15;[.B172];0.5*[.B172])" office:value-type="float" office:value="46" calcext:value-type="float">
            <text:p>46</text:p>
          </table:table-cell>
          <table:table-cell table:formula="of:=IF([.D172]&lt;=15;0.5*[.B172];0)" office:value-type="float" office:value="46" calcext:value-type="float">
            <text:p>46</text:p>
          </table:table-cell>
          <table:table-cell table:formula="of:=ROUND(([.E172]/100)*9;2)" office:value-type="float" office:value="4.14" calcext:value-type="float">
            <text:p>4,14</text:p>
          </table:table-cell>
          <table:table-cell table:formula="of:=ROUND(([.F172]/100)*6;2)" office:value-type="float" office:value="2.76" calcext:value-type="float">
            <text:p>2,76</text:p>
          </table:table-cell>
          <table:table-cell table:formula="of:=IF(([.D172]-[.G172])&lt;5; 30-([.D172]-[.G172]);0)" office:value-type="float" office:value="28.26" calcext:value-type="float">
            <text:p>28,26</text:p>
          </table:table-cell>
          <table:table-cell table:formula="of:=IF(AND(WEEKDAY([.A172])=5;([.C172]-[.H172])&lt;40);45-([.C172]-[.H172]);0)" office:value-type="float" office:value="0" calcext:value-type="float">
            <text:p>0</text:p>
          </table:table-cell>
          <table:table-cell table:formula="of:=IF(AND(WEEKDAY([.A172])=5;([.C172]-[.H172])&lt;40);1;0)" office:value-type="float" office:value="0" calcext:value-type="float">
            <text:p>0</text:p>
          </table:table-cell>
          <table:table-cell table:formula="of:=IF(([.D172]-[.G172])&lt;5; 1;0)" office:value-type="float" office:value="1" calcext:value-type="float">
            <text:p>1</text:p>
          </table:table-cell>
          <table:table-cell table:formula="of:=IF([.D172]&gt;15;1;0)" office:value-type="float" office:value="0" calcext:value-type="float">
            <text:p>0</text:p>
          </table:table-cell>
          <table:table-cell table:formula="of:=ROUND([.D172]-[.G172];2)" office:value-type="float" office:value="1.74" calcext:value-type="float">
            <text:p>1,74</text:p>
          </table:table-cell>
        </table:table-row>
        <table:table-row table:style-name="ro1">
          <table:table-cell office:value-type="date" office:date-value="2014-06-21" calcext:value-type="date">
            <text:p>2014-06-21</text:p>
          </table:table-cell>
          <table:table-cell office:value-type="float" office:value="49" calcext:value-type="float">
            <text:p>49</text:p>
          </table:table-cell>
          <table:table-cell table:formula="of:=[.C172]-[.H172]+[.J172]" office:value-type="float" office:value="41.07" calcext:value-type="float">
            <text:p>41,07</text:p>
          </table:table-cell>
          <table:table-cell table:formula="of:=[.D172]-[.G172]+[.I172]" office:value-type="float" office:value="30" calcext:value-type="float">
            <text:p>30</text:p>
          </table:table-cell>
          <table:table-cell table:formula="of:=IF([.D173]&gt;15;[.B173];0.5*[.B173])" office:value-type="float" office:value="49" calcext:value-type="float">
            <text:p>49</text:p>
          </table:table-cell>
          <table:table-cell table:formula="of:=IF([.D173]&lt;=15;0.5*[.B173];0)" office:value-type="float" office:value="0" calcext:value-type="float">
            <text:p>0</text:p>
          </table:table-cell>
          <table:table-cell table:formula="of:=ROUND(([.E173]/100)*9;2)" office:value-type="float" office:value="4.41" calcext:value-type="float">
            <text:p>4,41</text:p>
          </table:table-cell>
          <table:table-cell table:formula="of:=ROUND(([.F173]/100)*6;2)" office:value-type="float" office:value="0" calcext:value-type="float">
            <text:p>0</text:p>
          </table:table-cell>
          <table:table-cell table:formula="of:=IF(([.D173]-[.G173])&lt;5; 30-([.D173]-[.G173]);0)" office:value-type="float" office:value="0" calcext:value-type="float">
            <text:p>0</text:p>
          </table:table-cell>
          <table:table-cell table:formula="of:=IF(AND(WEEKDAY([.A173])=5;([.C173]-[.H173])&lt;40);45-([.C173]-[.H173]);0)" office:value-type="float" office:value="0" calcext:value-type="float">
            <text:p>0</text:p>
          </table:table-cell>
          <table:table-cell table:formula="of:=IF(AND(WEEKDAY([.A173])=5;([.C173]-[.H173])&lt;40);1;0)" office:value-type="float" office:value="0" calcext:value-type="float">
            <text:p>0</text:p>
          </table:table-cell>
          <table:table-cell table:formula="of:=IF(([.D173]-[.G173])&lt;5; 1;0)" office:value-type="float" office:value="0" calcext:value-type="float">
            <text:p>0</text:p>
          </table:table-cell>
          <table:table-cell table:formula="of:=IF([.D173]&gt;15;1;0)" office:value-type="float" office:value="1" calcext:value-type="float">
            <text:p>1</text:p>
          </table:table-cell>
          <table:table-cell table:formula="of:=ROUND([.D173]-[.G173];2)" office:value-type="float" office:value="25.59" calcext:value-type="float">
            <text:p>25,59</text:p>
          </table:table-cell>
        </table:table-row>
        <table:table-row table:style-name="ro1">
          <table:table-cell office:value-type="date" office:date-value="2014-06-22" calcext:value-type="date">
            <text:p>2014-06-22</text:p>
          </table:table-cell>
          <table:table-cell office:value-type="float" office:value="146" calcext:value-type="float">
            <text:p>146</text:p>
          </table:table-cell>
          <table:table-cell table:formula="of:=[.C173]-[.H173]+[.J173]" office:value-type="float" office:value="41.07" calcext:value-type="float">
            <text:p>41,07</text:p>
          </table:table-cell>
          <table:table-cell table:formula="of:=[.D173]-[.G173]+[.I173]" office:value-type="float" office:value="25.59" calcext:value-type="float">
            <text:p>25,59</text:p>
          </table:table-cell>
          <table:table-cell table:formula="of:=IF([.D174]&gt;15;[.B174];0.5*[.B174])" office:value-type="float" office:value="146" calcext:value-type="float">
            <text:p>146</text:p>
          </table:table-cell>
          <table:table-cell table:formula="of:=IF([.D174]&lt;=15;0.5*[.B174];0)" office:value-type="float" office:value="0" calcext:value-type="float">
            <text:p>0</text:p>
          </table:table-cell>
          <table:table-cell table:formula="of:=ROUND(([.E174]/100)*9;2)" office:value-type="float" office:value="13.14" calcext:value-type="float">
            <text:p>13,14</text:p>
          </table:table-cell>
          <table:table-cell table:formula="of:=ROUND(([.F174]/100)*6;2)" office:value-type="float" office:value="0" calcext:value-type="float">
            <text:p>0</text:p>
          </table:table-cell>
          <table:table-cell table:formula="of:=IF(([.D174]-[.G174])&lt;5; 30-([.D174]-[.G174]);0)" office:value-type="float" office:value="0" calcext:value-type="float">
            <text:p>0</text:p>
          </table:table-cell>
          <table:table-cell table:formula="of:=IF(AND(WEEKDAY([.A174])=5;([.C174]-[.H174])&lt;40);45-([.C174]-[.H174]);0)" office:value-type="float" office:value="0" calcext:value-type="float">
            <text:p>0</text:p>
          </table:table-cell>
          <table:table-cell table:formula="of:=IF(AND(WEEKDAY([.A174])=5;([.C174]-[.H174])&lt;40);1;0)" office:value-type="float" office:value="0" calcext:value-type="float">
            <text:p>0</text:p>
          </table:table-cell>
          <table:table-cell table:formula="of:=IF(([.D174]-[.G174])&lt;5; 1;0)" office:value-type="float" office:value="0" calcext:value-type="float">
            <text:p>0</text:p>
          </table:table-cell>
          <table:table-cell table:formula="of:=IF([.D174]&gt;15;1;0)" office:value-type="float" office:value="1" calcext:value-type="float">
            <text:p>1</text:p>
          </table:table-cell>
          <table:table-cell table:formula="of:=ROUND([.D174]-[.G174];2)" office:value-type="float" office:value="12.45" calcext:value-type="float">
            <text:p>12,45</text:p>
          </table:table-cell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float" office:value="90" calcext:value-type="float">
            <text:p>90</text:p>
          </table:table-cell>
          <table:table-cell table:formula="of:=[.C174]-[.H174]+[.J174]" office:value-type="float" office:value="41.07" calcext:value-type="float">
            <text:p>41,07</text:p>
          </table:table-cell>
          <table:table-cell table:formula="of:=[.D174]-[.G174]+[.I174]" office:value-type="float" office:value="12.45" calcext:value-type="float">
            <text:p>12,45</text:p>
          </table:table-cell>
          <table:table-cell table:formula="of:=IF([.D175]&gt;15;[.B175];0.5*[.B175])" office:value-type="float" office:value="45" calcext:value-type="float">
            <text:p>45</text:p>
          </table:table-cell>
          <table:table-cell table:formula="of:=IF([.D175]&lt;=15;0.5*[.B175];0)" office:value-type="float" office:value="45" calcext:value-type="float">
            <text:p>45</text:p>
          </table:table-cell>
          <table:table-cell table:formula="of:=ROUND(([.E175]/100)*9;2)" office:value-type="float" office:value="4.05" calcext:value-type="float">
            <text:p>4,05</text:p>
          </table:table-cell>
          <table:table-cell table:formula="of:=ROUND(([.F175]/100)*6;2)" office:value-type="float" office:value="2.7" calcext:value-type="float">
            <text:p>2,7</text:p>
          </table:table-cell>
          <table:table-cell table:formula="of:=IF(([.D175]-[.G175])&lt;5; 30-([.D175]-[.G175]);0)" office:value-type="float" office:value="0" calcext:value-type="float">
            <text:p>0</text:p>
          </table:table-cell>
          <table:table-cell table:formula="of:=IF(AND(WEEKDAY([.A175])=5;([.C175]-[.H175])&lt;40);45-([.C175]-[.H175]);0)" office:value-type="float" office:value="0" calcext:value-type="float">
            <text:p>0</text:p>
          </table:table-cell>
          <table:table-cell table:formula="of:=IF(AND(WEEKDAY([.A175])=5;([.C175]-[.H175])&lt;40);1;0)" office:value-type="float" office:value="0" calcext:value-type="float">
            <text:p>0</text:p>
          </table:table-cell>
          <table:table-cell table:formula="of:=IF(([.D175]-[.G175])&lt;5; 1;0)" office:value-type="float" office:value="0" calcext:value-type="float">
            <text:p>0</text:p>
          </table:table-cell>
          <table:table-cell table:formula="of:=IF([.D175]&gt;15;1;0)" office:value-type="float" office:value="0" calcext:value-type="float">
            <text:p>0</text:p>
          </table:table-cell>
          <table:table-cell table:formula="of:=ROUND([.D175]-[.G175];2)" office:value-type="float" office:value="8.4" calcext:value-type="float">
            <text:p>8,4</text:p>
          </table:table-cell>
        </table:table-row>
        <table:table-row table:style-name="ro1">
          <table:table-cell office:value-type="date" office:date-value="2014-06-24" calcext:value-type="date">
            <text:p>2014-06-24</text:p>
          </table:table-cell>
          <table:table-cell office:value-type="float" office:value="74" calcext:value-type="float">
            <text:p>74</text:p>
          </table:table-cell>
          <table:table-cell table:formula="of:=[.C175]-[.H175]+[.J175]" office:value-type="float" office:value="38.37" calcext:value-type="float">
            <text:p>38,37</text:p>
          </table:table-cell>
          <table:table-cell table:formula="of:=[.D175]-[.G175]+[.I175]" office:value-type="float" office:value="8.4" calcext:value-type="float">
            <text:p>8,4</text:p>
          </table:table-cell>
          <table:table-cell table:formula="of:=IF([.D176]&gt;15;[.B176];0.5*[.B176])" office:value-type="float" office:value="37" calcext:value-type="float">
            <text:p>37</text:p>
          </table:table-cell>
          <table:table-cell table:formula="of:=IF([.D176]&lt;=15;0.5*[.B176];0)" office:value-type="float" office:value="37" calcext:value-type="float">
            <text:p>37</text:p>
          </table:table-cell>
          <table:table-cell table:formula="of:=ROUND(([.E176]/100)*9;2)" office:value-type="float" office:value="3.33" calcext:value-type="float">
            <text:p>3,33</text:p>
          </table:table-cell>
          <table:table-cell table:formula="of:=ROUND(([.F176]/100)*6;2)" office:value-type="float" office:value="2.22" calcext:value-type="float">
            <text:p>2,22</text:p>
          </table:table-cell>
          <table:table-cell table:formula="of:=IF(([.D176]-[.G176])&lt;5; 30-([.D176]-[.G176]);0)" office:value-type="float" office:value="0" calcext:value-type="float">
            <text:p>0</text:p>
          </table:table-cell>
          <table:table-cell table:formula="of:=IF(AND(WEEKDAY([.A176])=5;([.C176]-[.H176])&lt;40);45-([.C176]-[.H176]);0)" office:value-type="float" office:value="0" calcext:value-type="float">
            <text:p>0</text:p>
          </table:table-cell>
          <table:table-cell table:formula="of:=IF(AND(WEEKDAY([.A176])=5;([.C176]-[.H176])&lt;40);1;0)" office:value-type="float" office:value="0" calcext:value-type="float">
            <text:p>0</text:p>
          </table:table-cell>
          <table:table-cell table:formula="of:=IF(([.D176]-[.G176])&lt;5; 1;0)" office:value-type="float" office:value="0" calcext:value-type="float">
            <text:p>0</text:p>
          </table:table-cell>
          <table:table-cell table:formula="of:=IF([.D176]&gt;15;1;0)" office:value-type="float" office:value="0" calcext:value-type="float">
            <text:p>0</text:p>
          </table:table-cell>
          <table:table-cell table:formula="of:=ROUND([.D176]-[.G176];2)" office:value-type="float" office:value="5.07" calcext:value-type="float">
            <text:p>5,07</text:p>
          </table:table-cell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float" office:value="97" calcext:value-type="float">
            <text:p>97</text:p>
          </table:table-cell>
          <table:table-cell table:formula="of:=[.C176]-[.H176]+[.J176]" office:value-type="float" office:value="36.15" calcext:value-type="float">
            <text:p>36,15</text:p>
          </table:table-cell>
          <table:table-cell table:formula="of:=[.D176]-[.G176]+[.I176]" office:value-type="float" office:value="5.07" calcext:value-type="float">
            <text:p>5,07</text:p>
          </table:table-cell>
          <table:table-cell table:formula="of:=IF([.D177]&gt;15;[.B177];0.5*[.B177])" office:value-type="float" office:value="48.5" calcext:value-type="float">
            <text:p>48,5</text:p>
          </table:table-cell>
          <table:table-cell table:formula="of:=IF([.D177]&lt;=15;0.5*[.B177];0)" office:value-type="float" office:value="48.5" calcext:value-type="float">
            <text:p>48,5</text:p>
          </table:table-cell>
          <table:table-cell table:formula="of:=ROUND(([.E177]/100)*9;2)" office:value-type="float" office:value="4.37" calcext:value-type="float">
            <text:p>4,37</text:p>
          </table:table-cell>
          <table:table-cell table:formula="of:=ROUND(([.F177]/100)*6;2)" office:value-type="float" office:value="2.91" calcext:value-type="float">
            <text:p>2,91</text:p>
          </table:table-cell>
          <table:table-cell table:formula="of:=IF(([.D177]-[.G177])&lt;5; 30-([.D177]-[.G177]);0)" office:value-type="float" office:value="29.3" calcext:value-type="float">
            <text:p>29,3</text:p>
          </table:table-cell>
          <table:table-cell table:formula="of:=IF(AND(WEEKDAY([.A177])=5;([.C177]-[.H177])&lt;40);45-([.C177]-[.H177]);0)" office:value-type="float" office:value="0" calcext:value-type="float">
            <text:p>0</text:p>
          </table:table-cell>
          <table:table-cell table:formula="of:=IF(AND(WEEKDAY([.A177])=5;([.C177]-[.H177])&lt;40);1;0)" office:value-type="float" office:value="0" calcext:value-type="float">
            <text:p>0</text:p>
          </table:table-cell>
          <table:table-cell table:formula="of:=IF(([.D177]-[.G177])&lt;5; 1;0)" office:value-type="float" office:value="1" calcext:value-type="float">
            <text:p>1</text:p>
          </table:table-cell>
          <table:table-cell table:formula="of:=IF([.D177]&gt;15;1;0)" office:value-type="float" office:value="0" calcext:value-type="float">
            <text:p>0</text:p>
          </table:table-cell>
          <table:table-cell table:formula="of:=ROUND([.D177]-[.G177];2)" office:value-type="float" office:value="0.7" calcext:value-type="float">
            <text:p>0,7</text:p>
          </table:table-cell>
        </table:table-row>
        <table:table-row table:style-name="ro1">
          <table:table-cell office:value-type="date" office:date-value="2014-06-26" calcext:value-type="date">
            <text:p>2014-06-26</text:p>
          </table:table-cell>
          <table:table-cell office:value-type="float" office:value="148" calcext:value-type="float">
            <text:p>148</text:p>
          </table:table-cell>
          <table:table-cell table:formula="of:=[.C177]-[.H177]+[.J177]" office:value-type="float" office:value="33.24" calcext:value-type="float">
            <text:p>33,24</text:p>
          </table:table-cell>
          <table:table-cell table:formula="of:=[.D177]-[.G177]+[.I177]" office:value-type="float" office:value="30" calcext:value-type="float">
            <text:p>30</text:p>
          </table:table-cell>
          <table:table-cell table:formula="of:=IF([.D178]&gt;15;[.B178];0.5*[.B178])" office:value-type="float" office:value="148" calcext:value-type="float">
            <text:p>148</text:p>
          </table:table-cell>
          <table:table-cell table:formula="of:=IF([.D178]&lt;=15;0.5*[.B178];0)" office:value-type="float" office:value="0" calcext:value-type="float">
            <text:p>0</text:p>
          </table:table-cell>
          <table:table-cell table:formula="of:=ROUND(([.E178]/100)*9;2)" office:value-type="float" office:value="13.32" calcext:value-type="float">
            <text:p>13,32</text:p>
          </table:table-cell>
          <table:table-cell table:formula="of:=ROUND(([.F178]/100)*6;2)" office:value-type="float" office:value="0" calcext:value-type="float">
            <text:p>0</text:p>
          </table:table-cell>
          <table:table-cell table:formula="of:=IF(([.D178]-[.G178])&lt;5; 30-([.D178]-[.G178]);0)" office:value-type="float" office:value="0" calcext:value-type="float">
            <text:p>0</text:p>
          </table:table-cell>
          <table:table-cell table:formula="of:=IF(AND(WEEKDAY([.A178])=5;([.C178]-[.H178])&lt;40);45-([.C178]-[.H178]);0)" office:value-type="float" office:value="11.76" calcext:value-type="float">
            <text:p>11,76</text:p>
          </table:table-cell>
          <table:table-cell table:formula="of:=IF(AND(WEEKDAY([.A178])=5;([.C178]-[.H178])&lt;40);1;0)" office:value-type="float" office:value="1" calcext:value-type="float">
            <text:p>1</text:p>
          </table:table-cell>
          <table:table-cell table:formula="of:=IF(([.D178]-[.G178])&lt;5; 1;0)" office:value-type="float" office:value="0" calcext:value-type="float">
            <text:p>0</text:p>
          </table:table-cell>
          <table:table-cell table:formula="of:=IF([.D178]&gt;15;1;0)" office:value-type="float" office:value="1" calcext:value-type="float">
            <text:p>1</text:p>
          </table:table-cell>
          <table:table-cell table:formula="of:=ROUND([.D178]-[.G178];2)" office:value-type="float" office:value="16.68" calcext:value-type="float">
            <text:p>16,68</text:p>
          </table:table-cell>
        </table:table-row>
        <table:table-row table:style-name="ro1">
          <table:table-cell office:value-type="date" office:date-value="2014-06-27" calcext:value-type="date">
            <text:p>2014-06-27</text:p>
          </table:table-cell>
          <table:table-cell office:value-type="float" office:value="65" calcext:value-type="float">
            <text:p>65</text:p>
          </table:table-cell>
          <table:table-cell table:formula="of:=[.C178]-[.H178]+[.J178]" office:value-type="float" office:value="45" calcext:value-type="float">
            <text:p>45</text:p>
          </table:table-cell>
          <table:table-cell table:formula="of:=[.D178]-[.G178]+[.I178]" office:value-type="float" office:value="16.68" calcext:value-type="float">
            <text:p>16,68</text:p>
          </table:table-cell>
          <table:table-cell table:formula="of:=IF([.D179]&gt;15;[.B179];0.5*[.B179])" office:value-type="float" office:value="65" calcext:value-type="float">
            <text:p>65</text:p>
          </table:table-cell>
          <table:table-cell table:formula="of:=IF([.D179]&lt;=15;0.5*[.B179];0)" office:value-type="float" office:value="0" calcext:value-type="float">
            <text:p>0</text:p>
          </table:table-cell>
          <table:table-cell table:formula="of:=ROUND(([.E179]/100)*9;2)" office:value-type="float" office:value="5.85" calcext:value-type="float">
            <text:p>5,85</text:p>
          </table:table-cell>
          <table:table-cell table:formula="of:=ROUND(([.F179]/100)*6;2)" office:value-type="float" office:value="0" calcext:value-type="float">
            <text:p>0</text:p>
          </table:table-cell>
          <table:table-cell table:formula="of:=IF(([.D179]-[.G179])&lt;5; 30-([.D179]-[.G179]);0)" office:value-type="float" office:value="0" calcext:value-type="float">
            <text:p>0</text:p>
          </table:table-cell>
          <table:table-cell table:formula="of:=IF(AND(WEEKDAY([.A179])=5;([.C179]-[.H179])&lt;40);45-([.C179]-[.H179]);0)" office:value-type="float" office:value="0" calcext:value-type="float">
            <text:p>0</text:p>
          </table:table-cell>
          <table:table-cell table:formula="of:=IF(AND(WEEKDAY([.A179])=5;([.C179]-[.H179])&lt;40);1;0)" office:value-type="float" office:value="0" calcext:value-type="float">
            <text:p>0</text:p>
          </table:table-cell>
          <table:table-cell table:formula="of:=IF(([.D179]-[.G179])&lt;5; 1;0)" office:value-type="float" office:value="0" calcext:value-type="float">
            <text:p>0</text:p>
          </table:table-cell>
          <table:table-cell table:formula="of:=IF([.D179]&gt;15;1;0)" office:value-type="float" office:value="1" calcext:value-type="float">
            <text:p>1</text:p>
          </table:table-cell>
          <table:table-cell table:formula="of:=ROUND([.D179]-[.G179];2)" office:value-type="float" office:value="10.83" calcext:value-type="float">
            <text:p>10,83</text:p>
          </table:table-cell>
        </table:table-row>
        <table:table-row table:style-name="ro1">
          <table:table-cell office:value-type="date" office:date-value="2014-06-28" calcext:value-type="date">
            <text:p>2014-06-28</text:p>
          </table:table-cell>
          <table:table-cell office:value-type="float" office:value="62" calcext:value-type="float">
            <text:p>62</text:p>
          </table:table-cell>
          <table:table-cell table:formula="of:=[.C179]-[.H179]+[.J179]" office:value-type="float" office:value="45" calcext:value-type="float">
            <text:p>45</text:p>
          </table:table-cell>
          <table:table-cell table:formula="of:=[.D179]-[.G179]+[.I179]" office:value-type="float" office:value="10.83" calcext:value-type="float">
            <text:p>10,83</text:p>
          </table:table-cell>
          <table:table-cell table:formula="of:=IF([.D180]&gt;15;[.B180];0.5*[.B180])" office:value-type="float" office:value="31" calcext:value-type="float">
            <text:p>31</text:p>
          </table:table-cell>
          <table:table-cell table:formula="of:=IF([.D180]&lt;=15;0.5*[.B180];0)" office:value-type="float" office:value="31" calcext:value-type="float">
            <text:p>31</text:p>
          </table:table-cell>
          <table:table-cell table:formula="of:=ROUND(([.E180]/100)*9;2)" office:value-type="float" office:value="2.79" calcext:value-type="float">
            <text:p>2,79</text:p>
          </table:table-cell>
          <table:table-cell table:formula="of:=ROUND(([.F180]/100)*6;2)" office:value-type="float" office:value="1.86" calcext:value-type="float">
            <text:p>1,86</text:p>
          </table:table-cell>
          <table:table-cell table:formula="of:=IF(([.D180]-[.G180])&lt;5; 30-([.D180]-[.G180]);0)" office:value-type="float" office:value="0" calcext:value-type="float">
            <text:p>0</text:p>
          </table:table-cell>
          <table:table-cell table:formula="of:=IF(AND(WEEKDAY([.A180])=5;([.C180]-[.H180])&lt;40);45-([.C180]-[.H180]);0)" office:value-type="float" office:value="0" calcext:value-type="float">
            <text:p>0</text:p>
          </table:table-cell>
          <table:table-cell table:formula="of:=IF(AND(WEEKDAY([.A180])=5;([.C180]-[.H180])&lt;40);1;0)" office:value-type="float" office:value="0" calcext:value-type="float">
            <text:p>0</text:p>
          </table:table-cell>
          <table:table-cell table:formula="of:=IF(([.D180]-[.G180])&lt;5; 1;0)" office:value-type="float" office:value="0" calcext:value-type="float">
            <text:p>0</text:p>
          </table:table-cell>
          <table:table-cell table:formula="of:=IF([.D180]&gt;15;1;0)" office:value-type="float" office:value="0" calcext:value-type="float">
            <text:p>0</text:p>
          </table:table-cell>
          <table:table-cell table:formula="of:=ROUND([.D180]-[.G180];2)" office:value-type="float" office:value="8.04" calcext:value-type="float">
            <text:p>8,04</text:p>
          </table:table-cell>
        </table:table-row>
        <table:table-row table:style-name="ro1">
          <table:table-cell office:value-type="date" office:date-value="2014-06-29" calcext:value-type="date">
            <text:p>2014-06-29</text:p>
          </table:table-cell>
          <table:table-cell office:value-type="float" office:value="130" calcext:value-type="float">
            <text:p>130</text:p>
          </table:table-cell>
          <table:table-cell table:formula="of:=[.C180]-[.H180]+[.J180]" office:value-type="float" office:value="43.14" calcext:value-type="float">
            <text:p>43,14</text:p>
          </table:table-cell>
          <table:table-cell table:formula="of:=[.D180]-[.G180]+[.I180]" office:value-type="float" office:value="8.04" calcext:value-type="float">
            <text:p>8,04</text:p>
          </table:table-cell>
          <table:table-cell table:formula="of:=IF([.D181]&gt;15;[.B181];0.5*[.B181])" office:value-type="float" office:value="65" calcext:value-type="float">
            <text:p>65</text:p>
          </table:table-cell>
          <table:table-cell table:formula="of:=IF([.D181]&lt;=15;0.5*[.B181];0)" office:value-type="float" office:value="65" calcext:value-type="float">
            <text:p>65</text:p>
          </table:table-cell>
          <table:table-cell table:formula="of:=ROUND(([.E181]/100)*9;2)" office:value-type="float" office:value="5.85" calcext:value-type="float">
            <text:p>5,85</text:p>
          </table:table-cell>
          <table:table-cell table:formula="of:=ROUND(([.F181]/100)*6;2)" office:value-type="float" office:value="3.9" calcext:value-type="float">
            <text:p>3,9</text:p>
          </table:table-cell>
          <table:table-cell table:formula="of:=IF(([.D181]-[.G181])&lt;5; 30-([.D181]-[.G181]);0)" office:value-type="float" office:value="27.81" calcext:value-type="float">
            <text:p>27,81</text:p>
          </table:table-cell>
          <table:table-cell table:formula="of:=IF(AND(WEEKDAY([.A181])=5;([.C181]-[.H181])&lt;40);45-([.C181]-[.H181]);0)" office:value-type="float" office:value="0" calcext:value-type="float">
            <text:p>0</text:p>
          </table:table-cell>
          <table:table-cell table:formula="of:=IF(AND(WEEKDAY([.A181])=5;([.C181]-[.H181])&lt;40);1;0)" office:value-type="float" office:value="0" calcext:value-type="float">
            <text:p>0</text:p>
          </table:table-cell>
          <table:table-cell table:formula="of:=IF(([.D181]-[.G181])&lt;5; 1;0)" office:value-type="float" office:value="1" calcext:value-type="float">
            <text:p>1</text:p>
          </table:table-cell>
          <table:table-cell table:formula="of:=IF([.D181]&gt;15;1;0)" office:value-type="float" office:value="0" calcext:value-type="float">
            <text:p>0</text:p>
          </table:table-cell>
          <table:table-cell table:formula="of:=ROUND([.D181]-[.G181];2)" office:value-type="float" office:value="2.19" calcext:value-type="float">
            <text:p>2,19</text:p>
          </table:table-cell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float" office:value="39" calcext:value-type="float">
            <text:p>39</text:p>
          </table:table-cell>
          <table:table-cell table:formula="of:=[.C181]-[.H181]+[.J181]" office:value-type="float" office:value="39.24" calcext:value-type="float">
            <text:p>39,24</text:p>
          </table:table-cell>
          <table:table-cell table:formula="of:=[.D181]-[.G181]+[.I181]" office:value-type="float" office:value="30" calcext:value-type="float">
            <text:p>30</text:p>
          </table:table-cell>
          <table:table-cell table:formula="of:=IF([.D182]&gt;15;[.B182];0.5*[.B182])" office:value-type="float" office:value="39" calcext:value-type="float">
            <text:p>39</text:p>
          </table:table-cell>
          <table:table-cell table:formula="of:=IF([.D182]&lt;=15;0.5*[.B182];0)" office:value-type="float" office:value="0" calcext:value-type="float">
            <text:p>0</text:p>
          </table:table-cell>
          <table:table-cell table:formula="of:=ROUND(([.E182]/100)*9;2)" office:value-type="float" office:value="3.51" calcext:value-type="float">
            <text:p>3,51</text:p>
          </table:table-cell>
          <table:table-cell table:formula="of:=ROUND(([.F182]/100)*6;2)" office:value-type="float" office:value="0" calcext:value-type="float">
            <text:p>0</text:p>
          </table:table-cell>
          <table:table-cell table:formula="of:=IF(([.D182]-[.G182])&lt;5; 30-([.D182]-[.G182]);0)" office:value-type="float" office:value="0" calcext:value-type="float">
            <text:p>0</text:p>
          </table:table-cell>
          <table:table-cell table:formula="of:=IF(AND(WEEKDAY([.A182])=5;([.C182]-[.H182])&lt;40);45-([.C182]-[.H182]);0)" office:value-type="float" office:value="0" calcext:value-type="float">
            <text:p>0</text:p>
          </table:table-cell>
          <table:table-cell table:formula="of:=IF(AND(WEEKDAY([.A182])=5;([.C182]-[.H182])&lt;40);1;0)" office:value-type="float" office:value="0" calcext:value-type="float">
            <text:p>0</text:p>
          </table:table-cell>
          <table:table-cell table:formula="of:=IF(([.D182]-[.G182])&lt;5; 1;0)" office:value-type="float" office:value="0" calcext:value-type="float">
            <text:p>0</text:p>
          </table:table-cell>
          <table:table-cell table:formula="of:=IF([.D182]&gt;15;1;0)" office:value-type="float" office:value="1" calcext:value-type="float">
            <text:p>1</text:p>
          </table:table-cell>
          <table:table-cell table:formula="of:=ROUND([.D182]-[.G182];2)" office:value-type="float" office:value="26.49" calcext:value-type="float">
            <text:p>26,49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5" calcext:value-type="float">
            <text:p>95</text:p>
          </table:table-cell>
          <table:table-cell table:formula="of:=[.C182]-[.H182]+[.J182]" office:value-type="float" office:value="39.24" calcext:value-type="float">
            <text:p>39,24</text:p>
          </table:table-cell>
          <table:table-cell table:formula="of:=[.D182]-[.G182]+[.I182]" office:value-type="float" office:value="26.49" calcext:value-type="float">
            <text:p>26,49</text:p>
          </table:table-cell>
          <table:table-cell table:formula="of:=IF([.D183]&gt;15;[.B183];0.5*[.B183])" office:value-type="float" office:value="95" calcext:value-type="float">
            <text:p>95</text:p>
          </table:table-cell>
          <table:table-cell table:formula="of:=IF([.D183]&lt;=15;0.5*[.B183];0)" office:value-type="float" office:value="0" calcext:value-type="float">
            <text:p>0</text:p>
          </table:table-cell>
          <table:table-cell table:formula="of:=ROUND(([.E183]/100)*9;2)" office:value-type="float" office:value="8.55" calcext:value-type="float">
            <text:p>8,55</text:p>
          </table:table-cell>
          <table:table-cell table:formula="of:=ROUND(([.F183]/100)*6;2)" office:value-type="float" office:value="0" calcext:value-type="float">
            <text:p>0</text:p>
          </table:table-cell>
          <table:table-cell table:formula="of:=IF(([.D183]-[.G183])&lt;5; 30-([.D183]-[.G183]);0)" office:value-type="float" office:value="0" calcext:value-type="float">
            <text:p>0</text:p>
          </table:table-cell>
          <table:table-cell table:formula="of:=IF(AND(WEEKDAY([.A183])=5;([.C183]-[.H183])&lt;40);45-([.C183]-[.H183]);0)" office:value-type="float" office:value="0" calcext:value-type="float">
            <text:p>0</text:p>
          </table:table-cell>
          <table:table-cell table:formula="of:=IF(AND(WEEKDAY([.A183])=5;([.C183]-[.H183])&lt;40);1;0)" office:value-type="float" office:value="0" calcext:value-type="float">
            <text:p>0</text:p>
          </table:table-cell>
          <table:table-cell table:formula="of:=IF(([.D183]-[.G183])&lt;5; 1;0)" office:value-type="float" office:value="0" calcext:value-type="float">
            <text:p>0</text:p>
          </table:table-cell>
          <table:table-cell table:formula="of:=IF([.D183]&gt;15;1;0)" office:value-type="float" office:value="1" calcext:value-type="float">
            <text:p>1</text:p>
          </table:table-cell>
          <table:table-cell table:formula="of:=ROUND([.D183]-[.G183];2)" office:value-type="float" office:value="17.94" calcext:value-type="float">
            <text:p>17,94</text:p>
          </table:table-cell>
        </table:table-row>
        <table:table-row table:style-name="ro1">
          <table:table-cell office:value-type="date" office:date-value="2014-07-02" calcext:value-type="date">
            <text:p>2014-07-02</text:p>
          </table:table-cell>
          <table:table-cell office:value-type="float" office:value="100" calcext:value-type="float">
            <text:p>100</text:p>
          </table:table-cell>
          <table:table-cell table:formula="of:=[.C183]-[.H183]+[.J183]" office:value-type="float" office:value="39.24" calcext:value-type="float">
            <text:p>39,24</text:p>
          </table:table-cell>
          <table:table-cell table:formula="of:=[.D183]-[.G183]+[.I183]" office:value-type="float" office:value="17.94" calcext:value-type="float">
            <text:p>17,94</text:p>
          </table:table-cell>
          <table:table-cell table:formula="of:=IF([.D184]&gt;15;[.B184];0.5*[.B184])" office:value-type="float" office:value="100" calcext:value-type="float">
            <text:p>100</text:p>
          </table:table-cell>
          <table:table-cell table:formula="of:=IF([.D184]&lt;=15;0.5*[.B184];0)" office:value-type="float" office:value="0" calcext:value-type="float">
            <text:p>0</text:p>
          </table:table-cell>
          <table:table-cell table:formula="of:=ROUND(([.E184]/100)*9;2)" office:value-type="float" office:value="9" calcext:value-type="float">
            <text:p>9</text:p>
          </table:table-cell>
          <table:table-cell table:formula="of:=ROUND(([.F184]/100)*6;2)" office:value-type="float" office:value="0" calcext:value-type="float">
            <text:p>0</text:p>
          </table:table-cell>
          <table:table-cell table:formula="of:=IF(([.D184]-[.G184])&lt;5; 30-([.D184]-[.G184]);0)" office:value-type="float" office:value="0" calcext:value-type="float">
            <text:p>0</text:p>
          </table:table-cell>
          <table:table-cell table:formula="of:=IF(AND(WEEKDAY([.A184])=5;([.C184]-[.H184])&lt;40);45-([.C184]-[.H184]);0)" office:value-type="float" office:value="0" calcext:value-type="float">
            <text:p>0</text:p>
          </table:table-cell>
          <table:table-cell table:formula="of:=IF(AND(WEEKDAY([.A184])=5;([.C184]-[.H184])&lt;40);1;0)" office:value-type="float" office:value="0" calcext:value-type="float">
            <text:p>0</text:p>
          </table:table-cell>
          <table:table-cell table:formula="of:=IF(([.D184]-[.G184])&lt;5; 1;0)" office:value-type="float" office:value="0" calcext:value-type="float">
            <text:p>0</text:p>
          </table:table-cell>
          <table:table-cell table:formula="of:=IF([.D184]&gt;15;1;0)" office:value-type="float" office:value="1" calcext:value-type="float">
            <text:p>1</text:p>
          </table:table-cell>
          <table:table-cell table:formula="of:=ROUND([.D184]-[.G184];2)" office:value-type="float" office:value="8.94" calcext:value-type="float">
            <text:p>8,94</text:p>
          </table:table-cell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float" office:value="75" calcext:value-type="float">
            <text:p>75</text:p>
          </table:table-cell>
          <table:table-cell table:formula="of:=[.C184]-[.H184]+[.J184]" office:value-type="float" office:value="39.24" calcext:value-type="float">
            <text:p>39,24</text:p>
          </table:table-cell>
          <table:table-cell table:formula="of:=[.D184]-[.G184]+[.I184]" office:value-type="float" office:value="8.94" calcext:value-type="float">
            <text:p>8,94</text:p>
          </table:table-cell>
          <table:table-cell table:formula="of:=IF([.D185]&gt;15;[.B185];0.5*[.B185])" office:value-type="float" office:value="37.5" calcext:value-type="float">
            <text:p>37,5</text:p>
          </table:table-cell>
          <table:table-cell table:formula="of:=IF([.D185]&lt;=15;0.5*[.B185];0)" office:value-type="float" office:value="37.5" calcext:value-type="float">
            <text:p>37,5</text:p>
          </table:table-cell>
          <table:table-cell table:formula="of:=ROUND(([.E185]/100)*9;2)" office:value-type="float" office:value="3.38" calcext:value-type="float">
            <text:p>3,38</text:p>
          </table:table-cell>
          <table:table-cell table:formula="of:=ROUND(([.F185]/100)*6;2)" office:value-type="float" office:value="2.25" calcext:value-type="float">
            <text:p>2,25</text:p>
          </table:table-cell>
          <table:table-cell table:formula="of:=IF(([.D185]-[.G185])&lt;5; 30-([.D185]-[.G185]);0)" office:value-type="float" office:value="0" calcext:value-type="float">
            <text:p>0</text:p>
          </table:table-cell>
          <table:table-cell table:formula="of:=IF(AND(WEEKDAY([.A185])=5;([.C185]-[.H185])&lt;40);45-([.C185]-[.H185]);0)" office:value-type="float" office:value="8.01" calcext:value-type="float">
            <text:p>8,01</text:p>
          </table:table-cell>
          <table:table-cell table:formula="of:=IF(AND(WEEKDAY([.A185])=5;([.C185]-[.H185])&lt;40);1;0)" office:value-type="float" office:value="1" calcext:value-type="float">
            <text:p>1</text:p>
          </table:table-cell>
          <table:table-cell table:formula="of:=IF(([.D185]-[.G185])&lt;5; 1;0)" office:value-type="float" office:value="0" calcext:value-type="float">
            <text:p>0</text:p>
          </table:table-cell>
          <table:table-cell table:formula="of:=IF([.D185]&gt;15;1;0)" office:value-type="float" office:value="0" calcext:value-type="float">
            <text:p>0</text:p>
          </table:table-cell>
          <table:table-cell table:formula="of:=ROUND([.D185]-[.G185];2)" office:value-type="float" office:value="5.56" calcext:value-type="float">
            <text:p>5,56</text:p>
          </table:table-cell>
        </table:table-row>
        <table:table-row table:style-name="ro1">
          <table:table-cell office:value-type="date" office:date-value="2014-07-04" calcext:value-type="date">
            <text:p>2014-07-04</text:p>
          </table:table-cell>
          <table:table-cell office:value-type="float" office:value="27" calcext:value-type="float">
            <text:p>27</text:p>
          </table:table-cell>
          <table:table-cell table:formula="of:=[.C185]-[.H185]+[.J185]" office:value-type="float" office:value="45" calcext:value-type="float">
            <text:p>45</text:p>
          </table:table-cell>
          <table:table-cell table:formula="of:=[.D185]-[.G185]+[.I185]" office:value-type="float" office:value="5.56" calcext:value-type="float">
            <text:p>5,56</text:p>
          </table:table-cell>
          <table:table-cell table:formula="of:=IF([.D186]&gt;15;[.B186];0.5*[.B186])" office:value-type="float" office:value="13.5" calcext:value-type="float">
            <text:p>13,5</text:p>
          </table:table-cell>
          <table:table-cell table:formula="of:=IF([.D186]&lt;=15;0.5*[.B186];0)" office:value-type="float" office:value="13.5" calcext:value-type="float">
            <text:p>13,5</text:p>
          </table:table-cell>
          <table:table-cell table:formula="of:=ROUND(([.E186]/100)*9;2)" office:value-type="float" office:value="1.22" calcext:value-type="float">
            <text:p>1,22</text:p>
          </table:table-cell>
          <table:table-cell table:formula="of:=ROUND(([.F186]/100)*6;2)" office:value-type="float" office:value="0.81" calcext:value-type="float">
            <text:p>0,81</text:p>
          </table:table-cell>
          <table:table-cell table:formula="of:=IF(([.D186]-[.G186])&lt;5; 30-([.D186]-[.G186]);0)" office:value-type="float" office:value="25.66" calcext:value-type="float">
            <text:p>25,66</text:p>
          </table:table-cell>
          <table:table-cell table:formula="of:=IF(AND(WEEKDAY([.A186])=5;([.C186]-[.H186])&lt;40);45-([.C186]-[.H186]);0)" office:value-type="float" office:value="0" calcext:value-type="float">
            <text:p>0</text:p>
          </table:table-cell>
          <table:table-cell table:formula="of:=IF(AND(WEEKDAY([.A186])=5;([.C186]-[.H186])&lt;40);1;0)" office:value-type="float" office:value="0" calcext:value-type="float">
            <text:p>0</text:p>
          </table:table-cell>
          <table:table-cell table:formula="of:=IF(([.D186]-[.G186])&lt;5; 1;0)" office:value-type="float" office:value="1" calcext:value-type="float">
            <text:p>1</text:p>
          </table:table-cell>
          <table:table-cell table:formula="of:=IF([.D186]&gt;15;1;0)" office:value-type="float" office:value="0" calcext:value-type="float">
            <text:p>0</text:p>
          </table:table-cell>
          <table:table-cell table:formula="of:=ROUND([.D186]-[.G186];2)" office:value-type="float" office:value="4.34" calcext:value-type="float">
            <text:p>4,34</text:p>
          </table:table-cell>
        </table:table-row>
        <table:table-row table:style-name="ro1">
          <table:table-cell office:value-type="date" office:date-value="2014-07-05" calcext:value-type="date">
            <text:p>2014-07-05</text:p>
          </table:table-cell>
          <table:table-cell office:value-type="float" office:value="56" calcext:value-type="float">
            <text:p>56</text:p>
          </table:table-cell>
          <table:table-cell table:formula="of:=[.C186]-[.H186]+[.J186]" office:value-type="float" office:value="44.19" calcext:value-type="float">
            <text:p>44,19</text:p>
          </table:table-cell>
          <table:table-cell table:formula="of:=[.D186]-[.G186]+[.I186]" office:value-type="float" office:value="30" calcext:value-type="float">
            <text:p>30</text:p>
          </table:table-cell>
          <table:table-cell table:formula="of:=IF([.D187]&gt;15;[.B187];0.5*[.B187])" office:value-type="float" office:value="56" calcext:value-type="float">
            <text:p>56</text:p>
          </table:table-cell>
          <table:table-cell table:formula="of:=IF([.D187]&lt;=15;0.5*[.B187];0)" office:value-type="float" office:value="0" calcext:value-type="float">
            <text:p>0</text:p>
          </table:table-cell>
          <table:table-cell table:formula="of:=ROUND(([.E187]/100)*9;2)" office:value-type="float" office:value="5.04" calcext:value-type="float">
            <text:p>5,04</text:p>
          </table:table-cell>
          <table:table-cell table:formula="of:=ROUND(([.F187]/100)*6;2)" office:value-type="float" office:value="0" calcext:value-type="float">
            <text:p>0</text:p>
          </table:table-cell>
          <table:table-cell table:formula="of:=IF(([.D187]-[.G187])&lt;5; 30-([.D187]-[.G187]);0)" office:value-type="float" office:value="0" calcext:value-type="float">
            <text:p>0</text:p>
          </table:table-cell>
          <table:table-cell table:formula="of:=IF(AND(WEEKDAY([.A187])=5;([.C187]-[.H187])&lt;40);45-([.C187]-[.H187]);0)" office:value-type="float" office:value="0" calcext:value-type="float">
            <text:p>0</text:p>
          </table:table-cell>
          <table:table-cell table:formula="of:=IF(AND(WEEKDAY([.A187])=5;([.C187]-[.H187])&lt;40);1;0)" office:value-type="float" office:value="0" calcext:value-type="float">
            <text:p>0</text:p>
          </table:table-cell>
          <table:table-cell table:formula="of:=IF(([.D187]-[.G187])&lt;5; 1;0)" office:value-type="float" office:value="0" calcext:value-type="float">
            <text:p>0</text:p>
          </table:table-cell>
          <table:table-cell table:formula="of:=IF([.D187]&gt;15;1;0)" office:value-type="float" office:value="1" calcext:value-type="float">
            <text:p>1</text:p>
          </table:table-cell>
          <table:table-cell table:formula="of:=ROUND([.D187]-[.G187];2)" office:value-type="float" office:value="24.96" calcext:value-type="float">
            <text:p>24,96</text:p>
          </table:table-cell>
        </table:table-row>
        <table:table-row table:style-name="ro1">
          <table:table-cell office:value-type="date" office:date-value="2014-07-06" calcext:value-type="date">
            <text:p>2014-07-06</text:p>
          </table:table-cell>
          <table:table-cell office:value-type="float" office:value="141" calcext:value-type="float">
            <text:p>141</text:p>
          </table:table-cell>
          <table:table-cell table:formula="of:=[.C187]-[.H187]+[.J187]" office:value-type="float" office:value="44.19" calcext:value-type="float">
            <text:p>44,19</text:p>
          </table:table-cell>
          <table:table-cell table:formula="of:=[.D187]-[.G187]+[.I187]" office:value-type="float" office:value="24.96" calcext:value-type="float">
            <text:p>24,96</text:p>
          </table:table-cell>
          <table:table-cell table:formula="of:=IF([.D188]&gt;15;[.B188];0.5*[.B188])" office:value-type="float" office:value="141" calcext:value-type="float">
            <text:p>141</text:p>
          </table:table-cell>
          <table:table-cell table:formula="of:=IF([.D188]&lt;=15;0.5*[.B188];0)" office:value-type="float" office:value="0" calcext:value-type="float">
            <text:p>0</text:p>
          </table:table-cell>
          <table:table-cell table:formula="of:=ROUND(([.E188]/100)*9;2)" office:value-type="float" office:value="12.69" calcext:value-type="float">
            <text:p>12,69</text:p>
          </table:table-cell>
          <table:table-cell table:formula="of:=ROUND(([.F188]/100)*6;2)" office:value-type="float" office:value="0" calcext:value-type="float">
            <text:p>0</text:p>
          </table:table-cell>
          <table:table-cell table:formula="of:=IF(([.D188]-[.G188])&lt;5; 30-([.D188]-[.G188]);0)" office:value-type="float" office:value="0" calcext:value-type="float">
            <text:p>0</text:p>
          </table:table-cell>
          <table:table-cell table:formula="of:=IF(AND(WEEKDAY([.A188])=5;([.C188]-[.H188])&lt;40);45-([.C188]-[.H188]);0)" office:value-type="float" office:value="0" calcext:value-type="float">
            <text:p>0</text:p>
          </table:table-cell>
          <table:table-cell table:formula="of:=IF(AND(WEEKDAY([.A188])=5;([.C188]-[.H188])&lt;40);1;0)" office:value-type="float" office:value="0" calcext:value-type="float">
            <text:p>0</text:p>
          </table:table-cell>
          <table:table-cell table:formula="of:=IF(([.D188]-[.G188])&lt;5; 1;0)" office:value-type="float" office:value="0" calcext:value-type="float">
            <text:p>0</text:p>
          </table:table-cell>
          <table:table-cell table:formula="of:=IF([.D188]&gt;15;1;0)" office:value-type="float" office:value="1" calcext:value-type="float">
            <text:p>1</text:p>
          </table:table-cell>
          <table:table-cell table:formula="of:=ROUND([.D188]-[.G188];2)" office:value-type="float" office:value="12.27" calcext:value-type="float">
            <text:p>12,27</text:p>
          </table:table-cell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float" office:value="120" calcext:value-type="float">
            <text:p>120</text:p>
          </table:table-cell>
          <table:table-cell table:formula="of:=[.C188]-[.H188]+[.J188]" office:value-type="float" office:value="44.19" calcext:value-type="float">
            <text:p>44,19</text:p>
          </table:table-cell>
          <table:table-cell table:formula="of:=[.D188]-[.G188]+[.I188]" office:value-type="float" office:value="12.27" calcext:value-type="float">
            <text:p>12,27</text:p>
          </table:table-cell>
          <table:table-cell table:formula="of:=IF([.D189]&gt;15;[.B189];0.5*[.B189])" office:value-type="float" office:value="60" calcext:value-type="float">
            <text:p>60</text:p>
          </table:table-cell>
          <table:table-cell table:formula="of:=IF([.D189]&lt;=15;0.5*[.B189];0)" office:value-type="float" office:value="60" calcext:value-type="float">
            <text:p>60</text:p>
          </table:table-cell>
          <table:table-cell table:formula="of:=ROUND(([.E189]/100)*9;2)" office:value-type="float" office:value="5.4" calcext:value-type="float">
            <text:p>5,4</text:p>
          </table:table-cell>
          <table:table-cell table:formula="of:=ROUND(([.F189]/100)*6;2)" office:value-type="float" office:value="3.6" calcext:value-type="float">
            <text:p>3,6</text:p>
          </table:table-cell>
          <table:table-cell table:formula="of:=IF(([.D189]-[.G189])&lt;5; 30-([.D189]-[.G189]);0)" office:value-type="float" office:value="0" calcext:value-type="float">
            <text:p>0</text:p>
          </table:table-cell>
          <table:table-cell table:formula="of:=IF(AND(WEEKDAY([.A189])=5;([.C189]-[.H189])&lt;40);45-([.C189]-[.H189]);0)" office:value-type="float" office:value="0" calcext:value-type="float">
            <text:p>0</text:p>
          </table:table-cell>
          <table:table-cell table:formula="of:=IF(AND(WEEKDAY([.A189])=5;([.C189]-[.H189])&lt;40);1;0)" office:value-type="float" office:value="0" calcext:value-type="float">
            <text:p>0</text:p>
          </table:table-cell>
          <table:table-cell table:formula="of:=IF(([.D189]-[.G189])&lt;5; 1;0)" office:value-type="float" office:value="0" calcext:value-type="float">
            <text:p>0</text:p>
          </table:table-cell>
          <table:table-cell table:formula="of:=IF([.D189]&gt;15;1;0)" office:value-type="float" office:value="0" calcext:value-type="float">
            <text:p>0</text:p>
          </table:table-cell>
          <table:table-cell table:formula="of:=ROUND([.D189]-[.G189];2)" office:value-type="float" office:value="6.87" calcext:value-type="float">
            <text:p>6,87</text:p>
          </table:table-cell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float" office:value="95" calcext:value-type="float">
            <text:p>95</text:p>
          </table:table-cell>
          <table:table-cell table:formula="of:=[.C189]-[.H189]+[.J189]" office:value-type="float" office:value="40.59" calcext:value-type="float">
            <text:p>40,59</text:p>
          </table:table-cell>
          <table:table-cell table:formula="of:=[.D189]-[.G189]+[.I189]" office:value-type="float" office:value="6.87" calcext:value-type="float">
            <text:p>6,87</text:p>
          </table:table-cell>
          <table:table-cell table:formula="of:=IF([.D190]&gt;15;[.B190];0.5*[.B190])" office:value-type="float" office:value="47.5" calcext:value-type="float">
            <text:p>47,5</text:p>
          </table:table-cell>
          <table:table-cell table:formula="of:=IF([.D190]&lt;=15;0.5*[.B190];0)" office:value-type="float" office:value="47.5" calcext:value-type="float">
            <text:p>47,5</text:p>
          </table:table-cell>
          <table:table-cell table:formula="of:=ROUND(([.E190]/100)*9;2)" office:value-type="float" office:value="4.28" calcext:value-type="float">
            <text:p>4,28</text:p>
          </table:table-cell>
          <table:table-cell table:formula="of:=ROUND(([.F190]/100)*6;2)" office:value-type="float" office:value="2.85" calcext:value-type="float">
            <text:p>2,85</text:p>
          </table:table-cell>
          <table:table-cell table:formula="of:=IF(([.D190]-[.G190])&lt;5; 30-([.D190]-[.G190]);0)" office:value-type="float" office:value="27.41" calcext:value-type="float">
            <text:p>27,41</text:p>
          </table:table-cell>
          <table:table-cell table:formula="of:=IF(AND(WEEKDAY([.A190])=5;([.C190]-[.H190])&lt;40);45-([.C190]-[.H190]);0)" office:value-type="float" office:value="0" calcext:value-type="float">
            <text:p>0</text:p>
          </table:table-cell>
          <table:table-cell table:formula="of:=IF(AND(WEEKDAY([.A190])=5;([.C190]-[.H190])&lt;40);1;0)" office:value-type="float" office:value="0" calcext:value-type="float">
            <text:p>0</text:p>
          </table:table-cell>
          <table:table-cell table:formula="of:=IF(([.D190]-[.G190])&lt;5; 1;0)" office:value-type="float" office:value="1" calcext:value-type="float">
            <text:p>1</text:p>
          </table:table-cell>
          <table:table-cell table:formula="of:=IF([.D190]&gt;15;1;0)" office:value-type="float" office:value="0" calcext:value-type="float">
            <text:p>0</text:p>
          </table:table-cell>
          <table:table-cell table:formula="of:=ROUND([.D190]-[.G190];2)" office:value-type="float" office:value="2.59" calcext:value-type="float">
            <text:p>2,59</text:p>
          </table:table-cell>
        </table:table-row>
        <table:table-row table:style-name="ro1">
          <table:table-cell office:value-type="date" office:date-value="2014-07-09" calcext:value-type="date">
            <text:p>2014-07-09</text:p>
          </table:table-cell>
          <table:table-cell office:value-type="float" office:value="81" calcext:value-type="float">
            <text:p>81</text:p>
          </table:table-cell>
          <table:table-cell table:formula="of:=[.C190]-[.H190]+[.J190]" office:value-type="float" office:value="37.74" calcext:value-type="float">
            <text:p>37,74</text:p>
          </table:table-cell>
          <table:table-cell table:formula="of:=[.D190]-[.G190]+[.I190]" office:value-type="float" office:value="30" calcext:value-type="float">
            <text:p>30</text:p>
          </table:table-cell>
          <table:table-cell table:formula="of:=IF([.D191]&gt;15;[.B191];0.5*[.B191])" office:value-type="float" office:value="81" calcext:value-type="float">
            <text:p>81</text:p>
          </table:table-cell>
          <table:table-cell table:formula="of:=IF([.D191]&lt;=15;0.5*[.B191];0)" office:value-type="float" office:value="0" calcext:value-type="float">
            <text:p>0</text:p>
          </table:table-cell>
          <table:table-cell table:formula="of:=ROUND(([.E191]/100)*9;2)" office:value-type="float" office:value="7.29" calcext:value-type="float">
            <text:p>7,29</text:p>
          </table:table-cell>
          <table:table-cell table:formula="of:=ROUND(([.F191]/100)*6;2)" office:value-type="float" office:value="0" calcext:value-type="float">
            <text:p>0</text:p>
          </table:table-cell>
          <table:table-cell table:formula="of:=IF(([.D191]-[.G191])&lt;5; 30-([.D191]-[.G191]);0)" office:value-type="float" office:value="0" calcext:value-type="float">
            <text:p>0</text:p>
          </table:table-cell>
          <table:table-cell table:formula="of:=IF(AND(WEEKDAY([.A191])=5;([.C191]-[.H191])&lt;40);45-([.C191]-[.H191]);0)" office:value-type="float" office:value="0" calcext:value-type="float">
            <text:p>0</text:p>
          </table:table-cell>
          <table:table-cell table:formula="of:=IF(AND(WEEKDAY([.A191])=5;([.C191]-[.H191])&lt;40);1;0)" office:value-type="float" office:value="0" calcext:value-type="float">
            <text:p>0</text:p>
          </table:table-cell>
          <table:table-cell table:formula="of:=IF(([.D191]-[.G191])&lt;5; 1;0)" office:value-type="float" office:value="0" calcext:value-type="float">
            <text:p>0</text:p>
          </table:table-cell>
          <table:table-cell table:formula="of:=IF([.D191]&gt;15;1;0)" office:value-type="float" office:value="1" calcext:value-type="float">
            <text:p>1</text:p>
          </table:table-cell>
          <table:table-cell table:formula="of:=ROUND([.D191]-[.G191];2)" office:value-type="float" office:value="22.71" calcext:value-type="float">
            <text:p>22,71</text:p>
          </table:table-cell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float" office:value="30" calcext:value-type="float">
            <text:p>30</text:p>
          </table:table-cell>
          <table:table-cell table:formula="of:=[.C191]-[.H191]+[.J191]" office:value-type="float" office:value="37.74" calcext:value-type="float">
            <text:p>37,74</text:p>
          </table:table-cell>
          <table:table-cell table:formula="of:=[.D191]-[.G191]+[.I191]" office:value-type="float" office:value="22.71" calcext:value-type="float">
            <text:p>22,71</text:p>
          </table:table-cell>
          <table:table-cell table:formula="of:=IF([.D192]&gt;15;[.B192];0.5*[.B192])" office:value-type="float" office:value="30" calcext:value-type="float">
            <text:p>30</text:p>
          </table:table-cell>
          <table:table-cell table:formula="of:=IF([.D192]&lt;=15;0.5*[.B192];0)" office:value-type="float" office:value="0" calcext:value-type="float">
            <text:p>0</text:p>
          </table:table-cell>
          <table:table-cell table:formula="of:=ROUND(([.E192]/100)*9;2)" office:value-type="float" office:value="2.7" calcext:value-type="float">
            <text:p>2,7</text:p>
          </table:table-cell>
          <table:table-cell table:formula="of:=ROUND(([.F192]/100)*6;2)" office:value-type="float" office:value="0" calcext:value-type="float">
            <text:p>0</text:p>
          </table:table-cell>
          <table:table-cell table:formula="of:=IF(([.D192]-[.G192])&lt;5; 30-([.D192]-[.G192]);0)" office:value-type="float" office:value="0" calcext:value-type="float">
            <text:p>0</text:p>
          </table:table-cell>
          <table:table-cell table:formula="of:=IF(AND(WEEKDAY([.A192])=5;([.C192]-[.H192])&lt;40);45-([.C192]-[.H192]);0)" office:value-type="float" office:value="7.26000000000001" calcext:value-type="float">
            <text:p>7,26000000000001</text:p>
          </table:table-cell>
          <table:table-cell table:formula="of:=IF(AND(WEEKDAY([.A192])=5;([.C192]-[.H192])&lt;40);1;0)" office:value-type="float" office:value="1" calcext:value-type="float">
            <text:p>1</text:p>
          </table:table-cell>
          <table:table-cell table:formula="of:=IF(([.D192]-[.G192])&lt;5; 1;0)" office:value-type="float" office:value="0" calcext:value-type="float">
            <text:p>0</text:p>
          </table:table-cell>
          <table:table-cell table:formula="of:=IF([.D192]&gt;15;1;0)" office:value-type="float" office:value="1" calcext:value-type="float">
            <text:p>1</text:p>
          </table:table-cell>
          <table:table-cell table:formula="of:=ROUND([.D192]-[.G192];2)" office:value-type="float" office:value="20.01" calcext:value-type="float">
            <text:p>20,01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float" office:value="76" calcext:value-type="float">
            <text:p>76</text:p>
          </table:table-cell>
          <table:table-cell table:formula="of:=[.C192]-[.H192]+[.J192]" office:value-type="float" office:value="45" calcext:value-type="float">
            <text:p>45</text:p>
          </table:table-cell>
          <table:table-cell table:formula="of:=[.D192]-[.G192]+[.I192]" office:value-type="float" office:value="20.01" calcext:value-type="float">
            <text:p>20,01</text:p>
          </table:table-cell>
          <table:table-cell table:formula="of:=IF([.D193]&gt;15;[.B193];0.5*[.B193])" office:value-type="float" office:value="76" calcext:value-type="float">
            <text:p>76</text:p>
          </table:table-cell>
          <table:table-cell table:formula="of:=IF([.D193]&lt;=15;0.5*[.B193];0)" office:value-type="float" office:value="0" calcext:value-type="float">
            <text:p>0</text:p>
          </table:table-cell>
          <table:table-cell table:formula="of:=ROUND(([.E193]/100)*9;2)" office:value-type="float" office:value="6.84" calcext:value-type="float">
            <text:p>6,84</text:p>
          </table:table-cell>
          <table:table-cell table:formula="of:=ROUND(([.F193]/100)*6;2)" office:value-type="float" office:value="0" calcext:value-type="float">
            <text:p>0</text:p>
          </table:table-cell>
          <table:table-cell table:formula="of:=IF(([.D193]-[.G193])&lt;5; 30-([.D193]-[.G193]);0)" office:value-type="float" office:value="0" calcext:value-type="float">
            <text:p>0</text:p>
          </table:table-cell>
          <table:table-cell table:formula="of:=IF(AND(WEEKDAY([.A193])=5;([.C193]-[.H193])&lt;40);45-([.C193]-[.H193]);0)" office:value-type="float" office:value="0" calcext:value-type="float">
            <text:p>0</text:p>
          </table:table-cell>
          <table:table-cell table:formula="of:=IF(AND(WEEKDAY([.A193])=5;([.C193]-[.H193])&lt;40);1;0)" office:value-type="float" office:value="0" calcext:value-type="float">
            <text:p>0</text:p>
          </table:table-cell>
          <table:table-cell table:formula="of:=IF(([.D193]-[.G193])&lt;5; 1;0)" office:value-type="float" office:value="0" calcext:value-type="float">
            <text:p>0</text:p>
          </table:table-cell>
          <table:table-cell table:formula="of:=IF([.D193]&gt;15;1;0)" office:value-type="float" office:value="1" calcext:value-type="float">
            <text:p>1</text:p>
          </table:table-cell>
          <table:table-cell table:formula="of:=ROUND([.D193]-[.G193];2)" office:value-type="float" office:value="13.17" calcext:value-type="float">
            <text:p>13,17</text:p>
          </table:table-cell>
        </table:table-row>
        <table:table-row table:style-name="ro1">
          <table:table-cell office:value-type="date" office:date-value="2014-07-12" calcext:value-type="date">
            <text:p>2014-07-12</text:p>
          </table:table-cell>
          <table:table-cell office:value-type="float" office:value="67" calcext:value-type="float">
            <text:p>67</text:p>
          </table:table-cell>
          <table:table-cell table:formula="of:=[.C193]-[.H193]+[.J193]" office:value-type="float" office:value="45" calcext:value-type="float">
            <text:p>45</text:p>
          </table:table-cell>
          <table:table-cell table:formula="of:=[.D193]-[.G193]+[.I193]" office:value-type="float" office:value="13.17" calcext:value-type="float">
            <text:p>13,17</text:p>
          </table:table-cell>
          <table:table-cell table:formula="of:=IF([.D194]&gt;15;[.B194];0.5*[.B194])" office:value-type="float" office:value="33.5" calcext:value-type="float">
            <text:p>33,5</text:p>
          </table:table-cell>
          <table:table-cell table:formula="of:=IF([.D194]&lt;=15;0.5*[.B194];0)" office:value-type="float" office:value="33.5" calcext:value-type="float">
            <text:p>33,5</text:p>
          </table:table-cell>
          <table:table-cell table:formula="of:=ROUND(([.E194]/100)*9;2)" office:value-type="float" office:value="3.02" calcext:value-type="float">
            <text:p>3,02</text:p>
          </table:table-cell>
          <table:table-cell table:formula="of:=ROUND(([.F194]/100)*6;2)" office:value-type="float" office:value="2.01" calcext:value-type="float">
            <text:p>2,01</text:p>
          </table:table-cell>
          <table:table-cell table:formula="of:=IF(([.D194]-[.G194])&lt;5; 30-([.D194]-[.G194]);0)" office:value-type="float" office:value="0" calcext:value-type="float">
            <text:p>0</text:p>
          </table:table-cell>
          <table:table-cell table:formula="of:=IF(AND(WEEKDAY([.A194])=5;([.C194]-[.H194])&lt;40);45-([.C194]-[.H194]);0)" office:value-type="float" office:value="0" calcext:value-type="float">
            <text:p>0</text:p>
          </table:table-cell>
          <table:table-cell table:formula="of:=IF(AND(WEEKDAY([.A194])=5;([.C194]-[.H194])&lt;40);1;0)" office:value-type="float" office:value="0" calcext:value-type="float">
            <text:p>0</text:p>
          </table:table-cell>
          <table:table-cell table:formula="of:=IF(([.D194]-[.G194])&lt;5; 1;0)" office:value-type="float" office:value="0" calcext:value-type="float">
            <text:p>0</text:p>
          </table:table-cell>
          <table:table-cell table:formula="of:=IF([.D194]&gt;15;1;0)" office:value-type="float" office:value="0" calcext:value-type="float">
            <text:p>0</text:p>
          </table:table-cell>
          <table:table-cell table:formula="of:=ROUND([.D194]-[.G194];2)" office:value-type="float" office:value="10.15" calcext:value-type="float">
            <text:p>10,15</text:p>
          </table:table-cell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float" office:value="102" calcext:value-type="float">
            <text:p>102</text:p>
          </table:table-cell>
          <table:table-cell table:formula="of:=[.C194]-[.H194]+[.J194]" office:value-type="float" office:value="42.99" calcext:value-type="float">
            <text:p>42,99</text:p>
          </table:table-cell>
          <table:table-cell table:formula="of:=[.D194]-[.G194]+[.I194]" office:value-type="float" office:value="10.15" calcext:value-type="float">
            <text:p>10,15</text:p>
          </table:table-cell>
          <table:table-cell table:formula="of:=IF([.D195]&gt;15;[.B195];0.5*[.B195])" office:value-type="float" office:value="51" calcext:value-type="float">
            <text:p>51</text:p>
          </table:table-cell>
          <table:table-cell table:formula="of:=IF([.D195]&lt;=15;0.5*[.B195];0)" office:value-type="float" office:value="51" calcext:value-type="float">
            <text:p>51</text:p>
          </table:table-cell>
          <table:table-cell table:formula="of:=ROUND(([.E195]/100)*9;2)" office:value-type="float" office:value="4.59" calcext:value-type="float">
            <text:p>4,59</text:p>
          </table:table-cell>
          <table:table-cell table:formula="of:=ROUND(([.F195]/100)*6;2)" office:value-type="float" office:value="3.06" calcext:value-type="float">
            <text:p>3,06</text:p>
          </table:table-cell>
          <table:table-cell table:formula="of:=IF(([.D195]-[.G195])&lt;5; 30-([.D195]-[.G195]);0)" office:value-type="float" office:value="0" calcext:value-type="float">
            <text:p>0</text:p>
          </table:table-cell>
          <table:table-cell table:formula="of:=IF(AND(WEEKDAY([.A195])=5;([.C195]-[.H195])&lt;40);45-([.C195]-[.H195]);0)" office:value-type="float" office:value="0" calcext:value-type="float">
            <text:p>0</text:p>
          </table:table-cell>
          <table:table-cell table:formula="of:=IF(AND(WEEKDAY([.A195])=5;([.C195]-[.H195])&lt;40);1;0)" office:value-type="float" office:value="0" calcext:value-type="float">
            <text:p>0</text:p>
          </table:table-cell>
          <table:table-cell table:formula="of:=IF(([.D195]-[.G195])&lt;5; 1;0)" office:value-type="float" office:value="0" calcext:value-type="float">
            <text:p>0</text:p>
          </table:table-cell>
          <table:table-cell table:formula="of:=IF([.D195]&gt;15;1;0)" office:value-type="float" office:value="0" calcext:value-type="float">
            <text:p>0</text:p>
          </table:table-cell>
          <table:table-cell table:formula="of:=ROUND([.D195]-[.G195];2)" office:value-type="float" office:value="5.56" calcext:value-type="float">
            <text:p>5,56</text:p>
          </table:table-cell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float" office:value="67" calcext:value-type="float">
            <text:p>67</text:p>
          </table:table-cell>
          <table:table-cell table:formula="of:=[.C195]-[.H195]+[.J195]" office:value-type="float" office:value="39.93" calcext:value-type="float">
            <text:p>39,93</text:p>
          </table:table-cell>
          <table:table-cell table:formula="of:=[.D195]-[.G195]+[.I195]" office:value-type="float" office:value="5.56" calcext:value-type="float">
            <text:p>5,56</text:p>
          </table:table-cell>
          <table:table-cell table:formula="of:=IF([.D196]&gt;15;[.B196];0.5*[.B196])" office:value-type="float" office:value="33.5" calcext:value-type="float">
            <text:p>33,5</text:p>
          </table:table-cell>
          <table:table-cell table:formula="of:=IF([.D196]&lt;=15;0.5*[.B196];0)" office:value-type="float" office:value="33.5" calcext:value-type="float">
            <text:p>33,5</text:p>
          </table:table-cell>
          <table:table-cell table:formula="of:=ROUND(([.E196]/100)*9;2)" office:value-type="float" office:value="3.02" calcext:value-type="float">
            <text:p>3,02</text:p>
          </table:table-cell>
          <table:table-cell table:formula="of:=ROUND(([.F196]/100)*6;2)" office:value-type="float" office:value="2.01" calcext:value-type="float">
            <text:p>2,01</text:p>
          </table:table-cell>
          <table:table-cell table:formula="of:=IF(([.D196]-[.G196])&lt;5; 30-([.D196]-[.G196]);0)" office:value-type="float" office:value="27.46" calcext:value-type="float">
            <text:p>27,46</text:p>
          </table:table-cell>
          <table:table-cell table:formula="of:=IF(AND(WEEKDAY([.A196])=5;([.C196]-[.H196])&lt;40);45-([.C196]-[.H196]);0)" office:value-type="float" office:value="0" calcext:value-type="float">
            <text:p>0</text:p>
          </table:table-cell>
          <table:table-cell table:formula="of:=IF(AND(WEEKDAY([.A196])=5;([.C196]-[.H196])&lt;40);1;0)" office:value-type="float" office:value="0" calcext:value-type="float">
            <text:p>0</text:p>
          </table:table-cell>
          <table:table-cell table:formula="of:=IF(([.D196]-[.G196])&lt;5; 1;0)" office:value-type="float" office:value="1" calcext:value-type="float">
            <text:p>1</text:p>
          </table:table-cell>
          <table:table-cell table:formula="of:=IF([.D196]&gt;15;1;0)" office:value-type="float" office:value="0" calcext:value-type="float">
            <text:p>0</text:p>
          </table:table-cell>
          <table:table-cell table:formula="of:=ROUND([.D196]-[.G196];2)" office:value-type="float" office:value="2.54" calcext:value-type="float">
            <text:p>2,54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25" calcext:value-type="float">
            <text:p>25</text:p>
          </table:table-cell>
          <table:table-cell table:formula="of:=[.C196]-[.H196]+[.J196]" office:value-type="float" office:value="37.92" calcext:value-type="float">
            <text:p>37,92</text:p>
          </table:table-cell>
          <table:table-cell table:formula="of:=[.D196]-[.G196]+[.I196]" office:value-type="float" office:value="30" calcext:value-type="float">
            <text:p>30</text:p>
          </table:table-cell>
          <table:table-cell table:formula="of:=IF([.D197]&gt;15;[.B197];0.5*[.B197])" office:value-type="float" office:value="25" calcext:value-type="float">
            <text:p>25</text:p>
          </table:table-cell>
          <table:table-cell table:formula="of:=IF([.D197]&lt;=15;0.5*[.B197];0)" office:value-type="float" office:value="0" calcext:value-type="float">
            <text:p>0</text:p>
          </table:table-cell>
          <table:table-cell table:formula="of:=ROUND(([.E197]/100)*9;2)" office:value-type="float" office:value="2.25" calcext:value-type="float">
            <text:p>2,25</text:p>
          </table:table-cell>
          <table:table-cell table:formula="of:=ROUND(([.F197]/100)*6;2)" office:value-type="float" office:value="0" calcext:value-type="float">
            <text:p>0</text:p>
          </table:table-cell>
          <table:table-cell table:formula="of:=IF(([.D197]-[.G197])&lt;5; 30-([.D197]-[.G197]);0)" office:value-type="float" office:value="0" calcext:value-type="float">
            <text:p>0</text:p>
          </table:table-cell>
          <table:table-cell table:formula="of:=IF(AND(WEEKDAY([.A197])=5;([.C197]-[.H197])&lt;40);45-([.C197]-[.H197]);0)" office:value-type="float" office:value="0" calcext:value-type="float">
            <text:p>0</text:p>
          </table:table-cell>
          <table:table-cell table:formula="of:=IF(AND(WEEKDAY([.A197])=5;([.C197]-[.H197])&lt;40);1;0)" office:value-type="float" office:value="0" calcext:value-type="float">
            <text:p>0</text:p>
          </table:table-cell>
          <table:table-cell table:formula="of:=IF(([.D197]-[.G197])&lt;5; 1;0)" office:value-type="float" office:value="0" calcext:value-type="float">
            <text:p>0</text:p>
          </table:table-cell>
          <table:table-cell table:formula="of:=IF([.D197]&gt;15;1;0)" office:value-type="float" office:value="1" calcext:value-type="float">
            <text:p>1</text:p>
          </table:table-cell>
          <table:table-cell table:formula="of:=ROUND([.D197]-[.G197];2)" office:value-type="float" office:value="27.75" calcext:value-type="float">
            <text:p>27,75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float" office:value="69" calcext:value-type="float">
            <text:p>69</text:p>
          </table:table-cell>
          <table:table-cell table:formula="of:=[.C197]-[.H197]+[.J197]" office:value-type="float" office:value="37.92" calcext:value-type="float">
            <text:p>37,92</text:p>
          </table:table-cell>
          <table:table-cell table:formula="of:=[.D197]-[.G197]+[.I197]" office:value-type="float" office:value="27.75" calcext:value-type="float">
            <text:p>27,75</text:p>
          </table:table-cell>
          <table:table-cell table:formula="of:=IF([.D198]&gt;15;[.B198];0.5*[.B198])" office:value-type="float" office:value="69" calcext:value-type="float">
            <text:p>69</text:p>
          </table:table-cell>
          <table:table-cell table:formula="of:=IF([.D198]&lt;=15;0.5*[.B198];0)" office:value-type="float" office:value="0" calcext:value-type="float">
            <text:p>0</text:p>
          </table:table-cell>
          <table:table-cell table:formula="of:=ROUND(([.E198]/100)*9;2)" office:value-type="float" office:value="6.21" calcext:value-type="float">
            <text:p>6,21</text:p>
          </table:table-cell>
          <table:table-cell table:formula="of:=ROUND(([.F198]/100)*6;2)" office:value-type="float" office:value="0" calcext:value-type="float">
            <text:p>0</text:p>
          </table:table-cell>
          <table:table-cell table:formula="of:=IF(([.D198]-[.G198])&lt;5; 30-([.D198]-[.G198]);0)" office:value-type="float" office:value="0" calcext:value-type="float">
            <text:p>0</text:p>
          </table:table-cell>
          <table:table-cell table:formula="of:=IF(AND(WEEKDAY([.A198])=5;([.C198]-[.H198])&lt;40);45-([.C198]-[.H198]);0)" office:value-type="float" office:value="0" calcext:value-type="float">
            <text:p>0</text:p>
          </table:table-cell>
          <table:table-cell table:formula="of:=IF(AND(WEEKDAY([.A198])=5;([.C198]-[.H198])&lt;40);1;0)" office:value-type="float" office:value="0" calcext:value-type="float">
            <text:p>0</text:p>
          </table:table-cell>
          <table:table-cell table:formula="of:=IF(([.D198]-[.G198])&lt;5; 1;0)" office:value-type="float" office:value="0" calcext:value-type="float">
            <text:p>0</text:p>
          </table:table-cell>
          <table:table-cell table:formula="of:=IF([.D198]&gt;15;1;0)" office:value-type="float" office:value="1" calcext:value-type="float">
            <text:p>1</text:p>
          </table:table-cell>
          <table:table-cell table:formula="of:=ROUND([.D198]-[.G198];2)" office:value-type="float" office:value="21.54" calcext:value-type="float">
            <text:p>21,54</text:p>
          </table:table-cell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float" office:value="61" calcext:value-type="float">
            <text:p>61</text:p>
          </table:table-cell>
          <table:table-cell table:formula="of:=[.C198]-[.H198]+[.J198]" office:value-type="float" office:value="37.92" calcext:value-type="float">
            <text:p>37,92</text:p>
          </table:table-cell>
          <table:table-cell table:formula="of:=[.D198]-[.G198]+[.I198]" office:value-type="float" office:value="21.54" calcext:value-type="float">
            <text:p>21,54</text:p>
          </table:table-cell>
          <table:table-cell table:formula="of:=IF([.D199]&gt;15;[.B199];0.5*[.B199])" office:value-type="float" office:value="61" calcext:value-type="float">
            <text:p>61</text:p>
          </table:table-cell>
          <table:table-cell table:formula="of:=IF([.D199]&lt;=15;0.5*[.B199];0)" office:value-type="float" office:value="0" calcext:value-type="float">
            <text:p>0</text:p>
          </table:table-cell>
          <table:table-cell table:formula="of:=ROUND(([.E199]/100)*9;2)" office:value-type="float" office:value="5.49" calcext:value-type="float">
            <text:p>5,49</text:p>
          </table:table-cell>
          <table:table-cell table:formula="of:=ROUND(([.F199]/100)*6;2)" office:value-type="float" office:value="0" calcext:value-type="float">
            <text:p>0</text:p>
          </table:table-cell>
          <table:table-cell table:formula="of:=IF(([.D199]-[.G199])&lt;5; 30-([.D199]-[.G199]);0)" office:value-type="float" office:value="0" calcext:value-type="float">
            <text:p>0</text:p>
          </table:table-cell>
          <table:table-cell table:formula="of:=IF(AND(WEEKDAY([.A199])=5;([.C199]-[.H199])&lt;40);45-([.C199]-[.H199]);0)" office:value-type="float" office:value="7.08" calcext:value-type="float">
            <text:p>7,08</text:p>
          </table:table-cell>
          <table:table-cell table:formula="of:=IF(AND(WEEKDAY([.A199])=5;([.C199]-[.H199])&lt;40);1;0)" office:value-type="float" office:value="1" calcext:value-type="float">
            <text:p>1</text:p>
          </table:table-cell>
          <table:table-cell table:formula="of:=IF(([.D199]-[.G199])&lt;5; 1;0)" office:value-type="float" office:value="0" calcext:value-type="float">
            <text:p>0</text:p>
          </table:table-cell>
          <table:table-cell table:formula="of:=IF([.D199]&gt;15;1;0)" office:value-type="float" office:value="1" calcext:value-type="float">
            <text:p>1</text:p>
          </table:table-cell>
          <table:table-cell table:formula="of:=ROUND([.D199]-[.G199];2)" office:value-type="float" office:value="16.05" calcext:value-type="float">
            <text:p>16,05</text:p>
          </table:table-cell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float" office:value="99" calcext:value-type="float">
            <text:p>99</text:p>
          </table:table-cell>
          <table:table-cell table:formula="of:=[.C199]-[.H199]+[.J199]" office:value-type="float" office:value="45" calcext:value-type="float">
            <text:p>45</text:p>
          </table:table-cell>
          <table:table-cell table:formula="of:=[.D199]-[.G199]+[.I199]" office:value-type="float" office:value="16.05" calcext:value-type="float">
            <text:p>16,05</text:p>
          </table:table-cell>
          <table:table-cell table:formula="of:=IF([.D200]&gt;15;[.B200];0.5*[.B200])" office:value-type="float" office:value="99" calcext:value-type="float">
            <text:p>99</text:p>
          </table:table-cell>
          <table:table-cell table:formula="of:=IF([.D200]&lt;=15;0.5*[.B200];0)" office:value-type="float" office:value="0" calcext:value-type="float">
            <text:p>0</text:p>
          </table:table-cell>
          <table:table-cell table:formula="of:=ROUND(([.E200]/100)*9;2)" office:value-type="float" office:value="8.91" calcext:value-type="float">
            <text:p>8,91</text:p>
          </table:table-cell>
          <table:table-cell table:formula="of:=ROUND(([.F200]/100)*6;2)" office:value-type="float" office:value="0" calcext:value-type="float">
            <text:p>0</text:p>
          </table:table-cell>
          <table:table-cell table:formula="of:=IF(([.D200]-[.G200])&lt;5; 30-([.D200]-[.G200]);0)" office:value-type="float" office:value="0" calcext:value-type="float">
            <text:p>0</text:p>
          </table:table-cell>
          <table:table-cell table:formula="of:=IF(AND(WEEKDAY([.A200])=5;([.C200]-[.H200])&lt;40);45-([.C200]-[.H200]);0)" office:value-type="float" office:value="0" calcext:value-type="float">
            <text:p>0</text:p>
          </table:table-cell>
          <table:table-cell table:formula="of:=IF(AND(WEEKDAY([.A200])=5;([.C200]-[.H200])&lt;40);1;0)" office:value-type="float" office:value="0" calcext:value-type="float">
            <text:p>0</text:p>
          </table:table-cell>
          <table:table-cell table:formula="of:=IF(([.D200]-[.G200])&lt;5; 1;0)" office:value-type="float" office:value="0" calcext:value-type="float">
            <text:p>0</text:p>
          </table:table-cell>
          <table:table-cell table:formula="of:=IF([.D200]&gt;15;1;0)" office:value-type="float" office:value="1" calcext:value-type="float">
            <text:p>1</text:p>
          </table:table-cell>
          <table:table-cell table:formula="of:=ROUND([.D200]-[.G200];2)" office:value-type="float" office:value="7.14" calcext:value-type="float">
            <text:p>7,14</text:p>
          </table:table-cell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float" office:value="16" calcext:value-type="float">
            <text:p>16</text:p>
          </table:table-cell>
          <table:table-cell table:formula="of:=[.C200]-[.H200]+[.J200]" office:value-type="float" office:value="45" calcext:value-type="float">
            <text:p>45</text:p>
          </table:table-cell>
          <table:table-cell table:formula="of:=[.D200]-[.G200]+[.I200]" office:value-type="float" office:value="7.14" calcext:value-type="float">
            <text:p>7,14</text:p>
          </table:table-cell>
          <table:table-cell table:formula="of:=IF([.D201]&gt;15;[.B201];0.5*[.B201])" office:value-type="float" office:value="8" calcext:value-type="float">
            <text:p>8</text:p>
          </table:table-cell>
          <table:table-cell table:formula="of:=IF([.D201]&lt;=15;0.5*[.B201];0)" office:value-type="float" office:value="8" calcext:value-type="float">
            <text:p>8</text:p>
          </table:table-cell>
          <table:table-cell table:formula="of:=ROUND(([.E201]/100)*9;2)" office:value-type="float" office:value="0.72" calcext:value-type="float">
            <text:p>0,72</text:p>
          </table:table-cell>
          <table:table-cell table:formula="of:=ROUND(([.F201]/100)*6;2)" office:value-type="float" office:value="0.48" calcext:value-type="float">
            <text:p>0,48</text:p>
          </table:table-cell>
          <table:table-cell table:formula="of:=IF(([.D201]-[.G201])&lt;5; 30-([.D201]-[.G201]);0)" office:value-type="float" office:value="0" calcext:value-type="float">
            <text:p>0</text:p>
          </table:table-cell>
          <table:table-cell table:formula="of:=IF(AND(WEEKDAY([.A201])=5;([.C201]-[.H201])&lt;40);45-([.C201]-[.H201]);0)" office:value-type="float" office:value="0" calcext:value-type="float">
            <text:p>0</text:p>
          </table:table-cell>
          <table:table-cell table:formula="of:=IF(AND(WEEKDAY([.A201])=5;([.C201]-[.H201])&lt;40);1;0)" office:value-type="float" office:value="0" calcext:value-type="float">
            <text:p>0</text:p>
          </table:table-cell>
          <table:table-cell table:formula="of:=IF(([.D201]-[.G201])&lt;5; 1;0)" office:value-type="float" office:value="0" calcext:value-type="float">
            <text:p>0</text:p>
          </table:table-cell>
          <table:table-cell table:formula="of:=IF([.D201]&gt;15;1;0)" office:value-type="float" office:value="0" calcext:value-type="float">
            <text:p>0</text:p>
          </table:table-cell>
          <table:table-cell table:formula="of:=ROUND([.D201]-[.G201];2)" office:value-type="float" office:value="6.42" calcext:value-type="float">
            <text:p>6,42</text:p>
          </table:table-cell>
        </table:table-row>
        <table:table-row table:style-name="ro1">
          <table:table-cell office:value-type="date" office:date-value="2014-07-20" calcext:value-type="date">
            <text:p>2014-07-20</text:p>
          </table:table-cell>
          <table:table-cell office:value-type="float" office:value="102" calcext:value-type="float">
            <text:p>102</text:p>
          </table:table-cell>
          <table:table-cell table:formula="of:=[.C201]-[.H201]+[.J201]" office:value-type="float" office:value="44.52" calcext:value-type="float">
            <text:p>44,52</text:p>
          </table:table-cell>
          <table:table-cell table:formula="of:=[.D201]-[.G201]+[.I201]" office:value-type="float" office:value="6.42" calcext:value-type="float">
            <text:p>6,42</text:p>
          </table:table-cell>
          <table:table-cell table:formula="of:=IF([.D202]&gt;15;[.B202];0.5*[.B202])" office:value-type="float" office:value="51" calcext:value-type="float">
            <text:p>51</text:p>
          </table:table-cell>
          <table:table-cell table:formula="of:=IF([.D202]&lt;=15;0.5*[.B202];0)" office:value-type="float" office:value="51" calcext:value-type="float">
            <text:p>51</text:p>
          </table:table-cell>
          <table:table-cell table:formula="of:=ROUND(([.E202]/100)*9;2)" office:value-type="float" office:value="4.59" calcext:value-type="float">
            <text:p>4,59</text:p>
          </table:table-cell>
          <table:table-cell table:formula="of:=ROUND(([.F202]/100)*6;2)" office:value-type="float" office:value="3.06" calcext:value-type="float">
            <text:p>3,06</text:p>
          </table:table-cell>
          <table:table-cell table:formula="of:=IF(([.D202]-[.G202])&lt;5; 30-([.D202]-[.G202]);0)" office:value-type="float" office:value="28.17" calcext:value-type="float">
            <text:p>28,17</text:p>
          </table:table-cell>
          <table:table-cell table:formula="of:=IF(AND(WEEKDAY([.A202])=5;([.C202]-[.H202])&lt;40);45-([.C202]-[.H202]);0)" office:value-type="float" office:value="0" calcext:value-type="float">
            <text:p>0</text:p>
          </table:table-cell>
          <table:table-cell table:formula="of:=IF(AND(WEEKDAY([.A202])=5;([.C202]-[.H202])&lt;40);1;0)" office:value-type="float" office:value="0" calcext:value-type="float">
            <text:p>0</text:p>
          </table:table-cell>
          <table:table-cell table:formula="of:=IF(([.D202]-[.G202])&lt;5; 1;0)" office:value-type="float" office:value="1" calcext:value-type="float">
            <text:p>1</text:p>
          </table:table-cell>
          <table:table-cell table:formula="of:=IF([.D202]&gt;15;1;0)" office:value-type="float" office:value="0" calcext:value-type="float">
            <text:p>0</text:p>
          </table:table-cell>
          <table:table-cell table:formula="of:=ROUND([.D202]-[.G202];2)" office:value-type="float" office:value="1.83" calcext:value-type="float">
            <text:p>1,83</text:p>
          </table:table-cell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float" office:value="67" calcext:value-type="float">
            <text:p>67</text:p>
          </table:table-cell>
          <table:table-cell table:formula="of:=[.C202]-[.H202]+[.J202]" office:value-type="float" office:value="41.46" calcext:value-type="float">
            <text:p>41,46</text:p>
          </table:table-cell>
          <table:table-cell table:formula="of:=[.D202]-[.G202]+[.I202]" office:value-type="float" office:value="30" calcext:value-type="float">
            <text:p>30</text:p>
          </table:table-cell>
          <table:table-cell table:formula="of:=IF([.D203]&gt;15;[.B203];0.5*[.B203])" office:value-type="float" office:value="67" calcext:value-type="float">
            <text:p>67</text:p>
          </table:table-cell>
          <table:table-cell table:formula="of:=IF([.D203]&lt;=15;0.5*[.B203];0)" office:value-type="float" office:value="0" calcext:value-type="float">
            <text:p>0</text:p>
          </table:table-cell>
          <table:table-cell table:formula="of:=ROUND(([.E203]/100)*9;2)" office:value-type="float" office:value="6.03" calcext:value-type="float">
            <text:p>6,03</text:p>
          </table:table-cell>
          <table:table-cell table:formula="of:=ROUND(([.F203]/100)*6;2)" office:value-type="float" office:value="0" calcext:value-type="float">
            <text:p>0</text:p>
          </table:table-cell>
          <table:table-cell table:formula="of:=IF(([.D203]-[.G203])&lt;5; 30-([.D203]-[.G203]);0)" office:value-type="float" office:value="0" calcext:value-type="float">
            <text:p>0</text:p>
          </table:table-cell>
          <table:table-cell table:formula="of:=IF(AND(WEEKDAY([.A203])=5;([.C203]-[.H203])&lt;40);45-([.C203]-[.H203]);0)" office:value-type="float" office:value="0" calcext:value-type="float">
            <text:p>0</text:p>
          </table:table-cell>
          <table:table-cell table:formula="of:=IF(AND(WEEKDAY([.A203])=5;([.C203]-[.H203])&lt;40);1;0)" office:value-type="float" office:value="0" calcext:value-type="float">
            <text:p>0</text:p>
          </table:table-cell>
          <table:table-cell table:formula="of:=IF(([.D203]-[.G203])&lt;5; 1;0)" office:value-type="float" office:value="0" calcext:value-type="float">
            <text:p>0</text:p>
          </table:table-cell>
          <table:table-cell table:formula="of:=IF([.D203]&gt;15;1;0)" office:value-type="float" office:value="1" calcext:value-type="float">
            <text:p>1</text:p>
          </table:table-cell>
          <table:table-cell table:formula="of:=ROUND([.D203]-[.G203];2)" office:value-type="float" office:value="23.97" calcext:value-type="float">
            <text:p>23,97</text:p>
          </table:table-cell>
        </table:table-row>
        <table:table-row table:style-name="ro1">
          <table:table-cell office:value-type="date" office:date-value="2014-07-22" calcext:value-type="date">
            <text:p>2014-07-22</text:p>
          </table:table-cell>
          <table:table-cell office:value-type="float" office:value="51" calcext:value-type="float">
            <text:p>51</text:p>
          </table:table-cell>
          <table:table-cell table:formula="of:=[.C203]-[.H203]+[.J203]" office:value-type="float" office:value="41.46" calcext:value-type="float">
            <text:p>41,46</text:p>
          </table:table-cell>
          <table:table-cell table:formula="of:=[.D203]-[.G203]+[.I203]" office:value-type="float" office:value="23.97" calcext:value-type="float">
            <text:p>23,97</text:p>
          </table:table-cell>
          <table:table-cell table:formula="of:=IF([.D204]&gt;15;[.B204];0.5*[.B204])" office:value-type="float" office:value="51" calcext:value-type="float">
            <text:p>51</text:p>
          </table:table-cell>
          <table:table-cell table:formula="of:=IF([.D204]&lt;=15;0.5*[.B204];0)" office:value-type="float" office:value="0" calcext:value-type="float">
            <text:p>0</text:p>
          </table:table-cell>
          <table:table-cell table:formula="of:=ROUND(([.E204]/100)*9;2)" office:value-type="float" office:value="4.59" calcext:value-type="float">
            <text:p>4,59</text:p>
          </table:table-cell>
          <table:table-cell table:formula="of:=ROUND(([.F204]/100)*6;2)" office:value-type="float" office:value="0" calcext:value-type="float">
            <text:p>0</text:p>
          </table:table-cell>
          <table:table-cell table:formula="of:=IF(([.D204]-[.G204])&lt;5; 30-([.D204]-[.G204]);0)" office:value-type="float" office:value="0" calcext:value-type="float">
            <text:p>0</text:p>
          </table:table-cell>
          <table:table-cell table:formula="of:=IF(AND(WEEKDAY([.A204])=5;([.C204]-[.H204])&lt;40);45-([.C204]-[.H204]);0)" office:value-type="float" office:value="0" calcext:value-type="float">
            <text:p>0</text:p>
          </table:table-cell>
          <table:table-cell table:formula="of:=IF(AND(WEEKDAY([.A204])=5;([.C204]-[.H204])&lt;40);1;0)" office:value-type="float" office:value="0" calcext:value-type="float">
            <text:p>0</text:p>
          </table:table-cell>
          <table:table-cell table:formula="of:=IF(([.D204]-[.G204])&lt;5; 1;0)" office:value-type="float" office:value="0" calcext:value-type="float">
            <text:p>0</text:p>
          </table:table-cell>
          <table:table-cell table:formula="of:=IF([.D204]&gt;15;1;0)" office:value-type="float" office:value="1" calcext:value-type="float">
            <text:p>1</text:p>
          </table:table-cell>
          <table:table-cell table:formula="of:=ROUND([.D204]-[.G204];2)" office:value-type="float" office:value="19.38" calcext:value-type="float">
            <text:p>19,38</text:p>
          </table:table-cell>
        </table:table-row>
        <table:table-row table:style-name="ro1">
          <table:table-cell office:value-type="date" office:date-value="2014-07-23" calcext:value-type="date">
            <text:p>2014-07-23</text:p>
          </table:table-cell>
          <table:table-cell office:value-type="float" office:value="34" calcext:value-type="float">
            <text:p>34</text:p>
          </table:table-cell>
          <table:table-cell table:formula="of:=[.C204]-[.H204]+[.J204]" office:value-type="float" office:value="41.46" calcext:value-type="float">
            <text:p>41,46</text:p>
          </table:table-cell>
          <table:table-cell table:formula="of:=[.D204]-[.G204]+[.I204]" office:value-type="float" office:value="19.38" calcext:value-type="float">
            <text:p>19,38</text:p>
          </table:table-cell>
          <table:table-cell table:formula="of:=IF([.D205]&gt;15;[.B205];0.5*[.B205])" office:value-type="float" office:value="34" calcext:value-type="float">
            <text:p>34</text:p>
          </table:table-cell>
          <table:table-cell table:formula="of:=IF([.D205]&lt;=15;0.5*[.B205];0)" office:value-type="float" office:value="0" calcext:value-type="float">
            <text:p>0</text:p>
          </table:table-cell>
          <table:table-cell table:formula="of:=ROUND(([.E205]/100)*9;2)" office:value-type="float" office:value="3.06" calcext:value-type="float">
            <text:p>3,06</text:p>
          </table:table-cell>
          <table:table-cell table:formula="of:=ROUND(([.F205]/100)*6;2)" office:value-type="float" office:value="0" calcext:value-type="float">
            <text:p>0</text:p>
          </table:table-cell>
          <table:table-cell table:formula="of:=IF(([.D205]-[.G205])&lt;5; 30-([.D205]-[.G205]);0)" office:value-type="float" office:value="0" calcext:value-type="float">
            <text:p>0</text:p>
          </table:table-cell>
          <table:table-cell table:formula="of:=IF(AND(WEEKDAY([.A205])=5;([.C205]-[.H205])&lt;40);45-([.C205]-[.H205]);0)" office:value-type="float" office:value="0" calcext:value-type="float">
            <text:p>0</text:p>
          </table:table-cell>
          <table:table-cell table:formula="of:=IF(AND(WEEKDAY([.A205])=5;([.C205]-[.H205])&lt;40);1;0)" office:value-type="float" office:value="0" calcext:value-type="float">
            <text:p>0</text:p>
          </table:table-cell>
          <table:table-cell table:formula="of:=IF(([.D205]-[.G205])&lt;5; 1;0)" office:value-type="float" office:value="0" calcext:value-type="float">
            <text:p>0</text:p>
          </table:table-cell>
          <table:table-cell table:formula="of:=IF([.D205]&gt;15;1;0)" office:value-type="float" office:value="1" calcext:value-type="float">
            <text:p>1</text:p>
          </table:table-cell>
          <table:table-cell table:formula="of:=ROUND([.D205]-[.G205];2)" office:value-type="float" office:value="16.32" calcext:value-type="float">
            <text:p>16,32</text:p>
          </table:table-cell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float" office:value="108" calcext:value-type="float">
            <text:p>108</text:p>
          </table:table-cell>
          <table:table-cell table:formula="of:=[.C205]-[.H205]+[.J205]" office:value-type="float" office:value="41.46" calcext:value-type="float">
            <text:p>41,46</text:p>
          </table:table-cell>
          <table:table-cell table:formula="of:=[.D205]-[.G205]+[.I205]" office:value-type="float" office:value="16.32" calcext:value-type="float">
            <text:p>16,32</text:p>
          </table:table-cell>
          <table:table-cell table:formula="of:=IF([.D206]&gt;15;[.B206];0.5*[.B206])" office:value-type="float" office:value="108" calcext:value-type="float">
            <text:p>108</text:p>
          </table:table-cell>
          <table:table-cell table:formula="of:=IF([.D206]&lt;=15;0.5*[.B206];0)" office:value-type="float" office:value="0" calcext:value-type="float">
            <text:p>0</text:p>
          </table:table-cell>
          <table:table-cell table:formula="of:=ROUND(([.E206]/100)*9;2)" office:value-type="float" office:value="9.72" calcext:value-type="float">
            <text:p>9,72</text:p>
          </table:table-cell>
          <table:table-cell table:formula="of:=ROUND(([.F206]/100)*6;2)" office:value-type="float" office:value="0" calcext:value-type="float">
            <text:p>0</text:p>
          </table:table-cell>
          <table:table-cell table:formula="of:=IF(([.D206]-[.G206])&lt;5; 30-([.D206]-[.G206]);0)" office:value-type="float" office:value="0" calcext:value-type="float">
            <text:p>0</text:p>
          </table:table-cell>
          <table:table-cell table:formula="of:=IF(AND(WEEKDAY([.A206])=5;([.C206]-[.H206])&lt;40);45-([.C206]-[.H206]);0)" office:value-type="float" office:value="0" calcext:value-type="float">
            <text:p>0</text:p>
          </table:table-cell>
          <table:table-cell table:formula="of:=IF(AND(WEEKDAY([.A206])=5;([.C206]-[.H206])&lt;40);1;0)" office:value-type="float" office:value="0" calcext:value-type="float">
            <text:p>0</text:p>
          </table:table-cell>
          <table:table-cell table:formula="of:=IF(([.D206]-[.G206])&lt;5; 1;0)" office:value-type="float" office:value="0" calcext:value-type="float">
            <text:p>0</text:p>
          </table:table-cell>
          <table:table-cell table:formula="of:=IF([.D206]&gt;15;1;0)" office:value-type="float" office:value="1" calcext:value-type="float">
            <text:p>1</text:p>
          </table:table-cell>
          <table:table-cell table:formula="of:=ROUND([.D206]-[.G206];2)" office:value-type="float" office:value="6.6" calcext:value-type="float">
            <text:p>6,6</text:p>
          </table:table-cell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float" office:value="64" calcext:value-type="float">
            <text:p>64</text:p>
          </table:table-cell>
          <table:table-cell table:formula="of:=[.C206]-[.H206]+[.J206]" office:value-type="float" office:value="41.46" calcext:value-type="float">
            <text:p>41,46</text:p>
          </table:table-cell>
          <table:table-cell table:formula="of:=[.D206]-[.G206]+[.I206]" office:value-type="float" office:value="6.6" calcext:value-type="float">
            <text:p>6,6</text:p>
          </table:table-cell>
          <table:table-cell table:formula="of:=IF([.D207]&gt;15;[.B207];0.5*[.B207])" office:value-type="float" office:value="32" calcext:value-type="float">
            <text:p>32</text:p>
          </table:table-cell>
          <table:table-cell table:formula="of:=IF([.D207]&lt;=15;0.5*[.B207];0)" office:value-type="float" office:value="32" calcext:value-type="float">
            <text:p>32</text:p>
          </table:table-cell>
          <table:table-cell table:formula="of:=ROUND(([.E207]/100)*9;2)" office:value-type="float" office:value="2.88" calcext:value-type="float">
            <text:p>2,88</text:p>
          </table:table-cell>
          <table:table-cell table:formula="of:=ROUND(([.F207]/100)*6;2)" office:value-type="float" office:value="1.92" calcext:value-type="float">
            <text:p>1,92</text:p>
          </table:table-cell>
          <table:table-cell table:formula="of:=IF(([.D207]-[.G207])&lt;5; 30-([.D207]-[.G207]);0)" office:value-type="float" office:value="26.28" calcext:value-type="float">
            <text:p>26,28</text:p>
          </table:table-cell>
          <table:table-cell table:formula="of:=IF(AND(WEEKDAY([.A207])=5;([.C207]-[.H207])&lt;40);45-([.C207]-[.H207]);0)" office:value-type="float" office:value="0" calcext:value-type="float">
            <text:p>0</text:p>
          </table:table-cell>
          <table:table-cell table:formula="of:=IF(AND(WEEKDAY([.A207])=5;([.C207]-[.H207])&lt;40);1;0)" office:value-type="float" office:value="0" calcext:value-type="float">
            <text:p>0</text:p>
          </table:table-cell>
          <table:table-cell table:formula="of:=IF(([.D207]-[.G207])&lt;5; 1;0)" office:value-type="float" office:value="1" calcext:value-type="float">
            <text:p>1</text:p>
          </table:table-cell>
          <table:table-cell table:formula="of:=IF([.D207]&gt;15;1;0)" office:value-type="float" office:value="0" calcext:value-type="float">
            <text:p>0</text:p>
          </table:table-cell>
          <table:table-cell table:formula="of:=ROUND([.D207]-[.G207];2)" office:value-type="float" office:value="3.72" calcext:value-type="float">
            <text:p>3,72</text:p>
          </table:table-cell>
        </table:table-row>
        <table:table-row table:style-name="ro1">
          <table:table-cell office:value-type="date" office:date-value="2014-07-26" calcext:value-type="date">
            <text:p>2014-07-26</text:p>
          </table:table-cell>
          <table:table-cell office:value-type="float" office:value="53" calcext:value-type="float">
            <text:p>53</text:p>
          </table:table-cell>
          <table:table-cell table:formula="of:=[.C207]-[.H207]+[.J207]" office:value-type="float" office:value="39.54" calcext:value-type="float">
            <text:p>39,54</text:p>
          </table:table-cell>
          <table:table-cell table:formula="of:=[.D207]-[.G207]+[.I207]" office:value-type="float" office:value="30" calcext:value-type="float">
            <text:p>30</text:p>
          </table:table-cell>
          <table:table-cell table:formula="of:=IF([.D208]&gt;15;[.B208];0.5*[.B208])" office:value-type="float" office:value="53" calcext:value-type="float">
            <text:p>53</text:p>
          </table:table-cell>
          <table:table-cell table:formula="of:=IF([.D208]&lt;=15;0.5*[.B208];0)" office:value-type="float" office:value="0" calcext:value-type="float">
            <text:p>0</text:p>
          </table:table-cell>
          <table:table-cell table:formula="of:=ROUND(([.E208]/100)*9;2)" office:value-type="float" office:value="4.77" calcext:value-type="float">
            <text:p>4,77</text:p>
          </table:table-cell>
          <table:table-cell table:formula="of:=ROUND(([.F208]/100)*6;2)" office:value-type="float" office:value="0" calcext:value-type="float">
            <text:p>0</text:p>
          </table:table-cell>
          <table:table-cell table:formula="of:=IF(([.D208]-[.G208])&lt;5; 30-([.D208]-[.G208]);0)" office:value-type="float" office:value="0" calcext:value-type="float">
            <text:p>0</text:p>
          </table:table-cell>
          <table:table-cell table:formula="of:=IF(AND(WEEKDAY([.A208])=5;([.C208]-[.H208])&lt;40);45-([.C208]-[.H208]);0)" office:value-type="float" office:value="0" calcext:value-type="float">
            <text:p>0</text:p>
          </table:table-cell>
          <table:table-cell table:formula="of:=IF(AND(WEEKDAY([.A208])=5;([.C208]-[.H208])&lt;40);1;0)" office:value-type="float" office:value="0" calcext:value-type="float">
            <text:p>0</text:p>
          </table:table-cell>
          <table:table-cell table:formula="of:=IF(([.D208]-[.G208])&lt;5; 1;0)" office:value-type="float" office:value="0" calcext:value-type="float">
            <text:p>0</text:p>
          </table:table-cell>
          <table:table-cell table:formula="of:=IF([.D208]&gt;15;1;0)" office:value-type="float" office:value="1" calcext:value-type="float">
            <text:p>1</text:p>
          </table:table-cell>
          <table:table-cell table:formula="of:=ROUND([.D208]-[.G208];2)" office:value-type="float" office:value="25.23" calcext:value-type="float">
            <text:p>25,23</text:p>
          </table:table-cell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float" office:value="66" calcext:value-type="float">
            <text:p>66</text:p>
          </table:table-cell>
          <table:table-cell table:formula="of:=[.C208]-[.H208]+[.J208]" office:value-type="float" office:value="39.54" calcext:value-type="float">
            <text:p>39,54</text:p>
          </table:table-cell>
          <table:table-cell table:formula="of:=[.D208]-[.G208]+[.I208]" office:value-type="float" office:value="25.23" calcext:value-type="float">
            <text:p>25,23</text:p>
          </table:table-cell>
          <table:table-cell table:formula="of:=IF([.D209]&gt;15;[.B209];0.5*[.B209])" office:value-type="float" office:value="66" calcext:value-type="float">
            <text:p>66</text:p>
          </table:table-cell>
          <table:table-cell table:formula="of:=IF([.D209]&lt;=15;0.5*[.B209];0)" office:value-type="float" office:value="0" calcext:value-type="float">
            <text:p>0</text:p>
          </table:table-cell>
          <table:table-cell table:formula="of:=ROUND(([.E209]/100)*9;2)" office:value-type="float" office:value="5.94" calcext:value-type="float">
            <text:p>5,94</text:p>
          </table:table-cell>
          <table:table-cell table:formula="of:=ROUND(([.F209]/100)*6;2)" office:value-type="float" office:value="0" calcext:value-type="float">
            <text:p>0</text:p>
          </table:table-cell>
          <table:table-cell table:formula="of:=IF(([.D209]-[.G209])&lt;5; 30-([.D209]-[.G209]);0)" office:value-type="float" office:value="0" calcext:value-type="float">
            <text:p>0</text:p>
          </table:table-cell>
          <table:table-cell table:formula="of:=IF(AND(WEEKDAY([.A209])=5;([.C209]-[.H209])&lt;40);45-([.C209]-[.H209]);0)" office:value-type="float" office:value="0" calcext:value-type="float">
            <text:p>0</text:p>
          </table:table-cell>
          <table:table-cell table:formula="of:=IF(AND(WEEKDAY([.A209])=5;([.C209]-[.H209])&lt;40);1;0)" office:value-type="float" office:value="0" calcext:value-type="float">
            <text:p>0</text:p>
          </table:table-cell>
          <table:table-cell table:formula="of:=IF(([.D209]-[.G209])&lt;5; 1;0)" office:value-type="float" office:value="0" calcext:value-type="float">
            <text:p>0</text:p>
          </table:table-cell>
          <table:table-cell table:formula="of:=IF([.D209]&gt;15;1;0)" office:value-type="float" office:value="1" calcext:value-type="float">
            <text:p>1</text:p>
          </table:table-cell>
          <table:table-cell table:formula="of:=ROUND([.D209]-[.G209];2)" office:value-type="float" office:value="19.29" calcext:value-type="float">
            <text:p>19,29</text:p>
          </table:table-cell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float" office:value="109" calcext:value-type="float">
            <text:p>109</text:p>
          </table:table-cell>
          <table:table-cell table:formula="of:=[.C209]-[.H209]+[.J209]" office:value-type="float" office:value="39.54" calcext:value-type="float">
            <text:p>39,54</text:p>
          </table:table-cell>
          <table:table-cell table:formula="of:=[.D209]-[.G209]+[.I209]" office:value-type="float" office:value="19.29" calcext:value-type="float">
            <text:p>19,29</text:p>
          </table:table-cell>
          <table:table-cell table:formula="of:=IF([.D210]&gt;15;[.B210];0.5*[.B210])" office:value-type="float" office:value="109" calcext:value-type="float">
            <text:p>109</text:p>
          </table:table-cell>
          <table:table-cell table:formula="of:=IF([.D210]&lt;=15;0.5*[.B210];0)" office:value-type="float" office:value="0" calcext:value-type="float">
            <text:p>0</text:p>
          </table:table-cell>
          <table:table-cell table:formula="of:=ROUND(([.E210]/100)*9;2)" office:value-type="float" office:value="9.81" calcext:value-type="float">
            <text:p>9,81</text:p>
          </table:table-cell>
          <table:table-cell table:formula="of:=ROUND(([.F210]/100)*6;2)" office:value-type="float" office:value="0" calcext:value-type="float">
            <text:p>0</text:p>
          </table:table-cell>
          <table:table-cell table:formula="of:=IF(([.D210]-[.G210])&lt;5; 30-([.D210]-[.G210]);0)" office:value-type="float" office:value="0" calcext:value-type="float">
            <text:p>0</text:p>
          </table:table-cell>
          <table:table-cell table:formula="of:=IF(AND(WEEKDAY([.A210])=5;([.C210]-[.H210])&lt;40);45-([.C210]-[.H210]);0)" office:value-type="float" office:value="0" calcext:value-type="float">
            <text:p>0</text:p>
          </table:table-cell>
          <table:table-cell table:formula="of:=IF(AND(WEEKDAY([.A210])=5;([.C210]-[.H210])&lt;40);1;0)" office:value-type="float" office:value="0" calcext:value-type="float">
            <text:p>0</text:p>
          </table:table-cell>
          <table:table-cell table:formula="of:=IF(([.D210]-[.G210])&lt;5; 1;0)" office:value-type="float" office:value="0" calcext:value-type="float">
            <text:p>0</text:p>
          </table:table-cell>
          <table:table-cell table:formula="of:=IF([.D210]&gt;15;1;0)" office:value-type="float" office:value="1" calcext:value-type="float">
            <text:p>1</text:p>
          </table:table-cell>
          <table:table-cell table:formula="of:=ROUND([.D210]-[.G210];2)" office:value-type="float" office:value="9.48" calcext:value-type="float">
            <text:p>9,48</text:p>
          </table:table-cell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float" office:value="70" calcext:value-type="float">
            <text:p>70</text:p>
          </table:table-cell>
          <table:table-cell table:formula="of:=[.C210]-[.H210]+[.J210]" office:value-type="float" office:value="39.54" calcext:value-type="float">
            <text:p>39,54</text:p>
          </table:table-cell>
          <table:table-cell table:formula="of:=[.D210]-[.G210]+[.I210]" office:value-type="float" office:value="9.48" calcext:value-type="float">
            <text:p>9,48</text:p>
          </table:table-cell>
          <table:table-cell table:formula="of:=IF([.D211]&gt;15;[.B211];0.5*[.B211])" office:value-type="float" office:value="35" calcext:value-type="float">
            <text:p>35</text:p>
          </table:table-cell>
          <table:table-cell table:formula="of:=IF([.D211]&lt;=15;0.5*[.B211];0)" office:value-type="float" office:value="35" calcext:value-type="float">
            <text:p>35</text:p>
          </table:table-cell>
          <table:table-cell table:formula="of:=ROUND(([.E211]/100)*9;2)" office:value-type="float" office:value="3.15" calcext:value-type="float">
            <text:p>3,15</text:p>
          </table:table-cell>
          <table:table-cell table:formula="of:=ROUND(([.F211]/100)*6;2)" office:value-type="float" office:value="2.1" calcext:value-type="float">
            <text:p>2,1</text:p>
          </table:table-cell>
          <table:table-cell table:formula="of:=IF(([.D211]-[.G211])&lt;5; 30-([.D211]-[.G211]);0)" office:value-type="float" office:value="0" calcext:value-type="float">
            <text:p>0</text:p>
          </table:table-cell>
          <table:table-cell table:formula="of:=IF(AND(WEEKDAY([.A211])=5;([.C211]-[.H211])&lt;40);45-([.C211]-[.H211]);0)" office:value-type="float" office:value="0" calcext:value-type="float">
            <text:p>0</text:p>
          </table:table-cell>
          <table:table-cell table:formula="of:=IF(AND(WEEKDAY([.A211])=5;([.C211]-[.H211])&lt;40);1;0)" office:value-type="float" office:value="0" calcext:value-type="float">
            <text:p>0</text:p>
          </table:table-cell>
          <table:table-cell table:formula="of:=IF(([.D211]-[.G211])&lt;5; 1;0)" office:value-type="float" office:value="0" calcext:value-type="float">
            <text:p>0</text:p>
          </table:table-cell>
          <table:table-cell table:formula="of:=IF([.D211]&gt;15;1;0)" office:value-type="float" office:value="0" calcext:value-type="float">
            <text:p>0</text:p>
          </table:table-cell>
          <table:table-cell table:formula="of:=ROUND([.D211]-[.G211];2)" office:value-type="float" office:value="6.33" calcext:value-type="float">
            <text:p>6,33</text:p>
          </table:table-cell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float" office:value="29" calcext:value-type="float">
            <text:p>29</text:p>
          </table:table-cell>
          <table:table-cell table:formula="of:=[.C211]-[.H211]+[.J211]" office:value-type="float" office:value="37.44" calcext:value-type="float">
            <text:p>37,44</text:p>
          </table:table-cell>
          <table:table-cell table:formula="of:=[.D211]-[.G211]+[.I211]" office:value-type="float" office:value="6.33" calcext:value-type="float">
            <text:p>6,33</text:p>
          </table:table-cell>
          <table:table-cell table:formula="of:=IF([.D212]&gt;15;[.B212];0.5*[.B212])" office:value-type="float" office:value="14.5" calcext:value-type="float">
            <text:p>14,5</text:p>
          </table:table-cell>
          <table:table-cell table:formula="of:=IF([.D212]&lt;=15;0.5*[.B212];0)" office:value-type="float" office:value="14.5" calcext:value-type="float">
            <text:p>14,5</text:p>
          </table:table-cell>
          <table:table-cell table:formula="of:=ROUND(([.E212]/100)*9;2)" office:value-type="float" office:value="1.31" calcext:value-type="float">
            <text:p>1,31</text:p>
          </table:table-cell>
          <table:table-cell table:formula="of:=ROUND(([.F212]/100)*6;2)" office:value-type="float" office:value="0.87" calcext:value-type="float">
            <text:p>0,87</text:p>
          </table:table-cell>
          <table:table-cell table:formula="of:=IF(([.D212]-[.G212])&lt;5; 30-([.D212]-[.G212]);0)" office:value-type="float" office:value="0" calcext:value-type="float">
            <text:p>0</text:p>
          </table:table-cell>
          <table:table-cell table:formula="of:=IF(AND(WEEKDAY([.A212])=5;([.C212]-[.H212])&lt;40);45-([.C212]-[.H212]);0)" office:value-type="float" office:value="0" calcext:value-type="float">
            <text:p>0</text:p>
          </table:table-cell>
          <table:table-cell table:formula="of:=IF(AND(WEEKDAY([.A212])=5;([.C212]-[.H212])&lt;40);1;0)" office:value-type="float" office:value="0" calcext:value-type="float">
            <text:p>0</text:p>
          </table:table-cell>
          <table:table-cell table:formula="of:=IF(([.D212]-[.G212])&lt;5; 1;0)" office:value-type="float" office:value="0" calcext:value-type="float">
            <text:p>0</text:p>
          </table:table-cell>
          <table:table-cell table:formula="of:=IF([.D212]&gt;15;1;0)" office:value-type="float" office:value="0" calcext:value-type="float">
            <text:p>0</text:p>
          </table:table-cell>
          <table:table-cell table:formula="of:=ROUND([.D212]-[.G212];2)" office:value-type="float" office:value="5.02" calcext:value-type="float">
            <text:p>5,02</text:p>
          </table:table-cell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float" office:value="41" calcext:value-type="float">
            <text:p>41</text:p>
          </table:table-cell>
          <table:table-cell table:formula="of:=[.C212]-[.H212]+[.J212]" office:value-type="float" office:value="36.57" calcext:value-type="float">
            <text:p>36,57</text:p>
          </table:table-cell>
          <table:table-cell table:formula="of:=[.D212]-[.G212]+[.I212]" office:value-type="float" office:value="5.02" calcext:value-type="float">
            <text:p>5,02</text:p>
          </table:table-cell>
          <table:table-cell table:formula="of:=IF([.D213]&gt;15;[.B213];0.5*[.B213])" office:value-type="float" office:value="20.5" calcext:value-type="float">
            <text:p>20,5</text:p>
          </table:table-cell>
          <table:table-cell table:formula="of:=IF([.D213]&lt;=15;0.5*[.B213];0)" office:value-type="float" office:value="20.5" calcext:value-type="float">
            <text:p>20,5</text:p>
          </table:table-cell>
          <table:table-cell table:formula="of:=ROUND(([.E213]/100)*9;2)" office:value-type="float" office:value="1.85" calcext:value-type="float">
            <text:p>1,85</text:p>
          </table:table-cell>
          <table:table-cell table:formula="of:=ROUND(([.F213]/100)*6;2)" office:value-type="float" office:value="1.23" calcext:value-type="float">
            <text:p>1,23</text:p>
          </table:table-cell>
          <table:table-cell table:formula="of:=IF(([.D213]-[.G213])&lt;5; 30-([.D213]-[.G213]);0)" office:value-type="float" office:value="26.83" calcext:value-type="float">
            <text:p>26,83</text:p>
          </table:table-cell>
          <table:table-cell table:formula="of:=IF(AND(WEEKDAY([.A213])=5;([.C213]-[.H213])&lt;40);45-([.C213]-[.H213]);0)" office:value-type="float" office:value="9.66" calcext:value-type="float">
            <text:p>9,66</text:p>
          </table:table-cell>
          <table:table-cell table:formula="of:=IF(AND(WEEKDAY([.A213])=5;([.C213]-[.H213])&lt;40);1;0)" office:value-type="float" office:value="1" calcext:value-type="float">
            <text:p>1</text:p>
          </table:table-cell>
          <table:table-cell table:formula="of:=IF(([.D213]-[.G213])&lt;5; 1;0)" office:value-type="float" office:value="1" calcext:value-type="float">
            <text:p>1</text:p>
          </table:table-cell>
          <table:table-cell table:formula="of:=IF([.D213]&gt;15;1;0)" office:value-type="float" office:value="0" calcext:value-type="float">
            <text:p>0</text:p>
          </table:table-cell>
          <table:table-cell table:formula="of:=ROUND([.D213]-[.G213];2)" office:value-type="float" office:value="3.17" calcext:value-type="float">
            <text:p>3,1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1" calcext:value-type="float">
            <text:p>41</text:p>
          </table:table-cell>
          <table:table-cell table:formula="of:=[.C213]-[.H213]+[.J213]" office:value-type="float" office:value="45" calcext:value-type="float">
            <text:p>45</text:p>
          </table:table-cell>
          <table:table-cell table:formula="of:=[.D213]-[.G213]+[.I213]" office:value-type="float" office:value="30" calcext:value-type="float">
            <text:p>30</text:p>
          </table:table-cell>
          <table:table-cell table:formula="of:=IF([.D214]&gt;15;[.B214];0.5*[.B214])" office:value-type="float" office:value="41" calcext:value-type="float">
            <text:p>41</text:p>
          </table:table-cell>
          <table:table-cell table:formula="of:=IF([.D214]&lt;=15;0.5*[.B214];0)" office:value-type="float" office:value="0" calcext:value-type="float">
            <text:p>0</text:p>
          </table:table-cell>
          <table:table-cell table:formula="of:=ROUND(([.E214]/100)*9;2)" office:value-type="float" office:value="3.69" calcext:value-type="float">
            <text:p>3,69</text:p>
          </table:table-cell>
          <table:table-cell table:formula="of:=ROUND(([.F214]/100)*6;2)" office:value-type="float" office:value="0" calcext:value-type="float">
            <text:p>0</text:p>
          </table:table-cell>
          <table:table-cell table:formula="of:=IF(([.D214]-[.G214])&lt;5; 30-([.D214]-[.G214]);0)" office:value-type="float" office:value="0" calcext:value-type="float">
            <text:p>0</text:p>
          </table:table-cell>
          <table:table-cell table:formula="of:=IF(AND(WEEKDAY([.A214])=5;([.C214]-[.H214])&lt;40);45-([.C214]-[.H214]);0)" office:value-type="float" office:value="0" calcext:value-type="float">
            <text:p>0</text:p>
          </table:table-cell>
          <table:table-cell table:formula="of:=IF(AND(WEEKDAY([.A214])=5;([.C214]-[.H214])&lt;40);1;0)" office:value-type="float" office:value="0" calcext:value-type="float">
            <text:p>0</text:p>
          </table:table-cell>
          <table:table-cell table:formula="of:=IF(([.D214]-[.G214])&lt;5; 1;0)" office:value-type="float" office:value="0" calcext:value-type="float">
            <text:p>0</text:p>
          </table:table-cell>
          <table:table-cell table:formula="of:=IF([.D214]&gt;15;1;0)" office:value-type="float" office:value="1" calcext:value-type="float">
            <text:p>1</text:p>
          </table:table-cell>
          <table:table-cell table:formula="of:=ROUND([.D214]-[.G214];2)" office:value-type="float" office:value="26.31" calcext:value-type="float">
            <text:p>26,31</text:p>
          </table:table-cell>
        </table:table-row>
        <table:table-row table:style-name="ro1">
          <table:table-cell office:value-type="date" office:date-value="2014-08-02" calcext:value-type="date">
            <text:p>2014-08-02</text:p>
          </table:table-cell>
          <table:table-cell office:value-type="float" office:value="116" calcext:value-type="float">
            <text:p>116</text:p>
          </table:table-cell>
          <table:table-cell table:formula="of:=[.C214]-[.H214]+[.J214]" office:value-type="float" office:value="45" calcext:value-type="float">
            <text:p>45</text:p>
          </table:table-cell>
          <table:table-cell table:formula="of:=[.D214]-[.G214]+[.I214]" office:value-type="float" office:value="26.31" calcext:value-type="float">
            <text:p>26,31</text:p>
          </table:table-cell>
          <table:table-cell table:formula="of:=IF([.D215]&gt;15;[.B215];0.5*[.B215])" office:value-type="float" office:value="116" calcext:value-type="float">
            <text:p>116</text:p>
          </table:table-cell>
          <table:table-cell table:formula="of:=IF([.D215]&lt;=15;0.5*[.B215];0)" office:value-type="float" office:value="0" calcext:value-type="float">
            <text:p>0</text:p>
          </table:table-cell>
          <table:table-cell table:formula="of:=ROUND(([.E215]/100)*9;2)" office:value-type="float" office:value="10.44" calcext:value-type="float">
            <text:p>10,44</text:p>
          </table:table-cell>
          <table:table-cell table:formula="of:=ROUND(([.F215]/100)*6;2)" office:value-type="float" office:value="0" calcext:value-type="float">
            <text:p>0</text:p>
          </table:table-cell>
          <table:table-cell table:formula="of:=IF(([.D215]-[.G215])&lt;5; 30-([.D215]-[.G215]);0)" office:value-type="float" office:value="0" calcext:value-type="float">
            <text:p>0</text:p>
          </table:table-cell>
          <table:table-cell table:formula="of:=IF(AND(WEEKDAY([.A215])=5;([.C215]-[.H215])&lt;40);45-([.C215]-[.H215]);0)" office:value-type="float" office:value="0" calcext:value-type="float">
            <text:p>0</text:p>
          </table:table-cell>
          <table:table-cell table:formula="of:=IF(AND(WEEKDAY([.A215])=5;([.C215]-[.H215])&lt;40);1;0)" office:value-type="float" office:value="0" calcext:value-type="float">
            <text:p>0</text:p>
          </table:table-cell>
          <table:table-cell table:formula="of:=IF(([.D215]-[.G215])&lt;5; 1;0)" office:value-type="float" office:value="0" calcext:value-type="float">
            <text:p>0</text:p>
          </table:table-cell>
          <table:table-cell table:formula="of:=IF([.D215]&gt;15;1;0)" office:value-type="float" office:value="1" calcext:value-type="float">
            <text:p>1</text:p>
          </table:table-cell>
          <table:table-cell table:formula="of:=ROUND([.D215]-[.G215];2)" office:value-type="float" office:value="15.87" calcext:value-type="float">
            <text:p>15,87</text:p>
          </table:table-cell>
        </table:table-row>
        <table:table-row table:style-name="ro1">
          <table:table-cell office:value-type="date" office:date-value="2014-08-03" calcext:value-type="date">
            <text:p>2014-08-03</text:p>
          </table:table-cell>
          <table:table-cell office:value-type="float" office:value="128" calcext:value-type="float">
            <text:p>128</text:p>
          </table:table-cell>
          <table:table-cell table:formula="of:=[.C215]-[.H215]+[.J215]" office:value-type="float" office:value="45" calcext:value-type="float">
            <text:p>45</text:p>
          </table:table-cell>
          <table:table-cell table:formula="of:=[.D215]-[.G215]+[.I215]" office:value-type="float" office:value="15.87" calcext:value-type="float">
            <text:p>15,87</text:p>
          </table:table-cell>
          <table:table-cell table:formula="of:=IF([.D216]&gt;15;[.B216];0.5*[.B216])" office:value-type="float" office:value="128" calcext:value-type="float">
            <text:p>128</text:p>
          </table:table-cell>
          <table:table-cell table:formula="of:=IF([.D216]&lt;=15;0.5*[.B216];0)" office:value-type="float" office:value="0" calcext:value-type="float">
            <text:p>0</text:p>
          </table:table-cell>
          <table:table-cell table:formula="of:=ROUND(([.E216]/100)*9;2)" office:value-type="float" office:value="11.52" calcext:value-type="float">
            <text:p>11,52</text:p>
          </table:table-cell>
          <table:table-cell table:formula="of:=ROUND(([.F216]/100)*6;2)" office:value-type="float" office:value="0" calcext:value-type="float">
            <text:p>0</text:p>
          </table:table-cell>
          <table:table-cell table:formula="of:=IF(([.D216]-[.G216])&lt;5; 30-([.D216]-[.G216]);0)" office:value-type="float" office:value="25.65" calcext:value-type="float">
            <text:p>25,65</text:p>
          </table:table-cell>
          <table:table-cell table:formula="of:=IF(AND(WEEKDAY([.A216])=5;([.C216]-[.H216])&lt;40);45-([.C216]-[.H216]);0)" office:value-type="float" office:value="0" calcext:value-type="float">
            <text:p>0</text:p>
          </table:table-cell>
          <table:table-cell table:formula="of:=IF(AND(WEEKDAY([.A216])=5;([.C216]-[.H216])&lt;40);1;0)" office:value-type="float" office:value="0" calcext:value-type="float">
            <text:p>0</text:p>
          </table:table-cell>
          <table:table-cell table:formula="of:=IF(([.D216]-[.G216])&lt;5; 1;0)" office:value-type="float" office:value="1" calcext:value-type="float">
            <text:p>1</text:p>
          </table:table-cell>
          <table:table-cell table:formula="of:=IF([.D216]&gt;15;1;0)" office:value-type="float" office:value="1" calcext:value-type="float">
            <text:p>1</text:p>
          </table:table-cell>
          <table:table-cell table:formula="of:=ROUND([.D216]-[.G216];2)" office:value-type="float" office:value="4.35" calcext:value-type="float">
            <text:p>4,35</text:p>
          </table:table-cell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float" office:value="66" calcext:value-type="float">
            <text:p>66</text:p>
          </table:table-cell>
          <table:table-cell table:formula="of:=[.C216]-[.H216]+[.J216]" office:value-type="float" office:value="45" calcext:value-type="float">
            <text:p>45</text:p>
          </table:table-cell>
          <table:table-cell table:formula="of:=[.D216]-[.G216]+[.I216]" office:value-type="float" office:value="30" calcext:value-type="float">
            <text:p>30</text:p>
          </table:table-cell>
          <table:table-cell table:formula="of:=IF([.D217]&gt;15;[.B217];0.5*[.B217])" office:value-type="float" office:value="66" calcext:value-type="float">
            <text:p>66</text:p>
          </table:table-cell>
          <table:table-cell table:formula="of:=IF([.D217]&lt;=15;0.5*[.B217];0)" office:value-type="float" office:value="0" calcext:value-type="float">
            <text:p>0</text:p>
          </table:table-cell>
          <table:table-cell table:formula="of:=ROUND(([.E217]/100)*9;2)" office:value-type="float" office:value="5.94" calcext:value-type="float">
            <text:p>5,94</text:p>
          </table:table-cell>
          <table:table-cell table:formula="of:=ROUND(([.F217]/100)*6;2)" office:value-type="float" office:value="0" calcext:value-type="float">
            <text:p>0</text:p>
          </table:table-cell>
          <table:table-cell table:formula="of:=IF(([.D217]-[.G217])&lt;5; 30-([.D217]-[.G217]);0)" office:value-type="float" office:value="0" calcext:value-type="float">
            <text:p>0</text:p>
          </table:table-cell>
          <table:table-cell table:formula="of:=IF(AND(WEEKDAY([.A217])=5;([.C217]-[.H217])&lt;40);45-([.C217]-[.H217]);0)" office:value-type="float" office:value="0" calcext:value-type="float">
            <text:p>0</text:p>
          </table:table-cell>
          <table:table-cell table:formula="of:=IF(AND(WEEKDAY([.A217])=5;([.C217]-[.H217])&lt;40);1;0)" office:value-type="float" office:value="0" calcext:value-type="float">
            <text:p>0</text:p>
          </table:table-cell>
          <table:table-cell table:formula="of:=IF(([.D217]-[.G217])&lt;5; 1;0)" office:value-type="float" office:value="0" calcext:value-type="float">
            <text:p>0</text:p>
          </table:table-cell>
          <table:table-cell table:formula="of:=IF([.D217]&gt;15;1;0)" office:value-type="float" office:value="1" calcext:value-type="float">
            <text:p>1</text:p>
          </table:table-cell>
          <table:table-cell table:formula="of:=ROUND([.D217]-[.G217];2)" office:value-type="float" office:value="24.06" calcext:value-type="float">
            <text:p>24,06</text:p>
          </table:table-cell>
        </table:table-row>
        <table:table-row table:style-name="ro1">
          <table:table-cell office:value-type="date" office:date-value="2014-08-05" calcext:value-type="date">
            <text:p>2014-08-05</text:p>
          </table:table-cell>
          <table:table-cell office:value-type="float" office:value="129" calcext:value-type="float">
            <text:p>129</text:p>
          </table:table-cell>
          <table:table-cell table:formula="of:=[.C217]-[.H217]+[.J217]" office:value-type="float" office:value="45" calcext:value-type="float">
            <text:p>45</text:p>
          </table:table-cell>
          <table:table-cell table:formula="of:=[.D217]-[.G217]+[.I217]" office:value-type="float" office:value="24.06" calcext:value-type="float">
            <text:p>24,06</text:p>
          </table:table-cell>
          <table:table-cell table:formula="of:=IF([.D218]&gt;15;[.B218];0.5*[.B218])" office:value-type="float" office:value="129" calcext:value-type="float">
            <text:p>129</text:p>
          </table:table-cell>
          <table:table-cell table:formula="of:=IF([.D218]&lt;=15;0.5*[.B218];0)" office:value-type="float" office:value="0" calcext:value-type="float">
            <text:p>0</text:p>
          </table:table-cell>
          <table:table-cell table:formula="of:=ROUND(([.E218]/100)*9;2)" office:value-type="float" office:value="11.61" calcext:value-type="float">
            <text:p>11,61</text:p>
          </table:table-cell>
          <table:table-cell table:formula="of:=ROUND(([.F218]/100)*6;2)" office:value-type="float" office:value="0" calcext:value-type="float">
            <text:p>0</text:p>
          </table:table-cell>
          <table:table-cell table:formula="of:=IF(([.D218]-[.G218])&lt;5; 30-([.D218]-[.G218]);0)" office:value-type="float" office:value="0" calcext:value-type="float">
            <text:p>0</text:p>
          </table:table-cell>
          <table:table-cell table:formula="of:=IF(AND(WEEKDAY([.A218])=5;([.C218]-[.H218])&lt;40);45-([.C218]-[.H218]);0)" office:value-type="float" office:value="0" calcext:value-type="float">
            <text:p>0</text:p>
          </table:table-cell>
          <table:table-cell table:formula="of:=IF(AND(WEEKDAY([.A218])=5;([.C218]-[.H218])&lt;40);1;0)" office:value-type="float" office:value="0" calcext:value-type="float">
            <text:p>0</text:p>
          </table:table-cell>
          <table:table-cell table:formula="of:=IF(([.D218]-[.G218])&lt;5; 1;0)" office:value-type="float" office:value="0" calcext:value-type="float">
            <text:p>0</text:p>
          </table:table-cell>
          <table:table-cell table:formula="of:=IF([.D218]&gt;15;1;0)" office:value-type="float" office:value="1" calcext:value-type="float">
            <text:p>1</text:p>
          </table:table-cell>
          <table:table-cell table:formula="of:=ROUND([.D218]-[.G218];2)" office:value-type="float" office:value="12.45" calcext:value-type="float">
            <text:p>12,45</text:p>
          </table:table-cell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float" office:value="41" calcext:value-type="float">
            <text:p>41</text:p>
          </table:table-cell>
          <table:table-cell table:formula="of:=[.C218]-[.H218]+[.J218]" office:value-type="float" office:value="45" calcext:value-type="float">
            <text:p>45</text:p>
          </table:table-cell>
          <table:table-cell table:formula="of:=[.D218]-[.G218]+[.I218]" office:value-type="float" office:value="12.45" calcext:value-type="float">
            <text:p>12,45</text:p>
          </table:table-cell>
          <table:table-cell table:formula="of:=IF([.D219]&gt;15;[.B219];0.5*[.B219])" office:value-type="float" office:value="20.5" calcext:value-type="float">
            <text:p>20,5</text:p>
          </table:table-cell>
          <table:table-cell table:formula="of:=IF([.D219]&lt;=15;0.5*[.B219];0)" office:value-type="float" office:value="20.5" calcext:value-type="float">
            <text:p>20,5</text:p>
          </table:table-cell>
          <table:table-cell table:formula="of:=ROUND(([.E219]/100)*9;2)" office:value-type="float" office:value="1.85" calcext:value-type="float">
            <text:p>1,85</text:p>
          </table:table-cell>
          <table:table-cell table:formula="of:=ROUND(([.F219]/100)*6;2)" office:value-type="float" office:value="1.23" calcext:value-type="float">
            <text:p>1,23</text:p>
          </table:table-cell>
          <table:table-cell table:formula="of:=IF(([.D219]-[.G219])&lt;5; 30-([.D219]-[.G219]);0)" office:value-type="float" office:value="0" calcext:value-type="float">
            <text:p>0</text:p>
          </table:table-cell>
          <table:table-cell table:formula="of:=IF(AND(WEEKDAY([.A219])=5;([.C219]-[.H219])&lt;40);45-([.C219]-[.H219]);0)" office:value-type="float" office:value="0" calcext:value-type="float">
            <text:p>0</text:p>
          </table:table-cell>
          <table:table-cell table:formula="of:=IF(AND(WEEKDAY([.A219])=5;([.C219]-[.H219])&lt;40);1;0)" office:value-type="float" office:value="0" calcext:value-type="float">
            <text:p>0</text:p>
          </table:table-cell>
          <table:table-cell table:formula="of:=IF(([.D219]-[.G219])&lt;5; 1;0)" office:value-type="float" office:value="0" calcext:value-type="float">
            <text:p>0</text:p>
          </table:table-cell>
          <table:table-cell table:formula="of:=IF([.D219]&gt;15;1;0)" office:value-type="float" office:value="0" calcext:value-type="float">
            <text:p>0</text:p>
          </table:table-cell>
          <table:table-cell table:formula="of:=ROUND([.D219]-[.G219];2)" office:value-type="float" office:value="10.6" calcext:value-type="float">
            <text:p>10,6</text:p>
          </table:table-cell>
        </table:table-row>
        <table:table-row table:style-name="ro1">
          <table:table-cell office:value-type="date" office:date-value="2014-08-07" calcext:value-type="date">
            <text:p>2014-08-07</text:p>
          </table:table-cell>
          <table:table-cell office:value-type="float" office:value="51" calcext:value-type="float">
            <text:p>51</text:p>
          </table:table-cell>
          <table:table-cell table:formula="of:=[.C219]-[.H219]+[.J219]" office:value-type="float" office:value="43.77" calcext:value-type="float">
            <text:p>43,77</text:p>
          </table:table-cell>
          <table:table-cell table:formula="of:=[.D219]-[.G219]+[.I219]" office:value-type="float" office:value="10.6" calcext:value-type="float">
            <text:p>10,6</text:p>
          </table:table-cell>
          <table:table-cell table:formula="of:=IF([.D220]&gt;15;[.B220];0.5*[.B220])" office:value-type="float" office:value="25.5" calcext:value-type="float">
            <text:p>25,5</text:p>
          </table:table-cell>
          <table:table-cell table:formula="of:=IF([.D220]&lt;=15;0.5*[.B220];0)" office:value-type="float" office:value="25.5" calcext:value-type="float">
            <text:p>25,5</text:p>
          </table:table-cell>
          <table:table-cell table:formula="of:=ROUND(([.E220]/100)*9;2)" office:value-type="float" office:value="2.3" calcext:value-type="float">
            <text:p>2,3</text:p>
          </table:table-cell>
          <table:table-cell table:formula="of:=ROUND(([.F220]/100)*6;2)" office:value-type="float" office:value="1.53" calcext:value-type="float">
            <text:p>1,53</text:p>
          </table:table-cell>
          <table:table-cell table:formula="of:=IF(([.D220]-[.G220])&lt;5; 30-([.D220]-[.G220]);0)" office:value-type="float" office:value="0" calcext:value-type="float">
            <text:p>0</text:p>
          </table:table-cell>
          <table:table-cell table:formula="of:=IF(AND(WEEKDAY([.A220])=5;([.C220]-[.H220])&lt;40);45-([.C220]-[.H220]);0)" office:value-type="float" office:value="0" calcext:value-type="float">
            <text:p>0</text:p>
          </table:table-cell>
          <table:table-cell table:formula="of:=IF(AND(WEEKDAY([.A220])=5;([.C220]-[.H220])&lt;40);1;0)" office:value-type="float" office:value="0" calcext:value-type="float">
            <text:p>0</text:p>
          </table:table-cell>
          <table:table-cell table:formula="of:=IF(([.D220]-[.G220])&lt;5; 1;0)" office:value-type="float" office:value="0" calcext:value-type="float">
            <text:p>0</text:p>
          </table:table-cell>
          <table:table-cell table:formula="of:=IF([.D220]&gt;15;1;0)" office:value-type="float" office:value="0" calcext:value-type="float">
            <text:p>0</text:p>
          </table:table-cell>
          <table:table-cell table:formula="of:=ROUND([.D220]-[.G220];2)" office:value-type="float" office:value="8.3" calcext:value-type="float">
            <text:p>8,3</text:p>
          </table:table-cell>
        </table:table-row>
        <table:table-row table:style-name="ro1">
          <table:table-cell office:value-type="date" office:date-value="2014-08-08" calcext:value-type="date">
            <text:p>2014-08-08</text:p>
          </table:table-cell>
          <table:table-cell office:value-type="float" office:value="72" calcext:value-type="float">
            <text:p>72</text:p>
          </table:table-cell>
          <table:table-cell table:formula="of:=[.C220]-[.H220]+[.J220]" office:value-type="float" office:value="42.24" calcext:value-type="float">
            <text:p>42,24</text:p>
          </table:table-cell>
          <table:table-cell table:formula="of:=[.D220]-[.G220]+[.I220]" office:value-type="float" office:value="8.3" calcext:value-type="float">
            <text:p>8,3</text:p>
          </table:table-cell>
          <table:table-cell table:formula="of:=IF([.D221]&gt;15;[.B221];0.5*[.B221])" office:value-type="float" office:value="36" calcext:value-type="float">
            <text:p>36</text:p>
          </table:table-cell>
          <table:table-cell table:formula="of:=IF([.D221]&lt;=15;0.5*[.B221];0)" office:value-type="float" office:value="36" calcext:value-type="float">
            <text:p>36</text:p>
          </table:table-cell>
          <table:table-cell table:formula="of:=ROUND(([.E221]/100)*9;2)" office:value-type="float" office:value="3.24" calcext:value-type="float">
            <text:p>3,24</text:p>
          </table:table-cell>
          <table:table-cell table:formula="of:=ROUND(([.F221]/100)*6;2)" office:value-type="float" office:value="2.16" calcext:value-type="float">
            <text:p>2,16</text:p>
          </table:table-cell>
          <table:table-cell table:formula="of:=IF(([.D221]-[.G221])&lt;5; 30-([.D221]-[.G221]);0)" office:value-type="float" office:value="0" calcext:value-type="float">
            <text:p>0</text:p>
          </table:table-cell>
          <table:table-cell table:formula="of:=IF(AND(WEEKDAY([.A221])=5;([.C221]-[.H221])&lt;40);45-([.C221]-[.H221]);0)" office:value-type="float" office:value="0" calcext:value-type="float">
            <text:p>0</text:p>
          </table:table-cell>
          <table:table-cell table:formula="of:=IF(AND(WEEKDAY([.A221])=5;([.C221]-[.H221])&lt;40);1;0)" office:value-type="float" office:value="0" calcext:value-type="float">
            <text:p>0</text:p>
          </table:table-cell>
          <table:table-cell table:formula="of:=IF(([.D221]-[.G221])&lt;5; 1;0)" office:value-type="float" office:value="0" calcext:value-type="float">
            <text:p>0</text:p>
          </table:table-cell>
          <table:table-cell table:formula="of:=IF([.D221]&gt;15;1;0)" office:value-type="float" office:value="0" calcext:value-type="float">
            <text:p>0</text:p>
          </table:table-cell>
          <table:table-cell table:formula="of:=ROUND([.D221]-[.G221];2)" office:value-type="float" office:value="5.06" calcext:value-type="float">
            <text:p>5,06</text:p>
          </table:table-cell>
        </table:table-row>
        <table:table-row table:style-name="ro1">
          <table:table-cell office:value-type="date" office:date-value="2014-08-09" calcext:value-type="date">
            <text:p>2014-08-09</text:p>
          </table:table-cell>
          <table:table-cell office:value-type="float" office:value="30" calcext:value-type="float">
            <text:p>30</text:p>
          </table:table-cell>
          <table:table-cell table:formula="of:=[.C221]-[.H221]+[.J221]" office:value-type="float" office:value="40.08" calcext:value-type="float">
            <text:p>40,08</text:p>
          </table:table-cell>
          <table:table-cell table:formula="of:=[.D221]-[.G221]+[.I221]" office:value-type="float" office:value="5.06" calcext:value-type="float">
            <text:p>5,06</text:p>
          </table:table-cell>
          <table:table-cell table:formula="of:=IF([.D222]&gt;15;[.B222];0.5*[.B222])" office:value-type="float" office:value="15" calcext:value-type="float">
            <text:p>15</text:p>
          </table:table-cell>
          <table:table-cell table:formula="of:=IF([.D222]&lt;=15;0.5*[.B222];0)" office:value-type="float" office:value="15" calcext:value-type="float">
            <text:p>15</text:p>
          </table:table-cell>
          <table:table-cell table:formula="of:=ROUND(([.E222]/100)*9;2)" office:value-type="float" office:value="1.35" calcext:value-type="float">
            <text:p>1,35</text:p>
          </table:table-cell>
          <table:table-cell table:formula="of:=ROUND(([.F222]/100)*6;2)" office:value-type="float" office:value="0.9" calcext:value-type="float">
            <text:p>0,9</text:p>
          </table:table-cell>
          <table:table-cell table:formula="of:=IF(([.D222]-[.G222])&lt;5; 30-([.D222]-[.G222]);0)" office:value-type="float" office:value="26.29" calcext:value-type="float">
            <text:p>26,29</text:p>
          </table:table-cell>
          <table:table-cell table:formula="of:=IF(AND(WEEKDAY([.A222])=5;([.C222]-[.H222])&lt;40);45-([.C222]-[.H222]);0)" office:value-type="float" office:value="0" calcext:value-type="float">
            <text:p>0</text:p>
          </table:table-cell>
          <table:table-cell table:formula="of:=IF(AND(WEEKDAY([.A222])=5;([.C222]-[.H222])&lt;40);1;0)" office:value-type="float" office:value="0" calcext:value-type="float">
            <text:p>0</text:p>
          </table:table-cell>
          <table:table-cell table:formula="of:=IF(([.D222]-[.G222])&lt;5; 1;0)" office:value-type="float" office:value="1" calcext:value-type="float">
            <text:p>1</text:p>
          </table:table-cell>
          <table:table-cell table:formula="of:=IF([.D222]&gt;15;1;0)" office:value-type="float" office:value="0" calcext:value-type="float">
            <text:p>0</text:p>
          </table:table-cell>
          <table:table-cell table:formula="of:=ROUND([.D222]-[.G222];2)" office:value-type="float" office:value="3.71" calcext:value-type="float">
            <text:p>3,71</text:p>
          </table:table-cell>
        </table:table-row>
        <table:table-row table:style-name="ro1">
          <table:table-cell office:value-type="date" office:date-value="2014-08-10" calcext:value-type="date">
            <text:p>2014-08-10</text:p>
          </table:table-cell>
          <table:table-cell office:value-type="float" office:value="95" calcext:value-type="float">
            <text:p>95</text:p>
          </table:table-cell>
          <table:table-cell table:formula="of:=[.C222]-[.H222]+[.J222]" office:value-type="float" office:value="39.18" calcext:value-type="float">
            <text:p>39,18</text:p>
          </table:table-cell>
          <table:table-cell table:formula="of:=[.D222]-[.G222]+[.I222]" office:value-type="float" office:value="30" calcext:value-type="float">
            <text:p>30</text:p>
          </table:table-cell>
          <table:table-cell table:formula="of:=IF([.D223]&gt;15;[.B223];0.5*[.B223])" office:value-type="float" office:value="95" calcext:value-type="float">
            <text:p>95</text:p>
          </table:table-cell>
          <table:table-cell table:formula="of:=IF([.D223]&lt;=15;0.5*[.B223];0)" office:value-type="float" office:value="0" calcext:value-type="float">
            <text:p>0</text:p>
          </table:table-cell>
          <table:table-cell table:formula="of:=ROUND(([.E223]/100)*9;2)" office:value-type="float" office:value="8.55" calcext:value-type="float">
            <text:p>8,55</text:p>
          </table:table-cell>
          <table:table-cell table:formula="of:=ROUND(([.F223]/100)*6;2)" office:value-type="float" office:value="0" calcext:value-type="float">
            <text:p>0</text:p>
          </table:table-cell>
          <table:table-cell table:formula="of:=IF(([.D223]-[.G223])&lt;5; 30-([.D223]-[.G223]);0)" office:value-type="float" office:value="0" calcext:value-type="float">
            <text:p>0</text:p>
          </table:table-cell>
          <table:table-cell table:formula="of:=IF(AND(WEEKDAY([.A223])=5;([.C223]-[.H223])&lt;40);45-([.C223]-[.H223]);0)" office:value-type="float" office:value="0" calcext:value-type="float">
            <text:p>0</text:p>
          </table:table-cell>
          <table:table-cell table:formula="of:=IF(AND(WEEKDAY([.A223])=5;([.C223]-[.H223])&lt;40);1;0)" office:value-type="float" office:value="0" calcext:value-type="float">
            <text:p>0</text:p>
          </table:table-cell>
          <table:table-cell table:formula="of:=IF(([.D223]-[.G223])&lt;5; 1;0)" office:value-type="float" office:value="0" calcext:value-type="float">
            <text:p>0</text:p>
          </table:table-cell>
          <table:table-cell table:formula="of:=IF([.D223]&gt;15;1;0)" office:value-type="float" office:value="1" calcext:value-type="float">
            <text:p>1</text:p>
          </table:table-cell>
          <table:table-cell table:formula="of:=ROUND([.D223]-[.G223];2)" office:value-type="float" office:value="21.45" calcext:value-type="float">
            <text:p>21,45</text:p>
          </table:table-cell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float" office:value="104" calcext:value-type="float">
            <text:p>104</text:p>
          </table:table-cell>
          <table:table-cell table:formula="of:=[.C223]-[.H223]+[.J223]" office:value-type="float" office:value="39.18" calcext:value-type="float">
            <text:p>39,18</text:p>
          </table:table-cell>
          <table:table-cell table:formula="of:=[.D223]-[.G223]+[.I223]" office:value-type="float" office:value="21.45" calcext:value-type="float">
            <text:p>21,45</text:p>
          </table:table-cell>
          <table:table-cell table:formula="of:=IF([.D224]&gt;15;[.B224];0.5*[.B224])" office:value-type="float" office:value="104" calcext:value-type="float">
            <text:p>104</text:p>
          </table:table-cell>
          <table:table-cell table:formula="of:=IF([.D224]&lt;=15;0.5*[.B224];0)" office:value-type="float" office:value="0" calcext:value-type="float">
            <text:p>0</text:p>
          </table:table-cell>
          <table:table-cell table:formula="of:=ROUND(([.E224]/100)*9;2)" office:value-type="float" office:value="9.36" calcext:value-type="float">
            <text:p>9,36</text:p>
          </table:table-cell>
          <table:table-cell table:formula="of:=ROUND(([.F224]/100)*6;2)" office:value-type="float" office:value="0" calcext:value-type="float">
            <text:p>0</text:p>
          </table:table-cell>
          <table:table-cell table:formula="of:=IF(([.D224]-[.G224])&lt;5; 30-([.D224]-[.G224]);0)" office:value-type="float" office:value="0" calcext:value-type="float">
            <text:p>0</text:p>
          </table:table-cell>
          <table:table-cell table:formula="of:=IF(AND(WEEKDAY([.A224])=5;([.C224]-[.H224])&lt;40);45-([.C224]-[.H224]);0)" office:value-type="float" office:value="0" calcext:value-type="float">
            <text:p>0</text:p>
          </table:table-cell>
          <table:table-cell table:formula="of:=IF(AND(WEEKDAY([.A224])=5;([.C224]-[.H224])&lt;40);1;0)" office:value-type="float" office:value="0" calcext:value-type="float">
            <text:p>0</text:p>
          </table:table-cell>
          <table:table-cell table:formula="of:=IF(([.D224]-[.G224])&lt;5; 1;0)" office:value-type="float" office:value="0" calcext:value-type="float">
            <text:p>0</text:p>
          </table:table-cell>
          <table:table-cell table:formula="of:=IF([.D224]&gt;15;1;0)" office:value-type="float" office:value="1" calcext:value-type="float">
            <text:p>1</text:p>
          </table:table-cell>
          <table:table-cell table:formula="of:=ROUND([.D224]-[.G224];2)" office:value-type="float" office:value="12.09" calcext:value-type="float">
            <text:p>12,09</text:p>
          </table:table-cell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float" office:value="16" calcext:value-type="float">
            <text:p>16</text:p>
          </table:table-cell>
          <table:table-cell table:formula="of:=[.C224]-[.H224]+[.J224]" office:value-type="float" office:value="39.18" calcext:value-type="float">
            <text:p>39,18</text:p>
          </table:table-cell>
          <table:table-cell table:formula="of:=[.D224]-[.G224]+[.I224]" office:value-type="float" office:value="12.09" calcext:value-type="float">
            <text:p>12,09</text:p>
          </table:table-cell>
          <table:table-cell table:formula="of:=IF([.D225]&gt;15;[.B225];0.5*[.B225])" office:value-type="float" office:value="8" calcext:value-type="float">
            <text:p>8</text:p>
          </table:table-cell>
          <table:table-cell table:formula="of:=IF([.D225]&lt;=15;0.5*[.B225];0)" office:value-type="float" office:value="8" calcext:value-type="float">
            <text:p>8</text:p>
          </table:table-cell>
          <table:table-cell table:formula="of:=ROUND(([.E225]/100)*9;2)" office:value-type="float" office:value="0.72" calcext:value-type="float">
            <text:p>0,72</text:p>
          </table:table-cell>
          <table:table-cell table:formula="of:=ROUND(([.F225]/100)*6;2)" office:value-type="float" office:value="0.48" calcext:value-type="float">
            <text:p>0,48</text:p>
          </table:table-cell>
          <table:table-cell table:formula="of:=IF(([.D225]-[.G225])&lt;5; 30-([.D225]-[.G225]);0)" office:value-type="float" office:value="0" calcext:value-type="float">
            <text:p>0</text:p>
          </table:table-cell>
          <table:table-cell table:formula="of:=IF(AND(WEEKDAY([.A225])=5;([.C225]-[.H225])&lt;40);45-([.C225]-[.H225]);0)" office:value-type="float" office:value="0" calcext:value-type="float">
            <text:p>0</text:p>
          </table:table-cell>
          <table:table-cell table:formula="of:=IF(AND(WEEKDAY([.A225])=5;([.C225]-[.H225])&lt;40);1;0)" office:value-type="float" office:value="0" calcext:value-type="float">
            <text:p>0</text:p>
          </table:table-cell>
          <table:table-cell table:formula="of:=IF(([.D225]-[.G225])&lt;5; 1;0)" office:value-type="float" office:value="0" calcext:value-type="float">
            <text:p>0</text:p>
          </table:table-cell>
          <table:table-cell table:formula="of:=IF([.D225]&gt;15;1;0)" office:value-type="float" office:value="0" calcext:value-type="float">
            <text:p>0</text:p>
          </table:table-cell>
          <table:table-cell table:formula="of:=ROUND([.D225]-[.G225];2)" office:value-type="float" office:value="11.37" calcext:value-type="float">
            <text:p>11,37</text:p>
          </table:table-cell>
        </table:table-row>
        <table:table-row table:style-name="ro1">
          <table:table-cell office:value-type="date" office:date-value="2014-08-13" calcext:value-type="date">
            <text:p>2014-08-13</text:p>
          </table:table-cell>
          <table:table-cell office:value-type="float" office:value="34" calcext:value-type="float">
            <text:p>34</text:p>
          </table:table-cell>
          <table:table-cell table:formula="of:=[.C225]-[.H225]+[.J225]" office:value-type="float" office:value="38.7" calcext:value-type="float">
            <text:p>38,7</text:p>
          </table:table-cell>
          <table:table-cell table:formula="of:=[.D225]-[.G225]+[.I225]" office:value-type="float" office:value="11.37" calcext:value-type="float">
            <text:p>11,37</text:p>
          </table:table-cell>
          <table:table-cell table:formula="of:=IF([.D226]&gt;15;[.B226];0.5*[.B226])" office:value-type="float" office:value="17" calcext:value-type="float">
            <text:p>17</text:p>
          </table:table-cell>
          <table:table-cell table:formula="of:=IF([.D226]&lt;=15;0.5*[.B226];0)" office:value-type="float" office:value="17" calcext:value-type="float">
            <text:p>17</text:p>
          </table:table-cell>
          <table:table-cell table:formula="of:=ROUND(([.E226]/100)*9;2)" office:value-type="float" office:value="1.53" calcext:value-type="float">
            <text:p>1,53</text:p>
          </table:table-cell>
          <table:table-cell table:formula="of:=ROUND(([.F226]/100)*6;2)" office:value-type="float" office:value="1.02" calcext:value-type="float">
            <text:p>1,02</text:p>
          </table:table-cell>
          <table:table-cell table:formula="of:=IF(([.D226]-[.G226])&lt;5; 30-([.D226]-[.G226]);0)" office:value-type="float" office:value="0" calcext:value-type="float">
            <text:p>0</text:p>
          </table:table-cell>
          <table:table-cell table:formula="of:=IF(AND(WEEKDAY([.A226])=5;([.C226]-[.H226])&lt;40);45-([.C226]-[.H226]);0)" office:value-type="float" office:value="0" calcext:value-type="float">
            <text:p>0</text:p>
          </table:table-cell>
          <table:table-cell table:formula="of:=IF(AND(WEEKDAY([.A226])=5;([.C226]-[.H226])&lt;40);1;0)" office:value-type="float" office:value="0" calcext:value-type="float">
            <text:p>0</text:p>
          </table:table-cell>
          <table:table-cell table:formula="of:=IF(([.D226]-[.G226])&lt;5; 1;0)" office:value-type="float" office:value="0" calcext:value-type="float">
            <text:p>0</text:p>
          </table:table-cell>
          <table:table-cell table:formula="of:=IF([.D226]&gt;15;1;0)" office:value-type="float" office:value="0" calcext:value-type="float">
            <text:p>0</text:p>
          </table:table-cell>
          <table:table-cell table:formula="of:=ROUND([.D226]-[.G226];2)" office:value-type="float" office:value="9.84" calcext:value-type="float">
            <text:p>9,84</text:p>
          </table:table-cell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float" office:value="39" calcext:value-type="float">
            <text:p>39</text:p>
          </table:table-cell>
          <table:table-cell table:formula="of:=[.C226]-[.H226]+[.J226]" office:value-type="float" office:value="37.68" calcext:value-type="float">
            <text:p>37,68</text:p>
          </table:table-cell>
          <table:table-cell table:formula="of:=[.D226]-[.G226]+[.I226]" office:value-type="float" office:value="9.84" calcext:value-type="float">
            <text:p>9,84</text:p>
          </table:table-cell>
          <table:table-cell table:formula="of:=IF([.D227]&gt;15;[.B227];0.5*[.B227])" office:value-type="float" office:value="19.5" calcext:value-type="float">
            <text:p>19,5</text:p>
          </table:table-cell>
          <table:table-cell table:formula="of:=IF([.D227]&lt;=15;0.5*[.B227];0)" office:value-type="float" office:value="19.5" calcext:value-type="float">
            <text:p>19,5</text:p>
          </table:table-cell>
          <table:table-cell table:formula="of:=ROUND(([.E227]/100)*9;2)" office:value-type="float" office:value="1.76" calcext:value-type="float">
            <text:p>1,76</text:p>
          </table:table-cell>
          <table:table-cell table:formula="of:=ROUND(([.F227]/100)*6;2)" office:value-type="float" office:value="1.17" calcext:value-type="float">
            <text:p>1,17</text:p>
          </table:table-cell>
          <table:table-cell table:formula="of:=IF(([.D227]-[.G227])&lt;5; 30-([.D227]-[.G227]);0)" office:value-type="float" office:value="0" calcext:value-type="float">
            <text:p>0</text:p>
          </table:table-cell>
          <table:table-cell table:formula="of:=IF(AND(WEEKDAY([.A227])=5;([.C227]-[.H227])&lt;40);45-([.C227]-[.H227]);0)" office:value-type="float" office:value="8.49" calcext:value-type="float">
            <text:p>8,49</text:p>
          </table:table-cell>
          <table:table-cell table:formula="of:=IF(AND(WEEKDAY([.A227])=5;([.C227]-[.H227])&lt;40);1;0)" office:value-type="float" office:value="1" calcext:value-type="float">
            <text:p>1</text:p>
          </table:table-cell>
          <table:table-cell table:formula="of:=IF(([.D227]-[.G227])&lt;5; 1;0)" office:value-type="float" office:value="0" calcext:value-type="float">
            <text:p>0</text:p>
          </table:table-cell>
          <table:table-cell table:formula="of:=IF([.D227]&gt;15;1;0)" office:value-type="float" office:value="0" calcext:value-type="float">
            <text:p>0</text:p>
          </table:table-cell>
          <table:table-cell table:formula="of:=ROUND([.D227]-[.G227];2)" office:value-type="float" office:value="8.08" calcext:value-type="float">
            <text:p>8,08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133" calcext:value-type="float">
            <text:p>133</text:p>
          </table:table-cell>
          <table:table-cell table:formula="of:=[.C227]-[.H227]+[.J227]" office:value-type="float" office:value="45" calcext:value-type="float">
            <text:p>45</text:p>
          </table:table-cell>
          <table:table-cell table:formula="of:=[.D227]-[.G227]+[.I227]" office:value-type="float" office:value="8.08" calcext:value-type="float">
            <text:p>8,08</text:p>
          </table:table-cell>
          <table:table-cell table:formula="of:=IF([.D228]&gt;15;[.B228];0.5*[.B228])" office:value-type="float" office:value="66.5" calcext:value-type="float">
            <text:p>66,5</text:p>
          </table:table-cell>
          <table:table-cell table:formula="of:=IF([.D228]&lt;=15;0.5*[.B228];0)" office:value-type="float" office:value="66.5" calcext:value-type="float">
            <text:p>66,5</text:p>
          </table:table-cell>
          <table:table-cell table:formula="of:=ROUND(([.E228]/100)*9;2)" office:value-type="float" office:value="5.99" calcext:value-type="float">
            <text:p>5,99</text:p>
          </table:table-cell>
          <table:table-cell table:formula="of:=ROUND(([.F228]/100)*6;2)" office:value-type="float" office:value="3.99" calcext:value-type="float">
            <text:p>3,99</text:p>
          </table:table-cell>
          <table:table-cell table:formula="of:=IF(([.D228]-[.G228])&lt;5; 30-([.D228]-[.G228]);0)" office:value-type="float" office:value="27.91" calcext:value-type="float">
            <text:p>27,91</text:p>
          </table:table-cell>
          <table:table-cell table:formula="of:=IF(AND(WEEKDAY([.A228])=5;([.C228]-[.H228])&lt;40);45-([.C228]-[.H228]);0)" office:value-type="float" office:value="0" calcext:value-type="float">
            <text:p>0</text:p>
          </table:table-cell>
          <table:table-cell table:formula="of:=IF(AND(WEEKDAY([.A228])=5;([.C228]-[.H228])&lt;40);1;0)" office:value-type="float" office:value="0" calcext:value-type="float">
            <text:p>0</text:p>
          </table:table-cell>
          <table:table-cell table:formula="of:=IF(([.D228]-[.G228])&lt;5; 1;0)" office:value-type="float" office:value="1" calcext:value-type="float">
            <text:p>1</text:p>
          </table:table-cell>
          <table:table-cell table:formula="of:=IF([.D228]&gt;15;1;0)" office:value-type="float" office:value="0" calcext:value-type="float">
            <text:p>0</text:p>
          </table:table-cell>
          <table:table-cell table:formula="of:=ROUND([.D228]-[.G228];2)" office:value-type="float" office:value="2.09" calcext:value-type="float">
            <text:p>2,09</text:p>
          </table:table-cell>
        </table:table-row>
        <table:table-row table:style-name="ro1">
          <table:table-cell office:value-type="date" office:date-value="2014-08-16" calcext:value-type="date">
            <text:p>2014-08-16</text:p>
          </table:table-cell>
          <table:table-cell office:value-type="float" office:value="114" calcext:value-type="float">
            <text:p>114</text:p>
          </table:table-cell>
          <table:table-cell table:formula="of:=[.C228]-[.H228]+[.J228]" office:value-type="float" office:value="41.01" calcext:value-type="float">
            <text:p>41,01</text:p>
          </table:table-cell>
          <table:table-cell table:formula="of:=[.D228]-[.G228]+[.I228]" office:value-type="float" office:value="30" calcext:value-type="float">
            <text:p>30</text:p>
          </table:table-cell>
          <table:table-cell table:formula="of:=IF([.D229]&gt;15;[.B229];0.5*[.B229])" office:value-type="float" office:value="114" calcext:value-type="float">
            <text:p>114</text:p>
          </table:table-cell>
          <table:table-cell table:formula="of:=IF([.D229]&lt;=15;0.5*[.B229];0)" office:value-type="float" office:value="0" calcext:value-type="float">
            <text:p>0</text:p>
          </table:table-cell>
          <table:table-cell table:formula="of:=ROUND(([.E229]/100)*9;2)" office:value-type="float" office:value="10.26" calcext:value-type="float">
            <text:p>10,26</text:p>
          </table:table-cell>
          <table:table-cell table:formula="of:=ROUND(([.F229]/100)*6;2)" office:value-type="float" office:value="0" calcext:value-type="float">
            <text:p>0</text:p>
          </table:table-cell>
          <table:table-cell table:formula="of:=IF(([.D229]-[.G229])&lt;5; 30-([.D229]-[.G229]);0)" office:value-type="float" office:value="0" calcext:value-type="float">
            <text:p>0</text:p>
          </table:table-cell>
          <table:table-cell table:formula="of:=IF(AND(WEEKDAY([.A229])=5;([.C229]-[.H229])&lt;40);45-([.C229]-[.H229]);0)" office:value-type="float" office:value="0" calcext:value-type="float">
            <text:p>0</text:p>
          </table:table-cell>
          <table:table-cell table:formula="of:=IF(AND(WEEKDAY([.A229])=5;([.C229]-[.H229])&lt;40);1;0)" office:value-type="float" office:value="0" calcext:value-type="float">
            <text:p>0</text:p>
          </table:table-cell>
          <table:table-cell table:formula="of:=IF(([.D229]-[.G229])&lt;5; 1;0)" office:value-type="float" office:value="0" calcext:value-type="float">
            <text:p>0</text:p>
          </table:table-cell>
          <table:table-cell table:formula="of:=IF([.D229]&gt;15;1;0)" office:value-type="float" office:value="1" calcext:value-type="float">
            <text:p>1</text:p>
          </table:table-cell>
          <table:table-cell table:formula="of:=ROUND([.D229]-[.G229];2)" office:value-type="float" office:value="19.74" calcext:value-type="float">
            <text:p>19,74</text:p>
          </table:table-cell>
        </table:table-row>
        <table:table-row table:style-name="ro1">
          <table:table-cell office:value-type="date" office:date-value="2014-08-17" calcext:value-type="date">
            <text:p>2014-08-17</text:p>
          </table:table-cell>
          <table:table-cell office:value-type="float" office:value="37" calcext:value-type="float">
            <text:p>37</text:p>
          </table:table-cell>
          <table:table-cell table:formula="of:=[.C229]-[.H229]+[.J229]" office:value-type="float" office:value="41.01" calcext:value-type="float">
            <text:p>41,01</text:p>
          </table:table-cell>
          <table:table-cell table:formula="of:=[.D229]-[.G229]+[.I229]" office:value-type="float" office:value="19.74" calcext:value-type="float">
            <text:p>19,74</text:p>
          </table:table-cell>
          <table:table-cell table:formula="of:=IF([.D230]&gt;15;[.B230];0.5*[.B230])" office:value-type="float" office:value="37" calcext:value-type="float">
            <text:p>37</text:p>
          </table:table-cell>
          <table:table-cell table:formula="of:=IF([.D230]&lt;=15;0.5*[.B230];0)" office:value-type="float" office:value="0" calcext:value-type="float">
            <text:p>0</text:p>
          </table:table-cell>
          <table:table-cell table:formula="of:=ROUND(([.E230]/100)*9;2)" office:value-type="float" office:value="3.33" calcext:value-type="float">
            <text:p>3,33</text:p>
          </table:table-cell>
          <table:table-cell table:formula="of:=ROUND(([.F230]/100)*6;2)" office:value-type="float" office:value="0" calcext:value-type="float">
            <text:p>0</text:p>
          </table:table-cell>
          <table:table-cell table:formula="of:=IF(([.D230]-[.G230])&lt;5; 30-([.D230]-[.G230]);0)" office:value-type="float" office:value="0" calcext:value-type="float">
            <text:p>0</text:p>
          </table:table-cell>
          <table:table-cell table:formula="of:=IF(AND(WEEKDAY([.A230])=5;([.C230]-[.H230])&lt;40);45-([.C230]-[.H230]);0)" office:value-type="float" office:value="0" calcext:value-type="float">
            <text:p>0</text:p>
          </table:table-cell>
          <table:table-cell table:formula="of:=IF(AND(WEEKDAY([.A230])=5;([.C230]-[.H230])&lt;40);1;0)" office:value-type="float" office:value="0" calcext:value-type="float">
            <text:p>0</text:p>
          </table:table-cell>
          <table:table-cell table:formula="of:=IF(([.D230]-[.G230])&lt;5; 1;0)" office:value-type="float" office:value="0" calcext:value-type="float">
            <text:p>0</text:p>
          </table:table-cell>
          <table:table-cell table:formula="of:=IF([.D230]&gt;15;1;0)" office:value-type="float" office:value="1" calcext:value-type="float">
            <text:p>1</text:p>
          </table:table-cell>
          <table:table-cell table:formula="of:=ROUND([.D230]-[.G230];2)" office:value-type="float" office:value="16.41" calcext:value-type="float">
            <text:p>16,41</text:p>
          </table:table-cell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float" office:value="41" calcext:value-type="float">
            <text:p>41</text:p>
          </table:table-cell>
          <table:table-cell table:formula="of:=[.C230]-[.H230]+[.J230]" office:value-type="float" office:value="41.01" calcext:value-type="float">
            <text:p>41,01</text:p>
          </table:table-cell>
          <table:table-cell table:formula="of:=[.D230]-[.G230]+[.I230]" office:value-type="float" office:value="16.41" calcext:value-type="float">
            <text:p>16,41</text:p>
          </table:table-cell>
          <table:table-cell table:formula="of:=IF([.D231]&gt;15;[.B231];0.5*[.B231])" office:value-type="float" office:value="41" calcext:value-type="float">
            <text:p>41</text:p>
          </table:table-cell>
          <table:table-cell table:formula="of:=IF([.D231]&lt;=15;0.5*[.B231];0)" office:value-type="float" office:value="0" calcext:value-type="float">
            <text:p>0</text:p>
          </table:table-cell>
          <table:table-cell table:formula="of:=ROUND(([.E231]/100)*9;2)" office:value-type="float" office:value="3.69" calcext:value-type="float">
            <text:p>3,69</text:p>
          </table:table-cell>
          <table:table-cell table:formula="of:=ROUND(([.F231]/100)*6;2)" office:value-type="float" office:value="0" calcext:value-type="float">
            <text:p>0</text:p>
          </table:table-cell>
          <table:table-cell table:formula="of:=IF(([.D231]-[.G231])&lt;5; 30-([.D231]-[.G231]);0)" office:value-type="float" office:value="0" calcext:value-type="float">
            <text:p>0</text:p>
          </table:table-cell>
          <table:table-cell table:formula="of:=IF(AND(WEEKDAY([.A231])=5;([.C231]-[.H231])&lt;40);45-([.C231]-[.H231]);0)" office:value-type="float" office:value="0" calcext:value-type="float">
            <text:p>0</text:p>
          </table:table-cell>
          <table:table-cell table:formula="of:=IF(AND(WEEKDAY([.A231])=5;([.C231]-[.H231])&lt;40);1;0)" office:value-type="float" office:value="0" calcext:value-type="float">
            <text:p>0</text:p>
          </table:table-cell>
          <table:table-cell table:formula="of:=IF(([.D231]-[.G231])&lt;5; 1;0)" office:value-type="float" office:value="0" calcext:value-type="float">
            <text:p>0</text:p>
          </table:table-cell>
          <table:table-cell table:formula="of:=IF([.D231]&gt;15;1;0)" office:value-type="float" office:value="1" calcext:value-type="float">
            <text:p>1</text:p>
          </table:table-cell>
          <table:table-cell table:formula="of:=ROUND([.D231]-[.G231];2)" office:value-type="float" office:value="12.72" calcext:value-type="float">
            <text:p>12,72</text:p>
          </table:table-cell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float" office:value="147" calcext:value-type="float">
            <text:p>147</text:p>
          </table:table-cell>
          <table:table-cell table:formula="of:=[.C231]-[.H231]+[.J231]" office:value-type="float" office:value="41.01" calcext:value-type="float">
            <text:p>41,01</text:p>
          </table:table-cell>
          <table:table-cell table:formula="of:=[.D231]-[.G231]+[.I231]" office:value-type="float" office:value="12.72" calcext:value-type="float">
            <text:p>12,72</text:p>
          </table:table-cell>
          <table:table-cell table:formula="of:=IF([.D232]&gt;15;[.B232];0.5*[.B232])" office:value-type="float" office:value="73.5" calcext:value-type="float">
            <text:p>73,5</text:p>
          </table:table-cell>
          <table:table-cell table:formula="of:=IF([.D232]&lt;=15;0.5*[.B232];0)" office:value-type="float" office:value="73.5" calcext:value-type="float">
            <text:p>73,5</text:p>
          </table:table-cell>
          <table:table-cell table:formula="of:=ROUND(([.E232]/100)*9;2)" office:value-type="float" office:value="6.62" calcext:value-type="float">
            <text:p>6,62</text:p>
          </table:table-cell>
          <table:table-cell table:formula="of:=ROUND(([.F232]/100)*6;2)" office:value-type="float" office:value="4.41" calcext:value-type="float">
            <text:p>4,41</text:p>
          </table:table-cell>
          <table:table-cell table:formula="of:=IF(([.D232]-[.G232])&lt;5; 30-([.D232]-[.G232]);0)" office:value-type="float" office:value="0" calcext:value-type="float">
            <text:p>0</text:p>
          </table:table-cell>
          <table:table-cell table:formula="of:=IF(AND(WEEKDAY([.A232])=5;([.C232]-[.H232])&lt;40);45-([.C232]-[.H232]);0)" office:value-type="float" office:value="0" calcext:value-type="float">
            <text:p>0</text:p>
          </table:table-cell>
          <table:table-cell table:formula="of:=IF(AND(WEEKDAY([.A232])=5;([.C232]-[.H232])&lt;40);1;0)" office:value-type="float" office:value="0" calcext:value-type="float">
            <text:p>0</text:p>
          </table:table-cell>
          <table:table-cell table:formula="of:=IF(([.D232]-[.G232])&lt;5; 1;0)" office:value-type="float" office:value="0" calcext:value-type="float">
            <text:p>0</text:p>
          </table:table-cell>
          <table:table-cell table:formula="of:=IF([.D232]&gt;15;1;0)" office:value-type="float" office:value="0" calcext:value-type="float">
            <text:p>0</text:p>
          </table:table-cell>
          <table:table-cell table:formula="of:=ROUND([.D232]-[.G232];2)"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float" office:value="78" calcext:value-type="float">
            <text:p>78</text:p>
          </table:table-cell>
          <table:table-cell table:formula="of:=[.C232]-[.H232]+[.J232]" office:value-type="float" office:value="36.6" calcext:value-type="float">
            <text:p>36,6</text:p>
          </table:table-cell>
          <table:table-cell table:formula="of:=[.D232]-[.G232]+[.I232]" office:value-type="float" office:value="6.1" calcext:value-type="float">
            <text:p>6,1</text:p>
          </table:table-cell>
          <table:table-cell table:formula="of:=IF([.D233]&gt;15;[.B233];0.5*[.B233])" office:value-type="float" office:value="39" calcext:value-type="float">
            <text:p>39</text:p>
          </table:table-cell>
          <table:table-cell table:formula="of:=IF([.D233]&lt;=15;0.5*[.B233];0)" office:value-type="float" office:value="39" calcext:value-type="float">
            <text:p>39</text:p>
          </table:table-cell>
          <table:table-cell table:formula="of:=ROUND(([.E233]/100)*9;2)" office:value-type="float" office:value="3.51" calcext:value-type="float">
            <text:p>3,51</text:p>
          </table:table-cell>
          <table:table-cell table:formula="of:=ROUND(([.F233]/100)*6;2)" office:value-type="float" office:value="2.34" calcext:value-type="float">
            <text:p>2,34</text:p>
          </table:table-cell>
          <table:table-cell table:formula="of:=IF(([.D233]-[.G233])&lt;5; 30-([.D233]-[.G233]);0)" office:value-type="float" office:value="27.41" calcext:value-type="float">
            <text:p>27,41</text:p>
          </table:table-cell>
          <table:table-cell table:formula="of:=IF(AND(WEEKDAY([.A233])=5;([.C233]-[.H233])&lt;40);45-([.C233]-[.H233]);0)" office:value-type="float" office:value="0" calcext:value-type="float">
            <text:p>0</text:p>
          </table:table-cell>
          <table:table-cell table:formula="of:=IF(AND(WEEKDAY([.A233])=5;([.C233]-[.H233])&lt;40);1;0)" office:value-type="float" office:value="0" calcext:value-type="float">
            <text:p>0</text:p>
          </table:table-cell>
          <table:table-cell table:formula="of:=IF(([.D233]-[.G233])&lt;5; 1;0)" office:value-type="float" office:value="1" calcext:value-type="float">
            <text:p>1</text:p>
          </table:table-cell>
          <table:table-cell table:formula="of:=IF([.D233]&gt;15;1;0)" office:value-type="float" office:value="0" calcext:value-type="float">
            <text:p>0</text:p>
          </table:table-cell>
          <table:table-cell table:formula="of:=ROUND([.D233]-[.G233];2)" office:value-type="float" office:value="2.59" calcext:value-type="float">
            <text:p>2,59</text:p>
          </table:table-cell>
        </table:table-row>
        <table:table-row table:style-name="ro1">
          <table:table-cell office:value-type="date" office:date-value="2014-08-21" calcext:value-type="date">
            <text:p>2014-08-21</text:p>
          </table:table-cell>
          <table:table-cell office:value-type="float" office:value="106" calcext:value-type="float">
            <text:p>106</text:p>
          </table:table-cell>
          <table:table-cell table:formula="of:=[.C233]-[.H233]+[.J233]" office:value-type="float" office:value="34.26" calcext:value-type="float">
            <text:p>34,26</text:p>
          </table:table-cell>
          <table:table-cell table:formula="of:=[.D233]-[.G233]+[.I233]" office:value-type="float" office:value="30" calcext:value-type="float">
            <text:p>30</text:p>
          </table:table-cell>
          <table:table-cell table:formula="of:=IF([.D234]&gt;15;[.B234];0.5*[.B234])" office:value-type="float" office:value="106" calcext:value-type="float">
            <text:p>106</text:p>
          </table:table-cell>
          <table:table-cell table:formula="of:=IF([.D234]&lt;=15;0.5*[.B234];0)" office:value-type="float" office:value="0" calcext:value-type="float">
            <text:p>0</text:p>
          </table:table-cell>
          <table:table-cell table:formula="of:=ROUND(([.E234]/100)*9;2)" office:value-type="float" office:value="9.54" calcext:value-type="float">
            <text:p>9,54</text:p>
          </table:table-cell>
          <table:table-cell table:formula="of:=ROUND(([.F234]/100)*6;2)" office:value-type="float" office:value="0" calcext:value-type="float">
            <text:p>0</text:p>
          </table:table-cell>
          <table:table-cell table:formula="of:=IF(([.D234]-[.G234])&lt;5; 30-([.D234]-[.G234]);0)" office:value-type="float" office:value="0" calcext:value-type="float">
            <text:p>0</text:p>
          </table:table-cell>
          <table:table-cell table:formula="of:=IF(AND(WEEKDAY([.A234])=5;([.C234]-[.H234])&lt;40);45-([.C234]-[.H234]);0)" office:value-type="float" office:value="10.74" calcext:value-type="float">
            <text:p>10,74</text:p>
          </table:table-cell>
          <table:table-cell table:formula="of:=IF(AND(WEEKDAY([.A234])=5;([.C234]-[.H234])&lt;40);1;0)" office:value-type="float" office:value="1" calcext:value-type="float">
            <text:p>1</text:p>
          </table:table-cell>
          <table:table-cell table:formula="of:=IF(([.D234]-[.G234])&lt;5; 1;0)" office:value-type="float" office:value="0" calcext:value-type="float">
            <text:p>0</text:p>
          </table:table-cell>
          <table:table-cell table:formula="of:=IF([.D234]&gt;15;1;0)" office:value-type="float" office:value="1" calcext:value-type="float">
            <text:p>1</text:p>
          </table:table-cell>
          <table:table-cell table:formula="of:=ROUND([.D234]-[.G234];2)" office:value-type="float" office:value="20.46" calcext:value-type="float">
            <text:p>20,46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float" office:value="124" calcext:value-type="float">
            <text:p>124</text:p>
          </table:table-cell>
          <table:table-cell table:formula="of:=[.C234]-[.H234]+[.J234]" office:value-type="float" office:value="45" calcext:value-type="float">
            <text:p>45</text:p>
          </table:table-cell>
          <table:table-cell table:formula="of:=[.D234]-[.G234]+[.I234]" office:value-type="float" office:value="20.46" calcext:value-type="float">
            <text:p>20,46</text:p>
          </table:table-cell>
          <table:table-cell table:formula="of:=IF([.D235]&gt;15;[.B235];0.5*[.B235])" office:value-type="float" office:value="124" calcext:value-type="float">
            <text:p>124</text:p>
          </table:table-cell>
          <table:table-cell table:formula="of:=IF([.D235]&lt;=15;0.5*[.B235];0)" office:value-type="float" office:value="0" calcext:value-type="float">
            <text:p>0</text:p>
          </table:table-cell>
          <table:table-cell table:formula="of:=ROUND(([.E235]/100)*9;2)" office:value-type="float" office:value="11.16" calcext:value-type="float">
            <text:p>11,16</text:p>
          </table:table-cell>
          <table:table-cell table:formula="of:=ROUND(([.F235]/100)*6;2)" office:value-type="float" office:value="0" calcext:value-type="float">
            <text:p>0</text:p>
          </table:table-cell>
          <table:table-cell table:formula="of:=IF(([.D235]-[.G235])&lt;5; 30-([.D235]-[.G235]);0)" office:value-type="float" office:value="0" calcext:value-type="float">
            <text:p>0</text:p>
          </table:table-cell>
          <table:table-cell table:formula="of:=IF(AND(WEEKDAY([.A235])=5;([.C235]-[.H235])&lt;40);45-([.C235]-[.H235]);0)" office:value-type="float" office:value="0" calcext:value-type="float">
            <text:p>0</text:p>
          </table:table-cell>
          <table:table-cell table:formula="of:=IF(AND(WEEKDAY([.A235])=5;([.C235]-[.H235])&lt;40);1;0)" office:value-type="float" office:value="0" calcext:value-type="float">
            <text:p>0</text:p>
          </table:table-cell>
          <table:table-cell table:formula="of:=IF(([.D235]-[.G235])&lt;5; 1;0)" office:value-type="float" office:value="0" calcext:value-type="float">
            <text:p>0</text:p>
          </table:table-cell>
          <table:table-cell table:formula="of:=IF([.D235]&gt;15;1;0)" office:value-type="float" office:value="1" calcext:value-type="float">
            <text:p>1</text:p>
          </table:table-cell>
          <table:table-cell table:formula="of:=ROUND([.D235]-[.G235];2)" office:value-type="float" office:value="9.3" calcext:value-type="float">
            <text:p>9,3</text:p>
          </table:table-cell>
        </table:table-row>
        <table:table-row table:style-name="ro1">
          <table:table-cell office:value-type="date" office:date-value="2014-08-23" calcext:value-type="date">
            <text:p>2014-08-23</text:p>
          </table:table-cell>
          <table:table-cell office:value-type="float" office:value="97" calcext:value-type="float">
            <text:p>97</text:p>
          </table:table-cell>
          <table:table-cell table:formula="of:=[.C235]-[.H235]+[.J235]" office:value-type="float" office:value="45" calcext:value-type="float">
            <text:p>45</text:p>
          </table:table-cell>
          <table:table-cell table:formula="of:=[.D235]-[.G235]+[.I235]" office:value-type="float" office:value="9.3" calcext:value-type="float">
            <text:p>9,3</text:p>
          </table:table-cell>
          <table:table-cell table:formula="of:=IF([.D236]&gt;15;[.B236];0.5*[.B236])" office:value-type="float" office:value="48.5" calcext:value-type="float">
            <text:p>48,5</text:p>
          </table:table-cell>
          <table:table-cell table:formula="of:=IF([.D236]&lt;=15;0.5*[.B236];0)" office:value-type="float" office:value="48.5" calcext:value-type="float">
            <text:p>48,5</text:p>
          </table:table-cell>
          <table:table-cell table:formula="of:=ROUND(([.E236]/100)*9;2)" office:value-type="float" office:value="4.37" calcext:value-type="float">
            <text:p>4,37</text:p>
          </table:table-cell>
          <table:table-cell table:formula="of:=ROUND(([.F236]/100)*6;2)" office:value-type="float" office:value="2.91" calcext:value-type="float">
            <text:p>2,91</text:p>
          </table:table-cell>
          <table:table-cell table:formula="of:=IF(([.D236]-[.G236])&lt;5; 30-([.D236]-[.G236]);0)" office:value-type="float" office:value="25.07" calcext:value-type="float">
            <text:p>25,07</text:p>
          </table:table-cell>
          <table:table-cell table:formula="of:=IF(AND(WEEKDAY([.A236])=5;([.C236]-[.H236])&lt;40);45-([.C236]-[.H236]);0)" office:value-type="float" office:value="0" calcext:value-type="float">
            <text:p>0</text:p>
          </table:table-cell>
          <table:table-cell table:formula="of:=IF(AND(WEEKDAY([.A236])=5;([.C236]-[.H236])&lt;40);1;0)" office:value-type="float" office:value="0" calcext:value-type="float">
            <text:p>0</text:p>
          </table:table-cell>
          <table:table-cell table:formula="of:=IF(([.D236]-[.G236])&lt;5; 1;0)" office:value-type="float" office:value="1" calcext:value-type="float">
            <text:p>1</text:p>
          </table:table-cell>
          <table:table-cell table:formula="of:=IF([.D236]&gt;15;1;0)" office:value-type="float" office:value="0" calcext:value-type="float">
            <text:p>0</text:p>
          </table:table-cell>
          <table:table-cell table:formula="of:=ROUND([.D236]-[.G236];2)" office:value-type="float" office:value="4.93" calcext:value-type="float">
            <text:p>4,93</text:p>
          </table:table-cell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float" office:value="45" calcext:value-type="float">
            <text:p>45</text:p>
          </table:table-cell>
          <table:table-cell table:formula="of:=[.C236]-[.H236]+[.J236]" office:value-type="float" office:value="42.09" calcext:value-type="float">
            <text:p>42,09</text:p>
          </table:table-cell>
          <table:table-cell table:formula="of:=[.D236]-[.G236]+[.I236]" office:value-type="float" office:value="30" calcext:value-type="float">
            <text:p>30</text:p>
          </table:table-cell>
          <table:table-cell table:formula="of:=IF([.D237]&gt;15;[.B237];0.5*[.B237])" office:value-type="float" office:value="45" calcext:value-type="float">
            <text:p>45</text:p>
          </table:table-cell>
          <table:table-cell table:formula="of:=IF([.D237]&lt;=15;0.5*[.B237];0)" office:value-type="float" office:value="0" calcext:value-type="float">
            <text:p>0</text:p>
          </table:table-cell>
          <table:table-cell table:formula="of:=ROUND(([.E237]/100)*9;2)" office:value-type="float" office:value="4.05" calcext:value-type="float">
            <text:p>4,05</text:p>
          </table:table-cell>
          <table:table-cell table:formula="of:=ROUND(([.F237]/100)*6;2)" office:value-type="float" office:value="0" calcext:value-type="float">
            <text:p>0</text:p>
          </table:table-cell>
          <table:table-cell table:formula="of:=IF(([.D237]-[.G237])&lt;5; 30-([.D237]-[.G237]);0)" office:value-type="float" office:value="0" calcext:value-type="float">
            <text:p>0</text:p>
          </table:table-cell>
          <table:table-cell table:formula="of:=IF(AND(WEEKDAY([.A237])=5;([.C237]-[.H237])&lt;40);45-([.C237]-[.H237]);0)" office:value-type="float" office:value="0" calcext:value-type="float">
            <text:p>0</text:p>
          </table:table-cell>
          <table:table-cell table:formula="of:=IF(AND(WEEKDAY([.A237])=5;([.C237]-[.H237])&lt;40);1;0)" office:value-type="float" office:value="0" calcext:value-type="float">
            <text:p>0</text:p>
          </table:table-cell>
          <table:table-cell table:formula="of:=IF(([.D237]-[.G237])&lt;5; 1;0)" office:value-type="float" office:value="0" calcext:value-type="float">
            <text:p>0</text:p>
          </table:table-cell>
          <table:table-cell table:formula="of:=IF([.D237]&gt;15;1;0)" office:value-type="float" office:value="1" calcext:value-type="float">
            <text:p>1</text:p>
          </table:table-cell>
          <table:table-cell table:formula="of:=ROUND([.D237]-[.G237];2)" office:value-type="float" office:value="25.95" calcext:value-type="float">
            <text:p>25,95</text:p>
          </table:table-cell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float" office:value="132" calcext:value-type="float">
            <text:p>132</text:p>
          </table:table-cell>
          <table:table-cell table:formula="of:=[.C237]-[.H237]+[.J237]" office:value-type="float" office:value="42.09" calcext:value-type="float">
            <text:p>42,09</text:p>
          </table:table-cell>
          <table:table-cell table:formula="of:=[.D237]-[.G237]+[.I237]" office:value-type="float" office:value="25.95" calcext:value-type="float">
            <text:p>25,95</text:p>
          </table:table-cell>
          <table:table-cell table:formula="of:=IF([.D238]&gt;15;[.B238];0.5*[.B238])" office:value-type="float" office:value="132" calcext:value-type="float">
            <text:p>132</text:p>
          </table:table-cell>
          <table:table-cell table:formula="of:=IF([.D238]&lt;=15;0.5*[.B238];0)" office:value-type="float" office:value="0" calcext:value-type="float">
            <text:p>0</text:p>
          </table:table-cell>
          <table:table-cell table:formula="of:=ROUND(([.E238]/100)*9;2)" office:value-type="float" office:value="11.88" calcext:value-type="float">
            <text:p>11,88</text:p>
          </table:table-cell>
          <table:table-cell table:formula="of:=ROUND(([.F238]/100)*6;2)" office:value-type="float" office:value="0" calcext:value-type="float">
            <text:p>0</text:p>
          </table:table-cell>
          <table:table-cell table:formula="of:=IF(([.D238]-[.G238])&lt;5; 30-([.D238]-[.G238]);0)" office:value-type="float" office:value="0" calcext:value-type="float">
            <text:p>0</text:p>
          </table:table-cell>
          <table:table-cell table:formula="of:=IF(AND(WEEKDAY([.A238])=5;([.C238]-[.H238])&lt;40);45-([.C238]-[.H238]);0)" office:value-type="float" office:value="0" calcext:value-type="float">
            <text:p>0</text:p>
          </table:table-cell>
          <table:table-cell table:formula="of:=IF(AND(WEEKDAY([.A238])=5;([.C238]-[.H238])&lt;40);1;0)" office:value-type="float" office:value="0" calcext:value-type="float">
            <text:p>0</text:p>
          </table:table-cell>
          <table:table-cell table:formula="of:=IF(([.D238]-[.G238])&lt;5; 1;0)" office:value-type="float" office:value="0" calcext:value-type="float">
            <text:p>0</text:p>
          </table:table-cell>
          <table:table-cell table:formula="of:=IF([.D238]&gt;15;1;0)" office:value-type="float" office:value="1" calcext:value-type="float">
            <text:p>1</text:p>
          </table:table-cell>
          <table:table-cell table:formula="of:=ROUND([.D238]-[.G238];2)" office:value-type="float" office:value="14.07" calcext:value-type="float">
            <text:p>14,07</text:p>
          </table:table-cell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float" office:value="107" calcext:value-type="float">
            <text:p>107</text:p>
          </table:table-cell>
          <table:table-cell table:formula="of:=[.C238]-[.H238]+[.J238]" office:value-type="float" office:value="42.09" calcext:value-type="float">
            <text:p>42,09</text:p>
          </table:table-cell>
          <table:table-cell table:formula="of:=[.D238]-[.G238]+[.I238]" office:value-type="float" office:value="14.07" calcext:value-type="float">
            <text:p>14,07</text:p>
          </table:table-cell>
          <table:table-cell table:formula="of:=IF([.D239]&gt;15;[.B239];0.5*[.B239])" office:value-type="float" office:value="53.5" calcext:value-type="float">
            <text:p>53,5</text:p>
          </table:table-cell>
          <table:table-cell table:formula="of:=IF([.D239]&lt;=15;0.5*[.B239];0)" office:value-type="float" office:value="53.5" calcext:value-type="float">
            <text:p>53,5</text:p>
          </table:table-cell>
          <table:table-cell table:formula="of:=ROUND(([.E239]/100)*9;2)" office:value-type="float" office:value="4.82" calcext:value-type="float">
            <text:p>4,82</text:p>
          </table:table-cell>
          <table:table-cell table:formula="of:=ROUND(([.F239]/100)*6;2)" office:value-type="float" office:value="3.21" calcext:value-type="float">
            <text:p>3,21</text:p>
          </table:table-cell>
          <table:table-cell table:formula="of:=IF(([.D239]-[.G239])&lt;5; 30-([.D239]-[.G239]);0)" office:value-type="float" office:value="0" calcext:value-type="float">
            <text:p>0</text:p>
          </table:table-cell>
          <table:table-cell table:formula="of:=IF(AND(WEEKDAY([.A239])=5;([.C239]-[.H239])&lt;40);45-([.C239]-[.H239]);0)" office:value-type="float" office:value="0" calcext:value-type="float">
            <text:p>0</text:p>
          </table:table-cell>
          <table:table-cell table:formula="of:=IF(AND(WEEKDAY([.A239])=5;([.C239]-[.H239])&lt;40);1;0)" office:value-type="float" office:value="0" calcext:value-type="float">
            <text:p>0</text:p>
          </table:table-cell>
          <table:table-cell table:formula="of:=IF(([.D239]-[.G239])&lt;5; 1;0)" office:value-type="float" office:value="0" calcext:value-type="float">
            <text:p>0</text:p>
          </table:table-cell>
          <table:table-cell table:formula="of:=IF([.D239]&gt;15;1;0)" office:value-type="float" office:value="0" calcext:value-type="float">
            <text:p>0</text:p>
          </table:table-cell>
          <table:table-cell table:formula="of:=ROUND([.D239]-[.G239];2)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float" office:value="54" calcext:value-type="float">
            <text:p>54</text:p>
          </table:table-cell>
          <table:table-cell table:formula="of:=[.C239]-[.H239]+[.J239]" office:value-type="float" office:value="38.88" calcext:value-type="float">
            <text:p>38,88</text:p>
          </table:table-cell>
          <table:table-cell table:formula="of:=[.D239]-[.G239]+[.I239]" office:value-type="float" office:value="9.25" calcext:value-type="float">
            <text:p>9,25</text:p>
          </table:table-cell>
          <table:table-cell table:formula="of:=IF([.D240]&gt;15;[.B240];0.5*[.B240])" office:value-type="float" office:value="27" calcext:value-type="float">
            <text:p>27</text:p>
          </table:table-cell>
          <table:table-cell table:formula="of:=IF([.D240]&lt;=15;0.5*[.B240];0)" office:value-type="float" office:value="27" calcext:value-type="float">
            <text:p>27</text:p>
          </table:table-cell>
          <table:table-cell table:formula="of:=ROUND(([.E240]/100)*9;2)" office:value-type="float" office:value="2.43" calcext:value-type="float">
            <text:p>2,43</text:p>
          </table:table-cell>
          <table:table-cell table:formula="of:=ROUND(([.F240]/100)*6;2)" office:value-type="float" office:value="1.62" calcext:value-type="float">
            <text:p>1,62</text:p>
          </table:table-cell>
          <table:table-cell table:formula="of:=IF(([.D240]-[.G240])&lt;5; 30-([.D240]-[.G240]);0)" office:value-type="float" office:value="0" calcext:value-type="float">
            <text:p>0</text:p>
          </table:table-cell>
          <table:table-cell table:formula="of:=IF(AND(WEEKDAY([.A240])=5;([.C240]-[.H240])&lt;40);45-([.C240]-[.H240]);0)" office:value-type="float" office:value="0" calcext:value-type="float">
            <text:p>0</text:p>
          </table:table-cell>
          <table:table-cell table:formula="of:=IF(AND(WEEKDAY([.A240])=5;([.C240]-[.H240])&lt;40);1;0)" office:value-type="float" office:value="0" calcext:value-type="float">
            <text:p>0</text:p>
          </table:table-cell>
          <table:table-cell table:formula="of:=IF(([.D240]-[.G240])&lt;5; 1;0)" office:value-type="float" office:value="0" calcext:value-type="float">
            <text:p>0</text:p>
          </table:table-cell>
          <table:table-cell table:formula="of:=IF([.D240]&gt;15;1;0)" office:value-type="float" office:value="0" calcext:value-type="float">
            <text:p>0</text:p>
          </table:table-cell>
          <table:table-cell table:formula="of:=ROUND([.D240]-[.G240];2)" office:value-type="float" office:value="6.82" calcext:value-type="float">
            <text:p>6,82</text:p>
          </table:table-cell>
        </table:table-row>
        <table:table-row table:style-name="ro1">
          <table:table-cell office:value-type="date" office:date-value="2014-08-28" calcext:value-type="date">
            <text:p>2014-08-28</text:p>
          </table:table-cell>
          <table:table-cell office:value-type="float" office:value="116" calcext:value-type="float">
            <text:p>116</text:p>
          </table:table-cell>
          <table:table-cell table:formula="of:=[.C240]-[.H240]+[.J240]" office:value-type="float" office:value="37.26" calcext:value-type="float">
            <text:p>37,26</text:p>
          </table:table-cell>
          <table:table-cell table:formula="of:=[.D240]-[.G240]+[.I240]" office:value-type="float" office:value="6.82" calcext:value-type="float">
            <text:p>6,82</text:p>
          </table:table-cell>
          <table:table-cell table:formula="of:=IF([.D241]&gt;15;[.B241];0.5*[.B241])" office:value-type="float" office:value="58" calcext:value-type="float">
            <text:p>58</text:p>
          </table:table-cell>
          <table:table-cell table:formula="of:=IF([.D241]&lt;=15;0.5*[.B241];0)" office:value-type="float" office:value="58" calcext:value-type="float">
            <text:p>58</text:p>
          </table:table-cell>
          <table:table-cell table:formula="of:=ROUND(([.E241]/100)*9;2)" office:value-type="float" office:value="5.22" calcext:value-type="float">
            <text:p>5,22</text:p>
          </table:table-cell>
          <table:table-cell table:formula="of:=ROUND(([.F241]/100)*6;2)" office:value-type="float" office:value="3.48" calcext:value-type="float">
            <text:p>3,48</text:p>
          </table:table-cell>
          <table:table-cell table:formula="of:=IF(([.D241]-[.G241])&lt;5; 30-([.D241]-[.G241]);0)" office:value-type="float" office:value="28.4" calcext:value-type="float">
            <text:p>28,4</text:p>
          </table:table-cell>
          <table:table-cell table:formula="of:=IF(AND(WEEKDAY([.A241])=5;([.C241]-[.H241])&lt;40);45-([.C241]-[.H241]);0)" office:value-type="float" office:value="11.22" calcext:value-type="float">
            <text:p>11,22</text:p>
          </table:table-cell>
          <table:table-cell table:formula="of:=IF(AND(WEEKDAY([.A241])=5;([.C241]-[.H241])&lt;40);1;0)" office:value-type="float" office:value="1" calcext:value-type="float">
            <text:p>1</text:p>
          </table:table-cell>
          <table:table-cell table:formula="of:=IF(([.D241]-[.G241])&lt;5; 1;0)" office:value-type="float" office:value="1" calcext:value-type="float">
            <text:p>1</text:p>
          </table:table-cell>
          <table:table-cell table:formula="of:=IF([.D241]&gt;15;1;0)" office:value-type="float" office:value="0" calcext:value-type="float">
            <text:p>0</text:p>
          </table:table-cell>
          <table:table-cell table:formula="of:=ROUND([.D241]-[.G241];2)" office:value-type="float" office:value="1.6" calcext:value-type="float">
            <text:p>1,6</text:p>
          </table:table-cell>
        </table:table-row>
        <table:table-row table:style-name="ro1">
          <table:table-cell office:value-type="date" office:date-value="2014-08-29" calcext:value-type="date">
            <text:p>2014-08-29</text:p>
          </table:table-cell>
          <table:table-cell office:value-type="float" office:value="99" calcext:value-type="float">
            <text:p>99</text:p>
          </table:table-cell>
          <table:table-cell table:formula="of:=[.C241]-[.H241]+[.J241]" office:value-type="float" office:value="45" calcext:value-type="float">
            <text:p>45</text:p>
          </table:table-cell>
          <table:table-cell table:formula="of:=[.D241]-[.G241]+[.I241]" office:value-type="float" office:value="30" calcext:value-type="float">
            <text:p>30</text:p>
          </table:table-cell>
          <table:table-cell table:formula="of:=IF([.D242]&gt;15;[.B242];0.5*[.B242])" office:value-type="float" office:value="99" calcext:value-type="float">
            <text:p>99</text:p>
          </table:table-cell>
          <table:table-cell table:formula="of:=IF([.D242]&lt;=15;0.5*[.B242];0)" office:value-type="float" office:value="0" calcext:value-type="float">
            <text:p>0</text:p>
          </table:table-cell>
          <table:table-cell table:formula="of:=ROUND(([.E242]/100)*9;2)" office:value-type="float" office:value="8.91" calcext:value-type="float">
            <text:p>8,91</text:p>
          </table:table-cell>
          <table:table-cell table:formula="of:=ROUND(([.F242]/100)*6;2)" office:value-type="float" office:value="0" calcext:value-type="float">
            <text:p>0</text:p>
          </table:table-cell>
          <table:table-cell table:formula="of:=IF(([.D242]-[.G242])&lt;5; 30-([.D242]-[.G242]);0)" office:value-type="float" office:value="0" calcext:value-type="float">
            <text:p>0</text:p>
          </table:table-cell>
          <table:table-cell table:formula="of:=IF(AND(WEEKDAY([.A242])=5;([.C242]-[.H242])&lt;40);45-([.C242]-[.H242]);0)" office:value-type="float" office:value="0" calcext:value-type="float">
            <text:p>0</text:p>
          </table:table-cell>
          <table:table-cell table:formula="of:=IF(AND(WEEKDAY([.A242])=5;([.C242]-[.H242])&lt;40);1;0)" office:value-type="float" office:value="0" calcext:value-type="float">
            <text:p>0</text:p>
          </table:table-cell>
          <table:table-cell table:formula="of:=IF(([.D242]-[.G242])&lt;5; 1;0)" office:value-type="float" office:value="0" calcext:value-type="float">
            <text:p>0</text:p>
          </table:table-cell>
          <table:table-cell table:formula="of:=IF([.D242]&gt;15;1;0)" office:value-type="float" office:value="1" calcext:value-type="float">
            <text:p>1</text:p>
          </table:table-cell>
          <table:table-cell table:formula="of:=ROUND([.D242]-[.G242];2)" office:value-type="float" office:value="21.09" calcext:value-type="float">
            <text:p>21,09</text:p>
          </table:table-cell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float" office:value="29" calcext:value-type="float">
            <text:p>29</text:p>
          </table:table-cell>
          <table:table-cell table:formula="of:=[.C242]-[.H242]+[.J242]" office:value-type="float" office:value="45" calcext:value-type="float">
            <text:p>45</text:p>
          </table:table-cell>
          <table:table-cell table:formula="of:=[.D242]-[.G242]+[.I242]" office:value-type="float" office:value="21.09" calcext:value-type="float">
            <text:p>21,09</text:p>
          </table:table-cell>
          <table:table-cell table:formula="of:=IF([.D243]&gt;15;[.B243];0.5*[.B243])" office:value-type="float" office:value="29" calcext:value-type="float">
            <text:p>29</text:p>
          </table:table-cell>
          <table:table-cell table:formula="of:=IF([.D243]&lt;=15;0.5*[.B243];0)" office:value-type="float" office:value="0" calcext:value-type="float">
            <text:p>0</text:p>
          </table:table-cell>
          <table:table-cell table:formula="of:=ROUND(([.E243]/100)*9;2)" office:value-type="float" office:value="2.61" calcext:value-type="float">
            <text:p>2,61</text:p>
          </table:table-cell>
          <table:table-cell table:formula="of:=ROUND(([.F243]/100)*6;2)" office:value-type="float" office:value="0" calcext:value-type="float">
            <text:p>0</text:p>
          </table:table-cell>
          <table:table-cell table:formula="of:=IF(([.D243]-[.G243])&lt;5; 30-([.D243]-[.G243]);0)" office:value-type="float" office:value="0" calcext:value-type="float">
            <text:p>0</text:p>
          </table:table-cell>
          <table:table-cell table:formula="of:=IF(AND(WEEKDAY([.A243])=5;([.C243]-[.H243])&lt;40);45-([.C243]-[.H243]);0)" office:value-type="float" office:value="0" calcext:value-type="float">
            <text:p>0</text:p>
          </table:table-cell>
          <table:table-cell table:formula="of:=IF(AND(WEEKDAY([.A243])=5;([.C243]-[.H243])&lt;40);1;0)" office:value-type="float" office:value="0" calcext:value-type="float">
            <text:p>0</text:p>
          </table:table-cell>
          <table:table-cell table:formula="of:=IF(([.D243]-[.G243])&lt;5; 1;0)" office:value-type="float" office:value="0" calcext:value-type="float">
            <text:p>0</text:p>
          </table:table-cell>
          <table:table-cell table:formula="of:=IF([.D243]&gt;15;1;0)" office:value-type="float" office:value="1" calcext:value-type="float">
            <text:p>1</text:p>
          </table:table-cell>
          <table:table-cell table:formula="of:=ROUND([.D243]-[.G243];2)" office:value-type="float" office:value="18.48" calcext:value-type="float">
            <text:p>18,48</text:p>
          </table:table-cell>
        </table:table-row>
        <table:table-row table:style-name="ro1">
          <table:table-cell office:value-type="date" office:date-value="2014-08-31" calcext:value-type="date">
            <text:p>2014-08-31</text:p>
          </table:table-cell>
          <table:table-cell office:value-type="float" office:value="72" calcext:value-type="float">
            <text:p>72</text:p>
          </table:table-cell>
          <table:table-cell table:formula="of:=[.C243]-[.H243]+[.J243]" office:value-type="float" office:value="45" calcext:value-type="float">
            <text:p>45</text:p>
          </table:table-cell>
          <table:table-cell table:formula="of:=[.D243]-[.G243]+[.I243]" office:value-type="float" office:value="18.48" calcext:value-type="float">
            <text:p>18,48</text:p>
          </table:table-cell>
          <table:table-cell table:formula="of:=IF([.D244]&gt;15;[.B244];0.5*[.B244])" office:value-type="float" office:value="72" calcext:value-type="float">
            <text:p>72</text:p>
          </table:table-cell>
          <table:table-cell table:formula="of:=IF([.D244]&lt;=15;0.5*[.B244];0)" office:value-type="float" office:value="0" calcext:value-type="float">
            <text:p>0</text:p>
          </table:table-cell>
          <table:table-cell table:formula="of:=ROUND(([.E244]/100)*9;2)" office:value-type="float" office:value="6.48" calcext:value-type="float">
            <text:p>6,48</text:p>
          </table:table-cell>
          <table:table-cell table:formula="of:=ROUND(([.F244]/100)*6;2)" office:value-type="float" office:value="0" calcext:value-type="float">
            <text:p>0</text:p>
          </table:table-cell>
          <table:table-cell table:formula="of:=IF(([.D244]-[.G244])&lt;5; 30-([.D244]-[.G244]);0)" office:value-type="float" office:value="0" calcext:value-type="float">
            <text:p>0</text:p>
          </table:table-cell>
          <table:table-cell table:formula="of:=IF(AND(WEEKDAY([.A244])=5;([.C244]-[.H244])&lt;40);45-([.C244]-[.H244]);0)" office:value-type="float" office:value="0" calcext:value-type="float">
            <text:p>0</text:p>
          </table:table-cell>
          <table:table-cell table:formula="of:=IF(AND(WEEKDAY([.A244])=5;([.C244]-[.H244])&lt;40);1;0)" office:value-type="float" office:value="0" calcext:value-type="float">
            <text:p>0</text:p>
          </table:table-cell>
          <table:table-cell table:formula="of:=IF(([.D244]-[.G244])&lt;5; 1;0)" office:value-type="float" office:value="0" calcext:value-type="float">
            <text:p>0</text:p>
          </table:table-cell>
          <table:table-cell table:formula="of:=IF([.D244]&gt;15;1;0)" office:value-type="float" office:value="1" calcext:value-type="float">
            <text:p>1</text:p>
          </table:table-cell>
          <table:table-cell table:formula="of:=ROUND([.D244]-[.G244];2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94" calcext:value-type="float">
            <text:p>94</text:p>
          </table:table-cell>
          <table:table-cell table:formula="of:=[.C244]-[.H244]+[.J244]" office:value-type="float" office:value="45" calcext:value-type="float">
            <text:p>45</text:p>
          </table:table-cell>
          <table:table-cell table:formula="of:=[.D244]-[.G244]+[.I244]" office:value-type="float" office:value="12" calcext:value-type="float">
            <text:p>12</text:p>
          </table:table-cell>
          <table:table-cell table:formula="of:=IF([.D245]&gt;15;[.B245];0.5*[.B245])" office:value-type="float" office:value="47" calcext:value-type="float">
            <text:p>47</text:p>
          </table:table-cell>
          <table:table-cell table:formula="of:=IF([.D245]&lt;=15;0.5*[.B245];0)" office:value-type="float" office:value="47" calcext:value-type="float">
            <text:p>47</text:p>
          </table:table-cell>
          <table:table-cell table:formula="of:=ROUND(([.E245]/100)*9;2)" office:value-type="float" office:value="4.23" calcext:value-type="float">
            <text:p>4,23</text:p>
          </table:table-cell>
          <table:table-cell table:formula="of:=ROUND(([.F245]/100)*6;2)" office:value-type="float" office:value="2.82" calcext:value-type="float">
            <text:p>2,82</text:p>
          </table:table-cell>
          <table:table-cell table:formula="of:=IF(([.D245]-[.G245])&lt;5; 30-([.D245]-[.G245]);0)" office:value-type="float" office:value="0" calcext:value-type="float">
            <text:p>0</text:p>
          </table:table-cell>
          <table:table-cell table:formula="of:=IF(AND(WEEKDAY([.A245])=5;([.C245]-[.H245])&lt;40);45-([.C245]-[.H245]);0)" office:value-type="float" office:value="0" calcext:value-type="float">
            <text:p>0</text:p>
          </table:table-cell>
          <table:table-cell table:formula="of:=IF(AND(WEEKDAY([.A245])=5;([.C245]-[.H245])&lt;40);1;0)" office:value-type="float" office:value="0" calcext:value-type="float">
            <text:p>0</text:p>
          </table:table-cell>
          <table:table-cell table:formula="of:=IF(([.D245]-[.G245])&lt;5; 1;0)" office:value-type="float" office:value="0" calcext:value-type="float">
            <text:p>0</text:p>
          </table:table-cell>
          <table:table-cell table:formula="of:=IF([.D245]&gt;15;1;0)" office:value-type="float" office:value="0" calcext:value-type="float">
            <text:p>0</text:p>
          </table:table-cell>
          <table:table-cell table:formula="of:=ROUND([.D245]-[.G245];2)" office:value-type="float" office:value="7.77" calcext:value-type="float">
            <text:p>7,77</text:p>
          </table:table-cell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float" office:value="97" calcext:value-type="float">
            <text:p>97</text:p>
          </table:table-cell>
          <table:table-cell table:formula="of:=[.C245]-[.H245]+[.J245]" office:value-type="float" office:value="42.18" calcext:value-type="float">
            <text:p>42,18</text:p>
          </table:table-cell>
          <table:table-cell table:formula="of:=[.D245]-[.G245]+[.I245]" office:value-type="float" office:value="7.77" calcext:value-type="float">
            <text:p>7,77</text:p>
          </table:table-cell>
          <table:table-cell table:formula="of:=IF([.D246]&gt;15;[.B246];0.5*[.B246])" office:value-type="float" office:value="48.5" calcext:value-type="float">
            <text:p>48,5</text:p>
          </table:table-cell>
          <table:table-cell table:formula="of:=IF([.D246]&lt;=15;0.5*[.B246];0)" office:value-type="float" office:value="48.5" calcext:value-type="float">
            <text:p>48,5</text:p>
          </table:table-cell>
          <table:table-cell table:formula="of:=ROUND(([.E246]/100)*9;2)" office:value-type="float" office:value="4.37" calcext:value-type="float">
            <text:p>4,37</text:p>
          </table:table-cell>
          <table:table-cell table:formula="of:=ROUND(([.F246]/100)*6;2)" office:value-type="float" office:value="2.91" calcext:value-type="float">
            <text:p>2,91</text:p>
          </table:table-cell>
          <table:table-cell table:formula="of:=IF(([.D246]-[.G246])&lt;5; 30-([.D246]-[.G246]);0)" office:value-type="float" office:value="26.6" calcext:value-type="float">
            <text:p>26,6</text:p>
          </table:table-cell>
          <table:table-cell table:formula="of:=IF(AND(WEEKDAY([.A246])=5;([.C246]-[.H246])&lt;40);45-([.C246]-[.H246]);0)" office:value-type="float" office:value="0" calcext:value-type="float">
            <text:p>0</text:p>
          </table:table-cell>
          <table:table-cell table:formula="of:=IF(AND(WEEKDAY([.A246])=5;([.C246]-[.H246])&lt;40);1;0)" office:value-type="float" office:value="0" calcext:value-type="float">
            <text:p>0</text:p>
          </table:table-cell>
          <table:table-cell table:formula="of:=IF(([.D246]-[.G246])&lt;5; 1;0)" office:value-type="float" office:value="1" calcext:value-type="float">
            <text:p>1</text:p>
          </table:table-cell>
          <table:table-cell table:formula="of:=IF([.D246]&gt;15;1;0)" office:value-type="float" office:value="0" calcext:value-type="float">
            <text:p>0</text:p>
          </table:table-cell>
          <table:table-cell table:formula="of:=ROUND([.D246]-[.G246];2)" office:value-type="float" office:value="3.4" calcext:value-type="float">
            <text:p>3,4</text:p>
          </table:table-cell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float" office:value="138" calcext:value-type="float">
            <text:p>138</text:p>
          </table:table-cell>
          <table:table-cell table:formula="of:=[.C246]-[.H246]+[.J246]" office:value-type="float" office:value="39.27" calcext:value-type="float">
            <text:p>39,27</text:p>
          </table:table-cell>
          <table:table-cell table:formula="of:=[.D246]-[.G246]+[.I246]" office:value-type="float" office:value="30" calcext:value-type="float">
            <text:p>30</text:p>
          </table:table-cell>
          <table:table-cell table:formula="of:=IF([.D247]&gt;15;[.B247];0.5*[.B247])" office:value-type="float" office:value="138" calcext:value-type="float">
            <text:p>138</text:p>
          </table:table-cell>
          <table:table-cell table:formula="of:=IF([.D247]&lt;=15;0.5*[.B247];0)" office:value-type="float" office:value="0" calcext:value-type="float">
            <text:p>0</text:p>
          </table:table-cell>
          <table:table-cell table:formula="of:=ROUND(([.E247]/100)*9;2)" office:value-type="float" office:value="12.42" calcext:value-type="float">
            <text:p>12,42</text:p>
          </table:table-cell>
          <table:table-cell table:formula="of:=ROUND(([.F247]/100)*6;2)" office:value-type="float" office:value="0" calcext:value-type="float">
            <text:p>0</text:p>
          </table:table-cell>
          <table:table-cell table:formula="of:=IF(([.D247]-[.G247])&lt;5; 30-([.D247]-[.G247]);0)" office:value-type="float" office:value="0" calcext:value-type="float">
            <text:p>0</text:p>
          </table:table-cell>
          <table:table-cell table:formula="of:=IF(AND(WEEKDAY([.A247])=5;([.C247]-[.H247])&lt;40);45-([.C247]-[.H247]);0)" office:value-type="float" office:value="0" calcext:value-type="float">
            <text:p>0</text:p>
          </table:table-cell>
          <table:table-cell table:formula="of:=IF(AND(WEEKDAY([.A247])=5;([.C247]-[.H247])&lt;40);1;0)" office:value-type="float" office:value="0" calcext:value-type="float">
            <text:p>0</text:p>
          </table:table-cell>
          <table:table-cell table:formula="of:=IF(([.D247]-[.G247])&lt;5; 1;0)" office:value-type="float" office:value="0" calcext:value-type="float">
            <text:p>0</text:p>
          </table:table-cell>
          <table:table-cell table:formula="of:=IF([.D247]&gt;15;1;0)" office:value-type="float" office:value="1" calcext:value-type="float">
            <text:p>1</text:p>
          </table:table-cell>
          <table:table-cell table:formula="of:=ROUND([.D247]-[.G247];2)" office:value-type="float" office:value="17.58" calcext:value-type="float">
            <text:p>17,58</text:p>
          </table:table-cell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float" office:value="60" calcext:value-type="float">
            <text:p>60</text:p>
          </table:table-cell>
          <table:table-cell table:formula="of:=[.C247]-[.H247]+[.J247]" office:value-type="float" office:value="39.27" calcext:value-type="float">
            <text:p>39,27</text:p>
          </table:table-cell>
          <table:table-cell table:formula="of:=[.D247]-[.G247]+[.I247]" office:value-type="float" office:value="17.58" calcext:value-type="float">
            <text:p>17,58</text:p>
          </table:table-cell>
          <table:table-cell table:formula="of:=IF([.D248]&gt;15;[.B248];0.5*[.B248])" office:value-type="float" office:value="60" calcext:value-type="float">
            <text:p>60</text:p>
          </table:table-cell>
          <table:table-cell table:formula="of:=IF([.D248]&lt;=15;0.5*[.B248];0)" office:value-type="float" office:value="0" calcext:value-type="float">
            <text:p>0</text:p>
          </table:table-cell>
          <table:table-cell table:formula="of:=ROUND(([.E248]/100)*9;2)" office:value-type="float" office:value="5.4" calcext:value-type="float">
            <text:p>5,4</text:p>
          </table:table-cell>
          <table:table-cell table:formula="of:=ROUND(([.F248]/100)*6;2)" office:value-type="float" office:value="0" calcext:value-type="float">
            <text:p>0</text:p>
          </table:table-cell>
          <table:table-cell table:formula="of:=IF(([.D248]-[.G248])&lt;5; 30-([.D248]-[.G248]);0)" office:value-type="float" office:value="0" calcext:value-type="float">
            <text:p>0</text:p>
          </table:table-cell>
          <table:table-cell table:formula="of:=IF(AND(WEEKDAY([.A248])=5;([.C248]-[.H248])&lt;40);45-([.C248]-[.H248]);0)" office:value-type="float" office:value="5.73" calcext:value-type="float">
            <text:p>5,73</text:p>
          </table:table-cell>
          <table:table-cell table:formula="of:=IF(AND(WEEKDAY([.A248])=5;([.C248]-[.H248])&lt;40);1;0)" office:value-type="float" office:value="1" calcext:value-type="float">
            <text:p>1</text:p>
          </table:table-cell>
          <table:table-cell table:formula="of:=IF(([.D248]-[.G248])&lt;5; 1;0)" office:value-type="float" office:value="0" calcext:value-type="float">
            <text:p>0</text:p>
          </table:table-cell>
          <table:table-cell table:formula="of:=IF([.D248]&gt;15;1;0)" office:value-type="float" office:value="1" calcext:value-type="float">
            <text:p>1</text:p>
          </table:table-cell>
          <table:table-cell table:formula="of:=ROUND([.D248]-[.G248];2)" office:value-type="float" office:value="12.18" calcext:value-type="float">
            <text:p>12,18</text:p>
          </table:table-cell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float" office:value="144" calcext:value-type="float">
            <text:p>144</text:p>
          </table:table-cell>
          <table:table-cell table:formula="of:=[.C248]-[.H248]+[.J248]" office:value-type="float" office:value="45" calcext:value-type="float">
            <text:p>45</text:p>
          </table:table-cell>
          <table:table-cell table:formula="of:=[.D248]-[.G248]+[.I248]" office:value-type="float" office:value="12.18" calcext:value-type="float">
            <text:p>12,18</text:p>
          </table:table-cell>
          <table:table-cell table:formula="of:=IF([.D249]&gt;15;[.B249];0.5*[.B249])" office:value-type="float" office:value="72" calcext:value-type="float">
            <text:p>72</text:p>
          </table:table-cell>
          <table:table-cell table:formula="of:=IF([.D249]&lt;=15;0.5*[.B249];0)" office:value-type="float" office:value="72" calcext:value-type="float">
            <text:p>72</text:p>
          </table:table-cell>
          <table:table-cell table:formula="of:=ROUND(([.E249]/100)*9;2)" office:value-type="float" office:value="6.48" calcext:value-type="float">
            <text:p>6,48</text:p>
          </table:table-cell>
          <table:table-cell table:formula="of:=ROUND(([.F249]/100)*6;2)" office:value-type="float" office:value="4.32" calcext:value-type="float">
            <text:p>4,32</text:p>
          </table:table-cell>
          <table:table-cell table:formula="of:=IF(([.D249]-[.G249])&lt;5; 30-([.D249]-[.G249]);0)" office:value-type="float" office:value="0" calcext:value-type="float">
            <text:p>0</text:p>
          </table:table-cell>
          <table:table-cell table:formula="of:=IF(AND(WEEKDAY([.A249])=5;([.C249]-[.H249])&lt;40);45-([.C249]-[.H249]);0)" office:value-type="float" office:value="0" calcext:value-type="float">
            <text:p>0</text:p>
          </table:table-cell>
          <table:table-cell table:formula="of:=IF(AND(WEEKDAY([.A249])=5;([.C249]-[.H249])&lt;40);1;0)" office:value-type="float" office:value="0" calcext:value-type="float">
            <text:p>0</text:p>
          </table:table-cell>
          <table:table-cell table:formula="of:=IF(([.D249]-[.G249])&lt;5; 1;0)" office:value-type="float" office:value="0" calcext:value-type="float">
            <text:p>0</text:p>
          </table:table-cell>
          <table:table-cell table:formula="of:=IF([.D249]&gt;15;1;0)" office:value-type="float" office:value="0" calcext:value-type="float">
            <text:p>0</text:p>
          </table:table-cell>
          <table:table-cell table:formula="of:=ROUND([.D249]-[.G249];2)" office:value-type="float" office:value="5.7" calcext:value-type="float">
            <text:p>5,7</text:p>
          </table:table-cell>
        </table:table-row>
        <table:table-row table:style-name="ro1">
          <table:table-cell office:value-type="date" office:date-value="2014-09-06" calcext:value-type="date">
            <text:p>2014-09-06</text:p>
          </table:table-cell>
          <table:table-cell office:value-type="float" office:value="49" calcext:value-type="float">
            <text:p>49</text:p>
          </table:table-cell>
          <table:table-cell table:formula="of:=[.C249]-[.H249]+[.J249]" office:value-type="float" office:value="40.68" calcext:value-type="float">
            <text:p>40,68</text:p>
          </table:table-cell>
          <table:table-cell table:formula="of:=[.D249]-[.G249]+[.I249]" office:value-type="float" office:value="5.7" calcext:value-type="float">
            <text:p>5,7</text:p>
          </table:table-cell>
          <table:table-cell table:formula="of:=IF([.D250]&gt;15;[.B250];0.5*[.B250])" office:value-type="float" office:value="24.5" calcext:value-type="float">
            <text:p>24,5</text:p>
          </table:table-cell>
          <table:table-cell table:formula="of:=IF([.D250]&lt;=15;0.5*[.B250];0)" office:value-type="float" office:value="24.5" calcext:value-type="float">
            <text:p>24,5</text:p>
          </table:table-cell>
          <table:table-cell table:formula="of:=ROUND(([.E250]/100)*9;2)" office:value-type="float" office:value="2.21" calcext:value-type="float">
            <text:p>2,21</text:p>
          </table:table-cell>
          <table:table-cell table:formula="of:=ROUND(([.F250]/100)*6;2)" office:value-type="float" office:value="1.47" calcext:value-type="float">
            <text:p>1,47</text:p>
          </table:table-cell>
          <table:table-cell table:formula="of:=IF(([.D250]-[.G250])&lt;5; 30-([.D250]-[.G250]);0)" office:value-type="float" office:value="26.51" calcext:value-type="float">
            <text:p>26,51</text:p>
          </table:table-cell>
          <table:table-cell table:formula="of:=IF(AND(WEEKDAY([.A250])=5;([.C250]-[.H250])&lt;40);45-([.C250]-[.H250]);0)" office:value-type="float" office:value="0" calcext:value-type="float">
            <text:p>0</text:p>
          </table:table-cell>
          <table:table-cell table:formula="of:=IF(AND(WEEKDAY([.A250])=5;([.C250]-[.H250])&lt;40);1;0)" office:value-type="float" office:value="0" calcext:value-type="float">
            <text:p>0</text:p>
          </table:table-cell>
          <table:table-cell table:formula="of:=IF(([.D250]-[.G250])&lt;5; 1;0)" office:value-type="float" office:value="1" calcext:value-type="float">
            <text:p>1</text:p>
          </table:table-cell>
          <table:table-cell table:formula="of:=IF([.D250]&gt;15;1;0)" office:value-type="float" office:value="0" calcext:value-type="float">
            <text:p>0</text:p>
          </table:table-cell>
          <table:table-cell table:formula="of:=ROUND([.D250]-[.G250];2)" office:value-type="float" office:value="3.49" calcext:value-type="float">
            <text:p>3,49</text:p>
          </table:table-cell>
        </table:table-row>
        <table:table-row table:style-name="ro1">
          <table:table-cell office:value-type="date" office:date-value="2014-09-07" calcext:value-type="date">
            <text:p>2014-09-07</text:p>
          </table:table-cell>
          <table:table-cell office:value-type="float" office:value="125" calcext:value-type="float">
            <text:p>125</text:p>
          </table:table-cell>
          <table:table-cell table:formula="of:=[.C250]-[.H250]+[.J250]" office:value-type="float" office:value="39.21" calcext:value-type="float">
            <text:p>39,21</text:p>
          </table:table-cell>
          <table:table-cell table:formula="of:=[.D250]-[.G250]+[.I250]" office:value-type="float" office:value="30" calcext:value-type="float">
            <text:p>30</text:p>
          </table:table-cell>
          <table:table-cell table:formula="of:=IF([.D251]&gt;15;[.B251];0.5*[.B251])" office:value-type="float" office:value="125" calcext:value-type="float">
            <text:p>125</text:p>
          </table:table-cell>
          <table:table-cell table:formula="of:=IF([.D251]&lt;=15;0.5*[.B251];0)" office:value-type="float" office:value="0" calcext:value-type="float">
            <text:p>0</text:p>
          </table:table-cell>
          <table:table-cell table:formula="of:=ROUND(([.E251]/100)*9;2)" office:value-type="float" office:value="11.25" calcext:value-type="float">
            <text:p>11,25</text:p>
          </table:table-cell>
          <table:table-cell table:formula="of:=ROUND(([.F251]/100)*6;2)" office:value-type="float" office:value="0" calcext:value-type="float">
            <text:p>0</text:p>
          </table:table-cell>
          <table:table-cell table:formula="of:=IF(([.D251]-[.G251])&lt;5; 30-([.D251]-[.G251]);0)" office:value-type="float" office:value="0" calcext:value-type="float">
            <text:p>0</text:p>
          </table:table-cell>
          <table:table-cell table:formula="of:=IF(AND(WEEKDAY([.A251])=5;([.C251]-[.H251])&lt;40);45-([.C251]-[.H251]);0)" office:value-type="float" office:value="0" calcext:value-type="float">
            <text:p>0</text:p>
          </table:table-cell>
          <table:table-cell table:formula="of:=IF(AND(WEEKDAY([.A251])=5;([.C251]-[.H251])&lt;40);1;0)" office:value-type="float" office:value="0" calcext:value-type="float">
            <text:p>0</text:p>
          </table:table-cell>
          <table:table-cell table:formula="of:=IF(([.D251]-[.G251])&lt;5; 1;0)" office:value-type="float" office:value="0" calcext:value-type="float">
            <text:p>0</text:p>
          </table:table-cell>
          <table:table-cell table:formula="of:=IF([.D251]&gt;15;1;0)" office:value-type="float" office:value="1" calcext:value-type="float">
            <text:p>1</text:p>
          </table:table-cell>
          <table:table-cell table:formula="of:=ROUND([.D251]-[.G251];2)" office:value-type="float" office:value="18.75" calcext:value-type="float">
            <text:p>18,75</text:p>
          </table:table-cell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float" office:value="40" calcext:value-type="float">
            <text:p>40</text:p>
          </table:table-cell>
          <table:table-cell table:formula="of:=[.C251]-[.H251]+[.J251]" office:value-type="float" office:value="39.21" calcext:value-type="float">
            <text:p>39,21</text:p>
          </table:table-cell>
          <table:table-cell table:formula="of:=[.D251]-[.G251]+[.I251]" office:value-type="float" office:value="18.75" calcext:value-type="float">
            <text:p>18,75</text:p>
          </table:table-cell>
          <table:table-cell table:formula="of:=IF([.D252]&gt;15;[.B252];0.5*[.B252])" office:value-type="float" office:value="40" calcext:value-type="float">
            <text:p>40</text:p>
          </table:table-cell>
          <table:table-cell table:formula="of:=IF([.D252]&lt;=15;0.5*[.B252];0)" office:value-type="float" office:value="0" calcext:value-type="float">
            <text:p>0</text:p>
          </table:table-cell>
          <table:table-cell table:formula="of:=ROUND(([.E252]/100)*9;2)" office:value-type="float" office:value="3.6" calcext:value-type="float">
            <text:p>3,6</text:p>
          </table:table-cell>
          <table:table-cell table:formula="of:=ROUND(([.F252]/100)*6;2)" office:value-type="float" office:value="0" calcext:value-type="float">
            <text:p>0</text:p>
          </table:table-cell>
          <table:table-cell table:formula="of:=IF(([.D252]-[.G252])&lt;5; 30-([.D252]-[.G252]);0)" office:value-type="float" office:value="0" calcext:value-type="float">
            <text:p>0</text:p>
          </table:table-cell>
          <table:table-cell table:formula="of:=IF(AND(WEEKDAY([.A252])=5;([.C252]-[.H252])&lt;40);45-([.C252]-[.H252]);0)" office:value-type="float" office:value="0" calcext:value-type="float">
            <text:p>0</text:p>
          </table:table-cell>
          <table:table-cell table:formula="of:=IF(AND(WEEKDAY([.A252])=5;([.C252]-[.H252])&lt;40);1;0)" office:value-type="float" office:value="0" calcext:value-type="float">
            <text:p>0</text:p>
          </table:table-cell>
          <table:table-cell table:formula="of:=IF(([.D252]-[.G252])&lt;5; 1;0)" office:value-type="float" office:value="0" calcext:value-type="float">
            <text:p>0</text:p>
          </table:table-cell>
          <table:table-cell table:formula="of:=IF([.D252]&gt;15;1;0)" office:value-type="float" office:value="1" calcext:value-type="float">
            <text:p>1</text:p>
          </table:table-cell>
          <table:table-cell table:formula="of:=ROUND([.D252]-[.G252];2)" office:value-type="float" office:value="15.15" calcext:value-type="float">
            <text:p>15,15</text:p>
          </table:table-cell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float" office:value="135" calcext:value-type="float">
            <text:p>135</text:p>
          </table:table-cell>
          <table:table-cell table:formula="of:=[.C252]-[.H252]+[.J252]" office:value-type="float" office:value="39.21" calcext:value-type="float">
            <text:p>39,21</text:p>
          </table:table-cell>
          <table:table-cell table:formula="of:=[.D252]-[.G252]+[.I252]" office:value-type="float" office:value="15.15" calcext:value-type="float">
            <text:p>15,15</text:p>
          </table:table-cell>
          <table:table-cell table:formula="of:=IF([.D253]&gt;15;[.B253];0.5*[.B253])" office:value-type="float" office:value="135" calcext:value-type="float">
            <text:p>135</text:p>
          </table:table-cell>
          <table:table-cell table:formula="of:=IF([.D253]&lt;=15;0.5*[.B253];0)" office:value-type="float" office:value="0" calcext:value-type="float">
            <text:p>0</text:p>
          </table:table-cell>
          <table:table-cell table:formula="of:=ROUND(([.E253]/100)*9;2)" office:value-type="float" office:value="12.15" calcext:value-type="float">
            <text:p>12,15</text:p>
          </table:table-cell>
          <table:table-cell table:formula="of:=ROUND(([.F253]/100)*6;2)" office:value-type="float" office:value="0" calcext:value-type="float">
            <text:p>0</text:p>
          </table:table-cell>
          <table:table-cell table:formula="of:=IF(([.D253]-[.G253])&lt;5; 30-([.D253]-[.G253]);0)" office:value-type="float" office:value="27" calcext:value-type="float">
            <text:p>27</text:p>
          </table:table-cell>
          <table:table-cell table:formula="of:=IF(AND(WEEKDAY([.A253])=5;([.C253]-[.H253])&lt;40);45-([.C253]-[.H253]);0)" office:value-type="float" office:value="0" calcext:value-type="float">
            <text:p>0</text:p>
          </table:table-cell>
          <table:table-cell table:formula="of:=IF(AND(WEEKDAY([.A253])=5;([.C253]-[.H253])&lt;40);1;0)" office:value-type="float" office:value="0" calcext:value-type="float">
            <text:p>0</text:p>
          </table:table-cell>
          <table:table-cell table:formula="of:=IF(([.D253]-[.G253])&lt;5; 1;0)" office:value-type="float" office:value="1" calcext:value-type="float">
            <text:p>1</text:p>
          </table:table-cell>
          <table:table-cell table:formula="of:=IF([.D253]&gt;15;1;0)" office:value-type="float" office:value="1" calcext:value-type="float">
            <text:p>1</text:p>
          </table:table-cell>
          <table:table-cell table:formula="of:=ROUND([.D253]-[.G253];2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09-10" calcext:value-type="date">
            <text:p>2014-09-10</text:p>
          </table:table-cell>
          <table:table-cell office:value-type="float" office:value="86" calcext:value-type="float">
            <text:p>86</text:p>
          </table:table-cell>
          <table:table-cell table:formula="of:=[.C253]-[.H253]+[.J253]" office:value-type="float" office:value="39.21" calcext:value-type="float">
            <text:p>39,21</text:p>
          </table:table-cell>
          <table:table-cell table:formula="of:=[.D253]-[.G253]+[.I253]" office:value-type="float" office:value="30" calcext:value-type="float">
            <text:p>30</text:p>
          </table:table-cell>
          <table:table-cell table:formula="of:=IF([.D254]&gt;15;[.B254];0.5*[.B254])" office:value-type="float" office:value="86" calcext:value-type="float">
            <text:p>86</text:p>
          </table:table-cell>
          <table:table-cell table:formula="of:=IF([.D254]&lt;=15;0.5*[.B254];0)" office:value-type="float" office:value="0" calcext:value-type="float">
            <text:p>0</text:p>
          </table:table-cell>
          <table:table-cell table:formula="of:=ROUND(([.E254]/100)*9;2)" office:value-type="float" office:value="7.74" calcext:value-type="float">
            <text:p>7,74</text:p>
          </table:table-cell>
          <table:table-cell table:formula="of:=ROUND(([.F254]/100)*6;2)" office:value-type="float" office:value="0" calcext:value-type="float">
            <text:p>0</text:p>
          </table:table-cell>
          <table:table-cell table:formula="of:=IF(([.D254]-[.G254])&lt;5; 30-([.D254]-[.G254]);0)" office:value-type="float" office:value="0" calcext:value-type="float">
            <text:p>0</text:p>
          </table:table-cell>
          <table:table-cell table:formula="of:=IF(AND(WEEKDAY([.A254])=5;([.C254]-[.H254])&lt;40);45-([.C254]-[.H254]);0)" office:value-type="float" office:value="0" calcext:value-type="float">
            <text:p>0</text:p>
          </table:table-cell>
          <table:table-cell table:formula="of:=IF(AND(WEEKDAY([.A254])=5;([.C254]-[.H254])&lt;40);1;0)" office:value-type="float" office:value="0" calcext:value-type="float">
            <text:p>0</text:p>
          </table:table-cell>
          <table:table-cell table:formula="of:=IF(([.D254]-[.G254])&lt;5; 1;0)" office:value-type="float" office:value="0" calcext:value-type="float">
            <text:p>0</text:p>
          </table:table-cell>
          <table:table-cell table:formula="of:=IF([.D254]&gt;15;1;0)" office:value-type="float" office:value="1" calcext:value-type="float">
            <text:p>1</text:p>
          </table:table-cell>
          <table:table-cell table:formula="of:=ROUND([.D254]-[.G254];2)" office:value-type="float" office:value="22.26" calcext:value-type="float">
            <text:p>22,26</text:p>
          </table:table-cell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float" office:value="95" calcext:value-type="float">
            <text:p>95</text:p>
          </table:table-cell>
          <table:table-cell table:formula="of:=[.C254]-[.H254]+[.J254]" office:value-type="float" office:value="39.21" calcext:value-type="float">
            <text:p>39,21</text:p>
          </table:table-cell>
          <table:table-cell table:formula="of:=[.D254]-[.G254]+[.I254]" office:value-type="float" office:value="22.26" calcext:value-type="float">
            <text:p>22,26</text:p>
          </table:table-cell>
          <table:table-cell table:formula="of:=IF([.D255]&gt;15;[.B255];0.5*[.B255])" office:value-type="float" office:value="95" calcext:value-type="float">
            <text:p>95</text:p>
          </table:table-cell>
          <table:table-cell table:formula="of:=IF([.D255]&lt;=15;0.5*[.B255];0)" office:value-type="float" office:value="0" calcext:value-type="float">
            <text:p>0</text:p>
          </table:table-cell>
          <table:table-cell table:formula="of:=ROUND(([.E255]/100)*9;2)" office:value-type="float" office:value="8.55" calcext:value-type="float">
            <text:p>8,55</text:p>
          </table:table-cell>
          <table:table-cell table:formula="of:=ROUND(([.F255]/100)*6;2)" office:value-type="float" office:value="0" calcext:value-type="float">
            <text:p>0</text:p>
          </table:table-cell>
          <table:table-cell table:formula="of:=IF(([.D255]-[.G255])&lt;5; 30-([.D255]-[.G255]);0)" office:value-type="float" office:value="0" calcext:value-type="float">
            <text:p>0</text:p>
          </table:table-cell>
          <table:table-cell table:formula="of:=IF(AND(WEEKDAY([.A255])=5;([.C255]-[.H255])&lt;40);45-([.C255]-[.H255]);0)" office:value-type="float" office:value="5.79" calcext:value-type="float">
            <text:p>5,79</text:p>
          </table:table-cell>
          <table:table-cell table:formula="of:=IF(AND(WEEKDAY([.A255])=5;([.C255]-[.H255])&lt;40);1;0)" office:value-type="float" office:value="1" calcext:value-type="float">
            <text:p>1</text:p>
          </table:table-cell>
          <table:table-cell table:formula="of:=IF(([.D255]-[.G255])&lt;5; 1;0)" office:value-type="float" office:value="0" calcext:value-type="float">
            <text:p>0</text:p>
          </table:table-cell>
          <table:table-cell table:formula="of:=IF([.D255]&gt;15;1;0)" office:value-type="float" office:value="1" calcext:value-type="float">
            <text:p>1</text:p>
          </table:table-cell>
          <table:table-cell table:formula="of:=ROUND([.D255]-[.G255];2)" office:value-type="float" office:value="13.71" calcext:value-type="float">
            <text:p>13,71</text:p>
          </table:table-cell>
        </table:table-row>
        <table:table-row table:style-name="ro1">
          <table:table-cell office:value-type="date" office:date-value="2014-09-12" calcext:value-type="date">
            <text:p>2014-09-12</text:p>
          </table:table-cell>
          <table:table-cell office:value-type="float" office:value="42" calcext:value-type="float">
            <text:p>42</text:p>
          </table:table-cell>
          <table:table-cell table:formula="of:=[.C255]-[.H255]+[.J255]" office:value-type="float" office:value="45" calcext:value-type="float">
            <text:p>45</text:p>
          </table:table-cell>
          <table:table-cell table:formula="of:=[.D255]-[.G255]+[.I255]" office:value-type="float" office:value="13.71" calcext:value-type="float">
            <text:p>13,71</text:p>
          </table:table-cell>
          <table:table-cell table:formula="of:=IF([.D256]&gt;15;[.B256];0.5*[.B256])" office:value-type="float" office:value="21" calcext:value-type="float">
            <text:p>21</text:p>
          </table:table-cell>
          <table:table-cell table:formula="of:=IF([.D256]&lt;=15;0.5*[.B256];0)" office:value-type="float" office:value="21" calcext:value-type="float">
            <text:p>21</text:p>
          </table:table-cell>
          <table:table-cell table:formula="of:=ROUND(([.E256]/100)*9;2)" office:value-type="float" office:value="1.89" calcext:value-type="float">
            <text:p>1,89</text:p>
          </table:table-cell>
          <table:table-cell table:formula="of:=ROUND(([.F256]/100)*6;2)" office:value-type="float" office:value="1.26" calcext:value-type="float">
            <text:p>1,26</text:p>
          </table:table-cell>
          <table:table-cell table:formula="of:=IF(([.D256]-[.G256])&lt;5; 30-([.D256]-[.G256]);0)" office:value-type="float" office:value="0" calcext:value-type="float">
            <text:p>0</text:p>
          </table:table-cell>
          <table:table-cell table:formula="of:=IF(AND(WEEKDAY([.A256])=5;([.C256]-[.H256])&lt;40);45-([.C256]-[.H256]);0)" office:value-type="float" office:value="0" calcext:value-type="float">
            <text:p>0</text:p>
          </table:table-cell>
          <table:table-cell table:formula="of:=IF(AND(WEEKDAY([.A256])=5;([.C256]-[.H256])&lt;40);1;0)" office:value-type="float" office:value="0" calcext:value-type="float">
            <text:p>0</text:p>
          </table:table-cell>
          <table:table-cell table:formula="of:=IF(([.D256]-[.G256])&lt;5; 1;0)" office:value-type="float" office:value="0" calcext:value-type="float">
            <text:p>0</text:p>
          </table:table-cell>
          <table:table-cell table:formula="of:=IF([.D256]&gt;15;1;0)" office:value-type="float" office:value="0" calcext:value-type="float">
            <text:p>0</text:p>
          </table:table-cell>
          <table:table-cell table:formula="of:=ROUND([.D256]-[.G256];2)" office:value-type="float" office:value="11.82" calcext:value-type="float">
            <text:p>11,82</text:p>
          </table:table-cell>
        </table:table-row>
        <table:table-row table:style-name="ro1">
          <table:table-cell office:value-type="date" office:date-value="2014-09-13" calcext:value-type="date">
            <text:p>2014-09-13</text:p>
          </table:table-cell>
          <table:table-cell office:value-type="float" office:value="82" calcext:value-type="float">
            <text:p>82</text:p>
          </table:table-cell>
          <table:table-cell table:formula="of:=[.C256]-[.H256]+[.J256]" office:value-type="float" office:value="43.74" calcext:value-type="float">
            <text:p>43,74</text:p>
          </table:table-cell>
          <table:table-cell table:formula="of:=[.D256]-[.G256]+[.I256]" office:value-type="float" office:value="11.82" calcext:value-type="float">
            <text:p>11,82</text:p>
          </table:table-cell>
          <table:table-cell table:formula="of:=IF([.D257]&gt;15;[.B257];0.5*[.B257])" office:value-type="float" office:value="41" calcext:value-type="float">
            <text:p>41</text:p>
          </table:table-cell>
          <table:table-cell table:formula="of:=IF([.D257]&lt;=15;0.5*[.B257];0)" office:value-type="float" office:value="41" calcext:value-type="float">
            <text:p>41</text:p>
          </table:table-cell>
          <table:table-cell table:formula="of:=ROUND(([.E257]/100)*9;2)" office:value-type="float" office:value="3.69" calcext:value-type="float">
            <text:p>3,69</text:p>
          </table:table-cell>
          <table:table-cell table:formula="of:=ROUND(([.F257]/100)*6;2)" office:value-type="float" office:value="2.46" calcext:value-type="float">
            <text:p>2,46</text:p>
          </table:table-cell>
          <table:table-cell table:formula="of:=IF(([.D257]-[.G257])&lt;5; 30-([.D257]-[.G257]);0)" office:value-type="float" office:value="0" calcext:value-type="float">
            <text:p>0</text:p>
          </table:table-cell>
          <table:table-cell table:formula="of:=IF(AND(WEEKDAY([.A257])=5;([.C257]-[.H257])&lt;40);45-([.C257]-[.H257]);0)" office:value-type="float" office:value="0" calcext:value-type="float">
            <text:p>0</text:p>
          </table:table-cell>
          <table:table-cell table:formula="of:=IF(AND(WEEKDAY([.A257])=5;([.C257]-[.H257])&lt;40);1;0)" office:value-type="float" office:value="0" calcext:value-type="float">
            <text:p>0</text:p>
          </table:table-cell>
          <table:table-cell table:formula="of:=IF(([.D257]-[.G257])&lt;5; 1;0)" office:value-type="float" office:value="0" calcext:value-type="float">
            <text:p>0</text:p>
          </table:table-cell>
          <table:table-cell table:formula="of:=IF([.D257]&gt;15;1;0)" office:value-type="float" office:value="0" calcext:value-type="float">
            <text:p>0</text:p>
          </table:table-cell>
          <table:table-cell table:formula="of:=ROUND([.D257]-[.G257];2)" office:value-type="float" office:value="8.13" calcext:value-type="float">
            <text:p>8,13</text:p>
          </table:table-cell>
        </table:table-row>
        <table:table-row table:style-name="ro1">
          <table:table-cell office:value-type="date" office:date-value="2014-09-14" calcext:value-type="date">
            <text:p>2014-09-14</text:p>
          </table:table-cell>
          <table:table-cell office:value-type="float" office:value="26" calcext:value-type="float">
            <text:p>26</text:p>
          </table:table-cell>
          <table:table-cell table:formula="of:=[.C257]-[.H257]+[.J257]" office:value-type="float" office:value="41.28" calcext:value-type="float">
            <text:p>41,28</text:p>
          </table:table-cell>
          <table:table-cell table:formula="of:=[.D257]-[.G257]+[.I257]" office:value-type="float" office:value="8.13" calcext:value-type="float">
            <text:p>8,13</text:p>
          </table:table-cell>
          <table:table-cell table:formula="of:=IF([.D258]&gt;15;[.B258];0.5*[.B258])" office:value-type="float" office:value="13" calcext:value-type="float">
            <text:p>13</text:p>
          </table:table-cell>
          <table:table-cell table:formula="of:=IF([.D258]&lt;=15;0.5*[.B258];0)" office:value-type="float" office:value="13" calcext:value-type="float">
            <text:p>13</text:p>
          </table:table-cell>
          <table:table-cell table:formula="of:=ROUND(([.E258]/100)*9;2)" office:value-type="float" office:value="1.17" calcext:value-type="float">
            <text:p>1,17</text:p>
          </table:table-cell>
          <table:table-cell table:formula="of:=ROUND(([.F258]/100)*6;2)" office:value-type="float" office:value="0.78" calcext:value-type="float">
            <text:p>0,78</text:p>
          </table:table-cell>
          <table:table-cell table:formula="of:=IF(([.D258]-[.G258])&lt;5; 30-([.D258]-[.G258]);0)" office:value-type="float" office:value="0" calcext:value-type="float">
            <text:p>0</text:p>
          </table:table-cell>
          <table:table-cell table:formula="of:=IF(AND(WEEKDAY([.A258])=5;([.C258]-[.H258])&lt;40);45-([.C258]-[.H258]);0)" office:value-type="float" office:value="0" calcext:value-type="float">
            <text:p>0</text:p>
          </table:table-cell>
          <table:table-cell table:formula="of:=IF(AND(WEEKDAY([.A258])=5;([.C258]-[.H258])&lt;40);1;0)" office:value-type="float" office:value="0" calcext:value-type="float">
            <text:p>0</text:p>
          </table:table-cell>
          <table:table-cell table:formula="of:=IF(([.D258]-[.G258])&lt;5; 1;0)" office:value-type="float" office:value="0" calcext:value-type="float">
            <text:p>0</text:p>
          </table:table-cell>
          <table:table-cell table:formula="of:=IF([.D258]&gt;15;1;0)" office:value-type="float" office:value="0" calcext:value-type="float">
            <text:p>0</text:p>
          </table:table-cell>
          <table:table-cell table:formula="of:=ROUND([.D258]-[.G258];2)" office:value-type="float" office:value="6.96" calcext:value-type="float">
            <text:p>6,96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114" calcext:value-type="float">
            <text:p>114</text:p>
          </table:table-cell>
          <table:table-cell table:formula="of:=[.C258]-[.H258]+[.J258]" office:value-type="float" office:value="40.5" calcext:value-type="float">
            <text:p>40,5</text:p>
          </table:table-cell>
          <table:table-cell table:formula="of:=[.D258]-[.G258]+[.I258]" office:value-type="float" office:value="6.96" calcext:value-type="float">
            <text:p>6,96</text:p>
          </table:table-cell>
          <table:table-cell table:formula="of:=IF([.D259]&gt;15;[.B259];0.5*[.B259])" office:value-type="float" office:value="57" calcext:value-type="float">
            <text:p>57</text:p>
          </table:table-cell>
          <table:table-cell table:formula="of:=IF([.D259]&lt;=15;0.5*[.B259];0)" office:value-type="float" office:value="57" calcext:value-type="float">
            <text:p>57</text:p>
          </table:table-cell>
          <table:table-cell table:formula="of:=ROUND(([.E259]/100)*9;2)" office:value-type="float" office:value="5.13" calcext:value-type="float">
            <text:p>5,13</text:p>
          </table:table-cell>
          <table:table-cell table:formula="of:=ROUND(([.F259]/100)*6;2)" office:value-type="float" office:value="3.42" calcext:value-type="float">
            <text:p>3,42</text:p>
          </table:table-cell>
          <table:table-cell table:formula="of:=IF(([.D259]-[.G259])&lt;5; 30-([.D259]-[.G259]);0)" office:value-type="float" office:value="28.17" calcext:value-type="float">
            <text:p>28,17</text:p>
          </table:table-cell>
          <table:table-cell table:formula="of:=IF(AND(WEEKDAY([.A259])=5;([.C259]-[.H259])&lt;40);45-([.C259]-[.H259]);0)" office:value-type="float" office:value="0" calcext:value-type="float">
            <text:p>0</text:p>
          </table:table-cell>
          <table:table-cell table:formula="of:=IF(AND(WEEKDAY([.A259])=5;([.C259]-[.H259])&lt;40);1;0)" office:value-type="float" office:value="0" calcext:value-type="float">
            <text:p>0</text:p>
          </table:table-cell>
          <table:table-cell table:formula="of:=IF(([.D259]-[.G259])&lt;5; 1;0)" office:value-type="float" office:value="1" calcext:value-type="float">
            <text:p>1</text:p>
          </table:table-cell>
          <table:table-cell table:formula="of:=IF([.D259]&gt;15;1;0)" office:value-type="float" office:value="0" calcext:value-type="float">
            <text:p>0</text:p>
          </table:table-cell>
          <table:table-cell table:formula="of:=ROUND([.D259]-[.G259];2)" office:value-type="float" office:value="1.83" calcext:value-type="float">
            <text:p>1,83</text:p>
          </table:table-cell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float" office:value="49" calcext:value-type="float">
            <text:p>49</text:p>
          </table:table-cell>
          <table:table-cell table:formula="of:=[.C259]-[.H259]+[.J259]" office:value-type="float" office:value="37.08" calcext:value-type="float">
            <text:p>37,08</text:p>
          </table:table-cell>
          <table:table-cell table:formula="of:=[.D259]-[.G259]+[.I259]" office:value-type="float" office:value="30" calcext:value-type="float">
            <text:p>30</text:p>
          </table:table-cell>
          <table:table-cell table:formula="of:=IF([.D260]&gt;15;[.B260];0.5*[.B260])" office:value-type="float" office:value="49" calcext:value-type="float">
            <text:p>49</text:p>
          </table:table-cell>
          <table:table-cell table:formula="of:=IF([.D260]&lt;=15;0.5*[.B260];0)" office:value-type="float" office:value="0" calcext:value-type="float">
            <text:p>0</text:p>
          </table:table-cell>
          <table:table-cell table:formula="of:=ROUND(([.E260]/100)*9;2)" office:value-type="float" office:value="4.41" calcext:value-type="float">
            <text:p>4,41</text:p>
          </table:table-cell>
          <table:table-cell table:formula="of:=ROUND(([.F260]/100)*6;2)" office:value-type="float" office:value="0" calcext:value-type="float">
            <text:p>0</text:p>
          </table:table-cell>
          <table:table-cell table:formula="of:=IF(([.D260]-[.G260])&lt;5; 30-([.D260]-[.G260]);0)" office:value-type="float" office:value="0" calcext:value-type="float">
            <text:p>0</text:p>
          </table:table-cell>
          <table:table-cell table:formula="of:=IF(AND(WEEKDAY([.A260])=5;([.C260]-[.H260])&lt;40);45-([.C260]-[.H260]);0)" office:value-type="float" office:value="0" calcext:value-type="float">
            <text:p>0</text:p>
          </table:table-cell>
          <table:table-cell table:formula="of:=IF(AND(WEEKDAY([.A260])=5;([.C260]-[.H260])&lt;40);1;0)" office:value-type="float" office:value="0" calcext:value-type="float">
            <text:p>0</text:p>
          </table:table-cell>
          <table:table-cell table:formula="of:=IF(([.D260]-[.G260])&lt;5; 1;0)" office:value-type="float" office:value="0" calcext:value-type="float">
            <text:p>0</text:p>
          </table:table-cell>
          <table:table-cell table:formula="of:=IF([.D260]&gt;15;1;0)" office:value-type="float" office:value="1" calcext:value-type="float">
            <text:p>1</text:p>
          </table:table-cell>
          <table:table-cell table:formula="of:=ROUND([.D260]-[.G260];2)" office:value-type="float" office:value="25.59" calcext:value-type="float">
            <text:p>25,59</text:p>
          </table:table-cell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float" office:value="138" calcext:value-type="float">
            <text:p>138</text:p>
          </table:table-cell>
          <table:table-cell table:formula="of:=[.C260]-[.H260]+[.J260]" office:value-type="float" office:value="37.08" calcext:value-type="float">
            <text:p>37,08</text:p>
          </table:table-cell>
          <table:table-cell table:formula="of:=[.D260]-[.G260]+[.I260]" office:value-type="float" office:value="25.59" calcext:value-type="float">
            <text:p>25,59</text:p>
          </table:table-cell>
          <table:table-cell table:formula="of:=IF([.D261]&gt;15;[.B261];0.5*[.B261])" office:value-type="float" office:value="138" calcext:value-type="float">
            <text:p>138</text:p>
          </table:table-cell>
          <table:table-cell table:formula="of:=IF([.D261]&lt;=15;0.5*[.B261];0)" office:value-type="float" office:value="0" calcext:value-type="float">
            <text:p>0</text:p>
          </table:table-cell>
          <table:table-cell table:formula="of:=ROUND(([.E261]/100)*9;2)" office:value-type="float" office:value="12.42" calcext:value-type="float">
            <text:p>12,42</text:p>
          </table:table-cell>
          <table:table-cell table:formula="of:=ROUND(([.F261]/100)*6;2)" office:value-type="float" office:value="0" calcext:value-type="float">
            <text:p>0</text:p>
          </table:table-cell>
          <table:table-cell table:formula="of:=IF(([.D261]-[.G261])&lt;5; 30-([.D261]-[.G261]);0)" office:value-type="float" office:value="0" calcext:value-type="float">
            <text:p>0</text:p>
          </table:table-cell>
          <table:table-cell table:formula="of:=IF(AND(WEEKDAY([.A261])=5;([.C261]-[.H261])&lt;40);45-([.C261]-[.H261]);0)" office:value-type="float" office:value="0" calcext:value-type="float">
            <text:p>0</text:p>
          </table:table-cell>
          <table:table-cell table:formula="of:=IF(AND(WEEKDAY([.A261])=5;([.C261]-[.H261])&lt;40);1;0)" office:value-type="float" office:value="0" calcext:value-type="float">
            <text:p>0</text:p>
          </table:table-cell>
          <table:table-cell table:formula="of:=IF(([.D261]-[.G261])&lt;5; 1;0)" office:value-type="float" office:value="0" calcext:value-type="float">
            <text:p>0</text:p>
          </table:table-cell>
          <table:table-cell table:formula="of:=IF([.D261]&gt;15;1;0)" office:value-type="float" office:value="1" calcext:value-type="float">
            <text:p>1</text:p>
          </table:table-cell>
          <table:table-cell table:formula="of:=ROUND([.D261]-[.G261];2)" office:value-type="float" office:value="13.17" calcext:value-type="float">
            <text:p>13,17</text:p>
          </table:table-cell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float" office:value="47" calcext:value-type="float">
            <text:p>47</text:p>
          </table:table-cell>
          <table:table-cell table:formula="of:=[.C261]-[.H261]+[.J261]" office:value-type="float" office:value="37.08" calcext:value-type="float">
            <text:p>37,08</text:p>
          </table:table-cell>
          <table:table-cell table:formula="of:=[.D261]-[.G261]+[.I261]" office:value-type="float" office:value="13.17" calcext:value-type="float">
            <text:p>13,17</text:p>
          </table:table-cell>
          <table:table-cell table:formula="of:=IF([.D262]&gt;15;[.B262];0.5*[.B262])" office:value-type="float" office:value="23.5" calcext:value-type="float">
            <text:p>23,5</text:p>
          </table:table-cell>
          <table:table-cell table:formula="of:=IF([.D262]&lt;=15;0.5*[.B262];0)" office:value-type="float" office:value="23.5" calcext:value-type="float">
            <text:p>23,5</text:p>
          </table:table-cell>
          <table:table-cell table:formula="of:=ROUND(([.E262]/100)*9;2)" office:value-type="float" office:value="2.12" calcext:value-type="float">
            <text:p>2,12</text:p>
          </table:table-cell>
          <table:table-cell table:formula="of:=ROUND(([.F262]/100)*6;2)" office:value-type="float" office:value="1.41" calcext:value-type="float">
            <text:p>1,41</text:p>
          </table:table-cell>
          <table:table-cell table:formula="of:=IF(([.D262]-[.G262])&lt;5; 30-([.D262]-[.G262]);0)" office:value-type="float" office:value="0" calcext:value-type="float">
            <text:p>0</text:p>
          </table:table-cell>
          <table:table-cell table:formula="of:=IF(AND(WEEKDAY([.A262])=5;([.C262]-[.H262])&lt;40);45-([.C262]-[.H262]);0)" office:value-type="float" office:value="9.33" calcext:value-type="float">
            <text:p>9,33</text:p>
          </table:table-cell>
          <table:table-cell table:formula="of:=IF(AND(WEEKDAY([.A262])=5;([.C262]-[.H262])&lt;40);1;0)" office:value-type="float" office:value="1" calcext:value-type="float">
            <text:p>1</text:p>
          </table:table-cell>
          <table:table-cell table:formula="of:=IF(([.D262]-[.G262])&lt;5; 1;0)" office:value-type="float" office:value="0" calcext:value-type="float">
            <text:p>0</text:p>
          </table:table-cell>
          <table:table-cell table:formula="of:=IF([.D262]&gt;15;1;0)" office:value-type="float" office:value="0" calcext:value-type="float">
            <text:p>0</text:p>
          </table:table-cell>
          <table:table-cell table:formula="of:=ROUND([.D262]-[.G262];2)" office:value-type="float" office:value="11.05" calcext:value-type="float">
            <text:p>11,05</text:p>
          </table:table-cell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float" office:value="85" calcext:value-type="float">
            <text:p>85</text:p>
          </table:table-cell>
          <table:table-cell table:formula="of:=[.C262]-[.H262]+[.J262]" office:value-type="float" office:value="45" calcext:value-type="float">
            <text:p>45</text:p>
          </table:table-cell>
          <table:table-cell table:formula="of:=[.D262]-[.G262]+[.I262]" office:value-type="float" office:value="11.05" calcext:value-type="float">
            <text:p>11,05</text:p>
          </table:table-cell>
          <table:table-cell table:formula="of:=IF([.D263]&gt;15;[.B263];0.5*[.B263])" office:value-type="float" office:value="42.5" calcext:value-type="float">
            <text:p>42,5</text:p>
          </table:table-cell>
          <table:table-cell table:formula="of:=IF([.D263]&lt;=15;0.5*[.B263];0)" office:value-type="float" office:value="42.5" calcext:value-type="float">
            <text:p>42,5</text:p>
          </table:table-cell>
          <table:table-cell table:formula="of:=ROUND(([.E263]/100)*9;2)" office:value-type="float" office:value="3.83" calcext:value-type="float">
            <text:p>3,83</text:p>
          </table:table-cell>
          <table:table-cell table:formula="of:=ROUND(([.F263]/100)*6;2)" office:value-type="float" office:value="2.55" calcext:value-type="float">
            <text:p>2,55</text:p>
          </table:table-cell>
          <table:table-cell table:formula="of:=IF(([.D263]-[.G263])&lt;5; 30-([.D263]-[.G263]);0)" office:value-type="float" office:value="0" calcext:value-type="float">
            <text:p>0</text:p>
          </table:table-cell>
          <table:table-cell table:formula="of:=IF(AND(WEEKDAY([.A263])=5;([.C263]-[.H263])&lt;40);45-([.C263]-[.H263]);0)" office:value-type="float" office:value="0" calcext:value-type="float">
            <text:p>0</text:p>
          </table:table-cell>
          <table:table-cell table:formula="of:=IF(AND(WEEKDAY([.A263])=5;([.C263]-[.H263])&lt;40);1;0)" office:value-type="float" office:value="0" calcext:value-type="float">
            <text:p>0</text:p>
          </table:table-cell>
          <table:table-cell table:formula="of:=IF(([.D263]-[.G263])&lt;5; 1;0)" office:value-type="float" office:value="0" calcext:value-type="float">
            <text:p>0</text:p>
          </table:table-cell>
          <table:table-cell table:formula="of:=IF([.D263]&gt;15;1;0)" office:value-type="float" office:value="0" calcext:value-type="float">
            <text:p>0</text:p>
          </table:table-cell>
          <table:table-cell table:formula="of:=ROUND([.D263]-[.G263];2)" office:value-type="float" office:value="7.22" calcext:value-type="float">
            <text:p>7,22</text:p>
          </table:table-cell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float" office:value="50" calcext:value-type="float">
            <text:p>50</text:p>
          </table:table-cell>
          <table:table-cell table:formula="of:=[.C263]-[.H263]+[.J263]" office:value-type="float" office:value="42.45" calcext:value-type="float">
            <text:p>42,45</text:p>
          </table:table-cell>
          <table:table-cell table:formula="of:=[.D263]-[.G263]+[.I263]" office:value-type="float" office:value="7.22" calcext:value-type="float">
            <text:p>7,22</text:p>
          </table:table-cell>
          <table:table-cell table:formula="of:=IF([.D264]&gt;15;[.B264];0.5*[.B264])" office:value-type="float" office:value="25" calcext:value-type="float">
            <text:p>25</text:p>
          </table:table-cell>
          <table:table-cell table:formula="of:=IF([.D264]&lt;=15;0.5*[.B264];0)" office:value-type="float" office:value="25" calcext:value-type="float">
            <text:p>25</text:p>
          </table:table-cell>
          <table:table-cell table:formula="of:=ROUND(([.E264]/100)*9;2)" office:value-type="float" office:value="2.25" calcext:value-type="float">
            <text:p>2,25</text:p>
          </table:table-cell>
          <table:table-cell table:formula="of:=ROUND(([.F264]/100)*6;2)" office:value-type="float" office:value="1.5" calcext:value-type="float">
            <text:p>1,5</text:p>
          </table:table-cell>
          <table:table-cell table:formula="of:=IF(([.D264]-[.G264])&lt;5; 30-([.D264]-[.G264]);0)" office:value-type="float" office:value="25.03" calcext:value-type="float">
            <text:p>25,03</text:p>
          </table:table-cell>
          <table:table-cell table:formula="of:=IF(AND(WEEKDAY([.A264])=5;([.C264]-[.H264])&lt;40);45-([.C264]-[.H264]);0)" office:value-type="float" office:value="0" calcext:value-type="float">
            <text:p>0</text:p>
          </table:table-cell>
          <table:table-cell table:formula="of:=IF(AND(WEEKDAY([.A264])=5;([.C264]-[.H264])&lt;40);1;0)" office:value-type="float" office:value="0" calcext:value-type="float">
            <text:p>0</text:p>
          </table:table-cell>
          <table:table-cell table:formula="of:=IF(([.D264]-[.G264])&lt;5; 1;0)" office:value-type="float" office:value="1" calcext:value-type="float">
            <text:p>1</text:p>
          </table:table-cell>
          <table:table-cell table:formula="of:=IF([.D264]&gt;15;1;0)" office:value-type="float" office:value="0" calcext:value-type="float">
            <text:p>0</text:p>
          </table:table-cell>
          <table:table-cell table:formula="of:=ROUND([.D264]-[.G264];2)" office:value-type="float" office:value="4.97" calcext:value-type="float">
            <text:p>4,97</text:p>
          </table:table-cell>
        </table:table-row>
        <table:table-row table:style-name="ro1">
          <table:table-cell office:value-type="date" office:date-value="2014-09-21" calcext:value-type="date">
            <text:p>2014-09-21</text:p>
          </table:table-cell>
          <table:table-cell office:value-type="float" office:value="133" calcext:value-type="float">
            <text:p>133</text:p>
          </table:table-cell>
          <table:table-cell table:formula="of:=[.C264]-[.H264]+[.J264]" office:value-type="float" office:value="40.95" calcext:value-type="float">
            <text:p>40,95</text:p>
          </table:table-cell>
          <table:table-cell table:formula="of:=[.D264]-[.G264]+[.I264]" office:value-type="float" office:value="30" calcext:value-type="float">
            <text:p>30</text:p>
          </table:table-cell>
          <table:table-cell table:formula="of:=IF([.D265]&gt;15;[.B265];0.5*[.B265])" office:value-type="float" office:value="133" calcext:value-type="float">
            <text:p>133</text:p>
          </table:table-cell>
          <table:table-cell table:formula="of:=IF([.D265]&lt;=15;0.5*[.B265];0)" office:value-type="float" office:value="0" calcext:value-type="float">
            <text:p>0</text:p>
          </table:table-cell>
          <table:table-cell table:formula="of:=ROUND(([.E265]/100)*9;2)" office:value-type="float" office:value="11.97" calcext:value-type="float">
            <text:p>11,97</text:p>
          </table:table-cell>
          <table:table-cell table:formula="of:=ROUND(([.F265]/100)*6;2)" office:value-type="float" office:value="0" calcext:value-type="float">
            <text:p>0</text:p>
          </table:table-cell>
          <table:table-cell table:formula="of:=IF(([.D265]-[.G265])&lt;5; 30-([.D265]-[.G265]);0)" office:value-type="float" office:value="0" calcext:value-type="float">
            <text:p>0</text:p>
          </table:table-cell>
          <table:table-cell table:formula="of:=IF(AND(WEEKDAY([.A265])=5;([.C265]-[.H265])&lt;40);45-([.C265]-[.H265]);0)" office:value-type="float" office:value="0" calcext:value-type="float">
            <text:p>0</text:p>
          </table:table-cell>
          <table:table-cell table:formula="of:=IF(AND(WEEKDAY([.A265])=5;([.C265]-[.H265])&lt;40);1;0)" office:value-type="float" office:value="0" calcext:value-type="float">
            <text:p>0</text:p>
          </table:table-cell>
          <table:table-cell table:formula="of:=IF(([.D265]-[.G265])&lt;5; 1;0)" office:value-type="float" office:value="0" calcext:value-type="float">
            <text:p>0</text:p>
          </table:table-cell>
          <table:table-cell table:formula="of:=IF([.D265]&gt;15;1;0)" office:value-type="float" office:value="1" calcext:value-type="float">
            <text:p>1</text:p>
          </table:table-cell>
          <table:table-cell table:formula="of:=ROUND([.D265]-[.G265];2)" office:value-type="float" office:value="18.03" calcext:value-type="float">
            <text:p>18,03</text:p>
          </table:table-cell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float" office:value="128" calcext:value-type="float">
            <text:p>128</text:p>
          </table:table-cell>
          <table:table-cell table:formula="of:=[.C265]-[.H265]+[.J265]" office:value-type="float" office:value="40.95" calcext:value-type="float">
            <text:p>40,95</text:p>
          </table:table-cell>
          <table:table-cell table:formula="of:=[.D265]-[.G265]+[.I265]" office:value-type="float" office:value="18.03" calcext:value-type="float">
            <text:p>18,03</text:p>
          </table:table-cell>
          <table:table-cell table:formula="of:=IF([.D266]&gt;15;[.B266];0.5*[.B266])" office:value-type="float" office:value="128" calcext:value-type="float">
            <text:p>128</text:p>
          </table:table-cell>
          <table:table-cell table:formula="of:=IF([.D266]&lt;=15;0.5*[.B266];0)" office:value-type="float" office:value="0" calcext:value-type="float">
            <text:p>0</text:p>
          </table:table-cell>
          <table:table-cell table:formula="of:=ROUND(([.E266]/100)*9;2)" office:value-type="float" office:value="11.52" calcext:value-type="float">
            <text:p>11,52</text:p>
          </table:table-cell>
          <table:table-cell table:formula="of:=ROUND(([.F266]/100)*6;2)" office:value-type="float" office:value="0" calcext:value-type="float">
            <text:p>0</text:p>
          </table:table-cell>
          <table:table-cell table:formula="of:=IF(([.D266]-[.G266])&lt;5; 30-([.D266]-[.G266]);0)" office:value-type="float" office:value="0" calcext:value-type="float">
            <text:p>0</text:p>
          </table:table-cell>
          <table:table-cell table:formula="of:=IF(AND(WEEKDAY([.A266])=5;([.C266]-[.H266])&lt;40);45-([.C266]-[.H266]);0)" office:value-type="float" office:value="0" calcext:value-type="float">
            <text:p>0</text:p>
          </table:table-cell>
          <table:table-cell table:formula="of:=IF(AND(WEEKDAY([.A266])=5;([.C266]-[.H266])&lt;40);1;0)" office:value-type="float" office:value="0" calcext:value-type="float">
            <text:p>0</text:p>
          </table:table-cell>
          <table:table-cell table:formula="of:=IF(([.D266]-[.G266])&lt;5; 1;0)" office:value-type="float" office:value="0" calcext:value-type="float">
            <text:p>0</text:p>
          </table:table-cell>
          <table:table-cell table:formula="of:=IF([.D266]&gt;15;1;0)" office:value-type="float" office:value="1" calcext:value-type="float">
            <text:p>1</text:p>
          </table:table-cell>
          <table:table-cell table:formula="of:=ROUND([.D266]-[.G266];2)" office:value-type="float" office:value="6.51" calcext:value-type="float">
            <text:p>6,51</text:p>
          </table:table-cell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float" office:value="138" calcext:value-type="float">
            <text:p>138</text:p>
          </table:table-cell>
          <table:table-cell table:formula="of:=[.C266]-[.H266]+[.J266]" office:value-type="float" office:value="40.95" calcext:value-type="float">
            <text:p>40,95</text:p>
          </table:table-cell>
          <table:table-cell table:formula="of:=[.D266]-[.G266]+[.I266]" office:value-type="float" office:value="6.51" calcext:value-type="float">
            <text:p>6,51</text:p>
          </table:table-cell>
          <table:table-cell table:formula="of:=IF([.D267]&gt;15;[.B267];0.5*[.B267])" office:value-type="float" office:value="69" calcext:value-type="float">
            <text:p>69</text:p>
          </table:table-cell>
          <table:table-cell table:formula="of:=IF([.D267]&lt;=15;0.5*[.B267];0)" office:value-type="float" office:value="69" calcext:value-type="float">
            <text:p>69</text:p>
          </table:table-cell>
          <table:table-cell table:formula="of:=ROUND(([.E267]/100)*9;2)" office:value-type="float" office:value="6.21" calcext:value-type="float">
            <text:p>6,21</text:p>
          </table:table-cell>
          <table:table-cell table:formula="of:=ROUND(([.F267]/100)*6;2)" office:value-type="float" office:value="4.14" calcext:value-type="float">
            <text:p>4,14</text:p>
          </table:table-cell>
          <table:table-cell table:formula="of:=IF(([.D267]-[.G267])&lt;5; 30-([.D267]-[.G267]);0)" office:value-type="float" office:value="29.7" calcext:value-type="float">
            <text:p>29,7</text:p>
          </table:table-cell>
          <table:table-cell table:formula="of:=IF(AND(WEEKDAY([.A267])=5;([.C267]-[.H267])&lt;40);45-([.C267]-[.H267]);0)" office:value-type="float" office:value="0" calcext:value-type="float">
            <text:p>0</text:p>
          </table:table-cell>
          <table:table-cell table:formula="of:=IF(AND(WEEKDAY([.A267])=5;([.C267]-[.H267])&lt;40);1;0)" office:value-type="float" office:value="0" calcext:value-type="float">
            <text:p>0</text:p>
          </table:table-cell>
          <table:table-cell table:formula="of:=IF(([.D267]-[.G267])&lt;5; 1;0)" office:value-type="float" office:value="1" calcext:value-type="float">
            <text:p>1</text:p>
          </table:table-cell>
          <table:table-cell table:formula="of:=IF([.D267]&gt;15;1;0)" office:value-type="float" office:value="0" calcext:value-type="float">
            <text:p>0</text:p>
          </table:table-cell>
          <table:table-cell table:formula="of:=ROUND([.D267]-[.G267];2)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float" office:value="25" calcext:value-type="float">
            <text:p>25</text:p>
          </table:table-cell>
          <table:table-cell table:formula="of:=[.C267]-[.H267]+[.J267]" office:value-type="float" office:value="36.81" calcext:value-type="float">
            <text:p>36,81</text:p>
          </table:table-cell>
          <table:table-cell table:formula="of:=[.D267]-[.G267]+[.I267]" office:value-type="float" office:value="30" calcext:value-type="float">
            <text:p>30</text:p>
          </table:table-cell>
          <table:table-cell table:formula="of:=IF([.D268]&gt;15;[.B268];0.5*[.B268])" office:value-type="float" office:value="25" calcext:value-type="float">
            <text:p>25</text:p>
          </table:table-cell>
          <table:table-cell table:formula="of:=IF([.D268]&lt;=15;0.5*[.B268];0)" office:value-type="float" office:value="0" calcext:value-type="float">
            <text:p>0</text:p>
          </table:table-cell>
          <table:table-cell table:formula="of:=ROUND(([.E268]/100)*9;2)" office:value-type="float" office:value="2.25" calcext:value-type="float">
            <text:p>2,25</text:p>
          </table:table-cell>
          <table:table-cell table:formula="of:=ROUND(([.F268]/100)*6;2)" office:value-type="float" office:value="0" calcext:value-type="float">
            <text:p>0</text:p>
          </table:table-cell>
          <table:table-cell table:formula="of:=IF(([.D268]-[.G268])&lt;5; 30-([.D268]-[.G268]);0)" office:value-type="float" office:value="0" calcext:value-type="float">
            <text:p>0</text:p>
          </table:table-cell>
          <table:table-cell table:formula="of:=IF(AND(WEEKDAY([.A268])=5;([.C268]-[.H268])&lt;40);45-([.C268]-[.H268]);0)" office:value-type="float" office:value="0" calcext:value-type="float">
            <text:p>0</text:p>
          </table:table-cell>
          <table:table-cell table:formula="of:=IF(AND(WEEKDAY([.A268])=5;([.C268]-[.H268])&lt;40);1;0)" office:value-type="float" office:value="0" calcext:value-type="float">
            <text:p>0</text:p>
          </table:table-cell>
          <table:table-cell table:formula="of:=IF(([.D268]-[.G268])&lt;5; 1;0)" office:value-type="float" office:value="0" calcext:value-type="float">
            <text:p>0</text:p>
          </table:table-cell>
          <table:table-cell table:formula="of:=IF([.D268]&gt;15;1;0)" office:value-type="float" office:value="1" calcext:value-type="float">
            <text:p>1</text:p>
          </table:table-cell>
          <table:table-cell table:formula="of:=ROUND([.D268]-[.G268];2)" office:value-type="float" office:value="27.75" calcext:value-type="float">
            <text:p>27,75</text:p>
          </table:table-cell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float" office:value="133" calcext:value-type="float">
            <text:p>133</text:p>
          </table:table-cell>
          <table:table-cell table:formula="of:=[.C268]-[.H268]+[.J268]" office:value-type="float" office:value="36.81" calcext:value-type="float">
            <text:p>36,81</text:p>
          </table:table-cell>
          <table:table-cell table:formula="of:=[.D268]-[.G268]+[.I268]" office:value-type="float" office:value="27.75" calcext:value-type="float">
            <text:p>27,75</text:p>
          </table:table-cell>
          <table:table-cell table:formula="of:=IF([.D269]&gt;15;[.B269];0.5*[.B269])" office:value-type="float" office:value="133" calcext:value-type="float">
            <text:p>133</text:p>
          </table:table-cell>
          <table:table-cell table:formula="of:=IF([.D269]&lt;=15;0.5*[.B269];0)" office:value-type="float" office:value="0" calcext:value-type="float">
            <text:p>0</text:p>
          </table:table-cell>
          <table:table-cell table:formula="of:=ROUND(([.E269]/100)*9;2)" office:value-type="float" office:value="11.97" calcext:value-type="float">
            <text:p>11,97</text:p>
          </table:table-cell>
          <table:table-cell table:formula="of:=ROUND(([.F269]/100)*6;2)" office:value-type="float" office:value="0" calcext:value-type="float">
            <text:p>0</text:p>
          </table:table-cell>
          <table:table-cell table:formula="of:=IF(([.D269]-[.G269])&lt;5; 30-([.D269]-[.G269]);0)" office:value-type="float" office:value="0" calcext:value-type="float">
            <text:p>0</text:p>
          </table:table-cell>
          <table:table-cell table:formula="of:=IF(AND(WEEKDAY([.A269])=5;([.C269]-[.H269])&lt;40);45-([.C269]-[.H269]);0)" office:value-type="float" office:value="8.19" calcext:value-type="float">
            <text:p>8,19</text:p>
          </table:table-cell>
          <table:table-cell table:formula="of:=IF(AND(WEEKDAY([.A269])=5;([.C269]-[.H269])&lt;40);1;0)" office:value-type="float" office:value="1" calcext:value-type="float">
            <text:p>1</text:p>
          </table:table-cell>
          <table:table-cell table:formula="of:=IF(([.D269]-[.G269])&lt;5; 1;0)" office:value-type="float" office:value="0" calcext:value-type="float">
            <text:p>0</text:p>
          </table:table-cell>
          <table:table-cell table:formula="of:=IF([.D269]&gt;15;1;0)" office:value-type="float" office:value="1" calcext:value-type="float">
            <text:p>1</text:p>
          </table:table-cell>
          <table:table-cell table:formula="of:=ROUND([.D269]-[.G269];2)" office:value-type="float" office:value="15.78" calcext:value-type="float">
            <text:p>15,78</text:p>
          </table:table-cell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float" office:value="110" calcext:value-type="float">
            <text:p>110</text:p>
          </table:table-cell>
          <table:table-cell table:formula="of:=[.C269]-[.H269]+[.J269]" office:value-type="float" office:value="45" calcext:value-type="float">
            <text:p>45</text:p>
          </table:table-cell>
          <table:table-cell table:formula="of:=[.D269]-[.G269]+[.I269]" office:value-type="float" office:value="15.78" calcext:value-type="float">
            <text:p>15,78</text:p>
          </table:table-cell>
          <table:table-cell table:formula="of:=IF([.D270]&gt;15;[.B270];0.5*[.B270])" office:value-type="float" office:value="110" calcext:value-type="float">
            <text:p>110</text:p>
          </table:table-cell>
          <table:table-cell table:formula="of:=IF([.D270]&lt;=15;0.5*[.B270];0)" office:value-type="float" office:value="0" calcext:value-type="float">
            <text:p>0</text:p>
          </table:table-cell>
          <table:table-cell table:formula="of:=ROUND(([.E270]/100)*9;2)" office:value-type="float" office:value="9.9" calcext:value-type="float">
            <text:p>9,9</text:p>
          </table:table-cell>
          <table:table-cell table:formula="of:=ROUND(([.F270]/100)*6;2)" office:value-type="float" office:value="0" calcext:value-type="float">
            <text:p>0</text:p>
          </table:table-cell>
          <table:table-cell table:formula="of:=IF(([.D270]-[.G270])&lt;5; 30-([.D270]-[.G270]);0)" office:value-type="float" office:value="0" calcext:value-type="float">
            <text:p>0</text:p>
          </table:table-cell>
          <table:table-cell table:formula="of:=IF(AND(WEEKDAY([.A270])=5;([.C270]-[.H270])&lt;40);45-([.C270]-[.H270]);0)" office:value-type="float" office:value="0" calcext:value-type="float">
            <text:p>0</text:p>
          </table:table-cell>
          <table:table-cell table:formula="of:=IF(AND(WEEKDAY([.A270])=5;([.C270]-[.H270])&lt;40);1;0)" office:value-type="float" office:value="0" calcext:value-type="float">
            <text:p>0</text:p>
          </table:table-cell>
          <table:table-cell table:formula="of:=IF(([.D270]-[.G270])&lt;5; 1;0)" office:value-type="float" office:value="0" calcext:value-type="float">
            <text:p>0</text:p>
          </table:table-cell>
          <table:table-cell table:formula="of:=IF([.D270]&gt;15;1;0)" office:value-type="float" office:value="1" calcext:value-type="float">
            <text:p>1</text:p>
          </table:table-cell>
          <table:table-cell table:formula="of:=ROUND([.D270]-[.G270];2)" office:value-type="float" office:value="5.88" calcext:value-type="float">
            <text:p>5,88</text:p>
          </table:table-cell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float" office:value="24" calcext:value-type="float">
            <text:p>24</text:p>
          </table:table-cell>
          <table:table-cell table:formula="of:=[.C270]-[.H270]+[.J270]" office:value-type="float" office:value="45" calcext:value-type="float">
            <text:p>45</text:p>
          </table:table-cell>
          <table:table-cell table:formula="of:=[.D270]-[.G270]+[.I270]" office:value-type="float" office:value="5.88" calcext:value-type="float">
            <text:p>5,88</text:p>
          </table:table-cell>
          <table:table-cell table:formula="of:=IF([.D271]&gt;15;[.B271];0.5*[.B271])" office:value-type="float" office:value="12" calcext:value-type="float">
            <text:p>12</text:p>
          </table:table-cell>
          <table:table-cell table:formula="of:=IF([.D271]&lt;=15;0.5*[.B271];0)" office:value-type="float" office:value="12" calcext:value-type="float">
            <text:p>12</text:p>
          </table:table-cell>
          <table:table-cell table:formula="of:=ROUND(([.E271]/100)*9;2)" office:value-type="float" office:value="1.08" calcext:value-type="float">
            <text:p>1,08</text:p>
          </table:table-cell>
          <table:table-cell table:formula="of:=ROUND(([.F271]/100)*6;2)" office:value-type="float" office:value="0.72" calcext:value-type="float">
            <text:p>0,72</text:p>
          </table:table-cell>
          <table:table-cell table:formula="of:=IF(([.D271]-[.G271])&lt;5; 30-([.D271]-[.G271]);0)" office:value-type="float" office:value="25.2" calcext:value-type="float">
            <text:p>25,2</text:p>
          </table:table-cell>
          <table:table-cell table:formula="of:=IF(AND(WEEKDAY([.A271])=5;([.C271]-[.H271])&lt;40);45-([.C271]-[.H271]);0)" office:value-type="float" office:value="0" calcext:value-type="float">
            <text:p>0</text:p>
          </table:table-cell>
          <table:table-cell table:formula="of:=IF(AND(WEEKDAY([.A271])=5;([.C271]-[.H271])&lt;40);1;0)" office:value-type="float" office:value="0" calcext:value-type="float">
            <text:p>0</text:p>
          </table:table-cell>
          <table:table-cell table:formula="of:=IF(([.D271]-[.G271])&lt;5; 1;0)" office:value-type="float" office:value="1" calcext:value-type="float">
            <text:p>1</text:p>
          </table:table-cell>
          <table:table-cell table:formula="of:=IF([.D271]&gt;15;1;0)" office:value-type="float" office:value="0" calcext:value-type="float">
            <text:p>0</text:p>
          </table:table-cell>
          <table:table-cell table:formula="of:=ROUND([.D271]-[.G271];2)" office:value-type="float" office:value="4.8" calcext:value-type="float">
            <text:p>4,8</text:p>
          </table:table-cell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float" office:value="65" calcext:value-type="float">
            <text:p>65</text:p>
          </table:table-cell>
          <table:table-cell table:formula="of:=[.C271]-[.H271]+[.J271]" office:value-type="float" office:value="44.28" calcext:value-type="float">
            <text:p>44,28</text:p>
          </table:table-cell>
          <table:table-cell table:formula="of:=[.D271]-[.G271]+[.I271]" office:value-type="float" office:value="30" calcext:value-type="float">
            <text:p>30</text:p>
          </table:table-cell>
          <table:table-cell table:formula="of:=IF([.D272]&gt;15;[.B272];0.5*[.B272])" office:value-type="float" office:value="65" calcext:value-type="float">
            <text:p>65</text:p>
          </table:table-cell>
          <table:table-cell table:formula="of:=IF([.D272]&lt;=15;0.5*[.B272];0)" office:value-type="float" office:value="0" calcext:value-type="float">
            <text:p>0</text:p>
          </table:table-cell>
          <table:table-cell table:formula="of:=ROUND(([.E272]/100)*9;2)" office:value-type="float" office:value="5.85" calcext:value-type="float">
            <text:p>5,85</text:p>
          </table:table-cell>
          <table:table-cell table:formula="of:=ROUND(([.F272]/100)*6;2)" office:value-type="float" office:value="0" calcext:value-type="float">
            <text:p>0</text:p>
          </table:table-cell>
          <table:table-cell table:formula="of:=IF(([.D272]-[.G272])&lt;5; 30-([.D272]-[.G272]);0)" office:value-type="float" office:value="0" calcext:value-type="float">
            <text:p>0</text:p>
          </table:table-cell>
          <table:table-cell table:formula="of:=IF(AND(WEEKDAY([.A272])=5;([.C272]-[.H272])&lt;40);45-([.C272]-[.H272]);0)" office:value-type="float" office:value="0" calcext:value-type="float">
            <text:p>0</text:p>
          </table:table-cell>
          <table:table-cell table:formula="of:=IF(AND(WEEKDAY([.A272])=5;([.C272]-[.H272])&lt;40);1;0)" office:value-type="float" office:value="0" calcext:value-type="float">
            <text:p>0</text:p>
          </table:table-cell>
          <table:table-cell table:formula="of:=IF(([.D272]-[.G272])&lt;5; 1;0)" office:value-type="float" office:value="0" calcext:value-type="float">
            <text:p>0</text:p>
          </table:table-cell>
          <table:table-cell table:formula="of:=IF([.D272]&gt;15;1;0)" office:value-type="float" office:value="1" calcext:value-type="float">
            <text:p>1</text:p>
          </table:table-cell>
          <table:table-cell table:formula="of:=ROUND([.D272]-[.G272];2)" office:value-type="float" office:value="24.15" calcext:value-type="float">
            <text:p>24,15</text:p>
          </table:table-cell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float" office:value="61" calcext:value-type="float">
            <text:p>61</text:p>
          </table:table-cell>
          <table:table-cell table:formula="of:=[.C272]-[.H272]+[.J272]" office:value-type="float" office:value="44.28" calcext:value-type="float">
            <text:p>44,28</text:p>
          </table:table-cell>
          <table:table-cell table:formula="of:=[.D272]-[.G272]+[.I272]" office:value-type="float" office:value="24.15" calcext:value-type="float">
            <text:p>24,15</text:p>
          </table:table-cell>
          <table:table-cell table:formula="of:=IF([.D273]&gt;15;[.B273];0.5*[.B273])" office:value-type="float" office:value="61" calcext:value-type="float">
            <text:p>61</text:p>
          </table:table-cell>
          <table:table-cell table:formula="of:=IF([.D273]&lt;=15;0.5*[.B273];0)" office:value-type="float" office:value="0" calcext:value-type="float">
            <text:p>0</text:p>
          </table:table-cell>
          <table:table-cell table:formula="of:=ROUND(([.E273]/100)*9;2)" office:value-type="float" office:value="5.49" calcext:value-type="float">
            <text:p>5,49</text:p>
          </table:table-cell>
          <table:table-cell table:formula="of:=ROUND(([.F273]/100)*6;2)" office:value-type="float" office:value="0" calcext:value-type="float">
            <text:p>0</text:p>
          </table:table-cell>
          <table:table-cell table:formula="of:=IF(([.D273]-[.G273])&lt;5; 30-([.D273]-[.G273]);0)" office:value-type="float" office:value="0" calcext:value-type="float">
            <text:p>0</text:p>
          </table:table-cell>
          <table:table-cell table:formula="of:=IF(AND(WEEKDAY([.A273])=5;([.C273]-[.H273])&lt;40);45-([.C273]-[.H273]);0)" office:value-type="float" office:value="0" calcext:value-type="float">
            <text:p>0</text:p>
          </table:table-cell>
          <table:table-cell table:formula="of:=IF(AND(WEEKDAY([.A273])=5;([.C273]-[.H273])&lt;40);1;0)" office:value-type="float" office:value="0" calcext:value-type="float">
            <text:p>0</text:p>
          </table:table-cell>
          <table:table-cell table:formula="of:=IF(([.D273]-[.G273])&lt;5; 1;0)" office:value-type="float" office:value="0" calcext:value-type="float">
            <text:p>0</text:p>
          </table:table-cell>
          <table:table-cell table:formula="of:=IF([.D273]&gt;15;1;0)" office:value-type="float" office:value="1" calcext:value-type="float">
            <text:p>1</text:p>
          </table:table-cell>
          <table:table-cell table:formula="of:=ROUND([.D273]-[.G273];2)" office:value-type="float" office:value="18.66" calcext:value-type="float">
            <text:p>18,66</text:p>
          </table:table-cell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float" office:value="45" calcext:value-type="float">
            <text:p>45</text:p>
          </table:table-cell>
          <table:table-cell table:formula="of:=[.C273]-[.H273]+[.J273]" office:value-type="float" office:value="44.28" calcext:value-type="float">
            <text:p>44,28</text:p>
          </table:table-cell>
          <table:table-cell table:formula="of:=[.D273]-[.G273]+[.I273]" office:value-type="float" office:value="18.66" calcext:value-type="float">
            <text:p>18,66</text:p>
          </table:table-cell>
          <table:table-cell table:formula="of:=IF([.D274]&gt;15;[.B274];0.5*[.B274])" office:value-type="float" office:value="45" calcext:value-type="float">
            <text:p>45</text:p>
          </table:table-cell>
          <table:table-cell table:formula="of:=IF([.D274]&lt;=15;0.5*[.B274];0)" office:value-type="float" office:value="0" calcext:value-type="float">
            <text:p>0</text:p>
          </table:table-cell>
          <table:table-cell table:formula="of:=ROUND(([.E274]/100)*9;2)" office:value-type="float" office:value="4.05" calcext:value-type="float">
            <text:p>4,05</text:p>
          </table:table-cell>
          <table:table-cell table:formula="of:=ROUND(([.F274]/100)*6;2)" office:value-type="float" office:value="0" calcext:value-type="float">
            <text:p>0</text:p>
          </table:table-cell>
          <table:table-cell table:formula="of:=IF(([.D274]-[.G274])&lt;5; 30-([.D274]-[.G274]);0)" office:value-type="float" office:value="0" calcext:value-type="float">
            <text:p>0</text:p>
          </table:table-cell>
          <table:table-cell table:formula="of:=IF(AND(WEEKDAY([.A274])=5;([.C274]-[.H274])&lt;40);45-([.C274]-[.H274]);0)" office:value-type="float" office:value="0" calcext:value-type="float">
            <text:p>0</text:p>
          </table:table-cell>
          <table:table-cell table:formula="of:=IF(AND(WEEKDAY([.A274])=5;([.C274]-[.H274])&lt;40);1;0)" office:value-type="float" office:value="0" calcext:value-type="float">
            <text:p>0</text:p>
          </table:table-cell>
          <table:table-cell table:formula="of:=IF(([.D274]-[.G274])&lt;5; 1;0)" office:value-type="float" office:value="0" calcext:value-type="float">
            <text:p>0</text:p>
          </table:table-cell>
          <table:table-cell table:formula="of:=IF([.D274]&gt;15;1;0)" office:value-type="float" office:value="1" calcext:value-type="float">
            <text:p>1</text:p>
          </table:table-cell>
          <table:table-cell table:formula="of:=ROUND([.D274]-[.G274];2)" office:value-type="float" office:value="14.61" calcext:value-type="float">
            <text:p>14,61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9" calcext:value-type="float">
            <text:p>49</text:p>
          </table:table-cell>
          <table:table-cell table:formula="of:=[.C274]-[.H274]+[.J274]" office:value-type="float" office:value="44.28" calcext:value-type="float">
            <text:p>44,28</text:p>
          </table:table-cell>
          <table:table-cell table:formula="of:=[.D274]-[.G274]+[.I274]" office:value-type="float" office:value="14.61" calcext:value-type="float">
            <text:p>14,61</text:p>
          </table:table-cell>
          <table:table-cell table:formula="of:=IF([.D275]&gt;15;[.B275];0.5*[.B275])" office:value-type="float" office:value="24.5" calcext:value-type="float">
            <text:p>24,5</text:p>
          </table:table-cell>
          <table:table-cell table:formula="of:=IF([.D275]&lt;=15;0.5*[.B275];0)" office:value-type="float" office:value="24.5" calcext:value-type="float">
            <text:p>24,5</text:p>
          </table:table-cell>
          <table:table-cell table:formula="of:=ROUND(([.E275]/100)*9;2)" office:value-type="float" office:value="2.21" calcext:value-type="float">
            <text:p>2,21</text:p>
          </table:table-cell>
          <table:table-cell table:formula="of:=ROUND(([.F275]/100)*6;2)" office:value-type="float" office:value="1.47" calcext:value-type="float">
            <text:p>1,47</text:p>
          </table:table-cell>
          <table:table-cell table:formula="of:=IF(([.D275]-[.G275])&lt;5; 30-([.D275]-[.G275]);0)" office:value-type="float" office:value="0" calcext:value-type="float">
            <text:p>0</text:p>
          </table:table-cell>
          <table:table-cell table:formula="of:=IF(AND(WEEKDAY([.A275])=5;([.C275]-[.H275])&lt;40);45-([.C275]-[.H275]);0)" office:value-type="float" office:value="0" calcext:value-type="float">
            <text:p>0</text:p>
          </table:table-cell>
          <table:table-cell table:formula="of:=IF(AND(WEEKDAY([.A275])=5;([.C275]-[.H275])&lt;40);1;0)" office:value-type="float" office:value="0" calcext:value-type="float">
            <text:p>0</text:p>
          </table:table-cell>
          <table:table-cell table:formula="of:=IF(([.D275]-[.G275])&lt;5; 1;0)" office:value-type="float" office:value="0" calcext:value-type="float">
            <text:p>0</text:p>
          </table:table-cell>
          <table:table-cell table:formula="of:=IF([.D275]&gt;15;1;0)" office:value-type="float" office:value="0" calcext:value-type="float">
            <text:p>0</text:p>
          </table:table-cell>
          <table:table-cell table:formula="of:=ROUND([.D275]-[.G275];2)" office:value-type="float" office:value="12.4" calcext:value-type="float">
            <text:p>12,4</text:p>
          </table:table-cell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float" office:value="57" calcext:value-type="float">
            <text:p>57</text:p>
          </table:table-cell>
          <table:table-cell table:formula="of:=[.C275]-[.H275]+[.J275]" office:value-type="float" office:value="42.81" calcext:value-type="float">
            <text:p>42,81</text:p>
          </table:table-cell>
          <table:table-cell table:formula="of:=[.D275]-[.G275]+[.I275]" office:value-type="float" office:value="12.4" calcext:value-type="float">
            <text:p>12,4</text:p>
          </table:table-cell>
          <table:table-cell table:formula="of:=IF([.D276]&gt;15;[.B276];0.5*[.B276])" office:value-type="float" office:value="28.5" calcext:value-type="float">
            <text:p>28,5</text:p>
          </table:table-cell>
          <table:table-cell table:formula="of:=IF([.D276]&lt;=15;0.5*[.B276];0)" office:value-type="float" office:value="28.5" calcext:value-type="float">
            <text:p>28,5</text:p>
          </table:table-cell>
          <table:table-cell table:formula="of:=ROUND(([.E276]/100)*9;2)" office:value-type="float" office:value="2.57" calcext:value-type="float">
            <text:p>2,57</text:p>
          </table:table-cell>
          <table:table-cell table:formula="of:=ROUND(([.F276]/100)*6;2)" office:value-type="float" office:value="1.71" calcext:value-type="float">
            <text:p>1,71</text:p>
          </table:table-cell>
          <table:table-cell table:formula="of:=IF(([.D276]-[.G276])&lt;5; 30-([.D276]-[.G276]);0)" office:value-type="float" office:value="0" calcext:value-type="float">
            <text:p>0</text:p>
          </table:table-cell>
          <table:table-cell table:formula="of:=IF(AND(WEEKDAY([.A276])=5;([.C276]-[.H276])&lt;40);45-([.C276]-[.H276]);0)" office:value-type="float" office:value="0" calcext:value-type="float">
            <text:p>0</text:p>
          </table:table-cell>
          <table:table-cell table:formula="of:=IF(AND(WEEKDAY([.A276])=5;([.C276]-[.H276])&lt;40);1;0)" office:value-type="float" office:value="0" calcext:value-type="float">
            <text:p>0</text:p>
          </table:table-cell>
          <table:table-cell table:formula="of:=IF(([.D276]-[.G276])&lt;5; 1;0)" office:value-type="float" office:value="0" calcext:value-type="float">
            <text:p>0</text:p>
          </table:table-cell>
          <table:table-cell table:formula="of:=IF([.D276]&gt;15;1;0)" office:value-type="float" office:value="0" calcext:value-type="float">
            <text:p>0</text:p>
          </table:table-cell>
          <table:table-cell table:formula="of:=ROUND([.D276]-[.G276];2)" office:value-type="float" office:value="9.83" calcext:value-type="float">
            <text:p>9,83</text:p>
          </table:table-cell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float" office:value="109" calcext:value-type="float">
            <text:p>109</text:p>
          </table:table-cell>
          <table:table-cell table:formula="of:=[.C276]-[.H276]+[.J276]" office:value-type="float" office:value="41.1" calcext:value-type="float">
            <text:p>41,1</text:p>
          </table:table-cell>
          <table:table-cell table:formula="of:=[.D276]-[.G276]+[.I276]" office:value-type="float" office:value="9.83" calcext:value-type="float">
            <text:p>9,83</text:p>
          </table:table-cell>
          <table:table-cell table:formula="of:=IF([.D277]&gt;15;[.B277];0.5*[.B277])" office:value-type="float" office:value="54.5" calcext:value-type="float">
            <text:p>54,5</text:p>
          </table:table-cell>
          <table:table-cell table:formula="of:=IF([.D277]&lt;=15;0.5*[.B277];0)" office:value-type="float" office:value="54.5" calcext:value-type="float">
            <text:p>54,5</text:p>
          </table:table-cell>
          <table:table-cell table:formula="of:=ROUND(([.E277]/100)*9;2)" office:value-type="float" office:value="4.91" calcext:value-type="float">
            <text:p>4,91</text:p>
          </table:table-cell>
          <table:table-cell table:formula="of:=ROUND(([.F277]/100)*6;2)" office:value-type="float" office:value="3.27" calcext:value-type="float">
            <text:p>3,27</text:p>
          </table:table-cell>
          <table:table-cell table:formula="of:=IF(([.D277]-[.G277])&lt;5; 30-([.D277]-[.G277]);0)" office:value-type="float" office:value="25.08" calcext:value-type="float">
            <text:p>25,08</text:p>
          </table:table-cell>
          <table:table-cell table:formula="of:=IF(AND(WEEKDAY([.A277])=5;([.C277]-[.H277])&lt;40);45-([.C277]-[.H277]);0)" office:value-type="float" office:value="0" calcext:value-type="float">
            <text:p>0</text:p>
          </table:table-cell>
          <table:table-cell table:formula="of:=IF(AND(WEEKDAY([.A277])=5;([.C277]-[.H277])&lt;40);1;0)" office:value-type="float" office:value="0" calcext:value-type="float">
            <text:p>0</text:p>
          </table:table-cell>
          <table:table-cell table:formula="of:=IF(([.D277]-[.G277])&lt;5; 1;0)" office:value-type="float" office:value="1" calcext:value-type="float">
            <text:p>1</text:p>
          </table:table-cell>
          <table:table-cell table:formula="of:=IF([.D277]&gt;15;1;0)" office:value-type="float" office:value="0" calcext:value-type="float">
            <text:p>0</text:p>
          </table:table-cell>
          <table:table-cell table:formula="of:=ROUND([.D277]-[.G277];2)" office:value-type="float" office:value="4.92" calcext:value-type="float">
            <text:p>4,92</text:p>
          </table:table-cell>
        </table:table-row>
        <table:table-row table:style-name="ro1">
          <table:table-cell office:value-type="date" office:date-value="2014-10-04" calcext:value-type="date">
            <text:p>2014-10-04</text:p>
          </table:table-cell>
          <table:table-cell office:value-type="float" office:value="106" calcext:value-type="float">
            <text:p>106</text:p>
          </table:table-cell>
          <table:table-cell table:formula="of:=[.C277]-[.H277]+[.J277]" office:value-type="float" office:value="37.83" calcext:value-type="float">
            <text:p>37,83</text:p>
          </table:table-cell>
          <table:table-cell table:formula="of:=[.D277]-[.G277]+[.I277]" office:value-type="float" office:value="30" calcext:value-type="float">
            <text:p>30</text:p>
          </table:table-cell>
          <table:table-cell table:formula="of:=IF([.D278]&gt;15;[.B278];0.5*[.B278])" office:value-type="float" office:value="106" calcext:value-type="float">
            <text:p>106</text:p>
          </table:table-cell>
          <table:table-cell table:formula="of:=IF([.D278]&lt;=15;0.5*[.B278];0)" office:value-type="float" office:value="0" calcext:value-type="float">
            <text:p>0</text:p>
          </table:table-cell>
          <table:table-cell table:formula="of:=ROUND(([.E278]/100)*9;2)" office:value-type="float" office:value="9.54" calcext:value-type="float">
            <text:p>9,54</text:p>
          </table:table-cell>
          <table:table-cell table:formula="of:=ROUND(([.F278]/100)*6;2)" office:value-type="float" office:value="0" calcext:value-type="float">
            <text:p>0</text:p>
          </table:table-cell>
          <table:table-cell table:formula="of:=IF(([.D278]-[.G278])&lt;5; 30-([.D278]-[.G278]);0)" office:value-type="float" office:value="0" calcext:value-type="float">
            <text:p>0</text:p>
          </table:table-cell>
          <table:table-cell table:formula="of:=IF(AND(WEEKDAY([.A278])=5;([.C278]-[.H278])&lt;40);45-([.C278]-[.H278]);0)" office:value-type="float" office:value="0" calcext:value-type="float">
            <text:p>0</text:p>
          </table:table-cell>
          <table:table-cell table:formula="of:=IF(AND(WEEKDAY([.A278])=5;([.C278]-[.H278])&lt;40);1;0)" office:value-type="float" office:value="0" calcext:value-type="float">
            <text:p>0</text:p>
          </table:table-cell>
          <table:table-cell table:formula="of:=IF(([.D278]-[.G278])&lt;5; 1;0)" office:value-type="float" office:value="0" calcext:value-type="float">
            <text:p>0</text:p>
          </table:table-cell>
          <table:table-cell table:formula="of:=IF([.D278]&gt;15;1;0)" office:value-type="float" office:value="1" calcext:value-type="float">
            <text:p>1</text:p>
          </table:table-cell>
          <table:table-cell table:formula="of:=ROUND([.D278]-[.G278];2)" office:value-type="float" office:value="20.46" calcext:value-type="float">
            <text:p>20,46</text:p>
          </table:table-cell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float" office:value="17" calcext:value-type="float">
            <text:p>17</text:p>
          </table:table-cell>
          <table:table-cell table:formula="of:=[.C278]-[.H278]+[.J278]" office:value-type="float" office:value="37.83" calcext:value-type="float">
            <text:p>37,83</text:p>
          </table:table-cell>
          <table:table-cell table:formula="of:=[.D278]-[.G278]+[.I278]" office:value-type="float" office:value="20.46" calcext:value-type="float">
            <text:p>20,46</text:p>
          </table:table-cell>
          <table:table-cell table:formula="of:=IF([.D279]&gt;15;[.B279];0.5*[.B279])" office:value-type="float" office:value="17" calcext:value-type="float">
            <text:p>17</text:p>
          </table:table-cell>
          <table:table-cell table:formula="of:=IF([.D279]&lt;=15;0.5*[.B279];0)" office:value-type="float" office:value="0" calcext:value-type="float">
            <text:p>0</text:p>
          </table:table-cell>
          <table:table-cell table:formula="of:=ROUND(([.E279]/100)*9;2)" office:value-type="float" office:value="1.53" calcext:value-type="float">
            <text:p>1,53</text:p>
          </table:table-cell>
          <table:table-cell table:formula="of:=ROUND(([.F279]/100)*6;2)" office:value-type="float" office:value="0" calcext:value-type="float">
            <text:p>0</text:p>
          </table:table-cell>
          <table:table-cell table:formula="of:=IF(([.D279]-[.G279])&lt;5; 30-([.D279]-[.G279]);0)" office:value-type="float" office:value="0" calcext:value-type="float">
            <text:p>0</text:p>
          </table:table-cell>
          <table:table-cell table:formula="of:=IF(AND(WEEKDAY([.A279])=5;([.C279]-[.H279])&lt;40);45-([.C279]-[.H279]);0)" office:value-type="float" office:value="0" calcext:value-type="float">
            <text:p>0</text:p>
          </table:table-cell>
          <table:table-cell table:formula="of:=IF(AND(WEEKDAY([.A279])=5;([.C279]-[.H279])&lt;40);1;0)" office:value-type="float" office:value="0" calcext:value-type="float">
            <text:p>0</text:p>
          </table:table-cell>
          <table:table-cell table:formula="of:=IF(([.D279]-[.G279])&lt;5; 1;0)" office:value-type="float" office:value="0" calcext:value-type="float">
            <text:p>0</text:p>
          </table:table-cell>
          <table:table-cell table:formula="of:=IF([.D279]&gt;15;1;0)" office:value-type="float" office:value="1" calcext:value-type="float">
            <text:p>1</text:p>
          </table:table-cell>
          <table:table-cell table:formula="of:=ROUND([.D279]-[.G279];2)" office:value-type="float" office:value="18.93" calcext:value-type="float">
            <text:p>18,93</text:p>
          </table:table-cell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float" office:value="99" calcext:value-type="float">
            <text:p>99</text:p>
          </table:table-cell>
          <table:table-cell table:formula="of:=[.C279]-[.H279]+[.J279]" office:value-type="float" office:value="37.83" calcext:value-type="float">
            <text:p>37,83</text:p>
          </table:table-cell>
          <table:table-cell table:formula="of:=[.D279]-[.G279]+[.I279]" office:value-type="float" office:value="18.93" calcext:value-type="float">
            <text:p>18,93</text:p>
          </table:table-cell>
          <table:table-cell table:formula="of:=IF([.D280]&gt;15;[.B280];0.5*[.B280])" office:value-type="float" office:value="99" calcext:value-type="float">
            <text:p>99</text:p>
          </table:table-cell>
          <table:table-cell table:formula="of:=IF([.D280]&lt;=15;0.5*[.B280];0)" office:value-type="float" office:value="0" calcext:value-type="float">
            <text:p>0</text:p>
          </table:table-cell>
          <table:table-cell table:formula="of:=ROUND(([.E280]/100)*9;2)" office:value-type="float" office:value="8.91" calcext:value-type="float">
            <text:p>8,91</text:p>
          </table:table-cell>
          <table:table-cell table:formula="of:=ROUND(([.F280]/100)*6;2)" office:value-type="float" office:value="0" calcext:value-type="float">
            <text:p>0</text:p>
          </table:table-cell>
          <table:table-cell table:formula="of:=IF(([.D280]-[.G280])&lt;5; 30-([.D280]-[.G280]);0)" office:value-type="float" office:value="0" calcext:value-type="float">
            <text:p>0</text:p>
          </table:table-cell>
          <table:table-cell table:formula="of:=IF(AND(WEEKDAY([.A280])=5;([.C280]-[.H280])&lt;40);45-([.C280]-[.H280]);0)" office:value-type="float" office:value="0" calcext:value-type="float">
            <text:p>0</text:p>
          </table:table-cell>
          <table:table-cell table:formula="of:=IF(AND(WEEKDAY([.A280])=5;([.C280]-[.H280])&lt;40);1;0)" office:value-type="float" office:value="0" calcext:value-type="float">
            <text:p>0</text:p>
          </table:table-cell>
          <table:table-cell table:formula="of:=IF(([.D280]-[.G280])&lt;5; 1;0)" office:value-type="float" office:value="0" calcext:value-type="float">
            <text:p>0</text:p>
          </table:table-cell>
          <table:table-cell table:formula="of:=IF([.D280]&gt;15;1;0)" office:value-type="float" office:value="1" calcext:value-type="float">
            <text:p>1</text:p>
          </table:table-cell>
          <table:table-cell table:formula="of:=ROUND([.D280]-[.G280];2)" office:value-type="float" office:value="10.02" calcext:value-type="float">
            <text:p>10,02</text:p>
          </table:table-cell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float" office:value="30" calcext:value-type="float">
            <text:p>30</text:p>
          </table:table-cell>
          <table:table-cell table:formula="of:=[.C280]-[.H280]+[.J280]" office:value-type="float" office:value="37.83" calcext:value-type="float">
            <text:p>37,83</text:p>
          </table:table-cell>
          <table:table-cell table:formula="of:=[.D280]-[.G280]+[.I280]" office:value-type="float" office:value="10.02" calcext:value-type="float">
            <text:p>10,02</text:p>
          </table:table-cell>
          <table:table-cell table:formula="of:=IF([.D281]&gt;15;[.B281];0.5*[.B281])" office:value-type="float" office:value="15" calcext:value-type="float">
            <text:p>15</text:p>
          </table:table-cell>
          <table:table-cell table:formula="of:=IF([.D281]&lt;=15;0.5*[.B281];0)" office:value-type="float" office:value="15" calcext:value-type="float">
            <text:p>15</text:p>
          </table:table-cell>
          <table:table-cell table:formula="of:=ROUND(([.E281]/100)*9;2)" office:value-type="float" office:value="1.35" calcext:value-type="float">
            <text:p>1,35</text:p>
          </table:table-cell>
          <table:table-cell table:formula="of:=ROUND(([.F281]/100)*6;2)" office:value-type="float" office:value="0.9" calcext:value-type="float">
            <text:p>0,9</text:p>
          </table:table-cell>
          <table:table-cell table:formula="of:=IF(([.D281]-[.G281])&lt;5; 30-([.D281]-[.G281]);0)" office:value-type="float" office:value="0" calcext:value-type="float">
            <text:p>0</text:p>
          </table:table-cell>
          <table:table-cell table:formula="of:=IF(AND(WEEKDAY([.A281])=5;([.C281]-[.H281])&lt;40);45-([.C281]-[.H281]);0)" office:value-type="float" office:value="0" calcext:value-type="float">
            <text:p>0</text:p>
          </table:table-cell>
          <table:table-cell table:formula="of:=IF(AND(WEEKDAY([.A281])=5;([.C281]-[.H281])&lt;40);1;0)" office:value-type="float" office:value="0" calcext:value-type="float">
            <text:p>0</text:p>
          </table:table-cell>
          <table:table-cell table:formula="of:=IF(([.D281]-[.G281])&lt;5; 1;0)" office:value-type="float" office:value="0" calcext:value-type="float">
            <text:p>0</text:p>
          </table:table-cell>
          <table:table-cell table:formula="of:=IF([.D281]&gt;15;1;0)" office:value-type="float" office:value="0" calcext:value-type="float">
            <text:p>0</text:p>
          </table:table-cell>
          <table:table-cell table:formula="of:=ROUND([.D281]-[.G281];2)" office:value-type="float" office:value="8.67" calcext:value-type="float">
            <text:p>8,67</text:p>
          </table:table-cell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float" office:value="33" calcext:value-type="float">
            <text:p>33</text:p>
          </table:table-cell>
          <table:table-cell table:formula="of:=[.C281]-[.H281]+[.J281]" office:value-type="float" office:value="36.93" calcext:value-type="float">
            <text:p>36,93</text:p>
          </table:table-cell>
          <table:table-cell table:formula="of:=[.D281]-[.G281]+[.I281]" office:value-type="float" office:value="8.67" calcext:value-type="float">
            <text:p>8,67</text:p>
          </table:table-cell>
          <table:table-cell table:formula="of:=IF([.D282]&gt;15;[.B282];0.5*[.B282])" office:value-type="float" office:value="16.5" calcext:value-type="float">
            <text:p>16,5</text:p>
          </table:table-cell>
          <table:table-cell table:formula="of:=IF([.D282]&lt;=15;0.5*[.B282];0)" office:value-type="float" office:value="16.5" calcext:value-type="float">
            <text:p>16,5</text:p>
          </table:table-cell>
          <table:table-cell table:formula="of:=ROUND(([.E282]/100)*9;2)" office:value-type="float" office:value="1.49" calcext:value-type="float">
            <text:p>1,49</text:p>
          </table:table-cell>
          <table:table-cell table:formula="of:=ROUND(([.F282]/100)*6;2)" office:value-type="float" office:value="0.99" calcext:value-type="float">
            <text:p>0,99</text:p>
          </table:table-cell>
          <table:table-cell table:formula="of:=IF(([.D282]-[.G282])&lt;5; 30-([.D282]-[.G282]);0)" office:value-type="float" office:value="0" calcext:value-type="float">
            <text:p>0</text:p>
          </table:table-cell>
          <table:table-cell table:formula="of:=IF(AND(WEEKDAY([.A282])=5;([.C282]-[.H282])&lt;40);45-([.C282]-[.H282]);0)" office:value-type="float" office:value="0" calcext:value-type="float">
            <text:p>0</text:p>
          </table:table-cell>
          <table:table-cell table:formula="of:=IF(AND(WEEKDAY([.A282])=5;([.C282]-[.H282])&lt;40);1;0)" office:value-type="float" office:value="0" calcext:value-type="float">
            <text:p>0</text:p>
          </table:table-cell>
          <table:table-cell table:formula="of:=IF(([.D282]-[.G282])&lt;5; 1;0)" office:value-type="float" office:value="0" calcext:value-type="float">
            <text:p>0</text:p>
          </table:table-cell>
          <table:table-cell table:formula="of:=IF([.D282]&gt;15;1;0)" office:value-type="float" office:value="0" calcext:value-type="float">
            <text:p>0</text:p>
          </table:table-cell>
          <table:table-cell table:formula="of:=ROUND([.D282]-[.G282];2)" office:value-type="float" office:value="7.18" calcext:value-type="float">
            <text:p>7,18</text:p>
          </table:table-cell>
        </table:table-row>
        <table:table-row table:style-name="ro1">
          <table:table-cell office:value-type="date" office:date-value="2014-10-09" calcext:value-type="date">
            <text:p>2014-10-09</text:p>
          </table:table-cell>
          <table:table-cell office:value-type="float" office:value="102" calcext:value-type="float">
            <text:p>102</text:p>
          </table:table-cell>
          <table:table-cell table:formula="of:=[.C282]-[.H282]+[.J282]" office:value-type="float" office:value="35.94" calcext:value-type="float">
            <text:p>35,94</text:p>
          </table:table-cell>
          <table:table-cell table:formula="of:=[.D282]-[.G282]+[.I282]" office:value-type="float" office:value="7.18" calcext:value-type="float">
            <text:p>7,18</text:p>
          </table:table-cell>
          <table:table-cell table:formula="of:=IF([.D283]&gt;15;[.B283];0.5*[.B283])" office:value-type="float" office:value="51" calcext:value-type="float">
            <text:p>51</text:p>
          </table:table-cell>
          <table:table-cell table:formula="of:=IF([.D283]&lt;=15;0.5*[.B283];0)" office:value-type="float" office:value="51" calcext:value-type="float">
            <text:p>51</text:p>
          </table:table-cell>
          <table:table-cell table:formula="of:=ROUND(([.E283]/100)*9;2)" office:value-type="float" office:value="4.59" calcext:value-type="float">
            <text:p>4,59</text:p>
          </table:table-cell>
          <table:table-cell table:formula="of:=ROUND(([.F283]/100)*6;2)" office:value-type="float" office:value="3.06" calcext:value-type="float">
            <text:p>3,06</text:p>
          </table:table-cell>
          <table:table-cell table:formula="of:=IF(([.D283]-[.G283])&lt;5; 30-([.D283]-[.G283]);0)" office:value-type="float" office:value="27.41" calcext:value-type="float">
            <text:p>27,41</text:p>
          </table:table-cell>
          <table:table-cell table:formula="of:=IF(AND(WEEKDAY([.A283])=5;([.C283]-[.H283])&lt;40);45-([.C283]-[.H283]);0)" office:value-type="float" office:value="12.12" calcext:value-type="float">
            <text:p>12,12</text:p>
          </table:table-cell>
          <table:table-cell table:formula="of:=IF(AND(WEEKDAY([.A283])=5;([.C283]-[.H283])&lt;40);1;0)" office:value-type="float" office:value="1" calcext:value-type="float">
            <text:p>1</text:p>
          </table:table-cell>
          <table:table-cell table:formula="of:=IF(([.D283]-[.G283])&lt;5; 1;0)" office:value-type="float" office:value="1" calcext:value-type="float">
            <text:p>1</text:p>
          </table:table-cell>
          <table:table-cell table:formula="of:=IF([.D283]&gt;15;1;0)" office:value-type="float" office:value="0" calcext:value-type="float">
            <text:p>0</text:p>
          </table:table-cell>
          <table:table-cell table:formula="of:=ROUND([.D283]-[.G283];2)" office:value-type="float" office:value="2.59" calcext:value-type="float">
            <text:p>2,59</text:p>
          </table:table-cell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float" office:value="175" calcext:value-type="float">
            <text:p>175</text:p>
          </table:table-cell>
          <table:table-cell table:formula="of:=[.C283]-[.H283]+[.J283]" office:value-type="float" office:value="45" calcext:value-type="float">
            <text:p>45</text:p>
          </table:table-cell>
          <table:table-cell table:formula="of:=[.D283]-[.G283]+[.I283]" office:value-type="float" office:value="30" calcext:value-type="float">
            <text:p>30</text:p>
          </table:table-cell>
          <table:table-cell table:formula="of:=IF([.D284]&gt;15;[.B284];0.5*[.B284])" office:value-type="float" office:value="175" calcext:value-type="float">
            <text:p>175</text:p>
          </table:table-cell>
          <table:table-cell table:formula="of:=IF([.D284]&lt;=15;0.5*[.B284];0)" office:value-type="float" office:value="0" calcext:value-type="float">
            <text:p>0</text:p>
          </table:table-cell>
          <table:table-cell table:formula="of:=ROUND(([.E284]/100)*9;2)" office:value-type="float" office:value="15.75" calcext:value-type="float">
            <text:p>15,75</text:p>
          </table:table-cell>
          <table:table-cell table:formula="of:=ROUND(([.F284]/100)*6;2)" office:value-type="float" office:value="0" calcext:value-type="float">
            <text:p>0</text:p>
          </table:table-cell>
          <table:table-cell table:formula="of:=IF(([.D284]-[.G284])&lt;5; 30-([.D284]-[.G284]);0)" office:value-type="float" office:value="0" calcext:value-type="float">
            <text:p>0</text:p>
          </table:table-cell>
          <table:table-cell table:formula="of:=IF(AND(WEEKDAY([.A284])=5;([.C284]-[.H284])&lt;40);45-([.C284]-[.H284]);0)" office:value-type="float" office:value="0" calcext:value-type="float">
            <text:p>0</text:p>
          </table:table-cell>
          <table:table-cell table:formula="of:=IF(AND(WEEKDAY([.A284])=5;([.C284]-[.H284])&lt;40);1;0)" office:value-type="float" office:value="0" calcext:value-type="float">
            <text:p>0</text:p>
          </table:table-cell>
          <table:table-cell table:formula="of:=IF(([.D284]-[.G284])&lt;5; 1;0)" office:value-type="float" office:value="0" calcext:value-type="float">
            <text:p>0</text:p>
          </table:table-cell>
          <table:table-cell table:formula="of:=IF([.D284]&gt;15;1;0)" office:value-type="float" office:value="1" calcext:value-type="float">
            <text:p>1</text:p>
          </table:table-cell>
          <table:table-cell table:formula="of:=ROUND([.D284]-[.G284];2)" office:value-type="float" office:value="14.25" calcext:value-type="float">
            <text:p>14,25</text:p>
          </table:table-cell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float" office:value="124" calcext:value-type="float">
            <text:p>124</text:p>
          </table:table-cell>
          <table:table-cell table:formula="of:=[.C284]-[.H284]+[.J284]" office:value-type="float" office:value="45" calcext:value-type="float">
            <text:p>45</text:p>
          </table:table-cell>
          <table:table-cell table:formula="of:=[.D284]-[.G284]+[.I284]" office:value-type="float" office:value="14.25" calcext:value-type="float">
            <text:p>14,25</text:p>
          </table:table-cell>
          <table:table-cell table:formula="of:=IF([.D285]&gt;15;[.B285];0.5*[.B285])" office:value-type="float" office:value="62" calcext:value-type="float">
            <text:p>62</text:p>
          </table:table-cell>
          <table:table-cell table:formula="of:=IF([.D285]&lt;=15;0.5*[.B285];0)" office:value-type="float" office:value="62" calcext:value-type="float">
            <text:p>62</text:p>
          </table:table-cell>
          <table:table-cell table:formula="of:=ROUND(([.E285]/100)*9;2)" office:value-type="float" office:value="5.58" calcext:value-type="float">
            <text:p>5,58</text:p>
          </table:table-cell>
          <table:table-cell table:formula="of:=ROUND(([.F285]/100)*6;2)" office:value-type="float" office:value="3.72" calcext:value-type="float">
            <text:p>3,72</text:p>
          </table:table-cell>
          <table:table-cell table:formula="of:=IF(([.D285]-[.G285])&lt;5; 30-([.D285]-[.G285]);0)" office:value-type="float" office:value="0" calcext:value-type="float">
            <text:p>0</text:p>
          </table:table-cell>
          <table:table-cell table:formula="of:=IF(AND(WEEKDAY([.A285])=5;([.C285]-[.H285])&lt;40);45-([.C285]-[.H285]);0)" office:value-type="float" office:value="0" calcext:value-type="float">
            <text:p>0</text:p>
          </table:table-cell>
          <table:table-cell table:formula="of:=IF(AND(WEEKDAY([.A285])=5;([.C285]-[.H285])&lt;40);1;0)" office:value-type="float" office:value="0" calcext:value-type="float">
            <text:p>0</text:p>
          </table:table-cell>
          <table:table-cell table:formula="of:=IF(([.D285]-[.G285])&lt;5; 1;0)" office:value-type="float" office:value="0" calcext:value-type="float">
            <text:p>0</text:p>
          </table:table-cell>
          <table:table-cell table:formula="of:=IF([.D285]&gt;15;1;0)" office:value-type="float" office:value="0" calcext:value-type="float">
            <text:p>0</text:p>
          </table:table-cell>
          <table:table-cell table:formula="of:=ROUND([.D285]-[.G285];2)" office:value-type="float" office:value="8.67" calcext:value-type="float">
            <text:p>8,67</text:p>
          </table:table-cell>
        </table:table-row>
        <table:table-row table:style-name="ro1">
          <table:table-cell office:value-type="date" office:date-value="2014-10-12" calcext:value-type="date">
            <text:p>2014-10-12</text:p>
          </table:table-cell>
          <table:table-cell office:value-type="float" office:value="121" calcext:value-type="float">
            <text:p>121</text:p>
          </table:table-cell>
          <table:table-cell table:formula="of:=[.C285]-[.H285]+[.J285]" office:value-type="float" office:value="41.28" calcext:value-type="float">
            <text:p>41,28</text:p>
          </table:table-cell>
          <table:table-cell table:formula="of:=[.D285]-[.G285]+[.I285]" office:value-type="float" office:value="8.67" calcext:value-type="float">
            <text:p>8,67</text:p>
          </table:table-cell>
          <table:table-cell table:formula="of:=IF([.D286]&gt;15;[.B286];0.5*[.B286])" office:value-type="float" office:value="60.5" calcext:value-type="float">
            <text:p>60,5</text:p>
          </table:table-cell>
          <table:table-cell table:formula="of:=IF([.D286]&lt;=15;0.5*[.B286];0)" office:value-type="float" office:value="60.5" calcext:value-type="float">
            <text:p>60,5</text:p>
          </table:table-cell>
          <table:table-cell table:formula="of:=ROUND(([.E286]/100)*9;2)" office:value-type="float" office:value="5.45" calcext:value-type="float">
            <text:p>5,45</text:p>
          </table:table-cell>
          <table:table-cell table:formula="of:=ROUND(([.F286]/100)*6;2)" office:value-type="float" office:value="3.63" calcext:value-type="float">
            <text:p>3,63</text:p>
          </table:table-cell>
          <table:table-cell table:formula="of:=IF(([.D286]-[.G286])&lt;5; 30-([.D286]-[.G286]);0)" office:value-type="float" office:value="26.78" calcext:value-type="float">
            <text:p>26,78</text:p>
          </table:table-cell>
          <table:table-cell table:formula="of:=IF(AND(WEEKDAY([.A286])=5;([.C286]-[.H286])&lt;40);45-([.C286]-[.H286]);0)" office:value-type="float" office:value="0" calcext:value-type="float">
            <text:p>0</text:p>
          </table:table-cell>
          <table:table-cell table:formula="of:=IF(AND(WEEKDAY([.A286])=5;([.C286]-[.H286])&lt;40);1;0)" office:value-type="float" office:value="0" calcext:value-type="float">
            <text:p>0</text:p>
          </table:table-cell>
          <table:table-cell table:formula="of:=IF(([.D286]-[.G286])&lt;5; 1;0)" office:value-type="float" office:value="1" calcext:value-type="float">
            <text:p>1</text:p>
          </table:table-cell>
          <table:table-cell table:formula="of:=IF([.D286]&gt;15;1;0)" office:value-type="float" office:value="0" calcext:value-type="float">
            <text:p>0</text:p>
          </table:table-cell>
          <table:table-cell table:formula="of:=ROUND([.D286]-[.G286];2)" office:value-type="float" office:value="3.22" calcext:value-type="float">
            <text:p>3,22</text:p>
          </table:table-cell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float" office:value="60" calcext:value-type="float">
            <text:p>60</text:p>
          </table:table-cell>
          <table:table-cell table:formula="of:=[.C286]-[.H286]+[.J286]" office:value-type="float" office:value="37.65" calcext:value-type="float">
            <text:p>37,65</text:p>
          </table:table-cell>
          <table:table-cell table:formula="of:=[.D286]-[.G286]+[.I286]" office:value-type="float" office:value="30" calcext:value-type="float">
            <text:p>30</text:p>
          </table:table-cell>
          <table:table-cell table:formula="of:=IF([.D287]&gt;15;[.B287];0.5*[.B287])" office:value-type="float" office:value="60" calcext:value-type="float">
            <text:p>60</text:p>
          </table:table-cell>
          <table:table-cell table:formula="of:=IF([.D287]&lt;=15;0.5*[.B287];0)" office:value-type="float" office:value="0" calcext:value-type="float">
            <text:p>0</text:p>
          </table:table-cell>
          <table:table-cell table:formula="of:=ROUND(([.E287]/100)*9;2)" office:value-type="float" office:value="5.4" calcext:value-type="float">
            <text:p>5,4</text:p>
          </table:table-cell>
          <table:table-cell table:formula="of:=ROUND(([.F287]/100)*6;2)" office:value-type="float" office:value="0" calcext:value-type="float">
            <text:p>0</text:p>
          </table:table-cell>
          <table:table-cell table:formula="of:=IF(([.D287]-[.G287])&lt;5; 30-([.D287]-[.G287]);0)" office:value-type="float" office:value="0" calcext:value-type="float">
            <text:p>0</text:p>
          </table:table-cell>
          <table:table-cell table:formula="of:=IF(AND(WEEKDAY([.A287])=5;([.C287]-[.H287])&lt;40);45-([.C287]-[.H287]);0)" office:value-type="float" office:value="0" calcext:value-type="float">
            <text:p>0</text:p>
          </table:table-cell>
          <table:table-cell table:formula="of:=IF(AND(WEEKDAY([.A287])=5;([.C287]-[.H287])&lt;40);1;0)" office:value-type="float" office:value="0" calcext:value-type="float">
            <text:p>0</text:p>
          </table:table-cell>
          <table:table-cell table:formula="of:=IF(([.D287]-[.G287])&lt;5; 1;0)" office:value-type="float" office:value="0" calcext:value-type="float">
            <text:p>0</text:p>
          </table:table-cell>
          <table:table-cell table:formula="of:=IF([.D287]&gt;15;1;0)" office:value-type="float" office:value="1" calcext:value-type="float">
            <text:p>1</text:p>
          </table:table-cell>
          <table:table-cell table:formula="of:=ROUND([.D287]-[.G287];2)" office:value-type="float" office:value="24.6" calcext:value-type="float">
            <text:p>24,6</text:p>
          </table:table-cell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float" office:value="55" calcext:value-type="float">
            <text:p>55</text:p>
          </table:table-cell>
          <table:table-cell table:formula="of:=[.C287]-[.H287]+[.J287]" office:value-type="float" office:value="37.65" calcext:value-type="float">
            <text:p>37,65</text:p>
          </table:table-cell>
          <table:table-cell table:formula="of:=[.D287]-[.G287]+[.I287]" office:value-type="float" office:value="24.6" calcext:value-type="float">
            <text:p>24,6</text:p>
          </table:table-cell>
          <table:table-cell table:formula="of:=IF([.D288]&gt;15;[.B288];0.5*[.B288])" office:value-type="float" office:value="55" calcext:value-type="float">
            <text:p>55</text:p>
          </table:table-cell>
          <table:table-cell table:formula="of:=IF([.D288]&lt;=15;0.5*[.B288];0)" office:value-type="float" office:value="0" calcext:value-type="float">
            <text:p>0</text:p>
          </table:table-cell>
          <table:table-cell table:formula="of:=ROUND(([.E288]/100)*9;2)" office:value-type="float" office:value="4.95" calcext:value-type="float">
            <text:p>4,95</text:p>
          </table:table-cell>
          <table:table-cell table:formula="of:=ROUND(([.F288]/100)*6;2)" office:value-type="float" office:value="0" calcext:value-type="float">
            <text:p>0</text:p>
          </table:table-cell>
          <table:table-cell table:formula="of:=IF(([.D288]-[.G288])&lt;5; 30-([.D288]-[.G288]);0)" office:value-type="float" office:value="0" calcext:value-type="float">
            <text:p>0</text:p>
          </table:table-cell>
          <table:table-cell table:formula="of:=IF(AND(WEEKDAY([.A288])=5;([.C288]-[.H288])&lt;40);45-([.C288]-[.H288]);0)" office:value-type="float" office:value="0" calcext:value-type="float">
            <text:p>0</text:p>
          </table:table-cell>
          <table:table-cell table:formula="of:=IF(AND(WEEKDAY([.A288])=5;([.C288]-[.H288])&lt;40);1;0)" office:value-type="float" office:value="0" calcext:value-type="float">
            <text:p>0</text:p>
          </table:table-cell>
          <table:table-cell table:formula="of:=IF(([.D288]-[.G288])&lt;5; 1;0)" office:value-type="float" office:value="0" calcext:value-type="float">
            <text:p>0</text:p>
          </table:table-cell>
          <table:table-cell table:formula="of:=IF([.D288]&gt;15;1;0)" office:value-type="float" office:value="1" calcext:value-type="float">
            <text:p>1</text:p>
          </table:table-cell>
          <table:table-cell table:formula="of:=ROUND([.D288]-[.G288];2)" office:value-type="float" office:value="19.65" calcext:value-type="float">
            <text:p>19,65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116" calcext:value-type="float">
            <text:p>116</text:p>
          </table:table-cell>
          <table:table-cell table:formula="of:=[.C288]-[.H288]+[.J288]" office:value-type="float" office:value="37.65" calcext:value-type="float">
            <text:p>37,65</text:p>
          </table:table-cell>
          <table:table-cell table:formula="of:=[.D288]-[.G288]+[.I288]" office:value-type="float" office:value="19.65" calcext:value-type="float">
            <text:p>19,65</text:p>
          </table:table-cell>
          <table:table-cell table:formula="of:=IF([.D289]&gt;15;[.B289];0.5*[.B289])" office:value-type="float" office:value="116" calcext:value-type="float">
            <text:p>116</text:p>
          </table:table-cell>
          <table:table-cell table:formula="of:=IF([.D289]&lt;=15;0.5*[.B289];0)" office:value-type="float" office:value="0" calcext:value-type="float">
            <text:p>0</text:p>
          </table:table-cell>
          <table:table-cell table:formula="of:=ROUND(([.E289]/100)*9;2)" office:value-type="float" office:value="10.44" calcext:value-type="float">
            <text:p>10,44</text:p>
          </table:table-cell>
          <table:table-cell table:formula="of:=ROUND(([.F289]/100)*6;2)" office:value-type="float" office:value="0" calcext:value-type="float">
            <text:p>0</text:p>
          </table:table-cell>
          <table:table-cell table:formula="of:=IF(([.D289]-[.G289])&lt;5; 30-([.D289]-[.G289]);0)" office:value-type="float" office:value="0" calcext:value-type="float">
            <text:p>0</text:p>
          </table:table-cell>
          <table:table-cell table:formula="of:=IF(AND(WEEKDAY([.A289])=5;([.C289]-[.H289])&lt;40);45-([.C289]-[.H289]);0)" office:value-type="float" office:value="0" calcext:value-type="float">
            <text:p>0</text:p>
          </table:table-cell>
          <table:table-cell table:formula="of:=IF(AND(WEEKDAY([.A289])=5;([.C289]-[.H289])&lt;40);1;0)" office:value-type="float" office:value="0" calcext:value-type="float">
            <text:p>0</text:p>
          </table:table-cell>
          <table:table-cell table:formula="of:=IF(([.D289]-[.G289])&lt;5; 1;0)" office:value-type="float" office:value="0" calcext:value-type="float">
            <text:p>0</text:p>
          </table:table-cell>
          <table:table-cell table:formula="of:=IF([.D289]&gt;15;1;0)" office:value-type="float" office:value="1" calcext:value-type="float">
            <text:p>1</text:p>
          </table:table-cell>
          <table:table-cell table:formula="of:=ROUND([.D289]-[.G289];2)" office:value-type="float" office:value="9.21" calcext:value-type="float">
            <text:p>9,21</text:p>
          </table:table-cell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float" office:value="123" calcext:value-type="float">
            <text:p>123</text:p>
          </table:table-cell>
          <table:table-cell table:formula="of:=[.C289]-[.H289]+[.J289]" office:value-type="float" office:value="37.65" calcext:value-type="float">
            <text:p>37,65</text:p>
          </table:table-cell>
          <table:table-cell table:formula="of:=[.D289]-[.G289]+[.I289]" office:value-type="float" office:value="9.21" calcext:value-type="float">
            <text:p>9,21</text:p>
          </table:table-cell>
          <table:table-cell table:formula="of:=IF([.D290]&gt;15;[.B290];0.5*[.B290])" office:value-type="float" office:value="61.5" calcext:value-type="float">
            <text:p>61,5</text:p>
          </table:table-cell>
          <table:table-cell table:formula="of:=IF([.D290]&lt;=15;0.5*[.B290];0)" office:value-type="float" office:value="61.5" calcext:value-type="float">
            <text:p>61,5</text:p>
          </table:table-cell>
          <table:table-cell table:formula="of:=ROUND(([.E290]/100)*9;2)" office:value-type="float" office:value="5.54" calcext:value-type="float">
            <text:p>5,54</text:p>
          </table:table-cell>
          <table:table-cell table:formula="of:=ROUND(([.F290]/100)*6;2)" office:value-type="float" office:value="3.69" calcext:value-type="float">
            <text:p>3,69</text:p>
          </table:table-cell>
          <table:table-cell table:formula="of:=IF(([.D290]-[.G290])&lt;5; 30-([.D290]-[.G290]);0)" office:value-type="float" office:value="26.33" calcext:value-type="float">
            <text:p>26,33</text:p>
          </table:table-cell>
          <table:table-cell table:formula="of:=IF(AND(WEEKDAY([.A290])=5;([.C290]-[.H290])&lt;40);45-([.C290]-[.H290]);0)" office:value-type="float" office:value="11.04" calcext:value-type="float">
            <text:p>11,04</text:p>
          </table:table-cell>
          <table:table-cell table:formula="of:=IF(AND(WEEKDAY([.A290])=5;([.C290]-[.H290])&lt;40);1;0)" office:value-type="float" office:value="1" calcext:value-type="float">
            <text:p>1</text:p>
          </table:table-cell>
          <table:table-cell table:formula="of:=IF(([.D290]-[.G290])&lt;5; 1;0)" office:value-type="float" office:value="1" calcext:value-type="float">
            <text:p>1</text:p>
          </table:table-cell>
          <table:table-cell table:formula="of:=IF([.D290]&gt;15;1;0)" office:value-type="float" office:value="0" calcext:value-type="float">
            <text:p>0</text:p>
          </table:table-cell>
          <table:table-cell table:formula="of:=ROUND([.D290]-[.G290];2)" office:value-type="float" office:value="3.67" calcext:value-type="float">
            <text:p>3,67</text:p>
          </table:table-cell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float" office:value="123" calcext:value-type="float">
            <text:p>123</text:p>
          </table:table-cell>
          <table:table-cell table:formula="of:=[.C290]-[.H290]+[.J290]" office:value-type="float" office:value="45" calcext:value-type="float">
            <text:p>45</text:p>
          </table:table-cell>
          <table:table-cell table:formula="of:=[.D290]-[.G290]+[.I290]" office:value-type="float" office:value="30" calcext:value-type="float">
            <text:p>30</text:p>
          </table:table-cell>
          <table:table-cell table:formula="of:=IF([.D291]&gt;15;[.B291];0.5*[.B291])" office:value-type="float" office:value="123" calcext:value-type="float">
            <text:p>123</text:p>
          </table:table-cell>
          <table:table-cell table:formula="of:=IF([.D291]&lt;=15;0.5*[.B291];0)" office:value-type="float" office:value="0" calcext:value-type="float">
            <text:p>0</text:p>
          </table:table-cell>
          <table:table-cell table:formula="of:=ROUND(([.E291]/100)*9;2)" office:value-type="float" office:value="11.07" calcext:value-type="float">
            <text:p>11,07</text:p>
          </table:table-cell>
          <table:table-cell table:formula="of:=ROUND(([.F291]/100)*6;2)" office:value-type="float" office:value="0" calcext:value-type="float">
            <text:p>0</text:p>
          </table:table-cell>
          <table:table-cell table:formula="of:=IF(([.D291]-[.G291])&lt;5; 30-([.D291]-[.G291]);0)" office:value-type="float" office:value="0" calcext:value-type="float">
            <text:p>0</text:p>
          </table:table-cell>
          <table:table-cell table:formula="of:=IF(AND(WEEKDAY([.A291])=5;([.C291]-[.H291])&lt;40);45-([.C291]-[.H291]);0)" office:value-type="float" office:value="0" calcext:value-type="float">
            <text:p>0</text:p>
          </table:table-cell>
          <table:table-cell table:formula="of:=IF(AND(WEEKDAY([.A291])=5;([.C291]-[.H291])&lt;40);1;0)" office:value-type="float" office:value="0" calcext:value-type="float">
            <text:p>0</text:p>
          </table:table-cell>
          <table:table-cell table:formula="of:=IF(([.D291]-[.G291])&lt;5; 1;0)" office:value-type="float" office:value="0" calcext:value-type="float">
            <text:p>0</text:p>
          </table:table-cell>
          <table:table-cell table:formula="of:=IF([.D291]&gt;15;1;0)" office:value-type="float" office:value="1" calcext:value-type="float">
            <text:p>1</text:p>
          </table:table-cell>
          <table:table-cell table:formula="of:=ROUND([.D291]-[.G291];2)" office:value-type="float" office:value="18.93" calcext:value-type="float">
            <text:p>18,93</text:p>
          </table:table-cell>
        </table:table-row>
        <table:table-row table:style-name="ro1">
          <table:table-cell office:value-type="date" office:date-value="2014-10-18" calcext:value-type="date">
            <text:p>2014-10-18</text:p>
          </table:table-cell>
          <table:table-cell office:value-type="float" office:value="145" calcext:value-type="float">
            <text:p>145</text:p>
          </table:table-cell>
          <table:table-cell table:formula="of:=[.C291]-[.H291]+[.J291]" office:value-type="float" office:value="45" calcext:value-type="float">
            <text:p>45</text:p>
          </table:table-cell>
          <table:table-cell table:formula="of:=[.D291]-[.G291]+[.I291]" office:value-type="float" office:value="18.93" calcext:value-type="float">
            <text:p>18,93</text:p>
          </table:table-cell>
          <table:table-cell table:formula="of:=IF([.D292]&gt;15;[.B292];0.5*[.B292])" office:value-type="float" office:value="145" calcext:value-type="float">
            <text:p>145</text:p>
          </table:table-cell>
          <table:table-cell table:formula="of:=IF([.D292]&lt;=15;0.5*[.B292];0)" office:value-type="float" office:value="0" calcext:value-type="float">
            <text:p>0</text:p>
          </table:table-cell>
          <table:table-cell table:formula="of:=ROUND(([.E292]/100)*9;2)" office:value-type="float" office:value="13.05" calcext:value-type="float">
            <text:p>13,05</text:p>
          </table:table-cell>
          <table:table-cell table:formula="of:=ROUND(([.F292]/100)*6;2)" office:value-type="float" office:value="0" calcext:value-type="float">
            <text:p>0</text:p>
          </table:table-cell>
          <table:table-cell table:formula="of:=IF(([.D292]-[.G292])&lt;5; 30-([.D292]-[.G292]);0)" office:value-type="float" office:value="0" calcext:value-type="float">
            <text:p>0</text:p>
          </table:table-cell>
          <table:table-cell table:formula="of:=IF(AND(WEEKDAY([.A292])=5;([.C292]-[.H292])&lt;40);45-([.C292]-[.H292]);0)" office:value-type="float" office:value="0" calcext:value-type="float">
            <text:p>0</text:p>
          </table:table-cell>
          <table:table-cell table:formula="of:=IF(AND(WEEKDAY([.A292])=5;([.C292]-[.H292])&lt;40);1;0)" office:value-type="float" office:value="0" calcext:value-type="float">
            <text:p>0</text:p>
          </table:table-cell>
          <table:table-cell table:formula="of:=IF(([.D292]-[.G292])&lt;5; 1;0)" office:value-type="float" office:value="0" calcext:value-type="float">
            <text:p>0</text:p>
          </table:table-cell>
          <table:table-cell table:formula="of:=IF([.D292]&gt;15;1;0)" office:value-type="float" office:value="1" calcext:value-type="float">
            <text:p>1</text:p>
          </table:table-cell>
          <table:table-cell table:formula="of:=ROUND([.D292]-[.G292];2)" office:value-type="float" office:value="5.88" calcext:value-type="float">
            <text:p>5,88</text:p>
          </table:table-cell>
        </table:table-row>
        <table:table-row table:style-name="ro1">
          <table:table-cell office:value-type="date" office:date-value="2014-10-19" calcext:value-type="date">
            <text:p>2014-10-19</text:p>
          </table:table-cell>
          <table:table-cell office:value-type="float" office:value="87" calcext:value-type="float">
            <text:p>87</text:p>
          </table:table-cell>
          <table:table-cell table:formula="of:=[.C292]-[.H292]+[.J292]" office:value-type="float" office:value="45" calcext:value-type="float">
            <text:p>45</text:p>
          </table:table-cell>
          <table:table-cell table:formula="of:=[.D292]-[.G292]+[.I292]" office:value-type="float" office:value="5.88" calcext:value-type="float">
            <text:p>5,88</text:p>
          </table:table-cell>
          <table:table-cell table:formula="of:=IF([.D293]&gt;15;[.B293];0.5*[.B293])" office:value-type="float" office:value="43.5" calcext:value-type="float">
            <text:p>43,5</text:p>
          </table:table-cell>
          <table:table-cell table:formula="of:=IF([.D293]&lt;=15;0.5*[.B293];0)" office:value-type="float" office:value="43.5" calcext:value-type="float">
            <text:p>43,5</text:p>
          </table:table-cell>
          <table:table-cell table:formula="of:=ROUND(([.E293]/100)*9;2)" office:value-type="float" office:value="3.92" calcext:value-type="float">
            <text:p>3,92</text:p>
          </table:table-cell>
          <table:table-cell table:formula="of:=ROUND(([.F293]/100)*6;2)" office:value-type="float" office:value="2.61" calcext:value-type="float">
            <text:p>2,61</text:p>
          </table:table-cell>
          <table:table-cell table:formula="of:=IF(([.D293]-[.G293])&lt;5; 30-([.D293]-[.G293]);0)" office:value-type="float" office:value="28.04" calcext:value-type="float">
            <text:p>28,04</text:p>
          </table:table-cell>
          <table:table-cell table:formula="of:=IF(AND(WEEKDAY([.A293])=5;([.C293]-[.H293])&lt;40);45-([.C293]-[.H293]);0)" office:value-type="float" office:value="0" calcext:value-type="float">
            <text:p>0</text:p>
          </table:table-cell>
          <table:table-cell table:formula="of:=IF(AND(WEEKDAY([.A293])=5;([.C293]-[.H293])&lt;40);1;0)" office:value-type="float" office:value="0" calcext:value-type="float">
            <text:p>0</text:p>
          </table:table-cell>
          <table:table-cell table:formula="of:=IF(([.D293]-[.G293])&lt;5; 1;0)" office:value-type="float" office:value="1" calcext:value-type="float">
            <text:p>1</text:p>
          </table:table-cell>
          <table:table-cell table:formula="of:=IF([.D293]&gt;15;1;0)" office:value-type="float" office:value="0" calcext:value-type="float">
            <text:p>0</text:p>
          </table:table-cell>
          <table:table-cell table:formula="of:=ROUND([.D293]-[.G293];2)" office:value-type="float" office:value="1.96" calcext:value-type="float">
            <text:p>1,96</text:p>
          </table:table-cell>
        </table:table-row>
        <table:table-row table:style-name="ro1">
          <table:table-cell office:value-type="date" office:date-value="2014-10-20" calcext:value-type="date">
            <text:p>2014-10-20</text:p>
          </table:table-cell>
          <table:table-cell office:value-type="float" office:value="117" calcext:value-type="float">
            <text:p>117</text:p>
          </table:table-cell>
          <table:table-cell table:formula="of:=[.C293]-[.H293]+[.J293]" office:value-type="float" office:value="42.39" calcext:value-type="float">
            <text:p>42,39</text:p>
          </table:table-cell>
          <table:table-cell table:formula="of:=[.D293]-[.G293]+[.I293]" office:value-type="float" office:value="30" calcext:value-type="float">
            <text:p>30</text:p>
          </table:table-cell>
          <table:table-cell table:formula="of:=IF([.D294]&gt;15;[.B294];0.5*[.B294])" office:value-type="float" office:value="117" calcext:value-type="float">
            <text:p>117</text:p>
          </table:table-cell>
          <table:table-cell table:formula="of:=IF([.D294]&lt;=15;0.5*[.B294];0)" office:value-type="float" office:value="0" calcext:value-type="float">
            <text:p>0</text:p>
          </table:table-cell>
          <table:table-cell table:formula="of:=ROUND(([.E294]/100)*9;2)" office:value-type="float" office:value="10.53" calcext:value-type="float">
            <text:p>10,53</text:p>
          </table:table-cell>
          <table:table-cell table:formula="of:=ROUND(([.F294]/100)*6;2)" office:value-type="float" office:value="0" calcext:value-type="float">
            <text:p>0</text:p>
          </table:table-cell>
          <table:table-cell table:formula="of:=IF(([.D294]-[.G294])&lt;5; 30-([.D294]-[.G294]);0)" office:value-type="float" office:value="0" calcext:value-type="float">
            <text:p>0</text:p>
          </table:table-cell>
          <table:table-cell table:formula="of:=IF(AND(WEEKDAY([.A294])=5;([.C294]-[.H294])&lt;40);45-([.C294]-[.H294]);0)" office:value-type="float" office:value="0" calcext:value-type="float">
            <text:p>0</text:p>
          </table:table-cell>
          <table:table-cell table:formula="of:=IF(AND(WEEKDAY([.A294])=5;([.C294]-[.H294])&lt;40);1;0)" office:value-type="float" office:value="0" calcext:value-type="float">
            <text:p>0</text:p>
          </table:table-cell>
          <table:table-cell table:formula="of:=IF(([.D294]-[.G294])&lt;5; 1;0)" office:value-type="float" office:value="0" calcext:value-type="float">
            <text:p>0</text:p>
          </table:table-cell>
          <table:table-cell table:formula="of:=IF([.D294]&gt;15;1;0)" office:value-type="float" office:value="1" calcext:value-type="float">
            <text:p>1</text:p>
          </table:table-cell>
          <table:table-cell table:formula="of:=ROUND([.D294]-[.G294];2)" office:value-type="float" office:value="19.47" calcext:value-type="float">
            <text:p>19,47</text:p>
          </table:table-cell>
        </table:table-row>
        <table:table-row table:style-name="ro1">
          <table:table-cell office:value-type="date" office:date-value="2014-10-21" calcext:value-type="date">
            <text:p>2014-10-21</text:p>
          </table:table-cell>
          <table:table-cell office:value-type="float" office:value="61" calcext:value-type="float">
            <text:p>61</text:p>
          </table:table-cell>
          <table:table-cell table:formula="of:=[.C294]-[.H294]+[.J294]" office:value-type="float" office:value="42.39" calcext:value-type="float">
            <text:p>42,39</text:p>
          </table:table-cell>
          <table:table-cell table:formula="of:=[.D294]-[.G294]+[.I294]" office:value-type="float" office:value="19.47" calcext:value-type="float">
            <text:p>19,47</text:p>
          </table:table-cell>
          <table:table-cell table:formula="of:=IF([.D295]&gt;15;[.B295];0.5*[.B295])" office:value-type="float" office:value="61" calcext:value-type="float">
            <text:p>61</text:p>
          </table:table-cell>
          <table:table-cell table:formula="of:=IF([.D295]&lt;=15;0.5*[.B295];0)" office:value-type="float" office:value="0" calcext:value-type="float">
            <text:p>0</text:p>
          </table:table-cell>
          <table:table-cell table:formula="of:=ROUND(([.E295]/100)*9;2)" office:value-type="float" office:value="5.49" calcext:value-type="float">
            <text:p>5,49</text:p>
          </table:table-cell>
          <table:table-cell table:formula="of:=ROUND(([.F295]/100)*6;2)" office:value-type="float" office:value="0" calcext:value-type="float">
            <text:p>0</text:p>
          </table:table-cell>
          <table:table-cell table:formula="of:=IF(([.D295]-[.G295])&lt;5; 30-([.D295]-[.G295]);0)" office:value-type="float" office:value="0" calcext:value-type="float">
            <text:p>0</text:p>
          </table:table-cell>
          <table:table-cell table:formula="of:=IF(AND(WEEKDAY([.A295])=5;([.C295]-[.H295])&lt;40);45-([.C295]-[.H295]);0)" office:value-type="float" office:value="0" calcext:value-type="float">
            <text:p>0</text:p>
          </table:table-cell>
          <table:table-cell table:formula="of:=IF(AND(WEEKDAY([.A295])=5;([.C295]-[.H295])&lt;40);1;0)" office:value-type="float" office:value="0" calcext:value-type="float">
            <text:p>0</text:p>
          </table:table-cell>
          <table:table-cell table:formula="of:=IF(([.D295]-[.G295])&lt;5; 1;0)" office:value-type="float" office:value="0" calcext:value-type="float">
            <text:p>0</text:p>
          </table:table-cell>
          <table:table-cell table:formula="of:=IF([.D295]&gt;15;1;0)" office:value-type="float" office:value="1" calcext:value-type="float">
            <text:p>1</text:p>
          </table:table-cell>
          <table:table-cell table:formula="of:=ROUND([.D295]-[.G295];2)" office:value-type="float" office:value="13.98" calcext:value-type="float">
            <text:p>13,98</text:p>
          </table:table-cell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float" office:value="94" calcext:value-type="float">
            <text:p>94</text:p>
          </table:table-cell>
          <table:table-cell table:formula="of:=[.C295]-[.H295]+[.J295]" office:value-type="float" office:value="42.39" calcext:value-type="float">
            <text:p>42,39</text:p>
          </table:table-cell>
          <table:table-cell table:formula="of:=[.D295]-[.G295]+[.I295]" office:value-type="float" office:value="13.98" calcext:value-type="float">
            <text:p>13,98</text:p>
          </table:table-cell>
          <table:table-cell table:formula="of:=IF([.D296]&gt;15;[.B296];0.5*[.B296])" office:value-type="float" office:value="47" calcext:value-type="float">
            <text:p>47</text:p>
          </table:table-cell>
          <table:table-cell table:formula="of:=IF([.D296]&lt;=15;0.5*[.B296];0)" office:value-type="float" office:value="47" calcext:value-type="float">
            <text:p>47</text:p>
          </table:table-cell>
          <table:table-cell table:formula="of:=ROUND(([.E296]/100)*9;2)" office:value-type="float" office:value="4.23" calcext:value-type="float">
            <text:p>4,23</text:p>
          </table:table-cell>
          <table:table-cell table:formula="of:=ROUND(([.F296]/100)*6;2)" office:value-type="float" office:value="2.82" calcext:value-type="float">
            <text:p>2,82</text:p>
          </table:table-cell>
          <table:table-cell table:formula="of:=IF(([.D296]-[.G296])&lt;5; 30-([.D296]-[.G296]);0)" office:value-type="float" office:value="0" calcext:value-type="float">
            <text:p>0</text:p>
          </table:table-cell>
          <table:table-cell table:formula="of:=IF(AND(WEEKDAY([.A296])=5;([.C296]-[.H296])&lt;40);45-([.C296]-[.H296]);0)" office:value-type="float" office:value="0" calcext:value-type="float">
            <text:p>0</text:p>
          </table:table-cell>
          <table:table-cell table:formula="of:=IF(AND(WEEKDAY([.A296])=5;([.C296]-[.H296])&lt;40);1;0)" office:value-type="float" office:value="0" calcext:value-type="float">
            <text:p>0</text:p>
          </table:table-cell>
          <table:table-cell table:formula="of:=IF(([.D296]-[.G296])&lt;5; 1;0)" office:value-type="float" office:value="0" calcext:value-type="float">
            <text:p>0</text:p>
          </table:table-cell>
          <table:table-cell table:formula="of:=IF([.D296]&gt;15;1;0)" office:value-type="float" office:value="0" calcext:value-type="float">
            <text:p>0</text:p>
          </table:table-cell>
          <table:table-cell table:formula="of:=ROUND([.D296]-[.G296];2)" office:value-type="float" office:value="9.75" calcext:value-type="float">
            <text:p>9,75</text:p>
          </table:table-cell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float" office:value="113" calcext:value-type="float">
            <text:p>113</text:p>
          </table:table-cell>
          <table:table-cell table:formula="of:=[.C296]-[.H296]+[.J296]" office:value-type="float" office:value="39.57" calcext:value-type="float">
            <text:p>39,57</text:p>
          </table:table-cell>
          <table:table-cell table:formula="of:=[.D296]-[.G296]+[.I296]" office:value-type="float" office:value="9.75" calcext:value-type="float">
            <text:p>9,75</text:p>
          </table:table-cell>
          <table:table-cell table:formula="of:=IF([.D297]&gt;15;[.B297];0.5*[.B297])" office:value-type="float" office:value="56.5" calcext:value-type="float">
            <text:p>56,5</text:p>
          </table:table-cell>
          <table:table-cell table:formula="of:=IF([.D297]&lt;=15;0.5*[.B297];0)" office:value-type="float" office:value="56.5" calcext:value-type="float">
            <text:p>56,5</text:p>
          </table:table-cell>
          <table:table-cell table:formula="of:=ROUND(([.E297]/100)*9;2)" office:value-type="float" office:value="5.09" calcext:value-type="float">
            <text:p>5,09</text:p>
          </table:table-cell>
          <table:table-cell table:formula="of:=ROUND(([.F297]/100)*6;2)" office:value-type="float" office:value="3.39" calcext:value-type="float">
            <text:p>3,39</text:p>
          </table:table-cell>
          <table:table-cell table:formula="of:=IF(([.D297]-[.G297])&lt;5; 30-([.D297]-[.G297]);0)" office:value-type="float" office:value="25.34" calcext:value-type="float">
            <text:p>25,34</text:p>
          </table:table-cell>
          <table:table-cell table:formula="of:=IF(AND(WEEKDAY([.A297])=5;([.C297]-[.H297])&lt;40);45-([.C297]-[.H297]);0)" office:value-type="float" office:value="8.82" calcext:value-type="float">
            <text:p>8,82</text:p>
          </table:table-cell>
          <table:table-cell table:formula="of:=IF(AND(WEEKDAY([.A297])=5;([.C297]-[.H297])&lt;40);1;0)" office:value-type="float" office:value="1" calcext:value-type="float">
            <text:p>1</text:p>
          </table:table-cell>
          <table:table-cell table:formula="of:=IF(([.D297]-[.G297])&lt;5; 1;0)" office:value-type="float" office:value="1" calcext:value-type="float">
            <text:p>1</text:p>
          </table:table-cell>
          <table:table-cell table:formula="of:=IF([.D297]&gt;15;1;0)" office:value-type="float" office:value="0" calcext:value-type="float">
            <text:p>0</text:p>
          </table:table-cell>
          <table:table-cell table:formula="of:=ROUND([.D297]-[.G297];2)" office:value-type="float" office:value="4.66" calcext:value-type="float">
            <text:p>4,66</text:p>
          </table:table-cell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float" office:value="144" calcext:value-type="float">
            <text:p>144</text:p>
          </table:table-cell>
          <table:table-cell table:formula="of:=[.C297]-[.H297]+[.J297]" office:value-type="float" office:value="45" calcext:value-type="float">
            <text:p>45</text:p>
          </table:table-cell>
          <table:table-cell table:formula="of:=[.D297]-[.G297]+[.I297]" office:value-type="float" office:value="30" calcext:value-type="float">
            <text:p>30</text:p>
          </table:table-cell>
          <table:table-cell table:formula="of:=IF([.D298]&gt;15;[.B298];0.5*[.B298])" office:value-type="float" office:value="144" calcext:value-type="float">
            <text:p>144</text:p>
          </table:table-cell>
          <table:table-cell table:formula="of:=IF([.D298]&lt;=15;0.5*[.B298];0)" office:value-type="float" office:value="0" calcext:value-type="float">
            <text:p>0</text:p>
          </table:table-cell>
          <table:table-cell table:formula="of:=ROUND(([.E298]/100)*9;2)" office:value-type="float" office:value="12.96" calcext:value-type="float">
            <text:p>12,96</text:p>
          </table:table-cell>
          <table:table-cell table:formula="of:=ROUND(([.F298]/100)*6;2)" office:value-type="float" office:value="0" calcext:value-type="float">
            <text:p>0</text:p>
          </table:table-cell>
          <table:table-cell table:formula="of:=IF(([.D298]-[.G298])&lt;5; 30-([.D298]-[.G298]);0)" office:value-type="float" office:value="0" calcext:value-type="float">
            <text:p>0</text:p>
          </table:table-cell>
          <table:table-cell table:formula="of:=IF(AND(WEEKDAY([.A298])=5;([.C298]-[.H298])&lt;40);45-([.C298]-[.H298]);0)" office:value-type="float" office:value="0" calcext:value-type="float">
            <text:p>0</text:p>
          </table:table-cell>
          <table:table-cell table:formula="of:=IF(AND(WEEKDAY([.A298])=5;([.C298]-[.H298])&lt;40);1;0)" office:value-type="float" office:value="0" calcext:value-type="float">
            <text:p>0</text:p>
          </table:table-cell>
          <table:table-cell table:formula="of:=IF(([.D298]-[.G298])&lt;5; 1;0)" office:value-type="float" office:value="0" calcext:value-type="float">
            <text:p>0</text:p>
          </table:table-cell>
          <table:table-cell table:formula="of:=IF([.D298]&gt;15;1;0)" office:value-type="float" office:value="1" calcext:value-type="float">
            <text:p>1</text:p>
          </table:table-cell>
          <table:table-cell table:formula="of:=ROUND([.D298]-[.G298];2)" office:value-type="float" office:value="17.04" calcext:value-type="float">
            <text:p>17,04</text:p>
          </table:table-cell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float" office:value="66" calcext:value-type="float">
            <text:p>66</text:p>
          </table:table-cell>
          <table:table-cell table:formula="of:=[.C298]-[.H298]+[.J298]" office:value-type="float" office:value="45" calcext:value-type="float">
            <text:p>45</text:p>
          </table:table-cell>
          <table:table-cell table:formula="of:=[.D298]-[.G298]+[.I298]" office:value-type="float" office:value="17.04" calcext:value-type="float">
            <text:p>17,04</text:p>
          </table:table-cell>
          <table:table-cell table:formula="of:=IF([.D299]&gt;15;[.B299];0.5*[.B299])" office:value-type="float" office:value="66" calcext:value-type="float">
            <text:p>66</text:p>
          </table:table-cell>
          <table:table-cell table:formula="of:=IF([.D299]&lt;=15;0.5*[.B299];0)" office:value-type="float" office:value="0" calcext:value-type="float">
            <text:p>0</text:p>
          </table:table-cell>
          <table:table-cell table:formula="of:=ROUND(([.E299]/100)*9;2)" office:value-type="float" office:value="5.94" calcext:value-type="float">
            <text:p>5,94</text:p>
          </table:table-cell>
          <table:table-cell table:formula="of:=ROUND(([.F299]/100)*6;2)" office:value-type="float" office:value="0" calcext:value-type="float">
            <text:p>0</text:p>
          </table:table-cell>
          <table:table-cell table:formula="of:=IF(([.D299]-[.G299])&lt;5; 30-([.D299]-[.G299]);0)" office:value-type="float" office:value="0" calcext:value-type="float">
            <text:p>0</text:p>
          </table:table-cell>
          <table:table-cell table:formula="of:=IF(AND(WEEKDAY([.A299])=5;([.C299]-[.H299])&lt;40);45-([.C299]-[.H299]);0)" office:value-type="float" office:value="0" calcext:value-type="float">
            <text:p>0</text:p>
          </table:table-cell>
          <table:table-cell table:formula="of:=IF(AND(WEEKDAY([.A299])=5;([.C299]-[.H299])&lt;40);1;0)" office:value-type="float" office:value="0" calcext:value-type="float">
            <text:p>0</text:p>
          </table:table-cell>
          <table:table-cell table:formula="of:=IF(([.D299]-[.G299])&lt;5; 1;0)" office:value-type="float" office:value="0" calcext:value-type="float">
            <text:p>0</text:p>
          </table:table-cell>
          <table:table-cell table:formula="of:=IF([.D299]&gt;15;1;0)" office:value-type="float" office:value="1" calcext:value-type="float">
            <text:p>1</text:p>
          </table:table-cell>
          <table:table-cell table:formula="of:=ROUND([.D299]-[.G299];2)" office:value-type="float" office:value="11.1" calcext:value-type="float">
            <text:p>11,1</text:p>
          </table:table-cell>
        </table:table-row>
        <table:table-row table:style-name="ro1">
          <table:table-cell office:value-type="date" office:date-value="2014-10-26" calcext:value-type="date">
            <text:p>2014-10-26</text:p>
          </table:table-cell>
          <table:table-cell office:value-type="float" office:value="69" calcext:value-type="float">
            <text:p>69</text:p>
          </table:table-cell>
          <table:table-cell table:formula="of:=[.C299]-[.H299]+[.J299]" office:value-type="float" office:value="45" calcext:value-type="float">
            <text:p>45</text:p>
          </table:table-cell>
          <table:table-cell table:formula="of:=[.D299]-[.G299]+[.I299]" office:value-type="float" office:value="11.1" calcext:value-type="float">
            <text:p>11,1</text:p>
          </table:table-cell>
          <table:table-cell table:formula="of:=IF([.D300]&gt;15;[.B300];0.5*[.B300])" office:value-type="float" office:value="34.5" calcext:value-type="float">
            <text:p>34,5</text:p>
          </table:table-cell>
          <table:table-cell table:formula="of:=IF([.D300]&lt;=15;0.5*[.B300];0)" office:value-type="float" office:value="34.5" calcext:value-type="float">
            <text:p>34,5</text:p>
          </table:table-cell>
          <table:table-cell table:formula="of:=ROUND(([.E300]/100)*9;2)" office:value-type="float" office:value="3.11" calcext:value-type="float">
            <text:p>3,11</text:p>
          </table:table-cell>
          <table:table-cell table:formula="of:=ROUND(([.F300]/100)*6;2)" office:value-type="float" office:value="2.07" calcext:value-type="float">
            <text:p>2,07</text:p>
          </table:table-cell>
          <table:table-cell table:formula="of:=IF(([.D300]-[.G300])&lt;5; 30-([.D300]-[.G300]);0)" office:value-type="float" office:value="0" calcext:value-type="float">
            <text:p>0</text:p>
          </table:table-cell>
          <table:table-cell table:formula="of:=IF(AND(WEEKDAY([.A300])=5;([.C300]-[.H300])&lt;40);45-([.C300]-[.H300]);0)" office:value-type="float" office:value="0" calcext:value-type="float">
            <text:p>0</text:p>
          </table:table-cell>
          <table:table-cell table:formula="of:=IF(AND(WEEKDAY([.A300])=5;([.C300]-[.H300])&lt;40);1;0)" office:value-type="float" office:value="0" calcext:value-type="float">
            <text:p>0</text:p>
          </table:table-cell>
          <table:table-cell table:formula="of:=IF(([.D300]-[.G300])&lt;5; 1;0)" office:value-type="float" office:value="0" calcext:value-type="float">
            <text:p>0</text:p>
          </table:table-cell>
          <table:table-cell table:formula="of:=IF([.D300]&gt;15;1;0)" office:value-type="float" office:value="0" calcext:value-type="float">
            <text:p>0</text:p>
          </table:table-cell>
          <table:table-cell table:formula="of:=ROUND([.D300]-[.G300];2)" office:value-type="float" office:value="7.99" calcext:value-type="float">
            <text:p>7,99</text:p>
          </table:table-cell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float" office:value="127" calcext:value-type="float">
            <text:p>127</text:p>
          </table:table-cell>
          <table:table-cell table:formula="of:=[.C300]-[.H300]+[.J300]" office:value-type="float" office:value="42.93" calcext:value-type="float">
            <text:p>42,93</text:p>
          </table:table-cell>
          <table:table-cell table:formula="of:=[.D300]-[.G300]+[.I300]" office:value-type="float" office:value="7.99" calcext:value-type="float">
            <text:p>7,99</text:p>
          </table:table-cell>
          <table:table-cell table:formula="of:=IF([.D301]&gt;15;[.B301];0.5*[.B301])" office:value-type="float" office:value="63.5" calcext:value-type="float">
            <text:p>63,5</text:p>
          </table:table-cell>
          <table:table-cell table:formula="of:=IF([.D301]&lt;=15;0.5*[.B301];0)" office:value-type="float" office:value="63.5" calcext:value-type="float">
            <text:p>63,5</text:p>
          </table:table-cell>
          <table:table-cell table:formula="of:=ROUND(([.E301]/100)*9;2)" office:value-type="float" office:value="5.72" calcext:value-type="float">
            <text:p>5,72</text:p>
          </table:table-cell>
          <table:table-cell table:formula="of:=ROUND(([.F301]/100)*6;2)" office:value-type="float" office:value="3.81" calcext:value-type="float">
            <text:p>3,81</text:p>
          </table:table-cell>
          <table:table-cell table:formula="of:=IF(([.D301]-[.G301])&lt;5; 30-([.D301]-[.G301]);0)" office:value-type="float" office:value="27.73" calcext:value-type="float">
            <text:p>27,73</text:p>
          </table:table-cell>
          <table:table-cell table:formula="of:=IF(AND(WEEKDAY([.A301])=5;([.C301]-[.H301])&lt;40);45-([.C301]-[.H301]);0)" office:value-type="float" office:value="0" calcext:value-type="float">
            <text:p>0</text:p>
          </table:table-cell>
          <table:table-cell table:formula="of:=IF(AND(WEEKDAY([.A301])=5;([.C301]-[.H301])&lt;40);1;0)" office:value-type="float" office:value="0" calcext:value-type="float">
            <text:p>0</text:p>
          </table:table-cell>
          <table:table-cell table:formula="of:=IF(([.D301]-[.G301])&lt;5; 1;0)" office:value-type="float" office:value="1" calcext:value-type="float">
            <text:p>1</text:p>
          </table:table-cell>
          <table:table-cell table:formula="of:=IF([.D301]&gt;15;1;0)" office:value-type="float" office:value="0" calcext:value-type="float">
            <text:p>0</text:p>
          </table:table-cell>
          <table:table-cell table:formula="of:=ROUND([.D301]-[.G301];2)" office:value-type="float" office:value="2.27" calcext:value-type="float">
            <text:p>2,27</text:p>
          </table:table-cell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float" office:value="112" calcext:value-type="float">
            <text:p>112</text:p>
          </table:table-cell>
          <table:table-cell table:formula="of:=[.C301]-[.H301]+[.J301]" office:value-type="float" office:value="39.12" calcext:value-type="float">
            <text:p>39,12</text:p>
          </table:table-cell>
          <table:table-cell table:formula="of:=[.D301]-[.G301]+[.I301]" office:value-type="float" office:value="30" calcext:value-type="float">
            <text:p>30</text:p>
          </table:table-cell>
          <table:table-cell table:formula="of:=IF([.D302]&gt;15;[.B302];0.5*[.B302])" office:value-type="float" office:value="112" calcext:value-type="float">
            <text:p>112</text:p>
          </table:table-cell>
          <table:table-cell table:formula="of:=IF([.D302]&lt;=15;0.5*[.B302];0)" office:value-type="float" office:value="0" calcext:value-type="float">
            <text:p>0</text:p>
          </table:table-cell>
          <table:table-cell table:formula="of:=ROUND(([.E302]/100)*9;2)" office:value-type="float" office:value="10.08" calcext:value-type="float">
            <text:p>10,08</text:p>
          </table:table-cell>
          <table:table-cell table:formula="of:=ROUND(([.F302]/100)*6;2)" office:value-type="float" office:value="0" calcext:value-type="float">
            <text:p>0</text:p>
          </table:table-cell>
          <table:table-cell table:formula="of:=IF(([.D302]-[.G302])&lt;5; 30-([.D302]-[.G302]);0)" office:value-type="float" office:value="0" calcext:value-type="float">
            <text:p>0</text:p>
          </table:table-cell>
          <table:table-cell table:formula="of:=IF(AND(WEEKDAY([.A302])=5;([.C302]-[.H302])&lt;40);45-([.C302]-[.H302]);0)" office:value-type="float" office:value="0" calcext:value-type="float">
            <text:p>0</text:p>
          </table:table-cell>
          <table:table-cell table:formula="of:=IF(AND(WEEKDAY([.A302])=5;([.C302]-[.H302])&lt;40);1;0)" office:value-type="float" office:value="0" calcext:value-type="float">
            <text:p>0</text:p>
          </table:table-cell>
          <table:table-cell table:formula="of:=IF(([.D302]-[.G302])&lt;5; 1;0)" office:value-type="float" office:value="0" calcext:value-type="float">
            <text:p>0</text:p>
          </table:table-cell>
          <table:table-cell table:formula="of:=IF([.D302]&gt;15;1;0)" office:value-type="float" office:value="1" calcext:value-type="float">
            <text:p>1</text:p>
          </table:table-cell>
          <table:table-cell table:formula="of:=ROUND([.D302]-[.G302];2)" office:value-type="float" office:value="19.92" calcext:value-type="float">
            <text:p>19,92</text:p>
          </table:table-cell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float" office:value="99" calcext:value-type="float">
            <text:p>99</text:p>
          </table:table-cell>
          <table:table-cell table:formula="of:=[.C302]-[.H302]+[.J302]" office:value-type="float" office:value="39.12" calcext:value-type="float">
            <text:p>39,12</text:p>
          </table:table-cell>
          <table:table-cell table:formula="of:=[.D302]-[.G302]+[.I302]" office:value-type="float" office:value="19.92" calcext:value-type="float">
            <text:p>19,92</text:p>
          </table:table-cell>
          <table:table-cell table:formula="of:=IF([.D303]&gt;15;[.B303];0.5*[.B303])" office:value-type="float" office:value="99" calcext:value-type="float">
            <text:p>99</text:p>
          </table:table-cell>
          <table:table-cell table:formula="of:=IF([.D303]&lt;=15;0.5*[.B303];0)" office:value-type="float" office:value="0" calcext:value-type="float">
            <text:p>0</text:p>
          </table:table-cell>
          <table:table-cell table:formula="of:=ROUND(([.E303]/100)*9;2)" office:value-type="float" office:value="8.91" calcext:value-type="float">
            <text:p>8,91</text:p>
          </table:table-cell>
          <table:table-cell table:formula="of:=ROUND(([.F303]/100)*6;2)" office:value-type="float" office:value="0" calcext:value-type="float">
            <text:p>0</text:p>
          </table:table-cell>
          <table:table-cell table:formula="of:=IF(([.D303]-[.G303])&lt;5; 30-([.D303]-[.G303]);0)" office:value-type="float" office:value="0" calcext:value-type="float">
            <text:p>0</text:p>
          </table:table-cell>
          <table:table-cell table:formula="of:=IF(AND(WEEKDAY([.A303])=5;([.C303]-[.H303])&lt;40);45-([.C303]-[.H303]);0)" office:value-type="float" office:value="0" calcext:value-type="float">
            <text:p>0</text:p>
          </table:table-cell>
          <table:table-cell table:formula="of:=IF(AND(WEEKDAY([.A303])=5;([.C303]-[.H303])&lt;40);1;0)" office:value-type="float" office:value="0" calcext:value-type="float">
            <text:p>0</text:p>
          </table:table-cell>
          <table:table-cell table:formula="of:=IF(([.D303]-[.G303])&lt;5; 1;0)" office:value-type="float" office:value="0" calcext:value-type="float">
            <text:p>0</text:p>
          </table:table-cell>
          <table:table-cell table:formula="of:=IF([.D303]&gt;15;1;0)" office:value-type="float" office:value="1" calcext:value-type="float">
            <text:p>1</text:p>
          </table:table-cell>
          <table:table-cell table:formula="of:=ROUND([.D303]-[.G303];2)" office:value-type="float" office:value="11.01" calcext:value-type="float">
            <text:p>11,01</text:p>
          </table:table-cell>
        </table:table-row>
        <table:table-row table:style-name="ro1">
          <table:table-cell office:value-type="date" office:date-value="2014-10-30" calcext:value-type="date">
            <text:p>2014-10-30</text:p>
          </table:table-cell>
          <table:table-cell office:value-type="float" office:value="60" calcext:value-type="float">
            <text:p>60</text:p>
          </table:table-cell>
          <table:table-cell table:formula="of:=[.C303]-[.H303]+[.J303]" office:value-type="float" office:value="39.12" calcext:value-type="float">
            <text:p>39,12</text:p>
          </table:table-cell>
          <table:table-cell table:formula="of:=[.D303]-[.G303]+[.I303]" office:value-type="float" office:value="11.01" calcext:value-type="float">
            <text:p>11,01</text:p>
          </table:table-cell>
          <table:table-cell table:formula="of:=IF([.D304]&gt;15;[.B304];0.5*[.B304])" office:value-type="float" office:value="30" calcext:value-type="float">
            <text:p>30</text:p>
          </table:table-cell>
          <table:table-cell table:formula="of:=IF([.D304]&lt;=15;0.5*[.B304];0)" office:value-type="float" office:value="30" calcext:value-type="float">
            <text:p>30</text:p>
          </table:table-cell>
          <table:table-cell table:formula="of:=ROUND(([.E304]/100)*9;2)" office:value-type="float" office:value="2.7" calcext:value-type="float">
            <text:p>2,7</text:p>
          </table:table-cell>
          <table:table-cell table:formula="of:=ROUND(([.F304]/100)*6;2)" office:value-type="float" office:value="1.8" calcext:value-type="float">
            <text:p>1,8</text:p>
          </table:table-cell>
          <table:table-cell table:formula="of:=IF(([.D304]-[.G304])&lt;5; 30-([.D304]-[.G304]);0)" office:value-type="float" office:value="0" calcext:value-type="float">
            <text:p>0</text:p>
          </table:table-cell>
          <table:table-cell table:formula="of:=IF(AND(WEEKDAY([.A304])=5;([.C304]-[.H304])&lt;40);45-([.C304]-[.H304]);0)" office:value-type="float" office:value="7.68" calcext:value-type="float">
            <text:p>7,68</text:p>
          </table:table-cell>
          <table:table-cell table:formula="of:=IF(AND(WEEKDAY([.A304])=5;([.C304]-[.H304])&lt;40);1;0)" office:value-type="float" office:value="1" calcext:value-type="float">
            <text:p>1</text:p>
          </table:table-cell>
          <table:table-cell table:formula="of:=IF(([.D304]-[.G304])&lt;5; 1;0)" office:value-type="float" office:value="0" calcext:value-type="float">
            <text:p>0</text:p>
          </table:table-cell>
          <table:table-cell table:formula="of:=IF([.D304]&gt;15;1;0)" office:value-type="float" office:value="0" calcext:value-type="float">
            <text:p>0</text:p>
          </table:table-cell>
          <table:table-cell table:formula="of:=ROUND([.D304]-[.G304];2)" office:value-type="float" office:value="8.31" calcext:value-type="float">
            <text:p>8,31</text:p>
          </table:table-cell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float" office:value="118" calcext:value-type="float">
            <text:p>118</text:p>
          </table:table-cell>
          <table:table-cell table:formula="of:=[.C304]-[.H304]+[.J304]" office:value-type="float" office:value="45" calcext:value-type="float">
            <text:p>45</text:p>
          </table:table-cell>
          <table:table-cell table:formula="of:=[.D304]-[.G304]+[.I304]" office:value-type="float" office:value="8.31" calcext:value-type="float">
            <text:p>8,31</text:p>
          </table:table-cell>
          <table:table-cell table:formula="of:=IF([.D305]&gt;15;[.B305];0.5*[.B305])" office:value-type="float" office:value="59" calcext:value-type="float">
            <text:p>59</text:p>
          </table:table-cell>
          <table:table-cell table:formula="of:=IF([.D305]&lt;=15;0.5*[.B305];0)" office:value-type="float" office:value="59" calcext:value-type="float">
            <text:p>59</text:p>
          </table:table-cell>
          <table:table-cell table:formula="of:=ROUND(([.E305]/100)*9;2)" office:value-type="float" office:value="5.31" calcext:value-type="float">
            <text:p>5,31</text:p>
          </table:table-cell>
          <table:table-cell table:formula="of:=ROUND(([.F305]/100)*6;2)" office:value-type="float" office:value="3.54" calcext:value-type="float">
            <text:p>3,54</text:p>
          </table:table-cell>
          <table:table-cell table:formula="of:=IF(([.D305]-[.G305])&lt;5; 30-([.D305]-[.G305]);0)" office:value-type="float" office:value="27" calcext:value-type="float">
            <text:p>27</text:p>
          </table:table-cell>
          <table:table-cell table:formula="of:=IF(AND(WEEKDAY([.A305])=5;([.C305]-[.H305])&lt;40);45-([.C305]-[.H305]);0)" office:value-type="float" office:value="0" calcext:value-type="float">
            <text:p>0</text:p>
          </table:table-cell>
          <table:table-cell table:formula="of:=IF(AND(WEEKDAY([.A305])=5;([.C305]-[.H305])&lt;40);1;0)" office:value-type="float" office:value="0" calcext:value-type="float">
            <text:p>0</text:p>
          </table:table-cell>
          <table:table-cell table:formula="of:=IF(([.D305]-[.G305])&lt;5; 1;0)" office:value-type="float" office:value="1" calcext:value-type="float">
            <text:p>1</text:p>
          </table:table-cell>
          <table:table-cell table:formula="of:=IF([.D305]&gt;15;1;0)" office:value-type="float" office:value="0" calcext:value-type="float">
            <text:p>0</text:p>
          </table:table-cell>
          <table:table-cell table:formula="of:=ROUND([.D305]-[.G305];2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5" calcext:value-type="float">
            <text:p>55</text:p>
          </table:table-cell>
          <table:table-cell table:formula="of:=[.C305]-[.H305]+[.J305]" office:value-type="float" office:value="41.46" calcext:value-type="float">
            <text:p>41,46</text:p>
          </table:table-cell>
          <table:table-cell table:formula="of:=[.D305]-[.G305]+[.I305]" office:value-type="float" office:value="30" calcext:value-type="float">
            <text:p>30</text:p>
          </table:table-cell>
          <table:table-cell table:formula="of:=IF([.D306]&gt;15;[.B306];0.5*[.B306])" office:value-type="float" office:value="55" calcext:value-type="float">
            <text:p>55</text:p>
          </table:table-cell>
          <table:table-cell table:formula="of:=IF([.D306]&lt;=15;0.5*[.B306];0)" office:value-type="float" office:value="0" calcext:value-type="float">
            <text:p>0</text:p>
          </table:table-cell>
          <table:table-cell table:formula="of:=ROUND(([.E306]/100)*9;2)" office:value-type="float" office:value="4.95" calcext:value-type="float">
            <text:p>4,95</text:p>
          </table:table-cell>
          <table:table-cell table:formula="of:=ROUND(([.F306]/100)*6;2)" office:value-type="float" office:value="0" calcext:value-type="float">
            <text:p>0</text:p>
          </table:table-cell>
          <table:table-cell table:formula="of:=IF(([.D306]-[.G306])&lt;5; 30-([.D306]-[.G306]);0)" office:value-type="float" office:value="0" calcext:value-type="float">
            <text:p>0</text:p>
          </table:table-cell>
          <table:table-cell table:formula="of:=IF(AND(WEEKDAY([.A306])=5;([.C306]-[.H306])&lt;40);45-([.C306]-[.H306]);0)" office:value-type="float" office:value="0" calcext:value-type="float">
            <text:p>0</text:p>
          </table:table-cell>
          <table:table-cell table:formula="of:=IF(AND(WEEKDAY([.A306])=5;([.C306]-[.H306])&lt;40);1;0)" office:value-type="float" office:value="0" calcext:value-type="float">
            <text:p>0</text:p>
          </table:table-cell>
          <table:table-cell table:formula="of:=IF(([.D306]-[.G306])&lt;5; 1;0)" office:value-type="float" office:value="0" calcext:value-type="float">
            <text:p>0</text:p>
          </table:table-cell>
          <table:table-cell table:formula="of:=IF([.D306]&gt;15;1;0)" office:value-type="float" office:value="1" calcext:value-type="float">
            <text:p>1</text:p>
          </table:table-cell>
          <table:table-cell table:formula="of:=ROUND([.D306]-[.G306];2)" office:value-type="float" office:value="25.05" calcext:value-type="float">
            <text:p>25,05</text:p>
          </table:table-cell>
        </table:table-row>
        <table:table-row table:style-name="ro1">
          <table:table-cell office:value-type="date" office:date-value="2014-11-02" calcext:value-type="date">
            <text:p>2014-11-02</text:p>
          </table:table-cell>
          <table:table-cell office:value-type="float" office:value="133" calcext:value-type="float">
            <text:p>133</text:p>
          </table:table-cell>
          <table:table-cell table:formula="of:=[.C306]-[.H306]+[.J306]" office:value-type="float" office:value="41.46" calcext:value-type="float">
            <text:p>41,46</text:p>
          </table:table-cell>
          <table:table-cell table:formula="of:=[.D306]-[.G306]+[.I306]" office:value-type="float" office:value="25.05" calcext:value-type="float">
            <text:p>25,05</text:p>
          </table:table-cell>
          <table:table-cell table:formula="of:=IF([.D307]&gt;15;[.B307];0.5*[.B307])" office:value-type="float" office:value="133" calcext:value-type="float">
            <text:p>133</text:p>
          </table:table-cell>
          <table:table-cell table:formula="of:=IF([.D307]&lt;=15;0.5*[.B307];0)" office:value-type="float" office:value="0" calcext:value-type="float">
            <text:p>0</text:p>
          </table:table-cell>
          <table:table-cell table:formula="of:=ROUND(([.E307]/100)*9;2)" office:value-type="float" office:value="11.97" calcext:value-type="float">
            <text:p>11,97</text:p>
          </table:table-cell>
          <table:table-cell table:formula="of:=ROUND(([.F307]/100)*6;2)" office:value-type="float" office:value="0" calcext:value-type="float">
            <text:p>0</text:p>
          </table:table-cell>
          <table:table-cell table:formula="of:=IF(([.D307]-[.G307])&lt;5; 30-([.D307]-[.G307]);0)" office:value-type="float" office:value="0" calcext:value-type="float">
            <text:p>0</text:p>
          </table:table-cell>
          <table:table-cell table:formula="of:=IF(AND(WEEKDAY([.A307])=5;([.C307]-[.H307])&lt;40);45-([.C307]-[.H307]);0)" office:value-type="float" office:value="0" calcext:value-type="float">
            <text:p>0</text:p>
          </table:table-cell>
          <table:table-cell table:formula="of:=IF(AND(WEEKDAY([.A307])=5;([.C307]-[.H307])&lt;40);1;0)" office:value-type="float" office:value="0" calcext:value-type="float">
            <text:p>0</text:p>
          </table:table-cell>
          <table:table-cell table:formula="of:=IF(([.D307]-[.G307])&lt;5; 1;0)" office:value-type="float" office:value="0" calcext:value-type="float">
            <text:p>0</text:p>
          </table:table-cell>
          <table:table-cell table:formula="of:=IF([.D307]&gt;15;1;0)" office:value-type="float" office:value="1" calcext:value-type="float">
            <text:p>1</text:p>
          </table:table-cell>
          <table:table-cell table:formula="of:=ROUND([.D307]-[.G307];2)" office:value-type="float" office:value="13.08" calcext:value-type="float">
            <text:p>13,08</text:p>
          </table:table-cell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float" office:value="110" calcext:value-type="float">
            <text:p>110</text:p>
          </table:table-cell>
          <table:table-cell table:formula="of:=[.C307]-[.H307]+[.J307]" office:value-type="float" office:value="41.46" calcext:value-type="float">
            <text:p>41,46</text:p>
          </table:table-cell>
          <table:table-cell table:formula="of:=[.D307]-[.G307]+[.I307]" office:value-type="float" office:value="13.08" calcext:value-type="float">
            <text:p>13,08</text:p>
          </table:table-cell>
          <table:table-cell table:formula="of:=IF([.D308]&gt;15;[.B308];0.5*[.B308])" office:value-type="float" office:value="55" calcext:value-type="float">
            <text:p>55</text:p>
          </table:table-cell>
          <table:table-cell table:formula="of:=IF([.D308]&lt;=15;0.5*[.B308];0)" office:value-type="float" office:value="55" calcext:value-type="float">
            <text:p>55</text:p>
          </table:table-cell>
          <table:table-cell table:formula="of:=ROUND(([.E308]/100)*9;2)" office:value-type="float" office:value="4.95" calcext:value-type="float">
            <text:p>4,95</text:p>
          </table:table-cell>
          <table:table-cell table:formula="of:=ROUND(([.F308]/100)*6;2)" office:value-type="float" office:value="3.3" calcext:value-type="float">
            <text:p>3,3</text:p>
          </table:table-cell>
          <table:table-cell table:formula="of:=IF(([.D308]-[.G308])&lt;5; 30-([.D308]-[.G308]);0)" office:value-type="float" office:value="0" calcext:value-type="float">
            <text:p>0</text:p>
          </table:table-cell>
          <table:table-cell table:formula="of:=IF(AND(WEEKDAY([.A308])=5;([.C308]-[.H308])&lt;40);45-([.C308]-[.H308]);0)" office:value-type="float" office:value="0" calcext:value-type="float">
            <text:p>0</text:p>
          </table:table-cell>
          <table:table-cell table:formula="of:=IF(AND(WEEKDAY([.A308])=5;([.C308]-[.H308])&lt;40);1;0)" office:value-type="float" office:value="0" calcext:value-type="float">
            <text:p>0</text:p>
          </table:table-cell>
          <table:table-cell table:formula="of:=IF(([.D308]-[.G308])&lt;5; 1;0)" office:value-type="float" office:value="0" calcext:value-type="float">
            <text:p>0</text:p>
          </table:table-cell>
          <table:table-cell table:formula="of:=IF([.D308]&gt;15;1;0)" office:value-type="float" office:value="0" calcext:value-type="float">
            <text:p>0</text:p>
          </table:table-cell>
          <table:table-cell table:formula="of:=ROUND([.D308]-[.G308];2)" office:value-type="float" office:value="8.13" calcext:value-type="float">
            <text:p>8,13</text:p>
          </table:table-cell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float" office:value="145" calcext:value-type="float">
            <text:p>145</text:p>
          </table:table-cell>
          <table:table-cell table:formula="of:=[.C308]-[.H308]+[.J308]" office:value-type="float" office:value="38.16" calcext:value-type="float">
            <text:p>38,16</text:p>
          </table:table-cell>
          <table:table-cell table:formula="of:=[.D308]-[.G308]+[.I308]" office:value-type="float" office:value="8.13" calcext:value-type="float">
            <text:p>8,13</text:p>
          </table:table-cell>
          <table:table-cell table:formula="of:=IF([.D309]&gt;15;[.B309];0.5*[.B309])" office:value-type="float" office:value="72.5" calcext:value-type="float">
            <text:p>72,5</text:p>
          </table:table-cell>
          <table:table-cell table:formula="of:=IF([.D309]&lt;=15;0.5*[.B309];0)" office:value-type="float" office:value="72.5" calcext:value-type="float">
            <text:p>72,5</text:p>
          </table:table-cell>
          <table:table-cell table:formula="of:=ROUND(([.E309]/100)*9;2)" office:value-type="float" office:value="6.53" calcext:value-type="float">
            <text:p>6,53</text:p>
          </table:table-cell>
          <table:table-cell table:formula="of:=ROUND(([.F309]/100)*6;2)" office:value-type="float" office:value="4.35" calcext:value-type="float">
            <text:p>4,35</text:p>
          </table:table-cell>
          <table:table-cell table:formula="of:=IF(([.D309]-[.G309])&lt;5; 30-([.D309]-[.G309]);0)" office:value-type="float" office:value="28.4" calcext:value-type="float">
            <text:p>28,4</text:p>
          </table:table-cell>
          <table:table-cell table:formula="of:=IF(AND(WEEKDAY([.A309])=5;([.C309]-[.H309])&lt;40);45-([.C309]-[.H309]);0)" office:value-type="float" office:value="0" calcext:value-type="float">
            <text:p>0</text:p>
          </table:table-cell>
          <table:table-cell table:formula="of:=IF(AND(WEEKDAY([.A309])=5;([.C309]-[.H309])&lt;40);1;0)" office:value-type="float" office:value="0" calcext:value-type="float">
            <text:p>0</text:p>
          </table:table-cell>
          <table:table-cell table:formula="of:=IF(([.D309]-[.G309])&lt;5; 1;0)" office:value-type="float" office:value="1" calcext:value-type="float">
            <text:p>1</text:p>
          </table:table-cell>
          <table:table-cell table:formula="of:=IF([.D309]&gt;15;1;0)" office:value-type="float" office:value="0" calcext:value-type="float">
            <text:p>0</text:p>
          </table:table-cell>
          <table:table-cell table:formula="of:=ROUND([.D309]-[.G309];2)" office:value-type="float" office:value="1.6" calcext:value-type="float">
            <text:p>1,6</text:p>
          </table:table-cell>
        </table:table-row>
        <table:table-row table:style-name="ro1">
          <table:table-cell office:value-type="date" office:date-value="2014-11-05" calcext:value-type="date">
            <text:p>2014-11-05</text:p>
          </table:table-cell>
          <table:table-cell office:value-type="float" office:value="125" calcext:value-type="float">
            <text:p>125</text:p>
          </table:table-cell>
          <table:table-cell table:formula="of:=[.C309]-[.H309]+[.J309]" office:value-type="float" office:value="33.81" calcext:value-type="float">
            <text:p>33,81</text:p>
          </table:table-cell>
          <table:table-cell table:formula="of:=[.D309]-[.G309]+[.I309]" office:value-type="float" office:value="30" calcext:value-type="float">
            <text:p>30</text:p>
          </table:table-cell>
          <table:table-cell table:formula="of:=IF([.D310]&gt;15;[.B310];0.5*[.B310])" office:value-type="float" office:value="125" calcext:value-type="float">
            <text:p>125</text:p>
          </table:table-cell>
          <table:table-cell table:formula="of:=IF([.D310]&lt;=15;0.5*[.B310];0)" office:value-type="float" office:value="0" calcext:value-type="float">
            <text:p>0</text:p>
          </table:table-cell>
          <table:table-cell table:formula="of:=ROUND(([.E310]/100)*9;2)" office:value-type="float" office:value="11.25" calcext:value-type="float">
            <text:p>11,25</text:p>
          </table:table-cell>
          <table:table-cell table:formula="of:=ROUND(([.F310]/100)*6;2)" office:value-type="float" office:value="0" calcext:value-type="float">
            <text:p>0</text:p>
          </table:table-cell>
          <table:table-cell table:formula="of:=IF(([.D310]-[.G310])&lt;5; 30-([.D310]-[.G310]);0)" office:value-type="float" office:value="0" calcext:value-type="float">
            <text:p>0</text:p>
          </table:table-cell>
          <table:table-cell table:formula="of:=IF(AND(WEEKDAY([.A310])=5;([.C310]-[.H310])&lt;40);45-([.C310]-[.H310]);0)" office:value-type="float" office:value="0" calcext:value-type="float">
            <text:p>0</text:p>
          </table:table-cell>
          <table:table-cell table:formula="of:=IF(AND(WEEKDAY([.A310])=5;([.C310]-[.H310])&lt;40);1;0)" office:value-type="float" office:value="0" calcext:value-type="float">
            <text:p>0</text:p>
          </table:table-cell>
          <table:table-cell table:formula="of:=IF(([.D310]-[.G310])&lt;5; 1;0)" office:value-type="float" office:value="0" calcext:value-type="float">
            <text:p>0</text:p>
          </table:table-cell>
          <table:table-cell table:formula="of:=IF([.D310]&gt;15;1;0)" office:value-type="float" office:value="1" calcext:value-type="float">
            <text:p>1</text:p>
          </table:table-cell>
          <table:table-cell table:formula="of:=ROUND([.D310]-[.G310];2)" office:value-type="float" office:value="18.75" calcext:value-type="float">
            <text:p>18,75</text:p>
          </table:table-cell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float" office:value="103" calcext:value-type="float">
            <text:p>103</text:p>
          </table:table-cell>
          <table:table-cell table:formula="of:=[.C310]-[.H310]+[.J310]" office:value-type="float" office:value="33.81" calcext:value-type="float">
            <text:p>33,81</text:p>
          </table:table-cell>
          <table:table-cell table:formula="of:=[.D310]-[.G310]+[.I310]" office:value-type="float" office:value="18.75" calcext:value-type="float">
            <text:p>18,75</text:p>
          </table:table-cell>
          <table:table-cell table:formula="of:=IF([.D311]&gt;15;[.B311];0.5*[.B311])" office:value-type="float" office:value="103" calcext:value-type="float">
            <text:p>103</text:p>
          </table:table-cell>
          <table:table-cell table:formula="of:=IF([.D311]&lt;=15;0.5*[.B311];0)" office:value-type="float" office:value="0" calcext:value-type="float">
            <text:p>0</text:p>
          </table:table-cell>
          <table:table-cell table:formula="of:=ROUND(([.E311]/100)*9;2)" office:value-type="float" office:value="9.27" calcext:value-type="float">
            <text:p>9,27</text:p>
          </table:table-cell>
          <table:table-cell table:formula="of:=ROUND(([.F311]/100)*6;2)" office:value-type="float" office:value="0" calcext:value-type="float">
            <text:p>0</text:p>
          </table:table-cell>
          <table:table-cell table:formula="of:=IF(([.D311]-[.G311])&lt;5; 30-([.D311]-[.G311]);0)" office:value-type="float" office:value="0" calcext:value-type="float">
            <text:p>0</text:p>
          </table:table-cell>
          <table:table-cell table:formula="of:=IF(AND(WEEKDAY([.A311])=5;([.C311]-[.H311])&lt;40);45-([.C311]-[.H311]);0)" office:value-type="float" office:value="11.19" calcext:value-type="float">
            <text:p>11,19</text:p>
          </table:table-cell>
          <table:table-cell table:formula="of:=IF(AND(WEEKDAY([.A311])=5;([.C311]-[.H311])&lt;40);1;0)" office:value-type="float" office:value="1" calcext:value-type="float">
            <text:p>1</text:p>
          </table:table-cell>
          <table:table-cell table:formula="of:=IF(([.D311]-[.G311])&lt;5; 1;0)" office:value-type="float" office:value="0" calcext:value-type="float">
            <text:p>0</text:p>
          </table:table-cell>
          <table:table-cell table:formula="of:=IF([.D311]&gt;15;1;0)" office:value-type="float" office:value="1" calcext:value-type="float">
            <text:p>1</text:p>
          </table:table-cell>
          <table:table-cell table:formula="of:=ROUND([.D311]-[.G311];2)" office:value-type="float" office:value="9.48" calcext:value-type="float">
            <text:p>9,48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float" office:value="143" calcext:value-type="float">
            <text:p>143</text:p>
          </table:table-cell>
          <table:table-cell table:formula="of:=[.C311]-[.H311]+[.J311]" office:value-type="float" office:value="45" calcext:value-type="float">
            <text:p>45</text:p>
          </table:table-cell>
          <table:table-cell table:formula="of:=[.D311]-[.G311]+[.I311]" office:value-type="float" office:value="9.48" calcext:value-type="float">
            <text:p>9,48</text:p>
          </table:table-cell>
          <table:table-cell table:formula="of:=IF([.D312]&gt;15;[.B312];0.5*[.B312])" office:value-type="float" office:value="71.5" calcext:value-type="float">
            <text:p>71,5</text:p>
          </table:table-cell>
          <table:table-cell table:formula="of:=IF([.D312]&lt;=15;0.5*[.B312];0)" office:value-type="float" office:value="71.5" calcext:value-type="float">
            <text:p>71,5</text:p>
          </table:table-cell>
          <table:table-cell table:formula="of:=ROUND(([.E312]/100)*9;2)" office:value-type="float" office:value="6.44" calcext:value-type="float">
            <text:p>6,44</text:p>
          </table:table-cell>
          <table:table-cell table:formula="of:=ROUND(([.F312]/100)*6;2)" office:value-type="float" office:value="4.29" calcext:value-type="float">
            <text:p>4,29</text:p>
          </table:table-cell>
          <table:table-cell table:formula="of:=IF(([.D312]-[.G312])&lt;5; 30-([.D312]-[.G312]);0)" office:value-type="float" office:value="26.96" calcext:value-type="float">
            <text:p>26,96</text:p>
          </table:table-cell>
          <table:table-cell table:formula="of:=IF(AND(WEEKDAY([.A312])=5;([.C312]-[.H312])&lt;40);45-([.C312]-[.H312]);0)" office:value-type="float" office:value="0" calcext:value-type="float">
            <text:p>0</text:p>
          </table:table-cell>
          <table:table-cell table:formula="of:=IF(AND(WEEKDAY([.A312])=5;([.C312]-[.H312])&lt;40);1;0)" office:value-type="float" office:value="0" calcext:value-type="float">
            <text:p>0</text:p>
          </table:table-cell>
          <table:table-cell table:formula="of:=IF(([.D312]-[.G312])&lt;5; 1;0)" office:value-type="float" office:value="1" calcext:value-type="float">
            <text:p>1</text:p>
          </table:table-cell>
          <table:table-cell table:formula="of:=IF([.D312]&gt;15;1;0)" office:value-type="float" office:value="0" calcext:value-type="float">
            <text:p>0</text:p>
          </table:table-cell>
          <table:table-cell table:formula="of:=ROUND([.D312]-[.G312];2)" office:value-type="float" office:value="3.04" calcext:value-type="float">
            <text:p>3,04</text:p>
          </table:table-cell>
        </table:table-row>
        <table:table-row table:style-name="ro1">
          <table:table-cell office:value-type="date" office:date-value="2014-11-08" calcext:value-type="date">
            <text:p>2014-11-08</text:p>
          </table:table-cell>
          <table:table-cell office:value-type="float" office:value="50" calcext:value-type="float">
            <text:p>50</text:p>
          </table:table-cell>
          <table:table-cell table:formula="of:=[.C312]-[.H312]+[.J312]" office:value-type="float" office:value="40.71" calcext:value-type="float">
            <text:p>40,71</text:p>
          </table:table-cell>
          <table:table-cell table:formula="of:=[.D312]-[.G312]+[.I312]" office:value-type="float" office:value="30" calcext:value-type="float">
            <text:p>30</text:p>
          </table:table-cell>
          <table:table-cell table:formula="of:=IF([.D313]&gt;15;[.B313];0.5*[.B313])" office:value-type="float" office:value="50" calcext:value-type="float">
            <text:p>50</text:p>
          </table:table-cell>
          <table:table-cell table:formula="of:=IF([.D313]&lt;=15;0.5*[.B313];0)" office:value-type="float" office:value="0" calcext:value-type="float">
            <text:p>0</text:p>
          </table:table-cell>
          <table:table-cell table:formula="of:=ROUND(([.E313]/100)*9;2)" office:value-type="float" office:value="4.5" calcext:value-type="float">
            <text:p>4,5</text:p>
          </table:table-cell>
          <table:table-cell table:formula="of:=ROUND(([.F313]/100)*6;2)" office:value-type="float" office:value="0" calcext:value-type="float">
            <text:p>0</text:p>
          </table:table-cell>
          <table:table-cell table:formula="of:=IF(([.D313]-[.G313])&lt;5; 30-([.D313]-[.G313]);0)" office:value-type="float" office:value="0" calcext:value-type="float">
            <text:p>0</text:p>
          </table:table-cell>
          <table:table-cell table:formula="of:=IF(AND(WEEKDAY([.A313])=5;([.C313]-[.H313])&lt;40);45-([.C313]-[.H313]);0)" office:value-type="float" office:value="0" calcext:value-type="float">
            <text:p>0</text:p>
          </table:table-cell>
          <table:table-cell table:formula="of:=IF(AND(WEEKDAY([.A313])=5;([.C313]-[.H313])&lt;40);1;0)" office:value-type="float" office:value="0" calcext:value-type="float">
            <text:p>0</text:p>
          </table:table-cell>
          <table:table-cell table:formula="of:=IF(([.D313]-[.G313])&lt;5; 1;0)" office:value-type="float" office:value="0" calcext:value-type="float">
            <text:p>0</text:p>
          </table:table-cell>
          <table:table-cell table:formula="of:=IF([.D313]&gt;15;1;0)" office:value-type="float" office:value="1" calcext:value-type="float">
            <text:p>1</text:p>
          </table:table-cell>
          <table:table-cell table:formula="of:=ROUND([.D313]-[.G313];2)" office:value-type="float" office:value="25.5" calcext:value-type="float">
            <text:p>25,5</text:p>
          </table:table-cell>
        </table:table-row>
        <table:table-row table:style-name="ro1">
          <table:table-cell office:value-type="date" office:date-value="2014-11-09" calcext:value-type="date">
            <text:p>2014-11-09</text:p>
          </table:table-cell>
          <table:table-cell office:value-type="float" office:value="105" calcext:value-type="float">
            <text:p>105</text:p>
          </table:table-cell>
          <table:table-cell table:formula="of:=[.C313]-[.H313]+[.J313]" office:value-type="float" office:value="40.71" calcext:value-type="float">
            <text:p>40,71</text:p>
          </table:table-cell>
          <table:table-cell table:formula="of:=[.D313]-[.G313]+[.I313]" office:value-type="float" office:value="25.5" calcext:value-type="float">
            <text:p>25,5</text:p>
          </table:table-cell>
          <table:table-cell table:formula="of:=IF([.D314]&gt;15;[.B314];0.5*[.B314])" office:value-type="float" office:value="105" calcext:value-type="float">
            <text:p>105</text:p>
          </table:table-cell>
          <table:table-cell table:formula="of:=IF([.D314]&lt;=15;0.5*[.B314];0)" office:value-type="float" office:value="0" calcext:value-type="float">
            <text:p>0</text:p>
          </table:table-cell>
          <table:table-cell table:formula="of:=ROUND(([.E314]/100)*9;2)" office:value-type="float" office:value="9.45" calcext:value-type="float">
            <text:p>9,45</text:p>
          </table:table-cell>
          <table:table-cell table:formula="of:=ROUND(([.F314]/100)*6;2)" office:value-type="float" office:value="0" calcext:value-type="float">
            <text:p>0</text:p>
          </table:table-cell>
          <table:table-cell table:formula="of:=IF(([.D314]-[.G314])&lt;5; 30-([.D314]-[.G314]);0)" office:value-type="float" office:value="0" calcext:value-type="float">
            <text:p>0</text:p>
          </table:table-cell>
          <table:table-cell table:formula="of:=IF(AND(WEEKDAY([.A314])=5;([.C314]-[.H314])&lt;40);45-([.C314]-[.H314]);0)" office:value-type="float" office:value="0" calcext:value-type="float">
            <text:p>0</text:p>
          </table:table-cell>
          <table:table-cell table:formula="of:=IF(AND(WEEKDAY([.A314])=5;([.C314]-[.H314])&lt;40);1;0)" office:value-type="float" office:value="0" calcext:value-type="float">
            <text:p>0</text:p>
          </table:table-cell>
          <table:table-cell table:formula="of:=IF(([.D314]-[.G314])&lt;5; 1;0)" office:value-type="float" office:value="0" calcext:value-type="float">
            <text:p>0</text:p>
          </table:table-cell>
          <table:table-cell table:formula="of:=IF([.D314]&gt;15;1;0)" office:value-type="float" office:value="1" calcext:value-type="float">
            <text:p>1</text:p>
          </table:table-cell>
          <table:table-cell table:formula="of:=ROUND([.D314]-[.G314];2)" office:value-type="float" office:value="16.05" calcext:value-type="float">
            <text:p>16,05</text:p>
          </table:table-cell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float" office:value="101" calcext:value-type="float">
            <text:p>101</text:p>
          </table:table-cell>
          <table:table-cell table:formula="of:=[.C314]-[.H314]+[.J314]" office:value-type="float" office:value="40.71" calcext:value-type="float">
            <text:p>40,71</text:p>
          </table:table-cell>
          <table:table-cell table:formula="of:=[.D314]-[.G314]+[.I314]" office:value-type="float" office:value="16.05" calcext:value-type="float">
            <text:p>16,05</text:p>
          </table:table-cell>
          <table:table-cell table:formula="of:=IF([.D315]&gt;15;[.B315];0.5*[.B315])" office:value-type="float" office:value="101" calcext:value-type="float">
            <text:p>101</text:p>
          </table:table-cell>
          <table:table-cell table:formula="of:=IF([.D315]&lt;=15;0.5*[.B315];0)" office:value-type="float" office:value="0" calcext:value-type="float">
            <text:p>0</text:p>
          </table:table-cell>
          <table:table-cell table:formula="of:=ROUND(([.E315]/100)*9;2)" office:value-type="float" office:value="9.09" calcext:value-type="float">
            <text:p>9,09</text:p>
          </table:table-cell>
          <table:table-cell table:formula="of:=ROUND(([.F315]/100)*6;2)" office:value-type="float" office:value="0" calcext:value-type="float">
            <text:p>0</text:p>
          </table:table-cell>
          <table:table-cell table:formula="of:=IF(([.D315]-[.G315])&lt;5; 30-([.D315]-[.G315]);0)" office:value-type="float" office:value="0" calcext:value-type="float">
            <text:p>0</text:p>
          </table:table-cell>
          <table:table-cell table:formula="of:=IF(AND(WEEKDAY([.A315])=5;([.C315]-[.H315])&lt;40);45-([.C315]-[.H315]);0)" office:value-type="float" office:value="0" calcext:value-type="float">
            <text:p>0</text:p>
          </table:table-cell>
          <table:table-cell table:formula="of:=IF(AND(WEEKDAY([.A315])=5;([.C315]-[.H315])&lt;40);1;0)" office:value-type="float" office:value="0" calcext:value-type="float">
            <text:p>0</text:p>
          </table:table-cell>
          <table:table-cell table:formula="of:=IF(([.D315]-[.G315])&lt;5; 1;0)" office:value-type="float" office:value="0" calcext:value-type="float">
            <text:p>0</text:p>
          </table:table-cell>
          <table:table-cell table:formula="of:=IF([.D315]&gt;15;1;0)" office:value-type="float" office:value="1" calcext:value-type="float">
            <text:p>1</text:p>
          </table:table-cell>
          <table:table-cell table:formula="of:=ROUND([.D315]-[.G315];2)" office:value-type="float" office:value="6.96" calcext:value-type="float">
            <text:p>6,96</text:p>
          </table:table-cell>
        </table:table-row>
        <table:table-row table:style-name="ro1">
          <table:table-cell office:value-type="date" office:date-value="2014-11-11" calcext:value-type="date">
            <text:p>2014-11-11</text:p>
          </table:table-cell>
          <table:table-cell office:value-type="float" office:value="114" calcext:value-type="float">
            <text:p>114</text:p>
          </table:table-cell>
          <table:table-cell table:formula="of:=[.C315]-[.H315]+[.J315]" office:value-type="float" office:value="40.71" calcext:value-type="float">
            <text:p>40,71</text:p>
          </table:table-cell>
          <table:table-cell table:formula="of:=[.D315]-[.G315]+[.I315]" office:value-type="float" office:value="6.96" calcext:value-type="float">
            <text:p>6,96</text:p>
          </table:table-cell>
          <table:table-cell table:formula="of:=IF([.D316]&gt;15;[.B316];0.5*[.B316])" office:value-type="float" office:value="57" calcext:value-type="float">
            <text:p>57</text:p>
          </table:table-cell>
          <table:table-cell table:formula="of:=IF([.D316]&lt;=15;0.5*[.B316];0)" office:value-type="float" office:value="57" calcext:value-type="float">
            <text:p>57</text:p>
          </table:table-cell>
          <table:table-cell table:formula="of:=ROUND(([.E316]/100)*9;2)" office:value-type="float" office:value="5.13" calcext:value-type="float">
            <text:p>5,13</text:p>
          </table:table-cell>
          <table:table-cell table:formula="of:=ROUND(([.F316]/100)*6;2)" office:value-type="float" office:value="3.42" calcext:value-type="float">
            <text:p>3,42</text:p>
          </table:table-cell>
          <table:table-cell table:formula="of:=IF(([.D316]-[.G316])&lt;5; 30-([.D316]-[.G316]);0)" office:value-type="float" office:value="28.17" calcext:value-type="float">
            <text:p>28,17</text:p>
          </table:table-cell>
          <table:table-cell table:formula="of:=IF(AND(WEEKDAY([.A316])=5;([.C316]-[.H316])&lt;40);45-([.C316]-[.H316]);0)" office:value-type="float" office:value="0" calcext:value-type="float">
            <text:p>0</text:p>
          </table:table-cell>
          <table:table-cell table:formula="of:=IF(AND(WEEKDAY([.A316])=5;([.C316]-[.H316])&lt;40);1;0)" office:value-type="float" office:value="0" calcext:value-type="float">
            <text:p>0</text:p>
          </table:table-cell>
          <table:table-cell table:formula="of:=IF(([.D316]-[.G316])&lt;5; 1;0)" office:value-type="float" office:value="1" calcext:value-type="float">
            <text:p>1</text:p>
          </table:table-cell>
          <table:table-cell table:formula="of:=IF([.D316]&gt;15;1;0)" office:value-type="float" office:value="0" calcext:value-type="float">
            <text:p>0</text:p>
          </table:table-cell>
          <table:table-cell table:formula="of:=ROUND([.D316]-[.G316];2)" office:value-type="float" office:value="1.83" calcext:value-type="float">
            <text:p>1,83</text:p>
          </table:table-cell>
        </table:table-row>
        <table:table-row table:style-name="ro1">
          <table:table-cell office:value-type="date" office:date-value="2014-11-12" calcext:value-type="date">
            <text:p>2014-11-12</text:p>
          </table:table-cell>
          <table:table-cell office:value-type="float" office:value="106" calcext:value-type="float">
            <text:p>106</text:p>
          </table:table-cell>
          <table:table-cell table:formula="of:=[.C316]-[.H316]+[.J316]" office:value-type="float" office:value="37.29" calcext:value-type="float">
            <text:p>37,29</text:p>
          </table:table-cell>
          <table:table-cell table:formula="of:=[.D316]-[.G316]+[.I316]" office:value-type="float" office:value="30" calcext:value-type="float">
            <text:p>30</text:p>
          </table:table-cell>
          <table:table-cell table:formula="of:=IF([.D317]&gt;15;[.B317];0.5*[.B317])" office:value-type="float" office:value="106" calcext:value-type="float">
            <text:p>106</text:p>
          </table:table-cell>
          <table:table-cell table:formula="of:=IF([.D317]&lt;=15;0.5*[.B317];0)" office:value-type="float" office:value="0" calcext:value-type="float">
            <text:p>0</text:p>
          </table:table-cell>
          <table:table-cell table:formula="of:=ROUND(([.E317]/100)*9;2)" office:value-type="float" office:value="9.54" calcext:value-type="float">
            <text:p>9,54</text:p>
          </table:table-cell>
          <table:table-cell table:formula="of:=ROUND(([.F317]/100)*6;2)" office:value-type="float" office:value="0" calcext:value-type="float">
            <text:p>0</text:p>
          </table:table-cell>
          <table:table-cell table:formula="of:=IF(([.D317]-[.G317])&lt;5; 30-([.D317]-[.G317]);0)" office:value-type="float" office:value="0" calcext:value-type="float">
            <text:p>0</text:p>
          </table:table-cell>
          <table:table-cell table:formula="of:=IF(AND(WEEKDAY([.A317])=5;([.C317]-[.H317])&lt;40);45-([.C317]-[.H317]);0)" office:value-type="float" office:value="0" calcext:value-type="float">
            <text:p>0</text:p>
          </table:table-cell>
          <table:table-cell table:formula="of:=IF(AND(WEEKDAY([.A317])=5;([.C317]-[.H317])&lt;40);1;0)" office:value-type="float" office:value="0" calcext:value-type="float">
            <text:p>0</text:p>
          </table:table-cell>
          <table:table-cell table:formula="of:=IF(([.D317]-[.G317])&lt;5; 1;0)" office:value-type="float" office:value="0" calcext:value-type="float">
            <text:p>0</text:p>
          </table:table-cell>
          <table:table-cell table:formula="of:=IF([.D317]&gt;15;1;0)" office:value-type="float" office:value="1" calcext:value-type="float">
            <text:p>1</text:p>
          </table:table-cell>
          <table:table-cell table:formula="of:=ROUND([.D317]-[.G317];2)" office:value-type="float" office:value="20.46" calcext:value-type="float">
            <text:p>20,46</text:p>
          </table:table-cell>
        </table:table-row>
        <table:table-row table:style-name="ro1">
          <table:table-cell office:value-type="date" office:date-value="2014-11-13" calcext:value-type="date">
            <text:p>2014-11-13</text:p>
          </table:table-cell>
          <table:table-cell office:value-type="float" office:value="79" calcext:value-type="float">
            <text:p>79</text:p>
          </table:table-cell>
          <table:table-cell table:formula="of:=[.C317]-[.H317]+[.J317]" office:value-type="float" office:value="37.29" calcext:value-type="float">
            <text:p>37,29</text:p>
          </table:table-cell>
          <table:table-cell table:formula="of:=[.D317]-[.G317]+[.I317]" office:value-type="float" office:value="20.46" calcext:value-type="float">
            <text:p>20,46</text:p>
          </table:table-cell>
          <table:table-cell table:formula="of:=IF([.D318]&gt;15;[.B318];0.5*[.B318])" office:value-type="float" office:value="79" calcext:value-type="float">
            <text:p>79</text:p>
          </table:table-cell>
          <table:table-cell table:formula="of:=IF([.D318]&lt;=15;0.5*[.B318];0)" office:value-type="float" office:value="0" calcext:value-type="float">
            <text:p>0</text:p>
          </table:table-cell>
          <table:table-cell table:formula="of:=ROUND(([.E318]/100)*9;2)" office:value-type="float" office:value="7.11" calcext:value-type="float">
            <text:p>7,11</text:p>
          </table:table-cell>
          <table:table-cell table:formula="of:=ROUND(([.F318]/100)*6;2)" office:value-type="float" office:value="0" calcext:value-type="float">
            <text:p>0</text:p>
          </table:table-cell>
          <table:table-cell table:formula="of:=IF(([.D318]-[.G318])&lt;5; 30-([.D318]-[.G318]);0)" office:value-type="float" office:value="0" calcext:value-type="float">
            <text:p>0</text:p>
          </table:table-cell>
          <table:table-cell table:formula="of:=IF(AND(WEEKDAY([.A318])=5;([.C318]-[.H318])&lt;40);45-([.C318]-[.H318]);0)" office:value-type="float" office:value="7.71" calcext:value-type="float">
            <text:p>7,71</text:p>
          </table:table-cell>
          <table:table-cell table:formula="of:=IF(AND(WEEKDAY([.A318])=5;([.C318]-[.H318])&lt;40);1;0)" office:value-type="float" office:value="1" calcext:value-type="float">
            <text:p>1</text:p>
          </table:table-cell>
          <table:table-cell table:formula="of:=IF(([.D318]-[.G318])&lt;5; 1;0)" office:value-type="float" office:value="0" calcext:value-type="float">
            <text:p>0</text:p>
          </table:table-cell>
          <table:table-cell table:formula="of:=IF([.D318]&gt;15;1;0)" office:value-type="float" office:value="1" calcext:value-type="float">
            <text:p>1</text:p>
          </table:table-cell>
          <table:table-cell table:formula="of:=ROUND([.D318]-[.G318];2)" office:value-type="float" office:value="13.35" calcext:value-type="float">
            <text:p>13,35</text:p>
          </table:table-cell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float" office:value="20" calcext:value-type="float">
            <text:p>20</text:p>
          </table:table-cell>
          <table:table-cell table:formula="of:=[.C318]-[.H318]+[.J318]" office:value-type="float" office:value="45" calcext:value-type="float">
            <text:p>45</text:p>
          </table:table-cell>
          <table:table-cell table:formula="of:=[.D318]-[.G318]+[.I318]" office:value-type="float" office:value="13.35" calcext:value-type="float">
            <text:p>13,35</text:p>
          </table:table-cell>
          <table:table-cell table:formula="of:=IF([.D319]&gt;15;[.B319];0.5*[.B319])" office:value-type="float" office:value="10" calcext:value-type="float">
            <text:p>10</text:p>
          </table:table-cell>
          <table:table-cell table:formula="of:=IF([.D319]&lt;=15;0.5*[.B319];0)" office:value-type="float" office:value="10" calcext:value-type="float">
            <text:p>10</text:p>
          </table:table-cell>
          <table:table-cell table:formula="of:=ROUND(([.E319]/100)*9;2)" office:value-type="float" office:value="0.9" calcext:value-type="float">
            <text:p>0,9</text:p>
          </table:table-cell>
          <table:table-cell table:formula="of:=ROUND(([.F319]/100)*6;2)" office:value-type="float" office:value="0.6" calcext:value-type="float">
            <text:p>0,6</text:p>
          </table:table-cell>
          <table:table-cell table:formula="of:=IF(([.D319]-[.G319])&lt;5; 30-([.D319]-[.G319]);0)" office:value-type="float" office:value="0" calcext:value-type="float">
            <text:p>0</text:p>
          </table:table-cell>
          <table:table-cell table:formula="of:=IF(AND(WEEKDAY([.A319])=5;([.C319]-[.H319])&lt;40);45-([.C319]-[.H319]);0)" office:value-type="float" office:value="0" calcext:value-type="float">
            <text:p>0</text:p>
          </table:table-cell>
          <table:table-cell table:formula="of:=IF(AND(WEEKDAY([.A319])=5;([.C319]-[.H319])&lt;40);1;0)" office:value-type="float" office:value="0" calcext:value-type="float">
            <text:p>0</text:p>
          </table:table-cell>
          <table:table-cell table:formula="of:=IF(([.D319]-[.G319])&lt;5; 1;0)" office:value-type="float" office:value="0" calcext:value-type="float">
            <text:p>0</text:p>
          </table:table-cell>
          <table:table-cell table:formula="of:=IF([.D319]&gt;15;1;0)" office:value-type="float" office:value="0" calcext:value-type="float">
            <text:p>0</text:p>
          </table:table-cell>
          <table:table-cell table:formula="of:=ROUND([.D319]-[.G319];2)" office:value-type="float" office:value="12.45" calcext:value-type="float">
            <text:p>12,45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27" calcext:value-type="float">
            <text:p>27</text:p>
          </table:table-cell>
          <table:table-cell table:formula="of:=[.C319]-[.H319]+[.J319]" office:value-type="float" office:value="44.4" calcext:value-type="float">
            <text:p>44,4</text:p>
          </table:table-cell>
          <table:table-cell table:formula="of:=[.D319]-[.G319]+[.I319]" office:value-type="float" office:value="12.45" calcext:value-type="float">
            <text:p>12,45</text:p>
          </table:table-cell>
          <table:table-cell table:formula="of:=IF([.D320]&gt;15;[.B320];0.5*[.B320])" office:value-type="float" office:value="13.5" calcext:value-type="float">
            <text:p>13,5</text:p>
          </table:table-cell>
          <table:table-cell table:formula="of:=IF([.D320]&lt;=15;0.5*[.B320];0)" office:value-type="float" office:value="13.5" calcext:value-type="float">
            <text:p>13,5</text:p>
          </table:table-cell>
          <table:table-cell table:formula="of:=ROUND(([.E320]/100)*9;2)" office:value-type="float" office:value="1.22" calcext:value-type="float">
            <text:p>1,22</text:p>
          </table:table-cell>
          <table:table-cell table:formula="of:=ROUND(([.F320]/100)*6;2)" office:value-type="float" office:value="0.81" calcext:value-type="float">
            <text:p>0,81</text:p>
          </table:table-cell>
          <table:table-cell table:formula="of:=IF(([.D320]-[.G320])&lt;5; 30-([.D320]-[.G320]);0)" office:value-type="float" office:value="0" calcext:value-type="float">
            <text:p>0</text:p>
          </table:table-cell>
          <table:table-cell table:formula="of:=IF(AND(WEEKDAY([.A320])=5;([.C320]-[.H320])&lt;40);45-([.C320]-[.H320]);0)" office:value-type="float" office:value="0" calcext:value-type="float">
            <text:p>0</text:p>
          </table:table-cell>
          <table:table-cell table:formula="of:=IF(AND(WEEKDAY([.A320])=5;([.C320]-[.H320])&lt;40);1;0)" office:value-type="float" office:value="0" calcext:value-type="float">
            <text:p>0</text:p>
          </table:table-cell>
          <table:table-cell table:formula="of:=IF(([.D320]-[.G320])&lt;5; 1;0)" office:value-type="float" office:value="0" calcext:value-type="float">
            <text:p>0</text:p>
          </table:table-cell>
          <table:table-cell table:formula="of:=IF([.D320]&gt;15;1;0)" office:value-type="float" office:value="0" calcext:value-type="float">
            <text:p>0</text:p>
          </table:table-cell>
          <table:table-cell table:formula="of:=ROUND([.D320]-[.G320];2)" office:value-type="float" office:value="11.23" calcext:value-type="float">
            <text:p>11,23</text:p>
          </table:table-cell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float" office:value="23" calcext:value-type="float">
            <text:p>23</text:p>
          </table:table-cell>
          <table:table-cell table:formula="of:=[.C320]-[.H320]+[.J320]" office:value-type="float" office:value="43.59" calcext:value-type="float">
            <text:p>43,59</text:p>
          </table:table-cell>
          <table:table-cell table:formula="of:=[.D320]-[.G320]+[.I320]" office:value-type="float" office:value="11.23" calcext:value-type="float">
            <text:p>11,23</text:p>
          </table:table-cell>
          <table:table-cell table:formula="of:=IF([.D321]&gt;15;[.B321];0.5*[.B321])" office:value-type="float" office:value="11.5" calcext:value-type="float">
            <text:p>11,5</text:p>
          </table:table-cell>
          <table:table-cell table:formula="of:=IF([.D321]&lt;=15;0.5*[.B321];0)" office:value-type="float" office:value="11.5" calcext:value-type="float">
            <text:p>11,5</text:p>
          </table:table-cell>
          <table:table-cell table:formula="of:=ROUND(([.E321]/100)*9;2)" office:value-type="float" office:value="1.04" calcext:value-type="float">
            <text:p>1,04</text:p>
          </table:table-cell>
          <table:table-cell table:formula="of:=ROUND(([.F321]/100)*6;2)" office:value-type="float" office:value="0.69" calcext:value-type="float">
            <text:p>0,69</text:p>
          </table:table-cell>
          <table:table-cell table:formula="of:=IF(([.D321]-[.G321])&lt;5; 30-([.D321]-[.G321]);0)" office:value-type="float" office:value="0" calcext:value-type="float">
            <text:p>0</text:p>
          </table:table-cell>
          <table:table-cell table:formula="of:=IF(AND(WEEKDAY([.A321])=5;([.C321]-[.H321])&lt;40);45-([.C321]-[.H321]);0)" office:value-type="float" office:value="0" calcext:value-type="float">
            <text:p>0</text:p>
          </table:table-cell>
          <table:table-cell table:formula="of:=IF(AND(WEEKDAY([.A321])=5;([.C321]-[.H321])&lt;40);1;0)" office:value-type="float" office:value="0" calcext:value-type="float">
            <text:p>0</text:p>
          </table:table-cell>
          <table:table-cell table:formula="of:=IF(([.D321]-[.G321])&lt;5; 1;0)" office:value-type="float" office:value="0" calcext:value-type="float">
            <text:p>0</text:p>
          </table:table-cell>
          <table:table-cell table:formula="of:=IF([.D321]&gt;15;1;0)" office:value-type="float" office:value="0" calcext:value-type="float">
            <text:p>0</text:p>
          </table:table-cell>
          <table:table-cell table:formula="of:=ROUND([.D321]-[.G321];2)" office:value-type="float" office:value="10.19" calcext:value-type="float">
            <text:p>10,19</text:p>
          </table:table-cell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float" office:value="106" calcext:value-type="float">
            <text:p>106</text:p>
          </table:table-cell>
          <table:table-cell table:formula="of:=[.C321]-[.H321]+[.J321]" office:value-type="float" office:value="42.9" calcext:value-type="float">
            <text:p>42,9</text:p>
          </table:table-cell>
          <table:table-cell table:formula="of:=[.D321]-[.G321]+[.I321]" office:value-type="float" office:value="10.19" calcext:value-type="float">
            <text:p>10,19</text:p>
          </table:table-cell>
          <table:table-cell table:formula="of:=IF([.D322]&gt;15;[.B322];0.5*[.B322])" office:value-type="float" office:value="53" calcext:value-type="float">
            <text:p>53</text:p>
          </table:table-cell>
          <table:table-cell table:formula="of:=IF([.D322]&lt;=15;0.5*[.B322];0)" office:value-type="float" office:value="53" calcext:value-type="float">
            <text:p>53</text:p>
          </table:table-cell>
          <table:table-cell table:formula="of:=ROUND(([.E322]/100)*9;2)" office:value-type="float" office:value="4.77" calcext:value-type="float">
            <text:p>4,77</text:p>
          </table:table-cell>
          <table:table-cell table:formula="of:=ROUND(([.F322]/100)*6;2)" office:value-type="float" office:value="3.18" calcext:value-type="float">
            <text:p>3,18</text:p>
          </table:table-cell>
          <table:table-cell table:formula="of:=IF(([.D322]-[.G322])&lt;5; 30-([.D322]-[.G322]);0)" office:value-type="float" office:value="0" calcext:value-type="float">
            <text:p>0</text:p>
          </table:table-cell>
          <table:table-cell table:formula="of:=IF(AND(WEEKDAY([.A322])=5;([.C322]-[.H322])&lt;40);45-([.C322]-[.H322]);0)" office:value-type="float" office:value="0" calcext:value-type="float">
            <text:p>0</text:p>
          </table:table-cell>
          <table:table-cell table:formula="of:=IF(AND(WEEKDAY([.A322])=5;([.C322]-[.H322])&lt;40);1;0)" office:value-type="float" office:value="0" calcext:value-type="float">
            <text:p>0</text:p>
          </table:table-cell>
          <table:table-cell table:formula="of:=IF(([.D322]-[.G322])&lt;5; 1;0)" office:value-type="float" office:value="0" calcext:value-type="float">
            <text:p>0</text:p>
          </table:table-cell>
          <table:table-cell table:formula="of:=IF([.D322]&gt;15;1;0)" office:value-type="float" office:value="0" calcext:value-type="float">
            <text:p>0</text:p>
          </table:table-cell>
          <table:table-cell table:formula="of:=ROUND([.D322]-[.G322];2)" office:value-type="float" office:value="5.42" calcext:value-type="float">
            <text:p>5,42</text:p>
          </table:table-cell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float" office:value="90" calcext:value-type="float">
            <text:p>90</text:p>
          </table:table-cell>
          <table:table-cell table:formula="of:=[.C322]-[.H322]+[.J322]" office:value-type="float" office:value="39.72" calcext:value-type="float">
            <text:p>39,72</text:p>
          </table:table-cell>
          <table:table-cell table:formula="of:=[.D322]-[.G322]+[.I322]" office:value-type="float" office:value="5.42" calcext:value-type="float">
            <text:p>5,42</text:p>
          </table:table-cell>
          <table:table-cell table:formula="of:=IF([.D323]&gt;15;[.B323];0.5*[.B323])" office:value-type="float" office:value="45" calcext:value-type="float">
            <text:p>45</text:p>
          </table:table-cell>
          <table:table-cell table:formula="of:=IF([.D323]&lt;=15;0.5*[.B323];0)" office:value-type="float" office:value="45" calcext:value-type="float">
            <text:p>45</text:p>
          </table:table-cell>
          <table:table-cell table:formula="of:=ROUND(([.E323]/100)*9;2)" office:value-type="float" office:value="4.05" calcext:value-type="float">
            <text:p>4,05</text:p>
          </table:table-cell>
          <table:table-cell table:formula="of:=ROUND(([.F323]/100)*6;2)" office:value-type="float" office:value="2.7" calcext:value-type="float">
            <text:p>2,7</text:p>
          </table:table-cell>
          <table:table-cell table:formula="of:=IF(([.D323]-[.G323])&lt;5; 30-([.D323]-[.G323]);0)" office:value-type="float" office:value="28.63" calcext:value-type="float">
            <text:p>28,63</text:p>
          </table:table-cell>
          <table:table-cell table:formula="of:=IF(AND(WEEKDAY([.A323])=5;([.C323]-[.H323])&lt;40);45-([.C323]-[.H323]);0)" office:value-type="float" office:value="0" calcext:value-type="float">
            <text:p>0</text:p>
          </table:table-cell>
          <table:table-cell table:formula="of:=IF(AND(WEEKDAY([.A323])=5;([.C323]-[.H323])&lt;40);1;0)" office:value-type="float" office:value="0" calcext:value-type="float">
            <text:p>0</text:p>
          </table:table-cell>
          <table:table-cell table:formula="of:=IF(([.D323]-[.G323])&lt;5; 1;0)" office:value-type="float" office:value="1" calcext:value-type="float">
            <text:p>1</text:p>
          </table:table-cell>
          <table:table-cell table:formula="of:=IF([.D323]&gt;15;1;0)" office:value-type="float" office:value="0" calcext:value-type="float">
            <text:p>0</text:p>
          </table:table-cell>
          <table:table-cell table:formula="of:=ROUND([.D323]-[.G323];2)" office:value-type="float" office:value="1.37" calcext:value-type="float">
            <text:p>1,37</text:p>
          </table:table-cell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float" office:value="119" calcext:value-type="float">
            <text:p>119</text:p>
          </table:table-cell>
          <table:table-cell table:formula="of:=[.C323]-[.H323]+[.J323]" office:value-type="float" office:value="37.02" calcext:value-type="float">
            <text:p>37,02</text:p>
          </table:table-cell>
          <table:table-cell table:formula="of:=[.D323]-[.G323]+[.I323]" office:value-type="float" office:value="30" calcext:value-type="float">
            <text:p>30</text:p>
          </table:table-cell>
          <table:table-cell table:formula="of:=IF([.D324]&gt;15;[.B324];0.5*[.B324])" office:value-type="float" office:value="119" calcext:value-type="float">
            <text:p>119</text:p>
          </table:table-cell>
          <table:table-cell table:formula="of:=IF([.D324]&lt;=15;0.5*[.B324];0)" office:value-type="float" office:value="0" calcext:value-type="float">
            <text:p>0</text:p>
          </table:table-cell>
          <table:table-cell table:formula="of:=ROUND(([.E324]/100)*9;2)" office:value-type="float" office:value="10.71" calcext:value-type="float">
            <text:p>10,71</text:p>
          </table:table-cell>
          <table:table-cell table:formula="of:=ROUND(([.F324]/100)*6;2)" office:value-type="float" office:value="0" calcext:value-type="float">
            <text:p>0</text:p>
          </table:table-cell>
          <table:table-cell table:formula="of:=IF(([.D324]-[.G324])&lt;5; 30-([.D324]-[.G324]);0)" office:value-type="float" office:value="0" calcext:value-type="float">
            <text:p>0</text:p>
          </table:table-cell>
          <table:table-cell table:formula="of:=IF(AND(WEEKDAY([.A324])=5;([.C324]-[.H324])&lt;40);45-([.C324]-[.H324]);0)" office:value-type="float" office:value="0" calcext:value-type="float">
            <text:p>0</text:p>
          </table:table-cell>
          <table:table-cell table:formula="of:=IF(AND(WEEKDAY([.A324])=5;([.C324]-[.H324])&lt;40);1;0)" office:value-type="float" office:value="0" calcext:value-type="float">
            <text:p>0</text:p>
          </table:table-cell>
          <table:table-cell table:formula="of:=IF(([.D324]-[.G324])&lt;5; 1;0)" office:value-type="float" office:value="0" calcext:value-type="float">
            <text:p>0</text:p>
          </table:table-cell>
          <table:table-cell table:formula="of:=IF([.D324]&gt;15;1;0)" office:value-type="float" office:value="1" calcext:value-type="float">
            <text:p>1</text:p>
          </table:table-cell>
          <table:table-cell table:formula="of:=ROUND([.D324]-[.G324];2)" office:value-type="float" office:value="19.29" calcext:value-type="float">
            <text:p>19,29</text:p>
          </table:table-cell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float" office:value="110" calcext:value-type="float">
            <text:p>110</text:p>
          </table:table-cell>
          <table:table-cell table:formula="of:=[.C324]-[.H324]+[.J324]" office:value-type="float" office:value="37.02" calcext:value-type="float">
            <text:p>37,02</text:p>
          </table:table-cell>
          <table:table-cell table:formula="of:=[.D324]-[.G324]+[.I324]" office:value-type="float" office:value="19.29" calcext:value-type="float">
            <text:p>19,29</text:p>
          </table:table-cell>
          <table:table-cell table:formula="of:=IF([.D325]&gt;15;[.B325];0.5*[.B325])" office:value-type="float" office:value="110" calcext:value-type="float">
            <text:p>110</text:p>
          </table:table-cell>
          <table:table-cell table:formula="of:=IF([.D325]&lt;=15;0.5*[.B325];0)" office:value-type="float" office:value="0" calcext:value-type="float">
            <text:p>0</text:p>
          </table:table-cell>
          <table:table-cell table:formula="of:=ROUND(([.E325]/100)*9;2)" office:value-type="float" office:value="9.9" calcext:value-type="float">
            <text:p>9,9</text:p>
          </table:table-cell>
          <table:table-cell table:formula="of:=ROUND(([.F325]/100)*6;2)" office:value-type="float" office:value="0" calcext:value-type="float">
            <text:p>0</text:p>
          </table:table-cell>
          <table:table-cell table:formula="of:=IF(([.D325]-[.G325])&lt;5; 30-([.D325]-[.G325]);0)" office:value-type="float" office:value="0" calcext:value-type="float">
            <text:p>0</text:p>
          </table:table-cell>
          <table:table-cell table:formula="of:=IF(AND(WEEKDAY([.A325])=5;([.C325]-[.H325])&lt;40);45-([.C325]-[.H325]);0)" office:value-type="float" office:value="7.98" calcext:value-type="float">
            <text:p>7,98</text:p>
          </table:table-cell>
          <table:table-cell table:formula="of:=IF(AND(WEEKDAY([.A325])=5;([.C325]-[.H325])&lt;40);1;0)" office:value-type="float" office:value="1" calcext:value-type="float">
            <text:p>1</text:p>
          </table:table-cell>
          <table:table-cell table:formula="of:=IF(([.D325]-[.G325])&lt;5; 1;0)" office:value-type="float" office:value="0" calcext:value-type="float">
            <text:p>0</text:p>
          </table:table-cell>
          <table:table-cell table:formula="of:=IF([.D325]&gt;15;1;0)" office:value-type="float" office:value="1" calcext:value-type="float">
            <text:p>1</text:p>
          </table:table-cell>
          <table:table-cell table:formula="of:=ROUND([.D325]-[.G325];2)" office:value-type="float" office:value="9.39" calcext:value-type="float">
            <text:p>9,39</text:p>
          </table:table-cell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float" office:value="23" calcext:value-type="float">
            <text:p>23</text:p>
          </table:table-cell>
          <table:table-cell table:formula="of:=[.C325]-[.H325]+[.J325]" office:value-type="float" office:value="45" calcext:value-type="float">
            <text:p>45</text:p>
          </table:table-cell>
          <table:table-cell table:formula="of:=[.D325]-[.G325]+[.I325]" office:value-type="float" office:value="9.39" calcext:value-type="float">
            <text:p>9,39</text:p>
          </table:table-cell>
          <table:table-cell table:formula="of:=IF([.D326]&gt;15;[.B326];0.5*[.B326])" office:value-type="float" office:value="11.5" calcext:value-type="float">
            <text:p>11,5</text:p>
          </table:table-cell>
          <table:table-cell table:formula="of:=IF([.D326]&lt;=15;0.5*[.B326];0)" office:value-type="float" office:value="11.5" calcext:value-type="float">
            <text:p>11,5</text:p>
          </table:table-cell>
          <table:table-cell table:formula="of:=ROUND(([.E326]/100)*9;2)" office:value-type="float" office:value="1.04" calcext:value-type="float">
            <text:p>1,04</text:p>
          </table:table-cell>
          <table:table-cell table:formula="of:=ROUND(([.F326]/100)*6;2)" office:value-type="float" office:value="0.69" calcext:value-type="float">
            <text:p>0,69</text:p>
          </table:table-cell>
          <table:table-cell table:formula="of:=IF(([.D326]-[.G326])&lt;5; 30-([.D326]-[.G326]);0)" office:value-type="float" office:value="0" calcext:value-type="float">
            <text:p>0</text:p>
          </table:table-cell>
          <table:table-cell table:formula="of:=IF(AND(WEEKDAY([.A326])=5;([.C326]-[.H326])&lt;40);45-([.C326]-[.H326]);0)" office:value-type="float" office:value="0" calcext:value-type="float">
            <text:p>0</text:p>
          </table:table-cell>
          <table:table-cell table:formula="of:=IF(AND(WEEKDAY([.A326])=5;([.C326]-[.H326])&lt;40);1;0)" office:value-type="float" office:value="0" calcext:value-type="float">
            <text:p>0</text:p>
          </table:table-cell>
          <table:table-cell table:formula="of:=IF(([.D326]-[.G326])&lt;5; 1;0)" office:value-type="float" office:value="0" calcext:value-type="float">
            <text:p>0</text:p>
          </table:table-cell>
          <table:table-cell table:formula="of:=IF([.D326]&gt;15;1;0)" office:value-type="float" office:value="0" calcext:value-type="float">
            <text:p>0</text:p>
          </table:table-cell>
          <table:table-cell table:formula="of:=ROUND([.D326]-[.G326];2)" office:value-type="float" office:value="8.35" calcext:value-type="float">
            <text:p>8,35</text:p>
          </table:table-cell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float" office:value="53" calcext:value-type="float">
            <text:p>53</text:p>
          </table:table-cell>
          <table:table-cell table:formula="of:=[.C326]-[.H326]+[.J326]" office:value-type="float" office:value="44.31" calcext:value-type="float">
            <text:p>44,31</text:p>
          </table:table-cell>
          <table:table-cell table:formula="of:=[.D326]-[.G326]+[.I326]" office:value-type="float" office:value="8.35" calcext:value-type="float">
            <text:p>8,35</text:p>
          </table:table-cell>
          <table:table-cell table:formula="of:=IF([.D327]&gt;15;[.B327];0.5*[.B327])" office:value-type="float" office:value="26.5" calcext:value-type="float">
            <text:p>26,5</text:p>
          </table:table-cell>
          <table:table-cell table:formula="of:=IF([.D327]&lt;=15;0.5*[.B327];0)" office:value-type="float" office:value="26.5" calcext:value-type="float">
            <text:p>26,5</text:p>
          </table:table-cell>
          <table:table-cell table:formula="of:=ROUND(([.E327]/100)*9;2)" office:value-type="float" office:value="2.39" calcext:value-type="float">
            <text:p>2,39</text:p>
          </table:table-cell>
          <table:table-cell table:formula="of:=ROUND(([.F327]/100)*6;2)" office:value-type="float" office:value="1.59" calcext:value-type="float">
            <text:p>1,59</text:p>
          </table:table-cell>
          <table:table-cell table:formula="of:=IF(([.D327]-[.G327])&lt;5; 30-([.D327]-[.G327]);0)" office:value-type="float" office:value="0" calcext:value-type="float">
            <text:p>0</text:p>
          </table:table-cell>
          <table:table-cell table:formula="of:=IF(AND(WEEKDAY([.A327])=5;([.C327]-[.H327])&lt;40);45-([.C327]-[.H327]);0)" office:value-type="float" office:value="0" calcext:value-type="float">
            <text:p>0</text:p>
          </table:table-cell>
          <table:table-cell table:formula="of:=IF(AND(WEEKDAY([.A327])=5;([.C327]-[.H327])&lt;40);1;0)" office:value-type="float" office:value="0" calcext:value-type="float">
            <text:p>0</text:p>
          </table:table-cell>
          <table:table-cell table:formula="of:=IF(([.D327]-[.G327])&lt;5; 1;0)" office:value-type="float" office:value="0" calcext:value-type="float">
            <text:p>0</text:p>
          </table:table-cell>
          <table:table-cell table:formula="of:=IF([.D327]&gt;15;1;0)" office:value-type="float" office:value="0" calcext:value-type="float">
            <text:p>0</text:p>
          </table:table-cell>
          <table:table-cell table:formula="of:=ROUND([.D327]-[.G327];2)" office:value-type="float" office:value="5.96" calcext:value-type="float">
            <text:p>5,96</text:p>
          </table:table-cell>
        </table:table-row>
        <table:table-row table:style-name="ro1">
          <table:table-cell office:value-type="date" office:date-value="2014-11-23" calcext:value-type="date">
            <text:p>2014-11-23</text:p>
          </table:table-cell>
          <table:table-cell office:value-type="float" office:value="89" calcext:value-type="float">
            <text:p>89</text:p>
          </table:table-cell>
          <table:table-cell table:formula="of:=[.C327]-[.H327]+[.J327]" office:value-type="float" office:value="42.72" calcext:value-type="float">
            <text:p>42,72</text:p>
          </table:table-cell>
          <table:table-cell table:formula="of:=[.D327]-[.G327]+[.I327]" office:value-type="float" office:value="5.96" calcext:value-type="float">
            <text:p>5,96</text:p>
          </table:table-cell>
          <table:table-cell table:formula="of:=IF([.D328]&gt;15;[.B328];0.5*[.B328])" office:value-type="float" office:value="44.5" calcext:value-type="float">
            <text:p>44,5</text:p>
          </table:table-cell>
          <table:table-cell table:formula="of:=IF([.D328]&lt;=15;0.5*[.B328];0)" office:value-type="float" office:value="44.5" calcext:value-type="float">
            <text:p>44,5</text:p>
          </table:table-cell>
          <table:table-cell table:formula="of:=ROUND(([.E328]/100)*9;2)" office:value-type="float" office:value="4.01" calcext:value-type="float">
            <text:p>4,01</text:p>
          </table:table-cell>
          <table:table-cell table:formula="of:=ROUND(([.F328]/100)*6;2)" office:value-type="float" office:value="2.67" calcext:value-type="float">
            <text:p>2,67</text:p>
          </table:table-cell>
          <table:table-cell table:formula="of:=IF(([.D328]-[.G328])&lt;5; 30-([.D328]-[.G328]);0)" office:value-type="float" office:value="28.05" calcext:value-type="float">
            <text:p>28,05</text:p>
          </table:table-cell>
          <table:table-cell table:formula="of:=IF(AND(WEEKDAY([.A328])=5;([.C328]-[.H328])&lt;40);45-([.C328]-[.H328]);0)" office:value-type="float" office:value="0" calcext:value-type="float">
            <text:p>0</text:p>
          </table:table-cell>
          <table:table-cell table:formula="of:=IF(AND(WEEKDAY([.A328])=5;([.C328]-[.H328])&lt;40);1;0)" office:value-type="float" office:value="0" calcext:value-type="float">
            <text:p>0</text:p>
          </table:table-cell>
          <table:table-cell table:formula="of:=IF(([.D328]-[.G328])&lt;5; 1;0)" office:value-type="float" office:value="1" calcext:value-type="float">
            <text:p>1</text:p>
          </table:table-cell>
          <table:table-cell table:formula="of:=IF([.D328]&gt;15;1;0)" office:value-type="float" office:value="0" calcext:value-type="float">
            <text:p>0</text:p>
          </table:table-cell>
          <table:table-cell table:formula="of:=ROUND([.D328]-[.G328];2)" office:value-type="float" office:value="1.95" calcext:value-type="float">
            <text:p>1,95</text:p>
          </table:table-cell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float" office:value="150" calcext:value-type="float">
            <text:p>150</text:p>
          </table:table-cell>
          <table:table-cell table:formula="of:=[.C328]-[.H328]+[.J328]" office:value-type="float" office:value="40.05" calcext:value-type="float">
            <text:p>40,05</text:p>
          </table:table-cell>
          <table:table-cell table:formula="of:=[.D328]-[.G328]+[.I328]" office:value-type="float" office:value="30" calcext:value-type="float">
            <text:p>30</text:p>
          </table:table-cell>
          <table:table-cell table:formula="of:=IF([.D329]&gt;15;[.B329];0.5*[.B329])" office:value-type="float" office:value="150" calcext:value-type="float">
            <text:p>150</text:p>
          </table:table-cell>
          <table:table-cell table:formula="of:=IF([.D329]&lt;=15;0.5*[.B329];0)" office:value-type="float" office:value="0" calcext:value-type="float">
            <text:p>0</text:p>
          </table:table-cell>
          <table:table-cell table:formula="of:=ROUND(([.E329]/100)*9;2)" office:value-type="float" office:value="13.5" calcext:value-type="float">
            <text:p>13,5</text:p>
          </table:table-cell>
          <table:table-cell table:formula="of:=ROUND(([.F329]/100)*6;2)" office:value-type="float" office:value="0" calcext:value-type="float">
            <text:p>0</text:p>
          </table:table-cell>
          <table:table-cell table:formula="of:=IF(([.D329]-[.G329])&lt;5; 30-([.D329]-[.G329]);0)" office:value-type="float" office:value="0" calcext:value-type="float">
            <text:p>0</text:p>
          </table:table-cell>
          <table:table-cell table:formula="of:=IF(AND(WEEKDAY([.A329])=5;([.C329]-[.H329])&lt;40);45-([.C329]-[.H329]);0)" office:value-type="float" office:value="0" calcext:value-type="float">
            <text:p>0</text:p>
          </table:table-cell>
          <table:table-cell table:formula="of:=IF(AND(WEEKDAY([.A329])=5;([.C329]-[.H329])&lt;40);1;0)" office:value-type="float" office:value="0" calcext:value-type="float">
            <text:p>0</text:p>
          </table:table-cell>
          <table:table-cell table:formula="of:=IF(([.D329]-[.G329])&lt;5; 1;0)" office:value-type="float" office:value="0" calcext:value-type="float">
            <text:p>0</text:p>
          </table:table-cell>
          <table:table-cell table:formula="of:=IF([.D329]&gt;15;1;0)" office:value-type="float" office:value="1" calcext:value-type="float">
            <text:p>1</text:p>
          </table:table-cell>
          <table:table-cell table:formula="of:=ROUND([.D329]-[.G329];2)" office:value-type="float" office:value="16.5" calcext:value-type="float">
            <text:p>16,5</text:p>
          </table:table-cell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float" office:value="44" calcext:value-type="float">
            <text:p>44</text:p>
          </table:table-cell>
          <table:table-cell table:formula="of:=[.C329]-[.H329]+[.J329]" office:value-type="float" office:value="40.05" calcext:value-type="float">
            <text:p>40,05</text:p>
          </table:table-cell>
          <table:table-cell table:formula="of:=[.D329]-[.G329]+[.I329]" office:value-type="float" office:value="16.5" calcext:value-type="float">
            <text:p>16,5</text:p>
          </table:table-cell>
          <table:table-cell table:formula="of:=IF([.D330]&gt;15;[.B330];0.5*[.B330])" office:value-type="float" office:value="44" calcext:value-type="float">
            <text:p>44</text:p>
          </table:table-cell>
          <table:table-cell table:formula="of:=IF([.D330]&lt;=15;0.5*[.B330];0)" office:value-type="float" office:value="0" calcext:value-type="float">
            <text:p>0</text:p>
          </table:table-cell>
          <table:table-cell table:formula="of:=ROUND(([.E330]/100)*9;2)" office:value-type="float" office:value="3.96" calcext:value-type="float">
            <text:p>3,96</text:p>
          </table:table-cell>
          <table:table-cell table:formula="of:=ROUND(([.F330]/100)*6;2)" office:value-type="float" office:value="0" calcext:value-type="float">
            <text:p>0</text:p>
          </table:table-cell>
          <table:table-cell table:formula="of:=IF(([.D330]-[.G330])&lt;5; 30-([.D330]-[.G330]);0)" office:value-type="float" office:value="0" calcext:value-type="float">
            <text:p>0</text:p>
          </table:table-cell>
          <table:table-cell table:formula="of:=IF(AND(WEEKDAY([.A330])=5;([.C330]-[.H330])&lt;40);45-([.C330]-[.H330]);0)" office:value-type="float" office:value="0" calcext:value-type="float">
            <text:p>0</text:p>
          </table:table-cell>
          <table:table-cell table:formula="of:=IF(AND(WEEKDAY([.A330])=5;([.C330]-[.H330])&lt;40);1;0)" office:value-type="float" office:value="0" calcext:value-type="float">
            <text:p>0</text:p>
          </table:table-cell>
          <table:table-cell table:formula="of:=IF(([.D330]-[.G330])&lt;5; 1;0)" office:value-type="float" office:value="0" calcext:value-type="float">
            <text:p>0</text:p>
          </table:table-cell>
          <table:table-cell table:formula="of:=IF([.D330]&gt;15;1;0)" office:value-type="float" office:value="1" calcext:value-type="float">
            <text:p>1</text:p>
          </table:table-cell>
          <table:table-cell table:formula="of:=ROUND([.D330]-[.G330];2)" office:value-type="float" office:value="12.54" calcext:value-type="float">
            <text:p>12,54</text:p>
          </table:table-cell>
        </table:table-row>
        <table:table-row table:style-name="ro1">
          <table:table-cell office:value-type="date" office:date-value="2014-11-26" calcext:value-type="date">
            <text:p>2014-11-26</text:p>
          </table:table-cell>
          <table:table-cell office:value-type="float" office:value="137" calcext:value-type="float">
            <text:p>137</text:p>
          </table:table-cell>
          <table:table-cell table:formula="of:=[.C330]-[.H330]+[.J330]" office:value-type="float" office:value="40.05" calcext:value-type="float">
            <text:p>40,05</text:p>
          </table:table-cell>
          <table:table-cell table:formula="of:=[.D330]-[.G330]+[.I330]" office:value-type="float" office:value="12.54" calcext:value-type="float">
            <text:p>12,54</text:p>
          </table:table-cell>
          <table:table-cell table:formula="of:=IF([.D331]&gt;15;[.B331];0.5*[.B331])" office:value-type="float" office:value="68.5" calcext:value-type="float">
            <text:p>68,5</text:p>
          </table:table-cell>
          <table:table-cell table:formula="of:=IF([.D331]&lt;=15;0.5*[.B331];0)" office:value-type="float" office:value="68.5" calcext:value-type="float">
            <text:p>68,5</text:p>
          </table:table-cell>
          <table:table-cell table:formula="of:=ROUND(([.E331]/100)*9;2)" office:value-type="float" office:value="6.17" calcext:value-type="float">
            <text:p>6,17</text:p>
          </table:table-cell>
          <table:table-cell table:formula="of:=ROUND(([.F331]/100)*6;2)" office:value-type="float" office:value="4.11" calcext:value-type="float">
            <text:p>4,11</text:p>
          </table:table-cell>
          <table:table-cell table:formula="of:=IF(([.D331]-[.G331])&lt;5; 30-([.D331]-[.G331]);0)" office:value-type="float" office:value="0" calcext:value-type="float">
            <text:p>0</text:p>
          </table:table-cell>
          <table:table-cell table:formula="of:=IF(AND(WEEKDAY([.A331])=5;([.C331]-[.H331])&lt;40);45-([.C331]-[.H331]);0)" office:value-type="float" office:value="0" calcext:value-type="float">
            <text:p>0</text:p>
          </table:table-cell>
          <table:table-cell table:formula="of:=IF(AND(WEEKDAY([.A331])=5;([.C331]-[.H331])&lt;40);1;0)" office:value-type="float" office:value="0" calcext:value-type="float">
            <text:p>0</text:p>
          </table:table-cell>
          <table:table-cell table:formula="of:=IF(([.D331]-[.G331])&lt;5; 1;0)" office:value-type="float" office:value="0" calcext:value-type="float">
            <text:p>0</text:p>
          </table:table-cell>
          <table:table-cell table:formula="of:=IF([.D331]&gt;15;1;0)" office:value-type="float" office:value="0" calcext:value-type="float">
            <text:p>0</text:p>
          </table:table-cell>
          <table:table-cell table:formula="of:=ROUND([.D331]-[.G331];2)" office:value-type="float" office:value="6.37" calcext:value-type="float">
            <text:p>6,37</text:p>
          </table:table-cell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float" office:value="49" calcext:value-type="float">
            <text:p>49</text:p>
          </table:table-cell>
          <table:table-cell table:formula="of:=[.C331]-[.H331]+[.J331]" office:value-type="float" office:value="35.94" calcext:value-type="float">
            <text:p>35,94</text:p>
          </table:table-cell>
          <table:table-cell table:formula="of:=[.D331]-[.G331]+[.I331]" office:value-type="float" office:value="6.37" calcext:value-type="float">
            <text:p>6,37</text:p>
          </table:table-cell>
          <table:table-cell table:formula="of:=IF([.D332]&gt;15;[.B332];0.5*[.B332])" office:value-type="float" office:value="24.5" calcext:value-type="float">
            <text:p>24,5</text:p>
          </table:table-cell>
          <table:table-cell table:formula="of:=IF([.D332]&lt;=15;0.5*[.B332];0)" office:value-type="float" office:value="24.5" calcext:value-type="float">
            <text:p>24,5</text:p>
          </table:table-cell>
          <table:table-cell table:formula="of:=ROUND(([.E332]/100)*9;2)" office:value-type="float" office:value="2.21" calcext:value-type="float">
            <text:p>2,21</text:p>
          </table:table-cell>
          <table:table-cell table:formula="of:=ROUND(([.F332]/100)*6;2)" office:value-type="float" office:value="1.47" calcext:value-type="float">
            <text:p>1,47</text:p>
          </table:table-cell>
          <table:table-cell table:formula="of:=IF(([.D332]-[.G332])&lt;5; 30-([.D332]-[.G332]);0)" office:value-type="float" office:value="25.84" calcext:value-type="float">
            <text:p>25,84</text:p>
          </table:table-cell>
          <table:table-cell table:formula="of:=IF(AND(WEEKDAY([.A332])=5;([.C332]-[.H332])&lt;40);45-([.C332]-[.H332]);0)" office:value-type="float" office:value="10.53" calcext:value-type="float">
            <text:p>10,53</text:p>
          </table:table-cell>
          <table:table-cell table:formula="of:=IF(AND(WEEKDAY([.A332])=5;([.C332]-[.H332])&lt;40);1;0)" office:value-type="float" office:value="1" calcext:value-type="float">
            <text:p>1</text:p>
          </table:table-cell>
          <table:table-cell table:formula="of:=IF(([.D332]-[.G332])&lt;5; 1;0)" office:value-type="float" office:value="1" calcext:value-type="float">
            <text:p>1</text:p>
          </table:table-cell>
          <table:table-cell table:formula="of:=IF([.D332]&gt;15;1;0)" office:value-type="float" office:value="0" calcext:value-type="float">
            <text:p>0</text:p>
          </table:table-cell>
          <table:table-cell table:formula="of:=ROUND([.D332]-[.G332];2)" office:value-type="float" office:value="4.16" calcext:value-type="float">
            <text:p>4,16</text:p>
          </table:table-cell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float" office:value="24" calcext:value-type="float">
            <text:p>24</text:p>
          </table:table-cell>
          <table:table-cell table:formula="of:=[.C332]-[.H332]+[.J332]" office:value-type="float" office:value="45" calcext:value-type="float">
            <text:p>45</text:p>
          </table:table-cell>
          <table:table-cell table:formula="of:=[.D332]-[.G332]+[.I332]" office:value-type="float" office:value="30" calcext:value-type="float">
            <text:p>30</text:p>
          </table:table-cell>
          <table:table-cell table:formula="of:=IF([.D333]&gt;15;[.B333];0.5*[.B333])" office:value-type="float" office:value="24" calcext:value-type="float">
            <text:p>24</text:p>
          </table:table-cell>
          <table:table-cell table:formula="of:=IF([.D333]&lt;=15;0.5*[.B333];0)" office:value-type="float" office:value="0" calcext:value-type="float">
            <text:p>0</text:p>
          </table:table-cell>
          <table:table-cell table:formula="of:=ROUND(([.E333]/100)*9;2)" office:value-type="float" office:value="2.16" calcext:value-type="float">
            <text:p>2,16</text:p>
          </table:table-cell>
          <table:table-cell table:formula="of:=ROUND(([.F333]/100)*6;2)" office:value-type="float" office:value="0" calcext:value-type="float">
            <text:p>0</text:p>
          </table:table-cell>
          <table:table-cell table:formula="of:=IF(([.D333]-[.G333])&lt;5; 30-([.D333]-[.G333]);0)" office:value-type="float" office:value="0" calcext:value-type="float">
            <text:p>0</text:p>
          </table:table-cell>
          <table:table-cell table:formula="of:=IF(AND(WEEKDAY([.A333])=5;([.C333]-[.H333])&lt;40);45-([.C333]-[.H333]);0)" office:value-type="float" office:value="0" calcext:value-type="float">
            <text:p>0</text:p>
          </table:table-cell>
          <table:table-cell table:formula="of:=IF(AND(WEEKDAY([.A333])=5;([.C333]-[.H333])&lt;40);1;0)" office:value-type="float" office:value="0" calcext:value-type="float">
            <text:p>0</text:p>
          </table:table-cell>
          <table:table-cell table:formula="of:=IF(([.D333]-[.G333])&lt;5; 1;0)" office:value-type="float" office:value="0" calcext:value-type="float">
            <text:p>0</text:p>
          </table:table-cell>
          <table:table-cell table:formula="of:=IF([.D333]&gt;15;1;0)" office:value-type="float" office:value="1" calcext:value-type="float">
            <text:p>1</text:p>
          </table:table-cell>
          <table:table-cell table:formula="of:=ROUND([.D333]-[.G333];2)" office:value-type="float" office:value="27.84" calcext:value-type="float">
            <text:p>27,84</text:p>
          </table:table-cell>
        </table:table-row>
        <table:table-row table:style-name="ro1">
          <table:table-cell office:value-type="date" office:date-value="2014-11-29" calcext:value-type="date">
            <text:p>2014-11-29</text:p>
          </table:table-cell>
          <table:table-cell office:value-type="float" office:value="36" calcext:value-type="float">
            <text:p>36</text:p>
          </table:table-cell>
          <table:table-cell table:formula="of:=[.C333]-[.H333]+[.J333]" office:value-type="float" office:value="45" calcext:value-type="float">
            <text:p>45</text:p>
          </table:table-cell>
          <table:table-cell table:formula="of:=[.D333]-[.G333]+[.I333]" office:value-type="float" office:value="27.84" calcext:value-type="float">
            <text:p>27,84</text:p>
          </table:table-cell>
          <table:table-cell table:formula="of:=IF([.D334]&gt;15;[.B334];0.5*[.B334])" office:value-type="float" office:value="36" calcext:value-type="float">
            <text:p>36</text:p>
          </table:table-cell>
          <table:table-cell table:formula="of:=IF([.D334]&lt;=15;0.5*[.B334];0)" office:value-type="float" office:value="0" calcext:value-type="float">
            <text:p>0</text:p>
          </table:table-cell>
          <table:table-cell table:formula="of:=ROUND(([.E334]/100)*9;2)" office:value-type="float" office:value="3.24" calcext:value-type="float">
            <text:p>3,24</text:p>
          </table:table-cell>
          <table:table-cell table:formula="of:=ROUND(([.F334]/100)*6;2)" office:value-type="float" office:value="0" calcext:value-type="float">
            <text:p>0</text:p>
          </table:table-cell>
          <table:table-cell table:formula="of:=IF(([.D334]-[.G334])&lt;5; 30-([.D334]-[.G334]);0)" office:value-type="float" office:value="0" calcext:value-type="float">
            <text:p>0</text:p>
          </table:table-cell>
          <table:table-cell table:formula="of:=IF(AND(WEEKDAY([.A334])=5;([.C334]-[.H334])&lt;40);45-([.C334]-[.H334]);0)" office:value-type="float" office:value="0" calcext:value-type="float">
            <text:p>0</text:p>
          </table:table-cell>
          <table:table-cell table:formula="of:=IF(AND(WEEKDAY([.A334])=5;([.C334]-[.H334])&lt;40);1;0)" office:value-type="float" office:value="0" calcext:value-type="float">
            <text:p>0</text:p>
          </table:table-cell>
          <table:table-cell table:formula="of:=IF(([.D334]-[.G334])&lt;5; 1;0)" office:value-type="float" office:value="0" calcext:value-type="float">
            <text:p>0</text:p>
          </table:table-cell>
          <table:table-cell table:formula="of:=IF([.D334]&gt;15;1;0)" office:value-type="float" office:value="1" calcext:value-type="float">
            <text:p>1</text:p>
          </table:table-cell>
          <table:table-cell table:formula="of:=ROUND([.D334]-[.G334];2)" office:value-type="float" office:value="24.6" calcext:value-type="float">
            <text:p>24,6</text:p>
          </table:table-cell>
        </table:table-row>
        <table:table-row table:style-name="ro1">
          <table:table-cell office:value-type="date" office:date-value="2014-11-30" calcext:value-type="date">
            <text:p>2014-11-30</text:p>
          </table:table-cell>
          <table:table-cell office:value-type="float" office:value="33" calcext:value-type="float">
            <text:p>33</text:p>
          </table:table-cell>
          <table:table-cell table:formula="of:=[.C334]-[.H334]+[.J334]" office:value-type="float" office:value="45" calcext:value-type="float">
            <text:p>45</text:p>
          </table:table-cell>
          <table:table-cell table:formula="of:=[.D334]-[.G334]+[.I334]" office:value-type="float" office:value="24.6" calcext:value-type="float">
            <text:p>24,6</text:p>
          </table:table-cell>
          <table:table-cell table:formula="of:=IF([.D335]&gt;15;[.B335];0.5*[.B335])" office:value-type="float" office:value="33" calcext:value-type="float">
            <text:p>33</text:p>
          </table:table-cell>
          <table:table-cell table:formula="of:=IF([.D335]&lt;=15;0.5*[.B335];0)" office:value-type="float" office:value="0" calcext:value-type="float">
            <text:p>0</text:p>
          </table:table-cell>
          <table:table-cell table:formula="of:=ROUND(([.E335]/100)*9;2)" office:value-type="float" office:value="2.97" calcext:value-type="float">
            <text:p>2,97</text:p>
          </table:table-cell>
          <table:table-cell table:formula="of:=ROUND(([.F335]/100)*6;2)" office:value-type="float" office:value="0" calcext:value-type="float">
            <text:p>0</text:p>
          </table:table-cell>
          <table:table-cell table:formula="of:=IF(([.D335]-[.G335])&lt;5; 30-([.D335]-[.G335]);0)" office:value-type="float" office:value="0" calcext:value-type="float">
            <text:p>0</text:p>
          </table:table-cell>
          <table:table-cell table:formula="of:=IF(AND(WEEKDAY([.A335])=5;([.C335]-[.H335])&lt;40);45-([.C335]-[.H335]);0)" office:value-type="float" office:value="0" calcext:value-type="float">
            <text:p>0</text:p>
          </table:table-cell>
          <table:table-cell table:formula="of:=IF(AND(WEEKDAY([.A335])=5;([.C335]-[.H335])&lt;40);1;0)" office:value-type="float" office:value="0" calcext:value-type="float">
            <text:p>0</text:p>
          </table:table-cell>
          <table:table-cell table:formula="of:=IF(([.D335]-[.G335])&lt;5; 1;0)" office:value-type="float" office:value="0" calcext:value-type="float">
            <text:p>0</text:p>
          </table:table-cell>
          <table:table-cell table:formula="of:=IF([.D335]&gt;15;1;0)" office:value-type="float" office:value="1" calcext:value-type="float">
            <text:p>1</text:p>
          </table:table-cell>
          <table:table-cell table:formula="of:=ROUND([.D335]-[.G335];2)" office:value-type="float" office:value="21.63" calcext:value-type="float">
            <text:p>21,6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81" calcext:value-type="float">
            <text:p>81</text:p>
          </table:table-cell>
          <table:table-cell table:formula="of:=[.C335]-[.H335]+[.J335]" office:value-type="float" office:value="45" calcext:value-type="float">
            <text:p>45</text:p>
          </table:table-cell>
          <table:table-cell table:formula="of:=[.D335]-[.G335]+[.I335]" office:value-type="float" office:value="21.63" calcext:value-type="float">
            <text:p>21,63</text:p>
          </table:table-cell>
          <table:table-cell table:formula="of:=IF([.D336]&gt;15;[.B336];0.5*[.B336])" office:value-type="float" office:value="81" calcext:value-type="float">
            <text:p>81</text:p>
          </table:table-cell>
          <table:table-cell table:formula="of:=IF([.D336]&lt;=15;0.5*[.B336];0)" office:value-type="float" office:value="0" calcext:value-type="float">
            <text:p>0</text:p>
          </table:table-cell>
          <table:table-cell table:formula="of:=ROUND(([.E336]/100)*9;2)" office:value-type="float" office:value="7.29" calcext:value-type="float">
            <text:p>7,29</text:p>
          </table:table-cell>
          <table:table-cell table:formula="of:=ROUND(([.F336]/100)*6;2)" office:value-type="float" office:value="0" calcext:value-type="float">
            <text:p>0</text:p>
          </table:table-cell>
          <table:table-cell table:formula="of:=IF(([.D336]-[.G336])&lt;5; 30-([.D336]-[.G336]);0)" office:value-type="float" office:value="0" calcext:value-type="float">
            <text:p>0</text:p>
          </table:table-cell>
          <table:table-cell table:formula="of:=IF(AND(WEEKDAY([.A336])=5;([.C336]-[.H336])&lt;40);45-([.C336]-[.H336]);0)" office:value-type="float" office:value="0" calcext:value-type="float">
            <text:p>0</text:p>
          </table:table-cell>
          <table:table-cell table:formula="of:=IF(AND(WEEKDAY([.A336])=5;([.C336]-[.H336])&lt;40);1;0)" office:value-type="float" office:value="0" calcext:value-type="float">
            <text:p>0</text:p>
          </table:table-cell>
          <table:table-cell table:formula="of:=IF(([.D336]-[.G336])&lt;5; 1;0)" office:value-type="float" office:value="0" calcext:value-type="float">
            <text:p>0</text:p>
          </table:table-cell>
          <table:table-cell table:formula="of:=IF([.D336]&gt;15;1;0)" office:value-type="float" office:value="1" calcext:value-type="float">
            <text:p>1</text:p>
          </table:table-cell>
          <table:table-cell table:formula="of:=ROUND([.D336]-[.G336];2)" office:value-type="float" office:value="14.34" calcext:value-type="float">
            <text:p>14,34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float" office:value="70" calcext:value-type="float">
            <text:p>70</text:p>
          </table:table-cell>
          <table:table-cell table:formula="of:=[.C336]-[.H336]+[.J336]" office:value-type="float" office:value="45" calcext:value-type="float">
            <text:p>45</text:p>
          </table:table-cell>
          <table:table-cell table:formula="of:=[.D336]-[.G336]+[.I336]" office:value-type="float" office:value="14.34" calcext:value-type="float">
            <text:p>14,34</text:p>
          </table:table-cell>
          <table:table-cell table:formula="of:=IF([.D337]&gt;15;[.B337];0.5*[.B337])" office:value-type="float" office:value="35" calcext:value-type="float">
            <text:p>35</text:p>
          </table:table-cell>
          <table:table-cell table:formula="of:=IF([.D337]&lt;=15;0.5*[.B337];0)" office:value-type="float" office:value="35" calcext:value-type="float">
            <text:p>35</text:p>
          </table:table-cell>
          <table:table-cell table:formula="of:=ROUND(([.E337]/100)*9;2)" office:value-type="float" office:value="3.15" calcext:value-type="float">
            <text:p>3,15</text:p>
          </table:table-cell>
          <table:table-cell table:formula="of:=ROUND(([.F337]/100)*6;2)" office:value-type="float" office:value="2.1" calcext:value-type="float">
            <text:p>2,1</text:p>
          </table:table-cell>
          <table:table-cell table:formula="of:=IF(([.D337]-[.G337])&lt;5; 30-([.D337]-[.G337]);0)" office:value-type="float" office:value="0" calcext:value-type="float">
            <text:p>0</text:p>
          </table:table-cell>
          <table:table-cell table:formula="of:=IF(AND(WEEKDAY([.A337])=5;([.C337]-[.H337])&lt;40);45-([.C337]-[.H337]);0)" office:value-type="float" office:value="0" calcext:value-type="float">
            <text:p>0</text:p>
          </table:table-cell>
          <table:table-cell table:formula="of:=IF(AND(WEEKDAY([.A337])=5;([.C337]-[.H337])&lt;40);1;0)" office:value-type="float" office:value="0" calcext:value-type="float">
            <text:p>0</text:p>
          </table:table-cell>
          <table:table-cell table:formula="of:=IF(([.D337]-[.G337])&lt;5; 1;0)" office:value-type="float" office:value="0" calcext:value-type="float">
            <text:p>0</text:p>
          </table:table-cell>
          <table:table-cell table:formula="of:=IF([.D337]&gt;15;1;0)" office:value-type="float" office:value="0" calcext:value-type="float">
            <text:p>0</text:p>
          </table:table-cell>
          <table:table-cell table:formula="of:=ROUND([.D337]-[.G337];2)" office:value-type="float" office:value="11.19" calcext:value-type="float">
            <text:p>11,19</text:p>
          </table:table-cell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float" office:value="48" calcext:value-type="float">
            <text:p>48</text:p>
          </table:table-cell>
          <table:table-cell table:formula="of:=[.C337]-[.H337]+[.J337]" office:value-type="float" office:value="42.9" calcext:value-type="float">
            <text:p>42,9</text:p>
          </table:table-cell>
          <table:table-cell table:formula="of:=[.D337]-[.G337]+[.I337]" office:value-type="float" office:value="11.19" calcext:value-type="float">
            <text:p>11,19</text:p>
          </table:table-cell>
          <table:table-cell table:formula="of:=IF([.D338]&gt;15;[.B338];0.5*[.B338])" office:value-type="float" office:value="24" calcext:value-type="float">
            <text:p>24</text:p>
          </table:table-cell>
          <table:table-cell table:formula="of:=IF([.D338]&lt;=15;0.5*[.B338];0)" office:value-type="float" office:value="24" calcext:value-type="float">
            <text:p>24</text:p>
          </table:table-cell>
          <table:table-cell table:formula="of:=ROUND(([.E338]/100)*9;2)" office:value-type="float" office:value="2.16" calcext:value-type="float">
            <text:p>2,16</text:p>
          </table:table-cell>
          <table:table-cell table:formula="of:=ROUND(([.F338]/100)*6;2)" office:value-type="float" office:value="1.44" calcext:value-type="float">
            <text:p>1,44</text:p>
          </table:table-cell>
          <table:table-cell table:formula="of:=IF(([.D338]-[.G338])&lt;5; 30-([.D338]-[.G338]);0)" office:value-type="float" office:value="0" calcext:value-type="float">
            <text:p>0</text:p>
          </table:table-cell>
          <table:table-cell table:formula="of:=IF(AND(WEEKDAY([.A338])=5;([.C338]-[.H338])&lt;40);45-([.C338]-[.H338]);0)" office:value-type="float" office:value="0" calcext:value-type="float">
            <text:p>0</text:p>
          </table:table-cell>
          <table:table-cell table:formula="of:=IF(AND(WEEKDAY([.A338])=5;([.C338]-[.H338])&lt;40);1;0)" office:value-type="float" office:value="0" calcext:value-type="float">
            <text:p>0</text:p>
          </table:table-cell>
          <table:table-cell table:formula="of:=IF(([.D338]-[.G338])&lt;5; 1;0)" office:value-type="float" office:value="0" calcext:value-type="float">
            <text:p>0</text:p>
          </table:table-cell>
          <table:table-cell table:formula="of:=IF([.D338]&gt;15;1;0)" office:value-type="float" office:value="0" calcext:value-type="float">
            <text:p>0</text:p>
          </table:table-cell>
          <table:table-cell table:formula="of:=ROUND([.D338]-[.G338];2)" office:value-type="float" office:value="9.03" calcext:value-type="float">
            <text:p>9,03</text:p>
          </table:table-cell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float" office:value="72" calcext:value-type="float">
            <text:p>72</text:p>
          </table:table-cell>
          <table:table-cell table:formula="of:=[.C338]-[.H338]+[.J338]" office:value-type="float" office:value="41.46" calcext:value-type="float">
            <text:p>41,46</text:p>
          </table:table-cell>
          <table:table-cell table:formula="of:=[.D338]-[.G338]+[.I338]" office:value-type="float" office:value="9.03" calcext:value-type="float">
            <text:p>9,03</text:p>
          </table:table-cell>
          <table:table-cell table:formula="of:=IF([.D339]&gt;15;[.B339];0.5*[.B339])" office:value-type="float" office:value="36" calcext:value-type="float">
            <text:p>36</text:p>
          </table:table-cell>
          <table:table-cell table:formula="of:=IF([.D339]&lt;=15;0.5*[.B339];0)" office:value-type="float" office:value="36" calcext:value-type="float">
            <text:p>36</text:p>
          </table:table-cell>
          <table:table-cell table:formula="of:=ROUND(([.E339]/100)*9;2)" office:value-type="float" office:value="3.24" calcext:value-type="float">
            <text:p>3,24</text:p>
          </table:table-cell>
          <table:table-cell table:formula="of:=ROUND(([.F339]/100)*6;2)" office:value-type="float" office:value="2.16" calcext:value-type="float">
            <text:p>2,16</text:p>
          </table:table-cell>
          <table:table-cell table:formula="of:=IF(([.D339]-[.G339])&lt;5; 30-([.D339]-[.G339]);0)" office:value-type="float" office:value="0" calcext:value-type="float">
            <text:p>0</text:p>
          </table:table-cell>
          <table:table-cell table:formula="of:=IF(AND(WEEKDAY([.A339])=5;([.C339]-[.H339])&lt;40);45-([.C339]-[.H339]);0)" office:value-type="float" office:value="5.7" calcext:value-type="float">
            <text:p>5,7</text:p>
          </table:table-cell>
          <table:table-cell table:formula="of:=IF(AND(WEEKDAY([.A339])=5;([.C339]-[.H339])&lt;40);1;0)" office:value-type="float" office:value="1" calcext:value-type="float">
            <text:p>1</text:p>
          </table:table-cell>
          <table:table-cell table:formula="of:=IF(([.D339]-[.G339])&lt;5; 1;0)" office:value-type="float" office:value="0" calcext:value-type="float">
            <text:p>0</text:p>
          </table:table-cell>
          <table:table-cell table:formula="of:=IF([.D339]&gt;15;1;0)" office:value-type="float" office:value="0" calcext:value-type="float">
            <text:p>0</text:p>
          </table:table-cell>
          <table:table-cell table:formula="of:=ROUND([.D339]-[.G339];2)" office:value-type="float" office:value="5.79" calcext:value-type="float">
            <text:p>5,79</text:p>
          </table:table-cell>
        </table:table-row>
        <table:table-row table:style-name="ro1">
          <table:table-cell office:value-type="date" office:date-value="2014-12-05" calcext:value-type="date">
            <text:p>2014-12-05</text:p>
          </table:table-cell>
          <table:table-cell office:value-type="float" office:value="121" calcext:value-type="float">
            <text:p>121</text:p>
          </table:table-cell>
          <table:table-cell table:formula="of:=[.C339]-[.H339]+[.J339]" office:value-type="float" office:value="45" calcext:value-type="float">
            <text:p>45</text:p>
          </table:table-cell>
          <table:table-cell table:formula="of:=[.D339]-[.G339]+[.I339]" office:value-type="float" office:value="5.79" calcext:value-type="float">
            <text:p>5,79</text:p>
          </table:table-cell>
          <table:table-cell table:formula="of:=IF([.D340]&gt;15;[.B340];0.5*[.B340])" office:value-type="float" office:value="60.5" calcext:value-type="float">
            <text:p>60,5</text:p>
          </table:table-cell>
          <table:table-cell table:formula="of:=IF([.D340]&lt;=15;0.5*[.B340];0)" office:value-type="float" office:value="60.5" calcext:value-type="float">
            <text:p>60,5</text:p>
          </table:table-cell>
          <table:table-cell table:formula="of:=ROUND(([.E340]/100)*9;2)" office:value-type="float" office:value="5.45" calcext:value-type="float">
            <text:p>5,45</text:p>
          </table:table-cell>
          <table:table-cell table:formula="of:=ROUND(([.F340]/100)*6;2)" office:value-type="float" office:value="3.63" calcext:value-type="float">
            <text:p>3,63</text:p>
          </table:table-cell>
          <table:table-cell table:formula="of:=IF(([.D340]-[.G340])&lt;5; 30-([.D340]-[.G340]);0)" office:value-type="float" office:value="29.66" calcext:value-type="float">
            <text:p>29,66</text:p>
          </table:table-cell>
          <table:table-cell table:formula="of:=IF(AND(WEEKDAY([.A340])=5;([.C340]-[.H340])&lt;40);45-([.C340]-[.H340]);0)" office:value-type="float" office:value="0" calcext:value-type="float">
            <text:p>0</text:p>
          </table:table-cell>
          <table:table-cell table:formula="of:=IF(AND(WEEKDAY([.A340])=5;([.C340]-[.H340])&lt;40);1;0)" office:value-type="float" office:value="0" calcext:value-type="float">
            <text:p>0</text:p>
          </table:table-cell>
          <table:table-cell table:formula="of:=IF(([.D340]-[.G340])&lt;5; 1;0)" office:value-type="float" office:value="1" calcext:value-type="float">
            <text:p>1</text:p>
          </table:table-cell>
          <table:table-cell table:formula="of:=IF([.D340]&gt;15;1;0)" office:value-type="float" office:value="0" calcext:value-type="float">
            <text:p>0</text:p>
          </table:table-cell>
          <table:table-cell table:formula="of:=ROUND([.D340]-[.G340];2)" office:value-type="float" office:value="0.34" calcext:value-type="float">
            <text:p>0,34</text:p>
          </table:table-cell>
        </table:table-row>
        <table:table-row table:style-name="ro1">
          <table:table-cell office:value-type="date" office:date-value="2014-12-06" calcext:value-type="date">
            <text:p>2014-12-06</text:p>
          </table:table-cell>
          <table:table-cell office:value-type="float" office:value="16" calcext:value-type="float">
            <text:p>16</text:p>
          </table:table-cell>
          <table:table-cell table:formula="of:=[.C340]-[.H340]+[.J340]" office:value-type="float" office:value="41.37" calcext:value-type="float">
            <text:p>41,37</text:p>
          </table:table-cell>
          <table:table-cell table:formula="of:=[.D340]-[.G340]+[.I340]" office:value-type="float" office:value="30" calcext:value-type="float">
            <text:p>30</text:p>
          </table:table-cell>
          <table:table-cell table:formula="of:=IF([.D341]&gt;15;[.B341];0.5*[.B341])" office:value-type="float" office:value="16" calcext:value-type="float">
            <text:p>16</text:p>
          </table:table-cell>
          <table:table-cell table:formula="of:=IF([.D341]&lt;=15;0.5*[.B341];0)" office:value-type="float" office:value="0" calcext:value-type="float">
            <text:p>0</text:p>
          </table:table-cell>
          <table:table-cell table:formula="of:=ROUND(([.E341]/100)*9;2)" office:value-type="float" office:value="1.44" calcext:value-type="float">
            <text:p>1,44</text:p>
          </table:table-cell>
          <table:table-cell table:formula="of:=ROUND(([.F341]/100)*6;2)" office:value-type="float" office:value="0" calcext:value-type="float">
            <text:p>0</text:p>
          </table:table-cell>
          <table:table-cell table:formula="of:=IF(([.D341]-[.G341])&lt;5; 30-([.D341]-[.G341]);0)" office:value-type="float" office:value="0" calcext:value-type="float">
            <text:p>0</text:p>
          </table:table-cell>
          <table:table-cell table:formula="of:=IF(AND(WEEKDAY([.A341])=5;([.C341]-[.H341])&lt;40);45-([.C341]-[.H341]);0)" office:value-type="float" office:value="0" calcext:value-type="float">
            <text:p>0</text:p>
          </table:table-cell>
          <table:table-cell table:formula="of:=IF(AND(WEEKDAY([.A341])=5;([.C341]-[.H341])&lt;40);1;0)" office:value-type="float" office:value="0" calcext:value-type="float">
            <text:p>0</text:p>
          </table:table-cell>
          <table:table-cell table:formula="of:=IF(([.D341]-[.G341])&lt;5; 1;0)" office:value-type="float" office:value="0" calcext:value-type="float">
            <text:p>0</text:p>
          </table:table-cell>
          <table:table-cell table:formula="of:=IF([.D341]&gt;15;1;0)" office:value-type="float" office:value="1" calcext:value-type="float">
            <text:p>1</text:p>
          </table:table-cell>
          <table:table-cell table:formula="of:=ROUND([.D341]-[.G341];2)" office:value-type="float" office:value="28.56" calcext:value-type="float">
            <text:p>28,56</text:p>
          </table:table-cell>
        </table:table-row>
        <table:table-row table:style-name="ro1">
          <table:table-cell office:value-type="date" office:date-value="2014-12-07" calcext:value-type="date">
            <text:p>2014-12-07</text:p>
          </table:table-cell>
          <table:table-cell office:value-type="float" office:value="94" calcext:value-type="float">
            <text:p>94</text:p>
          </table:table-cell>
          <table:table-cell table:formula="of:=[.C341]-[.H341]+[.J341]" office:value-type="float" office:value="41.37" calcext:value-type="float">
            <text:p>41,37</text:p>
          </table:table-cell>
          <table:table-cell table:formula="of:=[.D341]-[.G341]+[.I341]" office:value-type="float" office:value="28.56" calcext:value-type="float">
            <text:p>28,56</text:p>
          </table:table-cell>
          <table:table-cell table:formula="of:=IF([.D342]&gt;15;[.B342];0.5*[.B342])" office:value-type="float" office:value="94" calcext:value-type="float">
            <text:p>94</text:p>
          </table:table-cell>
          <table:table-cell table:formula="of:=IF([.D342]&lt;=15;0.5*[.B342];0)" office:value-type="float" office:value="0" calcext:value-type="float">
            <text:p>0</text:p>
          </table:table-cell>
          <table:table-cell table:formula="of:=ROUND(([.E342]/100)*9;2)" office:value-type="float" office:value="8.46" calcext:value-type="float">
            <text:p>8,46</text:p>
          </table:table-cell>
          <table:table-cell table:formula="of:=ROUND(([.F342]/100)*6;2)" office:value-type="float" office:value="0" calcext:value-type="float">
            <text:p>0</text:p>
          </table:table-cell>
          <table:table-cell table:formula="of:=IF(([.D342]-[.G342])&lt;5; 30-([.D342]-[.G342]);0)" office:value-type="float" office:value="0" calcext:value-type="float">
            <text:p>0</text:p>
          </table:table-cell>
          <table:table-cell table:formula="of:=IF(AND(WEEKDAY([.A342])=5;([.C342]-[.H342])&lt;40);45-([.C342]-[.H342]);0)" office:value-type="float" office:value="0" calcext:value-type="float">
            <text:p>0</text:p>
          </table:table-cell>
          <table:table-cell table:formula="of:=IF(AND(WEEKDAY([.A342])=5;([.C342]-[.H342])&lt;40);1;0)" office:value-type="float" office:value="0" calcext:value-type="float">
            <text:p>0</text:p>
          </table:table-cell>
          <table:table-cell table:formula="of:=IF(([.D342]-[.G342])&lt;5; 1;0)" office:value-type="float" office:value="0" calcext:value-type="float">
            <text:p>0</text:p>
          </table:table-cell>
          <table:table-cell table:formula="of:=IF([.D342]&gt;15;1;0)" office:value-type="float" office:value="1" calcext:value-type="float">
            <text:p>1</text:p>
          </table:table-cell>
          <table:table-cell table:formula="of:=ROUND([.D342]-[.G342];2)" office:value-type="float" office:value="20.1" calcext:value-type="float">
            <text:p>20,1</text:p>
          </table:table-cell>
        </table:table-row>
        <table:table-row table:style-name="ro1">
          <table:table-cell office:value-type="date" office:date-value="2014-12-08" calcext:value-type="date">
            <text:p>2014-12-08</text:p>
          </table:table-cell>
          <table:table-cell office:value-type="float" office:value="120" calcext:value-type="float">
            <text:p>120</text:p>
          </table:table-cell>
          <table:table-cell table:formula="of:=[.C342]-[.H342]+[.J342]" office:value-type="float" office:value="41.37" calcext:value-type="float">
            <text:p>41,37</text:p>
          </table:table-cell>
          <table:table-cell table:formula="of:=[.D342]-[.G342]+[.I342]" office:value-type="float" office:value="20.1" calcext:value-type="float">
            <text:p>20,1</text:p>
          </table:table-cell>
          <table:table-cell table:formula="of:=IF([.D343]&gt;15;[.B343];0.5*[.B343])" office:value-type="float" office:value="120" calcext:value-type="float">
            <text:p>120</text:p>
          </table:table-cell>
          <table:table-cell table:formula="of:=IF([.D343]&lt;=15;0.5*[.B343];0)" office:value-type="float" office:value="0" calcext:value-type="float">
            <text:p>0</text:p>
          </table:table-cell>
          <table:table-cell table:formula="of:=ROUND(([.E343]/100)*9;2)" office:value-type="float" office:value="10.8" calcext:value-type="float">
            <text:p>10,8</text:p>
          </table:table-cell>
          <table:table-cell table:formula="of:=ROUND(([.F343]/100)*6;2)" office:value-type="float" office:value="0" calcext:value-type="float">
            <text:p>0</text:p>
          </table:table-cell>
          <table:table-cell table:formula="of:=IF(([.D343]-[.G343])&lt;5; 30-([.D343]-[.G343]);0)" office:value-type="float" office:value="0" calcext:value-type="float">
            <text:p>0</text:p>
          </table:table-cell>
          <table:table-cell table:formula="of:=IF(AND(WEEKDAY([.A343])=5;([.C343]-[.H343])&lt;40);45-([.C343]-[.H343]);0)" office:value-type="float" office:value="0" calcext:value-type="float">
            <text:p>0</text:p>
          </table:table-cell>
          <table:table-cell table:formula="of:=IF(AND(WEEKDAY([.A343])=5;([.C343]-[.H343])&lt;40);1;0)" office:value-type="float" office:value="0" calcext:value-type="float">
            <text:p>0</text:p>
          </table:table-cell>
          <table:table-cell table:formula="of:=IF(([.D343]-[.G343])&lt;5; 1;0)" office:value-type="float" office:value="0" calcext:value-type="float">
            <text:p>0</text:p>
          </table:table-cell>
          <table:table-cell table:formula="of:=IF([.D343]&gt;15;1;0)" office:value-type="float" office:value="1" calcext:value-type="float">
            <text:p>1</text:p>
          </table:table-cell>
          <table:table-cell table:formula="of:=ROUND([.D343]-[.G343];2)" office:value-type="float" office:value="9.3" calcext:value-type="float">
            <text:p>9,3</text:p>
          </table:table-cell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float" office:value="49" calcext:value-type="float">
            <text:p>49</text:p>
          </table:table-cell>
          <table:table-cell table:formula="of:=[.C343]-[.H343]+[.J343]" office:value-type="float" office:value="41.37" calcext:value-type="float">
            <text:p>41,37</text:p>
          </table:table-cell>
          <table:table-cell table:formula="of:=[.D343]-[.G343]+[.I343]" office:value-type="float" office:value="9.3" calcext:value-type="float">
            <text:p>9,3</text:p>
          </table:table-cell>
          <table:table-cell table:formula="of:=IF([.D344]&gt;15;[.B344];0.5*[.B344])" office:value-type="float" office:value="24.5" calcext:value-type="float">
            <text:p>24,5</text:p>
          </table:table-cell>
          <table:table-cell table:formula="of:=IF([.D344]&lt;=15;0.5*[.B344];0)" office:value-type="float" office:value="24.5" calcext:value-type="float">
            <text:p>24,5</text:p>
          </table:table-cell>
          <table:table-cell table:formula="of:=ROUND(([.E344]/100)*9;2)" office:value-type="float" office:value="2.21" calcext:value-type="float">
            <text:p>2,21</text:p>
          </table:table-cell>
          <table:table-cell table:formula="of:=ROUND(([.F344]/100)*6;2)" office:value-type="float" office:value="1.47" calcext:value-type="float">
            <text:p>1,47</text:p>
          </table:table-cell>
          <table:table-cell table:formula="of:=IF(([.D344]-[.G344])&lt;5; 30-([.D344]-[.G344]);0)" office:value-type="float" office:value="0" calcext:value-type="float">
            <text:p>0</text:p>
          </table:table-cell>
          <table:table-cell table:formula="of:=IF(AND(WEEKDAY([.A344])=5;([.C344]-[.H344])&lt;40);45-([.C344]-[.H344]);0)" office:value-type="float" office:value="0" calcext:value-type="float">
            <text:p>0</text:p>
          </table:table-cell>
          <table:table-cell table:formula="of:=IF(AND(WEEKDAY([.A344])=5;([.C344]-[.H344])&lt;40);1;0)" office:value-type="float" office:value="0" calcext:value-type="float">
            <text:p>0</text:p>
          </table:table-cell>
          <table:table-cell table:formula="of:=IF(([.D344]-[.G344])&lt;5; 1;0)" office:value-type="float" office:value="0" calcext:value-type="float">
            <text:p>0</text:p>
          </table:table-cell>
          <table:table-cell table:formula="of:=IF([.D344]&gt;15;1;0)" office:value-type="float" office:value="0" calcext:value-type="float">
            <text:p>0</text:p>
          </table:table-cell>
          <table:table-cell table:formula="of:=ROUND([.D344]-[.G344];2)" office:value-type="float" office:value="7.09" calcext:value-type="float">
            <text:p>7,09</text:p>
          </table:table-cell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float" office:value="106" calcext:value-type="float">
            <text:p>106</text:p>
          </table:table-cell>
          <table:table-cell table:formula="of:=[.C344]-[.H344]+[.J344]" office:value-type="float" office:value="39.9" calcext:value-type="float">
            <text:p>39,9</text:p>
          </table:table-cell>
          <table:table-cell table:formula="of:=[.D344]-[.G344]+[.I344]" office:value-type="float" office:value="7.09" calcext:value-type="float">
            <text:p>7,09</text:p>
          </table:table-cell>
          <table:table-cell table:formula="of:=IF([.D345]&gt;15;[.B345];0.5*[.B345])" office:value-type="float" office:value="53" calcext:value-type="float">
            <text:p>53</text:p>
          </table:table-cell>
          <table:table-cell table:formula="of:=IF([.D345]&lt;=15;0.5*[.B345];0)" office:value-type="float" office:value="53" calcext:value-type="float">
            <text:p>53</text:p>
          </table:table-cell>
          <table:table-cell table:formula="of:=ROUND(([.E345]/100)*9;2)" office:value-type="float" office:value="4.77" calcext:value-type="float">
            <text:p>4,77</text:p>
          </table:table-cell>
          <table:table-cell table:formula="of:=ROUND(([.F345]/100)*6;2)" office:value-type="float" office:value="3.18" calcext:value-type="float">
            <text:p>3,18</text:p>
          </table:table-cell>
          <table:table-cell table:formula="of:=IF(([.D345]-[.G345])&lt;5; 30-([.D345]-[.G345]);0)" office:value-type="float" office:value="27.68" calcext:value-type="float">
            <text:p>27,68</text:p>
          </table:table-cell>
          <table:table-cell table:formula="of:=IF(AND(WEEKDAY([.A345])=5;([.C345]-[.H345])&lt;40);45-([.C345]-[.H345]);0)" office:value-type="float" office:value="0" calcext:value-type="float">
            <text:p>0</text:p>
          </table:table-cell>
          <table:table-cell table:formula="of:=IF(AND(WEEKDAY([.A345])=5;([.C345]-[.H345])&lt;40);1;0)" office:value-type="float" office:value="0" calcext:value-type="float">
            <text:p>0</text:p>
          </table:table-cell>
          <table:table-cell table:formula="of:=IF(([.D345]-[.G345])&lt;5; 1;0)" office:value-type="float" office:value="1" calcext:value-type="float">
            <text:p>1</text:p>
          </table:table-cell>
          <table:table-cell table:formula="of:=IF([.D345]&gt;15;1;0)" office:value-type="float" office:value="0" calcext:value-type="float">
            <text:p>0</text:p>
          </table:table-cell>
          <table:table-cell table:formula="of:=ROUND([.D345]-[.G345];2)" office:value-type="float" office:value="2.32" calcext:value-type="float">
            <text:p>2,32</text:p>
          </table:table-cell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float" office:value="128" calcext:value-type="float">
            <text:p>128</text:p>
          </table:table-cell>
          <table:table-cell table:formula="of:=[.C345]-[.H345]+[.J345]" office:value-type="float" office:value="36.72" calcext:value-type="float">
            <text:p>36,72</text:p>
          </table:table-cell>
          <table:table-cell table:formula="of:=[.D345]-[.G345]+[.I345]" office:value-type="float" office:value="30" calcext:value-type="float">
            <text:p>30</text:p>
          </table:table-cell>
          <table:table-cell table:formula="of:=IF([.D346]&gt;15;[.B346];0.5*[.B346])" office:value-type="float" office:value="128" calcext:value-type="float">
            <text:p>128</text:p>
          </table:table-cell>
          <table:table-cell table:formula="of:=IF([.D346]&lt;=15;0.5*[.B346];0)" office:value-type="float" office:value="0" calcext:value-type="float">
            <text:p>0</text:p>
          </table:table-cell>
          <table:table-cell table:formula="of:=ROUND(([.E346]/100)*9;2)" office:value-type="float" office:value="11.52" calcext:value-type="float">
            <text:p>11,52</text:p>
          </table:table-cell>
          <table:table-cell table:formula="of:=ROUND(([.F346]/100)*6;2)" office:value-type="float" office:value="0" calcext:value-type="float">
            <text:p>0</text:p>
          </table:table-cell>
          <table:table-cell table:formula="of:=IF(([.D346]-[.G346])&lt;5; 30-([.D346]-[.G346]);0)" office:value-type="float" office:value="0" calcext:value-type="float">
            <text:p>0</text:p>
          </table:table-cell>
          <table:table-cell table:formula="of:=IF(AND(WEEKDAY([.A346])=5;([.C346]-[.H346])&lt;40);45-([.C346]-[.H346]);0)" office:value-type="float" office:value="8.28" calcext:value-type="float">
            <text:p>8,28</text:p>
          </table:table-cell>
          <table:table-cell table:formula="of:=IF(AND(WEEKDAY([.A346])=5;([.C346]-[.H346])&lt;40);1;0)" office:value-type="float" office:value="1" calcext:value-type="float">
            <text:p>1</text:p>
          </table:table-cell>
          <table:table-cell table:formula="of:=IF(([.D346]-[.G346])&lt;5; 1;0)" office:value-type="float" office:value="0" calcext:value-type="float">
            <text:p>0</text:p>
          </table:table-cell>
          <table:table-cell table:formula="of:=IF([.D346]&gt;15;1;0)" office:value-type="float" office:value="1" calcext:value-type="float">
            <text:p>1</text:p>
          </table:table-cell>
          <table:table-cell table:formula="of:=ROUND([.D346]-[.G346];2)" office:value-type="float" office:value="18.48" calcext:value-type="float">
            <text:p>18,48</text:p>
          </table:table-cell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float" office:value="100" calcext:value-type="float">
            <text:p>100</text:p>
          </table:table-cell>
          <table:table-cell table:formula="of:=[.C346]-[.H346]+[.J346]" office:value-type="float" office:value="45" calcext:value-type="float">
            <text:p>45</text:p>
          </table:table-cell>
          <table:table-cell table:formula="of:=[.D346]-[.G346]+[.I346]" office:value-type="float" office:value="18.48" calcext:value-type="float">
            <text:p>18,48</text:p>
          </table:table-cell>
          <table:table-cell table:formula="of:=IF([.D347]&gt;15;[.B347];0.5*[.B347])" office:value-type="float" office:value="100" calcext:value-type="float">
            <text:p>100</text:p>
          </table:table-cell>
          <table:table-cell table:formula="of:=IF([.D347]&lt;=15;0.5*[.B347];0)" office:value-type="float" office:value="0" calcext:value-type="float">
            <text:p>0</text:p>
          </table:table-cell>
          <table:table-cell table:formula="of:=ROUND(([.E347]/100)*9;2)" office:value-type="float" office:value="9" calcext:value-type="float">
            <text:p>9</text:p>
          </table:table-cell>
          <table:table-cell table:formula="of:=ROUND(([.F347]/100)*6;2)" office:value-type="float" office:value="0" calcext:value-type="float">
            <text:p>0</text:p>
          </table:table-cell>
          <table:table-cell table:formula="of:=IF(([.D347]-[.G347])&lt;5; 30-([.D347]-[.G347]);0)" office:value-type="float" office:value="0" calcext:value-type="float">
            <text:p>0</text:p>
          </table:table-cell>
          <table:table-cell table:formula="of:=IF(AND(WEEKDAY([.A347])=5;([.C347]-[.H347])&lt;40);45-([.C347]-[.H347]);0)" office:value-type="float" office:value="0" calcext:value-type="float">
            <text:p>0</text:p>
          </table:table-cell>
          <table:table-cell table:formula="of:=IF(AND(WEEKDAY([.A347])=5;([.C347]-[.H347])&lt;40);1;0)" office:value-type="float" office:value="0" calcext:value-type="float">
            <text:p>0</text:p>
          </table:table-cell>
          <table:table-cell table:formula="of:=IF(([.D347]-[.G347])&lt;5; 1;0)" office:value-type="float" office:value="0" calcext:value-type="float">
            <text:p>0</text:p>
          </table:table-cell>
          <table:table-cell table:formula="of:=IF([.D347]&gt;15;1;0)" office:value-type="float" office:value="1" calcext:value-type="float">
            <text:p>1</text:p>
          </table:table-cell>
          <table:table-cell table:formula="of:=ROUND([.D347]-[.G347];2)" office:value-type="float" office:value="9.48" calcext:value-type="float">
            <text:p>9,48</text:p>
          </table:table-cell>
        </table:table-row>
        <table:table-row table:style-name="ro1">
          <table:table-cell office:value-type="date" office:date-value="2014-12-13" calcext:value-type="date">
            <text:p>2014-12-13</text:p>
          </table:table-cell>
          <table:table-cell office:value-type="float" office:value="78" calcext:value-type="float">
            <text:p>78</text:p>
          </table:table-cell>
          <table:table-cell table:formula="of:=[.C347]-[.H347]+[.J347]" office:value-type="float" office:value="45" calcext:value-type="float">
            <text:p>45</text:p>
          </table:table-cell>
          <table:table-cell table:formula="of:=[.D347]-[.G347]+[.I347]" office:value-type="float" office:value="9.48" calcext:value-type="float">
            <text:p>9,48</text:p>
          </table:table-cell>
          <table:table-cell table:formula="of:=IF([.D348]&gt;15;[.B348];0.5*[.B348])" office:value-type="float" office:value="39" calcext:value-type="float">
            <text:p>39</text:p>
          </table:table-cell>
          <table:table-cell table:formula="of:=IF([.D348]&lt;=15;0.5*[.B348];0)" office:value-type="float" office:value="39" calcext:value-type="float">
            <text:p>39</text:p>
          </table:table-cell>
          <table:table-cell table:formula="of:=ROUND(([.E348]/100)*9;2)" office:value-type="float" office:value="3.51" calcext:value-type="float">
            <text:p>3,51</text:p>
          </table:table-cell>
          <table:table-cell table:formula="of:=ROUND(([.F348]/100)*6;2)" office:value-type="float" office:value="2.34" calcext:value-type="float">
            <text:p>2,34</text:p>
          </table:table-cell>
          <table:table-cell table:formula="of:=IF(([.D348]-[.G348])&lt;5; 30-([.D348]-[.G348]);0)" office:value-type="float" office:value="0" calcext:value-type="float">
            <text:p>0</text:p>
          </table:table-cell>
          <table:table-cell table:formula="of:=IF(AND(WEEKDAY([.A348])=5;([.C348]-[.H348])&lt;40);45-([.C348]-[.H348]);0)" office:value-type="float" office:value="0" calcext:value-type="float">
            <text:p>0</text:p>
          </table:table-cell>
          <table:table-cell table:formula="of:=IF(AND(WEEKDAY([.A348])=5;([.C348]-[.H348])&lt;40);1;0)" office:value-type="float" office:value="0" calcext:value-type="float">
            <text:p>0</text:p>
          </table:table-cell>
          <table:table-cell table:formula="of:=IF(([.D348]-[.G348])&lt;5; 1;0)" office:value-type="float" office:value="0" calcext:value-type="float">
            <text:p>0</text:p>
          </table:table-cell>
          <table:table-cell table:formula="of:=IF([.D348]&gt;15;1;0)" office:value-type="float" office:value="0" calcext:value-type="float">
            <text:p>0</text:p>
          </table:table-cell>
          <table:table-cell table:formula="of:=ROUND([.D348]-[.G348];2)" office:value-type="float" office:value="5.97" calcext:value-type="float">
            <text:p>5,97</text:p>
          </table:table-cell>
        </table:table-row>
        <table:table-row table:style-name="ro1">
          <table:table-cell office:value-type="date" office:date-value="2014-12-14" calcext:value-type="date">
            <text:p>2014-12-14</text:p>
          </table:table-cell>
          <table:table-cell office:value-type="float" office:value="39" calcext:value-type="float">
            <text:p>39</text:p>
          </table:table-cell>
          <table:table-cell table:formula="of:=[.C348]-[.H348]+[.J348]" office:value-type="float" office:value="42.66" calcext:value-type="float">
            <text:p>42,66</text:p>
          </table:table-cell>
          <table:table-cell table:formula="of:=[.D348]-[.G348]+[.I348]" office:value-type="float" office:value="5.97" calcext:value-type="float">
            <text:p>5,97</text:p>
          </table:table-cell>
          <table:table-cell table:formula="of:=IF([.D349]&gt;15;[.B349];0.5*[.B349])" office:value-type="float" office:value="19.5" calcext:value-type="float">
            <text:p>19,5</text:p>
          </table:table-cell>
          <table:table-cell table:formula="of:=IF([.D349]&lt;=15;0.5*[.B349];0)" office:value-type="float" office:value="19.5" calcext:value-type="float">
            <text:p>19,5</text:p>
          </table:table-cell>
          <table:table-cell table:formula="of:=ROUND(([.E349]/100)*9;2)" office:value-type="float" office:value="1.76" calcext:value-type="float">
            <text:p>1,76</text:p>
          </table:table-cell>
          <table:table-cell table:formula="of:=ROUND(([.F349]/100)*6;2)" office:value-type="float" office:value="1.17" calcext:value-type="float">
            <text:p>1,17</text:p>
          </table:table-cell>
          <table:table-cell table:formula="of:=IF(([.D349]-[.G349])&lt;5; 30-([.D349]-[.G349]);0)" office:value-type="float" office:value="25.79" calcext:value-type="float">
            <text:p>25,79</text:p>
          </table:table-cell>
          <table:table-cell table:formula="of:=IF(AND(WEEKDAY([.A349])=5;([.C349]-[.H349])&lt;40);45-([.C349]-[.H349]);0)" office:value-type="float" office:value="0" calcext:value-type="float">
            <text:p>0</text:p>
          </table:table-cell>
          <table:table-cell table:formula="of:=IF(AND(WEEKDAY([.A349])=5;([.C349]-[.H349])&lt;40);1;0)" office:value-type="float" office:value="0" calcext:value-type="float">
            <text:p>0</text:p>
          </table:table-cell>
          <table:table-cell table:formula="of:=IF(([.D349]-[.G349])&lt;5; 1;0)" office:value-type="float" office:value="1" calcext:value-type="float">
            <text:p>1</text:p>
          </table:table-cell>
          <table:table-cell table:formula="of:=IF([.D349]&gt;15;1;0)" office:value-type="float" office:value="0" calcext:value-type="float">
            <text:p>0</text:p>
          </table:table-cell>
          <table:table-cell table:formula="of:=ROUND([.D349]-[.G349];2)" office:value-type="float" office:value="4.21" calcext:value-type="float">
            <text:p>4,21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125" calcext:value-type="float">
            <text:p>125</text:p>
          </table:table-cell>
          <table:table-cell table:formula="of:=[.C349]-[.H349]+[.J349]" office:value-type="float" office:value="41.49" calcext:value-type="float">
            <text:p>41,49</text:p>
          </table:table-cell>
          <table:table-cell table:formula="of:=[.D349]-[.G349]+[.I349]" office:value-type="float" office:value="30" calcext:value-type="float">
            <text:p>30</text:p>
          </table:table-cell>
          <table:table-cell table:formula="of:=IF([.D350]&gt;15;[.B350];0.5*[.B350])" office:value-type="float" office:value="125" calcext:value-type="float">
            <text:p>125</text:p>
          </table:table-cell>
          <table:table-cell table:formula="of:=IF([.D350]&lt;=15;0.5*[.B350];0)" office:value-type="float" office:value="0" calcext:value-type="float">
            <text:p>0</text:p>
          </table:table-cell>
          <table:table-cell table:formula="of:=ROUND(([.E350]/100)*9;2)" office:value-type="float" office:value="11.25" calcext:value-type="float">
            <text:p>11,25</text:p>
          </table:table-cell>
          <table:table-cell table:formula="of:=ROUND(([.F350]/100)*6;2)" office:value-type="float" office:value="0" calcext:value-type="float">
            <text:p>0</text:p>
          </table:table-cell>
          <table:table-cell table:formula="of:=IF(([.D350]-[.G350])&lt;5; 30-([.D350]-[.G350]);0)" office:value-type="float" office:value="0" calcext:value-type="float">
            <text:p>0</text:p>
          </table:table-cell>
          <table:table-cell table:formula="of:=IF(AND(WEEKDAY([.A350])=5;([.C350]-[.H350])&lt;40);45-([.C350]-[.H350]);0)" office:value-type="float" office:value="0" calcext:value-type="float">
            <text:p>0</text:p>
          </table:table-cell>
          <table:table-cell table:formula="of:=IF(AND(WEEKDAY([.A350])=5;([.C350]-[.H350])&lt;40);1;0)" office:value-type="float" office:value="0" calcext:value-type="float">
            <text:p>0</text:p>
          </table:table-cell>
          <table:table-cell table:formula="of:=IF(([.D350]-[.G350])&lt;5; 1;0)" office:value-type="float" office:value="0" calcext:value-type="float">
            <text:p>0</text:p>
          </table:table-cell>
          <table:table-cell table:formula="of:=IF([.D350]&gt;15;1;0)" office:value-type="float" office:value="1" calcext:value-type="float">
            <text:p>1</text:p>
          </table:table-cell>
          <table:table-cell table:formula="of:=ROUND([.D350]-[.G350];2)" office:value-type="float" office:value="18.75" calcext:value-type="float">
            <text:p>18,75</text:p>
          </table:table-cell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float" office:value="34" calcext:value-type="float">
            <text:p>34</text:p>
          </table:table-cell>
          <table:table-cell table:formula="of:=[.C350]-[.H350]+[.J350]" office:value-type="float" office:value="41.49" calcext:value-type="float">
            <text:p>41,49</text:p>
          </table:table-cell>
          <table:table-cell table:formula="of:=[.D350]-[.G350]+[.I350]" office:value-type="float" office:value="18.75" calcext:value-type="float">
            <text:p>18,75</text:p>
          </table:table-cell>
          <table:table-cell table:formula="of:=IF([.D351]&gt;15;[.B351];0.5*[.B351])" office:value-type="float" office:value="34" calcext:value-type="float">
            <text:p>34</text:p>
          </table:table-cell>
          <table:table-cell table:formula="of:=IF([.D351]&lt;=15;0.5*[.B351];0)" office:value-type="float" office:value="0" calcext:value-type="float">
            <text:p>0</text:p>
          </table:table-cell>
          <table:table-cell table:formula="of:=ROUND(([.E351]/100)*9;2)" office:value-type="float" office:value="3.06" calcext:value-type="float">
            <text:p>3,06</text:p>
          </table:table-cell>
          <table:table-cell table:formula="of:=ROUND(([.F351]/100)*6;2)" office:value-type="float" office:value="0" calcext:value-type="float">
            <text:p>0</text:p>
          </table:table-cell>
          <table:table-cell table:formula="of:=IF(([.D351]-[.G351])&lt;5; 30-([.D351]-[.G351]);0)" office:value-type="float" office:value="0" calcext:value-type="float">
            <text:p>0</text:p>
          </table:table-cell>
          <table:table-cell table:formula="of:=IF(AND(WEEKDAY([.A351])=5;([.C351]-[.H351])&lt;40);45-([.C351]-[.H351]);0)" office:value-type="float" office:value="0" calcext:value-type="float">
            <text:p>0</text:p>
          </table:table-cell>
          <table:table-cell table:formula="of:=IF(AND(WEEKDAY([.A351])=5;([.C351]-[.H351])&lt;40);1;0)" office:value-type="float" office:value="0" calcext:value-type="float">
            <text:p>0</text:p>
          </table:table-cell>
          <table:table-cell table:formula="of:=IF(([.D351]-[.G351])&lt;5; 1;0)" office:value-type="float" office:value="0" calcext:value-type="float">
            <text:p>0</text:p>
          </table:table-cell>
          <table:table-cell table:formula="of:=IF([.D351]&gt;15;1;0)" office:value-type="float" office:value="1" calcext:value-type="float">
            <text:p>1</text:p>
          </table:table-cell>
          <table:table-cell table:formula="of:=ROUND([.D351]-[.G351];2)" office:value-type="float" office:value="15.69" calcext:value-type="float">
            <text:p>15,69</text:p>
          </table:table-cell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float" office:value="129" calcext:value-type="float">
            <text:p>129</text:p>
          </table:table-cell>
          <table:table-cell table:formula="of:=[.C351]-[.H351]+[.J351]" office:value-type="float" office:value="41.49" calcext:value-type="float">
            <text:p>41,49</text:p>
          </table:table-cell>
          <table:table-cell table:formula="of:=[.D351]-[.G351]+[.I351]" office:value-type="float" office:value="15.69" calcext:value-type="float">
            <text:p>15,69</text:p>
          </table:table-cell>
          <table:table-cell table:formula="of:=IF([.D352]&gt;15;[.B352];0.5*[.B352])" office:value-type="float" office:value="129" calcext:value-type="float">
            <text:p>129</text:p>
          </table:table-cell>
          <table:table-cell table:formula="of:=IF([.D352]&lt;=15;0.5*[.B352];0)" office:value-type="float" office:value="0" calcext:value-type="float">
            <text:p>0</text:p>
          </table:table-cell>
          <table:table-cell table:formula="of:=ROUND(([.E352]/100)*9;2)" office:value-type="float" office:value="11.61" calcext:value-type="float">
            <text:p>11,61</text:p>
          </table:table-cell>
          <table:table-cell table:formula="of:=ROUND(([.F352]/100)*6;2)" office:value-type="float" office:value="0" calcext:value-type="float">
            <text:p>0</text:p>
          </table:table-cell>
          <table:table-cell table:formula="of:=IF(([.D352]-[.G352])&lt;5; 30-([.D352]-[.G352]);0)" office:value-type="float" office:value="25.92" calcext:value-type="float">
            <text:p>25,92</text:p>
          </table:table-cell>
          <table:table-cell table:formula="of:=IF(AND(WEEKDAY([.A352])=5;([.C352]-[.H352])&lt;40);45-([.C352]-[.H352]);0)" office:value-type="float" office:value="0" calcext:value-type="float">
            <text:p>0</text:p>
          </table:table-cell>
          <table:table-cell table:formula="of:=IF(AND(WEEKDAY([.A352])=5;([.C352]-[.H352])&lt;40);1;0)" office:value-type="float" office:value="0" calcext:value-type="float">
            <text:p>0</text:p>
          </table:table-cell>
          <table:table-cell table:formula="of:=IF(([.D352]-[.G352])&lt;5; 1;0)" office:value-type="float" office:value="1" calcext:value-type="float">
            <text:p>1</text:p>
          </table:table-cell>
          <table:table-cell table:formula="of:=IF([.D352]&gt;15;1;0)" office:value-type="float" office:value="1" calcext:value-type="float">
            <text:p>1</text:p>
          </table:table-cell>
          <table:table-cell table:formula="of:=ROUND([.D352]-[.G352];2)" office:value-type="float" office:value="4.08" calcext:value-type="float">
            <text:p>4,08</text:p>
          </table:table-cell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float" office:value="112" calcext:value-type="float">
            <text:p>112</text:p>
          </table:table-cell>
          <table:table-cell table:formula="of:=[.C352]-[.H352]+[.J352]" office:value-type="float" office:value="41.49" calcext:value-type="float">
            <text:p>41,49</text:p>
          </table:table-cell>
          <table:table-cell table:formula="of:=[.D352]-[.G352]+[.I352]" office:value-type="float" office:value="30" calcext:value-type="float">
            <text:p>30</text:p>
          </table:table-cell>
          <table:table-cell table:formula="of:=IF([.D353]&gt;15;[.B353];0.5*[.B353])" office:value-type="float" office:value="112" calcext:value-type="float">
            <text:p>112</text:p>
          </table:table-cell>
          <table:table-cell table:formula="of:=IF([.D353]&lt;=15;0.5*[.B353];0)" office:value-type="float" office:value="0" calcext:value-type="float">
            <text:p>0</text:p>
          </table:table-cell>
          <table:table-cell table:formula="of:=ROUND(([.E353]/100)*9;2)" office:value-type="float" office:value="10.08" calcext:value-type="float">
            <text:p>10,08</text:p>
          </table:table-cell>
          <table:table-cell table:formula="of:=ROUND(([.F353]/100)*6;2)" office:value-type="float" office:value="0" calcext:value-type="float">
            <text:p>0</text:p>
          </table:table-cell>
          <table:table-cell table:formula="of:=IF(([.D353]-[.G353])&lt;5; 30-([.D353]-[.G353]);0)" office:value-type="float" office:value="0" calcext:value-type="float">
            <text:p>0</text:p>
          </table:table-cell>
          <table:table-cell table:formula="of:=IF(AND(WEEKDAY([.A353])=5;([.C353]-[.H353])&lt;40);45-([.C353]-[.H353]);0)" office:value-type="float" office:value="0" calcext:value-type="float">
            <text:p>0</text:p>
          </table:table-cell>
          <table:table-cell table:formula="of:=IF(AND(WEEKDAY([.A353])=5;([.C353]-[.H353])&lt;40);1;0)" office:value-type="float" office:value="0" calcext:value-type="float">
            <text:p>0</text:p>
          </table:table-cell>
          <table:table-cell table:formula="of:=IF(([.D353]-[.G353])&lt;5; 1;0)" office:value-type="float" office:value="0" calcext:value-type="float">
            <text:p>0</text:p>
          </table:table-cell>
          <table:table-cell table:formula="of:=IF([.D353]&gt;15;1;0)" office:value-type="float" office:value="1" calcext:value-type="float">
            <text:p>1</text:p>
          </table:table-cell>
          <table:table-cell table:formula="of:=ROUND([.D353]-[.G353];2)" office:value-type="float" office:value="19.92" calcext:value-type="float">
            <text:p>19,92</text:p>
          </table:table-cell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float" office:value="78" calcext:value-type="float">
            <text:p>78</text:p>
          </table:table-cell>
          <table:table-cell table:formula="of:=[.C353]-[.H353]+[.J353]" office:value-type="float" office:value="41.49" calcext:value-type="float">
            <text:p>41,49</text:p>
          </table:table-cell>
          <table:table-cell table:formula="of:=[.D353]-[.G353]+[.I353]" office:value-type="float" office:value="19.92" calcext:value-type="float">
            <text:p>19,92</text:p>
          </table:table-cell>
          <table:table-cell table:formula="of:=IF([.D354]&gt;15;[.B354];0.5*[.B354])" office:value-type="float" office:value="78" calcext:value-type="float">
            <text:p>78</text:p>
          </table:table-cell>
          <table:table-cell table:formula="of:=IF([.D354]&lt;=15;0.5*[.B354];0)" office:value-type="float" office:value="0" calcext:value-type="float">
            <text:p>0</text:p>
          </table:table-cell>
          <table:table-cell table:formula="of:=ROUND(([.E354]/100)*9;2)" office:value-type="float" office:value="7.02" calcext:value-type="float">
            <text:p>7,02</text:p>
          </table:table-cell>
          <table:table-cell table:formula="of:=ROUND(([.F354]/100)*6;2)" office:value-type="float" office:value="0" calcext:value-type="float">
            <text:p>0</text:p>
          </table:table-cell>
          <table:table-cell table:formula="of:=IF(([.D354]-[.G354])&lt;5; 30-([.D354]-[.G354]);0)" office:value-type="float" office:value="0" calcext:value-type="float">
            <text:p>0</text:p>
          </table:table-cell>
          <table:table-cell table:formula="of:=IF(AND(WEEKDAY([.A354])=5;([.C354]-[.H354])&lt;40);45-([.C354]-[.H354]);0)" office:value-type="float" office:value="0" calcext:value-type="float">
            <text:p>0</text:p>
          </table:table-cell>
          <table:table-cell table:formula="of:=IF(AND(WEEKDAY([.A354])=5;([.C354]-[.H354])&lt;40);1;0)" office:value-type="float" office:value="0" calcext:value-type="float">
            <text:p>0</text:p>
          </table:table-cell>
          <table:table-cell table:formula="of:=IF(([.D354]-[.G354])&lt;5; 1;0)" office:value-type="float" office:value="0" calcext:value-type="float">
            <text:p>0</text:p>
          </table:table-cell>
          <table:table-cell table:formula="of:=IF([.D354]&gt;15;1;0)" office:value-type="float" office:value="1" calcext:value-type="float">
            <text:p>1</text:p>
          </table:table-cell>
          <table:table-cell table:formula="of:=ROUND([.D354]-[.G354];2)" office:value-type="float" office:value="12.9" calcext:value-type="float">
            <text:p>12,9</text:p>
          </table:table-cell>
        </table:table-row>
        <table:table-row table:style-name="ro1">
          <table:table-cell office:value-type="date" office:date-value="2014-12-20" calcext:value-type="date">
            <text:p>2014-12-20</text:p>
          </table:table-cell>
          <table:table-cell office:value-type="float" office:value="114" calcext:value-type="float">
            <text:p>114</text:p>
          </table:table-cell>
          <table:table-cell table:formula="of:=[.C354]-[.H354]+[.J354]" office:value-type="float" office:value="41.49" calcext:value-type="float">
            <text:p>41,49</text:p>
          </table:table-cell>
          <table:table-cell table:formula="of:=[.D354]-[.G354]+[.I354]" office:value-type="float" office:value="12.9" calcext:value-type="float">
            <text:p>12,9</text:p>
          </table:table-cell>
          <table:table-cell table:formula="of:=IF([.D355]&gt;15;[.B355];0.5*[.B355])" office:value-type="float" office:value="57" calcext:value-type="float">
            <text:p>57</text:p>
          </table:table-cell>
          <table:table-cell table:formula="of:=IF([.D355]&lt;=15;0.5*[.B355];0)" office:value-type="float" office:value="57" calcext:value-type="float">
            <text:p>57</text:p>
          </table:table-cell>
          <table:table-cell table:formula="of:=ROUND(([.E355]/100)*9;2)" office:value-type="float" office:value="5.13" calcext:value-type="float">
            <text:p>5,13</text:p>
          </table:table-cell>
          <table:table-cell table:formula="of:=ROUND(([.F355]/100)*6;2)" office:value-type="float" office:value="3.42" calcext:value-type="float">
            <text:p>3,42</text:p>
          </table:table-cell>
          <table:table-cell table:formula="of:=IF(([.D355]-[.G355])&lt;5; 30-([.D355]-[.G355]);0)" office:value-type="float" office:value="0" calcext:value-type="float">
            <text:p>0</text:p>
          </table:table-cell>
          <table:table-cell table:formula="of:=IF(AND(WEEKDAY([.A355])=5;([.C355]-[.H355])&lt;40);45-([.C355]-[.H355]);0)" office:value-type="float" office:value="0" calcext:value-type="float">
            <text:p>0</text:p>
          </table:table-cell>
          <table:table-cell table:formula="of:=IF(AND(WEEKDAY([.A355])=5;([.C355]-[.H355])&lt;40);1;0)" office:value-type="float" office:value="0" calcext:value-type="float">
            <text:p>0</text:p>
          </table:table-cell>
          <table:table-cell table:formula="of:=IF(([.D355]-[.G355])&lt;5; 1;0)" office:value-type="float" office:value="0" calcext:value-type="float">
            <text:p>0</text:p>
          </table:table-cell>
          <table:table-cell table:formula="of:=IF([.D355]&gt;15;1;0)" office:value-type="float" office:value="0" calcext:value-type="float">
            <text:p>0</text:p>
          </table:table-cell>
          <table:table-cell table:formula="of:=ROUND([.D355]-[.G355];2)" office:value-type="float" office:value="7.77" calcext:value-type="float">
            <text:p>7,77</text:p>
          </table:table-cell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float" office:value="122" calcext:value-type="float">
            <text:p>122</text:p>
          </table:table-cell>
          <table:table-cell table:formula="of:=[.C355]-[.H355]+[.J355]" office:value-type="float" office:value="38.07" calcext:value-type="float">
            <text:p>38,07</text:p>
          </table:table-cell>
          <table:table-cell table:formula="of:=[.D355]-[.G355]+[.I355]" office:value-type="float" office:value="7.77" calcext:value-type="float">
            <text:p>7,77</text:p>
          </table:table-cell>
          <table:table-cell table:formula="of:=IF([.D356]&gt;15;[.B356];0.5*[.B356])" office:value-type="float" office:value="61" calcext:value-type="float">
            <text:p>61</text:p>
          </table:table-cell>
          <table:table-cell table:formula="of:=IF([.D356]&lt;=15;0.5*[.B356];0)" office:value-type="float" office:value="61" calcext:value-type="float">
            <text:p>61</text:p>
          </table:table-cell>
          <table:table-cell table:formula="of:=ROUND(([.E356]/100)*9;2)" office:value-type="float" office:value="5.49" calcext:value-type="float">
            <text:p>5,49</text:p>
          </table:table-cell>
          <table:table-cell table:formula="of:=ROUND(([.F356]/100)*6;2)" office:value-type="float" office:value="3.66" calcext:value-type="float">
            <text:p>3,66</text:p>
          </table:table-cell>
          <table:table-cell table:formula="of:=IF(([.D356]-[.G356])&lt;5; 30-([.D356]-[.G356]);0)" office:value-type="float" office:value="27.72" calcext:value-type="float">
            <text:p>27,72</text:p>
          </table:table-cell>
          <table:table-cell table:formula="of:=IF(AND(WEEKDAY([.A356])=5;([.C356]-[.H356])&lt;40);45-([.C356]-[.H356]);0)" office:value-type="float" office:value="0" calcext:value-type="float">
            <text:p>0</text:p>
          </table:table-cell>
          <table:table-cell table:formula="of:=IF(AND(WEEKDAY([.A356])=5;([.C356]-[.H356])&lt;40);1;0)" office:value-type="float" office:value="0" calcext:value-type="float">
            <text:p>0</text:p>
          </table:table-cell>
          <table:table-cell table:formula="of:=IF(([.D356]-[.G356])&lt;5; 1;0)" office:value-type="float" office:value="1" calcext:value-type="float">
            <text:p>1</text:p>
          </table:table-cell>
          <table:table-cell table:formula="of:=IF([.D356]&gt;15;1;0)" office:value-type="float" office:value="0" calcext:value-type="float">
            <text:p>0</text:p>
          </table:table-cell>
          <table:table-cell table:formula="of:=ROUND([.D356]-[.G356];2)" office:value-type="float" office:value="2.28" calcext:value-type="float">
            <text:p>2,28</text:p>
          </table:table-cell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float" office:value="42" calcext:value-type="float">
            <text:p>42</text:p>
          </table:table-cell>
          <table:table-cell table:formula="of:=[.C356]-[.H356]+[.J356]" office:value-type="float" office:value="34.41" calcext:value-type="float">
            <text:p>34,41</text:p>
          </table:table-cell>
          <table:table-cell table:formula="of:=[.D356]-[.G356]+[.I356]" office:value-type="float" office:value="30" calcext:value-type="float">
            <text:p>30</text:p>
          </table:table-cell>
          <table:table-cell table:formula="of:=IF([.D357]&gt;15;[.B357];0.5*[.B357])" office:value-type="float" office:value="42" calcext:value-type="float">
            <text:p>42</text:p>
          </table:table-cell>
          <table:table-cell table:formula="of:=IF([.D357]&lt;=15;0.5*[.B357];0)" office:value-type="float" office:value="0" calcext:value-type="float">
            <text:p>0</text:p>
          </table:table-cell>
          <table:table-cell table:formula="of:=ROUND(([.E357]/100)*9;2)" office:value-type="float" office:value="3.78" calcext:value-type="float">
            <text:p>3,78</text:p>
          </table:table-cell>
          <table:table-cell table:formula="of:=ROUND(([.F357]/100)*6;2)" office:value-type="float" office:value="0" calcext:value-type="float">
            <text:p>0</text:p>
          </table:table-cell>
          <table:table-cell table:formula="of:=IF(([.D357]-[.G357])&lt;5; 30-([.D357]-[.G357]);0)" office:value-type="float" office:value="0" calcext:value-type="float">
            <text:p>0</text:p>
          </table:table-cell>
          <table:table-cell table:formula="of:=IF(AND(WEEKDAY([.A357])=5;([.C357]-[.H357])&lt;40);45-([.C357]-[.H357]);0)" office:value-type="float" office:value="0" calcext:value-type="float">
            <text:p>0</text:p>
          </table:table-cell>
          <table:table-cell table:formula="of:=IF(AND(WEEKDAY([.A357])=5;([.C357]-[.H357])&lt;40);1;0)" office:value-type="float" office:value="0" calcext:value-type="float">
            <text:p>0</text:p>
          </table:table-cell>
          <table:table-cell table:formula="of:=IF(([.D357]-[.G357])&lt;5; 1;0)" office:value-type="float" office:value="0" calcext:value-type="float">
            <text:p>0</text:p>
          </table:table-cell>
          <table:table-cell table:formula="of:=IF([.D357]&gt;15;1;0)" office:value-type="float" office:value="1" calcext:value-type="float">
            <text:p>1</text:p>
          </table:table-cell>
          <table:table-cell table:formula="of:=ROUND([.D357]-[.G357];2)" office:value-type="float" office:value="26.22" calcext:value-type="float">
            <text:p>26,22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float" office:value="149" calcext:value-type="float">
            <text:p>149</text:p>
          </table:table-cell>
          <table:table-cell table:formula="of:=[.C357]-[.H357]+[.J357]" office:value-type="float" office:value="34.41" calcext:value-type="float">
            <text:p>34,41</text:p>
          </table:table-cell>
          <table:table-cell table:formula="of:=[.D357]-[.G357]+[.I357]" office:value-type="float" office:value="26.22" calcext:value-type="float">
            <text:p>26,22</text:p>
          </table:table-cell>
          <table:table-cell table:formula="of:=IF([.D358]&gt;15;[.B358];0.5*[.B358])" office:value-type="float" office:value="149" calcext:value-type="float">
            <text:p>149</text:p>
          </table:table-cell>
          <table:table-cell table:formula="of:=IF([.D358]&lt;=15;0.5*[.B358];0)" office:value-type="float" office:value="0" calcext:value-type="float">
            <text:p>0</text:p>
          </table:table-cell>
          <table:table-cell table:formula="of:=ROUND(([.E358]/100)*9;2)" office:value-type="float" office:value="13.41" calcext:value-type="float">
            <text:p>13,41</text:p>
          </table:table-cell>
          <table:table-cell table:formula="of:=ROUND(([.F358]/100)*6;2)" office:value-type="float" office:value="0" calcext:value-type="float">
            <text:p>0</text:p>
          </table:table-cell>
          <table:table-cell table:formula="of:=IF(([.D358]-[.G358])&lt;5; 30-([.D358]-[.G358]);0)" office:value-type="float" office:value="0" calcext:value-type="float">
            <text:p>0</text:p>
          </table:table-cell>
          <table:table-cell table:formula="of:=IF(AND(WEEKDAY([.A358])=5;([.C358]-[.H358])&lt;40);45-([.C358]-[.H358]);0)" office:value-type="float" office:value="0" calcext:value-type="float">
            <text:p>0</text:p>
          </table:table-cell>
          <table:table-cell table:formula="of:=IF(AND(WEEKDAY([.A358])=5;([.C358]-[.H358])&lt;40);1;0)" office:value-type="float" office:value="0" calcext:value-type="float">
            <text:p>0</text:p>
          </table:table-cell>
          <table:table-cell table:formula="of:=IF(([.D358]-[.G358])&lt;5; 1;0)" office:value-type="float" office:value="0" calcext:value-type="float">
            <text:p>0</text:p>
          </table:table-cell>
          <table:table-cell table:formula="of:=IF([.D358]&gt;15;1;0)" office:value-type="float" office:value="1" calcext:value-type="float">
            <text:p>1</text:p>
          </table:table-cell>
          <table:table-cell table:formula="of:=ROUND([.D358]-[.G358];2)" office:value-type="float" office:value="12.81" calcext:value-type="float">
            <text:p>12,81</text:p>
          </table:table-cell>
        </table:table-row>
        <table:table-row table:style-name="ro1">
          <table:table-cell office:value-type="date" office:date-value="2014-12-24" calcext:value-type="date">
            <text:p>2014-12-24</text:p>
          </table:table-cell>
          <table:table-cell office:value-type="float" office:value="113" calcext:value-type="float">
            <text:p>113</text:p>
          </table:table-cell>
          <table:table-cell table:formula="of:=[.C358]-[.H358]+[.J358]" office:value-type="float" office:value="34.41" calcext:value-type="float">
            <text:p>34,41</text:p>
          </table:table-cell>
          <table:table-cell table:formula="of:=[.D358]-[.G358]+[.I358]" office:value-type="float" office:value="12.81" calcext:value-type="float">
            <text:p>12,81</text:p>
          </table:table-cell>
          <table:table-cell table:formula="of:=IF([.D359]&gt;15;[.B359];0.5*[.B359])" office:value-type="float" office:value="56.5" calcext:value-type="float">
            <text:p>56,5</text:p>
          </table:table-cell>
          <table:table-cell table:formula="of:=IF([.D359]&lt;=15;0.5*[.B359];0)" office:value-type="float" office:value="56.5" calcext:value-type="float">
            <text:p>56,5</text:p>
          </table:table-cell>
          <table:table-cell table:formula="of:=ROUND(([.E359]/100)*9;2)" office:value-type="float" office:value="5.09" calcext:value-type="float">
            <text:p>5,09</text:p>
          </table:table-cell>
          <table:table-cell table:formula="of:=ROUND(([.F359]/100)*6;2)" office:value-type="float" office:value="3.39" calcext:value-type="float">
            <text:p>3,39</text:p>
          </table:table-cell>
          <table:table-cell table:formula="of:=IF(([.D359]-[.G359])&lt;5; 30-([.D359]-[.G359]);0)" office:value-type="float" office:value="0" calcext:value-type="float">
            <text:p>0</text:p>
          </table:table-cell>
          <table:table-cell table:formula="of:=IF(AND(WEEKDAY([.A359])=5;([.C359]-[.H359])&lt;40);45-([.C359]-[.H359]);0)" office:value-type="float" office:value="0" calcext:value-type="float">
            <text:p>0</text:p>
          </table:table-cell>
          <table:table-cell table:formula="of:=IF(AND(WEEKDAY([.A359])=5;([.C359]-[.H359])&lt;40);1;0)" office:value-type="float" office:value="0" calcext:value-type="float">
            <text:p>0</text:p>
          </table:table-cell>
          <table:table-cell table:formula="of:=IF(([.D359]-[.G359])&lt;5; 1;0)" office:value-type="float" office:value="0" calcext:value-type="float">
            <text:p>0</text:p>
          </table:table-cell>
          <table:table-cell table:formula="of:=IF([.D359]&gt;15;1;0)" office:value-type="float" office:value="0" calcext:value-type="float">
            <text:p>0</text:p>
          </table:table-cell>
          <table:table-cell table:formula="of:=ROUND([.D359]-[.G359];2)" office:value-type="float" office:value="7.72" calcext:value-type="float">
            <text:p>7,72</text:p>
          </table:table-cell>
        </table:table-row>
        <table:table-row table:style-name="ro1">
          <table:table-cell office:value-type="date" office:date-value="2014-12-25" calcext:value-type="date">
            <text:p>2014-12-25</text:p>
          </table:table-cell>
          <table:table-cell office:value-type="float" office:value="133" calcext:value-type="float">
            <text:p>133</text:p>
          </table:table-cell>
          <table:table-cell table:formula="of:=[.C359]-[.H359]+[.J359]" office:value-type="float" office:value="31.02" calcext:value-type="float">
            <text:p>31,02</text:p>
          </table:table-cell>
          <table:table-cell table:formula="of:=[.D359]-[.G359]+[.I359]" office:value-type="float" office:value="7.72" calcext:value-type="float">
            <text:p>7,72</text:p>
          </table:table-cell>
          <table:table-cell table:formula="of:=IF([.D360]&gt;15;[.B360];0.5*[.B360])" office:value-type="float" office:value="66.5" calcext:value-type="float">
            <text:p>66,5</text:p>
          </table:table-cell>
          <table:table-cell table:formula="of:=IF([.D360]&lt;=15;0.5*[.B360];0)" office:value-type="float" office:value="66.5" calcext:value-type="float">
            <text:p>66,5</text:p>
          </table:table-cell>
          <table:table-cell table:formula="of:=ROUND(([.E360]/100)*9;2)" office:value-type="float" office:value="5.99" calcext:value-type="float">
            <text:p>5,99</text:p>
          </table:table-cell>
          <table:table-cell table:formula="of:=ROUND(([.F360]/100)*6;2)" office:value-type="float" office:value="3.99" calcext:value-type="float">
            <text:p>3,99</text:p>
          </table:table-cell>
          <table:table-cell table:formula="of:=IF(([.D360]-[.G360])&lt;5; 30-([.D360]-[.G360]);0)" office:value-type="float" office:value="28.27" calcext:value-type="float">
            <text:p>28,27</text:p>
          </table:table-cell>
          <table:table-cell table:formula="of:=IF(AND(WEEKDAY([.A360])=5;([.C360]-[.H360])&lt;40);45-([.C360]-[.H360]);0)" office:value-type="float" office:value="17.97" calcext:value-type="float">
            <text:p>17,97</text:p>
          </table:table-cell>
          <table:table-cell table:formula="of:=IF(AND(WEEKDAY([.A360])=5;([.C360]-[.H360])&lt;40);1;0)" office:value-type="float" office:value="1" calcext:value-type="float">
            <text:p>1</text:p>
          </table:table-cell>
          <table:table-cell table:formula="of:=IF(([.D360]-[.G360])&lt;5; 1;0)" office:value-type="float" office:value="1" calcext:value-type="float">
            <text:p>1</text:p>
          </table:table-cell>
          <table:table-cell table:formula="of:=IF([.D360]&gt;15;1;0)" office:value-type="float" office:value="0" calcext:value-type="float">
            <text:p>0</text:p>
          </table:table-cell>
          <table:table-cell table:formula="of:=ROUND([.D360]-[.G360];2)" office:value-type="float" office:value="1.73" calcext:value-type="float">
            <text:p>1,73</text:p>
          </table:table-cell>
        </table:table-row>
        <table:table-row table:style-name="ro1">
          <table:table-cell office:value-type="date" office:date-value="2014-12-26" calcext:value-type="date">
            <text:p>2014-12-26</text:p>
          </table:table-cell>
          <table:table-cell office:value-type="float" office:value="57" calcext:value-type="float">
            <text:p>57</text:p>
          </table:table-cell>
          <table:table-cell table:formula="of:=[.C360]-[.H360]+[.J360]" office:value-type="float" office:value="45" calcext:value-type="float">
            <text:p>45</text:p>
          </table:table-cell>
          <table:table-cell table:formula="of:=[.D360]-[.G360]+[.I360]" office:value-type="float" office:value="30" calcext:value-type="float">
            <text:p>30</text:p>
          </table:table-cell>
          <table:table-cell table:formula="of:=IF([.D361]&gt;15;[.B361];0.5*[.B361])" office:value-type="float" office:value="57" calcext:value-type="float">
            <text:p>57</text:p>
          </table:table-cell>
          <table:table-cell table:formula="of:=IF([.D361]&lt;=15;0.5*[.B361];0)" office:value-type="float" office:value="0" calcext:value-type="float">
            <text:p>0</text:p>
          </table:table-cell>
          <table:table-cell table:formula="of:=ROUND(([.E361]/100)*9;2)" office:value-type="float" office:value="5.13" calcext:value-type="float">
            <text:p>5,13</text:p>
          </table:table-cell>
          <table:table-cell table:formula="of:=ROUND(([.F361]/100)*6;2)" office:value-type="float" office:value="0" calcext:value-type="float">
            <text:p>0</text:p>
          </table:table-cell>
          <table:table-cell table:formula="of:=IF(([.D361]-[.G361])&lt;5; 30-([.D361]-[.G361]);0)" office:value-type="float" office:value="0" calcext:value-type="float">
            <text:p>0</text:p>
          </table:table-cell>
          <table:table-cell table:formula="of:=IF(AND(WEEKDAY([.A361])=5;([.C361]-[.H361])&lt;40);45-([.C361]-[.H361]);0)" office:value-type="float" office:value="0" calcext:value-type="float">
            <text:p>0</text:p>
          </table:table-cell>
          <table:table-cell table:formula="of:=IF(AND(WEEKDAY([.A361])=5;([.C361]-[.H361])&lt;40);1;0)" office:value-type="float" office:value="0" calcext:value-type="float">
            <text:p>0</text:p>
          </table:table-cell>
          <table:table-cell table:formula="of:=IF(([.D361]-[.G361])&lt;5; 1;0)" office:value-type="float" office:value="0" calcext:value-type="float">
            <text:p>0</text:p>
          </table:table-cell>
          <table:table-cell table:formula="of:=IF([.D361]&gt;15;1;0)" office:value-type="float" office:value="1" calcext:value-type="float">
            <text:p>1</text:p>
          </table:table-cell>
          <table:table-cell table:formula="of:=ROUND([.D361]-[.G361];2)" office:value-type="float" office:value="24.87" calcext:value-type="float">
            <text:p>24,87</text:p>
          </table:table-cell>
        </table:table-row>
        <table:table-row table:style-name="ro1">
          <table:table-cell office:value-type="date" office:date-value="2014-12-27" calcext:value-type="date">
            <text:p>2014-12-27</text:p>
          </table:table-cell>
          <table:table-cell office:value-type="float" office:value="27" calcext:value-type="float">
            <text:p>27</text:p>
          </table:table-cell>
          <table:table-cell table:formula="of:=[.C361]-[.H361]+[.J361]" office:value-type="float" office:value="45" calcext:value-type="float">
            <text:p>45</text:p>
          </table:table-cell>
          <table:table-cell table:formula="of:=[.D361]-[.G361]+[.I361]" office:value-type="float" office:value="24.87" calcext:value-type="float">
            <text:p>24,87</text:p>
          </table:table-cell>
          <table:table-cell table:formula="of:=IF([.D362]&gt;15;[.B362];0.5*[.B362])" office:value-type="float" office:value="27" calcext:value-type="float">
            <text:p>27</text:p>
          </table:table-cell>
          <table:table-cell table:formula="of:=IF([.D362]&lt;=15;0.5*[.B362];0)" office:value-type="float" office:value="0" calcext:value-type="float">
            <text:p>0</text:p>
          </table:table-cell>
          <table:table-cell table:formula="of:=ROUND(([.E362]/100)*9;2)" office:value-type="float" office:value="2.43" calcext:value-type="float">
            <text:p>2,43</text:p>
          </table:table-cell>
          <table:table-cell table:formula="of:=ROUND(([.F362]/100)*6;2)" office:value-type="float" office:value="0" calcext:value-type="float">
            <text:p>0</text:p>
          </table:table-cell>
          <table:table-cell table:formula="of:=IF(([.D362]-[.G362])&lt;5; 30-([.D362]-[.G362]);0)" office:value-type="float" office:value="0" calcext:value-type="float">
            <text:p>0</text:p>
          </table:table-cell>
          <table:table-cell table:formula="of:=IF(AND(WEEKDAY([.A362])=5;([.C362]-[.H362])&lt;40);45-([.C362]-[.H362]);0)" office:value-type="float" office:value="0" calcext:value-type="float">
            <text:p>0</text:p>
          </table:table-cell>
          <table:table-cell table:formula="of:=IF(AND(WEEKDAY([.A362])=5;([.C362]-[.H362])&lt;40);1;0)" office:value-type="float" office:value="0" calcext:value-type="float">
            <text:p>0</text:p>
          </table:table-cell>
          <table:table-cell table:formula="of:=IF(([.D362]-[.G362])&lt;5; 1;0)" office:value-type="float" office:value="0" calcext:value-type="float">
            <text:p>0</text:p>
          </table:table-cell>
          <table:table-cell table:formula="of:=IF([.D362]&gt;15;1;0)" office:value-type="float" office:value="1" calcext:value-type="float">
            <text:p>1</text:p>
          </table:table-cell>
          <table:table-cell table:formula="of:=ROUND([.D362]-[.G362];2)" office:value-type="float" office:value="22.44" calcext:value-type="float">
            <text:p>22,44</text:p>
          </table:table-cell>
        </table:table-row>
        <table:table-row table:style-name="ro1">
          <table:table-cell office:value-type="date" office:date-value="2014-12-28" calcext:value-type="date">
            <text:p>2014-12-28</text:p>
          </table:table-cell>
          <table:table-cell office:value-type="float" office:value="142" calcext:value-type="float">
            <text:p>142</text:p>
          </table:table-cell>
          <table:table-cell table:formula="of:=[.C362]-[.H362]+[.J362]" office:value-type="float" office:value="45" calcext:value-type="float">
            <text:p>45</text:p>
          </table:table-cell>
          <table:table-cell table:formula="of:=[.D362]-[.G362]+[.I362]" office:value-type="float" office:value="22.44" calcext:value-type="float">
            <text:p>22,44</text:p>
          </table:table-cell>
          <table:table-cell table:formula="of:=IF([.D363]&gt;15;[.B363];0.5*[.B363])" office:value-type="float" office:value="142" calcext:value-type="float">
            <text:p>142</text:p>
          </table:table-cell>
          <table:table-cell table:formula="of:=IF([.D363]&lt;=15;0.5*[.B363];0)" office:value-type="float" office:value="0" calcext:value-type="float">
            <text:p>0</text:p>
          </table:table-cell>
          <table:table-cell table:formula="of:=ROUND(([.E363]/100)*9;2)" office:value-type="float" office:value="12.78" calcext:value-type="float">
            <text:p>12,78</text:p>
          </table:table-cell>
          <table:table-cell table:formula="of:=ROUND(([.F363]/100)*6;2)" office:value-type="float" office:value="0" calcext:value-type="float">
            <text:p>0</text:p>
          </table:table-cell>
          <table:table-cell table:formula="of:=IF(([.D363]-[.G363])&lt;5; 30-([.D363]-[.G363]);0)" office:value-type="float" office:value="0" calcext:value-type="float">
            <text:p>0</text:p>
          </table:table-cell>
          <table:table-cell table:formula="of:=IF(AND(WEEKDAY([.A363])=5;([.C363]-[.H363])&lt;40);45-([.C363]-[.H363]);0)" office:value-type="float" office:value="0" calcext:value-type="float">
            <text:p>0</text:p>
          </table:table-cell>
          <table:table-cell table:formula="of:=IF(AND(WEEKDAY([.A363])=5;([.C363]-[.H363])&lt;40);1;0)" office:value-type="float" office:value="0" calcext:value-type="float">
            <text:p>0</text:p>
          </table:table-cell>
          <table:table-cell table:formula="of:=IF(([.D363]-[.G363])&lt;5; 1;0)" office:value-type="float" office:value="0" calcext:value-type="float">
            <text:p>0</text:p>
          </table:table-cell>
          <table:table-cell table:formula="of:=IF([.D363]&gt;15;1;0)" office:value-type="float" office:value="1" calcext:value-type="float">
            <text:p>1</text:p>
          </table:table-cell>
          <table:table-cell table:formula="of:=ROUND([.D363]-[.G363];2)" office:value-type="float" office:value="9.66" calcext:value-type="float">
            <text:p>9,66</text:p>
          </table:table-cell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float" office:value="24" calcext:value-type="float">
            <text:p>24</text:p>
          </table:table-cell>
          <table:table-cell table:formula="of:=[.C363]-[.H363]+[.J363]" office:value-type="float" office:value="45" calcext:value-type="float">
            <text:p>45</text:p>
          </table:table-cell>
          <table:table-cell table:formula="of:=[.D363]-[.G363]+[.I363]" office:value-type="float" office:value="9.66" calcext:value-type="float">
            <text:p>9,66</text:p>
          </table:table-cell>
          <table:table-cell table:formula="of:=IF([.D364]&gt;15;[.B364];0.5*[.B364])" office:value-type="float" office:value="12" calcext:value-type="float">
            <text:p>12</text:p>
          </table:table-cell>
          <table:table-cell table:formula="of:=IF([.D364]&lt;=15;0.5*[.B364];0)" office:value-type="float" office:value="12" calcext:value-type="float">
            <text:p>12</text:p>
          </table:table-cell>
          <table:table-cell table:formula="of:=ROUND(([.E364]/100)*9;2)" office:value-type="float" office:value="1.08" calcext:value-type="float">
            <text:p>1,08</text:p>
          </table:table-cell>
          <table:table-cell table:formula="of:=ROUND(([.F364]/100)*6;2)" office:value-type="float" office:value="0.72" calcext:value-type="float">
            <text:p>0,72</text:p>
          </table:table-cell>
          <table:table-cell table:formula="of:=IF(([.D364]-[.G364])&lt;5; 30-([.D364]-[.G364]);0)" office:value-type="float" office:value="0" calcext:value-type="float">
            <text:p>0</text:p>
          </table:table-cell>
          <table:table-cell table:formula="of:=IF(AND(WEEKDAY([.A364])=5;([.C364]-[.H364])&lt;40);45-([.C364]-[.H364]);0)" office:value-type="float" office:value="0" calcext:value-type="float">
            <text:p>0</text:p>
          </table:table-cell>
          <table:table-cell table:formula="of:=IF(AND(WEEKDAY([.A364])=5;([.C364]-[.H364])&lt;40);1;0)" office:value-type="float" office:value="0" calcext:value-type="float">
            <text:p>0</text:p>
          </table:table-cell>
          <table:table-cell table:formula="of:=IF(([.D364]-[.G364])&lt;5; 1;0)" office:value-type="float" office:value="0" calcext:value-type="float">
            <text:p>0</text:p>
          </table:table-cell>
          <table:table-cell table:formula="of:=IF([.D364]&gt;15;1;0)" office:value-type="float" office:value="0" calcext:value-type="float">
            <text:p>0</text:p>
          </table:table-cell>
          <table:table-cell table:formula="of:=ROUND([.D364]-[.G364];2)" office:value-type="float" office:value="8.58" calcext:value-type="float">
            <text:p>8,58</text:p>
          </table:table-cell>
        </table:table-row>
        <table:table-row table:style-name="ro1">
          <table:table-cell office:value-type="date" office:date-value="2014-12-30" calcext:value-type="date">
            <text:p>2014-12-30</text:p>
          </table:table-cell>
          <table:table-cell office:value-type="float" office:value="156" calcext:value-type="float">
            <text:p>156</text:p>
          </table:table-cell>
          <table:table-cell table:formula="of:=[.C364]-[.H364]+[.J364]" office:value-type="float" office:value="44.28" calcext:value-type="float">
            <text:p>44,28</text:p>
          </table:table-cell>
          <table:table-cell table:formula="of:=[.D364]-[.G364]+[.I364]" office:value-type="float" office:value="8.58" calcext:value-type="float">
            <text:p>8,58</text:p>
          </table:table-cell>
          <table:table-cell table:formula="of:=IF([.D365]&gt;15;[.B365];0.5*[.B365])" office:value-type="float" office:value="78" calcext:value-type="float">
            <text:p>78</text:p>
          </table:table-cell>
          <table:table-cell table:formula="of:=IF([.D365]&lt;=15;0.5*[.B365];0)" office:value-type="float" office:value="78" calcext:value-type="float">
            <text:p>78</text:p>
          </table:table-cell>
          <table:table-cell table:formula="of:=ROUND(([.E365]/100)*9;2)" office:value-type="float" office:value="7.02" calcext:value-type="float">
            <text:p>7,02</text:p>
          </table:table-cell>
          <table:table-cell table:formula="of:=ROUND(([.F365]/100)*6;2)" office:value-type="float" office:value="4.68" calcext:value-type="float">
            <text:p>4,68</text:p>
          </table:table-cell>
          <table:table-cell table:formula="of:=IF(([.D365]-[.G365])&lt;5; 30-([.D365]-[.G365]);0)" office:value-type="float" office:value="28.44" calcext:value-type="float">
            <text:p>28,44</text:p>
          </table:table-cell>
          <table:table-cell table:formula="of:=IF(AND(WEEKDAY([.A365])=5;([.C365]-[.H365])&lt;40);45-([.C365]-[.H365]);0)" office:value-type="float" office:value="0" calcext:value-type="float">
            <text:p>0</text:p>
          </table:table-cell>
          <table:table-cell table:formula="of:=IF(AND(WEEKDAY([.A365])=5;([.C365]-[.H365])&lt;40);1;0)" office:value-type="float" office:value="0" calcext:value-type="float">
            <text:p>0</text:p>
          </table:table-cell>
          <table:table-cell table:formula="of:=IF(([.D365]-[.G365])&lt;5; 1;0)" office:value-type="float" office:value="1" calcext:value-type="float">
            <text:p>1</text:p>
          </table:table-cell>
          <table:table-cell table:formula="of:=IF([.D365]&gt;15;1;0)" office:value-type="float" office:value="0" calcext:value-type="float">
            <text:p>0</text:p>
          </table:table-cell>
          <table:table-cell table:formula="of:=ROUND([.D365]-[.G365];2)" office:value-type="float" office:value="1.56" calcext:value-type="float">
            <text:p>1,56</text:p>
          </table:table-cell>
        </table:table-row>
        <table:table-row table:style-name="ro1">
          <table:table-cell office:value-type="date" office:date-value="2014-12-31" calcext:value-type="date">
            <text:p>2014-12-31</text:p>
          </table:table-cell>
          <table:table-cell office:value-type="float" office:value="141" calcext:value-type="float">
            <text:p>141</text:p>
          </table:table-cell>
          <table:table-cell table:formula="of:=[.C365]-[.H365]+[.J365]" office:value-type="float" office:value="39.6" calcext:value-type="float">
            <text:p>39,6</text:p>
          </table:table-cell>
          <table:table-cell table:formula="of:=[.D365]-[.G365]+[.I365]" office:value-type="float" office:value="30" calcext:value-type="float">
            <text:p>30</text:p>
          </table:table-cell>
          <table:table-cell table:formula="of:=IF([.D366]&gt;15;[.B366];0.5*[.B366])" office:value-type="float" office:value="141" calcext:value-type="float">
            <text:p>141</text:p>
          </table:table-cell>
          <table:table-cell table:formula="of:=IF([.D366]&lt;=15;0.5*[.B366];0)" office:value-type="float" office:value="0" calcext:value-type="float">
            <text:p>0</text:p>
          </table:table-cell>
          <table:table-cell table:formula="of:=ROUND(([.E366]/100)*9;2)" office:value-type="float" office:value="12.69" calcext:value-type="float">
            <text:p>12,69</text:p>
          </table:table-cell>
          <table:table-cell table:formula="of:=ROUND(([.F366]/100)*6;2)" office:value-type="float" office:value="0" calcext:value-type="float">
            <text:p>0</text:p>
          </table:table-cell>
          <table:table-cell table:formula="of:=IF(([.D366]-[.G366])&lt;5; 30-([.D366]-[.G366]);0)" office:value-type="float" office:value="0" calcext:value-type="float">
            <text:p>0</text:p>
          </table:table-cell>
          <table:table-cell table:formula="of:=IF(AND(WEEKDAY([.A366])=5;([.C366]-[.H366])&lt;40);45-([.C366]-[.H366]);0)" office:value-type="float" office:value="0" calcext:value-type="float">
            <text:p>0</text:p>
          </table:table-cell>
          <table:table-cell table:formula="of:=IF(AND(WEEKDAY([.A366])=5;([.C366]-[.H366])&lt;40);1;0)" office:value-type="float" office:value="0" calcext:value-type="float">
            <text:p>0</text:p>
          </table:table-cell>
          <table:table-cell table:formula="of:=IF(([.D366]-[.G366])&lt;5; 1;0)" office:value-type="float" office:value="0" calcext:value-type="float">
            <text:p>0</text:p>
          </table:table-cell>
          <table:table-cell table:formula="of:=IF([.D366]&gt;15;1;0)" office:value-type="float" office:value="1" calcext:value-type="float">
            <text:p>1</text:p>
          </table:table-cell>
          <table:table-cell table:formula="of:=ROUND([.D366]-[.G366];2)" office:value-type="float" office:value="17.31" calcext:value-type="float">
            <text:p>17,31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office:value-type="string" calcext:value-type="string">
            <text:p>Zadanie 4a</text:p>
          </table:table-cell>
          <table:table-cell table:style-name="ce5"/>
          <table:table-cell table:style-name="Default" table:number-columns-repeated="2"/>
          <table:table-cell table:style-name="ce5" office:value-type="string" calcext:value-type="string">
            <text:p>Zadanie 1.</text:p>
          </table:table-cell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5"/>
          <table:table-cell table:style-name="ce5" office:value-type="string" calcext:value-type="string">
            <text:p>LPG</text:p>
          </table:table-cell>
          <table:table-cell table:style-name="ce5" office:value-type="string" calcext:value-type="string">
            <text:p>BENZ</text:p>
          </table:table-cell>
          <table:table-cell table:style-name="Default" table:number-columns-repeated="2"/>
          <table:table-cell table:style-name="ce5" table:formula="of:=SUM([.K2:.K366])" office:value-type="float" office:value="43" calcext:value-type="float">
            <text:p>43</text:p>
          </table:table-cell>
          <table:table-cell table:style-name="ce5" table:formula="of:=SUM([.L2:.L366])" office:value-type="float" office:value="78" calcext:value-type="float">
            <text:p>78</text:p>
          </table:table-cell>
          <table:table-cell table:style-name="ce5" table:formula="of:=SUM([.M2:.M366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5" table:formula="of:=ROUND(SUM([.G2:.G366])*2.29;2)" office:value-type="float" office:value="4846.03" calcext:value-type="float">
            <text:p>4846,03</text:p>
          </table:table-cell>
          <table:table-cell table:style-name="ce5" table:formula="of:=ROUND(SUM([.H2:.H366])*4.99;2)" office:value-type="float" office:value="1926.94" calcext:value-type="float">
            <text:p>1926,9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office:value-type="string" calcext:value-type="string">
            <text:p>Całość</text:p>
          </table:table-cell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table:formula="of:=[.G371]+[.H371]+1600" office:value-type="float" office:value="8372.97" calcext:value-type="float">
            <text:p>8372,97</text:p>
          </table:table-cell>
          <table:table-cell table:style-name="ce5"/>
          <table:table-cell table:style-name="Default" table:number-columns-repeated="2"/>
          <table:table-cell table:number-columns-repeated="4"/>
        </table:table-row>
      </table:table>
      <table:table table:name="zad4b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m</text:p>
          </table:table-cell>
          <table:table-cell table:number-columns-repeated="5"/>
          <table:table-cell office:value-type="string" calcext:value-type="string">
            <text:p>spalona benzy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table:formula="of:=ROUND(([.B2]/100)*6;2)" office:value-type="float" office:value="9.54" calcext:value-type="float">
            <text:p>9,54</text:p>
          </table:table-cell>
          <table:table-cell table:number-columns-repeated="6"/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ROUND(([.B3]/100)*6;2)" office:value-type="float" office:value="4.92" calcext:value-type="float">
            <text:p>4,92</text:p>
          </table:table-cell>
          <table:table-cell table:number-columns-repeated="6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ROUND(([.B4]/100)*6;2)"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formula="of:=ROUND(([.B5]/100)*6;2)" office:value-type="float" office:value="8.94" calcext:value-type="float">
            <text:p>8,94</text:p>
          </table:table-cell>
          <table:table-cell table:number-columns-repeated="6"/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ROUND(([.B6]/100)*6;2)" office:value-type="float" office:value="7.08" calcext:value-type="float">
            <text:p>7,08</text:p>
          </table:table-cell>
          <table:table-cell table:number-columns-repeated="6"/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7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ROUND(([.B8]/100)*6;2)" office:value-type="float" office:value="4.02" calcext:value-type="float">
            <text:p>4,02</text:p>
          </table:table-cell>
          <table:table-cell table:number-columns-repeated="6"/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float" office:value="152" calcext:value-type="float">
            <text:p>152</text:p>
          </table:table-cell>
          <table:table-cell table:number-columns-repeated="5"/>
          <table:table-cell table:formula="of:=ROUND(([.B9]/100)*6;2)" office:value-type="float" office:value="9.12" calcext:value-type="float">
            <text:p>9,12</text:p>
          </table:table-cell>
          <table:table-cell table:number-columns-repeated="6"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ROUND(([.B10]/100)*6;2)" office:value-type="float" office:value="5.04" calcext:value-type="float">
            <text:p>5,04</text:p>
          </table:table-cell>
          <table:table-cell table:number-columns-repeated="6"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formula="of:=ROUND(([.B11]/100)*6;2)" office:value-type="float" office:value="8.64" calcext:value-type="float">
            <text:p>8,64</text:p>
          </table:table-cell>
          <table:table-cell table:number-columns-repeated="6"/>
        </table:table-row>
        <table:table-row table:style-name="ro1">
          <table:table-cell office:value-type="date" office:date-value="2014-01-11" calcext:value-type="date">
            <text:p>2014-01-1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formula="of:=ROUND(([.B12]/100)*6;2)" office:value-type="float" office:value="0.96" calcext:value-type="float">
            <text:p>0,96</text:p>
          </table:table-cell>
          <table:table-cell table:number-columns-repeated="6"/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formula="of:=ROUND(([.B13]/100)*6;2)" office:value-type="float" office:value="7.44" calcext:value-type="float">
            <text:p>7,44</text:p>
          </table:table-cell>
          <table:table-cell table:number-columns-repeated="6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14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table:formula="of:=ROUND(([.B15]/100)*6;2)" office:value-type="float" office:value="6.06" calcext:value-type="float">
            <text:p>6,06</text:p>
          </table:table-cell>
          <table:table-cell table:number-columns-repeated="6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formula="of:=ROUND(([.B16]/100)*6;2)" office:value-type="float" office:value="1.14" calcext:value-type="float">
            <text:p>1,14</text:p>
          </table:table-cell>
          <table:table-cell table:number-columns-repeated="6"/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table:formula="of:=ROUND(([.B17]/100)*6;2)" office:value-type="float" office:value="1.86" calcext:value-type="float">
            <text:p>1,86</text:p>
          </table:table-cell>
          <table:table-cell table:number-columns-repeated="6"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formula="of:=ROUND(([.B18]/100)*6;2)" office:value-type="float" office:value="6.54" calcext:value-type="float">
            <text:p>6,54</text:p>
          </table:table-cell>
          <table:table-cell table:number-columns-repeated="6"/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ROUND(([.B19]/100)*6;2)"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ROUND(([.B20]/100)*6;2)"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date" office:date-value="2014-01-20" calcext:value-type="date">
            <text:p>2014-01-20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ROUND(([.B21]/100)*6;2)" office:value-type="float" office:value="2.04" calcext:value-type="float">
            <text:p>2,04</text:p>
          </table:table-cell>
          <table:table-cell table:number-columns-repeated="6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ROUND(([.B22]/100)*6;2)" office:value-type="float" office:value="6.66" calcext:value-type="float">
            <text:p>6,66</text:p>
          </table:table-cell>
          <table:table-cell table:number-columns-repeated="6"/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23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ROUND(([.B24]/100)*6;2)" office:value-type="float" office:value="4.56" calcext:value-type="float">
            <text:p>4,56</text:p>
          </table:table-cell>
          <table:table-cell table:number-columns-repeated="6"/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25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01-25" calcext:value-type="date">
            <text:p>2014-01-2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ROUND(([.B26]/100)*6;2)" office:value-type="float" office:value="1.38" calcext:value-type="float">
            <text:p>1,38</text:p>
          </table:table-cell>
          <table:table-cell table:number-columns-repeated="6"/>
        </table:table-row>
        <table:table-row table:style-name="ro1">
          <table:table-cell table:style-name="ce10" office:value-type="date" office:date-value="2014-01-26" calcext:value-type="date">
            <text:p>2014-01-26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7"/>
          <table:table-cell table:number-columns-repeated="3"/>
          <table:table-cell table:formula="of:=ROUND(([.B27]/100)*6;2)" office:value-type="float" office:value="5.58" calcext:value-type="float">
            <text:p>5,58</text:p>
          </table:table-cell>
          <table:table-cell table:number-columns-repeated="6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ROUND(([.B28]/100)*6;2)" office:value-type="float" office:value="6.66" calcext:value-type="float">
            <text:p>6,66</text:p>
          </table:table-cell>
          <table:table-cell table:number-columns-repeated="6"/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ROUND(([.B29]/100)*6;2)" office:value-type="float" office:value="3.12" calcext:value-type="float">
            <text:p>3,12</text:p>
          </table:table-cell>
          <table:table-cell table:number-columns-repeated="6"/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30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1-30" calcext:value-type="date">
            <text:p>2014-01-3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ROUND(([.B31]/100)*6;2)"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formula="of:=ROUND(([.B32]/100)*6;2)" office:value-type="float" office:value="6.78" calcext:value-type="float">
            <text:p>6,78</text:p>
          </table:table-cell>
          <table:table-cell table:number-columns-repeated="6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formula="of:=ROUND(([.B33]/100)*6;2)" office:value-type="float" office:value="6.6" calcext:value-type="float">
            <text:p>6,6</text:p>
          </table:table-cell>
          <table:table-cell table:number-columns-repeated="6"/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table:formula="of:=ROUND(([.B34]/100)*6;2)" office:value-type="float" office:value="8.1" calcext:value-type="float">
            <text:p>8,1</text:p>
          </table:table-cell>
          <table:table-cell table:number-columns-repeated="6"/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ROUND(([.B35]/100)*6;2)" office:value-type="float" office:value="2.22" calcext:value-type="float">
            <text:p>2,22</text:p>
          </table:table-cell>
          <table:table-cell table:number-columns-repeated="6"/>
        </table:table-row>
        <table:table-row table:style-name="ro1">
          <table:table-cell office:value-type="date" office:date-value="2014-02-04" calcext:value-type="date">
            <text:p>2014-02-04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formula="of:=ROUND(([.B36]/100)*6;2)" office:value-type="float" office:value="6.78" calcext:value-type="float">
            <text:p>6,78</text:p>
          </table:table-cell>
          <table:table-cell table:number-columns-repeated="6"/>
        </table:table-row>
        <table:table-row table:style-name="ro1">
          <table:table-cell office:value-type="date" office:date-value="2014-02-05" calcext:value-type="date">
            <text:p>2014-02-05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ROUND(([.B37]/100)*6;2)"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ROUND(([.B38]/100)*6;2)" office:value-type="float" office:value="5.64" calcext:value-type="float">
            <text:p>5,64</text:p>
          </table:table-cell>
          <table:table-cell table:number-columns-repeated="6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39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2-08" calcext:value-type="date">
            <text:p>2014-02-08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ROUND(([.B40]/100)*6;2)" office:value-type="float" office:value="3.24" calcext:value-type="float">
            <text:p>3,24</text:p>
          </table:table-cell>
          <table:table-cell table:number-columns-repeated="6"/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ROUND(([.B41]/100)*6;2)" office:value-type="float" office:value="3.42" calcext:value-type="float">
            <text:p>3,42</text:p>
          </table:table-cell>
          <table:table-cell table:number-columns-repeated="6"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formula="of:=ROUND(([.B42]/100)*6;2)" office:value-type="float" office:value="8.82" calcext:value-type="float">
            <text:p>8,82</text:p>
          </table:table-cell>
          <table:table-cell table:number-columns-repeated="6"/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formula="of:=ROUND(([.B43]/100)*6;2)" office:value-type="float" office:value="8.64" calcext:value-type="float">
            <text:p>8,64</text:p>
          </table:table-cell>
          <table:table-cell table:number-columns-repeated="6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ROUND(([.B44]/100)*6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4-02-13" calcext:value-type="date">
            <text:p>2014-02-13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table:formula="of:=ROUND(([.B45]/100)*6;2)" office:value-type="float" office:value="7.74" calcext:value-type="float">
            <text:p>7,74</text:p>
          </table:table-cell>
          <table:table-cell table:number-columns-repeated="6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ROUND(([.B46]/100)*6;2)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47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ROUND(([.B48]/100)*6;2)" office:value-type="float" office:value="5.82" calcext:value-type="float">
            <text:p>5,82</text:p>
          </table:table-cell>
          <table:table-cell table:number-columns-repeated="6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table:formula="of:=ROUND(([.B49]/100)*6;2)" office:value-type="float" office:value="6.24" calcext:value-type="float">
            <text:p>6,24</text:p>
          </table:table-cell>
          <table:table-cell table:number-columns-repeated="6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ROUND(([.B50]/100)*6;2)"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ROUND(([.B51]/100)*6;2)" office:value-type="float" office:value="3.66" calcext:value-type="float">
            <text:p>3,66</text:p>
          </table:table-cell>
          <table:table-cell table:number-columns-repeated="6"/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52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ROUND(([.B53]/100)*6;2)"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ROUND(([.B54]/100)*6;2)" office:value-type="float" office:value="1.38" calcext:value-type="float">
            <text:p>1,38</text:p>
          </table:table-cell>
          <table:table-cell table:number-columns-repeated="6"/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formula="of:=ROUND(([.B55]/100)*6;2)" office:value-type="float" office:value="6.96" calcext:value-type="float">
            <text:p>6,96</text:p>
          </table:table-cell>
          <table:table-cell table:number-columns-repeated="6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ROUND(([.B56]/100)*6;2)" office:value-type="float" office:value="4.62" calcext:value-type="float">
            <text:p>4,62</text:p>
          </table:table-cell>
          <table:table-cell table:number-columns-repeated="6"/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formula="of:=ROUND(([.B57]/100)*6;2)" office:value-type="float" office:value="7.56" calcext:value-type="float">
            <text:p>7,56</text:p>
          </table:table-cell>
          <table:table-cell table:number-columns-repeated="6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table:formula="of:=ROUND(([.B58]/100)*6;2)" office:value-type="float" office:value="7.38" calcext:value-type="float">
            <text:p>7,38</text:p>
          </table:table-cell>
          <table:table-cell table:number-columns-repeated="6"/>
        </table:table-row>
        <table:table-row table:style-name="ro1">
          <table:table-cell office:value-type="date" office:date-value="2014-02-27" calcext:value-type="date">
            <text:p>2014-02-27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ROUND(([.B59]/100)*6;2)" office:value-type="float" office:value="1.98" calcext:value-type="float">
            <text:p>1,98</text:p>
          </table:table-cell>
          <table:table-cell table:number-columns-repeated="6"/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ROUND(([.B60]/100)*6;2)" office:value-type="float" office:value="2.04" calcext:value-type="float">
            <text:p>2,04</text:p>
          </table:table-cell>
          <table:table-cell table:number-columns-repeated="6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37" calcext:value-type="float">
            <text:p>137</text:p>
          </table:table-cell>
          <table:table-cell table:number-columns-repeated="5"/>
          <table:table-cell table:formula="of:=ROUND(([.B61]/100)*6;2)" office:value-type="float" office:value="8.22" calcext:value-type="float">
            <text:p>8,22</text:p>
          </table:table-cell>
          <table:table-cell table:number-columns-repeated="6"/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62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63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03-04" calcext:value-type="date">
            <text:p>2014-03-04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64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ROUND(([.B65]/100)*6;2)" office:value-type="float" office:value="4.86" calcext:value-type="float">
            <text:p>4,86</text:p>
          </table:table-cell>
          <table:table-cell table:number-columns-repeated="6"/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ROUND(([.B66]/100)*6;2)" office:value-type="float" office:value="2.52" calcext:value-type="float">
            <text:p>2,52</text:p>
          </table:table-cell>
          <table:table-cell table:number-columns-repeated="6"/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ROUND(([.B67]/100)*6;2)" office:value-type="float" office:value="4.38" calcext:value-type="float">
            <text:p>4,38</text:p>
          </table:table-cell>
          <table:table-cell table:number-columns-repeated="6"/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ROUND(([.B68]/100)*6;2)" office:value-type="float" office:value="5.7" calcext:value-type="float">
            <text:p>5,7</text:p>
          </table:table-cell>
          <table:table-cell table:number-columns-repeated="6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ROUND(([.B69]/100)*6;2)"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ROUND(([.B70]/100)*6;2)" office:value-type="float" office:value="1.08" calcext:value-type="float">
            <text:p>1,08</text:p>
          </table:table-cell>
          <table:table-cell table:number-columns-repeated="6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float" office:value="140" calcext:value-type="float">
            <text:p>140</text:p>
          </table:table-cell>
          <table:table-cell table:number-columns-repeated="5"/>
          <table:table-cell table:formula="of:=ROUND(([.B71]/100)*6;2)" office:value-type="float" office:value="8.4" calcext:value-type="float">
            <text:p>8,4</text:p>
          </table:table-cell>
          <table:table-cell table:number-columns-repeated="6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72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73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float" office:value="225" calcext:value-type="float">
            <text:p>225</text:p>
          </table:table-cell>
          <table:table-cell table:number-columns-repeated="5"/>
          <table:table-cell table:formula="of:=ROUND(([.B74]/100)*6;2)"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formula="of:=ROUND(([.B75]/100)*6;2)" office:value-type="float" office:value="8.28" calcext:value-type="float">
            <text:p>8,28</text:p>
          </table:table-cell>
          <table:table-cell table:number-columns-repeated="6"/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ROUND(([.B76]/100)*6;2)"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ROUND(([.B77]/100)*6;2)" office:value-type="float" office:value="4.38" calcext:value-type="float">
            <text:p>4,38</text:p>
          </table:table-cell>
          <table:table-cell table:number-columns-repeated="6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formula="of:=ROUND(([.B78]/100)*6;2)" office:value-type="float" office:value="6.54" calcext:value-type="float">
            <text:p>6,54</text:p>
          </table:table-cell>
          <table:table-cell table:number-columns-repeated="6"/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ROUND(([.B79]/100)*6;2)" office:value-type="float" office:value="4.14" calcext:value-type="float">
            <text:p>4,14</text:p>
          </table:table-cell>
          <table:table-cell table:number-columns-repeated="6"/>
        </table:table-row>
        <table:table-row table:style-name="ro1">
          <table:table-cell office:value-type="date" office:date-value="2014-03-20" calcext:value-type="date">
            <text:p>2014-03-2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ROUND(([.B80]/100)*6;2)" office:value-type="float" office:value="1.26" calcext:value-type="float">
            <text:p>1,26</text:p>
          </table:table-cell>
          <table:table-cell table:number-columns-repeated="6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formula="of:=ROUND(([.B81]/100)*6;2)" office:value-type="float" office:value="6.96" calcext:value-type="float">
            <text:p>6,96</text:p>
          </table:table-cell>
          <table:table-cell table:number-columns-repeated="6"/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ROUND(([.B82]/100)*6;2)" office:value-type="float" office:value="2.82" calcext:value-type="float">
            <text:p>2,82</text:p>
          </table:table-cell>
          <table:table-cell table:number-columns-repeated="6"/>
        </table:table-row>
        <table:table-row table:style-name="ro1">
          <table:table-cell office:value-type="date" office:date-value="2014-03-23" calcext:value-type="date">
            <text:p>2014-03-23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ROUND(([.B83]/100)*6;2)" office:value-type="float" office:value="3.54" calcext:value-type="float">
            <text:p>3,54</text:p>
          </table:table-cell>
          <table:table-cell table:number-columns-repeated="6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ROUND(([.B84]/100)*6;2)" office:value-type="float" office:value="5.1" calcext:value-type="float">
            <text:p>5,1</text:p>
          </table:table-cell>
          <table:table-cell table:number-columns-repeated="6"/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table:formula="of:=ROUND(([.B85]/100)*6;2)" office:value-type="float" office:value="2.76" calcext:value-type="float">
            <text:p>2,76</text:p>
          </table:table-cell>
          <table:table-cell table:number-columns-repeated="6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86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formula="of:=ROUND(([.B87]/100)*6;2)"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table:formula="of:=ROUND(([.B88]/100)*6;2)" office:value-type="float" office:value="7.74" calcext:value-type="float">
            <text:p>7,74</text:p>
          </table:table-cell>
          <table:table-cell table:number-columns-repeated="6"/>
        </table:table-row>
        <table:table-row table:style-name="ro1">
          <table:table-cell office:value-type="date" office:date-value="2014-03-29" calcext:value-type="date">
            <text:p>2014-03-2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ROUND(([.B89]/100)*6;2)" office:value-type="float" office:value="1.32" calcext:value-type="float">
            <text:p>1,32</text:p>
          </table:table-cell>
          <table:table-cell table:number-columns-repeated="6"/>
        </table:table-row>
        <table:table-row table:style-name="ro1">
          <table:table-cell office:value-type="date" office:date-value="2014-03-30" calcext:value-type="date">
            <text:p>2014-03-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90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formula="of:=ROUND(([.B91]/100)*6;2)" office:value-type="float" office:value="1.56" calcext:value-type="float">
            <text:p>1,56</text:p>
          </table:table-cell>
          <table:table-cell table:number-columns-repeated="6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ROUND(([.B92]/100)*6;2)" office:value-type="float" office:value="5.04" calcext:value-type="float">
            <text:p>5,04</text:p>
          </table:table-cell>
          <table:table-cell table:number-columns-repeated="6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table:formula="of:=ROUND(([.B93]/100)*6;2)" office:value-type="float" office:value="7.74" calcext:value-type="float">
            <text:p>7,74</text:p>
          </table:table-cell>
          <table:table-cell table:number-columns-repeated="6"/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ROUND(([.B94]/100)*6;2)" office:value-type="float" office:value="1.08" calcext:value-type="float">
            <text:p>1,08</text:p>
          </table:table-cell>
          <table:table-cell table:number-columns-repeated="6"/>
        </table:table-row>
        <table:table-row table:style-name="ro1">
          <table:table-cell office:value-type="date" office:date-value="2014-04-04" calcext:value-type="date">
            <text:p>2014-04-0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95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04-05" calcext:value-type="date">
            <text:p>2014-04-0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96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4-06" calcext:value-type="date">
            <text:p>2014-04-06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formula="of:=ROUND(([.B97]/100)*6;2)" office:value-type="float" office:value="7.56" calcext:value-type="float">
            <text:p>7,56</text:p>
          </table:table-cell>
          <table:table-cell table:number-columns-repeated="6"/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98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float" office:value="143" calcext:value-type="float">
            <text:p>143</text:p>
          </table:table-cell>
          <table:table-cell table:number-columns-repeated="5"/>
          <table:table-cell table:formula="of:=ROUND(([.B99]/100)*6;2)" office:value-type="float" office:value="8.58" calcext:value-type="float">
            <text:p>8,58</text:p>
          </table:table-cell>
          <table:table-cell table:number-columns-repeated="6"/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ROUND(([.B100]/100)*6;2)" office:value-type="float" office:value="5.34" calcext:value-type="float">
            <text:p>5,34</text:p>
          </table:table-cell>
          <table:table-cell table:number-columns-repeated="6"/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101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04-11" calcext:value-type="date">
            <text:p>2014-04-1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ROUND(([.B102]/100)*6;2)" office:value-type="float" office:value="3.12" calcext:value-type="float">
            <text:p>3,12</text:p>
          </table:table-cell>
          <table:table-cell table:number-columns-repeated="6"/>
        </table:table-row>
        <table:table-row table:style-name="ro1">
          <table:table-cell office:value-type="date" office:date-value="2014-04-12" calcext:value-type="date">
            <text:p>2014-04-1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ROUND(([.B103]/100)*6;2)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date" office:date-value="2014-04-13" calcext:value-type="date">
            <text:p>2014-04-13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ROUND(([.B104]/100)*6;2)" office:value-type="float" office:value="4.8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ROUND(([.B105]/100)*6;2)"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formula="of:=ROUND(([.B106]/100)*6;2)" office:value-type="float" office:value="6.9" calcext:value-type="float">
            <text:p>6,9</text:p>
          </table:table-cell>
          <table:table-cell table:number-columns-repeated="6"/>
        </table:table-row>
        <table:table-row table:style-name="ro1">
          <table:table-cell office:value-type="date" office:date-value="2014-04-16" calcext:value-type="date">
            <text:p>2014-04-16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ROUND(([.B107]/100)*6;2)"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 office:value-type="date" office:date-value="2014-04-17" calcext:value-type="date">
            <text:p>2014-04-1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formula="of:=ROUND(([.B108]/100)*6;2)" office:value-type="float" office:value="7.44" calcext:value-type="float">
            <text:p>7,44</text:p>
          </table:table-cell>
          <table:table-cell table:number-columns-repeated="6"/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table:formula="of:=ROUND(([.B109]/100)*6;2)" office:value-type="float" office:value="6.24" calcext:value-type="float">
            <text:p>6,24</text:p>
          </table:table-cell>
          <table:table-cell table:number-columns-repeated="6"/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ROUND(([.B110]/100)*6;2)"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date" office:date-value="2014-04-20" calcext:value-type="date">
            <text:p>2014-04-20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formula="of:=ROUND(([.B111]/100)*6;2)" office:value-type="float" office:value="4.08" calcext:value-type="float">
            <text:p>4,08</text:p>
          </table:table-cell>
          <table:table-cell table:number-columns-repeated="6"/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112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formula="of:=ROUND(([.B113]/100)*6;2)" office:value-type="float" office:value="5.58" calcext:value-type="float">
            <text:p>5,58</text:p>
          </table:table-cell>
          <table:table-cell table:number-columns-repeated="6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114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04-24" calcext:value-type="date">
            <text:p>2014-04-24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formula="of:=ROUND(([.B115]/100)*6;2)"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ROUND(([.B116]/100)*6;2)" office:value-type="float" office:value="3.54" calcext:value-type="float">
            <text:p>3,54</text:p>
          </table:table-cell>
          <table:table-cell table:number-columns-repeated="6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117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118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ROUND(([.B119]/100)*6;2)" office:value-type="float" office:value="0.18" calcext:value-type="float">
            <text:p>0,18</text:p>
          </table:table-cell>
          <table:table-cell table:number-columns-repeated="6"/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formula="of:=ROUND(([.B120]/100)*6;2)" office:value-type="float" office:value="3.48" calcext:value-type="float">
            <text:p>3,48</text:p>
          </table:table-cell>
          <table:table-cell table:number-columns-repeated="6"/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121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formula="of:=ROUND(([.B122]/100)*6;2)" office:value-type="float" office:value="8.76" calcext:value-type="float">
            <text:p>8,76</text:p>
          </table:table-cell>
          <table:table-cell table:number-columns-repeated="6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ROUND(([.B123]/100)*6;2)"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date" office:date-value="2014-05-03" calcext:value-type="date">
            <text:p>2014-05-03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formula="of:=ROUND(([.B124]/100)*6;2)" office:value-type="float" office:value="7.62" calcext:value-type="float">
            <text:p>7,62</text:p>
          </table:table-cell>
          <table:table-cell table:number-columns-repeated="6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ROUND(([.B125]/100)*6;2)"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ROUND(([.B126]/100)*6;2)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formula="of:=ROUND(([.B127]/100)*6;2)" office:value-type="float" office:value="6.9" calcext:value-type="float">
            <text:p>6,9</text:p>
          </table:table-cell>
          <table:table-cell table:number-columns-repeated="6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formula="of:=ROUND(([.B128]/100)*6;2)" office:value-type="float" office:value="6.18" calcext:value-type="float">
            <text:p>6,18</text:p>
          </table:table-cell>
          <table:table-cell table:number-columns-repeated="6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ROUND(([.B129]/100)*6;2)" office:value-type="float" office:value="1.26" calcext:value-type="float">
            <text:p>1,26</text:p>
          </table:table-cell>
          <table:table-cell table:number-columns-repeated="6"/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formula="of:=ROUND(([.B130]/100)*6;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14-05-10" calcext:value-type="date">
            <text:p>2014-05-10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131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ROUND(([.B132]/100)*6;2)"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ROUND(([.B133]/100)*6;2)"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134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formula="of:=ROUND(([.B135]/100)*6;2)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ROUND(([.B136]/100)*6;2)" office:value-type="float" office:value="7.08" calcext:value-type="float">
            <text:p>7,08</text:p>
          </table:table-cell>
          <table:table-cell table:number-columns-repeated="6"/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ROUND(([.B137]/100)*6;2)" office:value-type="float" office:value="2.22" calcext:value-type="float">
            <text:p>2,22</text:p>
          </table:table-cell>
          <table:table-cell table:number-columns-repeated="6"/>
        </table:table-row>
        <table:table-row table:style-name="ro1">
          <table:table-cell office:value-type="date" office:date-value="2014-05-17" calcext:value-type="date">
            <text:p>2014-05-17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ROUND(([.B138]/100)*6;2)" office:value-type="float" office:value="6.42" calcext:value-type="float">
            <text:p>6,42</text:p>
          </table:table-cell>
          <table:table-cell table:number-columns-repeated="6"/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ROUND(([.B139]/100)*6;2)" office:value-type="float" office:value="3.06" calcext:value-type="float">
            <text:p>3,06</text:p>
          </table:table-cell>
          <table:table-cell table:number-columns-repeated="6"/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ROUND(([.B140]/100)*6;2)" office:value-type="float" office:value="4.56" calcext:value-type="float">
            <text:p>4,56</text:p>
          </table:table-cell>
          <table:table-cell table:number-columns-repeated="6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141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formula="of:=ROUND(([.B142]/100)*6;2)" office:value-type="float" office:value="8.94" calcext:value-type="float">
            <text:p>8,94</text:p>
          </table:table-cell>
          <table:table-cell table:number-columns-repeated="6"/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ROUND(([.B143]/100)*6;2)" office:value-type="float" office:value="4.32" calcext:value-type="float">
            <text:p>4,32</text:p>
          </table:table-cell>
          <table:table-cell table:number-columns-repeated="6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formula="of:=ROUND(([.B144]/100)*6;2)" office:value-type="float" office:value="4.98" calcext:value-type="float">
            <text:p>4,98</text:p>
          </table:table-cell>
          <table:table-cell table:number-columns-repeated="6"/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table:formula="of:=ROUND(([.B145]/100)*6;2)" office:value-type="float" office:value="6.06" calcext:value-type="float">
            <text:p>6,06</text:p>
          </table:table-cell>
          <table:table-cell table:number-columns-repeated="6"/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ROUND(([.B146]/100)*6;2)"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ROUND(([.B147]/100)*6;2)" office:value-type="float" office:value="3.54" calcext:value-type="float">
            <text:p>3,54</text:p>
          </table:table-cell>
          <table:table-cell table:number-columns-repeated="6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ROUND(([.B148]/100)*6;2)" office:value-type="float" office:value="4.86" calcext:value-type="float">
            <text:p>4,86</text:p>
          </table:table-cell>
          <table:table-cell table:number-columns-repeated="6"/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ROUND(([.B149]/100)*6;2)" office:value-type="float" office:value="5.34" calcext:value-type="float">
            <text:p>5,34</text:p>
          </table:table-cell>
          <table:table-cell table:number-columns-repeated="6"/>
        </table:table-row>
        <table:table-row table:style-name="ro1">
          <table:table-cell office:value-type="date" office:date-value="2014-05-29" calcext:value-type="date">
            <text:p>2014-05-29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ROUND(([.B150]/100)*6;2)"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office:value-type="date" office:date-value="2014-05-30" calcext:value-type="date">
            <text:p>2014-05-30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ROUND(([.B151]/100)*6;2)" office:value-type="float" office:value="4.02" calcext:value-type="float">
            <text:p>4,02</text:p>
          </table:table-cell>
          <table:table-cell table:number-columns-repeated="6"/>
        </table:table-row>
        <table:table-row table:style-name="ro1">
          <table:table-cell office:value-type="date" office:date-value="2014-05-31" calcext:value-type="date">
            <text:p>2014-05-31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formula="of:=ROUND(([.B152]/100)*6;2)" office:value-type="float" office:value="7.32" calcext:value-type="float">
            <text:p>7,32</text:p>
          </table:table-cell>
          <table:table-cell table:number-columns-repeated="6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ROUND(([.B153]/100)*6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formula="of:=ROUND(([.B154]/100)*6;2)" office:value-type="float" office:value="8.7" calcext:value-type="float">
            <text:p>8,7</text:p>
          </table:table-cell>
          <table:table-cell table:number-columns-repeated="6"/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ROUND(([.B155]/100)*6;2)" office:value-type="float" office:value="2.16" calcext:value-type="float">
            <text:p>2,16</text:p>
          </table:table-cell>
          <table:table-cell table:number-columns-repeated="6"/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ROUND(([.B156]/100)*6;2)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ROUND(([.B157]/100)*6;2)" office:value-type="float" office:value="7.92" calcext:value-type="float">
            <text:p>7,92</text:p>
          </table:table-cell>
          <table:table-cell table:number-columns-repeated="6"/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ROUND(([.B158]/100)*6;2)" office:value-type="float" office:value="3.06" calcext:value-type="float">
            <text:p>3,06</text:p>
          </table:table-cell>
          <table:table-cell table:number-columns-repeated="6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formula="of:=ROUND(([.B159]/100)*6;2)" office:value-type="float" office:value="1.92" calcext:value-type="float">
            <text:p>1,92</text:p>
          </table:table-cell>
          <table:table-cell table:number-columns-repeated="6"/>
        </table:table-row>
        <table:table-row table:style-name="ro1">
          <table:table-cell office:value-type="date" office:date-value="2014-06-08" calcext:value-type="date">
            <text:p>2014-06-08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table:formula="of:=ROUND(([.B160]/100)*6;2)" office:value-type="float" office:value="7.8" calcext:value-type="float">
            <text:p>7,8</text:p>
          </table:table-cell>
          <table:table-cell table:number-columns-repeated="6"/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161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6-10" calcext:value-type="date">
            <text:p>2014-06-1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162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06-11" calcext:value-type="date">
            <text:p>2014-06-11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table:formula="of:=ROUND(([.B163]/100)*6;2)" office:value-type="float" office:value="6.24" calcext:value-type="float">
            <text:p>6,24</text:p>
          </table:table-cell>
          <table:table-cell table:number-columns-repeated="6"/>
        </table:table-row>
        <table:table-row table:style-name="ro1">
          <table:table-cell office:value-type="date" office:date-value="2014-06-12" calcext:value-type="date">
            <text:p>2014-06-12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ROUND(([.B164]/100)*6;2)" office:value-type="float" office:value="7.08" calcext:value-type="float">
            <text:p>7,08</text:p>
          </table:table-cell>
          <table:table-cell table:number-columns-repeated="6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ROUND(([.B165]/100)*6;2)"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date" office:date-value="2014-06-14" calcext:value-type="date">
            <text:p>2014-06-14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ROUND(([.B166]/100)*6;2)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ROUND(([.B167]/100)*6;2)" office:value-type="float" office:value="1.38" calcext:value-type="float">
            <text:p>1,38</text:p>
          </table:table-cell>
          <table:table-cell table:number-columns-repeated="6"/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formula="of:=ROUND(([.B168]/100)*6;2)" office:value-type="float" office:value="6.54" calcext:value-type="float">
            <text:p>6,54</text:p>
          </table:table-cell>
          <table:table-cell table:number-columns-repeated="6"/>
        </table:table-row>
        <table:table-row table:style-name="ro1">
          <table:table-cell office:value-type="date" office:date-value="2014-06-17" calcext:value-type="date">
            <text:p>2014-06-17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169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06-18" calcext:value-type="date">
            <text:p>2014-06-18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formula="of:=ROUND(([.B170]/100)*6;2)" office:value-type="float" office:value="8.16" calcext:value-type="float">
            <text:p>8,16</text:p>
          </table:table-cell>
          <table:table-cell table:number-columns-repeated="6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ROUND(([.B171]/100)*6;2)" office:value-type="float" office:value="7.92" calcext:value-type="float">
            <text:p>7,92</text:p>
          </table:table-cell>
          <table:table-cell table:number-columns-repeated="6"/>
        </table:table-row>
        <table:table-row table:style-name="ro1">
          <table:table-cell office:value-type="date" office:date-value="2014-06-20" calcext:value-type="date">
            <text:p>2014-06-20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table:formula="of:=ROUND(([.B172]/100)*6;2)" office:value-type="float" office:value="5.52" calcext:value-type="float">
            <text:p>5,52</text:p>
          </table:table-cell>
          <table:table-cell table:number-columns-repeated="6"/>
        </table:table-row>
        <table:table-row table:style-name="ro1">
          <table:table-cell office:value-type="date" office:date-value="2014-06-21" calcext:value-type="date">
            <text:p>2014-06-2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173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06-22" calcext:value-type="date">
            <text:p>2014-06-22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formula="of:=ROUND(([.B174]/100)*6;2)" office:value-type="float" office:value="8.76" calcext:value-type="float">
            <text:p>8,76</text:p>
          </table:table-cell>
          <table:table-cell table:number-columns-repeated="6"/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ROUND(([.B175]/100)*6;2)" office:value-type="float" office:value="5.4" calcext:value-type="float">
            <text:p>5,4</text:p>
          </table:table-cell>
          <table:table-cell table:number-columns-repeated="6"/>
        </table:table-row>
        <table:table-row table:style-name="ro1">
          <table:table-cell office:value-type="date" office:date-value="2014-06-24" calcext:value-type="date">
            <text:p>2014-06-24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formula="of:=ROUND(([.B176]/100)*6;2)" office:value-type="float" office:value="4.44" calcext:value-type="float">
            <text:p>4,44</text:p>
          </table:table-cell>
          <table:table-cell table:number-columns-repeated="6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ROUND(([.B177]/100)*6;2)" office:value-type="float" office:value="5.82" calcext:value-type="float">
            <text:p>5,82</text:p>
          </table:table-cell>
          <table:table-cell table:number-columns-repeated="6"/>
        </table:table-row>
        <table:table-row table:style-name="ro1">
          <table:table-cell office:value-type="date" office:date-value="2014-06-26" calcext:value-type="date">
            <text:p>2014-06-26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formula="of:=ROUND(([.B178]/100)*6;2)" office:value-type="float" office:value="8.88" calcext:value-type="float">
            <text:p>8,88</text:p>
          </table:table-cell>
          <table:table-cell table:number-columns-repeated="6"/>
        </table:table-row>
        <table:table-row table:style-name="ro1">
          <table:table-cell office:value-type="date" office:date-value="2014-06-27" calcext:value-type="date">
            <text:p>2014-06-27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179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6-28" calcext:value-type="date">
            <text:p>2014-06-28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formula="of:=ROUND(([.B180]/100)*6;2)" office:value-type="float" office:value="3.72" calcext:value-type="float">
            <text:p>3,72</text:p>
          </table:table-cell>
          <table:table-cell table:number-columns-repeated="6"/>
        </table:table-row>
        <table:table-row table:style-name="ro1">
          <table:table-cell office:value-type="date" office:date-value="2014-06-29" calcext:value-type="date">
            <text:p>2014-06-29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table:formula="of:=ROUND(([.B181]/100)*6;2)" office:value-type="float" office:value="7.8" calcext:value-type="float">
            <text:p>7,8</text:p>
          </table:table-cell>
          <table:table-cell table:number-columns-repeated="6"/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182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ROUND(([.B183]/100)*6;2)" office:value-type="float" office:value="5.7" calcext:value-type="float">
            <text:p>5,7</text:p>
          </table:table-cell>
          <table:table-cell table:number-columns-repeated="6"/>
        </table:table-row>
        <table:table-row table:style-name="ro1">
          <table:table-cell office:value-type="date" office:date-value="2014-07-02" calcext:value-type="date">
            <text:p>2014-07-0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ROUND(([.B184]/100)*6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ROUND(([.B185]/100)*6;2)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date" office:date-value="2014-07-04" calcext:value-type="date">
            <text:p>2014-07-04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ROUND(([.B186]/100)*6;2)" office:value-type="float" office:value="1.62" calcext:value-type="float">
            <text:p>1,62</text:p>
          </table:table-cell>
          <table:table-cell table:number-columns-repeated="6"/>
        </table:table-row>
        <table:table-row table:style-name="ro1">
          <table:table-cell office:value-type="date" office:date-value="2014-07-05" calcext:value-type="date">
            <text:p>2014-07-05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formula="of:=ROUND(([.B187]/100)*6;2)" office:value-type="float" office:value="3.36" calcext:value-type="float">
            <text:p>3,36</text:p>
          </table:table-cell>
          <table:table-cell table:number-columns-repeated="6"/>
        </table:table-row>
        <table:table-row table:style-name="ro1">
          <table:table-cell office:value-type="date" office:date-value="2014-07-06" calcext:value-type="date">
            <text:p>2014-07-06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formula="of:=ROUND(([.B188]/100)*6;2)" office:value-type="float" office:value="8.46" calcext:value-type="float">
            <text:p>8,46</text:p>
          </table:table-cell>
          <table:table-cell table:number-columns-repeated="6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ROUND(([.B189]/100)*6;2)"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ROUND(([.B190]/100)*6;2)" office:value-type="float" office:value="5.7" calcext:value-type="float">
            <text:p>5,7</text:p>
          </table:table-cell>
          <table:table-cell table:number-columns-repeated="6"/>
        </table:table-row>
        <table:table-row table:style-name="ro1">
          <table:table-cell office:value-type="date" office:date-value="2014-07-09" calcext:value-type="date">
            <text:p>2014-07-09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ROUND(([.B191]/100)*6;2)" office:value-type="float" office:value="4.86" calcext:value-type="float">
            <text:p>4,86</text:p>
          </table:table-cell>
          <table:table-cell table:number-columns-repeated="6"/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ROUND(([.B192]/100)*6;2)"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ROUND(([.B193]/100)*6;2)" office:value-type="float" office:value="4.56" calcext:value-type="float">
            <text:p>4,56</text:p>
          </table:table-cell>
          <table:table-cell table:number-columns-repeated="6"/>
        </table:table-row>
        <table:table-row table:style-name="ro1">
          <table:table-cell office:value-type="date" office:date-value="2014-07-12" calcext:value-type="date">
            <text:p>2014-07-12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ROUND(([.B194]/100)*6;2)" office:value-type="float" office:value="4.02" calcext:value-type="float">
            <text:p>4,02</text:p>
          </table:table-cell>
          <table:table-cell table:number-columns-repeated="6"/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formula="of:=ROUND(([.B195]/100)*6;2)"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ROUND(([.B196]/100)*6;2)" office:value-type="float" office:value="4.02" calcext:value-type="float">
            <text:p>4,02</text:p>
          </table:table-cell>
          <table:table-cell table:number-columns-repeated="6"/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197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ROUND(([.B198]/100)*6;2)" office:value-type="float" office:value="4.14" calcext:value-type="float">
            <text:p>4,14</text:p>
          </table:table-cell>
          <table:table-cell table:number-columns-repeated="6"/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ROUND(([.B199]/100)*6;2)" office:value-type="float" office:value="3.66" calcext:value-type="float">
            <text:p>3,66</text:p>
          </table:table-cell>
          <table:table-cell table:number-columns-repeated="6"/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200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formula="of:=ROUND(([.B201]/100)*6;2)" office:value-type="float" office:value="0.96" calcext:value-type="float">
            <text:p>0,96</text:p>
          </table:table-cell>
          <table:table-cell table:number-columns-repeated="6"/>
        </table:table-row>
        <table:table-row table:style-name="ro1">
          <table:table-cell office:value-type="date" office:date-value="2014-07-20" calcext:value-type="date">
            <text:p>2014-07-20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formula="of:=ROUND(([.B202]/100)*6;2)"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ROUND(([.B203]/100)*6;2)" office:value-type="float" office:value="4.02" calcext:value-type="float">
            <text:p>4,02</text:p>
          </table:table-cell>
          <table:table-cell table:number-columns-repeated="6"/>
        </table:table-row>
        <table:table-row table:style-name="ro1">
          <table:table-cell office:value-type="date" office:date-value="2014-07-22" calcext:value-type="date">
            <text:p>2014-07-22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ROUND(([.B204]/100)*6;2)" office:value-type="float" office:value="3.06" calcext:value-type="float">
            <text:p>3,06</text:p>
          </table:table-cell>
          <table:table-cell table:number-columns-repeated="6"/>
        </table:table-row>
        <table:table-row table:style-name="ro1">
          <table:table-cell office:value-type="date" office:date-value="2014-07-23" calcext:value-type="date">
            <text:p>2014-07-2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ROUND(([.B205]/100)*6;2)" office:value-type="float" office:value="2.04" calcext:value-type="float">
            <text:p>2,04</text:p>
          </table:table-cell>
          <table:table-cell table:number-columns-repeated="6"/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ROUND(([.B206]/100)*6;2)"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ROUND(([.B207]/100)*6;2)"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office:value-type="date" office:date-value="2014-07-26" calcext:value-type="date">
            <text:p>2014-07-26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ROUND(([.B208]/100)*6;2)" office:value-type="float" office:value="3.18" calcext:value-type="float">
            <text:p>3,18</text:p>
          </table:table-cell>
          <table:table-cell table:number-columns-repeated="6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ROUND(([.B209]/100)*6;2)" office:value-type="float" office:value="3.96" calcext:value-type="float">
            <text:p>3,96</text:p>
          </table:table-cell>
          <table:table-cell table:number-columns-repeated="6"/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formula="of:=ROUND(([.B210]/100)*6;2)" office:value-type="float" office:value="6.54" calcext:value-type="float">
            <text:p>6,54</text:p>
          </table:table-cell>
          <table:table-cell table:number-columns-repeated="6"/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ROUND(([.B211]/100)*6;2)"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formula="of:=ROUND(([.B212]/100)*6;2)"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213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214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8-02" calcext:value-type="date">
            <text:p>2014-08-02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formula="of:=ROUND(([.B215]/100)*6;2)" office:value-type="float" office:value="6.96" calcext:value-type="float">
            <text:p>6,96</text:p>
          </table:table-cell>
          <table:table-cell table:number-columns-repeated="6"/>
        </table:table-row>
        <table:table-row table:style-name="ro1">
          <table:table-cell office:value-type="date" office:date-value="2014-08-03" calcext:value-type="date">
            <text:p>2014-08-03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ROUND(([.B216]/100)*6;2)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ROUND(([.B217]/100)*6;2)" office:value-type="float" office:value="3.96" calcext:value-type="float">
            <text:p>3,96</text:p>
          </table:table-cell>
          <table:table-cell table:number-columns-repeated="6"/>
        </table:table-row>
        <table:table-row table:style-name="ro1">
          <table:table-cell office:value-type="date" office:date-value="2014-08-05" calcext:value-type="date">
            <text:p>2014-08-05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table:formula="of:=ROUND(([.B218]/100)*6;2)" office:value-type="float" office:value="7.74" calcext:value-type="float">
            <text:p>7,74</text:p>
          </table:table-cell>
          <table:table-cell table:number-columns-repeated="6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219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8-07" calcext:value-type="date">
            <text:p>2014-08-07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ROUND(([.B220]/100)*6;2)" office:value-type="float" office:value="3.06" calcext:value-type="float">
            <text:p>3,06</text:p>
          </table:table-cell>
          <table:table-cell table:number-columns-repeated="6"/>
        </table:table-row>
        <table:table-row table:style-name="ro1">
          <table:table-cell office:value-type="date" office:date-value="2014-08-08" calcext:value-type="date">
            <text:p>2014-08-08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ROUND(([.B221]/100)*6;2)" office:value-type="float" office:value="4.32" calcext:value-type="float">
            <text:p>4,32</text:p>
          </table:table-cell>
          <table:table-cell table:number-columns-repeated="6"/>
        </table:table-row>
        <table:table-row table:style-name="ro1">
          <table:table-cell office:value-type="date" office:date-value="2014-08-09" calcext:value-type="date">
            <text:p>2014-08-0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ROUND(([.B222]/100)*6;2)"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office:value-type="date" office:date-value="2014-08-10" calcext:value-type="date">
            <text:p>2014-08-1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ROUND(([.B223]/100)*6;2)" office:value-type="float" office:value="5.7" calcext:value-type="float">
            <text:p>5,7</text:p>
          </table:table-cell>
          <table:table-cell table:number-columns-repeated="6"/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table:formula="of:=ROUND(([.B224]/100)*6;2)" office:value-type="float" office:value="6.24" calcext:value-type="float">
            <text:p>6,24</text:p>
          </table:table-cell>
          <table:table-cell table:number-columns-repeated="6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formula="of:=ROUND(([.B225]/100)*6;2)" office:value-type="float" office:value="0.96" calcext:value-type="float">
            <text:p>0,96</text:p>
          </table:table-cell>
          <table:table-cell table:number-columns-repeated="6"/>
        </table:table-row>
        <table:table-row table:style-name="ro1">
          <table:table-cell office:value-type="date" office:date-value="2014-08-13" calcext:value-type="date">
            <text:p>2014-08-1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ROUND(([.B226]/100)*6;2)" office:value-type="float" office:value="2.04" calcext:value-type="float">
            <text:p>2,04</text:p>
          </table:table-cell>
          <table:table-cell table:number-columns-repeated="6"/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227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table:formula="of:=ROUND(([.B228]/100)*6;2)" office:value-type="float" office:value="7.98" calcext:value-type="float">
            <text:p>7,98</text:p>
          </table:table-cell>
          <table:table-cell table:number-columns-repeated="6"/>
        </table:table-row>
        <table:table-row table:style-name="ro1">
          <table:table-cell office:value-type="date" office:date-value="2014-08-16" calcext:value-type="date">
            <text:p>2014-08-16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ROUND(([.B229]/100)*6;2)" office:value-type="float" office:value="6.84" calcext:value-type="float">
            <text:p>6,84</text:p>
          </table:table-cell>
          <table:table-cell table:number-columns-repeated="6"/>
        </table:table-row>
        <table:table-row table:style-name="ro1">
          <table:table-cell office:value-type="date" office:date-value="2014-08-17" calcext:value-type="date">
            <text:p>2014-08-17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ROUND(([.B230]/100)*6;2)" office:value-type="float" office:value="2.22" calcext:value-type="float">
            <text:p>2,22</text:p>
          </table:table-cell>
          <table:table-cell table:number-columns-repeated="6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ROUND(([.B231]/100)*6;2)" office:value-type="float" office:value="2.46" calcext:value-type="float">
            <text:p>2,46</text:p>
          </table:table-cell>
          <table:table-cell table:number-columns-repeated="6"/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formula="of:=ROUND(([.B232]/100)*6;2)" office:value-type="float" office:value="8.82" calcext:value-type="float">
            <text:p>8,82</text:p>
          </table:table-cell>
          <table:table-cell table:number-columns-repeated="6"/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ROUND(([.B233]/100)*6;2)"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office:value-type="date" office:date-value="2014-08-21" calcext:value-type="date">
            <text:p>2014-08-21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formula="of:=ROUND(([.B234]/100)*6;2)" office:value-type="float" office:value="6.36" calcext:value-type="float">
            <text:p>6,36</text:p>
          </table:table-cell>
          <table:table-cell table:number-columns-repeated="6"/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formula="of:=ROUND(([.B235]/100)*6;2)" office:value-type="float" office:value="7.44" calcext:value-type="float">
            <text:p>7,44</text:p>
          </table:table-cell>
          <table:table-cell table:number-columns-repeated="6"/>
        </table:table-row>
        <table:table-row table:style-name="ro1">
          <table:table-cell office:value-type="date" office:date-value="2014-08-23" calcext:value-type="date">
            <text:p>2014-08-23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ROUND(([.B236]/100)*6;2)" office:value-type="float" office:value="5.82" calcext:value-type="float">
            <text:p>5,82</text:p>
          </table:table-cell>
          <table:table-cell table:number-columns-repeated="6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ROUND(([.B237]/100)*6;2)"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ROUND(([.B238]/100)*6;2)" office:value-type="float" office:value="7.92" calcext:value-type="float">
            <text:p>7,92</text:p>
          </table:table-cell>
          <table:table-cell table:number-columns-repeated="6"/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ROUND(([.B239]/100)*6;2)" office:value-type="float" office:value="6.42" calcext:value-type="float">
            <text:p>6,42</text:p>
          </table:table-cell>
          <table:table-cell table:number-columns-repeated="6"/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ROUND(([.B240]/100)*6;2)" office:value-type="float" office:value="3.24" calcext:value-type="float">
            <text:p>3,24</text:p>
          </table:table-cell>
          <table:table-cell table:number-columns-repeated="6"/>
        </table:table-row>
        <table:table-row table:style-name="ro1">
          <table:table-cell office:value-type="date" office:date-value="2014-08-28" calcext:value-type="date">
            <text:p>2014-08-28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formula="of:=ROUND(([.B241]/100)*6;2)" office:value-type="float" office:value="6.96" calcext:value-type="float">
            <text:p>6,96</text:p>
          </table:table-cell>
          <table:table-cell table:number-columns-repeated="6"/>
        </table:table-row>
        <table:table-row table:style-name="ro1">
          <table:table-cell office:value-type="date" office:date-value="2014-08-29" calcext:value-type="date">
            <text:p>2014-08-29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242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formula="of:=ROUND(([.B243]/100)*6;2)"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office:value-type="date" office:date-value="2014-08-31" calcext:value-type="date">
            <text:p>2014-08-31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ROUND(([.B244]/100)*6;2)" office:value-type="float" office:value="4.32" calcext:value-type="float">
            <text:p>4,32</text:p>
          </table:table-cell>
          <table:table-cell table:number-columns-repeated="6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ROUND(([.B245]/100)*6;2)" office:value-type="float" office:value="5.64" calcext:value-type="float">
            <text:p>5,64</text:p>
          </table:table-cell>
          <table:table-cell table:number-columns-repeated="6"/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ROUND(([.B246]/100)*6;2)" office:value-type="float" office:value="5.82" calcext:value-type="float">
            <text:p>5,82</text:p>
          </table:table-cell>
          <table:table-cell table:number-columns-repeated="6"/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formula="of:=ROUND(([.B247]/100)*6;2)" office:value-type="float" office:value="8.28" calcext:value-type="float">
            <text:p>8,28</text:p>
          </table:table-cell>
          <table:table-cell table:number-columns-repeated="6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248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formula="of:=ROUND(([.B249]/100)*6;2)" office:value-type="float" office:value="8.64" calcext:value-type="float">
            <text:p>8,64</text:p>
          </table:table-cell>
          <table:table-cell table:number-columns-repeated="6"/>
        </table:table-row>
        <table:table-row table:style-name="ro1">
          <table:table-cell office:value-type="date" office:date-value="2014-09-06" calcext:value-type="date">
            <text:p>2014-09-06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250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09-07" calcext:value-type="date">
            <text:p>2014-09-07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251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ROUND(([.B252]/100)*6;2)"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table:formula="of:=ROUND(([.B253]/100)*6;2)" office:value-type="float" office:value="8.1" calcext:value-type="float">
            <text:p>8,1</text:p>
          </table:table-cell>
          <table:table-cell table:number-columns-repeated="6"/>
        </table:table-row>
        <table:table-row table:style-name="ro1">
          <table:table-cell office:value-type="date" office:date-value="2014-09-10" calcext:value-type="date">
            <text:p>2014-09-1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ROUND(([.B254]/100)*6;2)" office:value-type="float" office:value="5.16" calcext:value-type="float">
            <text:p>5,16</text:p>
          </table:table-cell>
          <table:table-cell table:number-columns-repeated="6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ROUND(([.B255]/100)*6;2)" office:value-type="float" office:value="5.7" calcext:value-type="float">
            <text:p>5,7</text:p>
          </table:table-cell>
          <table:table-cell table:number-columns-repeated="6"/>
        </table:table-row>
        <table:table-row table:style-name="ro1">
          <table:table-cell office:value-type="date" office:date-value="2014-09-12" calcext:value-type="date">
            <text:p>2014-09-12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ROUND(([.B256]/100)*6;2)" office:value-type="float" office:value="2.52" calcext:value-type="float">
            <text:p>2,52</text:p>
          </table:table-cell>
          <table:table-cell table:number-columns-repeated="6"/>
        </table:table-row>
        <table:table-row table:style-name="ro1">
          <table:table-cell office:value-type="date" office:date-value="2014-09-13" calcext:value-type="date">
            <text:p>2014-09-13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ROUND(([.B257]/100)*6;2)" office:value-type="float" office:value="4.92" calcext:value-type="float">
            <text:p>4,92</text:p>
          </table:table-cell>
          <table:table-cell table:number-columns-repeated="6"/>
        </table:table-row>
        <table:table-row table:style-name="ro1">
          <table:table-cell office:value-type="date" office:date-value="2014-09-14" calcext:value-type="date">
            <text:p>2014-09-14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formula="of:=ROUND(([.B258]/100)*6;2)" office:value-type="float" office:value="1.56" calcext:value-type="float">
            <text:p>1,56</text:p>
          </table:table-cell>
          <table:table-cell table:number-columns-repeated="6"/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ROUND(([.B259]/100)*6;2)" office:value-type="float" office:value="6.84" calcext:value-type="float">
            <text:p>6,84</text:p>
          </table:table-cell>
          <table:table-cell table:number-columns-repeated="6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260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formula="of:=ROUND(([.B261]/100)*6;2)" office:value-type="float" office:value="8.28" calcext:value-type="float">
            <text:p>8,28</text:p>
          </table:table-cell>
          <table:table-cell table:number-columns-repeated="6"/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ROUND(([.B262]/100)*6;2)" office:value-type="float" office:value="2.82" calcext:value-type="float">
            <text:p>2,82</text:p>
          </table:table-cell>
          <table:table-cell table:number-columns-repeated="6"/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ROUND(([.B263]/100)*6;2)" office:value-type="float" office:value="5.1" calcext:value-type="float">
            <text:p>5,1</text:p>
          </table:table-cell>
          <table:table-cell table:number-columns-repeated="6"/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ROUND(([.B264]/100)*6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4-09-21" calcext:value-type="date">
            <text:p>2014-09-21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table:formula="of:=ROUND(([.B265]/100)*6;2)" office:value-type="float" office:value="7.98" calcext:value-type="float">
            <text:p>7,98</text:p>
          </table:table-cell>
          <table:table-cell table:number-columns-repeated="6"/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ROUND(([.B266]/100)*6;2)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formula="of:=ROUND(([.B267]/100)*6;2)" office:value-type="float" office:value="8.28" calcext:value-type="float">
            <text:p>8,28</text:p>
          </table:table-cell>
          <table:table-cell table:number-columns-repeated="6"/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ROUND(([.B268]/100)*6;2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table:formula="of:=ROUND(([.B269]/100)*6;2)" office:value-type="float" office:value="7.98" calcext:value-type="float">
            <text:p>7,98</text:p>
          </table:table-cell>
          <table:table-cell table:number-columns-repeated="6"/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formula="of:=ROUND(([.B270]/100)*6;2)" office:value-type="float" office:value="6.6" calcext:value-type="float">
            <text:p>6,6</text:p>
          </table:table-cell>
          <table:table-cell table:number-columns-repeated="6"/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ROUND(([.B271]/100)*6;2)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ROUND(([.B272]/100)*6;2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ROUND(([.B273]/100)*6;2)" office:value-type="float" office:value="3.66" calcext:value-type="float">
            <text:p>3,66</text:p>
          </table:table-cell>
          <table:table-cell table:number-columns-repeated="6"/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ROUND(([.B274]/100)*6;2)"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275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ROUND(([.B276]/100)*6;2)" office:value-type="float" office:value="3.42" calcext:value-type="float">
            <text:p>3,42</text:p>
          </table:table-cell>
          <table:table-cell table:number-columns-repeated="6"/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formula="of:=ROUND(([.B277]/100)*6;2)" office:value-type="float" office:value="6.54" calcext:value-type="float">
            <text:p>6,54</text:p>
          </table:table-cell>
          <table:table-cell table:number-columns-repeated="6"/>
        </table:table-row>
        <table:table-row table:style-name="ro1">
          <table:table-cell office:value-type="date" office:date-value="2014-10-04" calcext:value-type="date">
            <text:p>2014-10-04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formula="of:=ROUND(([.B278]/100)*6;2)" office:value-type="float" office:value="6.36" calcext:value-type="float">
            <text:p>6,36</text:p>
          </table:table-cell>
          <table:table-cell table:number-columns-repeated="6"/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table:formula="of:=ROUND(([.B279]/100)*6;2)" office:value-type="float" office:value="1.02" calcext:value-type="float">
            <text:p>1,02</text:p>
          </table:table-cell>
          <table:table-cell table:number-columns-repeated="6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280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ROUND(([.B281]/100)*6;2)"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ROUND(([.B282]/100)*6;2)" office:value-type="float" office:value="1.98" calcext:value-type="float">
            <text:p>1,98</text:p>
          </table:table-cell>
          <table:table-cell table:number-columns-repeated="6"/>
        </table:table-row>
        <table:table-row table:style-name="ro1">
          <table:table-cell office:value-type="date" office:date-value="2014-10-09" calcext:value-type="date">
            <text:p>2014-10-09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formula="of:=ROUND(([.B283]/100)*6;2)"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formula="of:=ROUND(([.B284]/100)*6;2)" office:value-type="float" office:value="10.5" calcext:value-type="float">
            <text:p>10,5</text:p>
          </table:table-cell>
          <table:table-cell table:number-columns-repeated="6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formula="of:=ROUND(([.B285]/100)*6;2)" office:value-type="float" office:value="7.44" calcext:value-type="float">
            <text:p>7,44</text:p>
          </table:table-cell>
          <table:table-cell table:number-columns-repeated="6"/>
        </table:table-row>
        <table:table-row table:style-name="ro1">
          <table:table-cell office:value-type="date" office:date-value="2014-10-12" calcext:value-type="date">
            <text:p>2014-10-12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formula="of:=ROUND(([.B286]/100)*6;2)" office:value-type="float" office:value="7.26" calcext:value-type="float">
            <text:p>7,26</text:p>
          </table:table-cell>
          <table:table-cell table:number-columns-repeated="6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287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ROUND(([.B288]/100)*6;2)"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formula="of:=ROUND(([.B289]/100)*6;2)" office:value-type="float" office:value="6.96" calcext:value-type="float">
            <text:p>6,96</text:p>
          </table:table-cell>
          <table:table-cell table:number-columns-repeated="6"/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table:formula="of:=ROUND(([.B290]/100)*6;2)" office:value-type="float" office:value="7.38" calcext:value-type="float">
            <text:p>7,38</text:p>
          </table:table-cell>
          <table:table-cell table:number-columns-repeated="6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table:formula="of:=ROUND(([.B291]/100)*6;2)" office:value-type="float" office:value="7.38" calcext:value-type="float">
            <text:p>7,38</text:p>
          </table:table-cell>
          <table:table-cell table:number-columns-repeated="6"/>
        </table:table-row>
        <table:table-row table:style-name="ro1">
          <table:table-cell office:value-type="date" office:date-value="2014-10-18" calcext:value-type="date">
            <text:p>2014-10-18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formula="of:=ROUND(([.B292]/100)*6;2)" office:value-type="float" office:value="8.7" calcext:value-type="float">
            <text:p>8,7</text:p>
          </table:table-cell>
          <table:table-cell table:number-columns-repeated="6"/>
        </table:table-row>
        <table:table-row table:style-name="ro1">
          <table:table-cell office:value-type="date" office:date-value="2014-10-19" calcext:value-type="date">
            <text:p>2014-10-19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formula="of:=ROUND(([.B293]/100)*6;2)" office:value-type="float" office:value="5.22" calcext:value-type="float">
            <text:p>5,22</text:p>
          </table:table-cell>
          <table:table-cell table:number-columns-repeated="6"/>
        </table:table-row>
        <table:table-row table:style-name="ro1">
          <table:table-cell office:value-type="date" office:date-value="2014-10-20" calcext:value-type="date">
            <text:p>2014-10-20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formula="of:=ROUND(([.B294]/100)*6;2)" office:value-type="float" office:value="7.02" calcext:value-type="float">
            <text:p>7,02</text:p>
          </table:table-cell>
          <table:table-cell table:number-columns-repeated="6"/>
        </table:table-row>
        <table:table-row table:style-name="ro1">
          <table:table-cell office:value-type="date" office:date-value="2014-10-21" calcext:value-type="date">
            <text:p>2014-10-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ROUND(([.B295]/100)*6;2)" office:value-type="float" office:value="3.66" calcext:value-type="float">
            <text:p>3,66</text:p>
          </table:table-cell>
          <table:table-cell table:number-columns-repeated="6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ROUND(([.B296]/100)*6;2)" office:value-type="float" office:value="5.64" calcext:value-type="float">
            <text:p>5,64</text:p>
          </table:table-cell>
          <table:table-cell table:number-columns-repeated="6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formula="of:=ROUND(([.B297]/100)*6;2)" office:value-type="float" office:value="6.78" calcext:value-type="float">
            <text:p>6,78</text:p>
          </table:table-cell>
          <table:table-cell table:number-columns-repeated="6"/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formula="of:=ROUND(([.B298]/100)*6;2)" office:value-type="float" office:value="8.64" calcext:value-type="float">
            <text:p>8,64</text:p>
          </table:table-cell>
          <table:table-cell table:number-columns-repeated="6"/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ROUND(([.B299]/100)*6;2)" office:value-type="float" office:value="3.96" calcext:value-type="float">
            <text:p>3,96</text:p>
          </table:table-cell>
          <table:table-cell table:number-columns-repeated="6"/>
        </table:table-row>
        <table:table-row table:style-name="ro1">
          <table:table-cell office:value-type="date" office:date-value="2014-10-26" calcext:value-type="date">
            <text:p>2014-10-26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ROUND(([.B300]/100)*6;2)" office:value-type="float" office:value="4.14" calcext:value-type="float">
            <text:p>4,14</text:p>
          </table:table-cell>
          <table:table-cell table:number-columns-repeated="6"/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formula="of:=ROUND(([.B301]/100)*6;2)" office:value-type="float" office:value="7.62" calcext:value-type="float">
            <text:p>7,62</text:p>
          </table:table-cell>
          <table:table-cell table:number-columns-repeated="6"/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float" office:value="112" calcext:value-type="float">
            <text:p>112</text:p>
          </table:table-cell>
          <table:table-cell table:number-columns-repeated="5"/>
          <table:table-cell table:formula="of:=ROUND(([.B302]/100)*6;2)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ROUND(([.B303]/100)*6;2)" office:value-type="float" office:value="5.94" calcext:value-type="float">
            <text:p>5,94</text:p>
          </table:table-cell>
          <table:table-cell table:number-columns-repeated="6"/>
        </table:table-row>
        <table:table-row table:style-name="ro1">
          <table:table-cell office:value-type="date" office:date-value="2014-10-30" calcext:value-type="date">
            <text:p>2014-10-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ROUND(([.B304]/100)*6;2)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ROUND(([.B305]/100)*6;2)" office:value-type="float" office:value="7.08" calcext:value-type="float">
            <text:p>7,08</text:p>
          </table:table-cell>
          <table:table-cell table:number-columns-repeated="6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ROUND(([.B306]/100)*6;2)"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 office:value-type="date" office:date-value="2014-11-02" calcext:value-type="date">
            <text:p>2014-11-02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table:formula="of:=ROUND(([.B307]/100)*6;2)" office:value-type="float" office:value="7.98" calcext:value-type="float">
            <text:p>7,98</text:p>
          </table:table-cell>
          <table:table-cell table:number-columns-repeated="6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formula="of:=ROUND(([.B308]/100)*6;2)" office:value-type="float" office:value="6.6" calcext:value-type="float">
            <text:p>6,6</text:p>
          </table:table-cell>
          <table:table-cell table:number-columns-repeated="6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formula="of:=ROUND(([.B309]/100)*6;2)" office:value-type="float" office:value="8.7" calcext:value-type="float">
            <text:p>8,7</text:p>
          </table:table-cell>
          <table:table-cell table:number-columns-repeated="6"/>
        </table:table-row>
        <table:table-row table:style-name="ro1">
          <table:table-cell office:value-type="date" office:date-value="2014-11-05" calcext:value-type="date">
            <text:p>2014-11-05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310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formula="of:=ROUND(([.B311]/100)*6;2)" office:value-type="float" office:value="6.18" calcext:value-type="float">
            <text:p>6,18</text:p>
          </table:table-cell>
          <table:table-cell table:number-columns-repeated="6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float" office:value="143" calcext:value-type="float">
            <text:p>143</text:p>
          </table:table-cell>
          <table:table-cell table:number-columns-repeated="5"/>
          <table:table-cell table:formula="of:=ROUND(([.B312]/100)*6;2)" office:value-type="float" office:value="8.58" calcext:value-type="float">
            <text:p>8,58</text:p>
          </table:table-cell>
          <table:table-cell table:number-columns-repeated="6"/>
        </table:table-row>
        <table:table-row table:style-name="ro1">
          <table:table-cell office:value-type="date" office:date-value="2014-11-08" calcext:value-type="date">
            <text:p>2014-11-0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ROUND(([.B313]/100)*6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4-11-09" calcext:value-type="date">
            <text:p>2014-11-09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formula="of:=ROUND(([.B314]/100)*6;2)" office:value-type="float" office:value="6.3" calcext:value-type="float">
            <text:p>6,3</text:p>
          </table:table-cell>
          <table:table-cell table:number-columns-repeated="6"/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table:formula="of:=ROUND(([.B315]/100)*6;2)" office:value-type="float" office:value="6.06" calcext:value-type="float">
            <text:p>6,06</text:p>
          </table:table-cell>
          <table:table-cell table:number-columns-repeated="6"/>
        </table:table-row>
        <table:table-row table:style-name="ro1">
          <table:table-cell office:value-type="date" office:date-value="2014-11-11" calcext:value-type="date">
            <text:p>2014-11-11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ROUND(([.B316]/100)*6;2)" office:value-type="float" office:value="6.84" calcext:value-type="float">
            <text:p>6,84</text:p>
          </table:table-cell>
          <table:table-cell table:number-columns-repeated="6"/>
        </table:table-row>
        <table:table-row table:style-name="ro1">
          <table:table-cell office:value-type="date" office:date-value="2014-11-12" calcext:value-type="date">
            <text:p>2014-11-12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formula="of:=ROUND(([.B317]/100)*6;2)" office:value-type="float" office:value="6.36" calcext:value-type="float">
            <text:p>6,36</text:p>
          </table:table-cell>
          <table:table-cell table:number-columns-repeated="6"/>
        </table:table-row>
        <table:table-row table:style-name="ro1">
          <table:table-cell office:value-type="date" office:date-value="2014-11-13" calcext:value-type="date">
            <text:p>2014-11-13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ROUND(([.B318]/100)*6;2)"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ROUND(([.B319]/100)*6;2)"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ROUND(([.B320]/100)*6;2)" office:value-type="float" office:value="1.62" calcext:value-type="float">
            <text:p>1,62</text:p>
          </table:table-cell>
          <table:table-cell table:number-columns-repeated="6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ROUND(([.B321]/100)*6;2)" office:value-type="float" office:value="1.38" calcext:value-type="float">
            <text:p>1,38</text:p>
          </table:table-cell>
          <table:table-cell table:number-columns-repeated="6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formula="of:=ROUND(([.B322]/100)*6;2)" office:value-type="float" office:value="6.36" calcext:value-type="float">
            <text:p>6,36</text:p>
          </table:table-cell>
          <table:table-cell table:number-columns-repeated="6"/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ROUND(([.B323]/100)*6;2)" office:value-type="float" office:value="5.4" calcext:value-type="float">
            <text:p>5,4</text:p>
          </table:table-cell>
          <table:table-cell table:number-columns-repeated="6"/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formula="of:=ROUND(([.B324]/100)*6;2)" office:value-type="float" office:value="7.14" calcext:value-type="float">
            <text:p>7,14</text:p>
          </table:table-cell>
          <table:table-cell table:number-columns-repeated="6"/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formula="of:=ROUND(([.B325]/100)*6;2)" office:value-type="float" office:value="6.6" calcext:value-type="float">
            <text:p>6,6</text:p>
          </table:table-cell>
          <table:table-cell table:number-columns-repeated="6"/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ROUND(([.B326]/100)*6;2)" office:value-type="float" office:value="1.38" calcext:value-type="float">
            <text:p>1,38</text:p>
          </table:table-cell>
          <table:table-cell table:number-columns-repeated="6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ROUND(([.B327]/100)*6;2)" office:value-type="float" office:value="3.18" calcext:value-type="float">
            <text:p>3,18</text:p>
          </table:table-cell>
          <table:table-cell table:number-columns-repeated="6"/>
        </table:table-row>
        <table:table-row table:style-name="ro1">
          <table:table-cell office:value-type="date" office:date-value="2014-11-23" calcext:value-type="date">
            <text:p>2014-11-23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ROUND(([.B328]/100)*6;2)" office:value-type="float" office:value="5.34" calcext:value-type="float">
            <text:p>5,34</text:p>
          </table:table-cell>
          <table:table-cell table:number-columns-repeated="6"/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formula="of:=ROUND(([.B329]/100)*6;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formula="of:=ROUND(([.B330]/100)*6;2)" office:value-type="float" office:value="2.64" calcext:value-type="float">
            <text:p>2,64</text:p>
          </table:table-cell>
          <table:table-cell table:number-columns-repeated="6"/>
        </table:table-row>
        <table:table-row table:style-name="ro1">
          <table:table-cell office:value-type="date" office:date-value="2014-11-26" calcext:value-type="date">
            <text:p>2014-11-26</text:p>
          </table:table-cell>
          <table:table-cell office:value-type="float" office:value="137" calcext:value-type="float">
            <text:p>137</text:p>
          </table:table-cell>
          <table:table-cell table:number-columns-repeated="5"/>
          <table:table-cell table:formula="of:=ROUND(([.B331]/100)*6;2)" office:value-type="float" office:value="8.22" calcext:value-type="float">
            <text:p>8,22</text:p>
          </table:table-cell>
          <table:table-cell table:number-columns-repeated="6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332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ROUND(([.B333]/100)*6;2)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date" office:date-value="2014-11-29" calcext:value-type="date">
            <text:p>2014-11-29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ROUND(([.B334]/100)*6;2)" office:value-type="float" office:value="2.16" calcext:value-type="float">
            <text:p>2,16</text:p>
          </table:table-cell>
          <table:table-cell table:number-columns-repeated="6"/>
        </table:table-row>
        <table:table-row table:style-name="ro1">
          <table:table-cell office:value-type="date" office:date-value="2014-11-30" calcext:value-type="date">
            <text:p>2014-11-3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ROUND(([.B335]/100)*6;2)" office:value-type="float" office:value="1.98" calcext:value-type="float">
            <text:p>1,98</text:p>
          </table:table-cell>
          <table:table-cell table:number-columns-repeated="6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ROUND(([.B336]/100)*6;2)" office:value-type="float" office:value="4.86" calcext:value-type="float">
            <text:p>4,86</text:p>
          </table:table-cell>
          <table:table-cell table:number-columns-repeated="6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ROUND(([.B337]/100)*6;2)"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ROUND(([.B338]/100)*6;2)"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ROUND(([.B339]/100)*6;2)" office:value-type="float" office:value="4.32" calcext:value-type="float">
            <text:p>4,32</text:p>
          </table:table-cell>
          <table:table-cell table:number-columns-repeated="6"/>
        </table:table-row>
        <table:table-row table:style-name="ro1">
          <table:table-cell office:value-type="date" office:date-value="2014-12-05" calcext:value-type="date">
            <text:p>2014-12-05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formula="of:=ROUND(([.B340]/100)*6;2)" office:value-type="float" office:value="7.26" calcext:value-type="float">
            <text:p>7,26</text:p>
          </table:table-cell>
          <table:table-cell table:number-columns-repeated="6"/>
        </table:table-row>
        <table:table-row table:style-name="ro1">
          <table:table-cell office:value-type="date" office:date-value="2014-12-06" calcext:value-type="date">
            <text:p>2014-12-06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formula="of:=ROUND(([.B341]/100)*6;2)" office:value-type="float" office:value="0.96" calcext:value-type="float">
            <text:p>0,96</text:p>
          </table:table-cell>
          <table:table-cell table:number-columns-repeated="6"/>
        </table:table-row>
        <table:table-row table:style-name="ro1">
          <table:table-cell office:value-type="date" office:date-value="2014-12-07" calcext:value-type="date">
            <text:p>2014-12-07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ROUND(([.B342]/100)*6;2)" office:value-type="float" office:value="5.64" calcext:value-type="float">
            <text:p>5,64</text:p>
          </table:table-cell>
          <table:table-cell table:number-columns-repeated="6"/>
        </table:table-row>
        <table:table-row table:style-name="ro1">
          <table:table-cell office:value-type="date" office:date-value="2014-12-08" calcext:value-type="date">
            <text:p>2014-12-08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ROUND(([.B343]/100)*6;2)"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ROUND(([.B344]/100)*6;2)" office:value-type="float" office:value="2.94" calcext:value-type="float">
            <text:p>2,94</text:p>
          </table:table-cell>
          <table:table-cell table:number-columns-repeated="6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formula="of:=ROUND(([.B345]/100)*6;2)" office:value-type="float" office:value="6.36" calcext:value-type="float">
            <text:p>6,36</text:p>
          </table:table-cell>
          <table:table-cell table:number-columns-repeated="6"/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ROUND(([.B346]/100)*6;2)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ROUND(([.B347]/100)*6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4-12-13" calcext:value-type="date">
            <text:p>2014-12-13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ROUND(([.B348]/100)*6;2)"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office:value-type="date" office:date-value="2014-12-14" calcext:value-type="date">
            <text:p>2014-12-14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ROUND(([.B349]/100)*6;2)" office:value-type="float" office:value="2.34" calcext:value-type="float">
            <text:p>2,34</text:p>
          </table:table-cell>
          <table:table-cell table:number-columns-repeated="6"/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formula="of:=ROUND(([.B350]/100)*6;2)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ROUND(([.B351]/100)*6;2)" office:value-type="float" office:value="2.04" calcext:value-type="float">
            <text:p>2,04</text:p>
          </table:table-cell>
          <table:table-cell table:number-columns-repeated="6"/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table:formula="of:=ROUND(([.B352]/100)*6;2)" office:value-type="float" office:value="7.74" calcext:value-type="float">
            <text:p>7,74</text:p>
          </table:table-cell>
          <table:table-cell table:number-columns-repeated="6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float" office:value="112" calcext:value-type="float">
            <text:p>112</text:p>
          </table:table-cell>
          <table:table-cell table:number-columns-repeated="5"/>
          <table:table-cell table:formula="of:=ROUND(([.B353]/100)*6;2)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ROUND(([.B354]/100)*6;2)"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office:value-type="date" office:date-value="2014-12-20" calcext:value-type="date">
            <text:p>2014-12-20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ROUND(([.B355]/100)*6;2)" office:value-type="float" office:value="6.84" calcext:value-type="float">
            <text:p>6,84</text:p>
          </table:table-cell>
          <table:table-cell table:number-columns-repeated="6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formula="of:=ROUND(([.B356]/100)*6;2)" office:value-type="float" office:value="7.32" calcext:value-type="float">
            <text:p>7,32</text:p>
          </table:table-cell>
          <table:table-cell table:number-columns-repeated="6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ROUND(([.B357]/100)*6;2)" office:value-type="float" office:value="2.52" calcext:value-type="float">
            <text:p>2,52</text:p>
          </table:table-cell>
          <table:table-cell table:number-columns-repeated="6"/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formula="of:=ROUND(([.B358]/100)*6;2)" office:value-type="float" office:value="8.94" calcext:value-type="float">
            <text:p>8,94</text:p>
          </table:table-cell>
          <table:table-cell table:number-columns-repeated="6"/>
        </table:table-row>
        <table:table-row table:style-name="ro1">
          <table:table-cell office:value-type="date" office:date-value="2014-12-24" calcext:value-type="date">
            <text:p>2014-12-24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formula="of:=ROUND(([.B359]/100)*6;2)" office:value-type="float" office:value="6.78" calcext:value-type="float">
            <text:p>6,78</text:p>
          </table:table-cell>
          <table:table-cell table:number-columns-repeated="6"/>
        </table:table-row>
        <table:table-row table:style-name="ro1">
          <table:table-cell office:value-type="date" office:date-value="2014-12-25" calcext:value-type="date">
            <text:p>2014-12-25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table:formula="of:=ROUND(([.B360]/100)*6;2)" office:value-type="float" office:value="7.98" calcext:value-type="float">
            <text:p>7,98</text:p>
          </table:table-cell>
          <table:table-cell table:number-columns-repeated="6"/>
        </table:table-row>
        <table:table-row table:style-name="ro1">
          <table:table-cell office:value-type="date" office:date-value="2014-12-26" calcext:value-type="date">
            <text:p>2014-12-26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ROUND(([.B361]/100)*6;2)" office:value-type="float" office:value="3.42" calcext:value-type="float">
            <text:p>3,42</text:p>
          </table:table-cell>
          <table:table-cell table:number-columns-repeated="6"/>
        </table:table-row>
        <table:table-row table:style-name="ro1">
          <table:table-cell office:value-type="date" office:date-value="2014-12-27" calcext:value-type="date">
            <text:p>2014-12-2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ROUND(([.B362]/100)*6;2)" office:value-type="float" office:value="1.62" calcext:value-type="float">
            <text:p>1,62</text:p>
          </table:table-cell>
          <table:table-cell table:number-columns-repeated="6"/>
        </table:table-row>
        <table:table-row table:style-name="ro1">
          <table:table-cell office:value-type="date" office:date-value="2014-12-28" calcext:value-type="date">
            <text:p>2014-12-28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formula="of:=ROUND(([.B363]/100)*6;2)" office:value-type="float" office:value="8.52" calcext:value-type="float">
            <text:p>8,52</text:p>
          </table:table-cell>
          <table:table-cell table:number-columns-repeated="6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ROUND(([.B364]/100)*6;2)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date" office:date-value="2014-12-30" calcext:value-type="date">
            <text:p>2014-12-30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formula="of:=ROUND(([.B365]/100)*6;2)" office:value-type="float" office:value="9.36" calcext:value-type="float">
            <text:p>9,36</text:p>
          </table:table-cell>
          <table:table-cell table:number-columns-repeated="6"/>
        </table:table-row>
        <table:table-row table:style-name="ro1">
          <table:table-cell office:value-type="date" office:date-value="2014-12-31" calcext:value-type="date">
            <text:p>2014-12-31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formula="of:=ROUND(([.B366]/100)*6;2)" office:value-type="float" office:value="8.46" calcext:value-type="float">
            <text:p>8,46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style-name="ce5" office:value-type="string" calcext:value-type="string">
            <text:p>Zadanie 4b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style-name="ce5" table:formula="of:=ROUND(SUM([.H2:.H366])*4.99;2)" office:value-type="float" office:value="8965.23" calcext:value-type="float">
            <text:p>8965,23</text:p>
          </table:table-cell>
          <table:table-cell table:style-name="Default" table:number-columns-repeated="2"/>
          <table:table-cell table:style-name="ce7" table:number-columns-repeated="3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.00.0000</text:date>, <text:time style:data-style-name="N2" text:time-value="07:15:55.811945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1:46:35.398146923</meta:creation-date>
    <dc:date>2022-08-16T07:26:57.421454775</dc:date>
    <meta:editing-duration>PT2H2M46S</meta:editing-duration>
    <meta:editing-cycles>40</meta:editing-cycles>
    <meta:generator>LibreOffice/6.4.7.2$Linux_X86_64 LibreOffice_project/40$Build-2</meta:generator>
    <meta:document-statistic meta:table-count="2" meta:cell-count="62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6.952cm" svg:y="0.316cm" chart:style-name="ch2">
          <text:p>Zadanie 3</text:p>
        </chart:title>
        <chart:legend chart:legend-position="end" svg:x="11.147cm" svg:y="3.769cm" style:legend-expansion="high" chart:style-name="ch3"/>
        <chart:plot-area chart:style-name="ch4" table:cell-range-address="'zad1-4a'.D1:'zad1-4a'.D32 'zad1-4a'.N1:'zad1-4a'.N32" chart:data-source-has-labels="row" svg:x="1.331cm" svg:y="1.275cm" svg:width="9.496cm" svg:height="6.596cm">
          <chartooo:coordinate-region svg:x="1.952cm" svg:y="1.475cm" svg:width="8.875cm" svg:height="5.604cm"/>
          <chart:axis chart:dimension="x" chart:name="primary-x" chart:style-name="ch5">
            <chart:title svg:x="5.493cm" svg:y="8.051cm" chart:style-name="ch6">
              <text:p>Nr dnia</text:p>
            </chart:title>
          </chart:axis>
          <chart:axis chart:dimension="y" chart:name="primary-y" chart:style-name="ch7">
            <chart:title svg:x="0.451cm" svg:y="4.961cm" chart:style-name="ch8">
              <text:p>ilość</text:p>
            </chart:title>
            <chart:grid chart:style-name="ch9" chart:class="major"/>
          </chart:axis>
          <chart:series chart:style-name="ch10" chart:values-cell-range-address="'zad1-4a'.D2:'zad1-4a'.D32" chart:label-cell-address="'zad1-4a'.D1:'zad1-4a'.D1" chart:class="chart:bar">
            <chart:data-point chart:repeated="31"/>
          </chart:series>
          <chart:series chart:style-name="ch11" chart:values-cell-range-address="'zad1-4a'.N2:'zad1-4a'.N32" chart:label-cell-address="'zad1-4a'.N1:'zad1-4a'.N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G zbiornik (l)</text:p>
                <draw:g>
                  <svg:desc>'zad1-4a'.D1:'zad1-4a'.D1</svg:desc>
                </draw:g>
              </table:table-cell>
              <table:table-cell office:value-type="string">
                <text:p>LPG w zbiorniku na koniec dnia</text:p>
                <draw:g>
                  <svg:desc>'zad1-4a'.N1:'zad1-4a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zad1-4a'.D2:'zad1-4a'.D32</svg:desc>
                </draw:g>
              </table:table-cell>
              <table:table-cell office:value-type="float" office:value="15.69">
                <text:p>15.69</text:p>
                <draw:g>
                  <svg:desc>'zad1-4a'.N2:'zad1-4a'.N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9">
                <text:p>15.6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1">
                <text:p>8.3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9">
                <text:p>16.59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7">
                <text:p>5.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97">
                <text:p>23.97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9">
                <text:p>10.2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1">
                <text:p>6.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56">
                <text:p>28.5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">
                <text:p>17.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5">
                <text:p>11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4">
                <text:p>6.1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19">
                <text:p>20.19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59">
                <text:p>16.5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9">
                <text:p>10.2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6">
                <text:p>8.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75">
                <text:p>18.75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1">
                <text:p>11.9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8">
                <text:p>6.2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4">
                <text:p>5.2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01">
                <text:p>20.0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3">
                <text:p>15.3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8">
                <text:p>9.4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.83">
                <text:p>19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